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占领者想从克里米亚拿出奇森内斯的历史文物</text:span>
</text:h>
      <text:p text:style-name="P4">
作者: ['АРМІЯINFORM']</text:p>
      <text:p text:style-name="P4">
时间: 2023-07-06T10:00:00-04:00</text:p>
      <text:p text:style-name="P4">
描述: 国家探测器的Percopulsa“ prinishationa”，“ Chersonesos tavriysky”与Sevastopoli ...与乌克兰2022年的战争，与乌克兰与乌克兰的最新新闻，《与乌克兰的新闻战》 2022年的战争是今天的最后一场战争，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7/7-recom_-7.jpg" text:style-name="Internet_20_link" text:visited-style-name="Visited_20_Internet_20_Link">
7-recom_-7.jpg</text:a>
']</text:p>
      <text:p text:style-name="P4">
标签: ['STOPRUSSIA', 'АГРЕСІЯ РФ']</text:p>
      <text:p text:style-name="P4">
类别: News</text:p>
      <!--METADATA-->
      <text:p text:style-name="P4">
<draw:frame draw:style-name="fr1" draw:name="Image2" text:anchor-type="as-char" svg:width="6.9236in" svg:height="5.1927in" draw:z-index="0">
<draw:image xlink:href="../Images/AРМІЯINFORM/2023-07-06T10-00-00-04-00/7-recom_-7.jpg" xlink:type="simple" xlink:show="embed" xlink:actuate="onLoad" draw:mime-type="image/jpeg"/>
</draw:frame>
说明性照片</text:p>
      <text:p text:style-name="P4">
全国预备役的“行政”占领“ All -Vastopol的Khersonz Tavriysky”为恢复行为做准备，以恢复为博物馆进一步展览，由30万储备基金展出，[报告] [报告] <text:a xlink:type="simple" xlink:href="https://sprotyv.mod.gov.ua/rosiyany-gotuyut-vyvezennya-bilshist-eksponativ-hersonesu-z-pivostrova/" text:style-name="Internet_20_link" text:visited-style-name="Visited_20_Internet_20_Link">
报告</text:a>
国家抵抗中心。</text:p>
      <text:p text:style-name="P4">
塞瓦斯托波尔(Sevastopol)的乌克兰地下报道说：“入侵者正在为赫森斯·塔夫里斯基博物馆的抢劫做准备。” 因此，该部的占领政府准备转让法案，以恢复博物馆在博物馆外的进一步展览，以30万储备金的展览。</text:p>
      <text:p text:style-name="P4">
仍然未知谁计划转移资金，但众所周知，它不在一半之外。 应当指出的是，在2014年底，将大约50万个存储单元保存在资金中。(初级和辅助基金)其中30万是整个主要基金。 因此，敌人实际上准备了博物馆大部分展品出口的文件。”</text:p>
      <text:p text:style-name="P4">
News Source: <text:a xlink:type="simple" xlink:href="https://armyinform.com.ua/2023/07/06/okupanty-hochut-vyvezty-istorychni-artefakty-hersonesa-z-krymu/" text:style-name="Internet_20_link" text:visited-style-name="Visited_20_Internet_20_Link">
https://armyinform.com.ua/2023/07/06/okupanty-hochut-vyvezty-istorychni-artefakty-hersonesa-z-krymu/</text:a>
</text:p>
      <!--NEWS-->
      <text:h text:style-name="P10" text:outline-level="1">
<text:span text:style-name="T4">
在过去的一天中，乌克兰航空在敌人的集中区取得了13次跳动</text:span>
</text:h>
      <text:p text:style-name="P4">
作者: ['АРМІЯINFORM']</text:p>
      <text:p text:style-name="P4">
时间: 2023-07-06T12:00:00-04:00</text:p>
      <text:p text:style-name="P4">
描述: 关于ZSU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3/03/war-1.jpg" text:style-name="Internet_20_link" text:visited-style-name="Visited_20_Internet_20_Link">
war-1.jpg</text:a>
']</text:p>
      <text:p text:style-name="P4">
标签: ['STOPRUSSIA', 'ГШ ЗСУ']</text:p>
      <text:p text:style-name="P4">
类别: News</text:p>
      <!--METADATA-->
      <text:p text:style-name="P4">
<draw:frame draw:style-name="fr1" draw:name="Image3" text:anchor-type="as-char" svg:width="6.9236in" svg:height="4.501139in" draw:z-index="0">
<draw:image xlink:href="../Images/AРМІЯINFORM/2023-07-06T12-00-00-04-00/war-1.jp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武装部队的总人员。</text:p>
      <text:p text:style-name="P4">
“在过去的一天中，国防军的航空在侵略者个人组成的领域中取得了13次跳动，并摧毁了敌人的1枚防空导弹综合体。</text:p>
      <text:p text:style-name="P4">
最后一天，导弹部队和炮兵的单位受到1人rayoning的生命力，武器和军事设备的影响。在消息中。</text:p>
      <text:p text:style-name="P4">
News Source: <text:a xlink:type="simple" xlink:href="https://armyinform.com.ua/2023/07/06/za-mynulu-dobu-ukrayinska-aviacziya-zavdala-13-udariv-po-rajonah-zoseredzhennya-protyvnyka/" text:style-name="Internet_20_link" text:visited-style-name="Visited_20_Internet_20_Link">
https://armyinform.com.ua/2023/07/06/za-mynulu-dobu-ukrayinska-aviacziya-zavdala-13-udariv-po-rajonah-zoseredzhennya-protyvnyka/</text:a>
</text:p>
      <!--NEWS-->
      <text:h text:style-name="P10" text:outline-level="1">
<text:span text:style-name="T4">
每天四个方向有38次战斗冲突</text:span>
</text:h>
      <text:p text:style-name="P4">
作者: ['АРМІЯINFORM']</text:p>
      <text:p text:style-name="P4">
时间: 2023-07-06T14:00:00-04:00</text:p>
      <text:p text:style-name="P4">
描述: 关于ZSU的总部。 “我的反对者是主要的……与乌克兰2022年的战争，与乌克兰的战争是今天的最新消息，今天与乌克兰2022年的新闻战，乌克兰和俄罗斯和俄罗斯之间以及何时何时会发生战争他们说，与乌克兰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7/6491295273525.jpeg" text:style-name="Internet_20_link" text:visited-style-name="Visited_20_Internet_20_Link">
6491295273525.jpeg</text:a>
']</text:p>
      <text:p text:style-name="P4">
标签: ['STOPRUSSIA', 'АГРЕСІЯ РФ', 'ВТОРГНЕННЯ РФ']</text:p>
      <text:p text:style-name="P4">
类别: News</text:p>
      <!--METADATA-->
      <text:p text:style-name="P4">
<draw:frame draw:style-name="fr1" draw:name="Image4" text:anchor-type="as-char" svg:width="6.9236in" svg:height="4.32725in" draw:z-index="0">
<draw:image xlink:href="../Images/AРМІЯINFORM/2023-07-06T14-00-00-04-00/6491295273525.jpeg" xlink:type="simple" xlink:show="embed" xlink:actuate="onLoad" draw:mime-type="image/jpeg"/>
</draw:frame>
说明性照片<text:span text:style-name="T4">
🔥俄罗斯入侵的情况</text:span>
</text:p>
      <text:p text:style-name="P4">
关于它的报道，武装部队的总参谋部。</text:p>
      <text:p text:style-name="P4">
消息写道：“敌人继续集中在利马，巴赫穆特，阿夫迪夫和马林斯克的指示中的主要努力 - 在最后一天发生了38个好处。”</text:p>
      <text:p text:style-name="P4">
News Source: <text:a xlink:type="simple" xlink:href="https://armyinform.com.ua/2023/07/06/na-chotyroh-napryamkah-za-dobu-vidbulosya-38-bojovyh-zitknen/" text:style-name="Internet_20_link" text:visited-style-name="Visited_20_Internet_20_Link">
https://armyinform.com.ua/2023/07/06/na-chotyroh-napryamkah-za-dobu-vidbulosya-38-bojovyh-zitknen/</text:a>
</text:p>
      <!--NEWS-->
      <text:h text:style-name="P10" text:outline-level="1">
<text:span text:style-name="T4">
Volodymyr Zelenskyy展示了俄罗斯联邦在利沃夫的火箭袭击的后果</text:span>
</text:h>
      <text:p text:style-name="P4">
作者: ['АРМІЯINFORM']</text:p>
      <text:p text:style-name="P4">
时间: 2023-07-06T16:00:00-04:00</text:p>
      <text:p text:style-name="P4">
描述: Vkrey的Syogodni Vnochi Rosiyani在乌克兰的宁静迷雾中进行了导弹罢工。 视频...与乌克兰2022年的战争，与乌克兰的最新新闻战争，与乌克兰的新闻战争，2022年的新闻战争，今天的最后一次战争，无论是乌克兰和俄罗斯之间的战争，以及何时，2​​022年与乌克兰的战争将是他们说，在不久的将来与乌克兰发动了战争</text:p>
      <text:p text:style-name="P4">
图片: ['<text:a xlink:type="simple" xlink:href="https://armyinform.com.ua/wp-content/uploads/2022/12/raketnyj-udar.jpg" text:style-name="Internet_20_link" text:visited-style-name="Visited_20_Internet_20_Link">
raketnyj-udar.jpg</text:a>
']</text:p>
      <text:p text:style-name="P4">
标签: ['ВОЛОДИМИР ЗЕЛЕНСЬКИЙ', 'РАКЕТНИЙ УДАР РФ']</text:p>
      <text:p text:style-name="P4">
类别: News</text:p>
      <!--METADATA-->
      <text:p text:style-name="P4">
<draw:frame draw:style-name="fr1" draw:name="Image5" text:anchor-type="as-char" svg:width="6.9236in" svg:height="3.894525in" draw:z-index="0">
<draw:image xlink:href="../Images/AРМІЯINFORM/2023-07-06T16-00-00-04-00/raketnyj-udar.jpg" xlink:type="simple" xlink:show="embed" xlink:actuate="onLoad" draw:mime-type="image/jpeg"/>
</draw:frame>
说明性照片</text:p>
      <text:p text:style-name="P4">
今晚，俄罗斯人再次在宁静的乌克兰城市袭击了火箭袭击。 <text:a xlink:type="simple" xlink:href="https://t.me/V_Zelenskiy_official/6863" text:style-name="Internet_20_link" text:visited-style-name="Visited_20_Internet_20_Link">
视频</text:a>
LVIV的俄罗斯Nychoworks的后果出版了</text:p>
      <text:p text:style-name="P4">
“ lviv。 俄罗斯恐怖分子夜间罢工的后果。 不幸的是，有受伤的骨盆。 我对家人的慰问。 敌人的反应会肯定。 失败。</text:p>
      <text:p text:style-name="P4">
News Source: <text:a xlink:type="simple" xlink:href="https://armyinform.com.ua/2023/07/06/volodymyr-zelenskyj-pokazav-naslidky-raketnogo-udaru-rf-po-lvovu/" text:style-name="Internet_20_link" text:visited-style-name="Visited_20_Internet_20_Link">
https://armyinform.com.ua/2023/07/06/volodymyr-zelenskyj-pokazav-naslidky-raketnogo-udaru-rf-po-lvovu/</text:a>
</text:p>
      <!--NEWS-->
      <text:h text:style-name="P10" text:outline-level="1">
<text:span text:style-name="T4">
我们的捍卫者击退了库皮斯克的所有敌人攻击 - 总参谋长的建设</text:span>
</text:h>
      <text:p text:style-name="P4">
作者: ['АРМІЯINFORM']</text:p>
      <text:p text:style-name="P4">
时间: 2023-07-06T18:00:00-04:00</text:p>
      <text:p text:style-name="P4">
描述: 关于ZSU的总部。 “敌人是在库里安（Kurian）：与乌克兰2022年的战争，与乌克兰的战争是今天的最新消息，与乌克兰2022年的战争是今天的最后一场，乌克兰和俄罗斯之间的战争是否会发生战争，当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3/07/18_main.jpg" text:style-name="Internet_20_link" text:visited-style-name="Visited_20_Internet_20_Link">
18_main.jpg</text:a>
']</text:p>
      <text:p text:style-name="P4">
标签: ['STOPRUSSIA', 'ГШ ЗСУ']</text:p>
      <text:p text:style-name="P4">
类别: News</text:p>
      <!--METADATA-->
      <text:p text:style-name="P4">
<draw:frame draw:style-name="fr1" draw:name="Image6" text:anchor-type="as-char" svg:width="6.9236in" svg:height="4.615733in" draw:z-index="0">
<draw:image xlink:href="../Images/AРМІЯINFORM/2023-07-06T18-00-00-04-00/18_main.jpg" xlink:type="simple" xlink:show="embed" xlink:actuate="onLoad" draw:mime-type="image/jpeg"/>
</draw:frame>
说明性照片<text:span text:style-name="T4">
🔥俄罗斯入侵的情况</text:span>
</text:p>
      <text:p text:style-name="P4">
关于它<text:a xlink:type="simple" xlink:href="https://www.facebook.com/GeneralStaff.ua/" text:style-name="Internet_20_link" text:visited-style-name="Visited_20_Internet_20_Link">
报告</text:a>
武装部队的总人员。</text:p>
      <text:p text:style-name="P4">
“在库皮斯克的方向上，敌人没有离开尝试在拉维诺诺夫斯洛夫斯基卢汉斯克地区前进的尝试。 我们的战士保持辩护，反映了敌人的所有攻击。 入侵者在哈尔基夫地区的女士和基斯利瓦卡地区引起了航空爆炸。 敌人的炮兵和迫击炮武器遭到了哈尔基夫地区的石油 -  ivanivka，Fygolovka，Monachynivka，Monachynivka，Husynka，Novomlinsk和Kislivka的折磨。”</text:p>
      <text:p text:style-name="P4">
News Source: <text:a xlink:type="simple" xlink:href="https://armyinform.com.ua/2023/07/06/na-zaporizkomu-ta-hersonskomu-napryamkah-protyvnyk-obstrilyav-ponad-40-naselenyh-punktiv/" text:style-name="Internet_20_link" text:visited-style-name="Visited_20_Internet_20_Link">
https://armyinform.com.ua/2023/07/06/na-zaporizkomu-ta-hersonskomu-napryamkah-protyvnyk-obstrilyav-ponad-40-naselenyh-punktiv/</text:a>
</text:p>
      <!--NEWS-->
      <text:h text:style-name="P10" text:outline-level="1">
<text:span text:style-name="T4">
在Bakhmut的方向上，我们将敌人推向南部和北部的侧面-Sergey Cherevaty</text:span>
</text:h>
      <text:p text:style-name="P4">
作者: ['Дмитро Горбунов']</text:p>
      <text:p text:style-name="P4">
时间: 2023-07-06T20:00:00-04:00</text:p>
      <text:p text:style-name="P4">
描述: 关于埃菲里（Ephiri）电视节目“єIninovi”的国家相似性的运营状况...与乌克兰2022年的战争，与乌克兰的战争是今天的最新消息，《与乌克兰2022年的新闻战》是今天的最后一场，威尔，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2/09/bahmut1.jpg" text:style-name="Internet_20_link" text:visited-style-name="Visited_20_Internet_20_Link">
bahmut1.jpg</text:a>
']</text:p>
      <text:p text:style-name="P4">
标签: ['БАХМУТСЬКИЙ НАПРЯМОК', 'ЄДИНІ НОВИНИ', 'СЕРГІЙ ЧЕРЕВАТИЙ']</text:p>
      <text:p text:style-name="P4">
类别: News</text:p>
      <!--METADATA-->
      <text:p text:style-name="P4">
<draw:frame draw:style-name="fr1" draw:name="Image7" text:anchor-type="as-char" svg:width="6.9236in" svg:height="3.894525in" draw:z-index="0">
<draw:image xlink:href="../Images/AРМІЯINFORM/2023-07-06T20-00-00-04-00/bahmut1.jpg" xlink:type="simple" xlink:show="embed" xlink:actuate="onLoad" draw:mime-type="image/jpeg"/>
</draw:frame>
说明性照片</text:p>
      <text:p text:style-name="P4">
关于我们国家东部的运营状况，在电信的空中<text:a xlink:type="simple" xlink:href="https://www.youtube.com/watch" text:style-name="Internet_20_link" text:visited-style-name="Visited_20_Internet_20_Link">
“ Unin”</text:a>
他告诉东方战略通讯上校的副指挥官 - 总司令。</text:p>
      <ul>
        <li>
在巴赫穆特(Bakhmut)的方向上，国防军继续保持主动行动，采取攻击行动，推动敌人在南部和北部的肉体中。 敌人在炮兵上开火了361次，造了三架飞机，然后发生了三起战斗碰撞。 结果，我们摧毁了57名入侵者，另外还有136人。 我们还淘汰了三个敌方坦克，毕业生RSSU，自行式的蜂巢文章，强大的防空导弹复合物C-400“ Triumph”，榴弹炮D-30，5带有弹药的田野仓库和一支组成武装部队。</li>
      </ul>
      <text:p text:style-name="P4">
据他说，在利马诺·库皮斯克的方向上，敌人不成功，无法实现乌克兰的防御力量以打破我们的防御。</text:p>
      <ul>
        <li>
最近，在这个方向上，敌人开始积极地使用诸如“风暴Z”公司的元素，那里有犯罪的人们服务。 但是，俄罗斯的战斗方法无助于抓住这一倡议。入侵者的主要问题是缺乏人和弹药。 Sergeycherivaty说，囚犯，各种私人军事运动，巴尔斯战斗军队的单位。</li>
      </ul>
      <text:p text:style-name="P4">
News Source: <text:a xlink:type="simple" xlink:href="https://armyinform.com.ua/2023/07/06/na-bahmutskomu-napryamku-my-vidtisnyayemo-protyvnyka-na-pivdennomu-ta-pivnichnomu-flangah-sergij-cherevatyj/" text:style-name="Internet_20_link" text:visited-style-name="Visited_20_Internet_20_Link">
https://armyinform.com.ua/2023/07/06/na-bahmutskomu-napryamku-my-vidtisnyayemo-protyvnyka-na-pivdennomu-ta-pivnichnomu-flangah-sergij-cherevatyj/</text:a>
</text:p>
      <!--NEWS-->
      <text:h text:style-name="P10" text:outline-level="1">
<text:span text:style-name="T4">
防空活跃于Kyiv和Mykolaiv地区Kryvyi Rih附近的无人机</text:span>
</text:h>
      <text:p text:style-name="P4">
作者: liveuamap (Language: en)</text:p>
      <text:p text:style-name="P4">
时间: 2023-07-06T20:55:59</text:p>
      <text:p text:style-name="P4">
地点: Mykolaiv (Latitude:46.88449 Longtitude:31.99493)</text:p>
      <text:p text:style-name="P4">
视频: []</text:p>
      <text:p text:style-name="P4">
图片: []</text:p>
      <text:p text:style-name="P4">
标签: ["Europe", "Central and Eastern Europe"]</text:p>
      <text:p text:style-name="P4">
Id: 22574337</text:p>
      <!--METADATA-->
      <text:p text:style-name="P4">
防空在Kyiv和Mykolaiv地区积极反对Kkryvyi Rih附近的无人机</text:p>
      <text:p text:style-name="P4">
新闻集链接：<text:a xlink:type="simple" xlink:href="https：\/\/liveuamap.com \/en \/2023 \/7- 7月7日 - 防御 -  was-active-active-active-against-in-kyiv- and-ykyiv-" text:style-name="Internet_20_link" text:visited-style-name="Visited_20_Internet_20_Link">
https：\/\/liveuamap.com \/en \/2023 \/7- 7月7日 - 空气 - 防御 -  was-active-active-active-against-in-kyiv- and</text:a>
</text:p>
      <text:p text:style-name="P4">
News Source: <text:a xlink:type="simple" xlink:href="https://t.me/war_monitor/8612" text:style-name="Internet_20_link" text:visited-style-name="Visited_20_Internet_20_Link">
https://t.me/war_monitor/8612</text:a>
</text:p>
      <!--NEWS-->
      <text:h text:style-name="P10" text:outline-level="1">
<text:span text:style-name="T4">
向利维夫打击导弹：有死亡和受伤</text:span>
</text:h>
      <text:p text:style-name="P4">
作者: ['Владислав Назаркевич']</text:p>
      <text:p text:style-name="P4">
时间: 2023-07-06T22:00:00-04:00</text:p>
      <text:p text:style-name="P4">
描述: ts的Ogi Rosiska导弹在Lviv的Bagatcccated Boar中。 -Bulo ...与乌克兰2022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7/photo_2023-07-06-08.25.43-e1688624046579.jpg" text:style-name="Internet_20_link" text:visited-style-name="Visited_20_Internet_20_Link">
photo_2023-07-06-08.25.43-e1688624046579.jpg</text:a>
', '<text:a xlink:type="simple" xlink:href="https://armyinform.com.ua/wp-content/uploads/2023/07/photo_2023-07-06-08.25.45-e1688624063946-150x150.jpg" text:style-name="Internet_20_link" text:visited-style-name="Visited_20_Internet_20_Link">
photo_2023-07-06-08.25.45-e1688624063946-150x150.jpg</text:a>
', '<text:a xlink:type="simple" xlink:href="https://armyinform.com.ua/wp-content/uploads/2023/07/photo_2023-07-06-08.25.47-e1688624074304-150x150.jpg" text:style-name="Internet_20_link" text:visited-style-name="Visited_20_Internet_20_Link">
photo_2023-07-06-08.25.47-e1688624074304-150x150.jpg</text:a>
']</text:p>
      <text:p text:style-name="P4">
标签: ['STOPRUSSIA', 'АГРЕСІЯ РФ', 'ВТОРГНЕННЯ РФ', 'ЛЬВІВ', 'ХАРКІВСЬКИЙ ТРИБУНАЛ']</text:p>
      <text:p text:style-name="P4">
类别: News</text:p>
      <!--METADATA-->
      <text:p text:style-name="P4">
<draw:frame draw:style-name="fr1" draw:name="Image8" text:anchor-type="as-char" svg:width="6.9236in" svg:height="4.984992in" draw:z-index="0">
<draw:image xlink:href="../Images/AРМІЯINFORM/2023-07-06T22-00-00-04-00/photo_2023-07-06-08.25.43-e1688624046579.jpg" xlink:type="simple" xlink:show="embed" xlink:actuate="onLoad" draw:mime-type="image/jpeg"/>
</draw:frame>
今晚，一枚俄罗斯火箭袭击了利维夫的一栋公寓楼。</text:p>
      <ul>
        <li>
有一个迅速熄灭的点火。 有受害者。 在现场有SES的萤火虫，医生，专家。 LVIV区域管理局负责人Maxim Kozytsky说，救援人员被拆除了。</li>
      </ul>
      <text:p text:style-name="P4">
<text:a xlink:type="simple" xlink:href="https://armyinform.com.ua/wp-content/uploads/2023/07/photo_2023-07-06-08.25.45-e1688624063946.jpg" text:style-name="Internet_20_link" text:visited-style-name="Visited_20_Internet_20_Link">
!(Images/AРМІЯINFORM/2023-07-06T22-00-00-04-00/photo_2023-07-06-08.25.45-e1688624063946-150x150.jpg)</text:a>
</text:p>
      <text:p text:style-name="P4">
<text:a xlink:type="simple" xlink:href="https://armyinform.com.ua/wp-content/uploads/2023/07/photo_2023-07-06-08.25.47-e1688624074304.jpg" text:style-name="Internet_20_link" text:visited-style-name="Visited_20_Internet_20_Link">
<draw:frame draw:style-name="fr1" draw:name="Image9" text:anchor-type="as-char" svg:width="6.9236in" svg:height="6.9236in" draw:z-index="0">
<draw:image xlink:href="../Images/AРМІЯINFORM/2023-07-06T22-00-00-04-00/photo_2023-07-06-08.25.47-e1688624074304-150x150.jpg" xlink:type="simple" xlink:show="embed" xlink:actuate="onLoad" draw:mime-type="image/jpeg"/>
</draw:frame>
</text:a>
 - 四人的尸体是从瓦砾中取出的。 SES专家工作网站。 死亡人数可能会增加。 Lvivandriy Sadovy的市长说，该市的医疗机构已经不知所措。  - 非常大的破坏。 超过50个房屋被摧毁。 国立大学“ LVIV Polytechnic”的办公大楼，学校，宿舍。 数百个房屋需要维修。 我们都会。</text:p>
      <text:p text:style-name="P4">
现在，SES，国家警察，公用事业的专家继续了火箭锁。</text:p>
      <text:p text:style-name="P4">
<text:span text:style-name="T5">
opto igor zinkevich</text:span>
</text:p>
      <text:p text:style-name="P4">
News Source: <text:a xlink:type="simple" xlink:href="https://armyinform.com.ua/2023/07/06/raketnyj-udar-po-lvovu-ye-zagybli-ta-poraneni/" text:style-name="Internet_20_link" text:visited-style-name="Visited_20_Internet_20_Link">
https://armyinform.com.ua/2023/07/06/raketnyj-udar-po-lvovu-ye-zagybli-ta-poraneni/</text:a>
</text:p>
      <!--NEWS-->
      <text:h text:style-name="P10" text:outline-level="1">
<text:span text:style-name="T4">
在北约计划的支持下，武装部队项目始于军事的心理康复和稳定</text:span>
</text:h>
      <text:p text:style-name="P4">
作者: ['АРМІЯINFORM']</text:p>
      <text:p text:style-name="P4">
时间: 2023-07-06T2:00:00-04:00</text:p>
      <text:p text:style-name="P4">
描述: 乌克兰MVS乌克兰人的Zbroyshanykh的vidpovid，为Pidrims造...与乌克兰2022年的战争，与乌克兰的最新新闻，今天与乌克兰的新闻，与乌克兰的新闻，乌克兰2022年最后一次与乌克兰进行战争，乌克兰和俄罗斯之间的战争将会发生，当时，乌克兰和俄罗斯之间的战争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标签: []</text:p>
      <text:p text:style-name="P4">
类别: News</text:p>
      <!--METADATA-->
      <text:p text:style-name="P4">
<draw:frame draw:style-name="fr1" draw:name="Image10" text:anchor-type="as-char" svg:width="6.9236in" svg:height="5.1927in" draw:z-index="0">
<draw:image xlink:href="../Images/AРМІЯINFORM/2023-07-06T2-00-00-04-00/358071365_617566673889748_3909766647668716297_n.jpg" xlink:type="simple" xlink:show="embed" xlink:actuate="onLoad" draw:mime-type="image/jpeg"/>
</draw:frame>
为了回应乌克兰武装部队和乌克兰内政部的要求，在北约从军事职业过渡到平民的计划的支持下(效率)，开始了Zapsychologicy Rehabilitation和Servicemen部队心理稳定的项目的实施。 关于它<text:a xlink:type="simple" xlink:href="https://www.facebook.com/GeneralStaff.ua/posts/pfbid0nt5smXHgPerNbyiipJ78BcyZHCq73ACfCTC1dUWwS8CggXSvvKhjXRtgr1UJU39rl" text:style-name="Internet_20_link" text:visited-style-name="Visited_20_Internet_20_Link">
报告</text:a>
武装部队的总人员。</text:p>
      <text:p text:style-name="P4">
<text:a xlink:type="simple" xlink:href="https://armyinform.com.ua/wp-content/uploads/2023/07/358074551_617566707223078_6754904855657052342_n.jpg" text:style-name="Internet_20_link" text:visited-style-name="Visited_20_Internet_20_Link">
!(Images/AРМІЯINFORM/2023-07-06T2-00-00-04-00/358074551_617566707223078_6754904855657052342_n-150x150.jpg)</text:a>
</text:p>
      <text:p text:style-name="P4">
<text:a xlink:type="simple" xlink:href="https://armyinform.com.ua/wp-content/uploads/2023/07/358070700_617566733889742_626487461313208622_n.jpg" text:style-name="Internet_20_link" text:visited-style-name="Visited_20_Internet_20_Link">
<draw:frame draw:style-name="fr1" draw:name="Image11" text:anchor-type="as-char" svg:width="6.9236in" svg:height="6.9236in" draw:z-index="0">
<draw:image xlink:href="../Images/AРМІЯINFORM/2023-07-06T2-00-00-04-00/358070700_617566733889742_626487461313208622_n-150x150.jpg" xlink:type="simple" xlink:show="embed" xlink:actuate="onLoad" draw:mime-type="image/jpeg"/>
</draw:frame>
</text:a>
值得注意的是，该项目的实际实施是由非政府组织的“官员联盟”提供的，自2014年以来，该项目一直在系统地朝着军事服务人员的心理支持方向工作。</text:p>
      <text:p text:style-name="P4">
在2023年，计划了65次为战区工作人员的三天培训。 在理论知识的支持下，培训实践心理技能的工作。</text:p>
      <text:p text:style-name="P4">
士兵掌握了根据公认的国际实践和协议，为战斗中的兄弟提供第一个心理自我援助的方法。 在培训期间，要克服非负精神状态的措施，学习对此干涉此的军事人员的情感和自愿动员技术以及个人心理咨询。</text:p>
      <text:p text:style-name="P4">
该项目是北约代表性在2014  -  2019年成功保留的安全和国防部门主题的Spherushological Rehabilitation nato代表活动。</text:p>
      <text:p text:style-name="P4">
新项目是迫切需要对乌克兰国防军人员进行培训和心理培训的答案，并旨在在敌对行动条件下获得他们的生活 - 心理援助技巧。</text:p>
      <text:p text:style-name="P4">
News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NEWS-->
      <text:h text:style-name="P10" text:outline-level="1">
<text:span text:style-name="T4">
武装部队军人接受互联网行动框架的消防训练</text:span>
</text:h>
      <text:p text:style-name="P4">
作者: ['АРМІЯINFORM']</text:p>
      <text:p text:style-name="P4">
时间: 2023-07-06T4:00:00-04:00</text:p>
      <text:p text:style-name="P4">
描述: Viiskovi Istrustori是新西兰新西兰国防军辩护部队的探索……与乌克兰2022年的战争，与乌克兰与乌克兰的最新新闻，今天与乌克兰的新闻战争，今天与乌克兰2022年上次与乌克兰进行战争，乌克兰和俄罗斯，俄罗斯和俄罗斯，俄罗斯和俄罗斯和俄罗斯和俄罗斯之间的战争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7/357450134_617478740565208_1046909529430538399_n.jpg" text:style-name="Internet_20_link" text:visited-style-name="Visited_20_Internet_20_Link">
357450134_617478740565208_1046909529430538399_n.jpg</text:a>
', '<text:a xlink:type="simple" xlink:href="https://armyinform.com.ua/wp-content/uploads/2023/07/357443706_617478543898561_6340346507453605441_n.jpg" text:style-name="Internet_20_link" text:visited-style-name="Visited_20_Internet_20_Link">
357443706_617478543898561_6340346507453605441_n.jpg</text:a>
', '<text:a xlink:type="simple" xlink:href="https://armyinform.com.ua/wp-content/uploads/2023/07/357743901_617478570565225_8188534419441621014_n-1-150x150.jpg" text:style-name="Internet_20_link" text:visited-style-name="Visited_20_Internet_20_Link">
357743901_617478570565225_8188534419441621014_n-1-150x150.jpg</text:a>
', '<text:a xlink:type="simple" xlink:href="https://armyinform.com.ua/wp-content/uploads/2023/07/357443706_617478543898561_6340346507453605441_n-1-150x150.jpg" text:style-name="Internet_20_link" text:visited-style-name="Visited_20_Internet_20_Link">
357443706_617478543898561_6340346507453605441_n-1-150x150.jpg</text:a>
', '<text:a xlink:type="simple" xlink:href="https://armyinform.com.ua/wp-content/uploads/2023/07/357742115_617478667231882_3523438871933552572_n-150x150.jpg" text:style-name="Internet_20_link" text:visited-style-name="Visited_20_Internet_20_Link">
357742115_617478667231882_3523438871933552572_n-150x150.jpg</text:a>
', '<text:a xlink:type="simple" xlink:href="https://armyinform.com.ua/wp-content/uploads/2023/07/357816973_617478707231878_3948553942946261968_n-150x150.jpg" text:style-name="Internet_20_link" text:visited-style-name="Visited_20_Internet_20_Link">
357816973_617478707231878_3948553942946261968_n-150x150.jpg</text:a>
', '<text:a xlink:type="simple" xlink:href="https://armyinform.com.ua/wp-content/uploads/2023/07/357450359_617478770565205_7840403227352617905_n-150x150.jpg" text:style-name="Internet_20_link" text:visited-style-name="Visited_20_Internet_20_Link">
357450359_617478770565205_7840403227352617905_n-150x150.jpg</text:a>
', '<text:a xlink:type="simple" xlink:href="https://armyinform.com.ua/wp-content/uploads/2023/07/357450134_617478740565208_1046909529430538399_n-150x150.jpg" text:style-name="Internet_20_link" text:visited-style-name="Visited_20_Internet_20_Link">
357450134_617478740565208_1046909529430538399_n-150x150.jpg</text:a>
', '<text:a xlink:type="simple" xlink:href="https://armyinform.com.ua/wp-content/uploads/2023/07/358045655_617478900565192_5729922868701877884_n-1-150x150.jpg" text:style-name="Internet_20_link" text:visited-style-name="Visited_20_Internet_20_Link">
358045655_617478900565192_5729922868701877884_n-1-150x150.jpg</text:a>
', '<text:a xlink:type="simple" xlink:href="https://armyinform.com.ua/wp-content/uploads/2023/07/357484263_617478553898560_6343093778823410072_n-1-150x150.jpg" text:style-name="Internet_20_link" text:visited-style-name="Visited_20_Internet_20_Link">
357484263_617478553898560_6343093778823410072_n-1-150x150.jpg</text:a>
', '<text:a xlink:type="simple" xlink:href="https://armyinform.com.ua/wp-content/uploads/2023/07/357737019_617478657231883_1514584755096150531_n-1-150x150.jpg" text:style-name="Internet_20_link" text:visited-style-name="Visited_20_Internet_20_Link">
357737019_617478657231883_1514584755096150531_n-1-150x150.jpg</text:a>
']</text:p>
      <text:p text:style-name="P4">
标签: ['ІНТЕРФЛЕКС', 'НОВА ЗЕЛАНДІЯ']</text:p>
      <text:p text:style-name="P4">
类别: News</text:p>
      <!--METADATA-->
      <text:p text:style-name="P4">
<draw:frame draw:style-name="fr1" draw:name="Image12" text:anchor-type="as-char" svg:width="6.9236in" svg:height="4.454183in" draw:z-index="0">
<draw:image xlink:href="../Images/AРМІЯINFORM/2023-07-06T4-00-00-04-00/357450134_617478740565208_1046909529430538399_n.jpg" xlink:type="simple" xlink:show="embed" xlink:actuate="onLoad" draw:mime-type="image/jpeg"/>
</draw:frame>
新西兰的军事国防军<text:a xlink:type="simple" xlink:href="https://www.facebook.com/NZDefenceForce" text:style-name="Internet_20_link" text:visited-style-name="Visited_20_Internet_20_Link">
新西兰国防军</text:a>
他们在乌克兰武装部队的军事人员进行跨国教育行动“ Interflex”中进行火灾训练，该行动是对英国乌克兰武装部队人员的基本一般培训的基础培训，该培训促进了对乌克兰士兵的专业培训，以保护乌克兰士兵的专业培训来自俄罗斯侵略的乌克兰。</text:p>
      <text:p text:style-name="P4">
关于它<text:a xlink:type="simple" xlink:href="https://www.facebook.com/GeneralStaff.ua/posts/pfbid031tWNiL6e8qMKfCWCUzQBwGdqxzqeoVk7mVyMNpaZ3BzjViwd7ZjaVwMuxbfKeUoml" text:style-name="Internet_20_link" text:visited-style-name="Visited_20_Internet_20_Link">
报告</text:a>
乌克兰武装部队的总参谋部在Facebook上。</text:p>
      <text:p text:style-name="P4">
<draw:frame draw:style-name="fr1" draw:name="Image13" text:anchor-type="as-char" svg:width="6.9236in" svg:height="4.990762in" draw:z-index="0">
<draw:image xlink:href="../Images/AРМІЯINFORM/2023-07-06T4-00-00-04-00/357443706_617478543898561_6340346507453605441_n.jpg" xlink:type="simple" xlink:show="embed" xlink:actuate="onLoad" draw:mime-type="image/jpeg"/>
</draw:frame>
值得注意的是，在跨国教育行动的框架内，“交流”对英国乌克兰武装部队人员的基本一般培训的基本一般培训高度合格的诺维因 -  zaland国防军的军事指导者有助于改变积极进取的动机乌克兰武装部队的新兵。</text:p>
      <text:p text:style-name="P4">
通常，英国新西兰国防军的军事人员将教乌克兰招募武器，援助，战场上的急救，在不同条件下攻击进攻和防御行动等技能。</text:p>
      <text:p text:style-name="P4">
<text:a xlink:type="simple" xlink:href="https://armyinform.com.ua/wp-content/uploads/2023/07/357743901_617478570565225_8188534419441621014_n-1.jpg" text:style-name="Internet_20_link" text:visited-style-name="Visited_20_Internet_20_Link">
!(Images/AРМІЯINFORM/2023-07-06T4-00-00-04-00/357743901_617478570565225_8188534419441621014_n-1-150x150.jpg)</text:a>
</text:p>
      <text:p text:style-name="P4">
<text:a xlink:type="simple" xlink:href="https://armyinform.com.ua/wp-content/uploads/2023/07/357443706_617478543898561_6340346507453605441_n-1.jpg" text:style-name="Internet_20_link" text:visited-style-name="Visited_20_Internet_20_Link">
<draw:frame draw:style-name="fr1" draw:name="Image14" text:anchor-type="as-char" svg:width="6.9236in" svg:height="6.9236in" draw:z-index="0">
<draw:image xlink:href="../Images/AРМІЯINFORM/2023-07-06T4-00-00-04-00/357443706_617478543898561_6340346507453605441_n-1-150x150.jpg" xlink:type="simple" xlink:show="embed" xlink:actuate="onLoad" draw:mime-type="image/jpeg"/>
</draw:frame>
</text:a>
</text:p>
      <text:p text:style-name="P4">
<text:a xlink:type="simple" xlink:href="https://armyinform.com.ua/wp-content/uploads/2023/07/357816973_617478707231878_3948553942946261968_n.jpg" text:style-name="Internet_20_link" text:visited-style-name="Visited_20_Internet_20_Link">
<draw:frame draw:style-name="fr1" draw:name="Image15" text:anchor-type="as-char" svg:width="6.9236in" svg:height="6.9236in" draw:z-index="0">
<draw:image xlink:href="../Images/AРМІЯINFORM/2023-07-06T4-00-00-04-00/357816973_617478707231878_3948553942946261968_n-150x150.jpg" xlink:type="simple" xlink:show="embed" xlink:actuate="onLoad" draw:mime-type="image/jpeg"/>
</draw:frame>
</text:a>
</text:p>
      <text:p text:style-name="P4">
<text:a xlink:type="simple" xlink:href="https://armyinform.com.ua/wp-content/uploads/2023/07/357450359_617478770565205_7840403227352617905_n.jpg" text:style-name="Internet_20_link" text:visited-style-name="Visited_20_Internet_20_Link">
<draw:frame draw:style-name="fr1" draw:name="Image16" text:anchor-type="as-char" svg:width="6.9236in" svg:height="6.9236in" draw:z-index="0">
<draw:image xlink:href="../Images/AРМІЯINFORM/2023-07-06T4-00-00-04-00/357450359_617478770565205_7840403227352617905_n-150x150.jpg" xlink:type="simple" xlink:show="embed" xlink:actuate="onLoad" draw:mime-type="image/jpeg"/>
</draw:frame>
</text:a>
</text:p>
      <text:p text:style-name="P4">
<text:a xlink:type="simple" xlink:href="https://armyinform.com.ua/wp-content/uploads/2023/07/357450134_617478740565208_1046909529430538399_n.jpg" text:style-name="Internet_20_link" text:visited-style-name="Visited_20_Internet_20_Link">
<draw:frame draw:style-name="fr1" draw:name="Image17" text:anchor-type="as-char" svg:width="6.9236in" svg:height="6.9236in" draw:z-index="0">
<draw:image xlink:href="../Images/AРМІЯINFORM/2023-07-06T4-00-00-04-00/357450134_617478740565208_1046909529430538399_n-150x150.jpg" xlink:type="simple" xlink:show="embed" xlink:actuate="onLoad" draw:mime-type="image/jpeg"/>
</draw:frame>
</text:a>
</text:p>
      <text:p text:style-name="P4">
<text:a xlink:type="simple" xlink:href="https://armyinform.com.ua/wp-content/uploads/2023/07/358045655_617478900565192_5729922868701877884_n-1.jpg" text:style-name="Internet_20_link" text:visited-style-name="Visited_20_Internet_20_Link">
<draw:frame draw:style-name="fr1" draw:name="Image18" text:anchor-type="as-char" svg:width="6.9236in" svg:height="6.9236in" draw:z-index="0">
<draw:image xlink:href="../Images/AРМІЯINFORM/2023-07-06T4-00-00-04-00/358045655_617478900565192_5729922868701877884_n-1-150x150.jpg" xlink:type="simple" xlink:show="embed" xlink:actuate="onLoad" draw:mime-type="image/jpeg"/>
</draw:frame>
</text:a>
我们将提醒我们，2022年8月15日，政府和新西兰部队正式报告说，他们决定“实施120名军人。</text:p>
      <text:p text:style-name="P4">
<text:a xlink:type="simple" xlink:href="https://armyinform.com.ua/wp-content/uploads/2023/07/357484263_617478553898560_6343093778823410072_n-1.jpg" text:style-name="Internet_20_link" text:visited-style-name="Visited_20_Internet_20_Link">
!(Images/AРМІЯINFORM/2023-07-06T4-00-00-04-00/357484263_617478553898560_6343093778823410072_n-1-150x150.jpg)</text:a>
</text:p>
      <text:p text:style-name="P4">
<text:a xlink:type="simple" xlink:href="https://armyinform.com.ua/wp-content/uploads/2023/07/357737019_617478657231883_1514584755096150531_n-1.jpg" text:style-name="Internet_20_link" text:visited-style-name="Visited_20_Internet_20_Link">
<draw:frame draw:style-name="fr1" draw:name="Image19" text:anchor-type="as-char" svg:width="6.9236in" svg:height="6.9236in" draw:z-index="0">
<draw:image xlink:href="../Images/AРМІЯINFORM/2023-07-06T4-00-00-04-00/357737019_617478657231883_1514584755096150531_n-1-150x150.jpg" xlink:type="simple" xlink:show="embed" xlink:actuate="onLoad" draw:mime-type="image/jpeg"/>
</draw:frame>
</text:a>
政府说：“新西兰清楚地指出：“当他们捍卫自己的家园坦力德免受俄罗斯的不合理的入侵时，我们将继续回应实际支持的呼吁。”</text:p>
      <text:p text:style-name="P4">
<text:span text:style-name="T4">
新西兰国防部长Penny Henar </text:span>
说，部署还确认了他优先于国防人员：<text:span text:style-name="T4">
新西兰外交大臣纳纳亚·玛哈塔(Nanaya Mahuta)</text:span>
说，对乌克兰的额外支持提供了新西兰Aotearoa，以支持我们的战略利益，以根据规则保护国际体系：</text:p>
      <text:p text:style-name="P4">
“这是我们价值观和我们独立外交政策的演示。 居住在促进国际反应中的作用支持乌克兰保护其领土完整性和主权。”</text:p>
      <text:p text:style-name="P4">
<text:span text:style-name="T4">
指挥官-IN-新西兰元帅凯文·肖特(Kevin Short)的总司令</text:span>
说，新西兰部长内阁的决定是在英国武装部队的要求向新西兰的武装部队要求向新的国防部队的要求做出的。西兰参加步兵培训计划：</text:p>
      <text:p text:style-name="P4">
“我很高兴这种部署已获得批准，尤其是对于陆军，因为它使我们的一些人民能够做出进一步的重要意义，因为我们回应了近距离的伙伴的要求。 我们的贡献已经有助于我们的决定，这一决定继续我们对乌克兰的援助，因为它受到了对俄罗斯的不合理和非法入侵的保护。扩大是对我们合作伙伴作为军事力量的专业精神的高度尊重的很好的证词。”</text:p>
      <text:p text:style-name="P4">
乌克兰的武装力量感谢新西兰的支持和援助。</text:p>
      <text:p text:style-name="P4">
News Source: <text:a xlink:type="simple" xlink:href="https://armyinform.com.ua/2023/07/06/novozelandski-instruktory-v-ramkah-operacziyi-interfleks-provodyat-navchannya-vijskovyh-zsu-z-vognevoyi-pidgotovky/" text:style-name="Internet_20_link" text:visited-style-name="Visited_20_Internet_20_Link">
https://armyinform.com.ua/2023/07/06/novozelandski-instruktory-v-ramkah-operacziyi-interfleks-provodyat-navchannya-vijskovyh-zsu-z-vognevoyi-pidgotovky/</text:a>
</text:p>
      <!--NEWS-->
      <text:h text:style-name="P10" text:outline-level="1">
<text:span text:style-name="T4">
俄罗斯媒体推动的主要叙述：“基辅准备攻击ZPP”</text:span>
</text:h>
      <text:p text:style-name="P4">
作者: ['АРМІЯINFORM']</text:p>
      <text:p text:style-name="P4">
时间: 2023-07-06T51:00:00-04:00</text:p>
      <text:p text:style-name="P4">
描述: RNBO乌克兰人的Wizin -Format中心：入门的基础知识，Shos Sogodni ...与乌克兰2022年的战争，与乌克兰与乌克兰的最新新闻，《与乌克兰新闻》（News Wars）与乌克兰2022的战争最后一次，将在今天进行战争，将在他们说，乌克兰和俄罗斯在2022年与乌克兰战争时，是否会在不久的将来与乌克兰进行战争，他们说，与乌克兰的战争，今天的乌克兰新闻，乌克兰的新闻，乌克兰媒体的乌克兰新闻</text:p>
      <text:p text:style-name="P4">
图片: ['<text:a xlink:type="simple" xlink:href="https://armyinform.com.ua/wp-content/uploads/2023/07/358015467_285054914043581_3078857032499238768_n.jpg" text:style-name="Internet_20_link" text:visited-style-name="Visited_20_Internet_20_Link">
358015467_285054914043581_3078857032499238768_n.jpg</text:a>
']</text:p>
      <text:p text:style-name="P4">
标签: ['ПЄСКОВ', 'ПРОПАГАНДА РФ', 'ЦЕНТР ПРОТИДІЇ ДЕЗІНФОРМАЦІЇ ПРИ РНБО УКРАЇНИ']</text:p>
      <text:p text:style-name="P4">
类别: News</text:p>
      <!--METADATA-->
      <text:p text:style-name="P4">
<draw:frame draw:style-name="fr1" draw:name="Image20" text:anchor-type="as-char" svg:width="6.9236in" svg:height="6.9236in" draw:z-index="0">
<draw:image xlink:href="../Images/AРМІЯINFORM/2023-07-06T51-00-00-04-00/358015467_285054914043581_3078857032499238768_n.jpg" xlink:type="simple" xlink:show="embed" xlink:actuate="onLoad" draw:mime-type="image/jpeg"/>
</draw:frame>
在NSDC乌克兰打击错误信息的中心<text:a xlink:type="simple" xlink:href="https://www.facebook.com/hashtag/%D1%86%D0%BF%D0%B4_%D1%96%D0%BD%D1%84%D0%BE%D1%80%D0%BC%D1%83%D1%94" text:style-name="Internet_20_link" text:visited-style-name="Visited_20_Internet_20_Link">
通知</text:a>
：俄罗斯媒体今天宣传的主要发展是乌克兰准备攻击Zaporozhye NPP。</text:p>
      <text:p text:style-name="P4">
因此，普京·佩斯科夫(Putin Peskov)的发言人指出，“基辅(Kiev)在兹维利克(Zvelyik)上的破坏性威胁，后果可能是灾难性的。”</text:p>
      <text:p text:style-name="P4">
普京的“嘴”还指出：“俄罗斯正在车站采取所有反雷塔格拉兹的措施。”</text:p>
      <text:p text:style-name="P4">
克里姆林宫通过指责乌克兰可能在ZPP处发动恐怖袭击和转移，为俄罗斯入侵者的其他罪行做准备。</text:p>
      <text:p text:style-name="P4">
侵略者国家的当局没有离开试图提高紧张局势的尝试，在核勒索的帮助下影响乌克兰和亲乌克兰联盟的科学。</text:p>
      <text:p text:style-name="P4">
这样的陈述是对克里姆林宫政权的操纵，其目的是使乌克兰人服从特许权。</text:p>
      <text:p text:style-name="P4">
另外，根据北约军事委员会负责人罗伯·鲍尔(Rob Bauer)的说法，如果俄罗斯对ZPP的打击，“这将是一个比常见问题或北约的问题更大的问题。”</text:p>
      <text:p text:style-name="P4">
News Source: <text:a xlink:type="simple" xlink:href="https://armyinform.com.ua/2023/07/06/osnovnyj-naratyv-shho-prosuvayut-rosijski-zmi-kyyiv-gotuyetsya-atakuvaty-zaes/" text:style-name="Internet_20_link" text:visited-style-name="Visited_20_Internet_20_Link">
https://armyinform.com.ua/2023/07/06/osnovnyj-naratyv-shho-prosuvayut-rosijski-zmi-kyyiv-gotuyetsya-atakuvaty-zaes/</text:a>
</text:p>
      <!--NEWS-->
      <text:h text:style-name="P10" text:outline-level="1">
<text:span text:style-name="T4">
无人机军发起了乌克萨利兹尼尼特的慈善倡议</text:span>
</text:h>
      <text:p text:style-name="P4">
作者: ['АРМІЯINFORM']</text:p>
      <text:p text:style-name="P4">
时间: 2023-07-06T53:00:00-04:00</text:p>
      <text:p text:style-name="P4">
描述: Draise到Zahisniki和Zakhisnitsy pid Hour Mandremevka Ukrainian。 乌克兰兹尼察，陆军...与乌克兰2022年的战争，与乌克兰的最新消息，今天与乌克兰的新闻战争，今天的最后一场新闻，今天的最后一场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7/rjtoi0vpixgc.jpg" text:style-name="Internet_20_link" text:visited-style-name="Visited_20_Internet_20_Link">
rjtoi0vpixgc.jpg</text:a>
']</text:p>
      <text:p text:style-name="P4">
标签: ['STOPRUSSIA', 'АГРЕСІЯ РФ']</text:p>
      <text:p text:style-name="P4">
类别: News</text:p>
      <!--METADATA-->
      <text:p text:style-name="P4">
<draw:frame draw:style-name="fr1" draw:name="Image21" text:anchor-type="as-char" svg:width="6.9236in" svg:height="4.32725in" draw:z-index="0">
<draw:image xlink:href="../Images/AРМІЯINFORM/2023-07-06T53-00-00-04-00/rjtoi0vpixgc.jpg" xlink:type="simple" xlink:show="embed" xlink:actuate="onLoad" draw:mime-type="image/jpeg"/>
</draw:frame>
说明性照片</text:p>
      <text:p text:style-name="P4">
在乌克兰旅行时帮助防守者和后卫。 Ukrzaliznytsia，无人驾驶军和双子座茶制造商在全国茶中推出火车。</text:p>
      <text:p text:style-name="P4">
关于它<text:a xlink:type="simple" xlink:href="https://t.me/mintsyfra" text:style-name="Internet_20_link" text:visited-style-name="Visited_20_Internet_20_Link">
报告</text:a>
小型。</text:p>
      <text:p text:style-name="P4">
5.5 uah从每杯中购买FPV-Roma为乌克兰的武装部队购买。 从第五次购买茶的第五茶，同时在线购买门票以及在火车上(犯罪+).</text:p>
      <text:p text:style-name="P4">
Насолоджуйтеся подорожами Україною та донатьте на «пташок».</text:p>
      <text:p text:style-name="P4">
News Source: <text:a xlink:type="simple" xlink:href="https://armyinform.com.ua/2023/07/06/armiya-droniv-zapuskaye-blagodijnu-inicziatyvu-z-ukrzaliznyczeyu/" text:style-name="Internet_20_link" text:visited-style-name="Visited_20_Internet_20_Link">
https://armyinform.com.ua/2023/07/06/armiya-droniv-zapuskaye-blagodijnu-inicziatyvu-z-ukrzaliznyczeyu/</text:a>
</text:p>
      <!--NEWS-->
      <text:h text:style-name="P10" text:outline-level="1">
<text:span text:style-name="T4">
俄罗斯联邦的军人比较了进行两支军队的火的准确性 - 古尔的拦截</text:span>
</text:h>
      <text:p text:style-name="P4">
作者: ['АРМІЯINFORM']</text:p>
      <text:p text:style-name="P4">
时间: 2023-07-06T55:00:00-04:00</text:p>
      <text:p text:style-name="P4">
描述: VIISKOVOVOVOVEV RF on the Lugansk straightening of Porishnya for the squad of the accurate knowing ... War with Ukraine 2022, War with Ukraine Latest News today, News War with Ukraine 2022 Last today, will there be a war between Ukraine and Russia and when,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МОУ']</text:p>
      <text:p text:style-name="P4">
类别: News</text:p>
      <!--METADATA-->
      <text:p text:style-name="P4">
<draw:frame draw:style-name="fr1" draw:name="Image22" text:anchor-type="as-char" svg:width="6.9236in" svg:height="3.894525in" draw:z-index="0">
<draw:image xlink:href="../Images/AРМІЯINFORM/2023-07-06T55-00-00-04-00/gurperehoplennya.jpg" xlink:type="simple" xlink:show="embed" xlink:actuate="onLoad" draw:mime-type="image/jpeg"/>
</draw:frame>
俄罗斯军人比较了两支军队对妻子的大火的准确性。 比较不支持入侵者的军队，因为据占领者称，俄罗斯人没有开火。 这样的对话<text:a xlink:type="simple" xlink:href="https://t.me/DIUkraine" text:style-name="Internet_20_link" text:visited-style-name="Visited_20_Internet_20_Link">
出版</text:a>
乌克兰国防智力局主要局。</text:p>
      <text:p text:style-name="P4">
<text:span text:style-name="T5">
“他们一定不会错过，这不是一种方式”(关于乌克兰武装部队的目的); </text:span>
“也许他们认为你是莳萝？” *“是的，我们有一些傻瓜。”</text:p>
      <text:p text:style-name="P4">
对于瘦的，维特尼·兹洛钦(Vyutniy Zlorchin)，反对派的健康将是公平的。</text:p>
      <text:p text:style-name="P4">
News Source: <text:a xlink:type="simple" xlink:href="https://armyinform.com.ua/2023/07/06/vijskovosluzhbovecz-rf-porivnyuye-tochnist-vedennya-vognyu-dvoh-armij-perehoplennya-gur/" text:style-name="Internet_20_link" text:visited-style-name="Visited_20_Internet_20_Link">
https://armyinform.com.ua/2023/07/06/vijskovosluzhbovecz-rf-porivnyuye-tochnist-vedennya-vognyu-dvoh-armij-perehoplennya-gur/</text:a>
</text:p>
      <!--NEWS-->
      <text:h text:style-name="P10" text:outline-level="1">
<text:span text:style-name="T4">
占领者袭击了五个无人机 - 其中两个被乌克兰防空摧毁</text:span>
</text:h>
      <text:p text:style-name="P4">
作者: ['АРМІЯINFORM']</text:p>
      <text:p text:style-name="P4">
时间: 2023-07-06T57:00:00-04:00</text:p>
      <text:p text:style-name="P4">
描述: 敌人TSI -YA，Vnochi，对乌克兰人的袭击负责蠕虫导弹的影响。今天，乌克兰和俄罗斯之间会发生战争，当与2022年的战争时，乌克兰是否会在不久的将来与乌克兰进行战争，他们说，与乌克兰的战争，今天，乌克兰的新闻，乌克兰，乌克兰人乌克兰媒体的新闻在俄罗斯</text:p>
      <text:p text:style-name="P4">
图片: ['<text:a xlink:type="simple" xlink:href="https://armyinform.com.ua/wp-content/uploads/2023/03/2946321-nad-hmelnichchinoyu-zbili-shahed-i-krilatu-raketu.jpeg" text:style-name="Internet_20_link" text:visited-style-name="Visited_20_Internet_20_Link">
2946321-nad-hmelnichchinoyu-zbili-shahed-i-krilatu-raketu.jpeg</text:a>
']</text:p>
      <text:p text:style-name="P4">
标签: ['STOPRUSSIA', 'АГРЕСІЯ РФ', 'ГШ ЗСУ']</text:p>
      <text:p text:style-name="P4">
类别: News</text:p>
      <!--METADATA-->
      <text:p text:style-name="P4">
<draw:frame draw:style-name="fr1" draw:name="Image23" text:anchor-type="as-char" svg:width="6.9236in" svg:height="4.615733in" draw:z-index="0">
<draw:image xlink:href="../Images/AРМІЯINFORM/2023-07-06T57-00-00-04-00/2946321-nad-hmelnichchinoyu-zbili-shahed-i-krilatu-raketu.jpeg" xlink:type="simple" xlink:show="embed" xlink:actuate="onLoad" draw:mime-type="image/jpeg"/>
</draw:frame>
说明性照片</text:p>
      <text:p text:style-name="P4">
这一天，敌人在乌克兰进行了下一次导弹罢工，详细信息将在稍后发布。</text:p>
      <text:p text:style-name="P4">
关于它<text:a xlink:type="simple" xlink:href="https://www.facebook.com/GeneralStaff.ua/" text:style-name="Internet_20_link" text:visited-style-name="Visited_20_Internet_20_Link">
报告</text:a>
武装部队的总人员。</text:p>
      <text:p text:style-name="P4">
“在过去的一天中，俄罗斯入侵者袭击了五个伊朗伊朗无人机。 我们的防空防御摧毁了两架卡米卡德兹无人机。 此外，俄罗斯入侵者进行了59架飞机打击，并在我们部队的位置和居住的捐款中对反应性射击系统进行了65次炮击。”</text:p>
      <text:p text:style-name="P4">
整个乌克兰的火箭和航空罢工的可能性很高。</text:p>
      <text:p text:style-name="P4">
News Source: <text:a xlink:type="simple" xlink:href="https://armyinform.com.ua/2023/07/06/okupanty-zavdaly-udaru-pyatma-bpla-typu-shahed-dva-z-nyh-znyshheno-ukrayinskoyu-ppo/" text:style-name="Internet_20_link" text:visited-style-name="Visited_20_Internet_20_Link">
https://armyinform.com.ua/2023/07/06/okupanty-zavdaly-udaru-pyatma-bpla-typu-shahed-dva-z-nyh-znyshheno-ukrayinskoyu-ppo/</text:a>
</text:p>
      <!--NEWS-->
      <text:h text:style-name="P10" text:outline-level="1">
<text:span text:style-name="T4">
国防军每天消除了600名入侵者，被摧毁的22个工艺系统和9条防空手段</text:span>
</text:h>
      <text:p text:style-name="P4">
作者: ['АРМІЯINFORM']</text:p>
      <text:p text:style-name="P4">
时间: 2023-07-06T59:00:00-04:00</text:p>
      <text:p text:style-name="P4">
描述: Zagalni Boyov，在02.24.22至06/06/23 Orintovo成为：...与乌克兰2022年战争，与乌克兰的战争，今天与乌克兰的最新消息，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photo_5273921915242792324_y-e1688622627272.jpg" text:style-name="Internet_20_link" text:visited-style-name="Visited_20_Internet_20_Link">
photo_5273921915242792324_y-e1688622627272.jpg</text:a>
']</text:p>
      <text:p text:style-name="P4">
标签: ['ВІЙНА', 'ВТРАТИ ВОРОГА', 'ГЕНЕРАЛЬНИЙ ШТАБ ЗС УКРАЇНИ']</text:p>
      <text:p text:style-name="P4">
类别: News</text:p>
      <!--METADATA-->
      <text:p text:style-name="P4">
<draw:frame draw:style-name="fr1" draw:name="Image24" text:anchor-type="as-char" svg:width="6.9236in" svg:height="6.967699in" draw:z-index="0">
<draw:image xlink:href="../Images/AРМІЯINFORM/2023-07-06T59-00-00-04-00/photo_5273921915242792324_y-e1688622627272.jpg" xlink:type="simple" xlink:show="embed" xlink:actuate="onLoad" draw:mime-type="image/jpeg"/>
</draw:frame>
从24.02.22到06.07.23的敌人的总损失将是定向的：</text:p>
      <text:p text:style-name="P4">
<text:span text:style-name="T4">
<text:span text:style-name="T5">
人员 -  </text:span>
* 232300(+600)被淘汰的人</text:span>
<text:span text:style-name="T5">
坦克 -  </text:span>
<text:span text:style-name="T5">
 4068(+6)</text:span>
<text:span text:style-name="T4">
战斗装甲车 -  </text:span>
 7932(+15)<text:span text:style-name="T4">
<text:span text:style-name="T5">
炮兵系统 -  </text:span>
<text:span text:style-name="T5">
 4310(+22)</text:span>
 </text:span>
 rszv- <text:span text:style-name="T4">
 657(+1)</text:span>
<text:span text:style-name="T5">
防空 -  </text:span>
<text:span text:style-name="T5">
 404(+9)</text:span>
<text:span text:style-name="T4">
飞机 -  </text:span>
 315(0)<text:span text:style-name="T4">
<text:span text:style-name="T5">
直升机 -  </text:span>
* 309(0)</text:span>
<text:span text:style-name="T5">
无人机手术战术水平 -  </text:span>
<text:span text:style-name="T5">
 3635(+21)</text:span>
<text:span text:style-name="T4">
有翼的导弹 -  </text:span>
 1264(0)<text:span text:style-name="T4">
<text:span text:style-name="T5">
船 /船 -  </text:span>
* 18(0)</text:span>
<text:span text:style-name="T5">
汽车设备和坦克 -  </text:span>
<text:span text:style-name="T5">
 6888(+23)</text:span>
<text:span text:style-name="T4">
特殊技术 -  </text:span>
 605(+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6.07.23。</text:p>
      <text:p text:style-name="P4">
News Source: <text:a xlink:type="simple" xlink:href="https://armyinform.com.ua/2023/07/06/syly-oborony-za-dobu-likviduvaly-600-okupantiv-znyshhyly-22-artsystemy-ta-9-zasobiv-ppo/" text:style-name="Internet_20_link" text:visited-style-name="Visited_20_Internet_20_Link">
https://armyinform.com.ua/2023/07/06/syly-oborony-za-dobu-likviduvaly-600-okupantiv-znyshhyly-22-artsystemy-ta-9-zasobiv-ppo/</text:a>
</text:p>
      <!--NEWS-->
      <text:h text:style-name="P10" text:outline-level="1">
<text:span text:style-name="T4">
十分之七的卡利调被摧毁：空军讲述了俄罗斯联邦的夜间袭击</text:span>
</text:h>
      <text:p text:style-name="P4">
作者: ['АРМІЯINFORM']</text:p>
      <text:p text:style-name="P4">
时间: 2023-07-06T61:00:00-04:00</text:p>
      <text:p text:style-name="P4">
描述: Uonoch 6 Lipnya 2023 Roku Rosycyki通过Kalibr导弹进入Lionv地区。 Zenit ...与乌克兰2022年的战争，与乌克兰的最新新闻战争，与乌克兰2022年的新闻战争，今天的最后一次战争，乌克兰和俄罗斯之间的战争以及2022年与乌克兰的战争将在他们说，在不久的将来与乌克兰发动了战争</text:p>
      <text:p text:style-name="P4">
图片: ['<text:a xlink:type="simple" xlink:href="https://armyinform.com.ua/wp-content/uploads/2023/07/5f5f8db2ad7cc852d763cb1292cf1b98.webp" text:style-name="Internet_20_link" text:visited-style-name="Visited_20_Internet_20_Link">
5f5f8db2ad7cc852d763cb1292cf1b98.webp</text:a>
']</text:p>
      <text:p text:style-name="P4">
标签: ['КРАЇНА-ТЕРОРИСТ РФ', 'ЛЬВІВ', 'ПОВІТРЯНІ СИЛИ ЗБРОЙНИХ СИЛ УКРАЇНИ', 'РОСІЙСЬКА РАКЕТНА АТАКА', 'ХАРКІВСЬКИЙ ТРИБУНАЛ']</text:p>
      <text:p text:style-name="P4">
类别: News</text:p>
      <!--METADATA-->
      <text:p text:style-name="P4">
<draw:frame draw:style-name="fr1" draw:name="Image25" text:anchor-type="as-char" svg:width="6.9236in" svg:height="3.4618in" draw:z-index="0">
<draw:image xlink:href="../ConvertedIMGs/AРМІЯINFORM/2023-07-06T61-00-00-04-00/5f5f8db2ad7cc852d763cb1292cf1b98.png" xlink:type="simple" xlink:show="embed" xlink:actuate="onLoad" draw:mime-type="image/png"/>
</draw:frame>
2023年7月6日，俄罗斯入侵者袭击了利维夫口径。 防空导弹和空军已经摧毁了七架七个俄罗斯导弹。</text:p>
      <text:p text:style-name="P4">
关于它<text:a xlink:type="simple" xlink:href="https://t.me/kpszsu/3108" text:style-name="Internet_20_link" text:visited-style-name="Visited_20_Internet_20_Link">
报告</text:a>
武装部队司令部。</text:p>
      <text:p text:style-name="P4">
“大约1晚，敌人袭击了黑海。 水下载体和潜艇由有翼火箭发射。</text:p>
      <text:p text:style-name="P4">
不幸的是，利维夫的民用遗址有火箭。</text:p>
      <text:p text:style-name="P4">
“我们向死者和受害者的家庭表示慰问!俄罗斯战士一定会受到惩罚!我们需要F-16!”  - 强调武装部队的力量。</text:p>
      <text:p text:style-name="P4">
如[军队]报道(https://armyinform.com.ua/2023/07/06/u-lvovi-rosijska-raketa-vluchyla-u-zhytlovyj-budynok-ye-postrazhdali-ta-zagybli/)，由于俄罗斯在利维夫的袭击，四层的尸体是从瓦砾中取出的。 该市的医疗机构已经有八人受伤。有50个房屋已损坏。</text:p>
      <text:p text:style-name="P4">
News Source: <text:a xlink:type="simple" xlink:href="https://armyinform.com.ua/2023/07/06/znyshheno-7-iz-10-kalibriv-povitryani-syly-rozpovily-pro-nichnu-ataku-rf/" text:style-name="Internet_20_link" text:visited-style-name="Visited_20_Internet_20_Link">
https://armyinform.com.ua/2023/07/06/znyshheno-7-iz-10-kalibriv-povitryani-syly-rozpovily-pro-nichnu-ataku-rf/</text:a>
</text:p>
      <!--NEWS-->
      <text:h text:style-name="P10" text:outline-level="1">
<text:span text:style-name="T4">
乌克兰捍卫者展示了迫击炮部的战斗工作</text:span>
</text:h>
      <text:p text:style-name="P4">
作者: ['АРМІЯINFORM']</text:p>
      <text:p text:style-name="P4">
时间: 2023-07-06T6:00:00-04:00</text:p>
      <text:p text:style-name="P4">
描述: 视频在Facebook上诽谤了ZS乌克兰人的总参谋部。 “对Aerorosvids Bulo的Gorrings……与乌克兰2022年的战争，与乌克兰的最新新闻战争，今天与乌克兰2022年的新闻战争，乌克兰与乌克兰与俄罗斯之间的战争，当与乌克兰在乌克兰之间发动战争2022年，无论是否会有，这是不久的将来与乌克兰的战争，这是与乌克兰的战争，今天的乌克兰新闻，乌克兰新闻，乌克兰媒体在俄罗斯的乌克兰新闻</text:p>
      <text:p text:style-name="P4">
图片: ['<text:a xlink:type="simple" xlink:href="https://armyinform.com.ua/wp-content/uploads/2022/10/minometnyky-_golovna.jpg" text:style-name="Internet_20_link" text:visited-style-name="Visited_20_Internet_20_Link">
minometnyky-_golovna.jpg</text:a>
']</text:p>
      <text:p text:style-name="P4">
标签: ['ГШ ЗС УКРАЇНИ', 'МІНОМЕТНИКИ']</text:p>
      <text:p text:style-name="P4">
类别: News</text:p>
      <!--METADATA-->
      <text:p text:style-name="P4">
<draw:frame draw:style-name="fr1" draw:name="Image26" text:anchor-type="as-char" svg:width="6.9236in" svg:height="4.61393in" draw:z-index="0">
<draw:image xlink:href="../Images/AРМІЯINFORM/2023-07-06T6-00-00-04-00/minometnyky-_golovna.jpg" xlink:type="simple" xlink:show="embed" xlink:actuate="onLoad" draw:mime-type="image/jpeg"/>
</draw:frame>
说明性照片</text:p>
      <text:p text:style-name="P4">
视频<text:a xlink:type="simple" xlink:href="https://www.facebook.com/GeneralStaff.ua/posts/pfbid02eRBdA5DU6nex4LrcuTCU9KPEuMXLz1j1DRNy7xnnHf9iEso9BboNjxbnhc5ugwi2l" text:style-name="Internet_20_link" text:visited-style-name="Visited_20_Internet_20_Link">
公开</text:a>
乌克兰武装部队的总参谋部在Facebook上。</text:p>
      <text:p text:style-name="P4">
“多亏了气流，生命力量的重点和敌人弹药的位置。 被摧毁 - 我们转向胜利。</text:p>
      <text:p text:style-name="P4">
荣耀乌克兰!”  - 消息说。</text:p>
      <text:p text:style-name="P4">
_与一个单独的___机械化旅的公众交流</text:p>
      <text:p text:style-name="P4">
News Source: <text:a xlink:type="simple" xlink:href="https://armyinform.com.ua/2023/07/06/ukrayinski-zahysnyky-pokazaly-bojovu-robotu-minometnogo-pidrozdilu/" text:style-name="Internet_20_link" text:visited-style-name="Visited_20_Internet_20_Link">
https://armyinform.com.ua/2023/07/06/ukrayinski-zahysnyky-pokazaly-bojovu-robotu-minometnogo-pidrozdilu/</text:a>
</text:p>
      <!--NEWS-->
      <text:h text:style-name="P10" text:outline-level="1">
<text:span text:style-name="T4">
乌克兰作曲家在飓风RSSU的俄罗斯火箭上进行了音乐作品</text:span>
</text:h>
      <text:p text:style-name="P4">
作者: ['АРМІЯINFORM']</text:p>
      <text:p text:style-name="P4">
时间: 2023-07-06T8:00:00-04:00</text:p>
      <text:p text:style-name="P4">
描述: 乌克兰乌克兰国家总统乐团的穆兹奇尼·克里维尼克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7/87_main-v1688495929.jpg" text:style-name="Internet_20_link" text:visited-style-name="Visited_20_Internet_20_Link">
87_main-v1688495929.jpg</text:a>
']</text:p>
      <text:p text:style-name="P4">
标签: ['МУЗИКА НА ВОРОЖІЙ РАКЕТІ', 'РОМАН ГРИГОРІВ']</text:p>
      <text:p text:style-name="P4">
类别: News</text:p>
      <!--METADATA-->
      <text:p text:style-name="P4">
<draw:frame draw:style-name="fr1" draw:name="Image27" text:anchor-type="as-char" svg:width="6.9236in" svg:height="4.609139in" draw:z-index="0">
<draw:image xlink:href="../Images/AРМІЯINFORM/2023-07-06T8-00-00-04-00/87_main-v1688495929.jpg" xlink:type="simple" xlink:show="embed" xlink:actuate="onLoad" draw:mime-type="image/jpeg"/>
</draw:frame>
乌克兰国家总统乐团的音乐总监，著名的乌克兰作曲家罗马·格里戈里夫(Roman Grigoriv)在BM-27“飓风”的反应性系统上演奏了三部音乐作品。</text:p>
      <text:p text:style-name="P4">
格雷戈里(Gregory)与基辅摄像机乐队一起演奏了作品。</text:p>
      <text:p text:style-name="P4">
该唱片是在基辅的圣安德鲁教堂中制作的，音乐家称其为“净化仪式”。 演讲的视频<text:a xlink:type="simple" xlink:href="https://www.youtube.com/watch" text:style-name="Internet_20_link" text:visited-style-name="Visited_20_Internet_20_Link">
出现</text:a>
在作曲家的YouTube上。</text:p>
      <text:p text:style-name="P4">
导演由他的同事作曲家Ilya Razumeiko制作，自2015年以来，他们与他一起创作了Iyov Opera(导演弗拉德·特罗斯基(Vlad Troistky))在美国，丹麦，奥地利，马其顿，中国，法国，美国荷兰的介绍。 自2016年以来，作曲家还创建了Taras Prokhasko的“困难”梦想运动，以及巴比伦歌剧，ARK的歌剧，哈姆雷特的恐怖歌剧，Aerophonia Futurtist Opera，Grand Opera，Grand Opera，Grand Opera“ Nero»，Anthutopia«gaz»以及Anthutopia opera«gaz»，以及电影音乐。</text:p>
      <text:p text:style-name="P4">
罗马·格里戈尔(Roman Grigor)和伊利亚·拉兹梅科(Ilya Razumeiko)是乌克兰作曲家，当代歌剧阿波塔(Aperta)歌剧的创始人和当代艺术节portofranko，《歌剧院》(Operatobyldorf Operas)的作者，其中包含在最佳六个歌剧中。</text:p>
      <text:p text:style-name="P4">
参考：</text:p>
      <text:p text:style-name="P4">
<text:span text:style-name="T4">
罗马·格里格里夫(Roman Grigoriv) -  </text:span>
 <text:span text:style-name="T4">
作曲家，指挥家</text:span>
</text:p>
      <text:p text:style-name="P4">
News Source: <text:a xlink:type="simple" xlink:href="https://armyinform.com.ua/2023/07/06/ukrayinskyj-kompozytor-vykonav-muzychni-tvory-na-rosijskij-raketi-vid-rszv-uragan/" text:style-name="Internet_20_link" text:visited-style-name="Visited_20_Internet_20_Link">
https://armyinform.com.ua/2023/07/06/ukrayinskyj-kompozytor-vykonav-muzychni-tvory-na-rosijskij-raketi-vid-rszv-uragan/</text:a>
</text:p>
      <!--NEWS-->
      <text:h text:style-name="P10" text:outline-level="1">
<text:span text:style-name="T4">
种族主义者拒绝将ZPP的第五个单位转化为冷站状态，可能会导致辐射的大规模释放</text:span>
</text:h>
      <text:p text:style-name="P4">
作者: ['АРМІЯINFORM']</text:p>
      <text:p text:style-name="P4">
时间: 2023-07-06T94:00:00-04:00</text:p>
      <text:p text:style-name="P4">
描述: Ectaciyu Paha 34岩石中引言的Zaporizo​​ko AES BUV的第5个势力块。 到...与乌克兰2022年的战争，与乌克兰的最新消息，今天与乌克兰的新闻战争，2022年的新闻战争，今天将在乌克兰和俄罗斯之间发生战争，当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4/zaes-1.jpg" text:style-name="Internet_20_link" text:visited-style-name="Visited_20_Internet_20_Link">
zaes-1.jpg</text:a>
']</text:p>
      <text:p text:style-name="P4">
标签: ['АГРЕСІЯ РФ', 'ЗАЕС']</text:p>
      <text:p text:style-name="P4">
类别: News</text:p>
      <!--METADATA-->
      <text:p text:style-name="P4">
<draw:frame draw:style-name="fr1" draw:name="Image28" text:anchor-type="as-char" svg:width="6.9236in" svg:height="3.894525in" draw:z-index="0">
<draw:image xlink:href="../Images/AРМІЯINFORM/2023-07-06T94-00-00-04-00/zaes-1.jpg" xlink:type="simple" xlink:show="embed" xlink:actuate="onLoad" draw:mime-type="image/jpeg"/>
</draw:frame>
说明性照片</text:p>
      <text:p text:style-name="P4">
Zaporizhhya NPP单位已于34年前被委托。因此，为了维持块的安全运行，有必要对设备进行特殊和质量的维护和维修，没有它们的运营变得危险。</text:p>
      <text:p text:style-name="P4">
关于它<text:a xlink:type="simple" xlink:href="https://t.me/energoatom_ua/13864" text:style-name="Internet_20_link" text:visited-style-name="Visited_20_Internet_20_Link">
报告</text:a>
NNEGC“ Energoatom” Utelegram。</text:p>
      <text:p text:style-name="P4">
自全面入侵俄罗斯联邦进入乌克兰以来，第5单元一直在能源水平上工作，自2022年9月以来，该车站的占领政府在热门停车的状态下支持其工作。 入侵者已经故意违反了能量块运行的许多基本要求，包括忽略了系统安全的维护时间表，破坏了石油机械维修反应堆部的反应堆部门设备的大修，涡轮供应和控制系统的电气设备。</text:p>
      <text:p text:style-name="P4">
此外，要替换的设备的使用寿命已经用尽。 特别是，超过1000个单位的热机械设备和100多个电气。</text:p>
      <text:p text:style-name="P4">
这些违规行为的复杂性会带来严重的后果，很多时候增加了可能导致紧急情况的系统的风险。 在这种情况下，欧洲国家可能会受到辐射影响的影响。</text:p>
      <text:p text:style-name="P4">
SE“ Nnegc“ Energoatom”，为了实施乌克兰核监管核监管局的决定，一再敦促转移NPP NPPS的第5单位 - “冷站”。 上周，迪亚拉(Diara)向参考文献发送了一封信，以协助该命令。 但是，尽管国际组织的参与度，但所有努力并未实现目标。</text:p>
      <text:p text:style-name="P4">
News Source: <text:a xlink:type="simple" xlink:href="https://armyinform.com.ua/2023/07/06/vidmova-rashystiv-perevodyty-pyatyj-energoblok-zaes-v-stan-holodnyj-zupyn-mozhe-pryzvesty-do-masshtabnogo-vykydu-radiacziyi/" text:style-name="Internet_20_link" text:visited-style-name="Visited_20_Internet_20_Link">
https://armyinform.com.ua/2023/07/06/vidmova-rashystiv-perevodyty-pyatyj-energoblok-zaes-v-stan-holodnyj-zupyn-mozhe-pryzvesty-do-masshtabnogo-vykydu-radiacziyi/</text:a>
</text:p>
      <!--NEWS-->
      <text:h text:style-name="P10" text:outline-level="1">
<text:span text:style-name="T4">
美国将在前往北约 - 白宫的途中支持乌克兰的改革</text:span>
</text:h>
      <text:p text:style-name="P4">
作者: Ukrinform (Person)</text:p>
      <text:p text:style-name="P4">
出版商: Укринформ (Organization)</text:p>
      <text:p text:style-name="P4">
出版时间: 2023-07-07T-10:22:00+03:00</text:p>
      <text:p text:style-name="P4">
修改时间: 2023-07-07T20:22:00+03:00</text:p>
      <text:p text:style-name="P4">
描述: 美国认为，乌克兰必须在会员资格之前符合北约所有标准，并旨在继续与乌克兰方面进行互动，以便为此目的完成所有必要的改革。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НАТО', 'США', 'Україна']</text:p>
      <text:p text:style-name="P4">
类型: Article</text:p>
      <!--METADATA-->
      <text:p text:style-name="P4">
<draw:frame draw:style-name="fr1" draw:name="Image29" text:anchor-type="as-char" svg:width="6.9236in" svg:height="3.956343in" draw:z-index="0">
<draw:image xlink:href="../Images/yкринформ/2023-07-07T-10-22-00-03-00/630_360_1519207950-5134.jpg" xlink:type="simple" xlink:show="embed" xlink:actuate="onLoad" draw:mime-type="image/jpeg"/>
</draw:frame>
美国认为，乌克兰必须在获得会员资格之前符合北约所有标准，并旨在继续乌克兰方面的互动，以便能够实现这项改革所必需的所有改革。</text:p>
      <text:p text:style-name="P4">
乌克利福德通讯员报告说，这是在Bigoid国家安全委员会高级主任阿曼达·斯洛特(Amanda Sloat)的在线简报上所述。</text:p>
      <text:p text:style-name="P4">
“总统(拜登 -  ed。)他很直接地讲话，并说乌克兰人将在加入之前与其他北约国家相同的标准进行改革。”斯洛特说。</text:p>
      <text:p text:style-name="P4">
据她说，有一些标准<text:a xlink:type="simple" xlink:href="https://www.ukrinform.ua/tag-nato" text:style-name="Internet_20_link" text:visited-style-name="Visited_20_Internet_20_Link">
联盟</text:a>
它为所有成员建立，乌克兰必须实现这一目标。</text:p>
      <text:p text:style-name="P4">
Slash说：“当然，我们现在继续做的事情并在将来做的事情，我们将与乌克兰合作，以确保他们能够做到这一点。”</text:p>
      <text:p text:style-name="P4">
*!(https://www.ukrinform.ua/rubric-polytics/3729165-es-ne-mae-znizuvati-planku-sodo-clenstva-dla-ukraini-mzs-danii.html)此外，美国政府报告说，在战争结束后，与基辅以及盟友和合作伙伴进行了积极的间隔，以确定乌克兰的安全性。 在这方面，她强调说，美国致力于继续乌克兰人需要的支持。</text:p>
      <text:p text:style-name="P4">
<text:span text:style-name="T4">
另请阅读：</text:span>
 [在白宫对谈判的评论(https://www.ukrinform.ua/rubric-world/3732798-u-bilomu-domi-prokomentuvali-peregovori-ekscinovnikiv-ssa-z-rosieu-pro-ukrainu.html)白宫代表说：“这就是为什么我们与他们讨论结构和格式，以便能够有效地做到这一点。”</text:p>
      <text:p text:style-name="P4">
乌克林福姆(Ukrinform)表示，根据北约的美国常设代表，史密斯史密斯(Smith -Smith)人员配备了<text:a xlink:type="simple" xlink:href="https://www.ukrinform.ua/rubric-polytics/3732938-ukraina-na-samiti-u-vilnusi-moze-rozrahovuvati-na-potuznisij-signal-niz-u-buharesti-posol-ssa.html" text:style-name="Internet_20_link" text:visited-style-name="Visited_20_Internet_20_Link">
乌克兰在维尔纽斯(Vilnius)的一次峰会上，可以指望联盟的更强大信号</text:a>
比2008年在布加勒斯特的一次会议上。</text:p>
      <text:p text:style-name="P4">
News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JSC Marinka Direcion Rusian军队炮击了St. Krasnogorivka</text:span>
</text:h>
      <text:p text:style-name="P4">
作者: liveuamap (Language: en)</text:p>
      <text:p text:style-name="P4">
时间: 2023-07-07T-10:25:00</text:p>
      <text:p text:style-name="P4">
地点: Donetsk Oblast (Latitude:47.91531 Longtitude:37.46218)</text:p>
      <text:p text:style-name="P4">
视频: []</text:p>
      <text:p text:style-name="P4">
图片: []</text:p>
      <text:p text:style-name="P4">
标签: ["Russia"]</text:p>
      <text:p text:style-name="P4">
Id: 22574464</text:p>
      <!--METADATA-->
      <text:p text:style-name="P4">
在玛丽卡(Maryinka)方向，俄罗斯军队炮击Krasnohorivka，Heorhiyivka，Maksymilyanivka，Hostre，Hostre，Maryinka和Donetsk地区的Pobyeda。 俄罗斯武器在克拉斯诺霍利夫卡(Krasnohorivka)进行了空袭 - 乌克兰的武装部队在《早晨报告》中说</text:p>
      <text:p text:style-name="P4">
新闻收集链接：<text:a xlink:type="simple" xlink:href="https：\/\/liveuamap.com \/en \/2023 \/7- 7月7日 -  at-maryinka-directionlection-russian-army-army-shelled-krasnohorivka" text:style-name="Internet_20_link" text:visited-style-name="Visited_20_Internet_20_Link">
https：\/\/liveuamap.com \/en \/2023 \/7- 7--- at-at-at-maryinka-directionlection-russian-army-army-shelled-krasnohorivka</text:a>
</text:p>
      <text:p text:style-name="P4">
News Source: <text:a xlink:type="simple" xlink:href="https://t.me/lumsrc/5295" text:style-name="Internet_20_link" text:visited-style-name="Visited_20_Internet_20_Link">
https://t.me/lumsrc/5295</text:a>
</text:p>
      <!--NEWS-->
      <text:h text:style-name="P10" text:outline-level="1">
<text:span text:style-name="T4">
莱西亚·特伦科（Lesya Turenko）在大满贯上赢得了最长的泰布雷克（Taibreik）</text:span>
</text:h>
      <text:p text:style-name="P4">
作者: Ukrinform (Person)</text:p>
      <text:p text:style-name="P4">
出版商: Укринформ (Organization)</text:p>
      <text:p text:style-name="P4">
出版时间: 2023-07-07T-11:22:00+03:00</text:p>
      <text:p text:style-name="P4">
修改时间: 2023-07-07T20:22:00+03:00</text:p>
      <text:p text:style-name="P4">
描述: 莱斯娅·库伦科（Lesya Tsurenko）在击败了罗马尼亚人安娜·博格丹（Ana Bogdan）（4：6，6：3，7：6（20：18）之后，在温网锦标赛的第三圈中成为纪录的冠军 - 最长的泰布拉克（Taibraik）大满贯的历史。</text:p>
      <text:p text:style-name="P4">
图片: ['<text:a xlink:type="simple" xlink:href="https://static.ukrinform.com/photos/2023_07/thumb_files/630_360_1688750567-359.jpg" text:style-name="Internet_20_link" text:visited-style-name="Visited_20_Internet_20_Link">
630_360_16887...</text:a>
']</text:p>
      <text:p text:style-name="P4">
标签: ['Цуренко', 'Теніс', 'Вімблдон']</text:p>
      <text:p text:style-name="P4">
类型: Article</text:p>
      <!--METADATA-->
      <text:p text:style-name="P4">
<draw:frame draw:style-name="fr1" draw:name="Image30" text:anchor-type="as-char" svg:width="6.9236in" svg:height="3.956343in" draw:z-index="0">
<draw:image xlink:href="../Images/yкринформ/2023-07-07T-11-22-00-03-00/630_360_1688750567-359.jpg" xlink:type="simple" xlink:show="embed" xlink:actuate="onLoad" draw:mime-type="image/jpeg"/>
</draw:frame>
乌克兰莱斯娅·库伦科(Lesya Tsurenko)一定地击败罗马尼亚安娜·博格丹(4：6，6：3，7：6(20:18)在温网锦标赛的第三节中，它成为了纪录的冠军 - 大满贯历史上最有韧性的泰布雷克。</text:p>
      <text:p text:style-name="P4">
乌克林福姆报道，Tsurenko在决定性的比赛中逃脱了胜利，在最后的Lathbraik 5比赛中获救。</text:p>
      <text:p text:style-name="P4">
Taibreik在Lesya Tsurenko和Ana Bogdan之间的最后一场比赛中以38分是女子单一类别的大满贯Vistoria锦标赛中最具抵抗力。</text:p>
      <text:p text:style-name="P4">
<text:span text:style-name="T4">
另请阅读：</text:span>
 <text:a xlink:type="simple" xlink:href="https://www.ukrinform.ua/rubric-sports/3732911-curenko-vijsla-do-cetvertogo-kola-vimbldona.html" text:style-name="Internet_20_link" text:visited-style-name="Visited_20_Internet_20_Link">
<text:span text:style-name="T4">
 tsurenko </text:span>
去了温布尔登的第四个圈子</text:a>
Tsurenko的四分之一决赛肇事者与第四贵族杰西卡·佩古拉(Jessica Pegula)一起演奏，这座山上越过了意大利伊丽莎白·切弗拉托(Elizabeth Chervratto)(6：4，6：0).</text:p>
      <text:p text:style-name="P4">
Фото: Getty Images.</text:p>
      <text:p text:style-name="P4">
News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Zelensky到达土耳其与Erdogan进行会谈</text:span>
</text:h>
      <text:p text:style-name="P4">
作者: Ukrinform (Person)</text:p>
      <text:p text:style-name="P4">
出版商: Укринформ (Organization)</text:p>
      <text:p text:style-name="P4">
出版时间: 2023-07-07T-12:20:00+03:00</text:p>
      <text:p text:style-name="P4">
修改时间: 2023-07-07T20:20:00+03:00</text:p>
      <text:p text:style-name="P4">
描述: 乌克兰沃迪米尔·泽伦斯基（Ukraine Volodymyr Zelensky）总统抵达土耳其，他将与总统雷切普·泰伊普·埃尔多安（Recep Taiip Erdogan）进行谈判。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Ердоган', 'Туреччина', 'Зеленський']</text:p>
      <text:p text:style-name="P4">
类型: Article</text:p>
      <!--METADATA-->
      <text:p text:style-name="P4">
<draw:frame draw:style-name="fr1" draw:name="Image31" text:anchor-type="as-char" svg:width="6.9236in" svg:height="3.956343in" draw:z-index="0">
<draw:image xlink:href="../Images/yкринформ/2023-07-07T-12-20-00-03-00/630_360_1685119271-129.jpeg" xlink:type="simple" xlink:show="embed" xlink:actuate="onLoad" draw:mime-type="image/jpeg"/>
</draw:frame>
乌克兰沃罗迪米尔·泽伦斯基总统抵达土耳其，泰伊普·埃尔多安总统将举行谈判。</text:p>
      <text:p text:style-name="P4">
他在[电报]中写了有关它的文章(https://t.me/V_Zelenskiy_official/6893)，报道乌克林福姆。</text:p>
      <text:p text:style-name="P4">
“我们在土耳其完成了忙碌的一天。 与总统埃尔多安(Erdogan)的谈判。 配方，北约峰会，担保和谷物倡议的职位协调。 乌克兰重建，国际企业的国防合同。”</text:p>
      <text:p text:style-name="P4">
<text:span text:style-name="T4">
另请阅读：</text:span>
 [<text:span text:style-name="T4">
 Zelensky </text:span>
和<text:span text:style-name="T4">
 Erdogan </text:span>
 <text:span text:style-name="T4">
 </text:span>
 <text:span text:style-name="T4">
今天会遇到</text:span>
<text:span text:style-name="T4">
 </text:span>
在<text:span text:style-name="T4">
 istanbul </text:span>
 **(https://www.ukrinform.ua/rubric-polytics/3732568-zelenskij-ta-erdogan-zustrinutsa-sogodni-v-stambuli.html)在伊斯坦布尔会议结束时，预计将举行新闻发布会。</text:p>
      <text:p text:style-name="P4">
正如乌克林福姆报道的那样，星期五总统弗拉基米尔<text:a xlink:type="simple" xlink:href="http://www.ukrinform.ua/rubric-polytics/3732767-zelenskij-zustrivsa-z-prezidentkou-slovaccini.html" text:style-name="Internet_20_link" text:visited-style-name="Visited_20_Internet_20_Link">
Zelensky与斯洛伐克总统一起</text:a>
Zuzanuyuchal，因为他在下午来访斯洛伐克。</text:p>
      <text:p text:style-name="P4">
早些时候，他访问了<text:a xlink:type="simple" xlink:href="https://www.ukrinform.ua/rubric-polytics/3732479-zelenskij-zustricaetsa-z-prezidentom-cehii-pavelom.html" text:style-name="Internet_20_link" text:visited-style-name="Visited_20_Internet_20_Link">
捷克共和国</text:a>
Tabolgaria。</text:p>
      <text:p text:style-name="P4">
_foto：op _</text:p>
      <text:p text:style-name="P4">
News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军队的JSC Shakhtar Directio Rusian炮击了Blessed，煤炭，Golden Niva，Shakhtar ...</text:span>
</text:h>
      <text:p text:style-name="P4">
作者: liveuamap (Language: en)</text:p>
      <text:p text:style-name="P4">
时间: 2023-07-07T-12:25:00</text:p>
      <text:p text:style-name="P4">
地点: Vuhledar, Donetsk Oblast (Latitude:47.77971 Longtitude:37.24503)</text:p>
      <text:p text:style-name="P4">
视频: []</text:p>
      <text:p text:style-name="P4">
图片: []</text:p>
      <text:p text:style-name="P4">
标签: ["Russia"]</text:p>
      <text:p text:style-name="P4">
Id: 22574463</text:p>
      <!--METADATA-->
      <text:p text:style-name="P4">
在沙克塔克(Shakhtarske)的指示，俄罗斯军队炮击了顿涅茨克地区的布拉霍达(Vuhledar)，Vuhledar，Zolotanyva，Shakhtarske和Velyka Novosilka。 俄罗斯航空导入的空袭在Vuhledar，乌克兰武装部队在早晨的报告中</text:p>
      <text:p text:style-name="P4">
新闻集链接：<text:a xlink:type="simple" xlink:href="https：\/\/liveuamap.com \/en \/2023 \/7- 7月7日-At-at-Shakhtarske-directionlectiondirceptionle-army-army-army-shelled-blahodatne" text:style-name="Internet_20_link" text:visited-style-name="Visited_20_Internet_20_Link">
https：\/\/liveuamap.com \/en \/2023 \/7-- 7-七月 -  at-as-at-shakhtarske-directiondirection-Russian-army-army-shelled-blahodatne</text:a>
</text:p>
      <text:p text:style-name="P4">
News Source: <text:a xlink:type="simple" xlink:href="https://t.me/lumsrc/5296" text:style-name="Internet_20_link" text:visited-style-name="Visited_20_Internet_20_Link">
https://t.me/lumsrc/5296</text:a>
</text:p>
      <!--NEWS-->
      <text:h text:style-name="P10" text:outline-level="1">
<text:span text:style-name="T4">
拉脱维亚音乐节上的“达达里克”与15,000个合唱团一起演出了乌克兰国歌</text:span>
</text:h>
      <text:p text:style-name="P4">
作者: Ukrinform (Person)</text:p>
      <text:p text:style-name="P4">
出版商: Укринформ (Organization)</text:p>
      <text:p text:style-name="P4">
出版时间: 2023-07-07T-13:15:00+03:00</text:p>
      <text:p text:style-name="P4">
修改时间: 2023-07-07T20:15:00+03:00</text:p>
      <text:p text:style-name="P4">
描述: LVIV国家学术男子合唱教堂“ Dudaryk”参加了在拉脱维亚（拉脱维亚）举行的150个合唱节。 乌克兰队演出了15,000个合唱团的乌克兰国歌。  - 乌克林。</text:p>
      <text:p text:style-name="P4">
图片: ['<text:a xlink:type="simple" xlink:href="https://static.ukrinform.com/photos/2023_07/thumb_files/630_360_1688749688-958.jpg" text:style-name="Internet_20_link" text:visited-style-name="Visited_20_Internet_20_Link">
630_360_16887...</text:a>
']</text:p>
      <text:p text:style-name="P4">
标签: ['Гімн', 'Латвія', 'Музика', 'Україна', 'Капела']</text:p>
      <text:p text:style-name="P4">
类型: Article</text:p>
      <!--METADATA-->
      <text:p text:style-name="P4">
<draw:frame draw:style-name="fr1" draw:name="Image32" text:anchor-type="as-char" svg:width="6.9236in" svg:height="3.956343in" draw:z-index="0">
<draw:image xlink:href="../Images/yкринформ/2023-07-07T-13-15-00-03-00/630_360_1688749688-958.jpg" xlink:type="simple" xlink:show="embed" xlink:actuate="onLoad" draw:mime-type="image/jpeg"/>
</draw:frame>
LVIV学术男子合唱教堂“ Dudaryk”涉及(拉脱维亚).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text:span text:style-name="T5">
<text:span text:style-name="T4">
Відео</text:span>
 : <text:a xlink:type="simple" xlink:href="https://www.youtube.com/watch" text:style-name="Internet_20_link" text:visited-style-name="Visited_20_Internet_20_Link">
 DudarykLviv </text:a>
</text:span>
</text:p>
      <text:p text:style-name="P4">
“节日吸引了本周所有拉脱维亚和世界公众的关注。 这是今年表达的主要内容(信息)乌克兰人民在为争取独立和存在的斗争中宣布了支持。这样，拉脱维亚对整个文明的世界进行了讲话 - 建立乌克兰的胜利!” Dudaryk。</text:p>
      <text:p text:style-name="P4">
<text:span text:style-name="T5">
foto：lviv oblrad</text:span>
</text:p>
      <text:p text:style-name="P4">
达达里克(Dudaryk)是唯一被邀请参加此次活动的外国球队。 这个节日与世界上最大的合唱活动一致。 此外，他是人类口腔无形遗产的杰作。 自1873年以来，所有的歌曲和舞蹈节就一直在每五年以来举行。</text:p>
      <text:p text:style-name="P4">
同时，有40,000多名表演者聚集在音乐节上。</text:p>
      <text:p text:style-name="P4">
<text:span text:style-name="T4">
另请阅读：</text:span>
 <text:a xlink:type="simple" xlink:href="https://www.ukrinform.ua/rubric-culture/3731927-u-pidzemelli-medzibizkogo-zamku-znali-klip-u-vikonanni-vosmiricnoi-skolarki.html" text:style-name="Internet_20_link" text:visited-style-name="Visited_20_Internet_20_Link">
在Medzibiza Castle的地牢中被拆除<text:span text:style-name="T4">
剪辑</text:span>
执行八年级的女生</text:a>
在节日曲目中 - 民间和经典合唱<text:a xlink:type="simple" xlink:href="https://www.ukrinform.ua/tag-pisna" text:style-name="Internet_20_link" text:visited-style-name="Visited_20_Internet_20_Link">
歌曲</text:a>
曲目中还包括了甲ap的表现，有时是当代流行歌曲。</text:p>
      <text:p text:style-name="P4">
正如乌克林福姆报道的<text:a xlink:type="simple" xlink:href="https://www.ukrinform.ua/rubric-culture/3602117-nacionalna-kapela-dudarik-zibrala-kosti-na-bezpilotnik-dla-vijskovih.html" text:style-name="Internet_20_link" text:visited-style-name="Visited_20_Internet_20_Link">
国家教堂“ Dudaryk”</text:a>
多亏了慈善马拉松比赛，她完成了以丹尼尔(Daniel)命名的24个OMB的无人机筹集资金。</text:p>
      <text:p text:style-name="P4">
<text:span text:style-name="T5">
foto：lviv ova</text:span>
</text:p>
      <text:p text:style-name="P4">
News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JSC Zaporizhzhia和Kherson Direction Rusian军队炮击了Malinovka，Guliaypole，Iron Monk ...</text:span>
</text:h>
      <text:p text:style-name="P4">
作者: liveuamap (Language: en)</text:p>
      <text:p text:style-name="P4">
时间: 2023-07-07T-14:25:00</text:p>
      <text:p text:style-name="P4">
地点: Zaporizhzhia (Latitude:47.60269 Longtitude:35.8877)</text:p>
      <text:p text:style-name="P4">
视频: []</text:p>
      <text:p text:style-name="P4">
图片: []</text:p>
      <text:p text:style-name="P4">
标签: ["Russia"]</text:p>
      <text:p text:style-name="P4">
Id: 22574462</text:p>
      <!--METADATA-->
      <text:p text:style-name="P4">
在Zaporizhzhzhia和Kherson的指示，俄罗斯军队炮击了Malynivka，Huliapole，Zaliznychne，Yehorivka，Zaporizhzhuanet的Mala Tokmachka； Zolota Balka，Sadove，Antonivka，Kherson地区的Pryozerne和Kherson City。 Donetsk地区Velyka Novosilka的俄罗斯航空诱使航空； Novodarivka，Chervonakrynynytsya，Zaporizhzhzhzhzhzhzhia地区的Novodanylivka</text:p>
      <text:p text:style-name="P4">
新闻集链接：(https：\/\/liveuamap.com \/en \/2023 \/7- 7月7日-At-at-at-Zaporizhzhzhzhzhzhzhia-and-kherson-directions-directions-russian-army-army)</text:p>
      <text:p text:style-name="P4">
News Source: <text:a xlink:type="simple" xlink:href="https://t.me/lumsrc/5297" text:style-name="Internet_20_link" text:visited-style-name="Visited_20_Internet_20_Link">
https://t.me/lumsrc/5297</text:a>
</text:p>
      <!--NEWS-->
      <text:h text:style-name="P10" text:outline-level="1">
<text:span text:style-name="T4">
俄罗斯部队在顿涅茨克和卢汉斯克地区采取进攻行动。 乌克兰军事...</text:span>
</text:h>
      <text:p text:style-name="P4">
作者: liveuamap (Language: en)</text:p>
      <text:p text:style-name="P4">
时间: 2023-07-07T-16:25:00</text:p>
      <text:p text:style-name="P4">
地点: Donetsk (Latitude:47.84727 Longtitude:37.50252)</text:p>
      <text:p text:style-name="P4">
视频: []</text:p>
      <text:p text:style-name="P4">
图片: []</text:p>
      <text:p text:style-name="P4">
标签: ["Russia"]</text:p>
      <text:p text:style-name="P4">
Id: 22574461</text:p>
      <!--METADATA-->
      <text:p text:style-name="P4">
俄罗斯军队在顿涅茨克和卢汉斯克地区进行进攻行动。Ukrainian军方与卢汉斯克地区的Karmazynivka附近的俄罗斯军队进行了30次战斗活动 上午报告</text:p>
      <text:p text:style-name="P4">
新闻集链接：<text:a xlink:type="simple" xlink:href="https：\/\/liveuamap.com \/en \/2023 \/7- 7月7日 - 俄罗斯 - 佛罗里达 - 导入犯罪行为 - 迪内茨克" text:style-name="Internet_20_link" text:visited-style-name="Visited_20_Internet_20_Link">
https：\/\/liveuamap.com \/en \/2023 \/7- 7月7日 - 俄罗斯 - 俄罗斯 - 连导犯罪 - 犯罪行为 -  in-donetsk</text:a>
</text:p>
      <text:p text:style-name="P4">
News Source: <text:a xlink:type="simple" xlink:href="https://t.me/lumsrc/5298" text:style-name="Internet_20_link" text:visited-style-name="Visited_20_Internet_20_Link">
https://t.me/lumsrc/5298</text:a>
</text:p>
      <!--NEWS-->
      <text:h text:style-name="P10" text:outline-level="1">
<text:span text:style-name="T4">
奇特布鲁斯特鲁尔（Kyivbudrestructure）的董事涉嫌在电梯维修中偷窃</text:span>
</text:h>
      <text:p text:style-name="P4">
作者: Ukrinform (Person)</text:p>
      <text:p text:style-name="P4">
出版商: Укринформ (Organization)</text:p>
      <text:p text:style-name="P4">
出版时间: 2023-07-07T-17:45:00+03:00</text:p>
      <text:p text:style-name="P4">
修改时间: 2023-07-07T17:45:00+03:00</text:p>
      <text:p text:style-name="P4">
描述: 在基辅，他们涉嫌涉嫌市政企业董事“基夫布德策划”，并且在盗窃预算资金以维修电梯的情况下，承包组织负责人。  - 乌克林。</text:p>
      <text:p text:style-name="P4">
图片: ['<text:a xlink:type="simple" xlink:href="https://static.ukrinform.com/photos/2020_07/thumb_files/630_360_1594301025-589.jpg" text:style-name="Internet_20_link" text:visited-style-name="Visited_20_Internet_20_Link">
630_360_15943...</text:a>
']</text:p>
      <text:p text:style-name="P4">
标签: ['Підозра', 'Київ', 'Офіс генпрокурора']</text:p>
      <text:p text:style-name="P4">
类型: Article</text:p>
      <!--METADATA-->
      <text:p text:style-name="P4">
<draw:frame draw:style-name="fr1" draw:name="Image34" text:anchor-type="as-char" svg:width="6.9236in" svg:height="3.956343in" draw:z-index="0">
<draw:image xlink:href="../Images/yкринформ/2023-07-07T-17-45-00-03-00/630_360_1594301025-589.jpg" xlink:type="simple" xlink:show="embed" xlink:actuate="onLoad" draw:mime-type="image/jpeg"/>
</draw:frame>
在基辅，他们被怀疑是市政企业“基夫布德策划”的董事，以及在盗窃预算资金以维修电梯的情况下承包组织的负责人。</text:p>
      <text:p text:style-name="P4">
根据乌克林福姆的报道，它报告了[检察长办公室]。(http://www.gp.gov.ua/ua/posts/rozkradannya-byudzetnix-kostiv-na-remonti-liftiv-vikrito-kerivnikiv-komunalnogo-pidprijemstva-ta-pidryadnix-organizacii)根据基辅城市检察官的程序指导，据报道，据报道涉嫌浪费预算基金(艺术的第5部分。 191乌克兰的刑法).</text:p>
      <text:p text:style-name="P4">
За даними слідства, службові особи комунального підприємства, діючи вінтересах суб’єктів господарювання, укладали з ними договори підряду напроведення робіт з реконструкції ліфтів у житлових будинках <text:a xlink:type="simple" xlink:href="https://www.ukrinform.ua/tag-kiiv" text:style-name="Internet_20_link" text:visited-style-name="Visited_20_Internet_20_Link">
 Києва</text:a>
。</text:p>
      <text:p text:style-name="P4">
承包商在地块中通过受控公司进行了电梯和组件的采购。 之后，他们以高于市场的价格将其交付给公用事业公司。 在某些情况下，购买的电梯的高估每单位超过40万UAH。</text:p>
      <text:p text:style-name="P4">
目前确定的损失总计超过130万。</text:p>
      <text:p text:style-name="P4">
此外，在审前调查的框架内，承包商的工人记录了个人对话，根据该对话，根据该对话，在建立不良的电梯设备时，众所周知，电梯工作的执行人是众所周知的，并故意假设了人类的可能性伤亡时间。</text:p>
      <text:p text:style-name="P4">
根据执法人员的法院命令，在参与非法计划的人员的工作地点和居住地，进行了20多次搜查。</text:p>
      <text:p text:style-name="P4">
选择犯罪嫌疑人的问题得到了解决。</text:p>
      <text:p text:style-name="P4">
这些业务实体达成的其他协议正在进行中，以浪费预算基金。</text:p>
      <text:p text:style-name="P4">
<text:span text:style-name="T4">
另请阅读：</text:span>
 [Svyatoshinsk地区政府官员被撤职，因为(https://www.ukrinform.ua/rubric-kyiv/3730923-cinovnika-svatosinskoi-rda-vidstoronili-cerez-rozkradanna-pri-remonti-ukrittiv.html)</text:p>
      <text:p text:style-name="P4">
照片：RFE / RL</text:p>
      <text:p text:style-name="P4">
News Source: <text:a xlink:type="simple" xlink:href="https://www.ukrinform.ua/rubric-kyiv/3732881-direktora-kiivbudrekonstrukcii-pidozruut-u-rozkradanni-na-remonti-liftiv.html" text:style-name="Internet_20_link" text:visited-style-name="Visited_20_Internet_20_Link">
https://www.ukrinform.ua/rubric-kyiv/3732881-direktora-kiivbudrekonstrukcii-pidozruut-u-rozkradanni-na-remonti-liftiv.html</text:a>
</text:p>
      <!--NEWS-->
      <text:h text:style-name="P10" text:outline-level="1">
<text:span text:style-name="T4">
国际货币基金组织改善了乌克兰的经济预测</text:span>
</text:h>
      <text:p text:style-name="P4">
作者: Ukrinform (Person)</text:p>
      <text:p text:style-name="P4">
出版商: Укринформ (Organization)</text:p>
      <text:p text:style-name="P4">
出版时间: 2023-07-07T-18:43:00+03:00</text:p>
      <text:p text:style-name="P4">
修改时间: 2023-07-07T17:43:00+03:00</text:p>
      <text:p text:style-name="P4">
描述: 截至5月，乌克兰实际GDP的增加已经达到“加” 2.4％，而去年年底“减去” 29.1％，通货膨胀率降低和外汇市场状况的提高。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Економіка', 'МВФ', 'Україна', 'ВВП']</text:p>
      <text:p text:style-name="P4">
类型: Article</text:p>
      <!--METADATA-->
      <text:p text:style-name="P4">
<draw:frame draw:style-name="fr1" draw:name="Image35" text:anchor-type="as-char" svg:width="6.9236in" svg:height="3.956343in" draw:z-index="0">
<draw:image xlink:href="../Images/yкринформ/2023-07-07T-18-43-00-03-00/630_360_1680538218-164.jpg" xlink:type="simple" xlink:show="embed" xlink:actuate="onLoad" draw:mime-type="image/jpeg"/>
</draw:frame>
乌克兰的实际GDP增长已经达到2.4％，而去年年底减29.1％，而外汇市场的通货膨胀指标和改善的状况有所下降。</text:p>
      <text:p text:style-name="P4">
这是在星期五的<text:a xlink:type="simple" xlink:href="https://www.imf.org/-/media/Files/Publications/CR/2023/English/1UKREA2023002.ashx" text:style-name="Internet_20_link" text:visited-style-name="Visited_20_Internet_20_Link">
文件</text:a>
在首次查看扩展融资计划之后的IMF(eff)乌克林福姆报道，乌克兰。</text:p>
      <text:p text:style-name="P4">
该文件指出：“对数据的分析表明，与EFF计划的批准相比，经济活动更稳定。”</text:p>
      <text:p text:style-name="P4">
特别是，2022年实际的GDP增长(“减”为30.3％，为29.1％). Це сталося завдяки більш потужнійдинаміці в IV кварталі минулого року, коли господарства та компанії в Українікраще адаптувалися до відключення електропостачання.</text:p>
      <text:p text:style-name="P4">
<text:span text:style-name="T4">
Читайте також:</text:span>
 <text:a xlink:type="simple" xlink:href="https://www.ukrinform.ua/rubric-economy/3730975-ukraina-otrimala-se-890-miljoniv-vid-mvf-minfin.html" text:style-name="Internet_20_link" text:visited-style-name="Visited_20_Internet_20_Link">
 Україна отримала ще $890 мільйонів від <text:span text:style-name="T4">
МВФ</text:span>
 - Мінфін</text:a>
此外，在2023年第一季度，GDP增长增加到“ 2.4％”，这表明经济活动的重大恢复”以及战争期间的商业和家庭进一步适应。 该文件指出：“调查确认情绪的改善。”</text:p>
      <text:p text:style-name="P4">
取而代之的是，不可预见的风险表明，卡科夫斯基大坝的破坏，“这可能会影响耕地损失，移民和工业场所的侵犯，包括缺乏水和电力。”</text:p>
      <text:p text:style-name="P4">
<text:span text:style-name="T4">
另请阅读：</text:span>
 <text:a xlink:type="simple" xlink:href="https://www.ukrinform.ua/rubric-economy/3731433-ukraina-cogoric-uze-otrimala-236-milarda-makrofinansovoi-dopomogi.html" text:style-name="Internet_20_link" text:visited-style-name="Visited_20_Internet_20_Link">
乌克兰今年已经获得了236亿美元的金融援助</text:a>
截至2023年5月，乌克兰的通货膨胀率从截至2022年底的26.6％降至RIOT维度的15.3％。 基本通货膨胀(中和食品和电价的变化)5月底，它也从2022年底下降到15.6％。 根据该基金的说法，它是食品和燃料供应的展示，攻击后能源部门的迅速更新以及加强Hryvnia现金。</text:p>
      <text:p text:style-name="P4">
值得注意的是，自6月以来，家庭的电费将增加60％以上，但这将稍微影响由于低苏族人而导致的通货膨胀。在这个<text:a xlink:type="simple" xlink:href="https://www.ukrinform.ua/tag-mvf" text:style-name="Internet_20_link" text:visited-style-name="Visited_20_Internet_20_Link">
IMF</text:a>
他们指出，与去年相比，预算赤字的恶化，“因为在2023年的前四个月中，收入越来越多。” 在这方面，人们指出的是，在今年的头四个月中，总预算赤字达到了约1,850亿美元，而去年同期UAH 1300亿。</text:p>
      <text:p text:style-name="P4">
正如乌克兰乌克兰财政部的报道，乌克兰的财政部<text:a xlink:type="simple" xlink:href="https://www.ukrinform.ua/rubric-economy/3732821-minfin-prognozue-cogoric-zrostanna-vvp-do-3.html" text:style-name="Internet_20_link" text:visited-style-name="Visited_20_Internet_20_Link">
计算</text:a>
到2023年，经济增长将增加到3％。</text:p>
      <text:p text:style-name="P4">
News Source: <text:a xlink:type="simple" xlink:href="https://www.ukrinform.ua/rubric-economy/3732879-mvf-pokrasiv-ekonomicni-prognozi-sodo-ukraini.html" text:style-name="Internet_20_link" text:visited-style-name="Visited_20_Internet_20_Link">
https://www.ukrinform.ua/rubric-economy/3732879-mvf-pokrasiv-ekonomicni-prognozi-sodo-ukraini.html</text:a>
</text:p>
      <!--NEWS-->
      <text:h text:style-name="P10" text:outline-level="1">
<text:span text:style-name="T4">
乌克兰划船者在2023年青年世界杯开始时赢得了“黄金”和“银”</text:span>
</text:h>
      <text:p text:style-name="P4">
作者: Ukrinform (Person)</text:p>
      <text:p text:style-name="P4">
出版商: Укринформ (Organization)</text:p>
      <text:p text:style-name="P4">
出版时间: 2023-07-07T-1:00:03+03:00</text:p>
      <text:p text:style-name="P4">
修改时间: 2023-07-07T21:00:03+03:00</text:p>
      <text:p text:style-name="P4">
描述: 两枚奖牌在世界皮划艇的决赛的第一天带来了乌克兰国家队，并在23岁以下的大三学生和独木舟锦标赛中赢得了独木舟锦标赛，这是在意大利奥伦佐举行的。  - 乌克林。</text:p>
      <text:p text:style-name="P4">
图片: ['<text:a xlink:type="simple" xlink:href="https://static.ukrinform.com/photos/2023_07/thumb_files/630_360_1688752651-864.jpg" text:style-name="Internet_20_link" text:visited-style-name="Visited_20_Internet_20_Link">
630_360_16887...</text:a>
']</text:p>
      <text:p text:style-name="P4">
标签: ['Чемпіонат світу', 'Веслування на байдарках і каное', 'Молодь']</text:p>
      <text:p text:style-name="P4">
类型: Article</text:p>
      <!--METADATA-->
      <text:p text:style-name="P4">
<draw:frame draw:style-name="fr1" draw:name="Image36" text:anchor-type="as-char" svg:width="6.9236in" svg:height="3.956343in" draw:z-index="0">
<draw:image xlink:href="../Images/yкринформ/2023-07-07T-1-00-03-03-00/630_360_1688752651-864.jpg" xlink:type="simple" xlink:show="embed" xlink:actuate="onLoad" draw:mime-type="image/jpeg"/>
</draw:frame>
在23岁以下的大三和运动员中，在世界划船锦标赛和独木舟的第一天，两次奖牌乌克兰国家队在23岁以下的比赛中进行了奖牌。</text:p>
      <text:p text:style-name="P4">
如<text:a xlink:type="simple" xlink:href="https://www.facebook.com/olympicua/posts/pfbid02AZCmY8xiNXDuxk5aajZYz41YTZf9jrdHCK9q1pXhQTLNgozD1cSVmWWeMydjFLhpl" text:style-name="Internet_20_link" text:visited-style-name="Visited_20_Internet_20_Link">
新闻服务</text:a>
乌克兰国家奥林匹克委员会(诺)乌克林福姆报道，乌克兰夫人的乌克兰人是乌克兰人的乌克兰人和维塔利·普赖斯泰(Vitaliy Prystay)，在独木舟两中的大三学生的获胜者。</text:p>
      <text:p text:style-name="P4">
在同一学科 - 在青年中 - “银”赢得了Artem星期四Tapavlo Borsuk。</text:p>
      <text:p text:style-name="P4">
<text:span text:style-name="T4">
另请阅读：</text:span>
 <text:a xlink:type="simple" xlink:href="https://www.ukrinform.ua/rubric-sports/3718351-ukrainski-vesluvalniki-vigrali-medalnij-zalik-kubka-svitu-u-bolgarii.html" text:style-name="Internet_20_link" text:visited-style-name="Visited_20_Internet_20_Link">
乌克兰划船者赢得了保加利亚的Cubcasvist奖牌教室</text:a>
比赛将持续到7月9日。</text:p>
      <text:p text:style-name="P4">
照片：NOC。</text:p>
      <text:p text:style-name="P4">
News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基辅从波兰再收到六辆地铁汽车</text:span>
</text:h>
      <text:p text:style-name="P4">
作者: Ukrinform (Person)</text:p>
      <text:p text:style-name="P4">
出版商: Укринформ (Organization)</text:p>
      <text:p text:style-name="P4">
出版时间: 2023-07-07T-21:13:00+03:00</text:p>
      <text:p text:style-name="P4">
修改时间: 2023-07-07T15:13:00+03:00</text:p>
      <text:p text:style-name="P4">
描述: 在华沙同事的协助下，基辅地铁再收到六辆汽车。  - 乌克林。</text:p>
      <text:p text:style-name="P4">
图片: ['<text:a xlink:type="simple" xlink:href="https://static.ukrinform.com/photos/2023_07/thumb_files/630_360_1688731841-951.png" text:style-name="Internet_20_link" text:visited-style-name="Visited_20_Internet_20_Link">
630_360_16887...</text:a>
']</text:p>
      <text:p text:style-name="P4">
标签: ['Метро', 'Польща', 'Варшава', 'Київ', 'допомога', 'Вагони']</text:p>
      <text:p text:style-name="P4">
类型: Article</text:p>
      <!--METADATA-->
      <text:p text:style-name="P4">
<draw:frame draw:style-name="fr1" draw:name="Image37" text:anchor-type="as-char" svg:width="6.9236in" svg:height="3.956343in" draw:z-index="0">
<draw:image xlink:href="../Images/yкринформ/2023-07-07T-21-13-00-03-00/630_360_1688731841-951.png" xlink:type="simple" xlink:show="embed" xlink:actuate="onLoad" draw:mime-type="image/png"/>
</draw:frame>
在华沙同事的协助下，基辅大都市又获得了六辆汽车。</text:p>
      <text:p text:style-name="P4">
根据乌克林福姆的报道，它报告了<text:a xlink:type="simple" xlink:href="http://kyivcity.gov.ua/news/kivskiy_metropoliten_otrimav_sche_shist_vagoniv_iz_polschi/" text:style-name="Internet_20_link" text:visited-style-name="Visited_20_Internet_20_Link">
基辅市政府。</text:a>
“前几天，还有六辆华沙汽车到达<text:a xlink:type="simple" xlink:href="https://www.ukrinform.ua/tag-kiiv" text:style-name="Internet_20_link" text:visited-style-name="Visited_20_Internet_20_Link">
基辅</text:a>
作为波兰圈子的技术援助的一部分。 总共，地铁收到了18辆汽车，计划到今年年底，供应42辆。”消息写道。</text:p>
      <text:p text:style-name="P4">
“企业的专家逐渐检查并检查获得的汽车，尤其是机械部分。 尽管在基辅地铁的线路上也感觉到了№81-717系列，但在检查和检查所有设备时可以考虑许多差异，”企业“基辅大都市”。</text:p>
      <text:p text:style-name="P4">
KSCA提醒KP“ Kyiv Metro”汽车的库存公园是821辆不同型号和生产年份的货车，其中656辆货车生产。</text:p>
      <text:p text:style-name="P4">
滚动库存需要强制性的监管工作。 是的，每4.8万公里(每4年一次)货车经过工厂(从目前到资本)维修。</text:p>
      <text:p text:style-name="P4">
<text:span text:style-name="T4">
另请阅读：</text:span>
 <text:a xlink:type="simple" xlink:href="https://www.ukrinform.ua/rubric-kyiv/3694568-u-kiivskomu-metro-zapracuvala-ditaca-lokacia-vid-unisef.html" text:style-name="Internet_20_link" text:visited-style-name="Visited_20_Internet_20_Link">
在基辅地铁上是联合国儿童基金会的儿童所在地</text:a>
在维修工作的框架内，预防和审核系统设备，制动系统，发动机并采取其他措施，以确保滚动库存的不间断运行以及所需的运动安全水平。</text:p>
      <text:p text:style-name="P4">
正如乌克林福姆报道的，<text:a xlink:type="simple" xlink:href="https://www.ukrinform.ua/rubric-kyiv/3707770-stolica-otrimala-persu-partiu-novih-vagoniv-metro-vid-varsavi.html" text:style-name="Internet_20_link" text:visited-style-name="Visited_20_Internet_20_Link">
5月</text:a>
基辅地铁从华沙收到了第一批甲基大都市的六辆货车，作为首都的慈善协助。</text:p>
      <text:p text:style-name="P4">
<text:span text:style-name="T5">
foto：kyivcity.gov.ua</text:span>
</text:p>
      <text:p text:style-name="P4">
News Source: <text:a xlink:type="simple" xlink:href="https://www.ukrinform.ua/rubric-kyiv/3732785-kiiv-otrimav-se-sist-vagoniv-metro-iz-polsi.html" text:style-name="Internet_20_link" text:visited-style-name="Visited_20_Internet_20_Link">
https://www.ukrinform.ua/rubric-kyiv/3732785-kiiv-otrimav-se-sist-vagoniv-metro-iz-polsi.html</text:a>
</text:p>
      <!--NEWS-->
      <text:h text:style-name="P10" text:outline-level="1">
<text:span text:style-name="T4">
最高法院主席说，没有理由阻止克尼扎夫案的法官的工作</text:span>
</text:h>
      <text:p text:style-name="P4">
作者: Ukrinform (Person)</text:p>
      <text:p text:style-name="P4">
出版商: Укринформ (Organization)</text:p>
      <text:p text:style-name="P4">
出版时间: 2023-07-07T-22:05:00+03:00</text:p>
      <text:p text:style-name="P4">
修改时间: 2023-07-07T15:05:00+03:00</text:p>
      <text:p text:style-name="P4">
描述: 最高法院主席斯坦尼斯拉夫·克拉夫琴科（Stanislav Kravchenko）表示，他没有法律上的理由来防止大法官的工作，后者出现在收到专家Vsevolod Knyazev的贿赂中。  - 乌克林。</text:p>
      <text:p text:style-name="P4">
图片: ['<text:a xlink:type="simple" xlink:href="https://static.ukrinform.com/photos/2023_06/thumb_files/630_360_1686296040-584.jpg" text:style-name="Internet_20_link" text:visited-style-name="Visited_20_Internet_20_Link">
630_360_16862...</text:a>
']</text:p>
      <text:p text:style-name="P4">
标签: ['Князєв', 'Судді', 'Верховний Суд', 'Корупція']</text:p>
      <text:p text:style-name="P4">
类型: Article</text:p>
      <!--METADATA-->
      <text:p text:style-name="P4">
<draw:frame draw:style-name="fr1" draw:name="Image38" text:anchor-type="as-char" svg:width="6.9236in" svg:height="3.956343in" draw:z-index="0">
<draw:image xlink:href="../Images/yкринформ/2023-07-07T-22-05-00-03-00/630_360_1686296040-584.jpg" xlink:type="simple" xlink:show="embed" xlink:actuate="onLoad" draw:mime-type="image/jpeg"/>
</draw:frame>
Golovker Court Stanislav Kravchenko表示，他没有法官的法律理由，该法官出现在接受Vsevolod Knyazev的栖息地 - 案中。</text:p>
      <text:p text:style-name="P4">
他指出了这一点，回答了一次新闻发布会，上面关于乌克林形式的问题是否已经开始履行司法职责，这是贿赂的笔记。</text:p>
      <text:p text:style-name="P4">
“毫无疑问，大房间的工作仍然存在，但是除了[Knyazev]，看起来像这样(https://www.ukrinform.ua/tag-knazev)，没有人提出过，没有任何职责的法官是无法想象的。 我没有法律理由来防止工作。 他说，只有与高级司法委员会一致的研究，即情况实际上是不变的。”他说。</text:p>
      <text:p text:style-name="P4">
<text:span text:style-name="T4">
另请阅读：</text:span>
 <text:a xlink:type="simple" xlink:href="https://www.ukrinform.ua/rubric-society/3731901-vaks-dozvoliv-prodovziti-do-16-zovtna-dosudove-rozsliduvanna-u-spravi-knazeva.html" text:style-name="Internet_20_link" text:visited-style-name="Visited_20_Internet_20_Link">
<text:span text:style-name="T4">
 waks </text:span>
 <text:span text:style-name="T4">
允许</text:span>
 <text:span text:style-name="T4">
 </text:span>
 <text:span text:style-name="T4">
 </text:span>
 <text:span text:style-name="T4">
 </text:span>
至10月16日<text:span text:style-name="T4">
 10月</text:span>
 10月<text:span text:style-name="T4">
<text:span text:style-name="T5">
* pre -trial </text:span>
* </text:span>
调查<text:span text:style-name="T4">
 </text:span>
在<text:span text:style-name="T4">
 in </text:span>
 in <text:span text:style-name="T4">
 in </text:span>
 in案例<text:span text:style-name="T4">
 </text:span>
 *<text:span text:style-name="T5">
 knyazeva * </text:span>
</text:a>
“关于两名法官的频道有某些电报，三名法官 - 我对此一无所知。我认为，甚至知道的人都没有表达出来，因为这是调查的秘密。是一名辞职的法官，有一个法官辞职，有一名法官正在休假，或两个法官在度假时足够耐用，但我不能将其与这些事情联系起来。”  -  Kravchenko补充说。</text:p>
      <text:p text:style-name="P4">
<text:span text:style-name="T4">
另请阅读：</text:span>
 <text:a xlink:type="simple" xlink:href="https://www.ukrinform.ua/rubric-society/3720415-stanislav-kravcenko-golova-verhovnogo-sudu.html" text:style-name="Internet_20_link" text:visited-style-name="Visited_20_Internet_20_Link">
<text:span text:style-name="T4">
 stanislav </text:span>
 <text:span text:style-name="T4">
 </text:span>
 kravchenko <text:span text:style-name="T4">
，</text:span>
 head <text:span text:style-name="T4">
 </text:span>
 <text:span text:style-name="T4">
 </text:span>
 Supreme <text:span text:style-name="T4">
** court </text:span>
</text:a>
他认为，这个问题将通过宣布额外的怀疑或通过调查来解决立法层面来解决。</text:p>
      <text:p text:style-name="P4">
当被问及是否有武装部队大会的法定人数时包括在大房间的办公室。”</text:p>
      <text:p text:style-name="P4">
<text:span text:style-name="T4">
另请阅读：</text:span>
 <text:a xlink:type="simple" xlink:href="https://www.ukrinform.ua/rubric-society/3725638-direktor-nabu-rozpoviv-ak-jomu-podzvoniv-zelenskij-pisla-zatrimanna-knazeva.html" text:style-name="Internet_20_link" text:visited-style-name="Visited_20_Internet_20_Link">
<text:span text:style-name="T4">
导演</text:span>
 <text:span text:style-name="T4">
 nabu </text:span>
 <text:span text:style-name="T4">
 </text:span>
 <text:span text:style-name="T4">
告诉</text:span>
如何<text:span text:style-name="T4">
 it </text:span>
 at <text:span text:style-name="T4">
 pall </text:span>
 <text:span text:style-name="T4">
 </text:span>
 <text:span text:style-name="T4">
 Zelensky </text:span>
 <text:span text:style-name="T4">
 </text:span>
 <text:span text:style-name="T4">
 </text:span>
 <text:span text:style-name="T4">
 </text:span>
 <text:span text:style-name="T4">
 </text:span>
延迟<text:span text:style-name="T4">
 </text:span>
 nyazeva **</text:a>
</text:p>
      <text:p text:style-name="P4">
正如乌克林福姆(Ukrinform)报道的，5月15日[纳布和萨普(https://www.ukrinform.ua/rubric-society/3709899-masstabnu-korupciu-u-verhovnomu-sudi-dopomogli-viaviti-detektivi-pid-prikrittam-nabu.html)。</text:p>
      <text:p text:style-name="P4">
5月16日，在最高法院的全体法官期间，有140名法官支持Knyazev的陈述。 法官还采用了武装部队的全国决议，以终止克尼扎夫当局。</text:p>
      <text:p text:style-name="P4">
5月17日，最高反腐败法院拒绝满足观察家Knyazev拘留的申诉。</text:p>
      <text:p text:style-name="P4">
5月18日，高级司法委员会满足了专业反腐败检察官办公室的提交，以授予Prime维持Knyazev的许可。 同一天，最高反腐败法院以拘留的形式选出了最高犹太人的专家预防措施，并有可能以1.073亿美元的赔率获得UAH。</text:p>
      <text:p text:style-name="P4">
5月31日，WACS上诉商会将Knyazev的承诺减少到UAH 7500万。</text:p>
      <text:p text:style-name="P4">
5月26日，全体会议选举了最高法院斯坦尼斯拉夫·克拉夫琴科(Stanislav Kravchenko)的新主席。 作为武装部队的一部分，他领导了卡塞特刑事法院。</text:p>
      <text:p text:style-name="P4">
News Source: <text:a xlink:type="simple" xlink:href="https://www.ukrinform.ua/rubric-society/3732783-golova-verhovnogo-sudu-kaze-so-nemae-pidstav-ne-dopuskati-do-roboti-suddivfigurantiv-spravi-knazeva.html" text:style-name="Internet_20_link" text:visited-style-name="Visited_20_Internet_20_Link">
https://www.ukrinform.ua/rubric-society/3732783-golova-verhovnogo-sudu-kaze-so-nemae-pidstav-ne-dopuskati-do-roboti-suddivfigurantiv-spravi-knazeva.html</text:a>
</text:p>
      <!--NEWS-->
      <text:h text:style-name="P10" text:outline-level="1">
<text:span text:style-name="T4">
乌克兰承诺根据IMF计划执行更多结构性信标</text:span>
</text:h>
      <text:p text:style-name="P4">
作者: Ukrinform (Person)</text:p>
      <text:p text:style-name="P4">
出版商: Укринформ (Organization)</text:p>
      <text:p text:style-name="P4">
出版时间: 2023-07-07T-3:58:00+03:00</text:p>
      <text:p text:style-name="P4">
修改时间: 2023-07-07T20:58:00+03:00</text:p>
      <text:p text:style-name="P4">
描述: 由于首次审查，在更新的备忘录中，IMF扩展融资计划下的结构信标数量从19升至23。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МВФ', 'Україна']</text:p>
      <text:p text:style-name="P4">
类型: Article</text:p>
      <!--METADATA-->
      <text:p text:style-name="P4">
<draw:frame draw:style-name="fr1" draw:name="Image39" text:anchor-type="as-char" svg:width="6.9236in" svg:height="3.956343in" draw:z-index="0">
<draw:image xlink:href="../Images/yкринформ/2023-07-07T-3-58-00-03-00/630_360_1680538218-164.jpg" xlink:type="simple" xlink:show="embed" xlink:actuate="onLoad" draw:mime-type="image/jpeg"/>
</draw:frame>
在第一次审查中，IMF下扩展的融资计划下的结构信标数量从19个增加到23。</text:p>
      <text:p text:style-name="P4">
这是在星期五的公共基金中指出的<text:a xlink:type="simple" xlink:href="https://www.imf.org/-/media/Files/Publications/CR/2023/English/1UKREA2023002.ashx" text:style-name="Internet_20_link" text:visited-style-name="Visited_20_Internet_20_Link">
文件</text:a>
，报道乌克林福姆。</text:p>
      <text:p text:style-name="P4">
值得注意的是，乌克兰页面提出的信标数量的增加是“面对战争时要维护宏观经济和金融稳定，并支持改革的冲动”。</text:p>
      <text:p text:style-name="P4">
此外，除了先前的要求外，乌克兰还于2023年9月底进行了预算法规的生效，这使您可以准备中期预算，制定债务策略并限制保证。</text:p>
      <text:p text:style-name="P4">
到同一个学期，乌克兰方面还应制定5-7-9％的贷款计划的概念记录。 该文件必须包含有关中小型企业的建议，并逐步废除参与公司，并加强监测并提供足够的保证。</text:p>
      <text:p text:style-name="P4">
另一个新的结构信标涉及财政，税收和海关服务部为关键领域改革的短期和长期行动计划的准备。 此要求的截止日期是在今年10月底之前确定的。</text:p>
      <text:p text:style-name="P4">
*!(https://www.ukrinform.ua/rubric-economy/3731433-ukraina-cogoric-uze-otrimala-236-milarda-makrofinansovoi-dopomogi.html)到同一个学期，乌克兰承诺任命经营者监督委员会。</text:p>
      <text:p text:style-name="P4">
并行<text:a xlink:type="simple" xlink:href="https://www.ukrinform.ua/tag-mvf" text:style-name="Internet_20_link" text:visited-style-name="Visited_20_Internet_20_Link">
IMF</text:a>
同意搬到月球(到7月底)先前要求之一的时机是批准税收变更和管理的法案，并在先前的信标清单中进行修正案。</text:p>
      <text:p text:style-name="P4">
值得注意的是，乌克兰已经实现了在扩大资金计划开始时确定的五个结构性地标(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News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俄罗斯侵略乌克兰的特别论坛应在海牙 - 大使</text:span>
</text:h>
      <text:p text:style-name="P4">
作者: Ukrinform (Person)</text:p>
      <text:p text:style-name="P4">
出版商: Укринформ (Organization)</text:p>
      <text:p text:style-name="P4">
出版时间: 2023-07-07T-4:46:36+03:00</text:p>
      <text:p text:style-name="P4">
修改时间: 2023-07-07T20:46:36+03:00</text:p>
      <text:p text:style-name="P4">
描述: 俄罗斯对乌克兰侵略的特别法庭应该在海牙。  - 乌克林。</text:p>
      <text:p text:style-name="P4">
图片: ['<text:a xlink:type="simple" xlink:href="https://static.ukrinform.com/photos/2023_07/thumb_files/630_360_1688742781-334.jpg" text:style-name="Internet_20_link" text:visited-style-name="Visited_20_Internet_20_Link">
630_360_16887...</text:a>
']</text:p>
      <text:p text:style-name="P4">
标签: ['Гаага', 'Трибунал', 'Україна', 'Агресія РФ', 'Воєнні злочини']</text:p>
      <text:p text:style-name="P4">
类型: Article</text:p>
      <!--METADATA-->
      <text:p text:style-name="P4">
<draw:frame draw:style-name="fr1" draw:name="Image40" text:anchor-type="as-char" svg:width="6.9236in" svg:height="3.956343in" draw:z-index="0">
<draw:image xlink:href="../Images/yкринформ/2023-07-07T-4-46-36-03-00/630_360_1688742781-334.jpg" xlink:type="simple" xlink:show="embed" xlink:actuate="onLoad" draw:mime-type="image/jpeg"/>
</draw:frame>
俄罗斯对乌克兰的侵略的特别法庭应该是Vgaaz。</text:p>
      <text:p text:style-name="P4">
乌克兰驻荷兰大使亚历山大·卡拉塞维奇(Alexander Karasevich)在海牙的乌克林传闻通讯员的独家评论中说。</text:p>
      <text:p text:style-name="P4">
“我们希望<text:a xlink:type="simple" xlink:href="https://www.ukrinform.ua/tag-tribunal" text:style-name="Internet_20_link" text:visited-style-name="Visited_20_Internet_20_Link">
特别法庭</text:a>
将放置在海牙。 我们从荷兰政府那里获得了明确的信号支持。 这并不是巧合，因为正是荷兰宣传俄罗斯联邦司法的轨道，这是和平总统弗拉基米尔·泽伦斯基(Vladimir Zelensky)的轨道。 荷兰已经做了很多事情，我相信还有更多的事情会做。”卡拉塞维奇说。</text:p>
      <text:p text:style-name="P4">
他还指出，海牙已经建立了一个新的国际组织，这是俄罗斯侵略造成的国际损失登记册。</text:p>
      <text:p text:style-name="P4">
“荷兰已经采用了损失登记册，现在正在开始他们的工作。 这种机制是在欧洲理事会中创建的，是责任追踪的一种镇静组成部分。 当我们谈论登记册时，我们将介绍有关当前正在建立的损失的赔偿机制。 Irouga组成部分是对所有有罪的Uzllochni的起诉，从俄罗斯联邦的最高政治领导人 - 侵略者的状态。 我们在这里谈论法庭。 与俄罗斯联邦的皮肤运动的最终结果。 现在，我们自信地与合作伙伴一起移动。” Karasevich强调。</text:p>
      <text:p text:style-name="P4">
*!(https://www.ukrinform.ua/rubric-polytics/3731031-miznarodnij-centr-u-gaazi-e-persim-dievim-krokom-do-tribunalu-nad-putinim-pravozahisniki.html)卡拉塞维奇还指出，2023年7月3日，海牙正式在国际追求乌克兰的侵略中心举行了一个研讨会(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核心组)关于建立法庭的国家已经有30多个州。“这些州的代表，专家定期收集和发展时尚性，未来将在其中建立该法庭的未来框架。 这些会议定期在不同的国家 /地区。 因此，工作非常活跃。</text:p>
      <text:p text:style-name="P4">
这位大使还强调，过去俄罗斯罪行的有罪不罚导致乌克兰的残酷情况。</text:p>
      <text:p text:style-name="P4">
“对以前的犯罪的有罪不罚会产生新的犯罪。 这是工作的目的 - 使俄罗斯 - 国家 - 竞争者最终责任。 对于未来的潜在侵略者，也要了解每种犯罪都是不可避免的。 有必要证明国际法有效。 并且有有效的侵略犯罪的有效机制。”大使说。</text:p>
      <text:p text:style-name="P4">
<text:span text:style-name="T4">
另请阅读：</text:span>
 <text:a xlink:type="simple" xlink:href="https://www.ukrinform.ua/rubric-ato/3731206-kostin-ta-prokurori-icpa-viznacili-prioriteti-dla-pritagnenna-putina-do-vidpovidalnosti.html" text:style-name="Internet_20_link" text:visited-style-name="Visited_20_Internet_20_Link">
Kostin和ICPA检察官已确定普京的优先事项要负责</text:a>
正如国际犯罪侵略中心针对乌克兰的乌克林福姆报道的(ICPA)7月3日<text:a xlink:type="simple" xlink:href="https://www.ukrinform.ua/rubric-polytics/3730789-u-gaazi-vidkrili-miznarodnij-centr-iz-peresliduvanna-za-zlocin-agresii-proti-ukraini.html" text:style-name="Internet_20_link" text:visited-style-name="Visited_20_Internet_20_Link">
正式开始工作</text:a>
它将根据欧洲进行。 ICPA将支持和协调对侵略犯罪的培训，保持关键证据并促进早期案件发展的过程。 这是第二次世界大战后国际支持调查侵略罪的第一个案例。</text:p>
      <text:p text:style-name="P4">
News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JSC Kupiansk Directio Rusian军队炮击Krasne First，Figolivka，Novomlinsk，两年，与...</text:span>
</text:h>
      <text:p text:style-name="P4">
作者: liveuamap (Language: en)</text:p>
      <text:p text:style-name="P4">
时间: 2023-07-07T-5:24:00</text:p>
      <text:p text:style-name="P4">
地点: Kupiansk (Latitude:49.63751 Longtitude:37.91742)</text:p>
      <text:p text:style-name="P4">
视频: []</text:p>
      <text:p text:style-name="P4">
图片: []</text:p>
      <text:p text:style-name="P4">
标签: ["Russia"]</text:p>
      <text:p text:style-name="P4">
Id: 22574468</text:p>
      <!--METADATA-->
      <text:p text:style-name="P4">
乌克兰的武装部队说，俄罗斯在库皮安斯克指示俄罗斯军队炮击了克拉斯尼·佩斯(Krasne Pershe)，菲霍利夫卡(Fyholivka)，诺沃姆林(Novomlynsk)，德沃里奇纳(Dvorichna)，Zapadne和Kharkiv地区的Kyslivka，乌克兰武装部队的武装部队说，</text:p>
      <text:p text:style-name="P4">
新闻集链接：<text:a xlink:type="simple" xlink:href="https：\/\/liveuamap.com \/en \/2023 \/7- 7月7日-At-at-at-at-at-at-tirctionlection-russian-army-army-shelled-krasne-krasne" text:style-name="Internet_20_link" text:visited-style-name="Visited_20_Internet_20_Link">
https：\/\/liveuamap.com \/en \/2023 \/7- 7---雅利 -  kupiansk-directionlection-russian-army-army-shelled-krasne</text:a>
</text:p>
      <text:p text:style-name="P4">
News Source: <text:a xlink:type="simple" xlink:href="https://t.me/lumsrc/5291" text:style-name="Internet_20_link" text:visited-style-name="Visited_20_Internet_20_Link">
https://t.me/lumsrc/5291</text:a>
</text:p>
      <!--NEWS-->
      <text:h text:style-name="P10" text:outline-level="1">
<text:span text:style-name="T4">
由于天气恶劣，在基辅地区，已经停用了50个定居点</text:span>
</text:h>
      <text:p text:style-name="P4">
作者: Ukrinform (Person)</text:p>
      <text:p text:style-name="P4">
出版商: Укринформ (Organization)</text:p>
      <text:p text:style-name="P4">
出版时间: 2023-07-07T-5:44:00+03:00</text:p>
      <text:p text:style-name="P4">
修改时间: 2023-07-07T20:44:00+03:00</text:p>
      <text:p text:style-name="P4">
描述: 由于天气恶劣，在基辅地区，有50个定居点断开了，其中12个完全是完全的。  - 乌克林。</text:p>
      <text:p text:style-name="P4">
图片: ['<text:a xlink:type="simple" xlink:href="https://static.ukrinform.com/photos/2022_11/thumb_files/630_360_1667456465-704.jpg" text:style-name="Internet_20_link" text:visited-style-name="Visited_20_Internet_20_Link">
630_360_16674...</text:a>
']</text:p>
      <text:p text:style-name="P4">
标签: ['Електроенергія', 'Київщина', 'Негода']</text:p>
      <text:p text:style-name="P4">
类型: Article</text:p>
      <!--METADATA-->
      <text:p text:style-name="P4">
<draw:frame draw:style-name="fr1" draw:name="Image41" text:anchor-type="as-char" svg:width="6.9236in" svg:height="3.956343in" draw:z-index="0">
<draw:image xlink:href="../Images/yкринформ/2023-07-07T-5-44-00-03-00/630_360_1667456465-704.jpg" xlink:type="simple" xlink:show="embed" xlink:actuate="onLoad" draw:mime-type="image/jpeg"/>
</draw:frame>
UKIV地区由于天气恶劣，停用了50个定居点，其中12个完全是完全的。</text:p>
      <text:p text:style-name="P4">
据报道(https://www.facebook.com/dtekkrem/posts/pfbid0yTdQfpJqVYSkfEiThdderjTPnwq5Ez5SncxHVb1SS5igaXNR5RhchytBjhL4omaBl?<text:span text:style-name="T4">
cft</text:span>
[0]=AZWn_hlz8WB105a4_6jm-jJV-uZ3e6LprX-4J5i6riF_pii0IceWZEcCinoi7s9HnSr4Tirpy-WR8xpOmt1FB3hCrlJmAe609rCDrrQAb_ajDjYFHOJmtfnyE-PIAkJtsbXtyCdxoH7xH7MWEURX3D7r9I4ZlxxuYfJQ1j_K3ItD-FuEsrZuGX-WQ0fbht5fAVE&amp;<text:span text:style-name="T4">
tn</text:span>
=%2CO%2CP-R)，报道乌克林福姆。</text:p>
      <text:p text:style-name="P4">
“不幸的是，在7月7日晚上，在该地区通过新的恶劣天气，记录了紧急关机。没有<text:a xlink:type="simple" xlink:href="https://www.ukrinform.ua/tag-elektroenergia" text:style-name="Internet_20_link" text:visited-style-name="Visited_20_Internet_20_Link">
光</text:a>
目前，有12个定居点已完全，其中38个部分是“它将在消息中。</text:p>
      <text:p text:style-name="P4">
According to the operator, 27 air lines and 7222222222222222222222222222222222222222222222222222222222222222222222222222222222</text:p>
      <text:p text:style-name="P4">
该公司表示：“由于树木的大量倒塌，有许多网络的阵风。在布坎，奥布克霍夫，维斯戈罗德和博里斯皮尔地区受损最严重的线路。”</text:p>
      <text:p text:style-name="P4">
<text:span text:style-name="T4">
另请阅读：</text:span>
 <text:a xlink:type="simple" xlink:href="https://www.ukrinform.ua/rubric-regions/3732755-negoda-na-prikarpatti-pidtopleni-400-dvoriv-ratuvalniki-evakuuvali-ponad-30-ludej.html" text:style-name="Internet_20_link" text:visited-style-name="Visited_20_Internet_20_Link">
喀尔巴阡地区的恶劣天气淹没了数百栋房屋，救援人员撤离了30多人</text:a>
运营商说，消除恶劣天气的后果涉及152个黑猩猩和200多个特殊设备的500多名专家。</text:p>
      <text:p text:style-name="P4">
根据能源部的说法，由于11个地区的一场大规模放牧风暴，乌克兰的产生了710个定居点。</text:p>
      <text:p text:style-name="P4">
News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NBU在6月应用了30家银行机构的制裁</text:span>
</text:h>
      <text:p text:style-name="P4">
作者: Ukrinform (Person)</text:p>
      <text:p text:style-name="P4">
出版商: Укринформ (Organization)</text:p>
      <text:p text:style-name="P4">
出版时间: 2023-07-07T-6:39:28+03:00</text:p>
      <text:p text:style-name="P4">
修改时间: 2023-07-07T20:39:28+03:00</text:p>
      <text:p text:style-name="P4">
描述: 6月，国家银行最多申请了30个非银行金融机构的影响力，以违反财务监测和货币立法。  - 乌克林。</text:p>
      <text:p text:style-name="P4">
图片: ['<text:a xlink:type="simple" xlink:href="https://static.ukrinform.com/photos/2016_10/thumb_files/630_360_1477322592-6903.jpg" text:style-name="Internet_20_link" text:visited-style-name="Visited_20_Internet_20_Link">
630_360_14773...</text:a>
']</text:p>
      <text:p text:style-name="P4">
标签: ['Банк', 'Нацбанк', 'Штраф']</text:p>
      <text:p text:style-name="P4">
类型: Article</text:p>
      <!--METADATA-->
      <text:p text:style-name="P4">
<draw:frame draw:style-name="fr1" draw:name="Image42" text:anchor-type="as-char" svg:width="6.9236in" svg:height="3.956343in" draw:z-index="0">
<draw:image xlink:href="../Images/yкринформ/2023-07-07T-6-39-28-03-00/630_360_1477322592-6903.jpg" xlink:type="simple" xlink:show="embed" xlink:actuate="onLoad" draw:mime-type="image/jpeg"/>
</draw:frame>
6月，国家银行在资金和货币立法领域申请了30个非银行金融机构的影响力机​​构。</text:p>
      <text:p text:style-name="P4">
这是由新闻服务[NBU]报道的(https://bank.gov.ua/ua/news/all/natsionalniy-bank-u-chervni-zastosuvav-do-tridtsyati--nebankivskih-finansovih-ustanov-zahodi-vplivu-za-porushennya-u-sferi-finmonitoringu-ta-valyutnogo-zakonodavstva)，报道乌克林福姆。</text:p>
      <text:p text:style-name="P4">
如前所述，这是预防合法化合法化领域的立法(洗钱)犯罪收益，恐怖主义的融资和大规模杀伤性武器分配的融资以及货币立法的要求。</text:p>
      <text:p text:style-name="P4">
特别是，FC LLC是UAH 1 266 096的罚款(洗钱)犯罪收益，恐怖主义的融资以及大规模杀伤性武器销量的融资部分未能履行确保正确组织和进行主要财务监控的义务。</text:p>
      <text:p text:style-name="P4">
在JSC“ FC”上，罚款50万因违反要求立法而被征收。</text:p>
      <text:p text:style-name="P4">
<text:span text:style-name="T4">
另请阅读：</text:span>
 <text:a xlink:type="simple" xlink:href="https://www.ukrinform.ua/rubric-economy/3732706-nacbank-fiksue-podalse-zrostanna-stavok-za-grivnevimi-depozitami.html" text:style-name="Internet_20_link" text:visited-style-name="Visited_20_Internet_20_Link">
国家银行捕获Hryvnia -Deposits的进一步上升</text:a>
为了及时及时地履行义务的不当履行义务，并向领域领域监督所需的信息监管机构(洗钱)收入，罚款3.91千。 UAH被强加于PJSC“ IC” Kievan Rus，等等。</text:p>
      <text:p text:style-name="P4">
据报道<text:a xlink:type="simple" xlink:href="https://www.ukrinform.ua/tag-nacbank" text:style-name="Internet_20_link" text:visited-style-name="Visited_20_Internet_20_Link">
国家银行</text:a>
将罚款适用于乌克堡有限责任公司<text:a xlink:type="simple" xlink:href="https://www.ukrinform.ua/rubric-economy/3684997-nacbank-ostrafuvav-kolektorsku-kompaniu-za-neeticnu-povedinku.html" text:style-name="Internet_20_link" text:visited-style-name="Visited_20_Internet_20_Link">
5.1,000的UAH数量</text:a>
违反道德行为的要求。</text:p>
      <text:p text:style-name="P4">
News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7-07T-7:24:00</text:p>
      <text:p text:style-name="P4">
地点: Kupiansk (Latitude:49.65907 Longtitude:37.90146)</text:p>
      <text:p text:style-name="P4">
视频: []</text:p>
      <text:p text:style-name="P4">
图片: []</text:p>
      <text:p text:style-name="P4">
标签: ["Russia"]</text:p>
      <text:p text:style-name="P4">
Id: 22574467</text:p>
      <!--METADATA-->
      <text:p text:style-name="P4">
在莱曼(Lyman)指示，俄罗斯军队炮击了卢汉斯克地区的Bilohorivka，donetsk地区的Rozdolivka的Berestove的Bilohorivka和Verkhnokamyanske。 俄罗斯武装部在卢汉斯克地区的Karmazynivka和Nevske进行了空袭</text:p>
      <text:p text:style-name="P4">
新闻收集链接：<text:a xlink:type="simple" xlink:href="https：\/\/liveuamap.com \/en \/2023 \/7- 7月7日 - 莱曼方向 - 俄罗斯 - 武装shelled-nevske-nevske-bilohorivka" text:style-name="Internet_20_link" text:visited-style-name="Visited_20_Internet_20_Link">
https：\/\/liveuamap.com \/en \/2023 \/7-- 7--- lyman-direction-direction-Russian-army-army-shelled-nevske-nevske-bilohorivka</text:a>
</text:p>
      <text:p text:style-name="P4">
News Source: <text:a xlink:type="simple" xlink:href="https://t.me/lumsrc/5292" text:style-name="Internet_20_link" text:visited-style-name="Visited_20_Internet_20_Link">
https://t.me/lumsrc/5292</text:a>
</text:p>
      <!--NEWS-->
      <text:h text:style-name="P10" text:outline-level="1">
<text:span text:style-name="T4">
巴基斯坦的抗议活动发生在瑞典的古兰经燃烧之后</text:span>
</text:h>
      <text:p text:style-name="P4">
作者: Ukrinform (Person)</text:p>
      <text:p text:style-name="P4">
出版商: Укринформ (Organization)</text:p>
      <text:p text:style-name="P4">
出版时间: 2023-07-07T-7:39:00+03:00</text:p>
      <text:p text:style-name="P4">
修改时间: 2023-07-07T20:39:00+03:00</text:p>
      <text:p text:style-name="P4">
描述: 巴基斯坦的信徒周五在古兰经的圣洁之日，在燃烧欧洲国家的穆斯林圣书后举行了反盘的集会。  - 乌克林。</text:p>
      <text:p text:style-name="P4">
图片: ['<text:a xlink:type="simple" xlink:href="https://static.ukrinform.com/photos/2023_07/thumb_files/630_360_1688740670-839.jpg" text:style-name="Internet_20_link" text:visited-style-name="Visited_20_Internet_20_Link">
630_360_16887...</text:a>
']</text:p>
      <text:p text:style-name="P4">
标签: ['Пакистан', 'Протест', 'Швеція', 'Коран']</text:p>
      <text:p text:style-name="P4">
类型: Article</text:p>
      <!--METADATA-->
      <text:p text:style-name="P4">
<draw:frame draw:style-name="fr1" draw:name="Image43" text:anchor-type="as-char" svg:width="6.9236in" svg:height="3.956343in" draw:z-index="0">
<draw:image xlink:href="../Images/yкринформ/2023-07-07T-7-39-00-03-00/630_360_1688740670-839.jpg" xlink:type="simple" xlink:show="embed" xlink:actuate="onLoad" draw:mime-type="image/jpeg"/>
</draw:frame>
在欧洲国家的《穆斯林圣书》烧毁了《古兰经》的星期五，即《古兰经》那天的星期五。</text:p>
      <text:p text:style-name="P4">
根据乌克林福姆的报道，它报告了[美联社]。(https://apnews.com/article/pakistan-protest-quran-burning-sweden-sharif-muslim-741c64e2500220f740e6ac17d7eb21f3)预计在拉合尔和卡拉奇举行的最大抗议活动。</text:p>
      <text:p text:style-name="P4">
在伊斯兰堡的首都，拥有副本的律师<text:a xlink:type="simple" xlink:href="https://www.ukrinform.ua/tag-koran" text:style-name="Internet_20_link" text:visited-style-name="Visited_20_Internet_20_Link">
Koran</text:a>
他们在最高法院抗议，而信徒们在清真寺附近进行了小小的维度，要求与瑞典进行外交关系。</text:p>
      <text:p text:style-name="P4">
巴基斯坦西北部的一群基督教少数民也进行了集会，以谴责对古兰经的燃烧。</text:p>
      <text:p text:style-name="P4">
<text:span text:style-name="T4">
另请阅读：</text:span>
 [在欧盟谴责燃烧的动作<text:span text:style-name="T4">
 Qur'an </text:span>
在瑞典(https://www.ukrinform.ua/rubric-world/3730223-u-es-zasudili-akciu-zi-spalennam-koranu-u-svecii.html)巴基斯坦主要激进和伊斯兰政党“ Jamat-i-Islam Bakistan”的支持者在该国诸如Llahor，Karachi，Peshavar和Quett等国家大城市进行了大规模集会。</text:p>
      <text:p text:style-name="P4">
据报道，瑞典当局于6月28日在穆斯林假期的库兰 - 迪林(Kurban-Bayram-Diring)假日的那天，瑞典当局允许在佐斯兰清真寺举行示威游行，该假期被烧毁了古兰经的副本。</text:p>
      <text:p text:style-name="P4">
截至7月7日，已经知道<text:a xlink:type="simple" xlink:href="https://www.ukrinform.ua/rubric-world/3732529-vlada-svecii-moze-zaboroniti-publicni-spalenna-koranu.html" text:style-name="Internet_20_link" text:visited-style-name="Visited_20_Internet_20_Link">
瑞典政府正在考虑公开燃烧圣书的可能性</text:a>
自最近发生的此类事件以来，这对国家的安全有害。</text:p>
      <text:p text:style-name="P4">
<text:span text:style-name="T5">
foto：shutterstock</text:span>
</text:p>
      <text:p text:style-name="P4">
News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在巴赫穆特（Bakhmut）的国防军方向上，南部向前迈进了一公里以上 - 画家</text:span>
</text:h>
      <text:p text:style-name="P4">
作者: Ukrinform (Person)</text:p>
      <text:p text:style-name="P4">
出版商: Укринформ (Organization)</text:p>
      <text:p text:style-name="P4">
出版时间: 2023-07-07T-8:23:00+03:00</text:p>
      <text:p text:style-name="P4">
修改时间: 2023-07-07T20:23:00+03:00</text:p>
      <text:p text:style-name="P4">
描述: 在南侧的Bakhmut方向上，有几个部分超过一公里。 在北部的侧面 - 战斗而没有改变规定。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Міноборони', 'ЗСУ', 'Війна з Росією', 'Ганна Маляр']</text:p>
      <text:p text:style-name="P4">
类型: Article</text:p>
      <!--METADATA-->
      <text:p text:style-name="P4">
<draw:frame draw:style-name="fr1" draw:name="Image44" text:anchor-type="as-char" svg:width="6.9236in" svg:height="3.956343in" draw:z-index="0">
<draw:image xlink:href="../Images/yкринформ/2023-07-07T-8-23-00-03-00/630_360_1648629925-771.jpg" xlink:type="simple" xlink:show="embed" xlink:actuate="onLoad" draw:mime-type="image/jpeg"/>
</draw:frame>
南侧的Nabakhmut方向是促进多个部分 - 超过一公里。 在北部的侧面 - 战斗而没有改变规定。</text:p>
      <text:p text:style-name="P4">
根据乌克林福姆的说法，国防部副部长安娜·马里亚尔(Anna Malyar)在[电报]中报道(https://t.me/annamaliar/917)。</text:p>
      <text:p text:style-name="P4">
代表[国防部]说：“在巴赫穆特，敌人实际上被困。(https://www.ukrinform.ua/tag-minoboroni)。</text:p>
      <text:p text:style-name="P4">
双方的炮击仍在继续。</text:p>
      <text:p text:style-name="P4">
此外，国防力量继续在Melitopol Taredansk的方向上进攻行动，“热战”在任何地方继续进行。</text:p>
      <text:p text:style-name="P4">
*!(https://www.ukrinform.ua/rubric-ato/3732733-na-bahmutskomu-napramku-zsu-prosunulisa-i-povernuli-ranise-zahopleni-teritorii-sirskij.html)乌克兰的防守者固定在达到的边界上，进行了巡回斗争的措施。</text:p>
      <text:p text:style-name="P4">
副部长补充说：“此外，我们的后卫实际上现在要磨削设备和武器，摧毁武器的仓库，影响着俄罗斯军队的紧凑地点，从而减少了敌人的进攻和防御能力。”</text:p>
      <text:p text:style-name="P4">
根据画家的说法，在南部，由于生命力的巨大损失，一些俄罗斯单位拒绝参加战斗。</text:p>
      <text:p text:style-name="P4">
“南部 -  1至5.3的不可逆转损失的比例。也就是说，敌人的命中率是军人半天的半天，比我们高5.3倍。”</text:p>
      <text:p text:style-name="P4">
<text:span text:style-name="T4">
另请阅读：</text:span>
 <text:a xlink:type="simple" xlink:href="https://www.ukrinform.ua/rubric-ato/3732844-sili-oboroni-prosuvautsa-na-tavrijskomu-napramku-rosiani-za-dobu-vtratili-majze-dvi-roti.html" text:style-name="Internet_20_link" text:visited-style-name="Visited_20_Internet_20_Link">
<text:span text:style-name="T4">
力量</text:span>
 <text:span text:style-name="T4">
防御</text:span>
在塔夫里斯卡亚(Tavriyskaya)上移动，俄罗斯人每天失去近两只嘴巴</text:a>
画家补充说，在东方，入侵者继续踏上Avdiivsky，Maryinsky，Kupyansky，Lyman和Swatt的指示，并未成功地通过防御。 热战继续在无需更改规定的情况下继续进行。</text:p>
      <text:p text:style-name="P4">
正如乌克林福姆报道的俄罗斯入侵者<text:a xlink:type="simple" xlink:href="https://www.ukrinform.ua/rubric-ato/3732921-vorog-zoserediv-zusilla-na-pati-napramkah-jdut-vazki-boi.html" text:style-name="Internet_20_link" text:visited-style-name="Visited_20_Internet_20_Link">
集中努力</text:a>
在五个方向上，有激烈的战斗。</text:p>
      <text:p text:style-name="P4">
News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莱西亚·特伦科（Lesya Turenko）在大满贯上赢得了最长的泰布雷克（Taibreik）</text:span>
</text:h>
      <text:p text:style-name="P4">
作者: Ukrinform (Person)</text:p>
      <text:p text:style-name="P4">
出版商: Укринформ (Organization)</text:p>
      <text:p text:style-name="P4">
出版时间: 2023-07-07T-9:22:00+03:00</text:p>
      <text:p text:style-name="P4">
修改时间: 2023-07-07T20:22:00+03:00</text:p>
      <text:p text:style-name="P4">
描述: 莱斯娅·库伦科（Lesya Tsurenko）在击败了罗马尼亚人安娜·博格丹（Ana Bogdan）（4：6，6：3，7：6（20：18）之后，在温网锦标赛的第三圈中成为纪录的冠军 - 最长的泰布拉克（Taibraik）大满贯的历史。</text:p>
      <text:p text:style-name="P4">
图片: ['<text:a xlink:type="simple" xlink:href="https://static.ukrinform.com/photos/2023_07/thumb_files/630_360_1688750567-359.jpg" text:style-name="Internet_20_link" text:visited-style-name="Visited_20_Internet_20_Link">
630_360_16887...</text:a>
']</text:p>
      <text:p text:style-name="P4">
标签: ['Цуренко', 'Теніс', 'Вімблдон']</text:p>
      <text:p text:style-name="P4">
类型: Article</text:p>
      <!--METADATA-->
      <text:p text:style-name="P4">
<draw:frame draw:style-name="fr1" draw:name="Image45" text:anchor-type="as-char" svg:width="6.9236in" svg:height="3.956343in" draw:z-index="0">
<draw:image xlink:href="../Images/yкринформ/2023-07-07T-9-22-00-03-00/630_360_1688750567-359.jpg" xlink:type="simple" xlink:show="embed" xlink:actuate="onLoad" draw:mime-type="image/jpeg"/>
</draw:frame>
乌克兰莱斯娅·库伦科(Lesya Tsurenko)一定地击败罗马尼亚安娜·博格丹(4：6，6：3，7：6(20:18)在温网锦标赛的第三节中，它成为了纪录的冠军 - 大满贯历史上最有韧性的泰布雷克。</text:p>
      <text:p text:style-name="P4">
乌克林福姆报道，Tsurenko在决定性的比赛中逃脱了胜利，在最后的Lathbraik 5比赛中获救。</text:p>
      <text:p text:style-name="P4">
Taibreik在Lesya Tsurenko和Ana Bogdan之间的最后一场比赛中以38分是女子单一类别的大满贯Vistoria锦标赛中最具抵抗力。</text:p>
      <text:p text:style-name="P4">
<text:span text:style-name="T4">
另请阅读：</text:span>
 <text:a xlink:type="simple" xlink:href="https://www.ukrinform.ua/rubric-sports/3732911-curenko-vijsla-do-cetvertogo-kola-vimbldona.html" text:style-name="Internet_20_link" text:visited-style-name="Visited_20_Internet_20_Link">
<text:span text:style-name="T4">
 tsurenko </text:span>
去了温布尔登的第四个圈子</text:a>
Tsurenko的四分之一决赛肇事者与第四贵族杰西卡·佩古拉(Jessica Pegula)一起演奏，这座山上越过了意大利伊丽莎白·切弗拉托(Elizabeth Chervratto)(6：4，6：0).</text:p>
      <text:p text:style-name="P4">
Фото: Getty Images.</text:p>
      <text:p text:style-name="P4">
News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2被杀死时，沙赫德无人机碎片坠毁在Dnipropetrovsk地区高速公路上的一辆车上</text:span>
</text:h>
      <text:p text:style-name="P4">
作者: liveuamap (Language: en)</text:p>
      <text:p text:style-name="P4">
时间: 2023-07-07T01:32:00</text:p>
      <text:p text:style-name="P4">
地点: Dnipro (Latitude:48.26585 Longtitude:35.36214)</text:p>
      <text:p text:style-name="P4">
视频: []</text:p>
      <text:p text:style-name="P4">
图片: ["<text:a xlink:type="simple" xlink:href="https://liveuamap.com/pics/2023/07/07/22574441_0.jpg" text:style-name="Internet_20_link" text:visited-style-name="Visited_20_Internet_20_Link">
22574441_0.jpg</text:a>
", "<text:a xlink:type="simple" xlink:href="https://liveuamap.com/pics/2023/07/07/22574441_1.jpg" text:style-name="Internet_20_link" text:visited-style-name="Visited_20_Internet_20_Link">
22574441_1.jpg</text:a>
", "<text:a xlink:type="simple" xlink:href="https://liveuamap.com/pics/2023/07/07/22574441_2.jpg" text:style-name="Internet_20_link" text:visited-style-name="Visited_20_Internet_20_Link">
22574441_2.jpg</text:a>
"]</text:p>
      <text:p text:style-name="P4">
标签: ["Europe", "Central and Eastern Europe"]</text:p>
      <text:p text:style-name="P4">
Id: 22574441</text:p>
      <!--METADATA-->
      <text:p text:style-name="P4">
2被杀死时，沙赫德无人机碎片坠毁在Dnipropetrovsk地区高速公路上的一辆车上  <draw:frame draw:style-name="fr1" draw:name="Image46" text:anchor-type="as-char" svg:width="6.9236in" svg:height="5.11481in" draw:z-index="0">
<draw:image xlink:href="../Images/liveuamap/2023-07-07T01-32-00/22574441_0.jpg" xlink:type="simple" xlink:show="embed" xlink:actuate="onLoad" draw:mime-type="image/jpeg"/>
</draw:frame>
<draw:frame draw:style-name="fr1" draw:name="Image47" text:anchor-type="as-char" svg:width="6.9236in" svg:height="4.933065in" draw:z-index="0">
<draw:image xlink:href="../Images/liveuamap/2023-07-07T01-32-00/22574441_1.jpg" xlink:type="simple" xlink:show="embed" xlink:actuate="onLoad" draw:mime-type="image/jpeg"/>
</draw:frame>
<draw:frame draw:style-name="fr1" draw:name="Image48" text:anchor-type="as-char" svg:width="6.9236in" svg:height="5.2879in" draw:z-index="0">
<draw:image xlink:href="../Images/liveuamap/2023-07-07T01-32-00/22574441_2.jpg" xlink:type="simple" xlink:show="embed" xlink:actuate="onLoad" draw:mime-type="image/jpeg"/>
</draw:frame>
新闻集链接：[https：\/\/liveuamap.com \/en \/2023 \/7- 7--7---杀手-2杀手 - 在a-a-a-a-a-vehicle中挤满了shahed-drone-drone-debris(https：\/\/liveuamap.com \/en \/2023 \/7- 7月7日 -  2杀性-2杀手aas debris of shahed-drone-drone-a-a-a-a-a-vehicle)</text:p>
      <text:p text:style-name="P4">
News Source: <text:a xlink:type="simple" xlink:href="https://t.me/dnipro_now/43592" text:style-name="Internet_20_link" text:visited-style-name="Visited_20_Internet_20_Link">
https://t.me/dnipro_now/43592</text:a>
</text:p>
      <!--NEWS-->
      <text:h text:style-name="P10" text:outline-level="1">
<text:span text:style-name="T4">
俄罗斯导弹罢工的死亡人数增加到10</text:span>
</text:h>
      <text:p text:style-name="P4">
作者: liveuamap (Language: en)</text:p>
      <text:p text:style-name="P4">
时间: 2023-07-07T01:44:00</text:p>
      <text:p text:style-name="P4">
地点: Lviv (Latitude:49.81991 Longtitude:24.023)</text:p>
      <text:p text:style-name="P4">
视频: []</text:p>
      <text:p text:style-name="P4">
图片: []</text:p>
      <text:p text:style-name="P4">
标签: []</text:p>
      <text:p text:style-name="P4">
Id: 22574400</text:p>
      <!--METADATA-->
      <text:p text:style-name="P4">
俄罗斯导弹罢工的死亡人数增加到10</text:p>
      <text:p text:style-name="P4">
新闻集链接：[https：\/\/liveuamap.com \/en \/2023 \/7- 7月7日 - 俄罗斯 - 俄罗斯 - 雷神 - 塞特里克式 - 奖金中的 - (https：\/\/liveuamap.com \/en \/2023 \/7- 7月7日 - 俄罗斯 - 俄罗斯 - 塞利克 - 陷入困境的诱因)</text:p>
      <text:p text:style-name="P4">
News Source: <text:a xlink:type="simple" xlink:href="https://t.me/andriysadovyi/1583" text:style-name="Internet_20_link" text:visited-style-name="Visited_20_Internet_20_Link">
https://t.me/andriysadovyi/1583</text:a>
</text:p>
      <!--NEWS-->
      <text:h text:style-name="P10" text:outline-level="1">
<text:span text:style-name="T4">
在Sivershchyna和Slobozhanschyna的指示，俄罗斯军队炮击了Stari Vyrky，Iskryskivsch ...</text:span>
</text:h>
      <text:p text:style-name="P4">
作者: liveuamap (Language: en)</text:p>
      <text:p text:style-name="P4">
时间: 2023-07-07T05:24:00</text:p>
      <text:p text:style-name="P4">
地点: Kharkiv (Latitude:50.29921 Longtitude:36.87166)</text:p>
      <text:p text:style-name="P4">
视频: []</text:p>
      <text:p text:style-name="P4">
图片: []</text:p>
      <text:p text:style-name="P4">
标签: ["Russia"]</text:p>
      <text:p text:style-name="P4">
Id: 22574469</text:p>
      <!--METADATA-->
      <text:p text:style-name="P4">
在Sivershchyna和Slobozhanschyna的指示，俄罗斯军队炮击了Starivyrky，Iskryskivschyna，Katerynivka，Sumy地区的Zapsynivka，Sumy地区的Zapsilya和Odnorobivka，Charkarkiv地区的Odnorobivka，Kharkiv地区。</text:p>
      <text:p text:style-name="P4">
新闻集链接：<text:a xlink:type="simple" xlink:href="https：\/\/liveuamap.com \/en \/2023 \/7- 7月7日 -  at-at-as sivershchyna and-slobozhanschyna-directions-directions-directions-russian" text:style-name="Internet_20_link" text:visited-style-name="Visited_20_Internet_20_Link">
https：\/\/liveuamap.com \/en \/2023 \/7- 7--- at-at-as sivershchyna and-slobozhanschyna-directions russian</text:a>
</text:p>
      <text:p text:style-name="P4">
News Source: <text:a xlink:type="simple" xlink:href="https://t.me/lumsrc/5290" text:style-name="Internet_20_link" text:visited-style-name="Visited_20_Internet_20_Link">
https://t.me/lumsrc/5290</text:a>
</text:p>
      <!--NEWS-->
      <text:h text:style-name="P10" text:outline-level="1">
<text:span text:style-name="T4">
JSC Avdiivka Directio Rusian军队炮击了陶瓷，Zhalane，Berdyshi，Avdiivka，Pervomaisk ...</text:span>
</text:h>
      <text:p text:style-name="P4">
作者: liveuamap (Language: en)</text:p>
      <text:p text:style-name="P4">
时间: 2023-07-07T05:25:00</text:p>
      <text:p text:style-name="P4">
地点: Avdiyivka (Latitude:48.24434 Longtitude:37.6922)</text:p>
      <text:p text:style-name="P4">
视频: []</text:p>
      <text:p text:style-name="P4">
图片: []</text:p>
      <text:p text:style-name="P4">
标签: ["Russia"]</text:p>
      <text:p text:style-name="P4">
Id: 22574465</text:p>
      <!--METADATA-->
      <text:p text:style-name="P4">
在Avdiyivka方向，俄罗斯军队炮击Keramik，Zhelane，Berdychi，Avdiyivka，Pervomayske和Donetsk地区的Karlivka。 乌克兰武装部队的俄罗斯航空导入的空袭和顿涅茨克地区的阿夫迪伊夫卡(Avdiyivka)</text:p>
      <text:p text:style-name="P4">
新闻集合链接：<text:a xlink:type="simple" xlink:href="https：\/\/liveuamap.com \/en \/2023 \/7- 7月7日 -  at-at-avdiyivka-directionlection-Russian-army-army-shelled-keramik" text:style-name="Internet_20_link" text:visited-style-name="Visited_20_Internet_20_Link">
https：\/\/liveuamap.com \/en \/2023 \/7- July-at-at-at-avdiyivka-direction-russian-army-army-army-shelled-keramik</text:a>
</text:p>
      <text:p text:style-name="P4">
News Source: <text:a xlink:type="simple" xlink:href="https://t.me/lumsrc/5294" text:style-name="Internet_20_link" text:visited-style-name="Visited_20_Internet_20_Link">
https://t.me/lumsrc/5294</text:a>
</text:p>
      <!--NEWS-->
      <text:h text:style-name="P10" text:outline-level="1">
<text:span text:style-name="T4">
俄罗斯军队在Zaporizhzhia用S-300导弹进行了导弹罢工</text:span>
</text:h>
      <text:p text:style-name="P4">
作者: liveuamap (Language: en)</text:p>
      <text:p text:style-name="P4">
时间: 2023-07-07T08:18:24</text:p>
      <text:p text:style-name="P4">
地点: Zaporizhzhia, Zaporiz'ka oblast (Latitude:47.8528 Longtitude:35.17273)</text:p>
      <text:p text:style-name="P4">
视频: []</text:p>
      <text:p text:style-name="P4">
图片: []</text:p>
      <text:p text:style-name="P4">
标签: ["Europe", "Central and Eastern Europe"]</text:p>
      <text:p text:style-name="P4">
Id: 22574488</text:p>
      <!--METADATA-->
      <text:p text:style-name="P4">
俄罗斯军队在Zaporizhzhia用S-300导弹进行了导弹罢工</text:p>
      <text:p text:style-name="P4">
新闻集链接：<text:a xlink:type="simple" xlink:href="https：\/\/liveuamap.com \/en \/2023 \/7- 7月7日 -  7月7日 - 俄罗斯 - 武术传导 - 摩西式 - 阵营 -  s300-Missiles" text:style-name="Internet_20_link" text:visited-style-name="Visited_20_Internet_20_Link">
https：\/\/liveuamap.com \/en \/2023 \/7- 7月7日 - 俄罗斯 - 摩西 - 导电 -  s-strike-with-s300-Missiles</text:a>
</text:p>
      <text:p text:style-name="P4">
News Source: <text:a xlink:type="simple" xlink:href="https://t.me/espresotb/67300" text:style-name="Internet_20_link" text:visited-style-name="Visited_20_Internet_20_Link">
https://t.me/espresotb/67300</text:a>
</text:p>
      <!--NEWS-->
      <text:h text:style-name="P10" text:outline-level="1">
<text:span text:style-name="T4">
Zelensky：我们预计即将到来的维尔纽斯峰会期间从北约到乌克兰的具体步骤</text:span>
</text:h>
      <text:p text:style-name="P4">
作者: liveuamap (Language: en)</text:p>
      <text:p text:style-name="P4">
时间: 2023-07-07T09:09:50</text:p>
      <text:p text:style-name="P4">
地点: Bratislava, Bratislavský kraj (Latitude:48.14921 Longtitude:17.10771)</text:p>
      <text:p text:style-name="P4">
视频: []</text:p>
      <text:p text:style-name="P4">
图片: []</text:p>
      <text:p text:style-name="P4">
标签: ["Europe", "Central and Eastern Europe"]</text:p>
      <text:p text:style-name="P4">
Id: 22574497</text:p>
      <!--METADATA-->
      <text:p text:style-name="P4">
Zelensky：我们预计在Uupcom的Vilnius Summit期间从北约到乌克兰的具体步骤</text:p>
      <text:p text:style-name="P4">
新闻集链接：<text:a xlink:type="simple" xlink:href="https：\/\/liveuamap.com \/en \/2023 \/7- 7月7日 -  Zelensky-we-etpect-Concretecrete-concrete-steps-from-nato-towards" text:style-name="Internet_20_link" text:visited-style-name="Visited_20_Internet_20_Link">
https：\/\/liveuamap.com \/en \/2023 \/7- 7月7日 -  Zelensky-we-expect-concconcrete-concrete-steps-steps-from-Nato-Towards</text:a>
</text:p>
      <text:p text:style-name="P4">
News Source: <text:a xlink:type="simple" xlink:href="https://twitter.com/AsharqNewsBrk/status/1677303196471926786" text:style-name="Internet_20_link" text:visited-style-name="Visited_20_Internet_20_Link">
https://twitter.com/AsharqNewsBrk/status/1677303196471926786</text:a>
</text:p>
      <!--NEWS-->
      <text:h text:style-name="P10" text:outline-level="1">
<text:span text:style-name="T4">
德国不会向乌克兰提供集群弹药，因为这是公约的签署国...</text:span>
</text:h>
      <text:p text:style-name="P4">
作者: liveuamap (Language: en)</text:p>
      <text:p text:style-name="P4">
时间: 2023-07-07T09:57:25</text:p>
      <text:p text:style-name="P4">
地点: Berlin, Berlin (Latitude:52.51873 Longtitude:13.36985)</text:p>
      <text:p text:style-name="P4">
视频: []</text:p>
      <text:p text:style-name="P4">
图片: []</text:p>
      <text:p text:style-name="P4">
标签: ["Germany", "Europe"]</text:p>
      <text:p text:style-name="P4">
Id: 22574506</text:p>
      <!--METADATA-->
      <text:p text:style-name="P4">
德国国防部长鲍里斯·皮斯托里乌斯(Boris Pistorius)周五在伯尔尼说，德国将不会向乌克兰提供集群弹药，因为这是一项签署的TOA公约，禁止生产和使用这种武器。</text:p>
      <text:p text:style-name="P4">
新闻集链接：<text:a xlink:type="simple" xlink:href="https：\/\/liveuamap.com \/en \/2023 \/7- 7月7日 -  germany-will-will-not-supply-cluster-cluster-cluster-to-ukraine" text:style-name="Internet_20_link" text:visited-style-name="Visited_20_Internet_20_Link">
https：\/\/liveuamap.com \/en \/2023 \/7- 7月7日 -  germany-will-will-not-supply-supply-suppluster-cluster-to-ukraine</text:a>
</text:p>
      <text:p text:style-name="P4">
News Source: <text:a xlink:type="simple" xlink:href="https://twitter.com/idreesali114/status/1677314418575659018" text:style-name="Internet_20_link" text:visited-style-name="Visited_20_Internet_20_Link">
https://twitter.com/idreesali114/status/1677314418575659018</text:a>
</text:p>
      <!--NEWS-->
      <text:h text:style-name="P10" text:outline-level="1">
<text:span text:style-name="T4">
乌克林形式在线程上！</text:span>
</text:h>
      <text:p text:style-name="P4">
作者: Ukrinform (Person)</text:p>
      <text:p text:style-name="P4">
出版商: Укринформ (Organization)</text:p>
      <text:p text:style-name="P4">
出版时间: 2023-07-07T0:15:00+03:00</text:p>
      <text:p text:style-name="P4">
修改时间: 2023-07-07T21:15:00+03:00</text:p>
      <text:p text:style-name="P4">
描述: 乌克林福姆始终是新闻的脉动。 加入线程并订阅Ukrinform -Ukrinform。</text:p>
      <text:p text:style-name="P4">
图片: ['<text:a xlink:type="simple" xlink:href="https://static.ukrinform.com/photos/2023_07/thumb_files/630_360_1688644765-383.jpg" text:style-name="Internet_20_link" text:visited-style-name="Visited_20_Internet_20_Link">
630_360_16886...</text:a>
']</text:p>
      <text:p text:style-name="P4">
标签: ['Соцмережі', 'Meta']</text:p>
      <text:p text:style-name="P4">
类型: Article</text:p>
      <!--METADATA-->
      <text:p text:style-name="P4">
<draw:frame draw:style-name="fr1" draw:name="Image49" text:anchor-type="as-char" svg:width="6.9236in" svg:height="3.956343in" draw:z-index="0">
<draw:image xlink:href="../Images/yкринформ/2023-07-07T0-15-00-03-00/630_360_1688644765-383.jpg" xlink:type="simple" xlink:show="embed" xlink:actuate="onLoad" draw:mime-type="image/jpeg"/>
</draw:frame>
乌克(Ukrin)在新闻的脉搏上。 加入线程并订阅乌克林福姆</text:p>
      <text:p text:style-name="P4">
<text:span text:style-name="T4">
什么是线程？ 这是Twitter的类似物[启动元]。(https://www.ukrinform.ua/rubric-technology/3732218-meta-zapustila-svij-analog-tvitteru.html)</text:span>
</text:p>
      <text:p text:style-name="P4">
为了开始使用线程，可以在Instagram帐户的协助下授权用户。 该应用程序最多可以发布500个字符，以及最多5分钟的照片和视频。 线程的出版也可以在葡萄酒图的历史中共享。</text:p>
      <text:p text:style-name="P4">
Ukrinform在推出后立即在该服务上注册。 在线程中的“ @ukrinform”页面上阅读开朗的[]。(https://www.threads.net/@ukrinform)</text:p>
      <text:p text:style-name="P4">
&gt;
🎊乌克林形式在线程上!订阅<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text:a>
&gt;
&gt;
什么是线程？ 这是由Meta推出的Twitter的类似物。 &gt;
&gt;
为了开始使用线程，可以使用Instagram帐户授权用户。 在应用程序中，您可以…<text:a xlink:type="simple" xlink:href="https://t.co/RPZW7VFwiq" text:style-name="Internet_20_link" text:visited-style-name="Visited_20_Internet_20_Link">
&gt;
 pic.twitter.com/rpzw7vfwiq</text:a>
&gt;
&gt;
  - 乌克林(@ukrinform)<text:a xlink:type="simple" xlink:href="https://twitter.com/UKRINFORM/status/1676917900114788352" text:style-name="Internet_20_link" text:visited-style-name="Visited_20_Internet_20_Link">
2023年7月6日&gt;
</text:a>
安装线程应用程序以查看[ukrinform]的更多内容(https://www.threads.net/@ukrinform)。 该程序可用于加载亲爱的<text:a xlink:type="simple" xlink:href="https://apps.apple.com/us/app/threads-an-instagram-app/id6446901002" text:style-name="Internet_20_link" text:visited-style-name="Visited_20_Internet_20_Link">
App Store</text:a>
c <text:a xlink:type="simple" xlink:href="https://play.google.com/store/apps/details" text:style-name="Internet_20_link" text:visited-style-name="Visited_20_Internet_20_Link">
Google Play</text:a>
在100多个国家。</text:p>
      <text:p text:style-name="P4">
News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在Zaporizhhya，恶劣的天气损坏了电源线，这是一座桥梁倒塌的桥梁</text:span>
</text:h>
      <text:p text:style-name="P4">
作者: Ukrinform (Person)</text:p>
      <text:p text:style-name="P4">
出版商: Укринформ (Organization)</text:p>
      <text:p text:style-name="P4">
出版时间: 2023-07-07T10:16:00+03:00</text:p>
      <text:p text:style-name="P4">
修改时间: 2023-07-07T22:16:00+03:00</text:p>
      <text:p text:style-name="P4">
描述: 星期五晚上在Zaporozhye，下雨了，伴随着强风。 城市中有许多倒下的树木和损坏的电源线。 同时，一部分行人桥在伊万诺 - 弗兰基夫斯克（Ivano-Frankivsk）倒塌。  - 乌克林。</text:p>
      <text:p text:style-name="P4">
图片: ['<text:a xlink:type="simple" xlink:href="https://static.ukrinform.com/photos/2023_07/thumb_files/630_360_1688757246-771.jpg" text:style-name="Internet_20_link" text:visited-style-name="Visited_20_Internet_20_Link">
630_360_16887...</text:a>
']</text:p>
      <text:p text:style-name="P4">
标签: ['Івано-Франківськ', 'Електропостачання', 'Міст', 'Негода', 'Запоріжжя']</text:p>
      <text:p text:style-name="P4">
类型: Article</text:p>
      <!--METADATA-->
      <text:p text:style-name="P4">
<draw:frame draw:style-name="fr1" draw:name="Image51" text:anchor-type="as-char" svg:width="6.9236in" svg:height="3.956343in" draw:z-index="0">
<draw:image xlink:href="../Images/yкринформ/2023-07-07T10-16-00-03-00/630_360_1688757246-771.jpg" xlink:type="simple" xlink:show="embed" xlink:actuate="onLoad" draw:mime-type="image/jpeg"/>
</draw:frame>
周五晚上的乌兹罗兹(Uzrozhi)下雨，伴随着一个强人。 城市中有许多倒下的树木和传输线受损。与此同时，由于天气恶劣，伊万诺·弗兰基夫斯克(Ivano-Frankivsk)的行人gbey的一部分崩溃了。</text:p>
      <text:p text:style-name="P4">
关于<text:a xlink:type="simple" xlink:href="https://t.me/kurtievofficial/12079" text:style-name="Internet_20_link" text:visited-style-name="Visited_20_Internet_20_Link">
电报</text:a>
乌克林福姆报道，Zaporozhye负责人Anatoliy Kurtov报道。</text:p>
      <text:p text:style-name="P4">
“公用事业正在努力消除当今[恶劣天气]的后果(https://www.ukrinform.ua/tag-negoda)。 城市专业救援服务，市政急诊服务，埃鲁斯，泽伦布德，泰坦和Zaporizhmyskvitlo的工作参与了这项工作。 公用事业检查雨水的植物并将其从碎屑中清理干净，这些碎屑在那段时间到达那里，清洁和喷洒在路线或照明线上的树木。 能量开始恢复被破坏的电网，”库尔特夫写道。</text:p>
      <text:p text:style-name="P4">
所有工作都将持续到宵禁的开始，明天将继续。</text:p>
      <text:p text:style-name="P4">
在城市的某些地区，冰雹跌倒了，强风折断了树木，推翻了他们的汽车和道路。 没有关于受害者的信息。 目前，在城市天气中。</text:p>
      <text:p text:style-name="P4">
同时，一部分行人聚会在伊万诺·弗兰基夫斯克(Ivano-Frankivsk)倒塌。</text:p>
      <text:p text:style-name="P4">
_ <text:span text:style-name="T4">
视频</text:span>
：<text:a xlink:type="simple" xlink:href="https://www.facebook.com/ruslan.martsinkiv/videos/1398253010726921" text:style-name="Internet_20_link" text:visited-style-name="Visited_20_Internet_20_Link">
Ruslan Markinkov</text:a>
_</text:p>
      <text:p text:style-name="P4">
市长Ruslan Martsinkov在[Facebook]中说：“大水已经切断了德国湖的一部分，以及滨水区的行人桥的刀具。现在，桥被封锁了。没有通道。”(https://www.facebook.com/watch/live/?ref=watch_permalink&amp;v=1398253010726921)，，，，</text:p>
      <text:p text:style-name="P4">
*!(https://www.ukrinform.ua/rubric-regions/3732952-na-kiivsini-vnaslidok-negodi-znestrumleni-50-naselenih-punktiv.html)据他介绍，有狂热主义者公共服务的代表。 没有人员伤亡。</text:p>
      <text:p text:style-name="P4">
Martsinkov指出，现在的水位很高，因此桥梁损坏的部分的工作将在经济衰退后进行。 水仍在水。</text:p>
      <text:p text:style-name="P4">
据报道，在喀尔巴阡地区，雷暴造成了大约300个农场，开放区和当地道路的洪水。</text:p>
      <text:p text:style-name="P4">
<text:span text:style-name="T5">
foto：Anatoly Kurtev，Telegram</text:span>
</text:p>
      <text:p text:style-name="P4">
News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Zelensky会见Erdogan</text:span>
</text:h>
      <text:p text:style-name="P4">
作者: Ukrinform (Person)</text:p>
      <text:p text:style-name="P4">
出版商: Укринформ (Organization)</text:p>
      <text:p text:style-name="P4">
出版时间: 2023-07-07T11:19:00+03:00</text:p>
      <text:p text:style-name="P4">
修改时间: 2023-07-07T22:19:00+03:00</text:p>
      <text:p text:style-name="P4">
描述: 乌克兰沃迪米尔Zelensky总统与他的土耳其同事雷德·泰伊普·埃尔多安（Recep Taiip Erdogan）会面。  - 乌克林。</text:p>
      <text:p text:style-name="P4">
图片: ['<text:a xlink:type="simple" xlink:href="https://static.ukrinform.com/photos/2023_07/thumb_files/630_360_1688758028-881.jpg" text:style-name="Internet_20_link" text:visited-style-name="Visited_20_Internet_20_Link">
630_360_16887...</text:a>
']</text:p>
      <text:p text:style-name="P4">
标签: ['Ердоган', 'Візит', 'Туреччина', 'Зеленський']</text:p>
      <text:p text:style-name="P4">
类型: Article</text:p>
      <!--METADATA-->
      <text:p text:style-name="P4">
<draw:frame draw:style-name="fr1" draw:name="Image52" text:anchor-type="as-char" svg:width="6.9236in" svg:height="3.956343in" draw:z-index="0">
<draw:image xlink:href="../Images/yкринформ/2023-07-07T11-19-00-03-00/630_360_1688758028-881.jpg" xlink:type="simple" xlink:show="embed" xlink:actuate="onLoad" draw:mime-type="image/jpeg"/>
</draw:frame>
乌克兰沃迪米尔·泽伦斯基(Ukraine Volodymyr Zelensky)的总统与他的土耳其同种群泰伊普·埃尔多安(Taiip Erdogan)举行了一次会议。</text:p>
      <text:p text:style-name="P4">
国家元首在[电报]中报告了这一点(http://t.me/V_Zelenskiy_official/6894)，报道乌克林福姆。</text:p>
      <text:p text:style-name="P4">
“火鸡。 与总统瑞普·泰伊普·埃尔多安会面。 非常重要的间隔。 安全 - 无论是在我们的黑海地区还是在欧洲，都在支持乌克兰的领土完整性和主权的疲劳。公式和平。 保护我们的国家，我们的人民和我们的利益。 维尔纽斯峰会的注意力。”泽伦斯基说。</text:p>
      <text:p text:style-name="P4">
<text:span text:style-name="T5">
video：<text:a xlink:type="simple" xlink:href="https://www.president.gov.ua/" text:style-name="Internet_20_link" text:visited-style-name="Visited_20_Internet_20_Link">
总统办公室</text:a>
</text:span>
</text:p>
      <text:p text:style-name="P4">
总统认为，将分别讨论黑海种族计划的保护和发展和进一步的粮食安全努力。</text:p>
      <text:p text:style-name="P4">
“世界必须受到任何恐怖的保护，”  - 强调<text:a xlink:type="simple" xlink:href="https://www.ukrinform.ua/tag-zelenskij" text:style-name="Internet_20_link" text:visited-style-name="Visited_20_Internet_20_Link">
Zelensky</text:a>
。</text:p>
      <text:p text:style-name="P4">
<text:span text:style-name="T4">
另请阅读：</text:span>
 [<text:span text:style-name="T4">
 Zelensky </text:span>
到达土耳其谈话(https://www.ukrinform.ua/rubric-polytics/3732945-zelenskij-pribuv-u-tureccinu-na-peregovori-z-erdoganom.html)据报道，据报道，周五晚上，泽伦斯基访问了土耳其。那个国家元首访问了保加利亚，捷克共和国和斯洛伐克。</text:p>
      <text:p text:style-name="P4">
<text:span text:style-name="T5">
foto：twitter.com/zelenskyyua</text:span>
</text:p>
      <text:p text:style-name="P4">
News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Zaluzhny和Shaplla参观了Khortytsia和Tavriya部队</text:span>
</text:h>
      <text:p text:style-name="P4">
作者: Ukrinform (Person)</text:p>
      <text:p text:style-name="P4">
出版商: Укринформ (Organization)</text:p>
      <text:p text:style-name="P4">
出版时间: 2023-07-07T12:35:00+03:00</text:p>
      <text:p text:style-name="P4">
修改时间: 2023-07-07T22:35:00+03:00</text:p>
      <text:p text:style-name="P4">
描述: 武装部队的总司令Valery Zaluzhny与总参谋长Sergei Shaptal一起参观了Khortytsa和Tavriya部队的运营和战略团体。  - 乌克林。</text:p>
      <text:p text:style-name="P4">
图片: ['<text:a xlink:type="simple" xlink:href="https://static.ukrinform.com/photos/2023_07/thumb_files/630_360_1688760223-735.png" text:style-name="Internet_20_link" text:visited-style-name="Visited_20_Internet_20_Link">
630_360_16887...</text:a>
']</text:p>
      <text:p text:style-name="P4">
标签: ['Генштаб', 'ЗСУ', 'Валерій Залужний', 'Війна з Росією', '#stoprussia']</text:p>
      <text:p text:style-name="P4">
类型: Article</text:p>
      <!--METADATA-->
      <text:p text:style-name="P4">
<draw:frame draw:style-name="fr1" draw:name="Image53" text:anchor-type="as-char" svg:width="6.9236in" svg:height="3.956343in" draw:z-index="0">
<draw:image xlink:href="../Images/yкринформ/2023-07-07T12-35-00-03-00/630_360_1688760223-735.png" xlink:type="simple" xlink:show="embed" xlink:actuate="onLoad" draw:mime-type="image/png"/>
</draw:frame>
武装部队的总司令Valery Zaluzhny与总参谋长一起访问了Khortytsia和Tavriya部队的手术战略团体。</text:p>
      <text:p text:style-name="P4">
这在[电报频道]上报道了(https://t.me/CinCAFU/529)乌克林福姆报道说，头部负责人。</text:p>
      <text:p text:style-name="P4">
_ <text:span text:style-name="T4">
视频</text:span>
：<text:a xlink:type="simple" xlink:href="https://www.youtube.com/watch" text:style-name="Internet_20_link" text:visited-style-name="Visited_20_Internet_20_Link">
Valery Zaluzhny，电报</text:a>
_</text:p>
      <text:p text:style-name="P4">
“总参谋长谢尔盖·夏普拉(Sergei Shaptala)在运营战略团体[部队]工作(https://www.ukrinform.ua/tag-zsu)Khortytsia和Tavriya。 感谢所有捍卫我们土地的人。” Zalzhuzhny说。</text:p>
      <text:p text:style-name="P4">
<text:span text:style-name="T4">
另请阅读：</text:span>
 <text:a xlink:type="simple" xlink:href="https://www.ukrinform.ua/rubric-ato/3732455-vijskovi-prodovzuut-aktivni-nastupalni-dii-iniciativa-perebuvae-na-boci-zsu-zaluznij.html" text:style-name="Internet_20_link" text:visited-style-name="Visited_20_Internet_20_Link">
军事继续积极进攻行动，在武装部队方面主动 -  <text:span text:style-name="T4">
 Zaluzhni </text:span>
</text:a>
在关于指挥官 - 司令的旅行中发布的视频的简短评论中，他还说：“一切都很正常，一切都会好起来，一切都按照计划，伙计们很好。”</text:p>
      <text:p text:style-name="P4">
<text:span text:style-name="T5">
foto：总统办公室</text:span>
</text:p>
      <text:p text:style-name="P4">
News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Kalinina将在温网锦标赛配对的第二个圈子中踢球</text:span>
</text:h>
      <text:p text:style-name="P4">
作者: Ukrinform (Person)</text:p>
      <text:p text:style-name="P4">
出版商: Укринформ (Organization)</text:p>
      <text:p text:style-name="P4">
出版时间: 2023-07-07T13:49:31+03:00</text:p>
      <text:p text:style-name="P4">
修改时间: 2023-07-07T22:49:31+03:00</text:p>
      <text:p text:style-name="P4">
描述: 乌克兰安吉丽娜·卡利尼娜（Angelina Kalinina）的第一个“球拍”继续在大满贯 - 温网系列锦标赛的第三季演出，该锦标赛持续在伦敦（英国）。  - 乌克林。</text:p>
      <text:p text:style-name="P4">
图片: ['<text:a xlink:type="simple" xlink:href="https://static.ukrinform.com/photos/2023_06/thumb_files/630_360_1687951435-330.jpg" text:style-name="Internet_20_link" text:visited-style-name="Visited_20_Internet_20_Link">
630_360_16879...</text:a>
']</text:p>
      <text:p text:style-name="P4">
标签: ['Теніс', 'Вімблдон', 'Ангеліна Калініна']</text:p>
      <text:p text:style-name="P4">
类型: Article</text:p>
      <!--METADATA-->
      <text:p text:style-name="P4">
<draw:frame draw:style-name="fr1" draw:name="Image54" text:anchor-type="as-char" svg:width="6.9236in" svg:height="3.956343in" draw:z-index="0">
<draw:image xlink:href="../Images/yкринформ/2023-07-07T13-49-31-03-00/630_360_1687951435-330.jpg" xlink:type="simple" xlink:show="embed" xlink:actuate="onLoad" draw:mime-type="image/jpeg"/>
</draw:frame>
乌克兰安吉丽娜·卡利尼娜(Angelina Kalinina(英国).</text:p>
      <text:p text:style-name="P4">
У стартовому матчі парного розряду дует Ангеліна Калініна - Ірина-Камелія Бегу(罗马尼亚)赢得了对智利的自愿胜利-novozaland串联亚历克斯·瓜拉奇-Erin Ruthlylif -6：7(2：7)，7：6(8：6)，6：2，报道乌克林福姆。</text:p>
      <text:p text:style-name="P4">
对抗持续了2.5小时。</text:p>
      <text:p text:style-name="P4">
第三澳大利亚风暴猎人和比利时的伊丽莎梅尔斯(Belgian Elizamertens)播放了卡利宁和乞bot的第三个圈的许可证。</text:p>
      <text:p text:style-name="P4">
<text:span text:style-name="T4">
另请阅读：</text:span>
 <text:a xlink:type="simple" xlink:href="https://www.ukrinform.ua/rubric-sports/3732887-kalinina-postupilas-andreesku-ta-zaversila-vistupi-na-vimbldoni.html" text:style-name="Internet_20_link" text:visited-style-name="Visited_20_Internet_20_Link">
Kalinina在Wimbledon上给安德烈斯克(Andreesk)</text:a>
温网锦标赛将持续到7月16日。</text:p>
      <text:p text:style-name="P4">
照片：btu.org.ua。</text:p>
      <text:p text:style-name="P4">
News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荷兰政府联盟因移民政策的差异而分手 - 媒体</text:span>
</text:h>
      <text:p text:style-name="P4">
作者: Ukrinform (Person)</text:p>
      <text:p text:style-name="P4">
出版商: Укринформ (Organization)</text:p>
      <text:p text:style-name="P4">
出版时间: 2023-07-07T14:54:00+03:00</text:p>
      <text:p text:style-name="P4">
修改时间: 2023-07-07T22:54:00+03:00</text:p>
      <text:p text:style-name="P4">
描述: 荷兰政府联盟无法达成移民政策协议。 这实际上意味着由马克·鲁特（Mark Rutte）领导的办公室退休。  - 乌克林。</text:p>
      <text:p text:style-name="P4">
图片: ['<text:a xlink:type="simple" xlink:href="https://static.ukrinform.com/photos/2020_05/thumb_files/630_360_1588618462-137.jpg" text:style-name="Internet_20_link" text:visited-style-name="Visited_20_Internet_20_Link">
630_360_15886...</text:a>
']</text:p>
      <text:p text:style-name="P4">
标签: None</text:p>
      <text:p text:style-name="P4">
类型: Article</text:p>
      <!--METADATA-->
      <text:p text:style-name="P4">
<draw:frame draw:style-name="fr1" draw:name="Image55" text:anchor-type="as-char" svg:width="6.9236in" svg:height="3.956343in" draw:z-index="0">
<draw:image xlink:href="../Images/yкринформ/2023-07-07T14-54-00-03-00/630_360_1588618462-137.jpg" xlink:type="simple" xlink:show="embed" xlink:actuate="onLoad" draw:mime-type="image/jpeg"/>
</draw:frame>
荷兰党联盟无法就信函政策达成协议。 实际上，这意味着马克·鲁塔德(Mark Ruttaide)领导的内阁辞职。</text:p>
      <text:p text:style-name="P4">
关于它报告了乌克林福称<text:a xlink:type="simple" xlink:href="http://nos.nl/liveblog/2481941-oppositie-wil-snel-tweede-kamerverkiezingen-was-geen-gelukkig-huwelijk" text:style-name="Internet_20_link" text:visited-style-name="Visited_20_Internet_20_Link">
NOS</text:a>
。</text:p>
      <text:p text:style-name="P4">
“鲁特的第四次办公室在一年零178天内下降。 这是VVD领导人Rutte领导人的第三个办公室，该办公室没有达到终点线。 当事方无法制定有关移民政策的协议。”消息写道。</text:p>
      <text:p text:style-name="P4">
我们将提醒，乌克兰驻荷兰的大使亚历山大·卡拉塞维奇(Alexander Karasevich)在评论中说，这个国家成为为我们的国家制作F-16的人之一，而不是梦想，而是“肯定会成为现实”。</text:p>
      <text:p text:style-name="P4">
*!(https://www.ukrinform.ua/rubric-economy/3732469-niderlandi-vze-nadali-ukraini-19-milarda-vijskovoi-dopomogi.html)据他说，<text:a xlink:type="simple" xlink:href="https://www.ukrinform.ua/tag-niderlandi" text:style-name="Internet_20_link" text:visited-style-name="Visited_20_Internet_20_Link">
荷兰</text:a>
主教并在F-16联盟组建中扮演了领导角色之一。特别是，它是为了提供乌克兰人。</text:p>
      <text:p text:style-name="P4">
据报道，荷兰将于今年夏天开始在F-16上开始在乌克兰飞行员进行培训。</text:p>
      <text:p text:style-name="P4">
News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克里米亚的“法院”罚款人权活动家贾帕罗夫（Japarov）</text:span>
</text:h>
      <text:p text:style-name="P4">
作者: Ukrinform (Person)</text:p>
      <text:p text:style-name="P4">
出版商: Укринформ (Organization)</text:p>
      <text:p text:style-name="P4">
出版时间: 2023-07-07T15:02:44+03:00</text:p>
      <text:p text:style-name="P4">
修改时间: 2023-07-07T15:02:44+03:00</text:p>
      <text:p text:style-name="P4">
描述: 俄罗斯控制的“基夫地方法院”临时占领的辛菲波尔（Simforopol）在“关于抹黑罗莎米亚（Rosarmia）”的案件中对人权活动家Abdureshit Japarova处以罚款。  - 乌克林。</text:p>
      <text:p text:style-name="P4">
图片: ['<text:a xlink:type="simple" xlink:href="https://static.ukrinform.com/photos/2023_07/thumb_files/630_360_1688731328-872.jpg" text:style-name="Internet_20_link" text:visited-style-name="Visited_20_Internet_20_Link">
630_360_16887...</text:a>
']</text:p>
      <text:p text:style-name="P4">
标签: ['Крим', 'Правозахисники', 'Штраф']</text:p>
      <text:p text:style-name="P4">
类型: Article</text:p>
      <!--METADATA-->
      <text:p text:style-name="P4">
<draw:frame draw:style-name="fr1" draw:name="Image56" text:anchor-type="as-char" svg:width="6.9236in" svg:height="3.956343in" draw:z-index="0">
<draw:image xlink:href="../Images/yкринформ/2023-07-07T15-02-44-03-00/630_360_1688731328-872.jpg" xlink:type="simple" xlink:show="embed" xlink:actuate="onLoad" draw:mime-type="image/jpeg"/>
</draw:frame>
俄罗斯在临时占领的家庭中控制了“基夫地方法院”，以“关于罗萨尔米亚的Dyskreditation”为例，人权活动家Abdureshit Dureshit罚款。</text:p>
      <text:p text:style-name="P4">
这是由人权项目[“克里米亚程序”]报道的(http://crimean-process.org/sud-oshtrafoval-krymskogo-pravozashhitnika-za-chuzhuyu-publikacziyu/)，报道乌克林福姆。</text:p>
      <text:p text:style-name="P4">
“法院质疑制定行政协议然后认罪的人。 根据已宣布的决议，Dzheparov被处以行政罚款的形式，金额为45,000卢布，”  - 将在该职位上。</text:p>
      <text:p text:style-name="P4">
值得注意的是，在会议期间，他们受到以前抱怨记忆问题的概念的质疑。</text:p>
      <text:p text:style-name="P4">
<text:span text:style-name="T4">
另请阅读：</text:span>
 <text:a xlink:type="simple" xlink:href="https://www.ukrinform.ua/rubric-crimea/3732732-krimskogo-politvazna-belalova-v-rosijskij-kolonii-pereveli-do-strafnogo-izolatora.html" text:style-name="Internet_20_link" text:visited-style-name="Visited_20_Internet_20_Link">
<text:span text:style-name="T4">
克里米亚</text:span>
俄罗斯殖民地的Belyalov政治犯被转移到监狱</text:a>
据报道，俄罗斯安全部队暂时占领了<text:a xlink:type="simple" xlink:href="https://www.ukrinform.ua/tag-krim" text:style-name="Internet_20_link" text:visited-style-name="Visited_20_Internet_20_Link">
克里米亚</text:a>
他们违反了退伍军人塔塔尔民族运动和人权活动家贾帕罗夫(Japarov)：抹黑俄罗斯军队和滥用信息自由。</text:p>
      <text:p text:style-name="P4">
尤其是人权活动家在Facebook上被指控犯有克里米亚思想倡议，该计划在克里米亚发表了国际人道主义法律的评论，并迅速在半岛上发表了侵犯人权行为的报道。 Dzheparov否认了这一点。</text:p>
      <text:p text:style-name="P4">
照片：Crimean-Process.org</text:p>
      <text:p text:style-name="P4">
News Source: <text:a xlink:type="simple" xlink:href="https://www.ukrinform.ua/rubric-crimea/3732780-sud-u-krimu-ostrafuvav-pravozahisnika-dzeparova.html" text:style-name="Internet_20_link" text:visited-style-name="Visited_20_Internet_20_Link">
https://www.ukrinform.ua/rubric-crimea/3732780-sud-u-krimu-ostrafuvav-pravozahisnika-dzeparova.html</text:a>
</text:p>
      <!--NEWS-->
      <text:h text:style-name="P10" text:outline-level="1">
<text:span text:style-name="T4">
白宫在集群弹药上的沙利文：乌克兰提供了书面保证，它将...</text:span>
</text:h>
      <text:p text:style-name="P4">
作者: liveuamap (Language: en)</text:p>
      <text:p text:style-name="P4">
时间: 2023-07-07T15:03:21</text:p>
      <text:p text:style-name="P4">
地点: Washington, District of Columbia (Latitude:38.89511 Longtitude:-77.03673)</text:p>
      <text:p text:style-name="P4">
视频: []</text:p>
      <text:p text:style-name="P4">
图片: []</text:p>
      <text:p text:style-name="P4">
标签: []</text:p>
      <text:p text:style-name="P4">
Id: 22574526</text:p>
      <!--METADATA-->
      <text:p text:style-name="P4">
白宫在集群弹药上的沙利文：乌克兰提供了注销服务，它将最大程度地降低平民的风险</text:p>
      <text:p text:style-name="P4">
新闻集链接：<text:a xlink:type="simple" xlink:href="https：\/\/liveuamap.com \/en \/2023 \/7- 7月7日 - 白色 - 屋子 - 苏利文 - 群集 - 乌克林" text:style-name="Internet_20_link" text:visited-style-name="Visited_20_Internet_20_Link">
https：\/\/liveuamap.com \/en \/2023 \/7- 7月7日 - 白色 - 豪斯 - 霍斯 - 苏利文 - 群众 - 群众 - 乌克兰</text:a>
</text:p>
      <text:p text:style-name="P4">
News Source: <text:a xlink:type="simple" xlink:href="https://twitter.com/idreesali114/status/1677382806018871297" text:style-name="Internet_20_link" text:visited-style-name="Visited_20_Internet_20_Link">
https://twitter.com/idreesali114/status/1677382806018871297</text:a>
</text:p>
      <!--NEWS-->
      <text:h text:style-name="P10" text:outline-level="1">
<text:span text:style-name="T4">
Kateryna Bindl进入温布尔登蒸汽网的第二个圆圈</text:span>
</text:h>
      <text:p text:style-name="P4">
作者: Ukrinform (Person)</text:p>
      <text:p text:style-name="P4">
出版商: Укринформ (Organization)</text:p>
      <text:p text:style-name="P4">
出版时间: 2023-07-07T15:05:00+03:00</text:p>
      <text:p text:style-name="P4">
修改时间: 2023-07-07T15:05:00+03:00</text:p>
      <text:p text:style-name="P4">
描述: 乌克兰网球运动员Kateryna Bindl成功地开展了温网锦标赛蒸汽网格第一轮的首发比赛。  - 乌克林。</text:p>
      <text:p text:style-name="P4">
图片: ['<text:a xlink:type="simple" xlink:href="https://static.ukrinform.com/photos/2023_07/thumb_files/630_360_1688729821-341.jpg" text:style-name="Internet_20_link" text:visited-style-name="Visited_20_Internet_20_Link">
630_360_16887...</text:a>
']</text:p>
      <text:p text:style-name="P4">
标签: ['Австралія', 'Спорт', 'Теніс', 'Україна', 'Вімблдон']</text:p>
      <text:p text:style-name="P4">
类型: Article</text:p>
      <!--METADATA-->
      <text:p text:style-name="P4">
<draw:frame draw:style-name="fr1" draw:name="Image57" text:anchor-type="as-char" svg:width="6.9236in" svg:height="3.956343in" draw:z-index="0">
<draw:image xlink:href="../Images/yкринформ/2023-07-07T15-05-00-03-00/630_360_1688729821-341.jpg" xlink:type="simple" xlink:show="embed" xlink:actuate="onLoad" draw:mime-type="image/jpeg"/>
</draw:frame>
乌克兰 - 骨骼Kateryna Bindl成功地开展了温网锦标赛第一次圆形电网的首发决斗。</text:p>
      <text:p text:style-name="P4">
在与澳大利亚达里亚·塞维利亚(Daria Seville)的二重奏中，乌克兰击败了串联Anna-lenfriedzam(德国)/Маяр Шериф (埃及)-6：4，7：5，传输乌克林形式。</text:p>
      <text:p text:style-name="P4">
比赛持续了1小时40分钟。</text:p>
      <text:p text:style-name="P4">
<text:span text:style-name="T4">
另请阅读：</text:span>
 <text:a xlink:type="simple" xlink:href="https://www.ukrinform.ua/rubric-sports/3732752-marta-kostuk-vijsla-do-tretogo-kola-vimbldona-pisla-vidmovi-ispanki.html" text:style-name="Internet_20_link" text:visited-style-name="Visited_20_Internet_20_Link">
marta <text:span text:style-name="T4">
 kostyuk </text:span>
在拒绝西班牙语后，前往温布尔登的第三个圈子</text:a>
在第二轮(1/16决赛)乌克兰 - 澳大利亚夫妇将与Barbor Krachikov/Kateryna Sinyakova会面。(两者都是樱桃) - 粉丝Sien Wu(冷静)/Лінь Чжу (中国).</text:p>
      <text:p text:style-name="P4">
Фото: j48tennis.net.</text:p>
      <text:p text:style-name="P4">
News Source: <text:a xlink:type="simple" xlink:href="https://www.ukrinform.ua/rubric-sports/3732782-katerina-bajndl-vijsla-do-drugogo-kola-parnoi-sitki-vimbldonskogo-turniru.html" text:style-name="Internet_20_link" text:visited-style-name="Visited_20_Internet_20_Link">
https://www.ukrinform.ua/rubric-sports/3732782-katerina-bajndl-vijsla-do-drugogo-kola-parnoi-sitki-vimbldonskogo-turniru.html</text:a>
</text:p>
      <!--NEWS-->
      <text:h text:style-name="P10" text:outline-level="1">
<text:span text:style-name="T4">
政策秘书长科林·卡尔（Colin H.</text:span>
</text:h>
      <text:p text:style-name="P4">
作者: liveuamap (Language: en)</text:p>
      <text:p text:style-name="P4">
时间: 2023-07-07T15:09:01</text:p>
      <text:p text:style-name="P4">
地点: Arlington, Virginia (Latitude:38.87186 Longtitude:-77.05579)</text:p>
      <text:p text:style-name="P4">
视频: []</text:p>
      <text:p text:style-name="P4">
图片: []</text:p>
      <text:p text:style-name="P4">
标签: []</text:p>
      <text:p text:style-name="P4">
Id: 22574527</text:p>
      <!--METADATA-->
      <text:p text:style-name="P4">
政策秘书长科林·H·卡尔(Colin H.</text:p>
      <text:p text:style-name="P4">
新闻集链接：<text:a xlink:type="simple" xlink:href="https：\/\/liveuamap.com \/en \/2023 \/7- 7月7日 - 高级 -  h-kahl-kahl-underscretary-defender-for-policy-policy-policy-policy-policy-policy-policy-" text:style-name="Internet_20_link" text:visited-style-name="Visited_20_Internet_20_Link">
https：\/\/liveuamap.com \/en \/2023 \/7- 7月7日 - 高级 -  kahl-kahl-nundersecretry of-polich-policy</text:a>
</text:p>
      <text:p text:style-name="P4">
News Source: <text:a xlink:type="simple" xlink:href="https://twitter.com/skynews/status/1677389088125493262" text:style-name="Internet_20_link" text:visited-style-name="Visited_20_Internet_20_Link">
https://twitter.com/skynews/status/1677389088125493262</text:a>
</text:p>
      <!--NEWS-->
      <text:h text:style-name="P10" text:outline-level="1">
<text:span text:style-name="T4">
北约密切监视Zaporizhhya NPP周围情况的发展-Stoltenberg</text:span>
</text:h>
      <text:p text:style-name="P4">
作者: Ukrinform (Person)</text:p>
      <text:p text:style-name="P4">
出版商: Укринформ (Organization)</text:p>
      <text:p text:style-name="P4">
出版时间: 2023-07-07T15:10:00+03:00</text:p>
      <text:p text:style-name="P4">
修改时间: 2023-07-07T15:10:00+03:00</text:p>
      <text:p text:style-name="P4">
描述: 北约密切监视Zaporizhhya NPP的情况的发展，并呼吁俄罗斯从车站撤出部队，并使乌克兰和国际专家不受阻碍地进入其设备。  - 乌克林。</text:p>
      <text:p text:style-name="P4">
图片: ['<text:a xlink:type="simple" xlink:href="https://static.ukrinform.com/photos/2021_02/thumb_files/630_360_1613784849-448.jpg" text:style-name="Internet_20_link" text:visited-style-name="Visited_20_Internet_20_Link">
630_360_16137...</text:a>
']</text:p>
      <text:p text:style-name="P4">
标签: ['НАТО', 'Столтенберг', 'Запорізька АЕС']</text:p>
      <text:p text:style-name="P4">
类型: Article</text:p>
      <!--METADATA-->
      <text:p text:style-name="P4">
<draw:frame draw:style-name="fr1" draw:name="Image58" text:anchor-type="as-char" svg:width="6.9236in" svg:height="3.956343in" draw:z-index="0">
<draw:image xlink:href="../Images/yкринформ/2023-07-07T15-10-00-03-00/630_360_1613784849-448.jpg" xlink:type="simple" xlink:show="embed" xlink:actuate="onLoad" draw:mime-type="image/jpeg"/>
</draw:frame>
这是在Zaporizhzhya NPP的情况发展之后，并敦促俄罗斯将其部队从车站带走，并为乌克兰和国际专家提供精确的设备。</text:p>
      <text:p text:style-name="P4">
乌克林传闻记者报道，这是由布鲁塞尔新闻发布会上的联盟詹斯·斯托尔滕贝格秘书长介绍的。</text:p>
      <text:p text:style-name="P4">
“战争本质上是危险和不可预测的。 毫无疑问，我们正在监视并密切监视Zaporizhhya周围的情况。 我们欢迎IAEA还对这种情况进行仔细的监控，并在那里有专家。 这很重要，因为Zaporizhhya NPP是欧洲最大的。”</text:p>
      <text:p text:style-name="P4">
据他说，国际原子能机构执行了任务，<text:a xlink:type="simple" xlink:href="https://www.ukrinform.ua/tag-nato" text:style-name="Internet_20_link" text:visited-style-name="Visited_20_Internet_20_Link">
北约</text:a>
支持该组织克服核安全标准的努力，这在面对面是一个巨大的挑战。</text:p>
      <text:p text:style-name="P4">
<text:span text:style-name="T4">
另请阅读：</text:span>
 <text:a xlink:type="simple" xlink:href="https://www.ukrinform.ua/rubric-polytics/3732764-vilnuskij-samit-nablizit-ukrainu-do-nato-ta-zmicnit-ii-stoltenberg.html" text:style-name="Internet_20_link" text:visited-style-name="Visited_20_Internet_20_Link">
Vilnius Summit将使乌克兰更接近北约并加强 -  <text:span text:style-name="T4">
 Stoltenb </text:span>
 erg</text:a>
“因此俄罗斯有特殊的责任。 北约和代理人的最佳信息是，俄罗斯不应向NPP攻击，它没有核电站，必须从那里撤出其部队。 这将使专家能够最好地履行职责，并检查车站没有地雷或炸药。”北约秘书长说。</text:p>
      <text:p text:style-name="P4">
他补充说，国际原子能机构专家已申请额外访问，以指该站的安全措施。</text:p>
      <text:p text:style-name="P4">
<text:span text:style-name="T4">
另请阅读：</text:span>
 <text:a xlink:type="simple" xlink:href="https://www.ukrinform.ua/rubric-economy/3732803-magate-provela-rotacii-na-troh-ukrainskih-aes.html" text:style-name="Internet_20_link" text:visited-style-name="Visited_20_Internet_20_Link">
<text:span text:style-name="T4">
 iaea </text:span>
在三个乌克兰NPP上旋转</text:a>
“我们继续敦促俄罗斯从镇上撤出部队(NPP)为了为乌克兰和国际专家提供全面的访问权，”斯托尔滕贝格说。</text:p>
      <text:p text:style-name="P4">
据报道，IAEA RAFAEL MARIANO GROSSI的首席执行官表示，该组织的专家在检查几个领域已经取得了进步(https://www.ukrinform.ua/rubric-economy/3732658-magate-oglanuli-kilka-dilanok-zaporizkoi-aes-do-dahu-poki-dostupu-ne-otrimali-grossi.html) .</text:p>
      <text:p text:style-name="P4">
在武装部队的总人员中，自2022年3月4日以来，入侵者挑衅ZPEC领土的挑衅可能做准备。</text:p>
      <text:p text:style-name="P4">
总人员指出，根据操作信息，将类似于爆炸装置的外国物体放在ZPP的屋顶和第四单元上。</text:p>
      <text:p text:style-name="P4">
News Source: <text:a xlink:type="simple" xlink:href="https://www.ukrinform.ua/rubric-ato/3732789-nato-uvazno-stezit-za-rozvitkom-situacii-navkolo-zaporizkoi-aes-stoltenberg.html" text:style-name="Internet_20_link" text:visited-style-name="Visited_20_Internet_20_Link">
https://www.ukrinform.ua/rubric-ato/3732789-nato-uvazno-stezit-za-rozvitkom-situacii-navkolo-zaporizkoi-aes-stoltenberg.html</text:a>
</text:p>
      <!--NEWS-->
      <text:h text:style-name="P10" text:outline-level="1">
<text:span text:style-name="T4">
新的8亿美元美国援助套餐揭示了乌克兰：其中包括备受期待的DPICM CLUST ...</text:span>
</text:h>
      <text:p text:style-name="P4">
作者: liveuamap (Language: en)</text:p>
      <text:p text:style-name="P4">
时间: 2023-07-07T15:12:33</text:p>
      <text:p text:style-name="P4">
地点: Arlington, Virginia (Latitude:38.87286 Longtitude:-77.05546)</text:p>
      <text:p text:style-name="P4">
视频: []</text:p>
      <text:p text:style-name="P4">
图片: []</text:p>
      <text:p text:style-name="P4">
标签: []</text:p>
      <text:p text:style-name="P4">
Id: 22574528</text:p>
      <!--METADATA-->
      <text:p text:style-name="P4">
新的8亿美元美国援助套餐揭示了乌克兰的援助：它包括震撼的DPICM群集弹药炮弹，以及额外的31 155mm榴弹炮，32 Bradley IFVS，32 Stryker APC等等</text:p>
      <text:p text:style-name="P4">
新闻集链接：[https：\/\/liveuamap.com \/en \/2023 \/7- 7月7日 - 纽约800m-us-us-aid-aid-aid-package-revealed-for-ukraine-it-includes]](https：\/\/liveuamap.com \/en \/2023 \/7- 7月7日 - 纽约800m-us-us-aid-aid-aid-aid-package-revealed for-ukraine-it-it-includes)</text:p>
      <text:p text:style-name="P4">
News Source: <text:a xlink:type="simple" xlink:href="https://twitter.com/jimmysecuk/status/1677392564704497664" text:style-name="Internet_20_link" text:visited-style-name="Visited_20_Internet_20_Link">
https://twitter.com/jimmysecuk/status/1677392564704497664</text:a>
</text:p>
      <!--NEWS-->
      <text:h text:style-name="P10" text:outline-level="1">
<text:span text:style-name="T4">
他们拘留了一个“耗尽”有关保护南乌克兰NPP的武装部队部队的信息</text:span>
</text:h>
      <text:p text:style-name="P4">
作者: Ukrinform (Person)</text:p>
      <text:p text:style-name="P4">
出版商: Укринформ (Organization)</text:p>
      <text:p text:style-name="P4">
出版时间: 2023-07-07T15:13:00+03:00</text:p>
      <text:p text:style-name="P4">
修改时间: 2023-07-07T15:13:00+03:00</text:p>
      <text:p text:style-name="P4">
描述: 在Mykolaiv地区，一名当地居民被指控传播有关武装部队的信息。  - 乌克林。</text:p>
      <text:p text:style-name="P4">
图片: ['<text:a xlink:type="simple" xlink:href="https://static.ukrinform.com/photos/2023_03/thumb_files/630_360_1677747110-638.jpg" text:style-name="Internet_20_link" text:visited-style-name="Visited_20_Internet_20_Link">
630_360_16777...</text:a>
']</text:p>
      <text:p text:style-name="P4">
标签: ['Миколаївщина', 'ЗСУ', 'Війна з Росією', 'Південноукраїнська АЕС']</text:p>
      <text:p text:style-name="P4">
类型: Article</text:p>
      <!--METADATA-->
      <text:p text:style-name="P4">
<draw:frame draw:style-name="fr1" draw:name="Image59" text:anchor-type="as-char" svg:width="6.9236in" svg:height="3.956343in" draw:z-index="0">
<draw:image xlink:href="../Images/yкринформ/2023-07-07T15-13-00-03-00/630_360_1677747110-638.jpg" xlink:type="simple" xlink:show="embed" xlink:actuate="onLoad" draw:mime-type="image/jpeg"/>
</draw:frame>
Naikolaiv地区被指控当地居民武装部队信息传播。</text:p>
      <text:p text:style-name="P4">
关于<text:a xlink:type="simple" xlink:href="https://t.me/mykprok/2719" text:style-name="Internet_20_link" text:visited-style-name="Visited_20_Internet_20_Link">
电报</text:a>
乌克林福姆报道，通知尼古拉耶夫地区检察官办公室。</text:p>
      <text:p text:style-name="P4">
«尼古拉耶夫地区检察官办公室被起诉，曾对一名41岁的Yuzhnoukrainsk居民起诉，该居民是关于未经授权分发有关武装部队位置的信息的事实(艺术的第3部分。 乌克兰刑法的114-2)»， - 区域检察官办公室报告。</text:p>
      <text:p text:style-name="P4">
据他们说，通过电报，被告履行了侵略者国家代表的任务，传播了有关气味位置和附近乌克兰南部乌克兰南乌克兰南部乌克兰乌克兰乌克兰[NPPS] [NPPS] [NPPS]的信息(https://www.ukrinform.ua/tag-aes)。 丈夫给出了准确的坐标，他为此获得了银行帐户的现金。</text:p>
      <text:p text:style-name="P4">
检察官办公室补充说：“在完成这些常规任务之一的过程中，攻击者在武装部队个人州委员会临时位置的照片和视频记录后被拘留。”</text:p>
      <text:p text:style-name="P4">
<text:span text:style-name="T4">
另请阅读：</text:span>
 [IAEA代表检查了Zaporizhzhya aaz的几个部分，直到已访问屋顶(https://www.ukrinform.ua/rubric-economy/3732658-magate-oglanuli-kilka-dilanok-zaporizkoi-aes-do-dahu-poki-dostupu-ne-otrimali-grossi.html)他现在被拘留。 被拘留者受到8至12年监禁的惩罚。</text:p>
      <text:p text:style-name="P4">
_foto：涡轮</text:p>
      <text:p text:style-name="P4">
News Source: <text:a xlink:type="simple" xlink:href="https://www.ukrinform.ua/rubric-regions/3732784-zatrimali-colovika-akij-zlivav-dani-pro-pidrozdili-zsu-so-zahisaut-pivdennoukrainsku-aes.html" text:style-name="Internet_20_link" text:visited-style-name="Visited_20_Internet_20_Link">
https://www.ukrinform.ua/rubric-regions/3732784-zatrimali-colovika-akij-zlivav-dani-pro-pidrozdili-zsu-so-zahisaut-pivdennoukrainsku-aes.html</text:a>
</text:p>
      <!--NEWS-->
      <text:h text:style-name="P10" text:outline-level="1">
<text:span text:style-name="T4">
布拉格的Zelensky给了捷克参议院的象征性钥匙</text:span>
</text:h>
      <text:p text:style-name="P4">
作者: Ukrinform (Person)</text:p>
      <text:p text:style-name="P4">
出版商: Укринформ (Organization)</text:p>
      <text:p text:style-name="P4">
出版时间: 2023-07-07T15:14:00+03:00</text:p>
      <text:p text:style-name="P4">
修改时间: 2023-07-07T15:14:00+03:00</text:p>
      <text:p text:style-name="P4">
描述: 在捷克共和国访问期间，沃迪米尔·泽伦斯基（Volodymyr Zelensky）总统会见了捷克共和国参议院总统米尔斯·维斯特里奇（Milos Vistrchil），他在上面赠送了捷克参议院的象征性钥匙。  - 乌克林。</text:p>
      <text:p text:style-name="P4">
图片: ['<text:a xlink:type="simple" xlink:href="https://static.ukrinform.com/photos/2023_07/thumb_files/630_360_1688731947-700.jpeg" text:style-name="Internet_20_link" text:visited-style-name="Visited_20_Internet_20_Link">
630_360_16887...</text:a>
']</text:p>
      <text:p text:style-name="P4">
标签: ['Чехія', 'Візит', 'Зеленський']</text:p>
      <text:p text:style-name="P4">
类型: Article</text:p>
      <!--METADATA-->
      <text:p text:style-name="P4">
<draw:frame draw:style-name="fr1" draw:name="Image61" text:anchor-type="as-char" svg:width="6.9236in" svg:height="3.956343in" draw:z-index="0">
<draw:image xlink:href="../Images/yкринформ/2023-07-07T15-14-00-03-00/630_360_1688731947-700.jpeg" xlink:type="simple" xlink:show="embed" xlink:actuate="onLoad" draw:mime-type="image/jpeg"/>
</draw:frame>
总统洛德米尔·泽伦斯基(Lordimir Zelensky)在访问捷克共和国期间，与捷克共和国议会米尔斯·维斯特奇尔(Milos Vistrchil)举行了一次会议，并在上面为他赋予了捷克参议院的象征性钥匙。</text:p>
      <text:p text:style-name="P4">
关于它报告的[乌克兰国家元首的新闻服务]](https://www.president.gov.ua/news/u-prazi-glava-derzhavi-zustrivsya-z-prezidentami-senatu-j-pa-84149)，报道乌克林福姆。</text:p>
      <text:p text:style-name="P4">
总统感谢参议院和捷克人民的负责人对乌克兰的可持续和有效支持，以击退俄罗斯联邦的武装侵略以及暂时流离失所的乌克兰公民的协助。</text:p>
      <text:p text:style-name="P4">
他还指出，采用该决议的重要性是通过乌克兰人民的种族灭绝对俄罗斯承认在乌克兰承认的决议的重要性，并支持建立一个有关侵略侵略乌克兰的特别法庭，这证明了捷克共和国的政治地位。</text:p>
      <text:p text:style-name="P4">
<text:span text:style-name="T4">
另请阅读：</text:span>
 <text:a xlink:type="simple" xlink:href="https://www.ukrinform.ua/rubric-polytics/3732767-zelenskij-zustrivsa-z-prezidentkou-slovaccini.html" text:style-name="Internet_20_link" text:visited-style-name="Visited_20_Internet_20_Link">
<text:span text:style-name="T4">
 Zelensky </text:span>
并与斯洛伐克总统会面</text:a>
特别注意讨论有关乌克兰和平公式的实施以及乌克兰在北约和欧洲联盟的成员身份尽快实施的全球峰会问题。</text:p>
      <text:p text:style-name="P4">
Zelensky还感谢捷克共和国在乌克兰和重要的乌克兰倡议上的积极立场。</text:p>
      <text:p text:style-name="P4">
国家元首说：“十月在布拉格举行的克里米亚平台的第二次议会峰会将使它更接近一个共同的目标 - 塔夫西克(Tavsikh)的克里米亚半岛暂时占领了乌克兰领土。”</text:p>
      <text:p text:style-name="P4">
反过来，沙沙作响为Zelensky提供了捷克参议院的象征性钥匙。</text:p>
      <text:p text:style-name="P4">
“我们尊重的最大朋友，我们将钥匙传达给捷克七人。 由于您将拥有捷克参议院的钥匙，因此参议院和梅斯特门将始终开放。”捷克参议院负责人说。</text:p>
      <text:p text:style-name="P4">
<text:span text:style-name="T4">
另请阅读：</text:span>
 <text:a xlink:type="simple" xlink:href="https://www.ukrinform.ua/rubric-polytics/3732743-zelenskij-vidvidue-slovaccinu.html" text:style-name="Internet_20_link" text:visited-style-name="Visited_20_Internet_20_Link">
<text:span text:style-name="T4">
 Zelensky </text:span>
访问斯洛伐克</text:a>
</text:p>
      <text:p text:style-name="P4">
此外，生锈的参议员Ruzhichka还与Zelensky Chevron一起介绍了Zelensky Chevron。</text:p>
      <text:p text:style-name="P4">
Zelensky还与Pekarova Adamova <text:span text:style-name="T4">
的捷克议会代表会面，</text:span>
在此期间，国家元首感谢乌克兰的奉献精神和下级议会的重要决定。</text:p>
      <text:p text:style-name="P4">
对话者强调需要对冰上和其他国际组织内部俄罗斯的批准压力，以及当事方在乌克兰欧盟和北约的全部成员实施方面的互动。</text:p>
      <text:p text:style-name="P4">
<text:span text:style-name="T4">
另请阅读：</text:span>
 <text:a xlink:type="simple" xlink:href="https://www.ukrinform.ua/rubric-polytics/3732764-vilnuskij-samit-nablizit-ukrainu-do-nato-ta-zmicnit-ii-stoltenberg.html" text:style-name="Internet_20_link" text:visited-style-name="Visited_20_Internet_20_Link">
Vilnius Summit将使乌克兰更接近北约并加强-Stoltenberg</text:a>
在这种情况下，乌克兰总统表达了他对捷克议会代表众议院问题上最积极的立场的希望。</text:p>
      <text:p text:style-name="P4">
Zelensky还感谢提供人道主义援助和在乌克兰重建中的积极立场。</text:p>
      <text:p text:style-name="P4">
据报道，沃迪米尔·泽伦斯基(Volodymyr Zelenskyy)总统于周五访问斯洛伐克，然后在7月6日至7日之前访问了捷克共和国和保加利亚。</text:p>
      <text:p text:style-name="P4">
_foto：发布</text:p>
      <text:p text:style-name="P4">
News Source: <text:a xlink:type="simple" xlink:href="https://www.ukrinform.ua/rubric-polytics/3732786-zelenskomu-u-prazi-podaruvali-simvolicnij-kluc-vid-senatu-cehii.html" text:style-name="Internet_20_link" text:visited-style-name="Visited_20_Internet_20_Link">
https://www.ukrinform.ua/rubric-polytics/3732786-zelenskomu-u-prazi-podaruvali-simvolicnij-kluc-vid-senatu-cehii.html</text:a>
</text:p>
      <!--NEWS-->
      <text:h text:style-name="P10" text:outline-level="1">
<text:span text:style-name="T4">
俄罗斯军队向Zaporozhye开火</text:span>
</text:h>
      <text:p text:style-name="P4">
作者: Ukrinform (Person)</text:p>
      <text:p text:style-name="P4">
出版商: Укринформ (Organization)</text:p>
      <text:p text:style-name="P4">
出版时间: 2023-07-07T15:19:00+03:00</text:p>
      <text:p text:style-name="P4">
修改时间: 2023-07-07T15:19:00+03:00</text:p>
      <text:p text:style-name="P4">
描述: 俄罗斯军队向Zaporizhzhya开火，记录了一个基础设施对象。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поріжжя', 'Війна з Росією']</text:p>
      <text:p text:style-name="P4">
类型: Article</text:p>
      <!--METADATA-->
      <text:p text:style-name="P4">
<draw:frame draw:style-name="fr1" draw:name="Image64" text:anchor-type="as-char" svg:width="6.9236in" svg:height="3.956343in" draw:z-index="0">
<draw:image xlink:href="../Images/yкринформ/2023-07-07T15-19-00-03-00/630_360_1538997483-946.jpg" xlink:type="simple" xlink:show="embed" xlink:actuate="onLoad" draw:mime-type="image/jpeg"/>
</draw:frame>
俄罗斯军队向Zaporizhzhya开火，记录了一个基础设施对象。</text:p>
      <text:p text:style-name="P4">
关于<text:a xlink:type="simple" xlink:href="https://t.me/zoda_gov_ua/20141" text:style-name="Internet_20_link" text:visited-style-name="Visited_20_Internet_20_Link">
电报</text:a>
乌克林福姆报道，Zaporozhye OVA负责人尤里·马拉什科(Yuri Malashko)报道。</text:p>
      <text:p text:style-name="P4">
“ C-300炮弹在数千个城市的基础设施中被击中。 其中一栋建筑物被点燃。 专家正在努力消除炮弹种子，”马拉什科写道。</text:p>
      <text:p text:style-name="P4">
他补充说，这座城市的居民没有受伤。</text:p>
      <text:p text:style-name="P4">
<text:span text:style-name="T4">
另请阅读：</text:span>
 <text:a xlink:type="simple" xlink:href="https://www.ukrinform.ua/rubric-ato/3732742-na-tavrijskomu-napramku-vorog-18-raziv-atakuvav-pozicii-zsu-perevazno-bila-marinki.html" text:style-name="Internet_20_link" text:visited-style-name="Visited_20_Internet_20_Link">
在塔夫里伊斯克(Tavriysk)的方向上，敌人攻击了敌人的位置，主要是在Marinka附近</text:a>
OVA的负责人还呼吁城市居民“保持静默，以便不校正入侵者”。</text:p>
      <text:p text:style-name="P4">
News Source: <text:a xlink:type="simple" xlink:href="https://www.ukrinform.ua/rubric-ato/3732793-armia-rf-obstrilala-zaporizza.html" text:style-name="Internet_20_link" text:visited-style-name="Visited_20_Internet_20_Link">
https://www.ukrinform.ua/rubric-ato/3732793-armia-rf-obstrilala-zaporizza.html</text:a>
</text:p>
      <!--NEWS-->
      <text:h text:style-name="P10" text:outline-level="1">
<text:span text:style-name="T4">
荣誉为欧洲提供了预算平板电脑</text:span>
</text:h>
      <text:p text:style-name="P4">
作者: Ukrinform (Person)</text:p>
      <text:p text:style-name="P4">
出版商: Укринформ (Organization)</text:p>
      <text:p text:style-name="P4">
出版时间: 2023-07-07T15:22:47+03:00</text:p>
      <text:p text:style-name="P4">
修改时间: 2023-07-07T15:22:47+03:00</text:p>
      <text:p text:style-name="P4">
描述: 中国公司的荣誉为欧洲市场提供了新的Honor Pad X9预算平板电脑。  - 乌克林。</text:p>
      <text:p text:style-name="P4">
图片: ['<text:a xlink:type="simple" xlink:href="https://static.ukrinform.com/photos/2023_07/thumb_files/630_360_1688732449-880.jpg" text:style-name="Internet_20_link" text:visited-style-name="Visited_20_Internet_20_Link">
630_360_16887...</text:a>
']</text:p>
      <text:p text:style-name="P4">
标签: ['Європа', 'Технології', 'Honor']</text:p>
      <text:p text:style-name="P4">
类型: Article</text:p>
      <!--METADATA-->
      <text:p text:style-name="P4">
<draw:frame draw:style-name="fr1" draw:name="Image65" text:anchor-type="as-char" svg:width="6.9236in" svg:height="3.956343in" draw:z-index="0">
<draw:image xlink:href="../Images/yкринформ/2023-07-07T15-22-47-03-00/630_360_1688732449-880.jpg" xlink:type="simple" xlink:show="embed" xlink:actuate="onLoad" draw:mime-type="image/jpeg"/>
</draw:frame>
这家荣誉中国公司为欧洲市场提供了新的Honor Pad X9预算平板电脑。</text:p>
      <text:p text:style-name="P4">
正如乌克林福姆报道的那样，它报告了<text:a xlink:type="simple" xlink:href="http://www.gsmarena.com/honor_pad_x9_arrives_with_an_115_120hz_display_six_speakers_and_a_180_price_tag-news-59097.php" text:style-name="Internet_20_link" text:visited-style-name="Visited_20_Internet_20_Link">
GSM竞技场</text:a>
 .</text:p>
      <text:p text:style-name="P4">
</text:p>
      <text:p text:style-name="P4">
平板电脑本身具有29.2厘米的液晶IPS显示屏，分辨率为2000 x 1200像素。 屏幕更新频率为120 Hz。</text:p>
      <text:p text:style-name="P4">
在中间，每小时安装了7 250兆电器的电池。</text:p>
      <text:p text:style-name="P4">
总的来说，Honor Pad X9配备了6个扬声器 - 左侧和底部的两个扬声器。下面的动力学旨在将声音带到房间周围，得益于Honor Histen Technology，以创建音频360°。</text:p>
      <text:p text:style-name="P4">
如果用户有多个荣誉设备，则将在它们之间通知荣誉连接并促进文件传输。</text:p>
      <text:p text:style-name="P4">
<text:span text:style-name="T4">
另请阅读：</text:span>
 <text:a xlink:type="simple" xlink:href="https://www.ukrinform.ua/rubric-technology/3717424-nokia-predstavila-dva-budzetni-smartfoni.html" text:style-name="Internet_20_link" text:visited-style-name="Visited_20_Internet_20_Link">
诺基亚介绍了两个预算<text:span text:style-name="T4">
智能手机</text:span>
和</text:a>
平板电脑的厚度为6.9毫米，重量为495 g。</text:p>
      <text:p text:style-name="P4">
目前，Honor Pad X9只有一个配置Wi-Fi，4 GB的RAM和128 GB的内部内存。</text:p>
      <text:p text:style-name="P4">
一个实例的成本为250欧元。</text:p>
      <text:p text:style-name="P4">
<text:span text:style-name="T4">
另请阅读：</text:span>
 <text:a xlink:type="simple" xlink:href="https://www.ukrinform.ua/rubric-technology/3713545-oppo-predstavila-novij-budzetnij-smartfon.html" text:style-name="Internet_20_link" text:visited-style-name="Visited_20_Internet_20_Link">
Oppo提出了新的预算<text:span text:style-name="T4">
智能手机</text:span>
</text:a>
正如乌克林福姆(Ukrinform)报道的那样，中国公司的荣誉提出了新的智能手机魔术5 Ultimate。</text:p>
      <text:p text:style-name="P4">
News Source: <text:a xlink:type="simple" xlink:href="https://www.ukrinform.ua/rubric-technology/3732794-honor-predstaviv-budzetnij-planset-dla-evropi.html" text:style-name="Internet_20_link" text:visited-style-name="Visited_20_Internet_20_Link">
https://www.ukrinform.ua/rubric-technology/3732794-honor-predstaviv-budzetnij-planset-dla-evropi.html</text:a>
</text:p>
      <!--NEWS-->
      <text:h text:style-name="P10" text:outline-level="1">
<text:span text:style-name="T4">
泽伦斯基总统在土耳其会见了埃尔多安总统</text:span>
</text:h>
      <text:p text:style-name="P4">
作者: liveuamap (Language: en)</text:p>
      <text:p text:style-name="P4">
时间: 2023-07-07T15:24:34</text:p>
      <text:p text:style-name="P4">
地点: İstanbul (Latitude:41.039 Longtitude:29.00048)</text:p>
      <text:p text:style-name="P4">
视频: []</text:p>
      <text:p text:style-name="P4">
图片: []</text:p>
      <text:p text:style-name="P4">
标签: ["Turkey", "Europe"]</text:p>
      <text:p text:style-name="P4">
Id: 22574529</text:p>
      <!--METADATA-->
      <text:p text:style-name="P4">
泽伦斯基总统在土耳其会见了埃尔多安总统</text:p>
      <text:p text:style-name="P4">
新闻集链接：<text:a xlink:type="simple" xlink:href="https：\/\/liveuamap.com \/en \/2023 \/7- 7月7日 - 总统-Zelensky-Met-Met-with-with-with-with-endend-enders-endent-ersident-erdogan-in-turkey" text:style-name="Internet_20_link" text:visited-style-name="Visited_20_Internet_20_Link">
https：\/\/liveuamap.com \/en \/2023 \/7- 7----总统 -  Zelensky-met-met-with-with-with-with-president-erident-erderdogan-in-turkey</text:a>
</text:p>
      <text:p text:style-name="P4">
News Source: <text:a xlink:type="simple" xlink:href="https://t.me/V_Zelenskiy_official/6894" text:style-name="Internet_20_link" text:visited-style-name="Visited_20_Internet_20_Link">
https://t.me/V_Zelenskiy_official/6894</text:a>
</text:p>
      <!--NEWS-->
      <text:h text:style-name="P10" text:outline-level="1">
<text:span text:style-name="T4">
可能对ZPP的恐怖袭击将不会产生辐射后果，而是会袭击经济 - 专家</text:span>
</text:h>
      <text:p text:style-name="P4">
作者: Ukrinform (Person)</text:p>
      <text:p text:style-name="P4">
出版商: Укринформ (Organization)</text:p>
      <text:p text:style-name="P4">
出版时间: 2023-07-07T15:29:52+03:00</text:p>
      <text:p text:style-name="P4">
修改时间: 2023-07-07T15:29:52+03:00</text:p>
      <text:p text:style-name="P4">
描述: 在Zaporozhye NPP发生恐怖袭击的情况下，最有可能的情况是对车站的最大损害的任务，因此它在一年或几年内不会发电。 这将对乌克兰造成严重的经济伤害，因为这将意味着损失了四分之一的发电能力。  - 乌克林。</text:p>
      <text:p text:style-name="P4">
图片: ['<text:a xlink:type="simple" xlink:href="https://static.ukrinform.com/photos/2023_06/thumb_files/630_360_1688108437-837.jpg" text:style-name="Internet_20_link" text:visited-style-name="Visited_20_Internet_20_Link">
630_360_16881...</text:a>
']</text:p>
      <text:p text:style-name="P4">
标签: ['Суспільне мовлення', 'Теракт', 'Російські військові', 'Запорізька АЕС', 'Буданов', 'Війна з Росією']</text:p>
      <text:p text:style-name="P4">
类型: Article</text:p>
      <!--METADATA-->
      <text:p text:style-name="P4">
<draw:frame draw:style-name="fr1" draw:name="Image68" text:anchor-type="as-char" svg:width="6.9236in" svg:height="3.956343in" draw:z-index="0">
<draw:image xlink:href="../Images/yкринформ/2023-07-07T15-29-52-03-00/630_360_1688108437-837.jpg" xlink:type="simple" xlink:show="embed" xlink:actuate="onLoad" draw:mime-type="image/jpeg"/>
</draw:frame>
在Zaporizhhya NPP发生恐怖袭击的情况下，最大的情况是对车站的最大损害，因此在一年或几年内不会发电。 这将对乌克兰造成严重的经济伤害，因为这将意味着损失了四分之一的发电能力。</text:p>
      <text:p text:style-name="P4">
根据乌克林福姆的说法，这一观点在播出<text:a xlink:type="simple" xlink:href="https://ukr.radio/news.html" text:style-name="Internet_20_link" text:visited-style-name="Visited_20_Internet_20_Link">
乌克兰广播电台</text:a>
核能源莱特维斯基(Lytvinsky)专家物理和数学科学博士对智能局主要局长基里尔·布·巴塔诺夫(Kirill Budanov)的负责人评论说，对Zaporizhzhya NPP的威胁减少了。</text:p>
      <text:p text:style-name="P4">
根据Litvinsky的说法，在任何情况下，ZPP的启示录都是不稳定的，但威胁都存储了。 专家说：“有一只猴子，一只耶格拉纳特的猴子，她将在那儿扔手榴弹，即使她不知道自己。一切都很简单。”</text:p>
      <text:p text:style-name="P4">
他认为，[ZPE]的越好(https://www.ukrinform.ua/tag-aes)它不是由电力产生的，因为当反应堆停止时，它无法制定分解产物，新的放射性核素。 这就是为什么即使在最糟糕的scenario中，放射性云也不包含碘同位素，这在核电站的情况下是最有害的。 由于花了半年，所以只有碘。 因此，根据最坏的情况，Litvinsky指出，甚至会有这样的Componentazagrisos。 但是，他强调说：“如果有愚蠢的愿望，要对Zaporozhye NPP进行认真的分配非常简单。因此，它将受到威胁，直到从现在被关押的人中有一个“善意的姿态”。”</text:p>
      <text:p text:style-name="P4">
<text:span text:style-name="T4">
另请阅读：</text:span>
 <text:a xlink:type="simple" xlink:href="https://www.ukrinform.ua/rubric-economy/3732598-riven-vodi-u-stavkuoholodzuvaci-zaes-e-stabilnim-energoatom.html" text:style-name="Internet_20_link" text:visited-style-name="Visited_20_Internet_20_Link">
凉爽速度的水位<text:span text:style-name="T4">
 ZPP </text:span>
是稳定的能源</text:a>
</text:p>
      <text:p text:style-name="P4">
他说，最具威胁性的是一个剧本，其剧本遭到了第二种轮廓的破坏，因此无法冷却原子反应堆。 如果您不考虑破坏反应堆部门，那么Tsenhego的情况是可能的。</text:p>
      <text:p text:style-name="P4">
但是，根据Litvinsky的说法，最有可能造成对Zaporizhia Atomic的最大损害“使得它不会在一年内发电。也就是说，种族主义者，离职的，将以“不受欢迎的您”原则上的一切来做。 。这是非常期待的，现实的，不幸的是，Minyak无法阻止它。”</text:p>
      <text:p text:style-name="P4">
<text:span text:style-name="T4">
另请阅读：</text:span>
 <text:a xlink:type="simple" xlink:href="https://www.ukrinform.ua/rubric-ato/3732521-stati-v-obse-rosia-povinna-negajno-povernuti-zaes-pid-kontrol-ukraini.html" text:style-name="Internet_20_link" text:visited-style-name="Visited_20_Internet_20_Link">
欧安组织：俄罗斯必须立即返回<text:span text:style-name="T4">
 ZPP </text:span>
在乌克兰的控制下</text:a>
专家认为，即使是前线最糟糕的情况也不会受到恐怖袭击的影响，这就是为什么其概率很低的原因。 “人口的主要开采将是乌克兰产能的四分之一的损失。这对该国最重要。最有可能不会发生辐射事故。立陶宛总结。</text:p>
      <text:p text:style-name="P4">
正如乌克林福姆(Ukrinform(https://www.ukrinform.ua/rubric-ato/3732061-zagroza-na-zaes-pocinae-spadati-budanov.html)目前在Zaporizhzhya NPP上发生灾难的威胁正在减少。他拒绝列举这一结论的原因，但指出“该领域的某些公共和非公共行动”已提出。</text:p>
      <text:p text:style-name="P4">
同时在Naek的“ Energoatom” <text:a xlink:type="simple" xlink:href="https://www.ukrinform.ua/rubric-ato/3732061-zagroza-na-zaes-pocinae-spadati-budanov.html" text:style-name="Internet_20_link" text:visited-style-name="Visited_20_Internet_20_Link">
报告</text:a>
将占领单元转移到Zaporizhhya NPP的第4单元中，进入了“热胃”的状态。 同时，入侵者没有故意执行乌克兰监管机构的决定，也没有在冷股中获得5号单位。 因此，如果在“热门停车”状态下运行两个电源单位的情况下，在紧急情况下的hereal威胁处。</text:p>
      <text:p text:style-name="P4">
2023年6月22日，沃罗迪米尔·泽伦斯基总统宣布计划在Zaporizhzhia NPP进行恐怖袭击。Zelensky在接受西班牙记者的采访时宣布，7月1日，纳扎普罗兹里NPP的状况非常困难 - 被替换，并且有武装分子。</text:p>
      <text:p text:style-name="P4">
俄罗斯人于2022年3月4日被NPP占领。</text:p>
      <text:p text:style-name="P4">
<text:span text:style-name="T5">
foto：konstantin liber</text:span>
</text:p>
      <text:p text:style-name="P4">
News Source: <text:a xlink:type="simple" xlink:href="https://www.ukrinform.ua/rubric-economy/3732795-imovirnij-terakt-na-zaes-ne-matime-radiacijnih-naslidkiv-ale-vdarit-po-ekonomici-ekspert.html" text:style-name="Internet_20_link" text:visited-style-name="Visited_20_Internet_20_Link">
https://www.ukrinform.ua/rubric-economy/3732795-imovirnij-terakt-na-zaes-ne-matime-radiacijnih-naslidkiv-ale-vdarit-po-ekonomici-ekspert.html</text:a>
</text:p>
      <!--NEWS-->
      <text:h text:style-name="P10" text:outline-level="1">
<text:span text:style-name="T4">
政治犯埃斯本科的妻子获得了国家言论自由的国家程序文凭-NSU</text:span>
</text:h>
      <text:p text:style-name="P4">
作者: Ukrinform (Person)</text:p>
      <text:p text:style-name="P4">
出版商: Укринформ (Organization)</text:p>
      <text:p text:style-name="P4">
出版时间: 2023-07-07T15:33:00+03:00</text:p>
      <text:p text:style-name="P4">
修改时间: 2023-07-07T15:33:00+03:00</text:p>
      <text:p text:style-name="P4">
描述: 乌克兰新闻记者联盟由克里姆林宫克里姆林宫弗拉迪斯拉夫·埃本科（Vladislav Esipenko）的克里米亚政治犯的妻子卡特里纳·埃斯本科（Kateryna Esipenko）提出，这是她的丈夫获得丈夫的文凭，并获得了伊戈尔·卢伯奇科（Igor Lubchenko）保护的国家奖项。  - 乌克林。</text:p>
      <text:p text:style-name="P4">
图片: ['<text:a xlink:type="simple" xlink:href="https://static.ukrinform.com/photos/2023_07/thumb_files/630_360_1688732910-310.jpg" text:style-name="Internet_20_link" text:visited-style-name="Visited_20_Internet_20_Link">
630_360_16887...</text:a>
']</text:p>
      <text:p text:style-name="P4">
标签: ['НСЖУ', "Політв'язні Кремля", 'Премія', 'Журналіст']</text:p>
      <text:p text:style-name="P4">
类型: Article</text:p>
      <!--METADATA-->
      <text:p text:style-name="P4">
<draw:frame draw:style-name="fr1" draw:name="Image69" text:anchor-type="as-char" svg:width="6.9236in" svg:height="3.956343in" draw:z-index="0">
<draw:image xlink:href="../Images/yкринформ/2023-07-07T15-33-00-03-00/630_360_1688732910-310.jpg" xlink:type="simple" xlink:show="embed" xlink:actuate="onLoad" draw:mime-type="image/jpeg"/>
</draw:frame>
克里姆林宫的妻子弗拉迪斯拉夫·埃本科(Vladislav Esipenko)是乌克兰的全国记者联盟，是伊戈鲁巴琴科保护自由保护自由奖获得者的文凭。</text:p>
      <text:p text:style-name="P4">
据报道<text:a xlink:type="simple" xlink:href="https://nsju.org/novini/premiyu-za-zahyst-svobody-slova-prysudzhenu-vyaznyu-kremlya-vladyslavu-yesypenku-v-nszhu-vruchyly-jogo-druzhyni/" text:style-name="Internet_20_link" text:visited-style-name="Visited_20_Internet_20_Link">
乌克兰新闻记者国家联盟</text:a>
，报道乌克林福姆。</text:p>
      <text:p text:style-name="P4">
文凭是在NSFU的扩展全体会议期间提出的。</text:p>
      <text:p text:style-name="P4">
头<text:a xlink:type="simple" xlink:href="https://www.ukrinform.ua/tag-nszu" text:style-name="Internet_20_link" text:visited-style-name="Visited_20_Internet_20_Link">
NSU</text:a>
Sergey Tomilenko强调了联盟与非法囚犯Vladislav Esipenko，Irina Danylovich，Nariman Jalyalo和其他媒体人士的团结。</text:p>
      <text:p text:style-name="P4">
“对我们来说，转移给乌克兰和国际学前班和外交是一种荣幸，此前曾指出，克里米亚新闻记者Mykola精液，克里姆林宫监狱，罗马·苏珊科(Roman Sushchenko)，Donetsk Media Mediaman Stanislavaaaseyev和其他有价值的同事。 今天，凯瑟琳夫人，您正在对我们的丈夫的同事进行多维发布。 我们相信，您很快就可以将该文凭直接传递给弗拉迪斯拉夫。” Nsususususumilenko说。</text:p>
      <text:p text:style-name="P4">
Kateryna Esipenko指出，她希望弗拉迪斯拉夫(Vladislav)能够在不久的将来成为联盟活动的客人。 她代表弗拉迪斯拉夫·埃塞本科和伊利尼达洛维奇(Irinidanilovich)感谢他们参加联盟的录取。</text:p>
      <text:p text:style-name="P4">
<text:span text:style-name="T4">
另请阅读：</text:span>
 <text:a xlink:type="simple" xlink:href="https://www.ukrinform.ua/rubric-crimea/3728209-okupanti-deportuut-usih-politvazniv-iz-krimu-u-daleki-regioni-rf-cubarov.html" text:style-name="Internet_20_link" text:visited-style-name="Visited_20_Internet_20_Link">
<text:span text:style-name="T4">
占用者</text:span>
 <text:span text:style-name="T4">
 deport </text:span>
 <text:span text:style-name="T4">
所有</text:span>
 <text:span text:style-name="T4">
 </text:span>
 <text:span text:style-name="T4">
 flite </text:span>
'<text:span text:style-name="T4">
'</text:span>
 c crimea <text:span text:style-name="T4">
 crimea </text:span>
 u <text:span text:style-name="T4">
 far </text:span>
 far <text:span text:style-name="T4">
 </text:span>
 <text:span text:style-name="T4">
 </text:span>
区域<text:span text:style-name="T4">
 *rf- </text:span>
 chubarov **</text:a>
“成为NSFU和IFZH的成员是一种巨大的心理和情感支持。弗拉迪斯拉夫和伊琳娜是大胆的人，具有原则性的生活，模型，一个国家的真正公民，为维护主权和领土而战诚信。</text:p>
      <text:p text:style-name="P4">
正如乌克林福姆报道的那样，非法被定罪了暂时占领的克里米亚(Esipenko)和伊琳娜(Irina)(https://www.ukrinform.ua/rubric-crimea/3729917-krimski-politvazni-esipenko-ta-danilovic-stali-clenami-nszu.html)。</text:p>
      <text:p text:style-name="P4">
_foto：nsu __</text:p>
      <text:p text:style-name="P4">
News Source: <text:a xlink:type="simple" xlink:href="https://www.ukrinform.ua/rubric-society/3732797-druzina-politvazna-esipenka-otrimala-diplom-nacpremii-za-zahist-svobodi-slova-nszu.html" text:style-name="Internet_20_link" text:visited-style-name="Visited_20_Internet_20_Link">
https://www.ukrinform.ua/rubric-society/3732797-druzina-politvazna-esipenka-otrimala-diplom-nacpremii-za-zahist-svobodi-slova-nszu.html</text:a>
</text:p>
      <!--NEWS-->
      <text:h text:style-name="P10" text:outline-level="1">
<text:span text:style-name="T4">
白宫评论了美国与俄罗斯关于乌克兰的谈判</text:span>
</text:h>
      <text:p text:style-name="P4">
作者: Ukrinform (Person)</text:p>
      <text:p text:style-name="P4">
出版商: Укринформ (Organization)</text:p>
      <text:p text:style-name="P4">
出版时间: 2023-07-07T15:34:48+03:00</text:p>
      <text:p text:style-name="P4">
修改时间: 2023-07-07T15:34:48+03:00</text:p>
      <text:p text:style-name="P4">
描述: 白宫意识到前美国国家安全工作者与俄罗斯官员之间的非正式谈判，以结束乌克兰的战争，但没有鼓励或支持他们。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ША', 'Україна', 'Росія']</text:p>
      <text:p text:style-name="P4">
类型: Article</text:p>
      <!--METADATA-->
      <text:p text:style-name="P4">
<draw:frame draw:style-name="fr1" draw:name="Image70" text:anchor-type="as-char" svg:width="6.9236in" svg:height="3.956343in" draw:z-index="0">
<draw:image xlink:href="../Images/yкринформ/2023-07-07T15-34-48-03-00/630_360_1682353687-875.jpg" xlink:type="simple" xlink:show="embed" xlink:actuate="onLoad" draw:mime-type="image/jpeg"/>
</draw:frame>
怀特德人意识到俄罗斯官员的前国家安全工作者之间的非正式谈判结束了乌克兰战争，但没有鼓励他们，也不支持他们。</text:p>
      <text:p text:style-name="P4">
国家安全理事会战略通信协调员Sshadzhon Kirby在接受美国电视频道[CBS News]采访时说了这一点(http://twitter.com/CBSNews/status/1677076264413286400)，报道乌克林福姆。</text:p>
      <text:p text:style-name="P4">
“我们知道，某些人在没有我们积极参与或支持的情况下与俄罗斯官员进行了谈判。 有时，我们会在参加此类会议之后被告知。 但是我想清楚地说，他们没有鼓励这些讨论，也没有积极支持它们。”柯比说。</text:p>
      <text:p text:style-name="P4">
他强调说，在白宫，他们在没有乌克兰的“无乌克兰”中担任明确的立场。</text:p>
      <text:p text:style-name="P4">
柯比说：“我们对乌克兰人都非常清楚，私下和公开都可以说，如果没有他们，我们将不会谈判这场战争的终止，没有他们的意见，这应该是主要和决定性的。”</text:p>
      <text:p text:style-name="P4">
较早的电视频道<text:a xlink:type="simple" xlink:href="http://www.nbcnews.com/news/world/former-us-officials-secret-ukraine-talks-russians-war-ukraine-rcna92610" text:style-name="Internet_20_link" text:visited-style-name="Visited_20_Internet_20_Link">
NBC新闻</text:a>
他报告说，美国前国家安全人员与包括俄罗斯外交大臣谢尔盖·拉夫罗夫(Sergei Lavrov)在内的俄罗斯高级官员进行了秘密隔离，为乌克兰的战争谈判奠定了基础。</text:p>
      <text:p text:style-name="P4">
NBC新闻总统办公室说，他们不会就[美国]之间的谈判发表评论。(https://www.ukrinform.ua/tag-ssa)和俄罗斯。</text:p>
      <text:p text:style-name="P4">
同时，OP强调了基辅的立场没有改变：没有乌克兰就无法传播乌克兰的命运。</text:p>
      <text:p text:style-name="P4">
<text:span text:style-name="T4">
另请阅读：</text:span>
 [外交格式只有在1991年的1991年输出之后才有可能(https://www.ukrinform.ua/rubric-polytics/3730222-diplomaticnij-format-bude-mozlivij-lise-pisla-vihodu-na-kordoni-1991-roku-zelenskij.html)正如报道的那样，总统办公室的负责人安德里·耶尔马克(Andriy Yermak)表示，乌克兰将准备讨论与俄罗斯军队从乌克兰领土撤离的长期解决与RFPSLA的冲突。</text:p>
      <text:p text:style-name="P4">
News Source: <text:a xlink:type="simple" xlink:href="https://www.ukrinform.ua/rubric-world/3732798-u-bilomu-domi-prokomentuvali-peregovori-ekscinovnikiv-ssa-z-rosieu-pro-ukrainu.html" text:style-name="Internet_20_link" text:visited-style-name="Visited_20_Internet_20_Link">
https://www.ukrinform.ua/rubric-world/3732798-u-bilomu-domi-prokomentuvali-peregovori-ekscinovnikiv-ssa-z-rosieu-pro-ukrainu.html</text:a>
</text:p>
      <!--NEWS-->
      <text:h text:style-name="P10" text:outline-level="1">
<text:span text:style-name="T4">
俄罗斯大炮炮击Kherson</text:span>
</text:h>
      <text:p text:style-name="P4">
作者: liveuamap (Language: en)</text:p>
      <text:p text:style-name="P4">
时间: 2023-07-07T15:36:50</text:p>
      <text:p text:style-name="P4">
地点: Kherson (Latitude:46.62999 Longtitude:32.61892)</text:p>
      <text:p text:style-name="P4">
视频: []</text:p>
      <text:p text:style-name="P4">
图片: []</text:p>
      <text:p text:style-name="P4">
标签: ["Europe", "Central and Eastern Europe"]</text:p>
      <text:p text:style-name="P4">
Id: 22574530</text:p>
      <!--METADATA-->
      <text:p text:style-name="P4">
俄罗斯大炮炮击Kherson</text:p>
      <text:p text:style-name="P4">
新闻集链接：<text:a xlink:type="simple" xlink:href="https：\/\/liveuamap.com \/en \/2023 \/7- 7月7日 - 俄罗斯 - 阿里尔 - 瑞典 -  kherson-" text:style-name="Internet_20_link" text:visited-style-name="Visited_20_Internet_20_Link">
https：\/\/liveuamap.com \/en \/2023 \/7- 7月7日 - 俄罗斯 - 俄罗斯 - 阵营 - 瑞典 -  kherson-</text:a>
</text:p>
      <text:p text:style-name="P4">
News Source: <text:a xlink:type="simple" xlink:href="https://t.me/kherson_non_fake/8874" text:style-name="Internet_20_link" text:visited-style-name="Visited_20_Internet_20_Link">
https://t.me/kherson_non_fake/8874</text:a>
</text:p>
      <!--NEWS-->
      <text:h text:style-name="P10" text:outline-level="1">
<text:span text:style-name="T4">
普罗米修斯在2023/24赛季的欧洲杯中学习了竞争对手</text:span>
</text:h>
      <text:p text:style-name="P4">
作者: Ukrinform (Person)</text:p>
      <text:p text:style-name="P4">
出版商: Укринформ (Organization)</text:p>
      <text:p text:style-name="P4">
出版时间: 2023-07-07T15:38:51+03:00</text:p>
      <text:p text:style-name="P4">
修改时间: 2023-07-07T15:38:51+03:00</text:p>
      <text:p text:style-name="P4">
描述: 比赛将于10月开始。  - 乌克林。</text:p>
      <text:p text:style-name="P4">
图片: ['<text:a xlink:type="simple" xlink:href="https://static.ukrinform.com/photos/2023_07/thumb_files/630_360_1688733256-847.jpg" text:style-name="Internet_20_link" text:visited-style-name="Visited_20_Internet_20_Link">
630_360_16887...</text:a>
']</text:p>
      <text:p text:style-name="P4">
标签: ['Баскетбол']</text:p>
      <text:p text:style-name="P4">
类型: Article</text:p>
      <!--METADATA-->
      <text:p text:style-name="P4">
<draw:frame draw:style-name="fr1" draw:name="Image71" text:anchor-type="as-char" svg:width="6.9236in" svg:height="3.956343in" draw:z-index="0">
<draw:image xlink:href="../Images/yкринформ/2023-07-07T15-38-51-03-00/630_360_1688733256-847.jpg" xlink:type="simple" xlink:show="embed" xlink:actuate="onLoad" draw:mime-type="image/jpeg"/>
</draw:frame>
十月的比赛。</text:p>
      <text:p text:style-name="P4">
乌克兰篮球俱乐部“ Prometheus” <text:a xlink:type="simple" xlink:href="https://prometeybc.com/ua/novosti/prometey-diznavsya-imena-9-supernykiv-u-yevrokubku-0" text:style-name="Internet_20_link" text:visited-style-name="Visited_20_Internet_20_Link">
学会</text:a>
在2023/24赛季欧洲杯的第一阶段的竞争对手。 据报道，20 Commandbul分为两组。</text:p>
      <text:p text:style-name="P4">
Prometheus在A组中的对手将是“ Chapoel”电视(以色列)，«Hoventut»(西班牙)，“ udevita-olympia”(斯洛文尼亚)。(法国)， “挂号的”(意大利)。“ Wolvz Vilnius”(立陶宛)，«besiktas»(火鸡)，«gamburgtauers»(Nimechin)，“伦敦里昂”(英国).</text:p>
      <text:p text:style-name="P4">
两场比赛结果中的前两个球队将被释放给四分之一决赛。</text:p>
      <text:p text:style-name="P4">
*!(https://www.ukrinform.ua/rubric-sports/3729675-bk-prometej-podast-zaavku-na-ucast-v-ukrainskij-visij-lizi.html)正如乌克林福姆报道的那样，上个赛季普罗米修斯进入了半决赛。</text:p>
      <text:p text:style-name="P4">
照片：Prometeybc.com</text:p>
      <text:p text:style-name="P4">
News Source: <text:a xlink:type="simple" xlink:href="https://www.ukrinform.ua/rubric-sports/3732801-prometej-diznavsa-supernikiv-u-evrokubku-sezonu-202324.html" text:style-name="Internet_20_link" text:visited-style-name="Visited_20_Internet_20_Link">
https://www.ukrinform.ua/rubric-sports/3732801-prometej-diznavsa-supernikiv-u-evrokubku-sezonu-202324.html</text:a>
</text:p>
      <!--NEWS-->
      <text:h text:style-name="P10" text:outline-level="1">
<text:span text:style-name="T4">
国际原子能机构旋转了三个乌克兰NPP</text:span>
</text:h>
      <text:p text:style-name="P4">
作者: Ukrinform (Person)</text:p>
      <text:p text:style-name="P4">
出版商: Укринформ (Organization)</text:p>
      <text:p text:style-name="P4">
出版时间: 2023-07-07T15:40:16+03:00</text:p>
      <text:p text:style-name="P4">
修改时间: 2023-07-07T15:40:16+03:00</text:p>
      <text:p text:style-name="P4">
描述: 在Rivne，Khmelnitsky和South Ukrainian NPPS，国际原子能局（IAEA）的任务被旋转了。  - 乌克林。</text:p>
      <text:p text:style-name="P4">
图片: ['<text:a xlink:type="simple" xlink:href="https://static.ukrinform.com/photos/2020_04/thumb_files/630_360_1586511085-614.jpg" text:style-name="Internet_20_link" text:visited-style-name="Visited_20_Internet_20_Link">
630_360_15865...</text:a>
']</text:p>
      <text:p text:style-name="P4">
标签: ['АЕС', 'МАГАТЕ', 'Ротація', 'Україна']</text:p>
      <text:p text:style-name="P4">
类型: Article</text:p>
      <!--METADATA-->
      <text:p text:style-name="P4">
<draw:frame draw:style-name="fr1" draw:name="Image73" text:anchor-type="as-char" svg:width="6.9236in" svg:height="3.956343in" draw:z-index="0">
<draw:image xlink:href="../Images/yкринформ/2023-07-07T15-40-16-03-00/630_360_1586511085-614.jpg" xlink:type="simple" xlink:show="embed" xlink:actuate="onLoad" draw:mime-type="image/jpeg"/>
</draw:frame>
Narivnen，Khmelnitsky和South Ukrainian NPP已旋转(艾达).</text:p>
      <text:p text:style-name="P4">
Як передає Укрінформ, про це повідомляє пресслужба <text:a xlink:type="simple" xlink:href="https://snriu.gov.ua/news/na-rivnenskii-khmelnytskii-ta-pivdennoukrainskii-aes-vidbulysia-rotatsii-misii-mahate" text:style-name="Internet_20_link" text:visited-style-name="Visited_20_Internet_20_Link">
 Державної інспекції</text:a>
核监管。</text:p>
      <text:p text:style-name="P4">
“本周在Rivne [NPP]副总裁(https://www.ukrinform.ua/tag-aes)»，南乌克兰NPP的Khmelnitsky NPP，国际原子刑事局的永久监测任务的专家已成功开放。 九个专家已经开始在这些NPP中工作。”</text:p>
      <text:p text:style-name="P4">
迪亚拉(Diara)指出，引入了乌克兰核电站的永久性梅梅(MAIE)任务，以监视俄罗斯内部在乌克兰军事侵略的安全状况。</text:p>
      <text:p text:style-name="P4">
<text:span text:style-name="T4">
另请阅读：</text:span>
北约<text:a xlink:type="simple" xlink:href="https://www.ukrinform.ua/rubric-ato/3732789-nato-uvazno-stezit-za-rozvitkom-situacii-navkolo-zaporizkoi-aes-stoltenberg.html" text:style-name="Internet_20_link" text:visited-style-name="Visited_20_Internet_20_Link">
北约密切监视Zaporozhye周围的情况<text:span text:style-name="T4">
 npp </text:span>
 \  -  Stoltenberg</text:a>
据报道，在6月中旬轮换(艾达)成功地进行了乌克兰的NPP。</text:p>
      <text:p text:style-name="P4">
News Source: <text:a xlink:type="simple" xlink:href="https://www.ukrinform.ua/rubric-economy/3732803-magate-provela-rotacii-na-troh-ukrainskih-aes.html" text:style-name="Internet_20_link" text:visited-style-name="Visited_20_Internet_20_Link">
https://www.ukrinform.ua/rubric-economy/3732803-magate-provela-rotacii-na-troh-ukrainskih-aes.html</text:a>
</text:p>
      <!--NEWS-->
      <text:h text:style-name="P10" text:outline-level="1">
<text:span text:style-name="T4">
奥地利和瑞士正式加入了“欧洲天上的盾牌”</text:span>
</text:h>
      <text:p text:style-name="P4">
作者: Ukrinform (Person)</text:p>
      <text:p text:style-name="P4">
出版商: Укринформ (Organization)</text:p>
      <text:p text:style-name="P4">
出版时间: 2023-07-07T15:46:47+03:00</text:p>
      <text:p text:style-name="P4">
修改时间: 2023-07-07T15:46:47+03:00</text:p>
      <text:p text:style-name="P4">
描述: 中立的奥地利和瑞士正式加入了欧洲天上的盾牌（ESSI）。  - 乌克林。</text:p>
      <text:p text:style-name="P4">
图片: ['<text:a xlink:type="simple" xlink:href="https://static.ukrinform.com/photos/2023_07/thumb_files/630_360_1688733968-110.jpg" text:style-name="Internet_20_link" text:visited-style-name="Visited_20_Internet_20_Link">
630_360_16887...</text:a>
']</text:p>
      <text:p text:style-name="P4">
标签: ['Австрія', 'Швейцарія', 'ППО']</text:p>
      <text:p text:style-name="P4">
类型: Article</text:p>
      <!--METADATA-->
      <text:p text:style-name="P4">
<draw:frame draw:style-name="fr1" draw:name="Image74" text:anchor-type="as-char" svg:width="6.9236in" svg:height="3.956343in" draw:z-index="0">
<draw:image xlink:href="../Images/yкринформ/2023-07-07T15-46-47-03-00/630_360_1688733968-110.jpg" xlink:type="simple" xlink:show="embed" xlink:actuate="onLoad" draw:mime-type="image/jpeg"/>
</draw:frame>
中立的运输和瑞士正式加入了“欧洲天上盾牌”的空中国防倡议(他们).</text:p>
      <text:p text:style-name="P4">
Міністр оборони Австрії Клаудіа Таннер та її швейцарська колега Віола Амхердпідписали відповідну декларацію про наміри у п'ятницю у Берні, передаєУкрінформ із посиланням на <text:a xlink:type="simple" xlink:href="http://apa.at/" text:style-name="Internet_20_link" text:visited-style-name="Visited_20_Internet_20_Link">
 АРА </text:a>
。</text:p>
      <text:p text:style-name="P4">
消息写道：“这使奥地利和瑞士的一部分是德国发起的防空系统。两国在这种违反中立的侵犯方面都没有看到。”</text:p>
      <text:p text:style-name="P4">
该文件是在德国国防部长Borysapistorius在场的情况下签署的。 另一项声明指出，将考虑奥地利和瑞士的“特殊宪法对立”。</text:p>
      <text:p text:style-name="P4">
在AMCHRD新闻发布会上，瑞士将确定“仪表将参与”倡议。 坦纳(Tanner)指出，他没有使奥地利免受空中空间的积极保护，也没有摆脱在天上的盾牌中保留决策权。</text:p>
      <text:p text:style-name="P4">
德国部长鲍里斯·皮斯托里乌斯(Boris Pistorius)强调了一次联合新闻发布会，埃斯(Essi)“不是联盟，而是采购计划”。 窗户说，我很高兴奥地利和瑞士“使用最多使用的动作”，使他们赋予他们中立。</text:p>
      <text:p text:style-name="P4">
<text:span text:style-name="T4">
另请阅读：</text:span>
 <text:a xlink:type="simple" xlink:href="https://www.ukrinform.ua/rubric-ato/3730624-avstria-ne-pereskodzae-tranzitu-vijskovoi-tehniki-do-ukraini-glava-mzs.html" text:style-name="Internet_20_link" text:visited-style-name="Visited_20_Internet_20_Link">
<text:span text:style-name="T4">
奥地利</text:span>
不干扰军事装备的过境Diraine-外交大臣</text:a>
据报道欧洲天上的盾牌倡议(他们)总结成员国<text:a xlink:type="simple" xlink:href="https://www.ukrinform.ua/tag-evrosouz" text:style-name="Internet_20_link" text:visited-style-name="Visited_20_Internet_20_Link">
EU</text:a>
德国伊托仍然覆盖19个国家。 它的目的是最好的协调和土地防御购买的对帐。</text:p>
      <text:p text:style-name="P4">
从2022年10月的主动行动开始，大不列颠，斯洛伐克，拉脱维亚，匈牙利，保加利亚，比利时，捷克共和国，芬兰，立陶宛，荷兰，罗马尼亚，斯洛文尼亚，爱沙尼亚，爱沙尼亚和挪威。 丹麦和北约候选人加入了瑞典。</text:p>
      <text:p text:style-name="P4">
照片：euractiv.com</text:p>
      <text:p text:style-name="P4">
News Source: <text:a xlink:type="simple" xlink:href="https://www.ukrinform.ua/rubric-world/3732804-avstria-ta-svejcaria-oficijno-priednalisa-do-evropejskogo-nebesnogo-sita.html" text:style-name="Internet_20_link" text:visited-style-name="Visited_20_Internet_20_Link">
https://www.ukrinform.ua/rubric-world/3732804-avstria-ta-svejcaria-oficijno-priednalisa-do-evropejskogo-nebesnogo-sita.html</text:a>
</text:p>
      <!--NEWS-->
      <text:h text:style-name="P10" text:outline-level="1">
<text:span text:style-name="T4">
UGCC和波兰天主教堂的负责人已经签署了有关沃林悲剧的上诉</text:span>
</text:h>
      <text:p text:style-name="P4">
作者: Ukrinform (Person)</text:p>
      <text:p text:style-name="P4">
出版商: Укринформ (Organization)</text:p>
      <text:p text:style-name="P4">
出版时间: 2023-07-07T15:53:00+03:00</text:p>
      <text:p text:style-name="P4">
修改时间: 2023-07-07T15:53:00+03:00</text:p>
      <text:p text:style-name="P4">
描述: UGCC的负责人和波兰罗马天主教教堂Svyatoslav Shevchuk和Stanislav Gondetsky在Volyn Tragedy周年纪念日签署了联合呼吁，该纪念日谴责了80年前的罪行，并呼吁对乌克兰和波兰人的和解和统一。  - 乌克林。</text:p>
      <text:p text:style-name="P4">
图片: ['<text:a xlink:type="simple" xlink:href="https://static.ukrinform.com/photos/2023_07/thumb_files/630_360_1688734369-238.jpg" text:style-name="Internet_20_link" text:visited-style-name="Visited_20_Internet_20_Link">
630_360_16887...</text:a>
']</text:p>
      <text:p text:style-name="P4">
标签: ['Історія', 'Польща', 'УГКЦ', 'Волинська трагедія', 'Католицька церква']</text:p>
      <text:p text:style-name="P4">
类型: Article</text:p>
      <!--METADATA-->
      <text:p text:style-name="P4">
<draw:frame draw:style-name="fr1" draw:name="Image75" text:anchor-type="as-char" svg:width="6.9236in" svg:height="3.956343in" draw:z-index="0">
<draw:image xlink:href="../Images/yкринформ/2023-07-07T15-53-00-03-00/630_360_1688734369-238.jpg" xlink:type="simple" xlink:show="embed" xlink:actuate="onLoad" draw:mime-type="image/jpeg"/>
</draw:frame>
波兰罗马天主教教堂Svyatoslav Shevchuk和Stanislav Gondetsky的UGCCTA负责人在沃尔林悲剧周年纪念日签署了共同的呼吁，其中80年古代的谴责被要求进行乌克兰河马人的和解和团结。</text:p>
      <text:p text:style-name="P4">
乌克林代表通讯员报道，在乌克兰人和波兰人在乌克兰人和波兰人的崇拜期间举行了在华沙大教堂的上诉签署。</text:p>
      <text:p text:style-name="P4">
据UGCC Svyatoslav Shevchuk的负责人在神圣服务期间的说法，俄罗斯对乌克兰的侵略持续了2014年以来，它再次证明了“我们的人民与自由的合作之间的和解<text:a xlink:type="simple" xlink:href="https://www.ukrinform.ua/tag-polsa" text:style-name="Internet_20_link" text:visited-style-name="Visited_20_Internet_20_Link">
波兰</text:a>
自由乌克兰是我们欧洲地区的必要条件。”</text:p>
      <text:p text:style-name="P4">
Shevchuk强调：“否则，该卡将发挥第三次。”</text:p>
      <text:p text:style-name="P4">
<text:span text:style-name="T4">
另请阅读：</text:span>
 <text:a xlink:type="simple" xlink:href="https://www.ukrinform.ua/rubric-society/3732569-moraveckij-vsanuvav-v-ukraini-pamat-zertv-volinskoi-tragedii.html" text:style-name="Internet_20_link" text:visited-style-name="Visited_20_Internet_20_Link">
Moravetsky尊重受害者的记忆<text:span text:style-name="T4">
 Volyn </text:span>
悲剧</text:a>
他指出，乌克兰和波兰教会已经做了很多事情来调和，称第80远古时代的悲惨事件：“谋杀和种族清洁工，他们的受害者是成千上万的无辜者，包括妇女，儿童和老年人。” 他指出，首先，他们是波兰人，乌克兰人，以及那些从危险中救出亲戚和邻居的人。</text:p>
      <text:p text:style-name="P4">
UGCC的负责人强调，和解不是要忘记，而是要从过去克服邪恶，而要超越团结，而不是分裂。”</text:p>
      <text:p text:style-name="P4">
Shevchuk强调：“今天，在Bucha，Irpen或Gostomel的大规模埋葬开放之后，我们都将了解称为有罪，挖掘受害者，尊重体面的埋葬和人类记忆的权利是多么重要。”</text:p>
      <text:p text:style-name="P4">
<text:span text:style-name="T4">
另请阅读：</text:span>
 <text:a xlink:type="simple" xlink:href="https://www.ukrinform.ua/rubric-polytics/3731394-kvasnevskij-vislovivsa-pro-rol-volinskoi-tragedii-dla-ukraini-j-polsi.html" text:style-name="Internet_20_link" text:visited-style-name="Visited_20_Internet_20_Link">
Kvasnevsky谈到<text:span text:style-name="T4">
 Volyn </text:span>
和悲剧在乌克兰和波兰的作用</text:a>
</text:p>
      <text:p text:style-name="P4">
Shevchuk强调说：“俄罗斯试图用我们人民之间的衬托破坏乌克兰人民的结果是自相矛盾的。”</text:p>
      <text:p text:style-name="P4">
他称守护神在波兰 - 乌克兰人对约翰·保利的和解的道路上。 据他说，是教皇对两个当地人的近似。</text:p>
      <text:p text:style-name="P4">
反过来，波兰主教会议的负责人斯坦尼斯拉夫·贡斯基(Stanislav Gondetsky)在演讲中呼吁两国的总统和首映，“在审判所有种族灭绝受害者的审判中，应被挖掘出来”。 据他说，波兰悲剧的波兰受害者的葬礼是宗教人物。</text:p>
      <text:p text:style-name="P4">
<text:span text:style-name="T4">
另请阅读：</text:span>
 <text:a xlink:type="simple" xlink:href="https://www.ukrinform.ua/rubric-polytics/3729468-duda-ukrainci-i-polaki-spilno-vsanuut-zertv-volinskoi-tragedii.html" text:style-name="Internet_20_link" text:visited-style-name="Visited_20_Internet_20_Link">
DUDA：乌克兰人和波兰人共同尊敬受害者<text:span text:style-name="T4">
 volyn </text:span>
他们的悲剧</text:a>
在波兰，将于7月11日庆祝国家一级的沃林悲剧80周年。</text:p>
      <text:p text:style-name="P4">
众所周知，沃尔林悲剧的话题是乌克兰 - 波兰关系中最有争议的话题之一。 基辅和华沙关于双方受害者的原因，责任和人数的看法有所不同。 波兰蓖麻坚持认为，对1943  -  1944年在沃尔林犯下的犯罪的独家责任是乌克兰一方，但乌克兰方面确保双方应负责，道歉应该是囚犯。</text:p>
      <text:p text:style-name="P4">
近年来，沃尔林悲剧的主题现在积极利用俄罗斯宣传来争吵乌克兰和波兰。</text:p>
      <text:p text:style-name="P4">
<text:span text:style-name="T5">
foto：tomasz jastrzebowski/reporter</text:span>
</text:p>
      <text:p text:style-name="P4">
News Source: <text:a xlink:type="simple" xlink:href="https://www.ukrinform.ua/rubric-society/3732808-glavi-ugkc-ta-katolickoi-cerkvi-polsi-pidpisali-zvernenna-sodo-volinskoi-tragedii.html" text:style-name="Internet_20_link" text:visited-style-name="Visited_20_Internet_20_Link">
https://www.ukrinform.ua/rubric-society/3732808-glavi-ugkc-ta-katolickoi-cerkvi-polsi-pidpisali-zvernenna-sodo-volinskoi-tragedii.html</text:a>
</text:p>
      <!--NEWS-->
      <text:h text:style-name="P10" text:outline-level="1">
<text:span text:style-name="T4">
对俄罗斯的制裁会随着时间的推移而增加 - 欧洲委员会</text:span>
</text:h>
      <text:p text:style-name="P4">
作者: Ukrinform (Person)</text:p>
      <text:p text:style-name="P4">
出版商: Укринформ (Organization)</text:p>
      <text:p text:style-name="P4">
出版时间: 2023-07-07T15:58:36+03:00</text:p>
      <text:p text:style-name="P4">
修改时间: 2023-07-07T15:58:36+03:00</text:p>
      <text:p text:style-name="P4">
描述: 欧盟反对俄罗斯的制裁最终将加剧，并对其经济产生长期影响。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Євросоюз', 'Санкції', 'Росія']</text:p>
      <text:p text:style-name="P4">
类型: Article</text:p>
      <!--METADATA-->
      <text:p text:style-name="P4">
<draw:frame draw:style-name="fr1" draw:name="Image76" text:anchor-type="as-char" svg:width="6.9236in" svg:height="3.956343in" draw:z-index="0">
<draw:image xlink:href="../Images/yкринформ/2023-07-07T15-58-36-03-00/630_360_1591893289-695.jpg" xlink:type="simple" xlink:show="embed" xlink:actuate="onLoad" draw:mime-type="image/jpeg"/>
</draw:frame>
欧盟反对俄罗斯的制裁最终将加剧，并对其经济产生长期影响。</text:p>
      <text:p text:style-name="P4">
正如乌克林福姆报道的那样，它报告了<text:a xlink:type="simple" xlink:href="http://www.bloomberg.com/news/articles/2023-07-07/eu-says-high-cost-of-sanctions-on-russia-will-grow-for-years" text:style-name="Internet_20_link" text:visited-style-name="Visited_20_Internet_20_Link">
彭博</text:a>
参考相关悔委员会。</text:p>
      <text:p text:style-name="P4">
该报告指出，制裁“显着恶化了工业和技术潜力<text:a xlink:type="simple" xlink:href="https://www.ukrinform.ua/tag-rosia" text:style-name="Internet_20_link" text:visited-style-name="Visited_20_Internet_20_Link">
俄罗斯</text:a>
”。</text:p>
      <text:p text:style-name="P4">
“这些后果将随着时间的流逝而加剧，因为措施对俄罗斯，金融市场，外国投资及其工业和技术基础的预算产生了长期影响。”</text:p>
      <text:p text:style-name="P4">
该文件包含对欧盟对莫斯科的制裁的后果的描述，该公司从俄罗斯联邦减少了910亿欧元的进口，并覆盖了480亿欧元的出口。</text:p>
      <text:p text:style-name="P4">
据欧洲委员会称，2023年，俄罗斯联邦预算的几乎三分之一将用于国防和内部安全。</text:p>
      <text:p text:style-name="P4">
同时，与2021年相比，欧盟的出口和俄罗斯进口的出口量已下跌了50％以上。 这引起了处理行业技术依赖行业的特别快速下降。</text:p>
      <text:p text:style-name="P4">
与2019  -  2021年相比，2022年的双重使用商品和先进技术的出口量为78％。</text:p>
      <text:p text:style-name="P4">
由于旨在最大程度地减少对成员国的影响的措施，反对的影响受到限制，但在某些领域，这主要是由于俄罗斯承包商的承包商和战争而引起的，这导致了价格上涨。</text:p>
      <text:p text:style-name="P4">
该报告称，与此同时，俄罗斯联邦能够从第三国，尤其是来自中国，哈萨克斯坦，土耳其和阿联酋的一些供应商和其他替代品。</text:p>
      <text:p text:style-name="P4">
<text:span text:style-name="T4">
另请阅读：</text:span>
 <text:a xlink:type="simple" xlink:href="https://www.ukrinform.ua/rubric-world/3731371-grosi-villi-ta-ahti-italia-zamorozila-vze-2-milardi-aktiviv-rosijskih-oligarhiv.html" text:style-name="Internet_20_link" text:visited-style-name="Visited_20_Internet_20_Link">
金钱，别墅和游艇：意大利已经冻结了俄罗斯寡头的2亿欧元的亿万欧元</text:a>
据乌克林福姆报道，尽管进行了试验，但俄罗斯的石油和天然气收入仍下降。</text:p>
      <text:p text:style-name="P4">
News Source: <text:a xlink:type="simple" xlink:href="https://www.ukrinform.ua/rubric-world/3732807-sankcii-proti-rosii-z-casom-posiluvatimutsa-evrokomisia.html" text:style-name="Internet_20_link" text:visited-style-name="Visited_20_Internet_20_Link">
https://www.ukrinform.ua/rubric-world/3732807-sankcii-proti-rosii-z-casom-posiluvatimutsa-evrokomisia.html</text:a>
</text:p>
      <!--NEWS-->
      <text:h text:style-name="P10" text:outline-level="1">
<text:span text:style-name="T4">
在希腊，在引擎盖中未知</text:span>
</text:h>
      <text:p text:style-name="P4">
作者: Ukrinform (Person)</text:p>
      <text:p text:style-name="P4">
出版商: Укринформ (Organization)</text:p>
      <text:p text:style-name="P4">
出版时间: 2023-07-07T15:59:00+03:00</text:p>
      <text:p text:style-name="P4">
修改时间: 2023-07-07T15:59:00+03:00</text:p>
      <text:p text:style-name="P4">
描述: 大约15人损坏了希腊法国领事馆的建筑物，并在该国南部的帕特里亚（Patria）停放了一辆汽车。  - 乌克林。</text:p>
      <text:p text:style-name="P4">
图片: ['<text:a xlink:type="simple" xlink:href="https://static.ukrinform.com/photos/2018_10/thumb_files/630_360_1540113789-207.jpg" text:style-name="Internet_20_link" text:visited-style-name="Visited_20_Internet_20_Link">
630_360_15401...</text:a>
']</text:p>
      <text:p text:style-name="P4">
标签: ['Франція', 'Греція', 'Консульство', 'Напад']</text:p>
      <text:p text:style-name="P4">
类型: Article</text:p>
      <!--METADATA-->
      <text:p text:style-name="P4">
<draw:frame draw:style-name="fr1" draw:name="Image77" text:anchor-type="as-char" svg:width="6.9236in" svg:height="3.956343in" draw:z-index="0">
<draw:image xlink:href="../Images/yкринформ/2023-07-07T15-59-00-03-00/630_360_1540113789-207.jpg" xlink:type="simple" xlink:show="embed" xlink:actuate="onLoad" draw:mime-type="image/jpeg"/>
</draw:frame>
在希腊的法国领事馆建筑物和该国南部的帕特里亚(Patria)近乎公开的汽车损坏了约15名专家。</text:p>
      <text:p text:style-name="P4">
关于<text:a xlink:type="simple" xlink:href="https://www.ekathimerini.com/news/1214904/unknown-assailants-target-french-consulate-building-in-patra/" text:style-name="Internet_20_link" text:visited-style-name="Visited_20_Internet_20_Link">
ekathimerini</text:a>
。</text:p>
      <text:p text:style-name="P4">
警方说，该小组的成员在引擎盖上藏着自己的单位和手套。 此外，他们还使用灭火器来制作云，然后扔了七个装满红色油漆的玻璃瓶。</text:p>
      <text:p text:style-name="P4">
由于他们的行动，法国领事馆的立面和尸体辆车被损坏，但没有人受伤。</text:p>
      <text:p text:style-name="P4">
<text:span text:style-name="T4">
另请阅读：</text:span>
 <text:a xlink:type="simple" xlink:href="https://www.ukrinform.ua/rubric-world/3731200-u-francii-vid-pocatku-zavorusen-zatrimali-majze-35-tisaci-ludej.html" text:style-name="Internet_20_link" text:visited-style-name="Visited_20_Internet_20_Link">
从骚乱开始时，在法国被拘留了近35万人</text:a>
执法人员说，他们从现场收集了玻璃瓶的遗迹，旨在拘留袭击者的调查中，从周围地区挖掘监视摄像机的记录。</text:p>
      <text:p text:style-name="P4">
根据当地警察的说法，没有任何团体对袭击负责。</text:p>
      <text:p text:style-name="P4">
正如乌克林福姆(Ukrinform)报道的那样，最近在美国沙特阿拉伯驻美国领事馆附近的武装袭击者报道。</text:p>
      <text:p text:style-name="P4">
<text:span text:style-name="T5">
foto：ekathimerini</text:span>
</text:p>
      <text:p text:style-name="P4">
News Source: <text:a xlink:type="simple" xlink:href="https://www.ukrinform.ua/rubric-world/3732810-u-grecii-nevidomi-v-kapusonah-zakidali-konsulstvo-francii-plaskami-z-farbou.html" text:style-name="Internet_20_link" text:visited-style-name="Visited_20_Internet_20_Link">
https://www.ukrinform.ua/rubric-world/3732810-u-grecii-nevidomi-v-kapusonah-zakidali-konsulstvo-francii-plaskami-z-farbou.html</text:a>
</text:p>
      <!--NEWS-->
      <text:h text:style-name="P10" text:outline-level="1">
<text:span text:style-name="T4">
Alexei Reznikov和Lloyd Austin在下一个Ramstein之前验证了时钟</text:span>
</text:h>
      <text:p text:style-name="P4">
作者: ['АРМІЯINFORM']</text:p>
      <text:p text:style-name="P4">
时间: 2023-07-07T16:00:00-04:00</text:p>
      <text:p text:style-name="P4">
描述: 乌克兰Oleksiy Reznikov Mav Klumnov Rozmov ZM ZM Ministr of Minist of Minist of Minist of United of Unitaty of Undicaty的Miniter防御...与乌克兰2022年与乌克兰的战争，与乌克兰的最新新闻，《与乌克兰的新闻》，《与乌克兰2022年的新闻战争》，今天，乌克兰与俄罗斯和俄罗斯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7/reznikov-ostin.jpg" text:style-name="Internet_20_link" text:visited-style-name="Visited_20_Internet_20_Link">
reznikov-ostin.jpg</text:a>
']</text:p>
      <text:p text:style-name="P4">
标签: ['STOPRUSSIA', 'АГРЕСІЯ РФ', 'ВТОРГНЕННЯ РФ', 'ЛЛОЙД ДЖ. ОСТІН III', 'ОЛЕКСІЙ РЕЗНІКОВ', 'РАМШТАЙН']</text:p>
      <text:p text:style-name="P4">
类别: News</text:p>
      <!--METADATA-->
      <text:p text:style-name="P4">
<draw:frame draw:style-name="fr1" draw:name="Image78" text:anchor-type="as-char" svg:width="6.9236in" svg:height="3.877216in" draw:z-index="0">
<draw:image xlink:href="../Images/AРМІЯINFORM/2023-07-07T16-00-00-04-00/reznikov-ostin.jpg" xlink:type="simple" xlink:show="embed" xlink:actuate="onLoad" draw:mime-type="image/jpeg"/>
</draw:frame>
乌克兰Oleksiy Reznikov国防部长与美国部长劳埃德·詹姆斯·奥斯汀(Lloyd James Austin)进行了电话交谈。</text:p>
      <text:p text:style-name="P4">
关于它，乌克兰国防部的负责人<text:a xlink:type="simple" xlink:href="https://twitter.com/oleksiireznikov/status/1677038781034029058" text:style-name="Internet_20_link" text:visited-style-name="Visited_20_Internet_20_Link">
报告</text:a>
制作一个Twitter页面。</text:p>
      <text:p text:style-name="P4">
“我与同事Lloyd J. Austin III进行了富有成效的电话交谈。目前的情况以及反性运营的进一步步骤以及其他主题问题已经完成。 我们已经验证了乌克兰防御联系人的接触小组之前的时钟(udcg)在北约维尔纽斯峰会之后不久将在formattistein中进行。</text:p>
      <text:p text:style-name="P4">
我们还讨论了与不同类型存储的供应有关的新项目。 跟踪好消息...”  -  Alexei Reznikov写道。</text:p>
      <text:p text:style-name="P4">
News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及时，大规模且非常需要”：Zelensky感谢美国提供了新的防守套餐</text:span>
</text:h>
      <text:p text:style-name="P4">
作者: Ukrinform (Person)</text:p>
      <text:p text:style-name="P4">
出版商: Укринформ (Organization)</text:p>
      <text:p text:style-name="P4">
出版时间: 2023-07-07T16:02:00+03:00</text:p>
      <text:p text:style-name="P4">
修改时间: 2023-07-07T23:02:00+03:00</text:p>
      <text:p text:style-name="P4">
描述: Volodymyr Zelenskyy对人民和Joe Biden表示感谢，为乌克兰提供了新的军事援助计划，称其为及时，大规模且非常必要。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США', 'Зброя', 'Боєприпаси', 'допомога', 'Зеленський', 'Війна з Росією']</text:p>
      <text:p text:style-name="P4">
类型: Article</text:p>
      <!--METADATA-->
      <text:p text:style-name="P4">
<draw:frame draw:style-name="fr1" draw:name="Image79" text:anchor-type="as-char" svg:width="6.9236in" svg:height="3.956343in" draw:z-index="0">
<draw:image xlink:href="../Images/yкринформ/2023-07-07T16-02-00-03-00/630_360_1652263772-452.jpeg" xlink:type="simple" xlink:show="embed" xlink:actuate="onLoad" draw:mime-type="image/jpeg"/>
</draw:frame>
Volodymyrzelensky对人民和乔·拜登(Joe Biden)为乌克兰提供新的包装援助表示感谢，称其为及时，大规模且非常需要。</text:p>
      <text:p text:style-name="P4">
Zelensky在<text:a xlink:type="simple" xlink:href="http://twitter.com/ZelenskyyUa/status/1677403517768671238" text:style-name="Internet_20_link" text:visited-style-name="Visited_20_Internet_20_Link">
Twitter</text:a>
，报道乌克林福姆。</text:p>
      <text:p text:style-name="P4">
“及时，大规模和非常需要的防御能力。 乌克兰防守能力的扩展将为新工具提供<text:a xlink:type="simple" xlink:href="https://www.ukrinform.ua/tag-deokupacia" text:style-name="Internet_20_link" text:visited-style-name="Visited_20_Internet_20_Link">
启用</text:a>
我们对和平的制品之地。”国家元首强调。</text:p>
      <text:p text:style-name="Quotations">

<text:p text:style-name="P4">
及时，大规模且非常需要的防御援助计划。(https://twitter.com/POTUS?ref_src=twsrc%5Etfw)为了使乌克兰更接近击败敌人和民主的果断步骤，以击败独裁统治。 防守的扩展…&gt;
&gt;
  -  Volodymyr Zelenskyy(@zelenskyyua)<text:a xlink:type="simple" xlink:href="https://twitter.com/ZelenskyyUa/status/1677403517768671238" text:style-name="Internet_20_link" text:visited-style-name="Visited_20_Internet_20_Link">
2023年7月7日&gt;
</text:a>
<text:span text:style-name="T4">
另请阅读：</text:span>
 [在五角大楼中相信<text:span text:style-name="T4">
盒式盒子</text:span>
贝壳被烘烤以破坏(https://www.ukrinform.ua/rubric-ato/3726566-u-pentagoni-vvazaut-so-kasetni-snaradi-buli-b-efektivnimi-dla-znisenna-vijsk-rf.html)7月7日，美国国防部于7月7日正式宣布了<text:a xlink:type="simple" xlink:href="http://www.ukrinform.ua/rubric-ato/3732977-pentagon-ogolosiv-pro-novij-paket-dopomogi-ukraini-z-kasetnimi-boepripasami.html" text:style-name="Internet_20_link" text:visited-style-name="Visited_20_Internet_20_Link">
乌克兰的新军事援助计划</text:a>
总计8亿美元。 该包装包含盒式弹药，以及武装部队的Taamunia的其他类型的武器。</text:p>

</text:p>
      <text:p text:style-name="P4">
_foto：op _</text:p>
      <text:p text:style-name="P4">
News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加油站网络中燃料和汽车的价格继续上涨</text:span>
</text:h>
      <text:p text:style-name="P4">
作者: Ukrinform (Person)</text:p>
      <text:p text:style-name="P4">
出版商: Укринформ (Organization)</text:p>
      <text:p text:style-name="P4">
出版时间: 2023-07-07T16:07:25+03:00</text:p>
      <text:p text:style-name="P4">
修改时间: 2023-07-07T16:07:25+03:00</text:p>
      <text:p text:style-name="P4">
描述: 在过去的一周中，乌克兰汽油A-95的平均价格增加了3个UAH/L，总计47.89 UAH/L，一周的平均价格上涨了1.43 UAH/L-ukrinform。</text:p>
      <text:p text:style-name="P4">
图片: ['<text:a xlink:type="simple" xlink:href="https://static.ukrinform.com/photos/2019_07/thumb_files/630_360_1564048825-919.jpg" text:style-name="Internet_20_link" text:visited-style-name="Visited_20_Internet_20_Link">
630_360_15640...</text:a>
']</text:p>
      <text:p text:style-name="P4">
标签: ['Акциз', 'АЗС', 'Автогаз', 'Ціна газу', 'Пальне']</text:p>
      <text:p text:style-name="P4">
类型: Article</text:p>
      <!--METADATA-->
      <text:p text:style-name="P4">
<draw:frame draw:style-name="fr1" draw:name="Image80" text:anchor-type="as-char" svg:width="6.9236in" svg:height="3.956343in" draw:z-index="0">
<draw:image xlink:href="../Images/yкринформ/2023-07-07T16-07-25-03-00/630_360_1564048825-919.jpg" xlink:type="simple" xlink:show="embed" xlink:actuate="onLoad" draw:mime-type="image/jpeg"/>
</draw:frame>
乌克兰汽油A-95的平均价格增加了3 UAH/L ISANANIANS 47.89 UAH/L，每周的平均MOUTORGA价格上涨了1.43 UAH/L</text:p>
      <text:p text:style-name="P4">
正如乌克林福姆报道的那样，它报告了<text:a xlink:type="simple" xlink:href="https://enkorr.ua/uk/news/dovonn_podatki_palne_za_tizhden_zdorozhchalo_na_2-5_grnl/255355" text:style-name="Internet_20_link" text:visited-style-name="Visited_20_Internet_20_Link">
Enkorr</text:a>
.</text:p>
      <text:p text:style-name="P4">
Зазначається, що на заправках ОККО і WOG бензини марки А-95 й А-95-преміумздорожчали на 3 і 2 грн/л, до 49,99 і 51,99 грн/л відповідно. Дизельне пальнеу цих мережах додало 5 грн/л - до 49,99 грн/л.</text:p>
      <text:p text:style-name="P4">
На станціях «Укрнафти» бензини й ДП здорожчали на 4,91 грн/л: бензин А-95 – до45,90 грн/л, бензин А-95+ – до 47,90 грн/л, дизпальне – до 44,90 грн/л.</text:p>
      <text:p text:style-name="P4">
SOCAR підняв вартість звичайної «п’ятірки» і дизпального на 4 грн/л, А-95+ -на 5 грн/л.</text:p>
      <text:p text:style-name="P4">
UPG підняла ціни на всі види пального на 4,1-5 грн/л, KLO — на 2,8-4,9 грн/л.</text:p>
      <text:p text:style-name="P4">
Відкоригували ціни на пальне у бік збільшення майже всі роздрібні мережі, завинятком станцій групи «Приват».</text:p>
      <text:p text:style-name="P4">
Окрім цього, почали діяти колишні ставки акцизів: на бензин - 213,5 євро/1000літрів, на ДП - 139,5 євро/1000 літрів, на автогаз - 52 євро/1000 літрів.</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text:span text:style-name="T4">
Скасування</text:span>
 <text:span text:style-name="T4">
податкових</text:span>
 <text:span text:style-name="T4">
пільг</text:span>
 <text:span text:style-name="T4">
для</text:span>
<text:span text:style-name="T4">
пального</text:span>
 : що <text:span text:style-name="T4">
буде</text:span>
 з <text:span text:style-name="T4">
ринком</text:span>
 та <text:span text:style-name="T4">
цінами</text:span>
</text:a>
同样在一周内<text:a xlink:type="simple" xlink:href="https://www.ukrinform.ua/tag-avtogaz" text:style-name="Internet_20_link" text:visited-style-name="Visited_20_Internet_20_Link">
abogaz</text:a>
该国的平均国家增长1.43 UAH/L-最高23.36 UAH/L。</text:p>
      <text:p text:style-name="P4">
<text:a xlink:type="simple" xlink:href="https://enkorr.ua/uk/news/za_tizhden_serednya_cna_na_avtogaz_zrosla_na_143_grnl/255357" text:style-name="Internet_20_link" text:visited-style-name="Visited_20_Internet_20_Link">
表明的</text:a>
本周，汽车在所有加油站网络中都在统治。 最大的价值上升 - 在Neftek Network的加油站，Deavtogaz现在的价格为2.50 UAH/L-现在的价格为24.99 UAH/L。 至少-60美分每升 - 添加到Prime加油站的汽车气体，此类燃料现在低于21.50 UAH/L。</text:p>
      <text:p text:style-name="P4">
在Socar，Okko和Wog站，Avtogaz添加了2.12 UAH/L，1,80 UAH/L和1,84UAH/L-最高24.61 UAH/L，24.49 UAH/L和24.46 UAH/L/L/L/L/L/L/L/l/L/L/l/l/l。</text:p>
      <text:p text:style-name="P4">
在KLO加油站，Autogas由1.50 UAH/L统治 - 最高23.44 UAH/L，在U.Go Andupg Networks中 -  1.19 UAH/L和1.54 UAH/L，最高为22.79 UAH/L和23.70 UAH和23.70 UAH /l分别。</text:p>
      <text:p text:style-name="P4">
其余的网络将高速公路的价格提高了0.70-2.24 UAH/L，高达21,55-23,99 UAH/L。</text:p>
      <text:p text:style-name="P4">
News Source: <text:a xlink:type="simple" xlink:href="https://www.ukrinform.ua/rubric-economy/3732811-cini-na-palne-ta-avtogaz-u-merezah-azs-prodovzuut-zrostati.html" text:style-name="Internet_20_link" text:visited-style-name="Visited_20_Internet_20_Link">
https://www.ukrinform.ua/rubric-economy/3732811-cini-na-palne-ta-avtogaz-u-merezah-azs-prodovzuut-zrostati.html</text:a>
</text:p>
      <!--NEWS-->
      <text:h text:style-name="P10" text:outline-level="1">
<text:span text:style-name="T4">
MKIP考虑了将电子认证返回书籍和电影的问题</text:span>
</text:h>
      <text:p text:style-name="P4">
作者: Ukrinform (Person)</text:p>
      <text:p text:style-name="P4">
出版商: Укринформ (Organization)</text:p>
      <text:p text:style-name="P4">
出版时间: 2023-07-07T16:08:44+03:00</text:p>
      <text:p text:style-name="P4">
修改时间: 2023-07-07T16:08:44+03:00</text:p>
      <text:p text:style-name="P4">
描述: 文化和信息政策部认为有可能返回购买书籍并访问带有英语电影的电影院。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Кіно', 'Книги', 'Ткаченко', 'МКІП ', 'єПідтримка', 'Єдині новини']</text:p>
      <text:p text:style-name="P4">
类型: Article</text:p>
      <!--METADATA-->
      <text:p text:style-name="P4">
<draw:frame draw:style-name="fr1" draw:name="Image81" text:anchor-type="as-char" svg:width="6.9236in" svg:height="3.956343in" draw:z-index="0">
<draw:image xlink:href="../Images/yкринформ/2023-07-07T16-08-44-03-00/630_360_1680192081-668.jpg" xlink:type="simple" xlink:show="embed" xlink:actuate="onLoad" draw:mime-type="image/jpeg"/>
</draw:frame>
在文化和信息政策部中，他们考虑了解决购买书籍和在英语电影中访问电影院证书的可能性。</text:p>
      <text:p text:style-name="P4">
乌克林法姆报道，乌克兰Oleksandrkachenko的文化和信息政策部长在对Teleterna“ Unified News”的播放时宣布了这一点。</text:p>
      <text:p text:style-name="P4">
“如果我们开始谈论整个乌克兰的书行业，那么前面的书仍然是该计划。 当然，有儿童的书籍，以及我们的移民，无论是国内外还是国外，但我们的军队的书籍都是一种特殊的形式。 我个人看到了自己的眼睛，我们的战士接受了将它们带给他们的书的喜悦。” [Tkachenko]说。(https://www.ukrinform.ua/tag-tkacenko)。</text:p>
      <text:p text:style-name="P4">
他强调，前部的军队主要是乌克兰人的书。</text:p>
      <text:p text:style-name="P4">
“这些都是关于商业的现代书籍，可以是古典文学。 积极阅读的是将我们的手臂与俄罗斯侵略者区分开来的第一个迹象之一。” Tkachenko补充说。</text:p>
      <text:p text:style-name="P4">
<text:span text:style-name="T4">
另请阅读：</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公开讨论电影中的电影中的电影问题</text:a>
MKIP负责人还指出，书业和市场已经非常“坐着”，需要特殊的帮助。 据他说，为此目的，通过“只需要实施”的法律。</text:p>
      <text:p text:style-name="P4">
“该计划在Sovid-19的E-Certificates的大麻中也非常成功(建立 -  ed。). Тоді ми помітили, що на першому місці було, власне,споживання книжок. Цю програму є-сертифікатів варто запускати, і наразі длятого, щоб, по-перше, споживач отримав можливість купувати. По-друге, цефінансування, власне, наших видавництв і їхніх потужностей. Також, безперечно,це традиція читання. Адже людина, яка читає, вона не просто більш освічена,вона ерудована, вона більш кмітлива, підвищує власну вартість», - сказавТкаченко.</text:p>
      <text:p text:style-name="P4">
Окрім того, міністр зазначив, що йдеться не лише про є-сертифікати напридбання літератури, але й на відвідування кінотеатрів із дубляжем фільміванглійською мовою.</text:p>
      <text:p text:style-name="P4">
据报道，乌克兰沃罗迪米尔·泽伦斯基(Ukraine Volodymyr Zelensky)总裁宣布了股票计划，该计划为1000 UAH提供了付款，该公民从Covid-19进行了全部疫苗接种率。 这笔钱可以用于以下服务或商品类别：书店，电影院，剧院，博物馆，展览中心，音乐会，健身房，药房，药房，铁路，铁路和门票。</text:p>
      <text:p text:style-name="P4">
News Source: <text:a xlink:type="simple" xlink:href="https://www.ukrinform.ua/rubric-culture/3732812-u-mkip-rozgladaut-pitanna-povernenna-esertifikativ-na-knigi-ta-kino.html" text:style-name="Internet_20_link" text:visited-style-name="Visited_20_Internet_20_Link">
https://www.ukrinform.ua/rubric-culture/3732812-u-mkip-rozgladaut-pitanna-povernenna-esertifikativ-na-knigi-ta-kino.html</text:a>
</text:p>
      <!--NEWS-->
      <text:h text:style-name="P10" text:outline-level="1">
<text:span text:style-name="T4">
在基辅被拘留在Holosiivsky Prospect上的一名男子。</text:span>
</text:h>
      <text:p text:style-name="P4">
作者: Ukrinform (Person)</text:p>
      <text:p text:style-name="P4">
出版商: Укринформ (Organization)</text:p>
      <text:p text:style-name="P4">
出版时间: 2023-07-07T16:10:00+03:00</text:p>
      <text:p text:style-name="P4">
修改时间: 2023-07-07T16:10:00+03:00</text:p>
      <text:p text:style-name="P4">
描述: 在基辅，执法人员拘留了一名当地居民，他在Holosiivskyi大道上进行了枪击事件，袭击者被宣布怀疑。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Стрілянина', 'Злочин', 'Київ']</text:p>
      <text:p text:style-name="P4">
类型: Article</text:p>
      <!--METADATA-->
      <text:p text:style-name="P4">
<draw:frame draw:style-name="fr1" draw:name="Image82" text:anchor-type="as-char" svg:width="6.9236in" svg:height="3.956343in" draw:z-index="0">
<draw:image xlink:href="../Images/yкринформ/2023-07-07T16-10-00-03-00/630_360_1507654552-5163.jpeg" xlink:type="simple" xlink:show="embed" xlink:actuate="onLoad" draw:mime-type="image/jpeg"/>
</draw:frame>
在基辅，执法人员拘留了上演射击大道的当地居民，袭击者被宣布怀疑。</text:p>
      <text:p text:style-name="P4">
据乌克林福姆(Ukrinform)称，这是[基辅国家警察局的主要局长。 这是给出的(https://kyiv.npu.gov.ua/)应用了参与路人的人的武器。 因此，根据公民的说法，“ 102”线之间发生了口头冲突。 在步行中，攻击者拿到了武器，并从Bikpotepil开了几枪。</text:p>
      <text:p text:style-name="P4">
箭是42岁的基辅。 到达现场，警察有武器。</text:p>
      <text:p text:style-name="P4">
该男子以艺术秩序被拘留。 《乌克兰刑事诉讼法》 208。 民兵被撤职并被送去专业知识。</text:p>
      <text:p text:style-name="P4">
根据专家的看法，从被告撤回的枪支是由自我制作的加工制成的。 它属于短桶武器。</text:p>
      <text:p text:style-name="P4">
</text:p>
      <text:p text:style-name="P4">
<text:span text:style-name="T4">
另请阅读：</text:span>
 <text:a xlink:type="simple" xlink:href="https://www.ukrinform.ua/rubric-kyiv/3731961-vibuh-u-sudi-kieva-pravoporusnik-zaginuv-na-misci.html" text:style-name="Internet_20_link" text:visited-style-name="Visited_20_Internet_20_Link">
基辅法院的爆炸：罪犯当场丧生</text:a>
犯罪嫌疑人被控犯下<text:a xlink:type="simple" xlink:href="https://www.ukrinform.ua/tag-zlocin" text:style-name="Internet_20_link" text:visited-style-name="Visited_20_Internet_20_Link">
犯罪</text:a>
，由《乌克兰刑法》的两章规定：</text:p>
      <text:p text:style-name="P4">
艺术的第1部分。 263-未经许可购买和佩戴枪支；</text:p>
      <text:p text:style-name="P4">
艺术的第4部分。 296-使用枪支，寒冷或其他物体的流氓行为，特别适合或为受伤做准备。</text:p>
      <text:p text:style-name="P4">
法院以24小时的逮捕形式选择了一名男子的预防措施。一项分队的威胁最高为7年。 调查正在进行中。</text:p>
      <text:p text:style-name="P4">
正如乌克林福姆报道的那样，6月在敖德萨地区，收购和社会支持中心的雇员<text:a xlink:type="simple" xlink:href="https://www.ukrinform.ua/rubric-ato/3724690-na-odesini-pracivnik-vijskkomatu-vlastuvav-strilaninu-pid-cas-vrucenna-povistki.html" text:style-name="Internet_20_link" text:visited-style-name="Visited_20_Internet_20_Link">
分期射击</text:a>
在召唤期间。  <text:span text:style-name="T5">
照片：国家警察</text:span>
</text:p>
      <text:p text:style-name="P4">
News Source: <text:a xlink:type="simple" xlink:href="https://www.ukrinform.ua/rubric-kyiv/3732813-u-kievi-zatrimali-colovika-akij-vlastuvav-strilaninu-na-golosiivskomu-prospekti.html" text:style-name="Internet_20_link" text:visited-style-name="Visited_20_Internet_20_Link">
https://www.ukrinform.ua/rubric-kyiv/3732813-u-kievi-zatrimali-colovika-akij-vlastuvav-strilaninu-na-golosiivskomu-prospekti.html</text:a>
</text:p>
      <!--NEWS-->
      <text:h text:style-name="P10" text:outline-level="1">
<text:span text:style-name="T4">
卢宾：奥尼维卡的大多数死亡尸体 - 确定</text:span>
</text:h>
      <text:p text:style-name="P4">
作者: Ukrinform (Person)</text:p>
      <text:p text:style-name="P4">
出版商: Укринформ (Organization)</text:p>
      <text:p text:style-name="P4">
出版时间: 2023-07-07T16:17:00+03:00</text:p>
      <text:p text:style-name="P4">
修改时间: 2023-07-07T16:17:00+03:00</text:p>
      <text:p text:style-name="P4">
描述: 奥尼维卡（Olenivka）的死者尸体设法返回，现在正在进行DNA分析。  - 乌克林。</text:p>
      <text:p text:style-name="P4">
图片: ['<text:a xlink:type="simple" xlink:href="https://static.ukrinform.com/photos/2023_07/thumb_files/630_360_1688723064-444.jpg" text:style-name="Internet_20_link" text:visited-style-name="Visited_20_Internet_20_Link">
630_360_16887...</text:a>
']</text:p>
      <text:p text:style-name="P4">
标签: ['Війна з Росією', 'Дмитро Лубінець', 'Теракт в Оленівці']</text:p>
      <text:p text:style-name="P4">
类型: Article</text:p>
      <!--METADATA-->
      <text:p text:style-name="P4">
<draw:frame draw:style-name="fr1" draw:name="Image86" text:anchor-type="as-char" svg:width="6.9236in" svg:height="3.956343in" draw:z-index="0">
<draw:image xlink:href="../Images/yкринформ/2023-07-07T16-17-00-03-00/630_360_1688723064-444.jpg" xlink:type="simple" xlink:show="embed" xlink:actuate="onLoad" draw:mime-type="image/jpeg"/>
</draw:frame>
Olenivka的Tilazagy设法返回，现在正在进行DNA分析。</text:p>
      <text:p text:style-name="P4">
Verkhovna Rada人权专员Dmitry Lubinets在所有-Ukrainian人权论坛“法律军团”中说。</text:p>
      <text:p text:style-name="P4">
“奥尼维卡死者的尸体设法返回。 目前正在进行DNA分析，相关机构已通知。” Lubinets说。</text:p>
      <text:p text:style-name="P4">
此外，申诉专员报告说<text:a xlink:type="simple" xlink:href="https://www.ukrinform.ua/tag-terakt-v-olenivci" text:style-name="Internet_20_link" text:visited-style-name="Visited_20_Internet_20_Link">
在Olenivka中的悲剧</text:a>
他第一次与里凡恩人权专员塔蒂亚娜·莫斯卡科夫(Tatiana Moskalkov)进行沟通。</text:p>
      <text:p text:style-name="P4">
“我建议穆斯科维特(Muscovite)来自不同国家的专家到达了奥伦诺夫斯基殖民地的爆炸，其中一些人应由俄罗斯邀请，乌克兰 - 乌克兰 - 乌克兰。 他们采用相同的材​​料进行检查：土地，一些金属物品，这个房间的某些部分。 然后，我们透明地表明专家已经起作用了。” Lubinets说。</text:p>
      <text:p text:style-name="P4">
他补充说，俄罗斯一方会同意这样的步骤，但随后有信息，俄罗斯人迫切清洁了军营，这使乌克兰战俘保持了战俘，以及俄罗斯人进行爆炸，命令某件事，进行“维修工作”， 。</text:p>
      <text:p text:style-name="P4">
<text:span text:style-name="T4">
另请阅读：</text:span>
 <text:a xlink:type="simple" xlink:href="https://www.ukrinform.ua/rubric-ato/3728058-v-olenivci-dosi-zalisautsa-ukrainski-vijskovopoloneni-lubinec.html" text:style-name="Internet_20_link" text:visited-style-name="Visited_20_Internet_20_Link">
在<text:span text:style-name="T4">
 olenivtsi </text:span>
 <text:span text:style-name="T4">
到目前为止</text:span>
 <text:span text:style-name="T4">
 </text:span>
 <text:span text:style-name="T4">
 </text:span>
 <text:span text:style-name="T4">
 </text:span>
 <text:span text:style-name="T4">
乌克兰人</text:span>
<text:span text:style-name="T4">
战俘</text:span>
 <text:span text:style-name="T4">
  -  </text:span>
 lubinets **</text:a>
“我公开表示，他们正在竭尽所能掩盖犯罪的痕迹。 没有人被允许。”申诉专员说。</text:p>
      <text:p text:style-name="P4">
Lubinets强调，联合国建立有关Vokupowan Olenivka恐怖袭击的事实的使命从未同意熟悉有关殖民地爆炸的乌克兰材料。</text:p>
      <text:p text:style-name="P4">
申诉专员说：“任务已关闭，我什至没有见过他们。我认为，我没有意识到他们意识到某事。”</text:p>
      <text:p text:style-name="P4">
根据Lubinets的说法，他试图在整个任务过程中在整个任务中与参与者见面。</text:p>
      <text:p text:style-name="P4">
特别是，他表示愿意去纽约传达乌克兰一方的蒂姆材料，这是对照片，俄罗斯人制作的视频材料的专家分析。</text:p>
      <text:p text:style-name="P4">
专员补充说：“我们认为，在专家的看来，不仅在此时接受的乌克兰人，这是该军营中安装的指控，这给人以非常高的温度。”申诉专员强调，在奥伦诺夫卡(Olenovka)被杀害了由塞维诺希斯特(Chervonohrest)国际委员会验证的军舰正式身份的人们。</text:p>
      <text:p text:style-name="P4">
但是，他说，这项任务令人惊讶地关闭。 “关于它在新闻发布会上向女发言人报告，并向记者的直接问题报告：您是否接受此任务，因为俄罗斯联邦不允许Dollennivka任务的代表？ 答案是：“我们不对它发表评论。”</text:p>
      <text:p text:style-name="P4">
据报道，在2022年7月29日晚上<text:a xlink:type="simple" xlink:href="https://www.ukrinform.ua/rubric-ato/3539586-vid-udaru-rosian-v-olenivci-zaginuli-blizko-40-ukrainskih-polonenih-poraneni-130.html" text:style-name="Internet_20_link" text:visited-style-name="Visited_20_Internet_20_Link">
俄罗斯犯了恐怖袭击，在奥利尼夫卡的一个惩教殖民地的营房中爆炸了爆炸</text:a>
乌克兰战俘结束了。 然后，至少有50名阿佐夫施泰尔捍卫者被杀。</text:p>
      <text:p text:style-name="P4">
2023年1月，联合国秘书长安东尼·古特雷斯(Anthony Guterres)决定制定一项使命，以建立在奥利尼夫卡(Olenivka)的恐怖袭击事实，以将专家运送到现场。</text:p>
      <text:p text:style-name="P4">
News Source: <text:a xlink:type="simple" xlink:href="https://www.ukrinform.ua/rubric-society/3732822-lubinec-bilsist-til-zagiblih-v-olenivci-identifikovani.html" text:style-name="Internet_20_link" text:visited-style-name="Visited_20_Internet_20_Link">
https://www.ukrinform.ua/rubric-society/3732822-lubinec-bilsist-til-zagiblih-v-olenivci-identifikovani.html</text:a>
</text:p>
      <!--NEWS-->
      <text:h text:style-name="P10" text:outline-level="1">
<text:span text:style-name="T4">
索尔斯基与来自四个国家的同事讨论了乌克兰谷物出口到欧盟的物流</text:span>
</text:h>
      <text:p text:style-name="P4">
作者: Ukrinform (Person)</text:p>
      <text:p text:style-name="P4">
出版商: Укринформ (Organization)</text:p>
      <text:p text:style-name="P4">
出版时间: 2023-07-07T16:18:33+03:00</text:p>
      <text:p text:style-name="P4">
修改时间: 2023-07-07T16:18:33+03:00</text:p>
      <text:p text:style-name="P4">
描述: 乌克兰的政策和食品部长与立陶宛，拉脱维亚，摩尔多瓦农业部长以及爱沙尼亚地区事务部长讨论了乌克兰谷物向欧盟出口的物流路线问题。  - 乌克林。</text:p>
      <text:p text:style-name="P4">
图片: ['<text:a xlink:type="simple" xlink:href="https://static.ukrinform.com/photos/2023_07/thumb_files/630_360_1688735824-557.jpg" text:style-name="Internet_20_link" text:visited-style-name="Visited_20_Internet_20_Link">
630_360_16887...</text:a>
']</text:p>
      <text:p text:style-name="P4">
标签: ['Мінагро', 'Молдова', 'Країни Балтії', 'Сольський']</text:p>
      <text:p text:style-name="P4">
类型: Article</text:p>
      <!--METADATA-->
      <text:p text:style-name="P4">
<draw:frame draw:style-name="fr1" draw:name="Image87" text:anchor-type="as-char" svg:width="6.9236in" svg:height="3.956343in" draw:z-index="0">
<draw:image xlink:href="../Images/yкринформ/2023-07-07T16-18-33-03-00/630_360_1688735824-557.jpg" xlink:type="simple" xlink:show="embed" xlink:actuate="onLoad" draw:mime-type="image/jpeg"/>
</draw:frame>
Mykola Solsky的乌克兰盛大专业和食品部长讨论了立陶宛，拉脱维亚，摩尔多瓦和爱沙尼亚的变化与爱沙尼亚地区事务部长，以出口向欧盟出口 - 乌克兰谷物。</text:p>
      <text:p text:style-name="P4">
根据乌克林福姆的报道，它报告了<text:a xlink:type="simple" xlink:href="http://minagro.gov.ua/news/ministri-silskogo-gospodarstva-krayin-baltiyi-ta-moldovi-vidvidali-ukrayinu" text:style-name="Internet_20_link" text:visited-style-name="Visited_20_Internet_20_Link">
农业政策部的新闻服务。</text:a>
值得注意的是，索尔斯基以及来自波罗的海国家和摩尔多瓦的同事们参观了敖德萨和米科洛伊地区。 代表团检查了切尔诺莫斯克海港的跨行业终端的工作，熟悉了谷物走廊的工作。 讨论了出口 - 乌克兰谷物到欧盟的物流路线，并讨论了潜在的就业方向。</text:p>
      <text:p text:style-name="P4">
部长们还关注摩尔多瓦和乌克兰铁路路线的状况。</text:p>
      <text:p text:style-name="P4">
在Mykolaiv地区，由于俄罗斯对Snihuriv电梯大楼和东部过程的侵略，代表团对一部分摧毁和损坏了。</text:p>
      <text:p text:style-name="P4">
从7月4日至7月6日，在乌克兰，立陶宛立陶宛共和国的农业部长Kustutis Nutzkas，拉特维亚共和国迪迪斯·施密特斯(Didis Schmites)农业部长农业部长。</text:p>
      <text:p text:style-name="P4">
*!(https://www.ukrinform.ua/rubric-economy/3732726-ukraina-vidilila-20-milardiv-dla-garantii-finansovoi-bezpeki-suden-zernovogo-koridoru.html)正如2023年5月的报道<text:a xlink:type="simple" xlink:href="https://www.ukrinform.ua/tag-evrokomisia" text:style-name="Internet_20_link" text:visited-style-name="Visited_20_Internet_20_Link">
欧盟委员会</text:a>
在这些国家的坚持下，它禁止从乌克兰到保加利亚，匈牙利，波兰，斯洛伐克和罗马尼亚的小麦，玉米，菜籽和向日葵的进口。 6月5日，该禁令于2023年9月15日之前进行。</text:p>
      <text:p text:style-name="P4">
<text:span text:style-name="T5">
foto：minagro.gov.ua</text:span>
</text:p>
      <text:p text:style-name="P4">
News Source: <text:a xlink:type="simple" xlink:href="https://www.ukrinform.ua/rubric-economy/3732823-solskij-obgovoriv-z-kolegami-iz-cotiroh-krain-logistiku-eksportu-ukrainskogo-zerna-do-es.html" text:style-name="Internet_20_link" text:visited-style-name="Visited_20_Internet_20_Link">
https://www.ukrinform.ua/rubric-economy/3732823-solskij-obgovoriv-z-kolegami-iz-cotiroh-krain-logistiku-eksportu-ukrainskogo-zerna-do-es.html</text:a>
</text:p>
      <!--NEWS-->
      <text:h text:style-name="P10" text:outline-level="1">
<text:span text:style-name="T4">
财政部预测，今年GDP增​​长高达3％</text:span>
</text:h>
      <text:p text:style-name="P4">
作者: Ukrinform (Person)</text:p>
      <text:p text:style-name="P4">
出版商: Укринформ (Organization)</text:p>
      <text:p text:style-name="P4">
出版时间: 2023-07-07T16:23:00+03:00</text:p>
      <text:p text:style-name="P4">
修改时间: 2023-07-07T16:23:00+03:00</text:p>
      <text:p text:style-name="P4">
描述: 财政部预计，到2023年，经济增长将达到3％。  - 乌克林。</text:p>
      <text:p text:style-name="P4">
图片: ['<text:a xlink:type="simple" xlink:href="https://static.ukrinform.com/photos/2020_07/thumb_files/630_360_1596225390-410.jpg" text:style-name="Internet_20_link" text:visited-style-name="Visited_20_Internet_20_Link">
630_360_15962...</text:a>
']</text:p>
      <text:p text:style-name="P4">
标签: ['Економіка', 'Мінекономіки', 'ВВП', 'Прогноз']</text:p>
      <text:p text:style-name="P4">
类型: Article</text:p>
      <!--METADATA-->
      <text:p text:style-name="P4">
<draw:frame draw:style-name="fr1" draw:name="Image88" text:anchor-type="as-char" svg:width="6.9236in" svg:height="3.956343in" draw:z-index="0">
<draw:image xlink:href="../Images/yкринформ/2023-07-07T16-23-00-03-00/630_360_1596225390-410.jpg" xlink:type="simple" xlink:show="embed" xlink:actuate="onLoad" draw:mime-type="image/jpeg"/>
</draw:frame>
财政部预计，到2023年，经济增长将达到3％。</text:p>
      <text:p text:style-name="P4">
根据乌克林福姆的说法，在[Facebook]上(https://www.facebook.com/sergey.marchenko.54/posts/pfbid02zsKJ6xJze8VYkiLSejUtYaE6wohb3hTCGednoyAqGVPPL9rod7EoyzR3pSwcsK3ql)财政部长谢尔盖·马尔森科(Sergey Marchenko)告知。</text:p>
      <text:p text:style-name="P4">
“乌克兰政府设法稳定了经济和财务状况：已经激发了预算指标和稳定的税收收入，将通货膨胀从5月的26.6％降低到2023年5月的15.3％，增长<text:a xlink:type="simple" xlink:href="https://www.ukrinform.ua/tag-vvp" text:style-name="Internet_20_link" text:visited-style-name="Visited_20_Internet_20_Link">
GDP</text:a>
根据本年度的结果，它的水平高达3％。”</text:p>
      <text:p text:style-name="P4">
根据马尔本科(Marchenko)的说法，为了加快恢复并尽快赢得战争，该州现在需要外国投资。 保险风险对于吸引大型私营部门到乌克兰非常重要。</text:p>
      <text:p text:style-name="P4">
<text:span text:style-name="T4">
另请阅读：</text:span>
 <text:a xlink:type="simple" xlink:href="https://www.ukrinform.ua/rubric-economy/3729908-ukraini-potribna-nova-ekonomicna-model-sob-vvp-za-10-rokiv-dosagnuv-triljona-dolariv-smigal.html" text:style-name="Internet_20_link" text:visited-style-name="Visited_20_Internet_20_Link">
<text:span text:style-name="T4">
乌克兰</text:span>
 <text:span text:style-name="T4">
 </text:span>
需要<text:span text:style-name="T4">
 </text:span>
新<text:span text:style-name="T4">
 </text:span>
 <text:span text:style-name="T4">
 </text:span>
经济<text:span text:style-name="T4">
<text:span text:style-name="T5">
*模型</text:span>
*，</text:span>
 to <text:span text:style-name="T4">
 </text:span>
 <text:span text:style-name="T4">
 gdp </text:span>
 10 <text:span text:style-name="T4">
年</text:span>
 <text:span text:style-name="T4">
<text:span text:style-name="T5">
到达</text:span>
* </text:span>
 <text:span text:style-name="T4">
万亿</text:span>
<text:span text:style-name="T4">
美元</text:span>
 \  -  <text:span text:style-name="T4">
 shmigal </text:span>
</text:a>
“最近，欧洲委员会宣布在未来4年内向乌克兰提供50亿美元的努力。这是一个有力的支持信号，我们非常感谢。我们希望七国集团也将在审计年度加入资金，“部长强调。</text:p>
      <text:p text:style-name="P4">
根据乌克林福姆的说法，国际货币基金组织的使命确认了对乌克兰更强大的经济复苏的期望，并改善了乌克兰乌克兰VVP增长的预测，在与战争有关的不确定性条件下，乌克兰VVP的增长为“ Plus” 1-3％。</text:p>
      <text:p text:style-name="P4">
News Source: <text:a xlink:type="simple" xlink:href="https://www.ukrinform.ua/rubric-economy/3732821-minfin-prognozue-cogoric-zrostanna-vvp-do-3.html" text:style-name="Internet_20_link" text:visited-style-name="Visited_20_Internet_20_Link">
https://www.ukrinform.ua/rubric-economy/3732821-minfin-prognozue-cogoric-zrostanna-vvp-do-3.html</text:a>
</text:p>
      <!--NEWS-->
      <text:h text:style-name="P10" text:outline-level="1">
<text:span text:style-name="T4">
在150年历史上首次在里加（Riga）的歌曲盛宴上，进行了非莱特作品 - 乌克兰国歌</text:span>
</text:h>
      <text:p text:style-name="P4">
作者: Ukrinform (Person)</text:p>
      <text:p text:style-name="P4">
出版商: Укринформ (Organization)</text:p>
      <text:p text:style-name="P4">
出版时间: 2023-07-07T16:26:00+03:00</text:p>
      <text:p text:style-name="P4">
修改时间: 2023-07-07T16:26:00+03:00</text:p>
      <text:p text:style-name="P4">
描述: 在XXVII全拉特维亚歌曲的主要舞台上，历史上第一次没有演奏拉脱维亚歌曲。 它成为乌克兰的国歌。  - 乌克林。</text:p>
      <text:p text:style-name="P4">
图片: ['<text:a xlink:type="simple" xlink:href="https://static.ukrinform.com/photos/2023_07/thumb_files/630_360_1688736247-663.jpg" text:style-name="Internet_20_link" text:visited-style-name="Visited_20_Internet_20_Link">
630_360_16887...</text:a>
', '<text:a xlink:type="simple" xlink:href="https://static.ukrinform.com/photos/2023_07/1688736706-126.jpg" text:style-name="Internet_20_link" text:visited-style-name="Visited_20_Internet_20_Link">
1688736706-12...</text:a>
', '<text:a xlink:type="simple" xlink:href="https://static.ukrinform.com/photos/2023_07/1688736671-981.jpg" text:style-name="Internet_20_link" text:visited-style-name="Visited_20_Internet_20_Link">
1688736671-98...</text:a>
', '<text:a xlink:type="simple" xlink:href="https://static.ukrinform.com/photos/2023_07/1688736798-420.jpg" text:style-name="Internet_20_link" text:visited-style-name="Visited_20_Internet_20_Link">
1688736798-42...</text:a>
']</text:p>
      <text:p text:style-name="P4">
标签: ['Діаспора', 'Гімн', 'Концерт', 'Культура', 'Латвія']</text:p>
      <text:p text:style-name="P4">
类型: Article</text:p>
      <!--METADATA-->
      <text:p text:style-name="P4">
<draw:frame draw:style-name="fr1" draw:name="Image89" text:anchor-type="as-char" svg:width="6.9236in" svg:height="3.956343in" draw:z-index="0">
<draw:image xlink:href="../Images/yкринформ/2023-07-07T16-26-00-03-00/630_360_1688736247-663.jpg" xlink:type="simple" xlink:show="embed" xlink:actuate="onLoad" draw:mime-type="image/jpeg"/>
</draw:frame>
历史上第一次没有演奏拉脱维亚歌曲，这是XXVII全拉特维亚歌曲节日的眼镜。 它成为乌克兰的国歌。</text:p>
      <text:p text:style-name="P4">
这是乌克利福通讯员的报道。</text:p>
      <text:p text:style-name="P4">
在此历史事件之前进行了生动的讨论。 决定表演乌克兰歌曲后，讨论了该选择。 有一个提议以“哦，Uluga Red Viburnum”的非正式国歌来接受非正式的国歌。 但是结果，选择了乌克兰国歌。</text:p>
      <text:p text:style-name="P4">
<draw:frame draw:style-name="fr1" draw:name="Image90" text:anchor-type="as-char" svg:width="6.9236in" svg:height="3.846444in" draw:z-index="0">
<draw:image xlink:href="../Images/yкринформ/2023-07-07T16-26-00-03-00/1688736706-126.jpg" xlink:type="simple" xlink:show="embed" xlink:actuate="onLoad" draw:mime-type="image/jpeg"/>
</draw:frame>
为了对乌克兰及其人民的荣誉标志，它被包括在合唱音乐会3.5小时的“ Tities”盛大计划中。 dziesmasceļš / niva。 这首歌的道路。“表演发生了两次 - 星期三晚上(彩排)和第四(电视和广播音乐会). У виконанні Гімну Львівськійнаціональній академічній хоровій капелі «Дударик», яка стояла на авансцені,допомагали латиські хори, близько 14 тис. співаків. Акомпанував оркестрЗемессардзе (拉脱维亚的志愿者国民警卫队). Паралельно відбувавсясурдопереклад тексту.</text:p>
      <text:p text:style-name="P4">
Хорова капела «Дударик» стала єдиним нелатиським колективом запрошеним наВселатвійські XXVII Свято пісні та XVII Свято танцю. «Дударик» також береучасть у програмах на різних концертних майданчиках, зведених до Свята в Ризі.</text:p>
      <text:p text:style-name="P4">
Раніше, 4 липня, на сцені Ризького драматичного театру ім. М.Чехова пройшов2,5-годинний концерт національних меншин Латвії «Saules dziesmu audeklā / Вполотні сонячної пісні». На ньому серед інших була представлена й українськадіаспора. Вокальний ансамбль «Водограй» з Резекне виконав пісню «Несе Галяводу», а співачка Лієне Пустова сольно заспівала «Ой, Василю, Василечку» танародний псалом-пісню «Помишляйте, человєці».</text:p>
      <text:p text:style-name="P4">
<draw:frame draw:style-name="fr1" draw:name="Image91" text:anchor-type="as-char" svg:width="6.9236in" svg:height="5.243986in" draw:z-index="0">
<draw:image xlink:href="../Images/yкринформ/2023-07-07T16-26-00-03-00/1688736671-981.jpg" xlink:type="simple" xlink:show="embed" xlink:actuate="onLoad" draw:mime-type="image/jpeg"/>
</draw:frame>
所有-Latvian XXVII歌曲节日和XVII舞蹈节日将持续到周日。在表演的几十个节日活动中，舞蹈节目“ Eternal Engine”(7月8日，道高体育场)假期的最后一场音乐会是整个乐团，合唱团，舞者“一起”(7月9日，伟大的Varradama-Park).</text:p>
      <text:p text:style-name="P4">
Вселатвійське свято пісні та танцю проводиться раз на п’ять років. ВпершеСвято пісні відбулося 150 років тому, в 1873-му. З 1948 року сполучено з нимпочали також проводити Свято танцю.</text:p>
      <text:p text:style-name="P4">
<draw:frame draw:style-name="fr1" draw:name="Image92" text:anchor-type="as-char" svg:width="6.9236in" svg:height="5.1927in" draw:z-index="0">
<draw:image xlink:href="../Images/yкринформ/2023-07-07T16-26-00-03-00/1688736798-420.jpg" xlink:type="simple" xlink:show="embed" xlink:actuate="onLoad" draw:mime-type="image/jpeg"/>
</draw:frame>
正如乌克林福姆报道的，在拉脱维亚首都<text:a xlink:type="simple" xlink:href="https://www.ukrinform.ua/rubric-diaspora/3721798-na-osokinskomu-festivali-svobodi-u-rizi-dla-ukraini-zibrali-10-tis-evro-dopomogi.html" text:style-name="Internet_20_link" text:visited-style-name="Visited_20_Internet_20_Link">
发生</text:a>
IV Osokinsky Freedom Festival，已为乌克兰收集了约10,000欧元。</text:p>
      <text:p text:style-name="P4">
<text:span text:style-name="T5">
foto：oleg kudrin</text:span>
</text:p>
      <text:p text:style-name="P4">
News Source: <text:a xlink:type="simple" xlink:href="https://www.ukrinform.ua/rubric-diaspora/3732824-na-svati-pisni-v-rizi-vperse-v-150ricnij-istorii-vikonali-nelatiskij-tvir-gimn-ukraini.html" text:style-name="Internet_20_link" text:visited-style-name="Visited_20_Internet_20_Link">
https://www.ukrinform.ua/rubric-diaspora/3732824-na-svati-pisni-v-rizi-vperse-v-150ricnij-istorii-vikonali-nelatiskij-tvir-gimn-ukraini.html</text:a>
</text:p>
      <!--NEWS-->
      <text:h text:style-name="P10" text:outline-level="1">
<text:span text:style-name="T4">
在苏米未完成的情况下，警察寻求吸毒者，发现一个新月强奸了侄女</text:span>
</text:h>
      <text:p text:style-name="P4">
作者: Ukrinform (Person)</text:p>
      <text:p text:style-name="P4">
出版商: Укринформ (Organization)</text:p>
      <text:p text:style-name="P4">
出版时间: 2023-07-07T16:26:31+03:00</text:p>
      <text:p text:style-name="P4">
修改时间: 2023-07-07T16:26:31+03:00</text:p>
      <text:p text:style-name="P4">
描述: 在苏米（Sumy），警察拘留了一个新月，后者在未完成的未完成的犯下的性暴力中，对自己的六年侄女。  - 乌克林。</text:p>
      <text:p text:style-name="P4">
图片: ['<text:a xlink:type="simple" xlink:href="https://static.ukrinform.com/photos/2023_07/thumb_files/630_360_1688736087-743.png" text:style-name="Internet_20_link" text:visited-style-name="Visited_20_Internet_20_Link">
630_360_16887...</text:a>
']</text:p>
      <text:p text:style-name="P4">
标签: ['Поліція', 'Суми', 'Згвалтування', 'Сексуальне насильство']</text:p>
      <text:p text:style-name="P4">
类型: Article</text:p>
      <!--METADATA-->
      <text:p text:style-name="P4">
<draw:frame draw:style-name="fr1" draw:name="Image93" text:anchor-type="as-char" svg:width="6.9236in" svg:height="3.956343in" draw:z-index="0">
<draw:image xlink:href="../Images/yкринформ/2023-07-07T16-26-31-03-00/630_360_1688736087-743.png" xlink:type="simple" xlink:show="embed" xlink:actuate="onLoad" draw:mime-type="image/png"/>
</draw:frame>
在Sumilcei中，新月拘留了新月，在被废弃的未完成的情况下，他自己的六年侄女在性爱中看到了新月。</text:p>
      <text:p text:style-name="P4">
新闻服务公司[检察长办公室]报道了这一点，](http://www.gp.gov.ua/ua/posts/vcinyav-seksualne-nasilstvo-shhodo-6-ricnoyi-pleminnici-u-sumax-pravooxoronci-zatrimali-molodika)他报告了乌克林福姆。</text:p>
      <text:p text:style-name="P4">
</text:p>
      <text:p text:style-name="P4">
根据调查，犯罪嫌疑人建议他的侄女出去。 在途中，他拿到了未完成的事物，在那里他犯了一个关于女孩的性格。</text:p>
      <text:p text:style-name="P4">
<text:span text:style-name="T4">
另请阅读：</text:span>
 <text:a xlink:type="simple" xlink:href="https://www.ukrinform.ua/rubric-regions/3688585-zgvaltuvanna-14ricnoi-divcini-na-zakarpatti-prokuratura-oskarzila-virok-sudu.html" text:style-name="Internet_20_link" text:visited-style-name="Visited_20_Internet_20_Link">
强奸一名14岁的女孩在Transcarpathia：法院的检察官支持判决</text:a>
“<text:a xlink:type="simple" xlink:href="https://www.ukrinform.ua/tag-policia" text:style-name="Internet_20_link" text:visited-style-name="Visited_20_Internet_20_Link">
警察</text:a>
他们在预防药物预防措施期间发现了新月。 在检查未完成的多层建筑物时，他们上升到三楼，他们看到了它是如何对小女孩采取性质的暴力行动。”该消息写道。</text:p>
      <text:p text:style-name="P4">
新月被拘留了，他被告知涉嫌对一个与身体渗透无关的6岁女孩造成性暴力(艺术的第4部分。 乌克兰刑法153)，在OGP中注明。</text:p>
      <text:p text:style-name="P4">
<text:span text:style-name="T4">
另请阅读：</text:span>
 <text:a xlink:type="simple" xlink:href="https://www.ukrinform.ua/rubric-regions/3711861-na-kiivsini-zatrimali-patoh-osib-za-znusanna-ta-seksualne-nasilstvo-nad-11ricnou-divcinkou.html" text:style-name="Internet_20_link" text:visited-style-name="Visited_20_Internet_20_Link">
在基辅地区，拘留了五个人欺凌和<text:span text:style-name="T4">
性</text:span>
 <text:span text:style-name="T4">
 </text:span>
 <text:span text:style-name="T4">
暴力</text:span>
一名11岁女孩的暴力</text:a>
以拘留形式选举犯罪嫌疑人的问题正在解决。</text:p>
      <text:p text:style-name="P4">
News Source: <text:a xlink:type="simple" xlink:href="https://www.ukrinform.ua/rubric-regions/3732826-u-sumskij-nedobudovi-policia-sukala-narkomaniv-a-znajsli-molodika-akij-gvaltuvav-pleminnicu.html" text:style-name="Internet_20_link" text:visited-style-name="Visited_20_Internet_20_Link">
https://www.ukrinform.ua/rubric-regions/3732826-u-sumskij-nedobudovi-policia-sukala-narkomaniv-a-znajsli-molodika-akij-gvaltuvav-pleminnicu.html</text:a>
</text:p>
      <!--NEWS-->
      <text:h text:style-name="P10" text:outline-level="1">
<text:span text:style-name="T4">
在基辅</text:span>
</text:h>
      <text:p text:style-name="P4">
作者: Ukrinform (Person)</text:p>
      <text:p text:style-name="P4">
出版商: Укринформ (Organization)</text:p>
      <text:p text:style-name="P4">
出版时间: 2023-07-07T16:30:48+03:00</text:p>
      <text:p text:style-name="P4">
修改时间: 2023-07-07T16:30:48+03:00</text:p>
      <text:p text:style-name="P4">
描述: 在基辅，每个人都接受了一个免费的免费培训，以准备国家抵抗。  - 乌克林。</text:p>
      <text:p text:style-name="P4">
图片: ['<text:a xlink:type="simple" xlink:href="https://static.ukrinform.com/photos/2023_07/thumb_files/630_360_1688736587-843.jpg" text:style-name="Internet_20_link" text:visited-style-name="Visited_20_Internet_20_Link">
630_360_16887...</text:a>
']</text:p>
      <text:p text:style-name="P4">
标签: ['КМДА', 'Радіація', 'Зброя', 'Київ', 'Національний спротив', 'Війна з Росією']</text:p>
      <text:p text:style-name="P4">
类型: Article</text:p>
      <!--METADATA-->
      <text:p text:style-name="P4">
<draw:frame draw:style-name="fr1" draw:name="Image96" text:anchor-type="as-char" svg:width="6.9236in" svg:height="3.956343in" draw:z-index="0">
<draw:image xlink:href="../Images/yкринформ/2023-07-07T16-30-48-03-00/630_360_1688736587-843.jpg" xlink:type="simple" xlink:show="embed" xlink:actuate="onLoad" draw:mime-type="image/jpeg"/>
</draw:frame>
在基辅，所有想准备捐赠抵抗力的人都记录在一日游培训中。</text:p>
      <text:p text:style-name="P4">
正如乌克林福姆报道的那样，它报告了<text:a xlink:type="simple" xlink:href="https://kyivcity.gov.ua/news/u_kiyevi_rozpochali_zapis_tsivilnogo_naselennya_na_prokhodzhennya_odnodennikh_navchan_iz_pidgotovki_do_natsionalnogo_sprotivu/" text:style-name="Internet_20_link" text:visited-style-name="Visited_20_Internet_20_Link">
KSCA</text:a>
<text:a xlink:type="simple" xlink:href="https://kyivcity.gov.ua/news/u_kiyevi_rozpochali_zapis_tsivilnogo_naselennya_na_prokhodzhennya_odnodennikh_navchan_iz_pidgotovki_do_natsionalnogo_sprotivu/" text:style-name="Internet_20_link" text:visited-style-name="Visited_20_Internet_20_Link">
 .</text:a>
将在形成的培训小组中为平民的六个小时的课程进行：矿山爆炸安全的基础：爆炸物的行为规则； 步枪准备：如何用热情的[武器]表现(https://www.ukrinform.ua/tag-zbroa); 防止武器：辐射和化学污染的作用。</text:p>
      <text:p text:style-name="P4">
KSCA市政安全部门的员工将接受足够的培训，他们将接受培训。</text:p>
      <text:p text:style-name="P4">
为了方便学习，将在工作和周末进行。</text:p>
      <text:p text:style-name="P4">
<text:span text:style-name="T4">
另请阅读：</text:span>
 <text:a xlink:type="simple" xlink:href="https://www.ukrinform.ua/rubric-society/3731828-akso-radiacijna-avaria-zastala-vas-na-vulici-rekomendacii-moz.html" text:style-name="Internet_20_link" text:visited-style-name="Visited_20_Internet_20_Link">
如果<text:span text:style-name="T4">
辐射</text:span>
事故在街上抓住了您 -  MOH建议</text:a>
那些想接受国家抵抗培训的人应通过注册[表]完成(https://docs.google.com/forms/d/e/1FAIpQLSepwTxXOfC9eICIBgZrnh9TCg05TwxbJwN30-An2pitlj1iOQ/viewform).</text:p>
      <text:p text:style-name="P4">
Місце проведення навчання буде повідомлено кожному учаснику особисто.</text:p>
      <text:p text:style-name="P4">
«Чим більше людей пройде хоча б початкову, базову підготовку щодо дій в умовахвоєнної агресії, то більш стійкими та обізнаними вони ставатимуть, і меншесеред нас буде втрат. Бо підготовлений – значить захищений», – зазначивзаступник директора департаменту муніципальної безпеки КМДА Михайло Щербіна.</text:p>
      <text:p text:style-name="P4">
Як повідомляв Укрінформ, у Київі пройшли штабні тренування з органамиуправління і силами цивільного захисту територіальної підсистеми міста,пов'язані з можливим забрудненням території радіоактивними матеріалами.</text:p>
      <text:p text:style-name="P4">
<text:span text:style-name="T5">
Фото: соцмережі</text:span>
</text:p>
      <text:p text:style-name="P4">
News Source: <text:a xlink:type="simple" xlink:href="https://www.ukrinform.ua/rubric-kyiv/3732829-u-kievi-zapisuut-ohocih-na-navcanna-z-pidgotovki-do-nacionalnogo-sprotivu.html" text:style-name="Internet_20_link" text:visited-style-name="Visited_20_Internet_20_Link">
https://www.ukrinform.ua/rubric-kyiv/3732829-u-kievi-zapisuut-ohocih-na-navcanna-z-pidgotovki-do-nacionalnogo-sprotivu.html</text:a>
</text:p>
      <!--NEWS-->
      <text:h text:style-name="P10" text:outline-level="1">
<text:span text:style-name="T4">
Dnipro地区政府解释了为什么他们在购买鼓时仍有丑闻</text:span>
</text:h>
      <text:p text:style-name="P4">
作者: Ukrinform (Person)</text:p>
      <text:p text:style-name="P4">
出版商: Укринформ (Organization)</text:p>
      <text:p text:style-name="P4">
出版时间: 2023-07-07T16:34:00+03:00</text:p>
      <text:p text:style-name="P4">
修改时间: 2023-07-07T16:34:00+03:00</text:p>
      <text:p text:style-name="P4">
描述: 帕维尔·巴比（Pavel Babiy）继续担任基夫·德尼普罗夫斯基地区州政府副负责人，因为他没有被释放，而是源于RSA负责人的职责。  - 乌克林。</text:p>
      <text:p text:style-name="P4">
图片: ['<text:a xlink:type="simple" xlink:href="https://static.ukrinform.com/photos/2023_06/thumb_files/630_360_1686819199-723.jpg" text:style-name="Internet_20_link" text:visited-style-name="Visited_20_Internet_20_Link">
630_360_16868...</text:a>
']</text:p>
      <text:p text:style-name="P4">
标签: ['Держзакупівлі', 'Київ', 'Укриття']</text:p>
      <text:p text:style-name="P4">
类型: Article</text:p>
      <!--METADATA-->
      <text:p text:style-name="P4">
<draw:frame draw:style-name="fr1" draw:name="Image97" text:anchor-type="as-char" svg:width="6.9236in" svg:height="3.956343in" draw:z-index="0">
<draw:image xlink:href="../Images/yкринформ/2023-07-07T16-34-00-03-00/630_360_1686819199-723.jpg" xlink:type="simple" xlink:show="embed" xlink:actuate="onLoad" draw:mime-type="image/jpeg"/>
</draw:frame>
Pavlobabiy继续担任基夫市DNIEPER地区政府副主席，因为他没有被释放，而是释放了RSA负责人的职责。</text:p>
      <text:p text:style-name="P4">
巴比解雇后返回上一个职位 - 副主席，普罗特斯(Protess)告知德尼普罗夫斯克(Dniprovsk)地区政府，以响应乌克林福姆的信息。</text:p>
      <text:p text:style-name="P4">
“ Babiy Pavlo Nikolaevich担任该市Dniep​​er District副主席<text:a xlink:type="simple" xlink:href="https://www.ukrinform.ua/tag-kiiv" text:style-name="Internet_20_link" text:visited-style-name="Visited_20_Internet_20_Link">
Kyiv</text:a>
该请求写道。</text:p>
      <text:p text:style-name="P4">
值得注意的是，按照乌克兰总统的日期为27.01.2022 No14/2022-RP“临时履行了基伊夫维斯派政府市Dniprovsky地区负责人的临时职责”，Babi被临时分配给该市。主席的义务。</text:p>
      <text:p text:style-name="P4">
<text:span text:style-name="T4">
另请阅读：</text:span>
 <text:a xlink:type="simple" xlink:href="https://www.ukrinform.ua/rubric-kyiv/3723743-dniprovska-rda-dostrokovo-rozirvala-dogovir-na-pridbanna-barabaniv-dla-ukrittiv.html" text:style-name="Internet_20_link" text:visited-style-name="Visited_20_Internet_20_Link">
dniprovskaya rda提前购买<text:span text:style-name="T4">
鼓</text:span>
用于庇护所</text:a>
并按照30.06.2023 No117/2023-RP的命令“驳回了基辅社会管理局的Dniprovsky地区负责人的释放，Babia被解雇了Dniprovsky地区地区政府负责人。</text:p>
      <text:p text:style-name="P4">
<text:span text:style-name="T4">
另请阅读：</text:span>
 <text:a xlink:type="simple" xlink:href="https://www.ukrinform.ua/rubric-society/3723171-socmerezi-pro-skandalni-zakupivli-dla-ukrittiv-barabani-bez-gorniv-grosi-na-viter.html" text:style-name="Internet_20_link" text:visited-style-name="Visited_20_Internet_20_Link">
关于避难所的丑闻购买的社交网络：Drumibez <text:span text:style-name="T4">
 Gornov </text:span>
 \  - 赚钱的钱</text:a>
据乌克林福姆(Ukrinform)报道，在基辅，据称是为了庇护游客的需求，他们购买了近90万UAH和电动煎锅的鼓，以60万-70万美元的价格购买了鼓。 每单位。 相关信息已发布[有关国家处理器的公共流程。 这是给出的(https://prozorro.gov.ua/tender/UA-2023-04-20-004546-a)</text:p>
      <text:p text:style-name="P4">
News Source: <text:a xlink:type="simple" xlink:href="https://www.ukrinform.ua/rubric-kyiv/3732832-zakupivla-barabaniv-u-dniprovskij-rda-poasnili-comu-zvilnenij-cinovnik-znovu-u-nih-pracue.html" text:style-name="Internet_20_link" text:visited-style-name="Visited_20_Internet_20_Link">
https://www.ukrinform.ua/rubric-kyiv/3732832-zakupivla-barabaniv-u-dniprovskij-rda-poasnili-comu-zvilnenij-cinovnik-znovu-u-nih-pracue.html</text:a>
</text:p>
      <!--NEWS-->
      <text:h text:style-name="P10" text:outline-level="1">
<text:span text:style-name="T4">
德国将另一个军事援助方案交给了乌克兰</text:span>
</text:h>
      <text:p text:style-name="P4">
作者: Ukrinform (Person)</text:p>
      <text:p text:style-name="P4">
出版商: Укринформ (Organization)</text:p>
      <text:p text:style-name="P4">
出版时间: 2023-07-07T16:36:00+03:00</text:p>
      <text:p text:style-name="P4">
修改时间: 2023-07-07T16:36:00+03:00</text:p>
      <text:p text:style-name="P4">
描述: 德国传输到乌克兰的新软件包展示了工程技术和反didrons。  - 乌克林。</text:p>
      <text:p text:style-name="P4">
图片: ['<text:a xlink:type="simple" xlink:href="https://static.ukrinform.com/photos/2023_07/thumb_files/630_360_1688737002-452.jpg" text:style-name="Internet_20_link" text:visited-style-name="Visited_20_Internet_20_Link">
630_360_16887...</text:a>
']</text:p>
      <text:p text:style-name="P4">
标签: ['Німеччина', 'Україна', 'допомога']</text:p>
      <text:p text:style-name="P4">
类型: Article</text:p>
      <!--METADATA-->
      <text:p text:style-name="P4">
<draw:frame draw:style-name="fr1" draw:name="Image98" text:anchor-type="as-char" svg:width="6.9236in" svg:height="3.956343in" draw:z-index="0">
<draw:image xlink:href="../Images/yкринформ/2023-07-07T16-36-00-03-00/630_360_1688737002-452.jpg" xlink:type="simple" xlink:show="embed" xlink:actuate="onLoad" draw:mime-type="image/jpeg"/>
</draw:frame>
德国传输到乌克兰的新包装显示了工程技术和反阵容。</text:p>
      <text:p text:style-name="P4">
根据乌克林福姆的说法，这是从德国政府网站上的更新列表中进行的。</text:p>
      <text:p text:style-name="P4">
特别是，一座桥梁的桥梁(最早被转移了三个)，同一家公司的一个装甲桥(通常，乌克兰现在有九个); 一辆工程装甲车(除了四个先前传输); 六个大型货物半货(现在他们分别是25和23).</text:p>
      <text:p text:style-name="P4">
Також Україна отримала три «глушилки» (七个以前已交付); 二十二个人防止无人机和障碍。</text:p>
      <text:p text:style-name="P4">
<text:span text:style-name="T4">
另请阅读：</text:span>
 <text:a xlink:type="simple" xlink:href="https://www.ukrinform.ua/rubric-ato/3732660-novij-paket-vijskovoi-dopomogi-ssa-dla-ukraini-stanovitime-blizko-800-miljoniv-ap.html" text:style-name="Internet_20_link" text:visited-style-name="Visited_20_Internet_20_Link">
新军事套餐<text:span text:style-name="T4">
援助</text:span>
美国为乌克兰建立约8亿美元 - 美联社</text:a>
<text:a xlink:type="simple" xlink:href="https://www.ukrinform.ua/tag-nimeccina" text:style-name="Internet_20_link" text:visited-style-name="Visited_20_Internet_20_Link">
德国</text:a>
他是仅次于美国的乌克兰军事援助的第二个合伙人。</text:p>
      <text:p text:style-name="P4">
<text:span text:style-name="T5">
foto：wikipedia</text:span>
</text:p>
      <text:p text:style-name="P4">
News Source: <text:a xlink:type="simple" xlink:href="https://www.ukrinform.ua/rubric-ato/3732836-nimeccina-peredala-cergovij-paket-vijskovoi-dopomogi-ukraini.html" text:style-name="Internet_20_link" text:visited-style-name="Visited_20_Internet_20_Link">
https://www.ukrinform.ua/rubric-ato/3732836-nimeccina-peredala-cergovij-paket-vijskovoi-dopomogi-ukraini.html</text:a>
</text:p>
      <!--NEWS-->
      <text:h text:style-name="P10" text:outline-level="1">
<text:span text:style-name="T4">
媒体：皇家马德里同意与MBAPPE的五年合同</text:span>
</text:h>
      <text:p text:style-name="P4">
作者: Ukrinform (Person)</text:p>
      <text:p text:style-name="P4">
出版商: Укринформ (Organization)</text:p>
      <text:p text:style-name="P4">
出版时间: 2023-07-07T16:36:35+03:00</text:p>
      <text:p text:style-name="P4">
修改时间: 2023-07-07T16:36:35+03:00</text:p>
      <text:p text:style-name="P4">
描述: 它将是10亿欧元。  - 乌克林。</text:p>
      <text:p text:style-name="P4">
图片: ['<text:a xlink:type="simple" xlink:href="https://static.ukrinform.com/photos/2023_07/thumb_files/630_360_1688736884-785.jpg" text:style-name="Internet_20_link" text:visited-style-name="Visited_20_Internet_20_Link">
630_360_16887...</text:a>
']</text:p>
      <text:p text:style-name="P4">
标签: ['Футбол', 'Реал Мадрид']</text:p>
      <text:p text:style-name="P4">
类型: Article</text:p>
      <!--METADATA-->
      <text:p text:style-name="P4">
<draw:frame draw:style-name="fr1" draw:name="Image99" text:anchor-type="as-char" svg:width="6.9236in" svg:height="3.956343in" draw:z-index="0">
<draw:image xlink:href="../Images/yкринформ/2023-07-07T16-36-35-03-00/630_360_1688736884-785.jpg" xlink:type="simple" xlink:show="embed" xlink:actuate="onLoad" draw:mime-type="image/jpeg"/>
</draw:frame>
它将是10亿欧元。</text:p>
      <text:p text:style-name="P4">
“ Real”同意与PSG Forward Kilianmmbappe的合同个人条款。(https://cadenaser.com/nacional/2023/07/06/el-plan-ideal-del-real-madrid-para-la-operacion-mbappe-cadena-ser/)Cadena Ser，据报道乌克林福姆。</text:p>
      <text:p text:style-name="P4">
马德里俱乐部和球员同意五年合同，年薪为5000万欧元。 克劳苏拉攻击者将为10亿欧元。 过渡决定的关键可能是7月10日和26日。</text:p>
      <text:p text:style-name="P4">
在这种情况下，在Mbappe Summer过渡的情况下，合同条款将保持不变巴黎人。</text:p>
      <text:p text:style-name="P4">
<text:span text:style-name="T4">
另请阅读：</text:span>
 <text:a xlink:type="simple" xlink:href="https://www.ukrinform.ua/rubric-sports/3722308-kilian-mbappe-virisiv-ne-prodovzuvati-kontrakt-iz-psz.html" text:style-name="Internet_20_link" text:visited-style-name="Visited_20_Internet_20_Link">
Kilian <text:span text:style-name="T4">
 Mbappe </text:span>
决定不继续与PSG合同</text:a>
据乌克林福姆报道，Mbappe代表2017年季节的PSG。 这位足球运动员的球队成为法国冠军，法国杯的冠军，是法国联赛杯的两倍，以及法国超级杯的三本书。</text:p>
      <text:p text:style-name="P4">
照片：盖蒂图像</text:p>
      <text:p text:style-name="P4">
News Source: <text:a xlink:type="simple" xlink:href="https://www.ukrinform.ua/rubric-sports/3732834-zmi-real-pogodiv-patiricnij-kontrakt-iz-mbappe.html" text:style-name="Internet_20_link" text:visited-style-name="Visited_20_Internet_20_Link">
https://www.ukrinform.ua/rubric-sports/3732834-zmi-real-pogodiv-patiricnij-kontrakt-iz-mbappe.html</text:a>
</text:p>
      <!--NEWS-->
      <text:h text:style-name="P10" text:outline-level="1">
<text:span text:style-name="T4">
Yermak关于与俄罗斯联合会进行谈判的可能性：调解时间已过期</text:span>
</text:h>
      <text:p text:style-name="P4">
作者: Ukrinform (Person)</text:p>
      <text:p text:style-name="P4">
出版商: Укринформ (Organization)</text:p>
      <text:p text:style-name="P4">
出版时间: 2023-07-07T16:41:00+03:00</text:p>
      <text:p text:style-name="P4">
修改时间: 2023-07-07T16:41:00+03:00</text:p>
      <text:p text:style-name="P4">
描述: 是时候与俄罗斯联邦进行调解已经到期了，现在这是乌克兰和平公式的另一种选择。  - 乌克林。</text:p>
      <text:p text:style-name="P4">
图片: ['<text:a xlink:type="simple" xlink:href="https://static.ukrinform.com/photos/2023_06/thumb_files/630_360_1687457216-618.jpeg" text:style-name="Internet_20_link" text:visited-style-name="Visited_20_Internet_20_Link">
630_360_16874...</text:a>
']</text:p>
      <text:p text:style-name="P4">
标签: ['Єрмак']</text:p>
      <text:p text:style-name="P4">
类型: Article</text:p>
      <!--METADATA-->
      <text:p text:style-name="P4">
<draw:frame draw:style-name="fr1" draw:name="Image100" text:anchor-type="as-char" svg:width="6.9236in" svg:height="3.956343in" draw:z-index="0">
<draw:image xlink:href="../Images/yкринформ/2023-07-07T16-41-00-03-00/630_360_1687457216-618.jpeg" xlink:type="simple" xlink:show="embed" xlink:actuate="onLoad" draw:mime-type="image/jpeg"/>
</draw:frame>
是时候与俄罗斯联邦招募已经到期了，现在它是乌克兰和平公式的替代方法。</text:p>
      <text:p text:style-name="P4">
总统主管Andriy Ermak在[接受捷克拉迪奥的访谈]中说(http://www.president.gov.ua/news/chehiya-ta-cheskij-narod-ne-prosto-partneri-spravzhni-druzi-84153)，报道乌克林福姆。</text:p>
      <text:p text:style-name="P4">
“自2018年以来，乌克兰已就俄罗斯和平进行了180多轮谈判，尤其是在诺曼的格式中。 其中一些持续了12个小时以上。 今天，我们得出了一个明确的结论：调解时间已经下降。Zelensky Formular总统提出了以下程序，他向G19国家的领导人介绍了这一过程。” OP负责人说。</text:p>
      <text:p text:style-name="P4">
据他说，与这些国家的代表以及哥本哈根全球南方国家的成功和建设性磋商证实了对实施乌克兰和平公式的兴趣。</text:p>
      <text:p text:style-name="P4">
他补充说：“我们准备倾听分别和领土完整的人的任何建议。”</text:p>
      <text:p text:style-name="P4">
<text:span text:style-name="T4">
另请阅读：</text:span>
 <text:a xlink:type="simple" xlink:href="https://www.ukrinform.ua/rubric-world/3732798-u-bilomu-domi-prokomentuvali-peregovori-ekscinovnikiv-ssa-z-rosieu-pro-ukrainu.html" text:style-name="Internet_20_link" text:visited-style-name="Visited_20_Internet_20_Link">
在白宫评论<text:span text:style-name="T4">
谈判</text:span>
与俄罗斯关于乌克兰的出口</text:a>
据报道，沃迪米尔Zelenskyy总统此前曾表示，任何对领导力的监督<text:a xlink:type="simple" xlink:href="https://www.ukrinform.ua/tag-rosia" text:style-name="Internet_20_link" text:visited-style-name="Visited_20_Internet_20_Link">
俄罗斯</text:a>
它认为如何积累力量并扩大侵略性，因此，只要俄罗斯入侵者将在乌克兰土地上，外交邪恶是不可能的。</text:p>
      <text:p text:style-name="P4">
_foto：op _</text:p>
      <text:p text:style-name="P4">
News Source: <text:a xlink:type="simple" xlink:href="https://www.ukrinform.ua/rubric-polytics/3732831-ermak-sodo-mozlivosti-peregovoriv-z-rf-cas-na-mediaciu-spliv.html" text:style-name="Internet_20_link" text:visited-style-name="Visited_20_Internet_20_Link">
https://www.ukrinform.ua/rubric-polytics/3732831-ermak-sodo-mozlivosti-peregovoriv-z-rf-cas-na-mediaciu-spliv.html</text:a>
</text:p>
      <!--NEWS-->
      <text:h text:style-name="P10" text:outline-level="1">
<text:span text:style-name="T4">
杜达：乌克兰的成员将增强北约的军事力量</text:span>
</text:h>
      <text:p text:style-name="P4">
作者: Ukrinform (Person)</text:p>
      <text:p text:style-name="P4">
出版商: Укринформ (Organization)</text:p>
      <text:p text:style-name="P4">
出版时间: 2023-07-07T16:42:00+03:00</text:p>
      <text:p text:style-name="P4">
修改时间: 2023-07-07T16:42:00+03:00</text:p>
      <text:p text:style-name="P4">
描述: 乌克兰在北大西洋联盟的会员资格将在军事计划中加强北约。 乌克兰应尽快成为联盟的成员。  - 乌克林。</text:p>
      <text:p text:style-name="P4">
图片: ['<text:a xlink:type="simple" xlink:href="https://static.ukrinform.com/photos/2023_02/thumb_files/630_360_1676649938-193.jpg" text:style-name="Internet_20_link" text:visited-style-name="Visited_20_Internet_20_Link">
630_360_16766...</text:a>
']</text:p>
      <text:p text:style-name="P4">
标签: ['Дуда', 'Польща', 'Саміт НАТО', 'Україна']</text:p>
      <text:p text:style-name="P4">
类型: Article</text:p>
      <!--METADATA-->
      <text:p text:style-name="P4">
<draw:frame draw:style-name="fr1" draw:name="Image101" text:anchor-type="as-char" svg:width="6.9236in" svg:height="3.956343in" draw:z-index="0">
<draw:image xlink:href="../Images/yкринформ/2023-07-07T16-42-00-03-00/630_360_1676649938-193.jpg" xlink:type="simple" xlink:show="embed" xlink:actuate="onLoad" draw:mime-type="image/jpeg"/>
</draw:frame>
乌克兰在北大西洋联盟的会员资格将在军事计划中加强北约。乌克兰应尽快成为联盟的成员。</text:p>
      <text:p text:style-name="P4">
乌克林福姆(Ukrinform)总统安德鲁·杜达(Andrzej Duda)说，波兰·安德烈·杜达(Poland Andrzej Duda)总统周五在与立陶宛立陶宛立陶宛立陶宛克拉佩达(Lithuanas Lithuanian Klaipeda)的联合新闻发布会上指出。</text:p>
      <text:p text:style-name="P4">
他表示希望，在维尔纽斯举行的北约峰会上，将采用对乌克兰的进一步支持，乌克兰抵消了俄罗斯侵略。</text:p>
      <text:p text:style-name="P4">
“在第一步中，乌克兰很快就会尽快希望，加入了北约，成为拥有所有权利，保证以及由联盟的会员资格产生的正式会员，”  -  [Duda]说。(https://www.ukrinform.ua/tag-duda)。</text:p>
      <text:p text:style-name="P4">
他强调，将成为北约军事部队的乌克兰军队从军事角度来加强联盟。”</text:p>
      <text:p text:style-name="P4">
<text:span text:style-name="T4">
另请阅读：</text:span>
 [立陶宛，波兰和拉脱维亚警告北约有关威胁(https://www.ukrinform.ua/rubric-world/3732711-litva-polsa-j-latvia-poperedili-nato-pro-zagrozu-z-bilorusi-napisali-list-stoltenbergu.html)众所周知，北约峰会将于7月11日至12日举行。</text:p>
      <text:p text:style-name="P4">
北约秘书长<text:a xlink:type="simple" xlink:href="https://www.ukrinform.ua/rubric-polytics/3732764-vilnuskij-samit-nablizit-ukrainu-do-nato-ta-zmicnit-ii-stoltenberg.html" text:style-name="Internet_20_link" text:visited-style-name="Visited_20_Internet_20_Link">
Jens Stoltenberg说</text:a>
周五，维尔纽斯的未来自我将加强北约与乌克兰之间的政治关系，还将确认盟国在反俄罗斯侵略斗争中对乌克兰的支持。</text:p>
      <text:p text:style-name="P4">
News Source: <text:a xlink:type="simple" xlink:href="https://www.ukrinform.ua/rubric-world/3732845-duda-clenstvo-ukraini-zmicnit-vijskovu-mogutnist-nato.html" text:style-name="Internet_20_link" text:visited-style-name="Visited_20_Internet_20_Link">
https://www.ukrinform.ua/rubric-world/3732845-duda-clenstvo-ukraini-zmicnit-vijskovu-mogutnist-nato.html</text:a>
</text:p>
      <!--NEWS-->
      <text:h text:style-name="P10" text:outline-level="1">
<text:span text:style-name="T4">
国防军朝着塔夫里亚（Tavriya）的方向移动，俄罗斯人每天失去了近两个嘴巴</text:span>
</text:h>
      <text:p text:style-name="P4">
作者: Ukrinform (Person)</text:p>
      <text:p text:style-name="P4">
出版商: Укринформ (Organization)</text:p>
      <text:p text:style-name="P4">
出版时间: 2023-07-07T16:44:00+03:00</text:p>
      <text:p text:style-name="P4">
修改时间: 2023-07-07T16:44:00+03:00</text:p>
      <text:p text:style-name="P4">
描述: 在乌克兰国防军的塔夫里斯克（Tavriysk）方向上，在前一天的最后一天，有系统地将敌人淘汰了，俄罗斯入侵者损失了近两家公司丧生和受伤。  - 乌克林。</text:p>
      <text:p text:style-name="P4">
图片: ['<text:a xlink:type="simple" xlink:href="https://static.ukrinform.com/photos/2022_10/thumb_files/630_360_1664798009-331.jpg" text:style-name="Internet_20_link" text:visited-style-name="Visited_20_Internet_20_Link">
630_360_16647...</text:a>
']</text:p>
      <text:p text:style-name="P4">
标签: ['ЗСУ', 'Російські військові', 'Війна з Росією']</text:p>
      <text:p text:style-name="P4">
类型: Article</text:p>
      <!--METADATA-->
      <text:p text:style-name="P4">
<draw:frame draw:style-name="fr1" draw:name="Image102" text:anchor-type="as-char" svg:width="6.9236in" svg:height="3.956343in" draw:z-index="0">
<draw:image xlink:href="../Images/yкринформ/2023-07-07T16-44-00-03-00/630_360_1664798009-331.jpg" xlink:type="simple" xlink:show="embed" xlink:actuate="onLoad" draw:mime-type="image/jpeg"/>
</draw:frame>
乌克兰国防军的纳斯塔尔(Nastaurian)方向系统地从阵地中淘汰了敌人，在俄罗斯前入侵者的这一部分的最后一天被近两家公司丢失和受伤。</text:p>
      <text:p text:style-name="P4">
乌克林福姆(Ukrinform(http://t.me/otarnavskiy/152)。</text:p>
      <text:p text:style-name="P4">
据他说，炮兵部队部队<text:a xlink:type="simple" xlink:href="https://www.ukrinform.ua/tag-oborona" text:style-name="Internet_20_link" text:visited-style-name="Visited_20_Internet_20_Link">
防御</text:a>
白天，在塔夫里亚(Tavriya)进行了1247次火灾任务。</text:p>
      <text:p text:style-name="P4">
乌克兰捍卫者在这里总共摧毁了28个俄罗斯军事装备和敌对弹药组成。</text:p>
      <text:p text:style-name="P4">
<text:span text:style-name="T4">
另请阅读：</text:span>
 <text:a xlink:type="simple" xlink:href="https://www.ukrinform.ua/rubric-ato/3732108-sili-oboroni-utrimuut-iniciativu-na-bahmutskomu-napramku-cerevatij.html" text:style-name="Internet_20_link" text:visited-style-name="Visited_20_Internet_20_Link">
国防军在Bakhmutskaya上举行主动权 -  <text:span text:style-name="T4">
 Cherry </text:span>
</text:a>
在入侵者六辆坦克的销毁设备中，五辆战斗装甲车，四把D-30枪，自行炮兵安装2C9“ nona”，Tribest'Orlan-10“ Orlan-10”，自行炮兵安装“ acacia”，复杂的Visual Visual'观察“ Moore -M”，无线电 - 电子站等等。</text:p>
      <text:p text:style-name="P4">
指挥官补充说：“我们继续前进。”</text:p>
      <text:p text:style-name="P4">
<text:span text:style-name="T4">
另请阅读：</text:span>
 <text:a xlink:type="simple" xlink:href="https://www.ukrinform.ua/rubric-ato/3732770-minoboroni-ukotre-zaklikae-telegramkanali-ne-povidomlati-pro-podii-na-fronti-u-rezimi-onlajn.html" text:style-name="Internet_20_link" text:visited-style-name="Visited_20_Internet_20_Link">
国防部再次打电话在电报频道上，不要在线报告事件</text:a>
正如乌克林福姆(Ukrinform(https://www.ukrinform.ua/rubric-ato/3732733-na-bahmutskomu-napramku-zsu-prosunulisa-i-povernuli-ranise-zahopleni-teritorii-sirskij.html) .</text:p>
      <text:p text:style-name="P4">
News Source: <text:a xlink:type="simple" xlink:href="https://www.ukrinform.ua/rubric-ato/3732844-sili-oboroni-prosuvautsa-na-tavrijskomu-napramku-rosiani-za-dobu-vtratili-majze-dvi-roti.html" text:style-name="Internet_20_link" text:visited-style-name="Visited_20_Internet_20_Link">
https://www.ukrinform.ua/rubric-ato/3732844-sili-oboroni-prosuvautsa-na-tavrijskomu-napramku-rosiani-za-dobu-vtratili-majze-dvi-roti.html</text:a>
</text:p>
      <!--NEWS-->
      <text:h text:style-name="P10" text:outline-level="1">
<text:span text:style-name="T4">
美国和中国讨论了全球经济和金融问题</text:span>
</text:h>
      <text:p text:style-name="P4">
作者: Ukrinform (Person)</text:p>
      <text:p text:style-name="P4">
出版商: Укринформ (Organization)</text:p>
      <text:p text:style-name="P4">
出版时间: 2023-07-07T16:50:29+03:00</text:p>
      <text:p text:style-name="P4">
修改时间: 2023-07-07T16:50:29+03:00</text:p>
      <text:p text:style-name="P4">
描述: 美国财政部长珍妮特·埃伦（Janet Ellen）会见了中国总理李的总理，讨论了两国关系中“健康经济竞争”的方法。  - 乌克林。</text:p>
      <text:p text:style-name="P4">
图片: ['<text:a xlink:type="simple" xlink:href="https://static.ukrinform.com/photos/2018_09/thumb_files/630_360_1537627048-1298.gif" text:style-name="Internet_20_link" text:visited-style-name="Visited_20_Internet_20_Link">
630_360_15376...</text:a>
']</text:p>
      <text:p text:style-name="P4">
标签: ['Економіка', 'Китай', 'США']</text:p>
      <text:p text:style-name="P4">
类型: Article</text:p>
      <!--METADATA-->
      <text:p text:style-name="P4">
<draw:frame draw:style-name="fr1" draw:name="Image103" text:anchor-type="as-char" svg:width="6.9236in" svg:height="3.956343in" draw:z-index="0">
<draw:image xlink:href="../Images/yкринформ/2023-07-07T16-50-29-03-00/630_360_1537627048-1298.gif" xlink:type="simple" xlink:show="embed" xlink:actuate="onLoad" draw:mime-type="image/gif"/>
</draw:frame>
美国部长珍妮特·埃伦(Janet Ellen)在访问北京时会见了中国总理李·坦(Lee Tsan)，讨论了两国之间关系中的“健康经济竞争”。</text:p>
      <text:p text:style-name="P4">
乌克林福姆报告说，这在美国财政部的官方声明中表明了这一点，根据结果的结果发表。</text:p>
      <text:p text:style-name="P4">
美国金融部门说：“这次会议是坦率和建设性的，成为了贝登总统指示的当前努力的一部分，以及SI主席在去年11月的会议后加深双向讨论。”</text:p>
      <text:p text:style-name="P4">
值得注意的是，艾伦部长提出了有关的问题。特别是，她讨论了“政府努力与中国进行健康经济竞争的愿望，这将使这两个经济体有益”。</text:p>
      <text:p text:style-name="P4">
此外，艾伦强调了密切传达两个最经济的经济，金融和金融问题的重要性。 在这个数字中，对全球挑战产生了共同的回应，包括在低收入国家和发展中国家的国家中的债务，以及气候变化。</text:p>
      <text:p text:style-name="P4">
<text:span text:style-name="T4">
另请阅读：</text:span>
 <text:a xlink:type="simple" xlink:href="https://www.ukrinform.ua/rubric-economy/3732652-pekin-zaavlae-so-obmezenna-eksportu-galiu-i-germaniu-ne-e-sprobou-tisku-na-akus-krainu.html" text:style-name="Internet_20_link" text:visited-style-name="Visited_20_Internet_20_Link">
北京指出，限制了对Galium and Germanium出口的限制，而无需向某些国家施加压力</text:a>
正如乌克林福姆(Ukrinform)报道的，财政部长<text:a xlink:type="simple" xlink:href="https://www.ukrinform.ua/tag-ssa" text:style-name="Internet_20_link" text:visited-style-name="Visited_20_Internet_20_Link">
美国</text:a>
珍妮特·埃伦(Janet Ellen)来到北京进行了视觉访问，预计将重点介绍世界上两个最大经济体之间的关系。</text:p>
      <text:p text:style-name="P4">
News Source: <text:a xlink:type="simple" xlink:href="https://www.ukrinform.ua/rubric-economy/3732847-ssa-i-kitaj-obgovorili-globalni-ekonomicni-ta-finansovi-pitanna.html" text:style-name="Internet_20_link" text:visited-style-name="Visited_20_Internet_20_Link">
https://www.ukrinform.ua/rubric-economy/3732847-ssa-i-kitaj-obgovorili-globalni-ekonomicni-ta-finansovi-pitanna.html</text:a>
</text:p>
      <!--NEWS-->
      <text:h text:style-name="P10" text:outline-level="1">
<text:span text:style-name="T4">
俄罗斯人在哥萨克（Cossack）和赫尔森地区（Kherson）的梅里（Merry）上释放了四个托管空袭</text:span>
</text:h>
      <text:p text:style-name="P4">
作者: Ukrinform (Person)</text:p>
      <text:p text:style-name="P4">
出版商: Укринформ (Organization)</text:p>
      <text:p text:style-name="P4">
出版时间: 2023-07-07T16:52:00+03:00</text:p>
      <text:p text:style-name="P4">
修改时间: 2023-07-07T16:52:00+03:00</text:p>
      <text:p text:style-name="P4">
描述: 俄罗斯人在科萨克（Cossack）和霍森地区的梅里（Merry）释放了四枚托管航空炸弹，损坏的房屋和一家生产企业。  - 乌克林。</text:p>
      <text:p text:style-name="P4">
图片: ['<text:a xlink:type="simple" xlink:href="https://static.ukrinform.com/photos/2022_09/thumb_files/630_360_1664274176-191.jpg" text:style-name="Internet_20_link" text:visited-style-name="Visited_20_Internet_20_Link">
630_360_16642...</text:a>
']</text:p>
      <text:p text:style-name="P4">
标签: ['Херсонщина', 'Обстріл', 'Війна з Росією']</text:p>
      <text:p text:style-name="P4">
类型: Article</text:p>
      <!--METADATA-->
      <text:p text:style-name="P4">
<draw:frame draw:style-name="fr1" draw:name="Image104" text:anchor-type="as-char" svg:width="6.9236in" svg:height="3.956343in" draw:z-index="0">
<draw:image xlink:href="../Images/yкринформ/2023-07-07T16-52-00-03-00/630_360_1664274176-191.jpg" xlink:type="simple" xlink:show="embed" xlink:actuate="onLoad" draw:mime-type="image/jpeg"/>
</draw:frame>
俄罗斯人在哥萨克和梅里纳克森地区释放了四枚受管理的航空炸弹，损坏的住宅建筑和一家生产企业。</text:p>
      <text:p text:style-name="P4">
这是在[电报]中报道的(https://t.me/khersonskaODA/7781)Khersonskaya，据报道。</text:p>
      <text:p text:style-name="P4">
“俄罗斯航空继续进行“噩梦”哥萨克和娱乐。今天，大约10:00 pm，占领者发布了四个受管理的阿巴多姆斯。</text:p>
      <text:p text:style-name="P4">
幸运的是，和平的人没有受伤。</text:p>
      <text:p text:style-name="P4">
<text:span text:style-name="T4">
另请阅读：</text:span>
 [俄罗斯联邦军队(https://www.ukrinform.ua/rubric-ato/3732793-armia-rf-obstrilala-zaporizza.html)据报道，最后一天，敌人制造了77 <text:a xlink:type="simple" xlink:href="https://www.ukrinform.ua/tag-obstril" text:style-name="Internet_20_link" text:visited-style-name="Visited_20_Internet_20_Link">
炮击</text:a>
发行了371个迫击炮，炮兵，坦克，冰雹，航空和无人机。 敌人在赫尔森市释放了37壳。 俄罗斯军队袭击了定居点的住宅区； Tavriysk村的文化之家和Kherson的贸易。</text:p>
      <text:p text:style-name="P4">
值得注意的是，由于俄罗斯侵略，有10人受伤。</text:p>
      <text:p text:style-name="P4">
<text:span text:style-name="T5">
照片说明性</text:span>
</text:p>
      <text:p text:style-name="P4">
News Source: <text:a xlink:type="simple" xlink:href="https://www.ukrinform.ua/rubric-ato/3732856-rosiani-vipustili-cotiri-kerovani-aviabombi-po-kozackomu-ta-veselomu-na-hersonsini.html" text:style-name="Internet_20_link" text:visited-style-name="Visited_20_Internet_20_Link">
https://www.ukrinform.ua/rubric-ato/3732856-rosiani-vipustili-cotiri-kerovani-aviabombi-po-kozackomu-ta-veselomu-na-hersonsini.html</text:a>
</text:p>
      <!--NEWS-->
      <text:h text:style-name="P10" text:outline-level="1">
<text:span text:style-name="T4">
乌克兰有兴趣在斯洛伐克购买和生产矿工-Zelensky</text:span>
</text:h>
      <text:p text:style-name="P4">
作者: Ukrinform (Person)</text:p>
      <text:p text:style-name="P4">
出版商: Укринформ (Organization)</text:p>
      <text:p text:style-name="P4">
出版时间: 2023-07-07T16:53:00+03:00</text:p>
      <text:p text:style-name="P4">
修改时间: 2023-07-07T16:53:00+03:00</text:p>
      <text:p text:style-name="P4">
描述: 沃迪米尔·泽伦斯基（Volodymyr Zelensky）总统宣布乌克兰准备购买斯洛伐克设备，用于开采并创建这种设备以及炮弹和枪支的共同生产。  - 乌克林。</text:p>
      <text:p text:style-name="P4">
图片: ['<text:a xlink:type="simple" xlink:href="https://static.ukrinform.com/photos/2023_07/thumb_files/630_360_1688733850-5634.jpeg" text:style-name="Internet_20_link" text:visited-style-name="Visited_20_Internet_20_Link">
630_360_16887...</text:a>
']</text:p>
      <text:p text:style-name="P4">
标签: ['Розмінування', 'Зброя', 'Словаччина', 'Зеленський']</text:p>
      <text:p text:style-name="P4">
类型: Article</text:p>
      <!--METADATA-->
      <text:p text:style-name="P4">
<draw:frame draw:style-name="fr1" draw:name="Image105" text:anchor-type="as-char" svg:width="6.9236in" svg:height="3.956343in" draw:z-index="0">
<draw:image xlink:href="../Images/yкринформ/2023-07-07T16-53-00-03-00/630_360_1688733850-5634.jpeg" xlink:type="simple" xlink:show="embed" xlink:actuate="onLoad" draw:mime-type="image/jpeg"/>
</draw:frame>
沃迪米尔·泽伦斯基(Volodymyr Zelensky)总统宣布，乌克兰准备购买斯洛伐克设备进行开采，并创建这种技术的共同生产以及炮弹和枪支。</text:p>
      <text:p text:style-name="P4">
他在与斯洛伐克Zuzana Chaputova总统的联合[新闻发布会]中说。(https://www.youtube.com/watch?v=Q4MkwAV7mDg&amp;ab_channel=%D0%9E%D1%84%D1%96%D1%81%D0%9F%D1%80%D0%B5%D0%B7%D0%B8%D0%B4%D0%B5%D0%BD%D1%82%D0%B0%D0%A3%D0%BA%D1%80%D0%B0%D1%97%D0%BD%D0%B8)在Bratislava，Ukrinform通讯员报告。</text:p>
      <text:p text:style-name="P4">
“我感谢他们愿意提供帮助和人道主义的<text:a xlink:type="simple" xlink:href="https://www.ukrinform.ua/tag-rozminuvanna" text:style-name="Internet_20_link" text:visited-style-name="Visited_20_Internet_20_Link">
Demining</text:a>
。 我们准备购买合适的设备，我们对此感兴趣，并为开采技术创造新的产品。 乌克兰和斯洛伐克共同可以成为全球矿山威胁的全球人的全金族保护。”泽伦斯基说。</text:p>
      <text:p text:style-name="P4">
此外，他说，前一天，该合同与生产16个自我推销的howitza-2s签署。</text:p>
      <text:p text:style-name="P4">
<text:span text:style-name="T4">
另请阅读：</text:span>
 <text:a xlink:type="simple" xlink:href="https://www.ukrinform.ua/rubric-polytics/3732767-zelenskij-zustrivsa-z-prezidentkou-slovaccini.html" text:style-name="Internet_20_link" text:visited-style-name="Visited_20_Internet_20_Link">
Zelensky会见了总统<text:span text:style-name="T4">
斯洛伐克</text:span>
</text:a>
总统说：“当然，我们还为其他联合行业而工作 - 制作，枪支生产，即向前迈进，安全性越来越多。”</text:p>
      <text:p text:style-name="P4">
他还宣布准备开发草药运输，制定更多的积极路线，为人们和国家创造更多的可能性。 特别是，据他说，这与东方的方向有关。</text:p>
      <text:p text:style-name="P4">
Zelensky补充说：“跨境的商品过境问题也影响了 - 我们两个国家都对我们之间的所有问题感兴趣。”</text:p>
      <text:p text:style-name="P4">
同时，他感谢斯洛伐克与乌克兰的团结，防守和其他援助以及乌克兰人的庇护所。</text:p>
      <text:p text:style-name="P4">
据报道，总统弗拉基米尔(Zelensky周五到达斯洛伐克)(https://www.ukrinform.ua/rubric-polytics/3732743-zelenskij-vidvidue-slovaccinu.html)早些时候，在7月6日至7日，他访问了捷克共和国Tabolgaria。</text:p>
      <text:p text:style-name="P4">
_foto：op _</text:p>
      <text:p text:style-name="P4">
News Source: <text:a xlink:type="simple" xlink:href="https://www.ukrinform.ua/rubric-ato/3732851-ukraina-zacikavlena-u-kupivli-ta-virobnictvi-zi-slovaccinou-tehniki-dla-rozminuvanna-zelenskij.html" text:style-name="Internet_20_link" text:visited-style-name="Visited_20_Internet_20_Link">
https://www.ukrinform.ua/rubric-ato/3732851-ukraina-zacikavlena-u-kupivli-ta-virobnictvi-zi-slovaccinou-tehniki-dla-rozminuvanna-zelenskij.html</text:a>
</text:p>
      <!--NEWS-->
      <text:h text:style-name="P10" text:outline-level="1">
<text:span text:style-name="T4">
在切尔尼希夫地区</text:span>
</text:h>
      <text:p text:style-name="P4">
作者: Ukrinform (Person)</text:p>
      <text:p text:style-name="P4">
出版商: Укринформ (Organization)</text:p>
      <text:p text:style-name="P4">
出版时间: 2023-07-07T16:54:06+03:00</text:p>
      <text:p text:style-name="P4">
修改时间: 2023-07-07T16:54:06+03:00</text:p>
      <text:p text:style-name="P4">
描述: 潜水员是从2008年两个女孩的尸体切尔尼希夫地区的河中带走的。  - 乌克林。</text:p>
      <text:p text:style-name="P4">
图片: ['<text:a xlink:type="simple" xlink:href="https://static.ukrinform.com/photos/2018_07/thumb_files/630_360_1531289364-8320-vodolaz-pogruzaetsa-v-vodu-vo-vrema-voennomorskih-ucenij-si-briz2018-foto-lasonok-nina-ukrinform.jpg" text:style-name="Internet_20_link" text:visited-style-name="Visited_20_Internet_20_Link">
630_360_15312...</text:a>
']</text:p>
      <text:p text:style-name="P4">
标签: ['Десна', 'Загибель', 'Чернігівщина']</text:p>
      <text:p text:style-name="P4">
类型: Article</text:p>
      <!--METADATA-->
      <text:p text:style-name="P4">
<draw:frame draw:style-name="fr1" draw:name="Image106" text:anchor-type="as-char" svg:width="6.9236in" svg:height="3.956343in" draw:z-index="0">
<draw:image xlink:href="../Images/yкринформ/2023-07-07T16-54-06-03-00/630_360_1531289364-8320-vodolaz-pogruzaetsa-v-vodu-vo-vrema-voennomorskih-ucenij-si-briz2018-foto-lasonok-nina-ukrinform.jpg" xlink:type="simple" xlink:show="embed" xlink:actuate="onLoad" draw:mime-type="image/jpeg"/>
</draw:frame>
潜水员从2008年出生的Chernihiv地区Tyladovokh Girls从Desna河中获得。</text:p>
      <text:p text:style-name="P4">
关于它的信息<text:a xlink:type="simple" xlink:href="http://dsns.gov.ua/uk/news/nadzvicaini-podiyi/vinnicka-oblast-riatuvalniki-proveli-osvitniu-robotu-z-doroslimi-i-ditmi-u-silskii-miscevosti" text:style-name="Internet_20_link" text:visited-style-name="Visited_20_Internet_20_Link">
SES Press Service</text:a>
，报道乌克林福姆。</text:p>
      <text:p text:style-name="P4">
“截至下午4:00，发现了潜水员，并从2008年出生于村庄附近的Desna河Tyladovokh Girls从Desna River Tyladovokh Girls提出。 消息说：“对诺夫哥罗德-Ssiversky地区的Korop领土社区的职业。”</text:p>
      <text:p text:style-name="P4">
<text:span text:style-name="T4">
另请阅读：</text:span>
 <text:a xlink:type="simple" xlink:href="https://www.ukrinform.ua/rubric-kyiv/3724708-u-stolicnij-bagatopoverhivci-znajsli-tila-dvoh-nepovnolitnih-divcat.html" text:style-name="Internet_20_link" text:visited-style-name="Visited_20_Internet_20_Link">
在首都的高层建筑中找到<text:span text:style-name="T4">
尸体</text:span>
两个 - 年龄 - 戈德女孩</text:a>
如[Ukrinform]报道(https://www.ukrinform.ua/rubric-regions/3732679-na-cernigivsini-na-berezi-desni-znikli-dvoe-divcatpidlitkiv.html)，31人，四件设备和两艘船只参与寻找失踪女孩的搜寻。 不仅搜救者，潜水员，[警察]搜查(https://www.ukrinform.ua/tag-policia)，还有当地人。</text:p>
      <text:p text:style-name="P4">
照片说明性</text:p>
      <text:p text:style-name="P4">
News Source: <text:a xlink:type="simple" xlink:href="https://www.ukrinform.ua/rubric-regions/3732849-na-cernigivsini-vodolazi-distali-z-desni-tila-dvoh-divcatpidlitkiv.html" text:style-name="Internet_20_link" text:visited-style-name="Visited_20_Internet_20_Link">
https://www.ukrinform.ua/rubric-regions/3732849-na-cernigivsini-vodolazi-distali-z-desni-tila-dvoh-divcatpidlitkiv.html</text:a>
</text:p>
      <!--NEWS-->
      <text:h text:style-name="P10" text:outline-level="1">
<text:span text:style-name="T4">
乌克兰的周末会很热，地方 - 雷暴</text:span>
</text:h>
      <text:p text:style-name="P4">
作者: Ukrinform (Person)</text:p>
      <text:p text:style-name="P4">
出版商: Укринформ (Organization)</text:p>
      <text:p text:style-name="P4">
出版时间: 2023-07-07T16:58:00+03:00</text:p>
      <text:p text:style-name="P4">
修改时间: 2023-07-07T23:58:00+03:00</text:p>
      <text:p text:style-name="P4">
描述: 7月8日至9日周末在乌克兰许多地区的天气将是真正的夏季，热火和雷暴。 新的一周将以短期降雨和雷暴的几乎整个乌克兰开始，气温将略有下降。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Гроза', 'Погода', 'Спека', 'Літо']</text:p>
      <text:p text:style-name="P4">
类型: Article</text:p>
      <!--METADATA-->
      <text:p text:style-name="P4">
<draw:frame draw:style-name="fr1" draw:name="Image107" text:anchor-type="as-char" svg:width="6.9236in" svg:height="3.956343in" draw:z-index="0">
<draw:image xlink:href="../Images/yкринформ/2023-07-07T16-58-00-03-00/630_360_1655207823-384.jpeg" xlink:type="simple" xlink:show="embed" xlink:actuate="onLoad" draw:mime-type="image/jpeg"/>
</draw:frame>
7月8日至9日在乌克兰许多地区发光的天气将是真正的夏季炎热和雷暴。 新的一周将从整个乌克兰的短期降雨和雷暴开始，气温将略有下降。</text:p>
      <text:p text:style-name="P4">
乌克兰福姆在sinoptik.ua中报道。</text:p>
      <text:p text:style-name="P4">
因此，周六在顿涅茨克，卢甘斯克，Zaporizhia，Dnipropetrovsk，<text:a xlink:type="simple" xlink:href="http://ua.sinoptik.ua/%D0%BF%D0%BE%D0%B3%D0%BE%D0%B4%D0%B0-%D1%85%D0%B0%D1%80%D0%BA%D1%96%D0%B2" text:style-name="Internet_20_link" text:visited-style-name="Visited_20_Internet_20_Link">
Kharkiv</text:a>
和Kherson区域，温度计将上升到+31 ... +33°C。 最后，该国的领土将更加舒适：在大多数西部北部地区，它是跨汽车和Sumy地区的中心 -  +24…+26°C- +20…+23°C。</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在东部，南部，波尔塔瓦，基洛沃拉德和切尔加斯加地区，周六将多云，下雨和雷暴。</text:p>
      <text:p text:style-name="P4">
在周日，几乎乌克兰的整个乌克兰都会多云，但没有降水。 <text:a xlink:type="simple" xlink:href="https://www.ukrinform.ua/tag-dos" text:style-name="Internet_20_link" text:visited-style-name="Visited_20_Internet_20_Link">
雨</text:a>
但是只有在南部，东南和东部才有可能。 在Sumy区域，温度计将显示 +22…+24°C，在<text:a xlink:type="simple" xlink:href="http://ua.sinoptik.ua/%D0%BF%D0%BE%D0%B3%D0%BE%D0%B4%D0%B0-%D0%BE%D0%B4%D0%B5%D1%81%D0%B0" text:style-name="Internet_20_link" text:visited-style-name="Visited_20_Internet_20_Link">
敖德萨</text:a>
，Mykolaiv和Transcarpathian区域 - +28…+29°C，在其余地区 - +25…+27°C。</text:p>
      <text:p text:style-name="P4">
<text:span text:style-name="T4">
另请阅读：</text:span>
 <text:a xlink:type="simple" xlink:href="https://www.ukrinform.ua/rubric-world/3732304-rekordna-speka-na-planeti-trimaetsa-vze-tretij-den-pospil.html" text:style-name="Internet_20_link" text:visited-style-name="Visited_20_Internet_20_Link">
地球上的记录热量是第三天的</text:a>
新的一周将从整个乌克兰的短期降雨和雷暴开始，除了当天和Zaporizhzhya地区。 在北部，周一的空气温度将为 +20…+22°C，在西部，东部和中心 -  +23…+25°C。最奇特的天气将在南部和跨汽车 - 最高 + + + 28°C。</text:p>
      <text:p text:style-name="P4">
News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Epiphanius在Drohobych奉献了一座修道院，后者从UOC MP转移到PCCU</text:span>
</text:h>
      <text:p text:style-name="P4">
作者: Ukrinform (Person)</text:p>
      <text:p text:style-name="P4">
出版商: Укринформ (Organization)</text:p>
      <text:p text:style-name="P4">
出版时间: 2023-07-07T16:59:00+03:00</text:p>
      <text:p text:style-name="P4">
修改时间: 2023-07-07T16:59:00+03:00</text:p>
      <text:p text:style-name="P4">
描述: 在利维夫的Drohobych，基辅和所有乌克兰的大都市，顿悟，奉献了浸信会圣约翰的宝座和修道院，后者从UOC -MP逝世到乌克兰东正教教堂（PCU）。  - 乌克林。</text:p>
      <text:p text:style-name="P4">
图片: ['<text:a xlink:type="simple" xlink:href="https://static.ukrinform.com/photos/2023_07/thumb_files/630_360_1688738175-6924.jpeg" text:style-name="Internet_20_link" text:visited-style-name="Visited_20_Internet_20_Link">
630_360_16887...</text:a>
']</text:p>
      <text:p text:style-name="P4">
标签: ['Львівщина', 'УПЦ МП', 'Дрогобич', 'Епіфаній', 'Православна церква України', 'Монастир']</text:p>
      <text:p text:style-name="P4">
类型: Article</text:p>
      <!--METADATA-->
      <text:p text:style-name="P4">
<draw:frame draw:style-name="fr1" draw:name="Image108" text:anchor-type="as-char" svg:width="6.9236in" svg:height="3.956343in" draw:z-index="0">
<draw:image xlink:href="../Images/yкринформ/2023-07-07T16-59-00-03-00/630_360_1688738175-6924.jpeg" xlink:type="simple" xlink:show="embed" xlink:actuate="onLoad" draw:mime-type="image/jpeg"/>
</draw:frame>
基辅的大都市和所有乌克兰Epiphanius奉献了浸信会圣约翰的普雷斯托尔和修道院，后者从卢维夫地区利维夫地区东正教教堂的UOC MP逝世。(诅咒).</text:p>
      <text:p text:style-name="P4">
Про це в <text:a xlink:type="simple" xlink:href="https://t.me/kozytskyy_maksym_official/9103" text:style-name="Internet_20_link" text:visited-style-name="Visited_20_Internet_20_Link">
 Телеграмі </text:a>
据报道，LVIV OVA OVA MAXIM KOZYTSKY的记者报道。</text:p>
      <text:p text:style-name="P4">
</text:p>
      <text:p text:style-name="P4">
“直到2022年5月，这座寺庙属于莫斯科的祖先，阿勒雷尔人社区决定加入乌克兰东正教教堂。今天，他的福利是基辅和所有乌克兰<text:a xlink:type="simple" xlink:href="https://www.ukrinform.ua/tag-epifanij" text:style-name="Internet_20_link" text:visited-style-name="Visited_20_Internet_20_Link">
Epiphanius</text:a>
在Taduchovity主教的协调中，他奉献了Drohobych的St. John浸信会修道院，”  - 写道。</text:p>
      <text:p text:style-name="P4">
根据LVIV OVA的说法，2022年8月18日，Drohobych市议会批准了批准土地管理项目的决定，并转移到乌克兰东正教教堂的Drohobych-Sambir教区的土地地块的永久使用。</text:p>
      <text:p text:style-name="P4">
*!(https://www.ukrinform.ua/rubric-regions/3728703-na-bukovini-z-pocatku-roku-do-pcu-perejsli-cotiri-religijni-gromadi.html)在莫斯科的莫斯科祖先教区教区的前神庙中，以彼得·萨哈伊达尼(Peter Sahaidachny)和圣约翰克里斯特(St. Johnkhrestist)修道院的名字命名的驻军神庙。 PCU浸信会圣约翰修道院的校长是Archimandrite Nikon的状态。</text:p>
      <text:p text:style-name="P4">
正如乌克林福姆(Ukrinform)报道的那样，基夫·佩奇斯克(Kyiv-Pechersk)和波奇夫·拉维拉(Pochaiv Lavra)，迄今为止，莫斯科祖先的乌克兰东正教教堂郊区将加入乌克兰统一的东正教教堂。</text:p>
      <text:p text:style-name="P4">
<text:span text:style-name="T4">
另请阅读：</text:span>
 <text:a xlink:type="simple" xlink:href="https://www.ukrinform.ua/rubric-regions/3728187-na-cerkasini-se-odna-gromada-perejsla-do-pcu.html" text:style-name="Internet_20_link" text:visited-style-name="Visited_20_Internet_20_Link">
在Cherkasy地区，另一个社区已进入PCU</text:a>
根据社会学调查，<text:a xlink:type="simple" xlink:href="https://www.ukrinform.ua/rubric-society/3731757-epifanij-pro-perehid-kievopecerskoi-ta-pocaivskoi-lavri-potribno-triski-poterpiti.html" text:style-name="Internet_20_link" text:visited-style-name="Visited_20_Internet_20_Link">
只有4％的乌克兰人口</text:a>
他们支持俄罗斯东正教教堂[。 这是给出的(https://www.ukrinform.ua/rubric-society/3731757-epifanij-pro-perehid-kievopecerskoi-ta-pocaivskoi-lavri-potribno-triski-poterpiti.html)国家预备役“基夫 - 佩奇克斯克·拉夫拉(Kyiv-Pechers Lavra)”宣布终止了一名租赁人与2023年3月29日的乌克兰乌克兰东正教教堂终止委员会的活动。</text:p>
      <text:p text:style-name="P4">
News Source: <text:a xlink:type="simple" xlink:href="https://www.ukrinform.ua/rubric-regions/3732852-epifanij-osvativ-monastir-u-drogobici-akij-perejsov-z-upc-mp-do-pcu.html" text:style-name="Internet_20_link" text:visited-style-name="Visited_20_Internet_20_Link">
https://www.ukrinform.ua/rubric-regions/3732852-epifanij-osvativ-monastir-u-drogobici-akij-perejsov-z-upc-mp-do-pcu.html</text:a>
</text:p>
      <!--NEWS-->
      <text:h text:style-name="P10" text:outline-level="1">
<text:span text:style-name="T4">
北约秘书长：战争结束时乌克兰应通过重复俄罗斯联邦的攻击而获得保险公司</text:span>
</text:h>
      <text:p text:style-name="P4">
作者: Ukrinform (Person)</text:p>
      <text:p text:style-name="P4">
出版商: Укринформ (Organization)</text:p>
      <text:p text:style-name="P4">
出版时间: 2023-07-07T17:02:00+03:00</text:p>
      <text:p text:style-name="P4">
修改时间: 2023-07-07T17:02:00+03:00</text:p>
      <text:p text:style-name="P4">
描述: 在战争结束时，应该已经建立了这种国际法律条件，将尝试重复对乌克兰的袭击。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Столтенберг', 'Україна', 'Росія', 'Війна']</text:p>
      <text:p text:style-name="P4">
类型: Article</text:p>
      <!--METADATA-->
      <text:p text:style-name="P4">
<draw:frame draw:style-name="fr1" draw:name="Image110" text:anchor-type="as-char" svg:width="6.9236in" svg:height="3.956343in" draw:z-index="0">
<draw:image xlink:href="../Images/yкринформ/2023-07-07T17-02-00-03-00/630_360_1668589929-696.jpg" xlink:type="simple" xlink:show="embed" xlink:actuate="onLoad" draw:mime-type="image/jpeg"/>
</draw:frame>
在战争时期，应该已经建立了这种国际法律条件，将尝试重复对乌克兰的袭击。</text:p>
      <text:p text:style-name="P4">
这是北约秘书长詹斯·斯托尔滕贝格(Jens Stoltenberg)在乌布鲁塞尔新闻发布会上指出的，回答了乌克林的通讯员关于在维尔纽斯(Vilnius)保证乌克兰联盟可能性的问题。</text:p>
      <text:p text:style-name="P4">
“战争结束后，拥有框架条件将很重要，这将确保普京和俄罗斯总统将无法给予休息，赎回他们，进行培训，重新竞选并重新出现。 我们必须创建这样的框架条件，以使乌克兰能够再次进攻所需的一切。” [Stoltenberg]说。(https://www.ukrinform.ua/tag-stoltenberg)。</text:p>
      <text:p text:style-name="P4">
据他说，盟国的紧急任务是对乌克兰的军事支持。 乌克兰将被解放，其在谈判表上的立场就越强大，以寻找这场战争的广泛，漫长而公平的方式。</text:p>
      <text:p text:style-name="P4">
“这正是盟友正在讨论的内容。 这是讨论会员问题的一部分(乌克兰)在北约。 我坚信，作为盟友，我们将找到一种共同的方式来响应乌克兰对成员的要求。 我们还将就相互共同和其他事物做出重要决定，这些决定将使乌克兰更接近北约。”联盟负责人说。</text:p>
      <text:p text:style-name="P4">
他指出，有几个苏人拿着双边(在某些情况下多边)与乌克兰就该领域的各种安全和可能的努力进行磋商。 北约盟国通过咨询来告知，这将补充联盟为支持乌克兰的共同努力，北约的延续要求所有工会国家。</text:p>
      <text:p text:style-name="P4">
“我们与乌克兰一起作为主权独立国家做出决定，因此否认或否决此类决定不是俄罗斯的问题。 我们利用乌克兰赢得这场战争，为其提供军事援助，并这样做。”斯托尔滕贝格强调。</text:p>
      <text:p text:style-name="P4">
<text:span text:style-name="T4">
另请阅读：</text:span>
 <text:a xlink:type="simple" xlink:href="https://www.ukrinform.ua/rubric-polytics/3732764-vilnuskij-samit-nablizit-ukrainu-do-nato-ta-zmicnit-ii-stoltenberg.html" text:style-name="Internet_20_link" text:visited-style-name="Visited_20_Internet_20_Link">
Vilnius Summit将使乌克兰更接近北约并加强 -  <text:span text:style-name="T4">
 Stoltenberg </text:span>
</text:a>
</text:p>
      <text:p text:style-name="P4">
News Source: <text:a xlink:type="simple" xlink:href="https://www.ukrinform.ua/rubric-polytics/3732853-gensek-nato-ukraina-na-moment-zaversenna-vijni-mae-otrimati-zapobizniki-vid-povtorenna-ataki-rf.html" text:style-name="Internet_20_link" text:visited-style-name="Visited_20_Internet_20_Link">
https://www.ukrinform.ua/rubric-polytics/3732853-gensek-nato-ukraina-na-moment-zaversenna-vijni-mae-otrimati-zapobizniki-vid-povtorenna-ataki-rf.html</text:a>
</text:p>
      <!--NEWS-->
      <text:h text:style-name="P10" text:outline-level="1">
<text:span text:style-name="T4">
Valery Luchkevich是一名球员“ Kolos”</text:span>
</text:h>
      <text:p text:style-name="P4">
作者: Ukrinform (Person)</text:p>
      <text:p text:style-name="P4">
出版商: Укринформ (Organization)</text:p>
      <text:p text:style-name="P4">
出版时间: 2023-07-07T17:04:00+03:00</text:p>
      <text:p text:style-name="P4">
修改时间: 2023-07-07T17:04:00+03:00</text:p>
      <text:p text:style-name="P4">
描述: Luchkevich的比赛将低于第27位。  - 乌克林。</text:p>
      <text:p text:style-name="P4">
图片: ['<text:a xlink:type="simple" xlink:href="https://static.ukrinform.com/photos/2023_07/thumb_files/630_360_1688738509-399.jpg" text:style-name="Internet_20_link" text:visited-style-name="Visited_20_Internet_20_Link">
630_360_16887...</text:a>
']</text:p>
      <text:p text:style-name="P4">
标签: ['Футбол', 'Колос Ковалівка']</text:p>
      <text:p text:style-name="P4">
类型: Article</text:p>
      <!--METADATA-->
      <text:p text:style-name="P4">
<draw:frame draw:style-name="fr1" draw:name="Image111" text:anchor-type="as-char" svg:width="6.9236in" svg:height="3.956343in" draw:z-index="0">
<draw:image xlink:href="../Images/yкринформ/2023-07-07T17-04-00-03-00/630_360_1688738509-399.jpg" xlink:type="simple" xlink:show="embed" xlink:actuate="onLoad" draw:mime-type="image/jpeg"/>
</draw:frame>
Luchkevich的比赛将低于第27位。</text:p>
      <text:p text:style-name="P4">
后卫Valery Luchkevich去了Kolos，<text:a xlink:type="simple" xlink:href="https://www.instagram.com/p/CuZb99LsSUb/" text:style-name="Internet_20_link" text:visited-style-name="Visited_20_Internet_20_Link">
报告</text:a>
Instagram Press Service，Ukrinform报告。</text:p>
      <text:p text:style-name="P4">
Luchkevich是Zaporizhzhya Metalurh的学生，他从中搬到了Dniep​​er。 然后为比利时的“标准”效力(比利时杯赢得了)和亚历山大。 他在Dnipro-1中度过了最后两个赛季。</text:p>
      <text:p text:style-name="P4">
在Luchkevich的资产中，乌克兰青年队U-21的比赛19场比赛。 在上个赛季，一名27岁的足球运动员为Dnipro-1花了3场比赛。 由于受伤，他错过了整个赛季的大部分时间。</text:p>
      <text:p text:style-name="P4">
<text:span text:style-name="T4">
另请阅读：</text:span>
 <text:a xlink:type="simple" xlink:href="https://www.ukrinform.ua/rubric-sports/3730133-kovalivskij-kolos-u-mizsezonna-pidsilili-cetvero-futbolistiv.html" text:style-name="Internet_20_link" text:visited-style-name="Visited_20_Internet_20_Link">
Kovalivsky“ <text:span text:style-name="T4">
巨人</text:span>
”赛季中被四名脚球员加强了</text:a>
Valery将在第27位以下的Kolos比赛。</text:p>
      <text:p text:style-name="P4">
照片：Instagram.com/fckoloskovalivka</text:p>
      <text:p text:style-name="P4">
News Source: <text:a xlink:type="simple" xlink:href="https://www.ukrinform.ua/rubric-sports/3732854-valerij-luckevic-gravec-kolosa.html" text:style-name="Internet_20_link" text:visited-style-name="Visited_20_Internet_20_Link">
https://www.ukrinform.ua/rubric-sports/3732854-valerij-luckevic-gravec-kolosa.html</text:a>
</text:p>
      <!--NEWS-->
      <text:h text:style-name="P10" text:outline-level="1">
<text:span text:style-name="T4">
在Zhytomyr地区，制药公司暴露于向俄罗斯军队出售药品</text:span>
</text:h>
      <text:p text:style-name="P4">
作者: Ukrinform (Person)</text:p>
      <text:p text:style-name="P4">
出版商: Укринформ (Organization)</text:p>
      <text:p text:style-name="P4">
出版时间: 2023-07-07T17:09:00+03:00</text:p>
      <text:p text:style-name="P4">
修改时间: 2023-07-07T17:09:00+03:00</text:p>
      <text:p text:style-name="P4">
描述: 乌克兰的安全局与俄罗斯入侵者合作暴露于Zhytomyr地区的药物企业之一。  - 乌克林。</text:p>
      <text:p text:style-name="P4">
图片: ['<text:a xlink:type="simple" xlink:href="https://static.ukrinform.com/photos/2023_07/thumb_files/630_360_1688738687-923.jpeg" text:style-name="Internet_20_link" text:visited-style-name="Visited_20_Internet_20_Link">
630_360_16887...</text:a>
']</text:p>
      <text:p text:style-name="P4">
标签: ['Медики', 'СБУ', 'Російські військові', 'Колаборант', 'Фармацевтика']</text:p>
      <text:p text:style-name="P4">
类型: Article</text:p>
      <!--METADATA-->
      <text:p text:style-name="P4">
<draw:frame draw:style-name="fr1" draw:name="Image113" text:anchor-type="as-char" svg:width="6.9236in" svg:height="3.956343in" draw:z-index="0">
<draw:image xlink:href="../Images/yкринформ/2023-07-07T17-09-00-03-00/630_360_1688738687-923.jpeg" xlink:type="simple" xlink:show="embed" xlink:actuate="onLoad" draw:mime-type="image/jpeg"/>
</draw:frame>
乌克兰的服务与俄罗斯入侵者合作，是Zhytomyr地区的药物企业之一。</text:p>
      <text:p text:style-name="P4">
正如乌克林福姆报道的那样，它报道了[SBU]。(https://ssu.gov.ua/novyny/sbu-vykryla-farmakolohichnu-kompaniiu-na-zhytomyrshchyni-yaka-prodavala-medykamenty-rosiiskii-armii)可以确定的是，在乌克兰俄罗斯联邦的全面入侵之后，企业为俄罗斯联邦军事医院建立了隐藏的乌克兰医疗手段供应计划。 该公司的董事参与了公司的组织。</text:p>
      <text:p text:style-name="P4">
非法出口的主要产品包括止痛药，止痛药在乌克兰临时占领的领土上用于治疗其军队。</text:p>
      <text:p text:style-name="P4">
根据SBU的说法，到2022年2月，该公司还出口了其产品。 乌克兰公司在侵略者国家的商业伙伴是一个机构，该机构设定了俄罗斯国防部的州命令。</text:p>
      <text:p text:style-name="P4">
</text:p>
      <text:p text:style-name="P4">
<text:a xlink:type="simple" xlink:href="https://static.ukrinform.com/photos/2023_07/1688737248-4705.jpeg" text:style-name="Internet_20_link" text:visited-style-name="Visited_20_Internet_20_Link">
 </text:a>
 <text:a xlink:type="simple" xlink:href="https://static.ukrinform.com/photos/2023_07/1688737248-6026.jpeg" text:style-name="Internet_20_link" text:visited-style-name="Visited_20_Internet_20_Link">
</text:a>
 <text:a xlink:type="simple" xlink:href="https://static.ukrinform.com/photos/2023_07/1688737248-5950.jpeg" text:style-name="Internet_20_link" text:visited-style-name="Visited_20_Internet_20_Link">
</text:a>
 <text:a xlink:type="simple" xlink:href="https://static.ukrinform.com/photos/2023_07/1688737248-1264.jpeg" text:style-name="Internet_20_link" text:visited-style-name="Visited_20_Internet_20_Link">
</text:a>
 <text:a xlink:type="simple" xlink:href="https://static.ukrinform.com/photos/2023_07/1688737248-4554.jpeg" text:style-name="Internet_20_link" text:visited-style-name="Visited_20_Internet_20_Link">
</text:a>
在全面战争开始并引入相关的反kramly制裁之后，乌克兰企业的管理层开发了绕过引言的机制。 为此，设备的组织者与俄罗斯同伙一起是中东和欧盟的许多受控商业结构。</text:p>
      <text:p text:style-name="P4">
<text:span text:style-name="T4">
另请阅读：</text:span>
 <text:a xlink:type="simple" xlink:href="https://www.ukrinform.ua/rubric-regions/3731775-sbu-vikrila-shemu-rozkradan-na-harkivskij-zaliznici-so-mogla-zirvati-postavki-tehniki-na-front.html" text:style-name="Internet_20_link" text:visited-style-name="Visited_20_Internet_20_Link">
<text:span text:style-name="T4">
 sbu </text:span>
 <text:span text:style-name="T4">
 </text:span>
暴露了Kharkiv Realmist上的盗窃计划，这可能会破坏设备的设备到正面的设备</text:a>
</text:p>
      <text:p text:style-name="P4">
员工<text:a xlink:type="simple" xlink:href="https://www.ukrinform.ua/tag-sbu" text:style-name="Internet_20_link" text:visited-style-name="Visited_20_Internet_20_Link">
SBU</text:a>
这些尝试记录在侵略国近300公斤的医疗公司。</text:p>
      <text:p text:style-name="P4">
在乌克兰制药计算机的办公室和生产场所的搜索过程中，具有非法活动证据的计算机，与俄罗斯实际的药品和俄罗斯一致性证书的合同。</text:p>
      <text:p text:style-name="P4">
乌克兰企业的董事根据《艺术》第1部分被怀疑。 111-2(对侵略者国家的协助)乌克兰的刑法。 决定以拘留形式选举预防措施的问题。</text:p>
      <text:p text:style-name="P4">
调查正在进行中。 攻击者面临长达12年的监禁。</text:p>
      <text:p text:style-name="P4">
正如乌克林福姆报道的那样，较早的执法人员暴露了基辅公司，该公司<text:a xlink:type="simple" xlink:href="https://www.ukrinform.ua/rubric-kyiv/3722710-u-kievi-vikrili-kompaniu-aka-dopomagala-rosatomu-buduvati-aes-u-riznih-krainah.html" text:style-name="Internet_20_link" text:visited-style-name="Visited_20_Internet_20_Link">
帮助Pod -Rosama建造五个核电站</text:a>
在世界的不同国家。</text:p>
      <text:p text:style-name="P4">
News Source: <text:a xlink:type="simple" xlink:href="https://www.ukrinform.ua/rubric-regions/3732835-na-zitomirsini-vikrili-farmkompaniu-aka-prodavala-medikamenti-rosijskij-armii.html" text:style-name="Internet_20_link" text:visited-style-name="Visited_20_Internet_20_Link">
https://www.ukrinform.ua/rubric-regions/3732835-na-zitomirsini-vikrili-farmkompaniu-aka-prodavala-medikamenti-rosijskij-armii.html</text:a>
</text:p>
      <!--NEWS-->
      <text:h text:style-name="P10" text:outline-level="1">
<text:span text:style-name="T4">
乌克兰在海滩足球比赛中的男子团队在2024年世界杯上赢得了选拔小组</text:span>
</text:h>
      <text:p text:style-name="P4">
作者: Ukrinform (Person)</text:p>
      <text:p text:style-name="P4">
出版商: Укринформ (Organization)</text:p>
      <text:p text:style-name="P4">
出版时间: 2023-07-07T17:11:00+03:00</text:p>
      <text:p text:style-name="P4">
修改时间: 2023-07-07T17:11:00+03:00</text:p>
      <text:p text:style-name="P4">
描述: 在小组舞台的最后一轮中，乌克兰人击败了立陶宛。  - 乌克林。</text:p>
      <text:p text:style-name="P4">
图片: ['<text:a xlink:type="simple" xlink:href="https://static.ukrinform.com/photos/2023_07/thumb_files/630_360_1688738967-321.jpeg" text:style-name="Internet_20_link" text:visited-style-name="Visited_20_Internet_20_Link">
630_360_16887...</text:a>
']</text:p>
      <text:p text:style-name="P4">
标签: ['пляжний футбол']</text:p>
      <text:p text:style-name="P4">
类型: Article</text:p>
      <!--METADATA-->
      <text:p text:style-name="P4">
<draw:frame draw:style-name="fr1" draw:name="Image120" text:anchor-type="as-char" svg:width="6.9236in" svg:height="3.956343in" draw:z-index="0">
<draw:image xlink:href="../Images/yкринформ/2023-07-07T17-11-00-03-00/630_360_1688738967-321.jpeg" xlink:type="simple" xlink:show="embed" xlink:actuate="onLoad" draw:mime-type="image/jpeg"/>
</draw:frame>
小组舞台的最后一轮被立陶宛击败。</text:p>
      <text:p text:style-name="P4">
据报道，海滩足球队的男子队在乌克林福姆(Ukrinform)的床头板上击败了立陶宛队。</text:p>
      <text:p text:style-name="P4">
在第一阶段，“蓝色和黄色”以Andrei Pashko Tairoslav Zarozhrotny的努力为特色。 立陶宛回答了保鲁斯·盖德里斯炎的目标。 Oleg Zborovsky和Andriy Borsuk在第二场比赛中证明了得分。</text:p>
      <text:p text:style-name="P4">
这是乌克兰国家队在B组的第三场胜利。(4：3)并击败波兰(3：2).</text:p>
      <text:p text:style-name="P4">
Україна з 8 очками посіла перше місце у групі B та зіграє у плей-офф відборуна ЧС-2024. Суперник «синьо-жовтих» в 1/4 фіналу визначиться пізніше.</text:p>
      <text:p text:style-name="P4">
<text:span text:style-name="T4">
Читайте також:</text:span>
 <text:a xlink:type="simple" xlink:href="https://www.ukrinform.ua/rubric-sports/3732381-colovica-zbirna-ukraini-z-plaznogo-futbolu-zdobula-drugu-peremogu-v-kvalifikacii-cs2024.html" text:style-name="Internet_20_link" text:visited-style-name="Visited_20_Internet_20_Link">
 <text:span text:style-name="T4">
Чоловіча</text:span>
 <text:span text:style-name="T4">
збірна</text:span>
 України з пляжного футболуздобула другу перемогу в кваліфікації ЧС-2024</text:a>
据乌克林福姆(Ukrinform)报道，在7月9日将列出欧洲2024年世界杯的欧洲选择。 四个小组中每个小组的两个最佳球队将来自决赛。 半决赛选手将获得世界杯的直接凭证，该凭证将于2月15日至2024年2月25日在阿联酋举行。</text:p>
      <text:p text:style-name="P4">
照片：beachsoccer.org.ua</text:p>
      <text:p text:style-name="P4">
News Source: <text:a xlink:type="simple" xlink:href="https://www.ukrinform.ua/rubric-sports/3732859-colovica-zbirna-ukraini-z-plaznogo-futbolu-vigrala-svou-grupu-vidboru-na-cs2024.html" text:style-name="Internet_20_link" text:visited-style-name="Visited_20_Internet_20_Link">
https://www.ukrinform.ua/rubric-sports/3732859-colovica-zbirna-ukraini-z-plaznogo-futbolu-vigrala-svou-grupu-vidboru-na-cs2024.html</text:a>
</text:p>
      <!--NEWS-->
      <text:h text:style-name="P10" text:outline-level="1">
<text:span text:style-name="T4">
六名快餐游客在利沃夫住院</text:span>
</text:h>
      <text:p text:style-name="P4">
作者: Ukrinform (Person)</text:p>
      <text:p text:style-name="P4">
出版商: Укринформ (Organization)</text:p>
      <text:p text:style-name="P4">
出版时间: 2023-07-07T17:15:14+03:00</text:p>
      <text:p text:style-name="P4">
修改时间: 2023-07-07T17:15:14+03:00</text:p>
      <text:p text:style-name="P4">
描述: 六个人在Lviv的一家快餐中吃了烤肉串后进入传染病医院。  - 乌克林。</text:p>
      <text:p text:style-name="P4">
图片: ['<text:a xlink:type="simple" xlink:href="https://static.ukrinform.com/photos/2018_09/thumb_files/630_360_1537517687-8803.jpg" text:style-name="Internet_20_link" text:visited-style-name="Visited_20_Internet_20_Link">
630_360_15375...</text:a>
']</text:p>
      <text:p text:style-name="P4">
标签: ['Львів', 'Отруєння', 'Лікарня']</text:p>
      <text:p text:style-name="P4">
类型: Article</text:p>
      <!--METADATA-->
      <text:p text:style-name="P4">
<draw:frame draw:style-name="fr1" draw:name="Image121" text:anchor-type="as-char" svg:width="6.9236in" svg:height="3.956343in" draw:z-index="0">
<draw:image xlink:href="../Images/yкринформ/2023-07-07T17-15-14-03-00/630_360_1537517687-8803.jpg" xlink:type="simple" xlink:show="embed" xlink:actuate="onLoad" draw:mime-type="image/jpeg"/>
</draw:frame>
六个人在一个人的快餐中。</text:p>
      <text:p text:style-name="P4">
在<text:a xlink:type="simple" xlink:href="http://www.facebook.com/cdc.lviv/posts/pfbid02SyjWva7umkGQu7Sc7izp6vYHCs7JPUSXogwt2ygfLGmUfmYF9BtcJ9sD3PzQA5EBl" text:style-name="Internet_20_link" text:visited-style-name="Visited_20_Internet_20_Link">
Facebook</text:a>
报道说，利沃夫疾病控制与预防区域中心报道。</text:p>
      <text:p text:style-name="P4">
据报道，“从21岁到36年中的六个lviv居民在LAR“ LVIV地区感染性临床医院”的KNP中使用了LVIV快餐店之一的烤肉串和鸡肉tajalovina之后。”</text:p>
      <text:p text:style-name="P4">
值得注意的是，第一批受害者于7月4日星期二开始进入医院，并抱怨腹部疼痛，腹泻和发烧。根据医生的话，六名患者的状况 - 适度。 提供了必要的医疗援助。</text:p>
      <text:p text:style-name="P4">
*!(https://www.ukrinform.ua/rubric-regions/3732634-na-odesini-zatrimali-prodavcinu-gorilki-akou-smertelno-otruilisa-cotiri-ludini.html)国家消费者服务共同完成疫情的流行病学调查，共同控制和预防MOH疾病的LVIV区域中心。 食物，Zinventing和设备洗涤。 进行了实验室检查以安装引起食物有毒感染的建筑物。</text:p>
      <text:p text:style-name="P4">
根据医生的说法，这是今年LVIV急性肠道感染的第八次爆发。</text:p>
      <text:p text:style-name="P4">
<text:span text:style-name="T4">
另请阅读：</text:span>
 <text:a xlink:type="simple" xlink:href="https://www.ukrinform.ua/rubric-regions/3722499-na-odesini-viavili-salmonelu-ta-kiskovu-infekciu-u-cornomu-mori.html" text:style-name="Internet_20_link" text:visited-style-name="Visited_20_Internet_20_Link">
在敖德萨地区发现<text:span text:style-name="T4">
沙门氏菌</text:span>
和教育海肠感染</text:a>
正如乌克林福姆(Ukrinform)报道的，在6月中旬(23名患者到LVIV地区感染医院](https://www.ukrinform.ua/rubric-regions/3722900-masovi-otruenna-u-lvovi-likari-pidtverdili-salmoneloz.html)由于食物中毒在各种食品机构中。 在这两种情况下，细菌学家都发现了沙门氏菌感染。 根据这些事实，根据第325条第1部分进行了刑事诉讼(破坏侵蚀规则以预防传染病和大规模中毒).</text:p>
      <text:p text:style-name="P4">
News Source: <text:a xlink:type="simple" xlink:href="https://www.ukrinform.ua/rubric-regions/3732862-u-lvovi-gospitalizuvali-z-otruennam-sistoh-vidviduvaciv-fastfudu.html" text:style-name="Internet_20_link" text:visited-style-name="Visited_20_Internet_20_Link">
https://www.ukrinform.ua/rubric-regions/3732862-u-lvovi-gospitalizuvali-z-otruennam-sistoh-vidviduvaciv-fastfudu.html</text:a>
</text:p>
      <!--NEWS-->
      <text:h text:style-name="P10" text:outline-level="1">
<text:span text:style-name="T4">
周末将部分限制Lipkivsky街的交通</text:span>
</text:h>
      <text:p text:style-name="P4">
作者: Ukrinform (Person)</text:p>
      <text:p text:style-name="P4">
出版商: Укринформ (Organization)</text:p>
      <text:p text:style-name="P4">
出版时间: 2023-07-07T17:16:02+03:00</text:p>
      <text:p text:style-name="P4">
修改时间: 2023-07-07T17:16:02+03:00</text:p>
      <text:p text:style-name="P4">
描述: 在基辅，手推车的交通将于7月8日至9日关闭，并在从Hetman Pavel Skoropadsky Street到Sicheslavskaya街的那部分的道路运输大都市Vasyl Lipkivsky Street进行了部分限制的交通。  - 乌克林。</text:p>
      <text:p text:style-name="P4">
图片: ['<text:a xlink:type="simple" xlink:href="https://static.ukrinform.com/photos/2023_03/thumb_files/630_360_1678897393-922.jpg" text:style-name="Internet_20_link" text:visited-style-name="Visited_20_Internet_20_Link">
630_360_16788...</text:a>
']</text:p>
      <text:p text:style-name="P4">
标签: ['Дороги', 'Київ', 'Ремонт']</text:p>
      <text:p text:style-name="P4">
类型: Article</text:p>
      <!--METADATA-->
      <text:p text:style-name="P4">
<draw:frame draw:style-name="fr1" draw:name="Image122" text:anchor-type="as-char" svg:width="6.9236in" svg:height="3.956343in" draw:z-index="0">
<draw:image xlink:href="../Images/yкринформ/2023-07-07T17-16-02-03-00/630_360_1678897393-922.jpg" xlink:type="simple" xlink:show="embed" xlink:actuate="onLoad" draw:mime-type="image/jpeg"/>
</draw:frame>
7月8日至9日，在基辅，小车的交通将被关闭，并且在Hetman Pavel Skoropadsky Street上的大都会Vasyl Lipkivsky街的汽车运输方向有限，将关闭Sicheslavskaya街。</text:p>
      <text:p text:style-name="P4">
根据乌克林福姆的报道，它报告了<text:a xlink:type="simple" xlink:href="http://kyivcity.gov.ua/news/tsimi_vikhidnimi_bude_zakrito_rukh_troleybusiv_na_vulmitropolita_vasilya_lipkivskogo/" text:style-name="Internet_20_link" text:visited-style-name="Visited_20_Internet_20_Link">
基辅市政府。</text:a>
“ 7月8日至9日，手推车在街上的运动。 大都会Vasilylipkivsky-从街上的遗址上。 Hetman Pavel Skoropadsky到Sicheslavskaya街，”消息写道。</text:p>
      <text:p text:style-name="P4">
在此期间，路线3的手推车的移动 - 将通过塔拉斯·舍申科大道(Taras Shevchenko Boulevard)的布雷斯特大街(Brest Avenue)大街大街(Avenue Avenue)大街大街(Avenue Avenue)向地铁站的地块展示。</text:p>
      <text:p text:style-name="P4">
路线的运动№9-K的运动将从Metro-Metro“乌克兰英雄广场”的Kadetsky Grove Grove通过Shevchenko Boulevard的Brest Avenue组织。</text:p>
      <text:p text:style-name="P4">
根据KSCA的说法，运动的临时变化与从Hetmanapavla Skoropadsky街到Sicheslavskaya街的地块大都会Vasyl Lipkivsky街的建设作品有关。</text:p>
      <text:p text:style-name="P4">
此外，在大都会瓦西尔·利普基夫斯基(Vasyl Lipkivsky Street)上，公路运输将受到部分限制。</text:p>
      <text:p text:style-name="P4">
<text:span text:style-name="T4">
另请阅读：</text:span>
 <text:a xlink:type="simple" xlink:href="https://www.ukrinform.ua/rubric-kyiv/3683295-cerez-dorozni-roboti-u-stolici-zminit-ruh-avtobus-48.html" text:style-name="Internet_20_link" text:visited-style-name="Visited_20_Internet_20_Link">
通过首都的公路工作将改变公交车的运动№48</text:a>
正如乌克林福姆报道的，在中心<text:a xlink:type="simple" xlink:href="https://www.ukrinform.ua/tag-kiiv" text:style-name="Internet_20_link" text:visited-style-name="Visited_20_Internet_20_Link">
基辅</text:a>
在Bohdan Khmelnitsky的街道上，有道路表面的维修。</text:p>
      <text:p text:style-name="P4">
_foto：Getty Images _</text:p>
      <text:p text:style-name="P4">
News Source: <text:a xlink:type="simple" xlink:href="https://www.ukrinform.ua/rubric-kyiv/3732863-vihidnimi-castkovo-obmezat-ruh-po-vulici-lipkivskogo.html" text:style-name="Internet_20_link" text:visited-style-name="Visited_20_Internet_20_Link">
https://www.ukrinform.ua/rubric-kyiv/3732863-vihidnimi-castkovo-obmezat-ruh-po-vulici-lipkivskogo.html</text:a>
</text:p>
      <!--NEWS-->
      <text:h text:style-name="P10" text:outline-level="1">
<text:span text:style-name="T4">
在叙利亚，“瓦格纳”在普里戈宁期间被阻止 - 路透社</text:span>
</text:h>
      <text:p text:style-name="P4">
作者: Ukrinform (Person)</text:p>
      <text:p text:style-name="P4">
出版商: Укринформ (Organization)</text:p>
      <text:p text:style-name="P4">
出版时间: 2023-07-07T17:21:00+03:00</text:p>
      <text:p text:style-name="P4">
修改时间: 2023-07-07T23:21:00+03:00</text:p>
      <text:p text:style-name="P4">
描述: 叙利亚当局与叛乱期间的俄罗斯军事司令部一起采取了许多迅速措施，以阻止该国的瓦格纳PEC战斗机。  - 乌克林。</text:p>
      <text:p text:style-name="P4">
图片: ['<text:a xlink:type="simple" xlink:href="https://static.ukrinform.com/photos/2018_09/thumb_files/630_360_1536050716-3359.jpg" text:style-name="Internet_20_link" text:visited-style-name="Visited_20_Internet_20_Link">
630_360_15360...</text:a>
']</text:p>
      <text:p text:style-name="P4">
标签: ['Сирія', 'Російські військові', 'ПВК "Вагнера"', 'Пригожин']</text:p>
      <text:p text:style-name="P4">
类型: Article</text:p>
      <!--METADATA-->
      <text:p text:style-name="P4">
<draw:frame draw:style-name="fr1" draw:name="Image123" text:anchor-type="as-char" svg:width="6.9236in" svg:height="3.956343in" draw:z-index="0">
<draw:image xlink:href="../Images/yкринформ/2023-07-07T17-21-00-03-00/630_360_1536050716-3359.jpg" xlink:type="simple" xlink:show="embed" xlink:actuate="onLoad" draw:mime-type="image/jpeg"/>
</draw:frame>
弗拉达西里(Vladasiri)与叛乱期间的俄罗斯军事司令部一起采取了许多迅速的措施，阻止了乌克兰PEC“瓦格纳”的战斗机。</text:p>
      <text:p text:style-name="P4">
正如乌克林福姆报道的那样，它报告了<text:a xlink:type="simple" xlink:href="http://www.reuters.com/world/syria-brought-wagner-group-fighters-heel-mutiny-unfolded-russia-2023-07-07/" text:style-name="Internet_20_link" text:visited-style-name="Visited_20_Internet_20_Link">
路透</text:a>
参考知情来源。</text:p>
      <text:p text:style-name="P4">
在封锁电话中，尚未报告的措施被纳入了塔纳卡兹俄罗斯军事基地的电话，与俄罗斯联邦国防部或叙利亚联邦国防部签订了新合同。</text:p>
      <text:p text:style-name="P4">
根据两个叙利亚的消息来源，叙利亚当局已采取了这样的步骤，因为俄罗斯是阿萨德政权的主要军事伙伴 - “分散家里的事件”。</text:p>
      <text:p text:style-name="P4">
叙利亚消息人士称，叙利亚领土上有250至450人，属于恐怖分子俄罗斯PEC。 该国“ Wagnerians”数量没有官方数据。</text:p>
      <text:p text:style-name="P4">
<text:span text:style-name="T4">
另请阅读：</text:span>
 <text:a xlink:type="simple" xlink:href="https://www.ukrinform.ua/rubric-world/3732184-lukasenko-zaaviv-so-prigozin-povernuvsa-do-rosii.html" text:style-name="Internet_20_link" text:visited-style-name="Visited_20_Internet_20_Link">
Lukashenko说Prigogine已回到俄罗斯</text:a>
瓦格纳集团(Wagner Group)于2015年由俄罗斯部署在叙利亚，部署了军队来帮助巴沙尔·阿萨德(Bashar Assad)参加同行战争。</text:p>
      <text:p text:style-name="P4">
据叙利亚共和党卫队的一名高级军官称，叙利亚军方于6月23日至24日私下表达了俄罗斯事件，并担心普里戈金的叛乱会使该国俄罗斯联邦无效。</text:p>
      <text:p text:style-name="P4">
叙利亚政府，俄罗斯联邦国防部和<text:a xlink:type="simple" xlink:href="https://www.ukrinform.ua/tag-pvk-vagnera" text:style-name="Internet_20_link" text:visited-style-name="Visited_20_Internet_20_Link">
PVC“瓦格纳”</text:a>
路透社指出，他们没有回答有关有关措施的评论的疑问。 早些时候，官方的大马士革没有对纳扎科尔·普里戈宁做出回应。</text:p>
      <text:p text:style-name="P4">
<text:span text:style-name="T4">
另请阅读：</text:span>
 <text:a xlink:type="simple" xlink:href="https://www.ukrinform.ua/rubric-ato/3731792-u-rosii-pisla-zakolotu-vagnerivciv-zrosla-nedovira-do-vladi-malar.html" text:style-name="Internet_20_link" text:visited-style-name="Visited_20_Internet_20_Link">
在叛乱之后的俄罗斯“ <text:span text:style-name="T4">
瓦格纳</text:span>
 ivtsi”成熟到权力 - 画家</text:a>
正如乌克林福姆报道的那样，6月23日，瓦格纳·佩克(Wagner Pec)的“瓦格纳(Wagner)”负责人于6月23日对俄罗斯军事领导层进行了辩护，并搬到了莫斯科。</text:p>
      <text:p text:style-name="P4">
<text:span text:style-name="T5">
foto：sbu</text:span>
</text:p>
      <text:p text:style-name="P4">
News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Chaputova：乌克兰表明，伟大的力量不能总是决定他们的意志</text:span>
</text:h>
      <text:p text:style-name="P4">
作者: Ukrinform (Person)</text:p>
      <text:p text:style-name="P4">
出版商: Укринформ (Organization)</text:p>
      <text:p text:style-name="P4">
出版时间: 2023-07-07T17:24:00+03:00</text:p>
      <text:p text:style-name="P4">
修改时间: 2023-07-07T17:24:00+03:00</text:p>
      <text:p text:style-name="P4">
描述: 乌克兰对俄罗斯侵略的抵抗一直表明，大国不能总是在500天内决定他们的意志，而领导公平辩护的人可以成功。  - 乌克林。</text:p>
      <text:p text:style-name="P4">
图片: ['<text:a xlink:type="simple" xlink:href="https://static.ukrinform.com/photos/2023_07/thumb_files/630_360_1688739876-734.jpg" text:style-name="Internet_20_link" text:visited-style-name="Visited_20_Internet_20_Link">
630_360_16887...</text:a>
']</text:p>
      <text:p text:style-name="P4">
标签: ['Словаччина', 'Зеленський', 'Чапутова', 'Війна з Росією']</text:p>
      <text:p text:style-name="P4">
类型: Article</text:p>
      <!--METADATA-->
      <text:p text:style-name="P4">
<draw:frame draw:style-name="fr1" draw:name="Image124" text:anchor-type="as-char" svg:width="6.9236in" svg:height="3.956343in" draw:z-index="0">
<draw:image xlink:href="../Images/yкринформ/2023-07-07T17-24-00-03-00/630_360_1688739876-734.jpg" xlink:type="simple" xlink:show="embed" xlink:actuate="onLoad" draw:mime-type="image/jpeg"/>
</draw:frame>
在500天的时间里，俄罗斯的侵略表明，大国总是可以决定自己的意志，而领导公平辩护的人可以成功。</text:p>
      <text:p text:style-name="P4">
斯洛伐克Zuzan签发总统在与通讯员布拉迪斯拉瓦的乌克兰州元首联合会议上举行的新闻发布会上指出。</text:p>
      <text:p text:style-name="P4">
视频：<text:a xlink:type="simple" xlink:href="https://www.facebook.com/president.gov.ua/videos/1071951317114540/" text:style-name="Internet_20_link" text:visited-style-name="Visited_20_Internet_20_Link">
OP</text:a>
“明天是俄罗斯全面入侵乌克兰的第500天。 这是乌克兰牢不可破的500天，这表明伟大的人不能总是向较小的国家决定他们的意愿，而领导公平辩护的人可以成功。”</text:p>
      <text:p text:style-name="P4">
她向[斯洛伐克]保证(https://www.ukrinform.ua/tag-slovaccina)他相信乌克兰在抵消俄罗斯侵略方面取得了成功，因此它支持和平 - 官员，这应该导致公平的和平，同时保留乌克兰的保护和领土完整性。</text:p>
      <text:p text:style-name="P4">
“我们支持您的和平公式，这是一个有前途的解决方案(崩溃)俄罗斯侵略，”斯洛伐克总统说。</text:p>
      <text:p text:style-name="P4">
<text:span text:style-name="T4">
另请阅读：</text:span>
 <text:a xlink:type="simple" xlink:href="https://www.ukrinform.ua/rubric-ato/3732843-ukraina-otrimae-vid-slovaccini-se-16-gaubic-zuzana-2.html" text:style-name="Internet_20_link" text:visited-style-name="Visited_20_Internet_20_Link">
乌克兰将从斯洛伐克收到另外16章Zuzana 2</text:a>
她指出，在去乌克兰旅行中，她看到了被俄罗斯侵略者摧毁的人们的基础设施和苦难，但伊贝利人民的桥梁也被重建，战后决心恢复该国。</text:p>
      <text:p text:style-name="P4">
“对于其他州和斯洛伐克来说，这是一个重要的话题。 这是一个机会，可以与希望参加乌克兰重建的斯洛伐克公司提供自信的工作。”</text:p>
      <text:p text:style-name="P4">
<text:span text:style-name="T4">
另请阅读：</text:span>
 <text:a xlink:type="simple" xlink:href="https://www.ukrinform.ua/rubric-ato/3732851-ukraina-zacikavlena-u-kupivli-ta-virobnictvi-zi-slovaccinou-tehniki-dla-rozminuvanna-zelenskij.html" text:style-name="Internet_20_link" text:visited-style-name="Visited_20_Internet_20_Link">
乌克兰有兴趣购买和生产用于Demining的设备变体-Zelensky</text:a>
据报道，沃迪米尔·Zelenskyy总统在星期五在斯洛伐克。 在此之前，他访问了捷克共和国和保加利亚。</text:p>
      <text:p text:style-name="P4">
_foto：op _</text:p>
      <text:p text:style-name="P4">
News Source: <text:a xlink:type="simple" xlink:href="https://www.ukrinform.ua/rubric-polytics/3732866-caputova-ukraina-pokazala-so-veliki-derzavi-ne-zavzdi-mozut-diktuvati-svou-volu.html" text:style-name="Internet_20_link" text:visited-style-name="Visited_20_Internet_20_Link">
https://www.ukrinform.ua/rubric-polytics/3732866-caputova-ukraina-pokazala-so-veliki-derzavi-ne-zavzdi-mozut-diktuvati-svou-volu.html</text:a>
</text:p>
      <!--NEWS-->
      <text:h text:style-name="P10" text:outline-level="1">
<text:span text:style-name="T4">
几周内，政府在几周内分配了超过160亿补贴。</text:span>
</text:h>
      <text:p text:style-name="P4">
作者: Ukrinform (Person)</text:p>
      <text:p text:style-name="P4">
出版商: Укринформ (Organization)</text:p>
      <text:p text:style-name="P4">
出版时间: 2023-07-07T17:24:31+03:00</text:p>
      <text:p text:style-name="P4">
修改时间: 2023-07-07T17:24:31+03:00</text:p>
      <text:p text:style-name="P4">
描述: 在过去的几周中，部长的内阁已将UAH 160亿欧元分配给该地区，以进行恢复和转型的报告。  - 乌克林。</text:p>
      <text:p text:style-name="P4">
图片: ['<text:a xlink:type="simple" xlink:href="https://static.ukrinform.com/photos/2023_03/thumb_files/630_360_1677851425-181.jpg" text:style-name="Internet_20_link" text:visited-style-name="Visited_20_Internet_20_Link">
630_360_16778...</text:a>
']</text:p>
      <text:p text:style-name="P4">
标签: ['Гроші', 'Шмигаль', 'Відбудова']</text:p>
      <text:p text:style-name="P4">
类型: Article</text:p>
      <!--METADATA-->
      <text:p text:style-name="P4">
<draw:frame draw:style-name="fr1" draw:name="Image125" text:anchor-type="as-char" svg:width="6.9236in" svg:height="3.956343in" draw:z-index="0">
<draw:image xlink:href="../Images/yкринформ/2023-07-07T17-24-31-03-00/630_360_1677851425-181.jpg" xlink:type="simple" xlink:show="embed" xlink:actuate="onLoad" draw:mime-type="image/jpeg"/>
</draw:frame>
在过去的几周中，部长的内阁已分配了160亿英镑的UAH，用于恢复和转型项目。</text:p>
      <text:p text:style-name="P4">
关于这位总理丹尼斯·施米加尔(Denis Shmigal)(http://t.me/Denys_Smyhal/5573)在一次政府会议上，乌克林福姆报道。</text:p>
      <text:p text:style-name="P4">
“在过去的几周中，我们分配了160亿3.69亿UAH，以进行补贴的恢复和转型。 这是一个非常大量的数量，可让您显示所有乌克兰人都感受到的非常具体的结果。”(https://www.ukrinform.ua/tag-smigal)。</text:p>
      <text:p text:style-name="P4">
据他介绍，基辅地区获得了UAH 45亿，哈尔基夫-25亿，ZHYTOMYR -UAH 15亿，Zaporizhzhia，Zaporizhzhia和Odessa地区-10亿UAH，SUMY -UAH -8.37亿，Nikolaev -Nikolaev -Nikolaev -Nikolaev -817亿，Poltava，Poltava。 Dnipropetrovsk -UAH 6.63亿，Kherson地区-UAH 5.63亿。</text:p>
      <text:p text:style-name="P4">
不幸的是，政府负责人补充说，在使用这些资金的地方太慢了。</text:p>
      <text:p text:style-name="P4">
“今天，他们与OVA领导人举行了一次会议，认为问题是有问题的问题，发现什么是什么使我们无法更快地移动。 我希望在下一次会议上，基础设施部和恢复将加速重建过程的决策的代理机构，” Shmigal补充说。</text:p>
      <text:p text:style-name="P4">
*!(https://www.ukrinform.ua/rubric-vidbudova/3732490-patnadcat-ukrainskih-regioniv-vidbuduut-26-naselenih-punktiv-pravobereznoi-hersonsini.html)正如乌克林福姆(Ukrinform)报道的那样，总理在本周表示，从基金待遇中，俄罗斯武装侵略的后果，现在已经积累了近620亿UAH，UAH 237亿UAH已被分发进行重建。</text:p>
      <text:p text:style-name="P4">
News Source: <text:a xlink:type="simple" xlink:href="https://www.ukrinform.ua/rubric-vidbudova/3732865-urad-za-kilka-tizniv-vidiliv-regionam-ponad-16-milardiv-subvencii-na-vidnovlenna-smigal.html" text:style-name="Internet_20_link" text:visited-style-name="Visited_20_Internet_20_Link">
https://www.ukrinform.ua/rubric-vidbudova/3732865-urad-za-kilka-tizniv-vidiliv-regionam-ponad-16-milardiv-subvencii-na-vidnovlenna-smigal.html</text:a>
</text:p>
      <!--NEWS-->
      <text:h text:style-name="P10" text:outline-level="1">
<text:span text:style-name="T4">
Zelensky-关于北约峰会：俄罗斯非常喜欢联盟的弱点和分离</text:span>
</text:h>
      <text:p text:style-name="P4">
作者: Ukrinform (Person)</text:p>
      <text:p text:style-name="P4">
出版商: Укринформ (Organization)</text:p>
      <text:p text:style-name="P4">
出版时间: 2023-07-07T17:29:34+03:00</text:p>
      <text:p text:style-name="P4">
修改时间: 2023-07-07T17:29:34+03:00</text:p>
      <text:p text:style-name="P4">
描述: 总统沃迪米尔·泽伦斯基（Volodymyr Zelenskyy）期望北约在维尔纽斯峰会（Vilnius Summit）中将北约团结一致，并敦促防止出售俄罗斯联合会因联盟的弱点而出售。  - 乌克林。</text:p>
      <text:p text:style-name="P4">
图片: ['<text:a xlink:type="simple" xlink:href="https://static.ukrinform.com/photos/2023_07/thumb_files/630_360_1688739875-564.jpg" text:style-name="Internet_20_link" text:visited-style-name="Visited_20_Internet_20_Link">
630_360_16887...</text:a>
']</text:p>
      <text:p text:style-name="P4">
标签: ['Саміт НАТО', 'Росія', 'Зеленський']</text:p>
      <text:p text:style-name="P4">
类型: Article</text:p>
      <!--METADATA-->
      <text:p text:style-name="P4">
<draw:frame draw:style-name="fr1" draw:name="Image126" text:anchor-type="as-char" svg:width="6.9236in" svg:height="3.956343in" draw:z-index="0">
<draw:image xlink:href="../Images/yкринформ/2023-07-07T17-29-34-03-00/630_360_1688739875-564.jpg" xlink:type="simple" xlink:show="embed" xlink:actuate="onLoad" draw:mime-type="image/jpeg"/>
</draw:frame>
总统洛德米尔·泽伦斯基(Lordimir Zelensky)期望北约在维尔纽斯峰会(Vilnius Summit)中统一，并敦促阻止实施俄罗斯联邦对联盟弱点的计算。</text:p>
      <text:p text:style-name="P4">
他在与斯洛伐克Zuzana Chaputova总统的联合[新闻发布会]中说。(http://www.youtube.com/watch?v=Q4MkwAV7mDg&amp;ab_channel=%D0%9E%D1%84%D1%96%D1%81%D0%9F%D1%80%D0%B5%D0%B7%D0%B8%D0%B4%D0%B5%D0%BD%D1%82%D0%B0%D0%A3%D0%BA%D1%80%D0%B0%D1%97%D0%BD%D0%B8)在Bratislava，Ukrinform通讯员报告。</text:p>
      <text:p text:style-name="P4">
“我相信瑞典的问题尚未得到解决，乌克兰关于邀请的信号问题，我认为这是没有统一性的，这是联盟的威胁。 因此，我们期望最积极的结果或至少这种积极的方法。 这对于世界的安全非常重要。此外，侵略者的局势取决于俄罗斯联邦，因为俄罗斯非常明显的是，世界在联盟中表现出弱和分离，这是不可能允许的。” <text:a xlink:type="simple" xlink:href="https://www.ukrinform.ua/tag-zelenskij" text:style-name="Internet_20_link" text:visited-style-name="Visited_20_Internet_20_Link">
Zelensky</text:a>
。</text:p>
      <text:p text:style-name="P4">
此外，他指出，乌克兰北约峰会期望有新的国防包，强调他们应该提供明确的条款而不是诺言。</text:p>
      <text:p text:style-name="P4">
总统还回忆说，峰会的田野将在北约会员之前讨论乌克兰的安全。</text:p>
      <text:p text:style-name="P4">
国家元首指出，目前尚无最终决定在维尔纽斯做出。</text:p>
      <text:p text:style-name="P4">
“我们正在研究北约峰会的结果。 这是一项非常困难的工作。无论如何，我们一定会战斗。” Zelensky补充说。</text:p>
      <text:p text:style-name="P4">
<text:span text:style-name="T4">
另请阅读：</text:span>
 <text:a xlink:type="simple" xlink:href="https://www.ukrinform.ua/rubric-polytics/3732853-gensek-nato-ukraina-na-moment-zaversenna-vijni-mae-otrimati-zapobizniki-vid-povtorenna-ataki-rf.html" text:style-name="Internet_20_link" text:visited-style-name="Visited_20_Internet_20_Link">
北约秘书长：战争时乌克兰应防止保险公司重复俄罗斯联邦的袭击</text:a>
据报道，7月11日至12日，将在维尔纽斯举行北约峰会，其中之一将继续在乌克兰进行反俄罗斯侵略的斗争，并采取措施加强克制和国防体系。</text:p>
      <text:p text:style-name="P4">
_foto：op _</text:p>
      <text:p text:style-name="P4">
News Source: <text:a xlink:type="simple" xlink:href="https://www.ukrinform.ua/rubric-polytics/3732871-zelenskij-pro-samit-nato-rosia-duze-rozrahovue-na-slabkist-i-rozednanist-v-alansi.html" text:style-name="Internet_20_link" text:visited-style-name="Visited_20_Internet_20_Link">
https://www.ukrinform.ua/rubric-polytics/3732871-zelenskij-pro-samit-nato-rosia-duze-rozrahovue-na-slabkist-i-rozednanist-v-alansi.html</text:a>
</text:p>
      <!--NEWS-->
      <text:h text:style-name="P10" text:outline-level="1">
<text:span text:style-name="T4">
Prozorro市场成为大多数药物购买的平台</text:span>
</text:h>
      <text:p text:style-name="P4">
作者: Ukrinform (Person)</text:p>
      <text:p text:style-name="P4">
出版商: Укринформ (Organization)</text:p>
      <text:p text:style-name="P4">
出版时间: 2023-07-07T17:33:00+03:00</text:p>
      <text:p text:style-name="P4">
修改时间: 2023-07-07T17:33:00+03:00</text:p>
      <text:p text:style-name="P4">
描述: 政府已更改公共采购程序。 从现在开始，如果购买金额超过5万人Hryvnias，并且药物包括在适当的列表中，则应通过Prozorro Market Electronic目录进行此类购买。  - 乌克林。</text:p>
      <text:p text:style-name="P4">
图片: ['<text:a xlink:type="simple" xlink:href="https://static.ukrinform.com/photos/2018_08/thumb_files/630_360_1535285334-9009.jpg" text:style-name="Internet_20_link" text:visited-style-name="Visited_20_Internet_20_Link">
630_360_15352...</text:a>
']</text:p>
      <text:p text:style-name="P4">
标签: ['Кабмін', 'Ліки', 'ProZorro']</text:p>
      <text:p text:style-name="P4">
类型: Article</text:p>
      <!--METADATA-->
      <text:p text:style-name="P4">
<draw:frame draw:style-name="fr1" draw:name="Image127" text:anchor-type="as-char" svg:width="6.9236in" svg:height="3.956343in" draw:z-index="0">
<draw:image xlink:href="../Images/yкринформ/2023-07-07T17-33-00-03-00/630_360_1535285334-9009.jpg" xlink:type="simple" xlink:show="embed" xlink:actuate="onLoad" draw:mime-type="image/jpeg"/>
</draw:frame>
政府在公共采购药品中。 从现在开始，如果估计量超过5万人Hryvnias，而药物包括参考列表，则此类购买应归因于Prozorro市场具有电子功能。</text:p>
      <text:p text:style-name="P4">
根据乌克林福姆的说法，相应的决定于2023年7月7日在乌克兰部长的会议上批准，报告<text:a xlink:type="simple" xlink:href="https://www.me.gov.ua/News/Detail" text:style-name="Internet_20_link" text:visited-style-name="Visited_20_Internet_20_Link">
新闻服务</text:a>
。</text:p>
      <text:p text:style-name="P4">
“从现在开始，如果购买量超过5万，而<text:a xlink:type="simple" xlink:href="https://www.ukrinform.ua/tag-liki" text:style-name="Internet_20_link" text:visited-style-name="Visited_20_Internet_20_Link">
药品</text:a>
它们被包括在列表中，此类购买应通过要求报价的价格通过Prozorro市场的电子目录进行。 我们预计，到年底，此类购买的总金额将达到UAH 20亿美元，预期的节省将从20％获得与公开竞标价格相比，可以达到4亿UAH，” Nadiya Bigun说。 ，乌克兰经济副部长。</text:p>
      <text:p text:style-name="P4">
<text:span text:style-name="T4">
另请阅读：</text:span>
 <text:a xlink:type="simple" xlink:href="https://www.ukrinform.ua/rubric-society/3732525-dostupni-liki-rozsirat-preparatami-dla-znebolenna-i-deakimi-medvirobami.html" text:style-name="Internet_20_link" text:visited-style-name="Visited_20_Internet_20_Link">
“ <text:span text:style-name="T4">
可用</text:span>
 <text:span text:style-name="T4">
药物</text:span>
” <text:span text:style-name="T4">
扩展</text:span>
 <text:span text:style-name="T4">
 </text:span>
 by drugs <text:span text:style-name="T4">
<text:span text:style-name="T5">
* </text:span>
* </text:span>
 <text:span text:style-name="T4">
 </text:span>
 <text:span text:style-name="T4">
 </text:span>
麻醉<text:span text:style-name="T4">
 </text:span>
和<text:span text:style-name="T4">
有些* * </text:span>
 ** *</text:a>
根据她的说法，通过Prozorro市场购买的价格较低，提供了更多的供应商报价。 分析表明，在今年年初，当使用购买药品时，使用电子目录工具时，平均购买次数为4.58。 为了进行比较，当使用乐器陈述的招标时，购买平均为2.19名参与者。</text:p>
      <text:p text:style-name="P4">
预计将通过新供应商的参与并确保潜在客户的非歧视来实现节省。 此外，医疗客户将花费的时间和精力少于使用开放式招标工具。</text:p>
      <text:p text:style-name="P4">
如果未通过要求供应商的提案来购买电子目录，则应通过使用开放式招标购买客户，而不会增加采购的期望。 或者他可以重新要求电子目录中供应商的价格。政府批准了160多个名称的药品和医疗产品。 它是基于对2022年在Prozorro市场电子目录的医疗部分中对客户购买最多的职位的分析组成的。</text:p>
      <text:p text:style-name="P4">
正如Krinform报道的那样，Prozorro市场管理员是三个集中组织。 专业购买充满了消费者目录，乌克兰的医疗采购 - 药品和医疗产品，SE“乌克兰特殊系统”  - 计算机设备和软件。 如今，Prozorro市场的范围约为3000个熟练供应商。</text:p>
      <text:p text:style-name="P4">
News Source: <text:a xlink:type="simple" xlink:href="https://www.ukrinform.ua/rubric-economy/3732873-prozorro-market-stav-platformou-dla-zakupivel-bilsosti-likarskih-zasobiv.html" text:style-name="Internet_20_link" text:visited-style-name="Visited_20_Internet_20_Link">
https://www.ukrinform.ua/rubric-economy/3732873-prozorro-market-stav-platformou-dla-zakupivel-bilsosti-likarskih-zasobiv.html</text:a>
</text:p>
      <!--NEWS-->
      <text:h text:style-name="P10" text:outline-level="1">
<text:span text:style-name="T4">
北约国家可以单独决定是否给乌克兰磁带弹药 - 斯托尔滕贝格</text:span>
</text:h>
      <text:p text:style-name="P4">
作者: Ukrinform (Person)</text:p>
      <text:p text:style-name="P4">
出版商: Укринформ (Organization)</text:p>
      <text:p text:style-name="P4">
出版时间: 2023-07-07T17:35:06+03:00</text:p>
      <text:p text:style-name="P4">
修改时间: 2023-07-07T17:35:06+03:00</text:p>
      <text:p text:style-name="P4">
描述: 北约盟友在使用集群（盒式）弹药方面没有一个立场，因此向乌克兰提供此类武器的问题在每个联盟国家的能力之内。  - 乌克林。</text:p>
      <text:p text:style-name="P4">
图片: ['<text:a xlink:type="simple" xlink:href="https://static.ukrinform.com/photos/2020_02/thumb_files/630_360_1581518176-133.jpg" text:style-name="Internet_20_link" text:visited-style-name="Visited_20_Internet_20_Link">
630_360_15815...</text:a>
']</text:p>
      <text:p text:style-name="P4">
标签: ['НАТО', 'Столтенберг', 'Україна', 'Боєприпаси', 'Війна з Росією']</text:p>
      <text:p text:style-name="P4">
类型: Article</text:p>
      <!--METADATA-->
      <text:p text:style-name="P4">
<draw:frame draw:style-name="fr1" draw:name="Image128" text:anchor-type="as-char" svg:width="6.9236in" svg:height="3.956343in" draw:z-index="0">
<draw:image xlink:href="../Images/yкринформ/2023-07-07T17-35-06-03-00/630_360_1581518176-133.jpg" xlink:type="simple" xlink:show="embed" xlink:actuate="onLoad" draw:mime-type="image/jpeg"/>
</draw:frame>
北约盟友在使用集群方面没有一个位置(塔瑟)弹药，因此提供这种武器的乌克兰的问题是每个联盟国家的能力。</text:p>
      <text:p text:style-name="P4">
这是由乌克利福德通讯员报告的布鲁塞尔联盟詹斯·斯托尔滕贝格(Jens Jens Stoltenberg)的秘书长詹斯·斯托尔滕贝格(Jens Stoltenberg)表示。</text:p>
      <text:p text:style-name="P4">
“这取决于成员国 - 决定提供乌克兰的武器类型。盟国已经同意，我们应该继续提供武器和弹药，包括德国在内的它们为混乱提供了不同类型的武器。 至于集群弹药 - 盟友之间有区别(在位置)：有些人已经签署了有关赌场弹药录像带的大会，反对乌克兰的交付，另一些人没有签署这样的惯例。”(http://www.ukrinform.ua/tag-nato)。</text:p>
      <text:p text:style-name="P4">
他指出，由于北约盟国的位置上的这种差异，联盟在使用这种弹药方面没有确定的位置。</text:p>
      <text:p text:style-name="P4">
<text:span text:style-name="T4">
另请阅读：</text:span>
北约<text:a xlink:type="simple" xlink:href="https://www.ukrinform.ua/rubric-ato/3732789-nato-uvazno-stezit-za-rozvitkom-situacii-navkolo-zaporizkoi-aes-stoltenberg.html" text:style-name="Internet_20_link" text:visited-style-name="Visited_20_Internet_20_Link">
北约密切监视周围Zaporozhye Npp的情况的发展 -  <text:span text:style-name="T4">
 Stoltenberg </text:span>
</text:a>
根据斯托尔滕贝格的说法，乌克兰战争中已经使用了集群弹药。 但是，如果俄罗斯申请他们进攻和继续着色，那么乌克兰人需要这种弹药才能防止侵略者。</text:p>
      <text:p text:style-name="P4">
“所有盟友，无论他们是否签署了公约，都同意乌克兰的军事援助。 但是，斯托尔滕贝格强调说：“但是，武器或类型的跑步者的类型将由联盟国家决定。”</text:p>
      <text:p text:style-name="P4">
据报道，德国外交部长安娜伦·贝贝夫(Annalen Berbbov)反对将盒式弹药转移到乌克兰，因为德国签署了有关此类武器限制的公约。</text:p>
      <text:p text:style-name="P4">
<text:span text:style-name="T4">
另请阅读：</text:span>
 <text:a xlink:type="simple" xlink:href="https://www.ukrinform.ua/rubric-polytics/3732853-gensek-nato-ukraina-na-moment-zaversenna-vijni-mae-otrimati-zapobizniki-vid-povtorenna-ataki-rf.html" text:style-name="Internet_20_link" text:visited-style-name="Visited_20_Internet_20_Link">
秘书 - 一般<text:span text:style-name="T4">
北约</text:span>
：战争时乌克兰应保持保险丝，以重复俄罗斯联邦的袭击</text:a>
盒式弹药大会是在So``过程''中制定的，并于2008年5月在都柏林采用(爱尔兰). Цей документ буввідкритий до підписання у грудні 2008 року та набув чинності у серпні 2010року.</text:p>
      <text:p text:style-name="P4">
News Source: <text:a xlink:type="simple" xlink:href="https://www.ukrinform.ua/rubric-ato/3732875-kraini-nato-okremo-mozut-virisuvati-ci-davati-ukraini-kasetni-boepripasi-stoltenberg.html" text:style-name="Internet_20_link" text:visited-style-name="Visited_20_Internet_20_Link">
https://www.ukrinform.ua/rubric-ato/3732875-kraini-nato-okremo-mozut-virisuvati-ci-davati-ukraini-kasetni-boepripasi-stoltenberg.html</text:a>
</text:p>
      <!--NEWS-->
      <text:h text:style-name="P10" text:outline-level="1">
<text:span text:style-name="T4">
在维尔纽斯（Vilnius），露天开幕了有关乌克兰的Holodomor和俄罗斯战争的展览</text:span>
</text:h>
      <text:p text:style-name="P4">
作者: Ukrinform (Person)</text:p>
      <text:p text:style-name="P4">
出版商: Укринформ (Organization)</text:p>
      <text:p text:style-name="P4">
出版时间: 2023-07-07T17:43:00+03:00</text:p>
      <text:p text:style-name="P4">
修改时间: 2023-07-07T17:43:00+03:00</text:p>
      <text:p text:style-name="P4">
描述: 一个独特的横幅展览“作为武器的饥饿：1932  -  1933年，2022年”在北约峰会前夕的苏联占领受害者的纪念碑附近开放。  - 乌克林。</text:p>
      <text:p text:style-name="P4">
图片: ['<text:a xlink:type="simple" xlink:href="https://static.ukrinform.com/photos/2023_07/thumb_files/630_360_1688735419-696.jpg" text:style-name="Internet_20_link" text:visited-style-name="Visited_20_Internet_20_Link">
630_360_16887...</text:a>
']</text:p>
      <text:p text:style-name="P4">
标签: ['Голодомор', 'Литва', 'Посольство', 'Виставка', 'Війна з Росією']</text:p>
      <text:p text:style-name="P4">
类型: Article</text:p>
      <!--METADATA-->
      <text:p text:style-name="P4">
<draw:frame draw:style-name="fr1" draw:name="Image129" text:anchor-type="as-char" svg:width="6.9236in" svg:height="3.956343in" draw:z-index="0">
<draw:image xlink:href="../Images/yкринформ/2023-07-07T17-43-00-03-00/630_360_1688735419-696.jpg" xlink:type="simple" xlink:show="embed" xlink:actuate="onLoad" draw:mime-type="image/jpeg"/>
</draw:frame>
苏联占领的受害者的背心在峰会前夕，在立陶宛首都，他们举办了独特的横幅展览“饥饿作为武器：1932  -  1933年，2022年”。</text:p>
      <text:p text:style-name="P4">
根据乌克林福姆的说法，在[Facebook]上(https://www.facebook.com/petro.beshta/posts/pfbid02jko7iLoqYaeV39umtVZLJ8eQRifbJsdG2dzi8BozpzFHujXLtCVLHUUnaRsHgnokl)乌克兰驻立陶宛彼得·贝什塔(Petro Beshta)的大使报道。</text:p>
      <text:p text:style-name="P4">
“展览是由“乌克兰艺术家的眼睛”和乌克兰现代悲剧局势的照片中的绘画照片形成的。它揭示了乌克兰历史上最悲惨的阶段的主题极权政权得到了加强，他今天正在经历。”他写道。</text:p>
      <text:p text:style-name="P4">
大使先生强调，俄罗斯不仅对军事和平民基础设施的关键物体造成空袭，并杀死了乌克兰人，而且再次站在乌克兰占领领土上的谷物和其他产品。 凯瑟诺(Caeserno)在世界市场上出售俄罗斯，为对乌克兰的入侵战争提供了进一步的资金。</text:p>
      <text:p text:style-name="P4">
“俄罗斯不仅饿死了乌克兰，而且还依赖乌克兰的国家。非洲和亚洲的数百万人民也遭受了农场基础设施的破坏和乌克兰粮仓出口的封锁，” Petro Besta补充说。</text:p>
      <text:p text:style-name="P4">
乌克兰外交官对立陶宛居民的种族灭绝研究中心和抵抗中心主任表示衷心的感谢(立陶宛种族灭绝和抵抗研究中心)Arunas BubnisArūnasBubnys，占领博物馆塔博罗特巴的主任(占领与自由博物馆)纳塔利娅·拉夫罗瓦(Natalia Lavrova)女士的负责人雷·雷姆(Remihius Chernyusuremigijus都市)，设计师和机构的所有工作人员，主动和组织在维尔纽斯(Vilnius)开设展览，并组织了乌克兰的支持。</text:p>
      <text:p text:style-name="P4">
展览“作为武器的饥饿：1932年至1933年，2022年”将在三个月内继续进行：AukųG。 2a，维尔纽斯).</text:p>
      <text:p text:style-name="P4">
乌克兰驻立陶宛Petro Beshta的大使以及立陶宛的副杂草群落都参加了该活动。</text:p>
      <text:p text:style-name="P4">
纪念第二次世界大战受害者的仪式也举行了大使馆，乌克兰社区，维尔纽斯乌克兰学校的学生和老师以及立陶宛的客人和居民。</text:p>
      <text:p text:style-name="P4">
<text:span text:style-name="T5">
foto：petro bashta / facebook</text:span>
</text:p>
      <text:p text:style-name="P4">
News Source: <text:a xlink:type="simple" xlink:href="https://www.ukrinform.ua/rubric-diaspora/3732817-u-vilnusi-prosto-neba-vidkrili-vistavku-pro-golodomor-i-rosijsku-vijnu-v-ukraini.html" text:style-name="Internet_20_link" text:visited-style-name="Visited_20_Internet_20_Link">
https://www.ukrinform.ua/rubric-diaspora/3732817-u-vilnusi-prosto-neba-vidkrili-vistavku-pro-golodomor-i-rosijsku-vijnu-v-ukraini.html</text:a>
</text:p>
      <!--NEWS-->
      <text:h text:style-name="P10" text:outline-level="1">
<text:span text:style-name="T4">
法院罚款UOC -MP的牧师，在军事十字架的葬礼上击败了PCU的“对手”</text:span>
</text:h>
      <text:p text:style-name="P4">
作者: Ukrinform (Person)</text:p>
      <text:p text:style-name="P4">
出版商: Укринформ (Organization)</text:p>
      <text:p text:style-name="P4">
出版时间: 2023-07-07T17:45:00+03:00</text:p>
      <text:p text:style-name="P4">
修改时间: 2023-07-07T17:45:00+03:00</text:p>
      <text:p text:style-name="P4">
描述: 法院对UOC -MP的牧师罚款，并命令他为中央支持者的道德损害赔偿，他在堕落的战士的葬礼上殴打了中央支持者。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Похорон', 'УПЦ МП', 'Вінниччина', 'Військові', 'Побиття', 'Священник', 'Православна церква України']</text:p>
      <text:p text:style-name="P4">
类型: Article</text:p>
      <!--METADATA-->
      <text:p text:style-name="P4">
<draw:frame draw:style-name="fr1" draw:name="Image135" text:anchor-type="as-char" svg:width="6.9236in" svg:height="3.956343in" draw:z-index="0">
<draw:image xlink:href="../Images/yкринформ/2023-07-07T17-45-00-03-00/630_360_1514464397-1884.jpg" xlink:type="simple" xlink:show="embed" xlink:actuate="onLoad" draw:mime-type="image/jpeg"/>
</draw:frame>
他审判了UOC -MP的牧师，并迫使他向PCU中央中央服务部门的海外损害支付赔偿，他在死者的葬礼上殴打了PCU。</text:p>
      <text:p text:style-name="P4">
适当的<text:a xlink:type="simple" xlink:href="https://reyestr.court.gov.ua/Review/111966381" text:style-name="Internet_20_link" text:visited-style-name="Visited_20_Internet_20_Link">
句子</text:a>
乌克林福姆报道，文尼特地区的Vintoshmashpil地区法院。</text:p>
      <text:p text:style-name="P4">
值得注意的是，该事件发生在2022年7月22日，在死去的士兵亚历山大·齐纳(Alexander Zina)的葬礼期间，在Yalanetstulchyn区村。 纠纷结束后，牧师的国会议员袭击了他的同事，并击中了金属十字架，造成了人身伤害。</text:p>
      <text:p text:style-name="P4">
<text:span text:style-name="T4">
另请阅读：</text:span>
 [<text:span text:style-name="T4">
冲突</text:span>
 khmelnytskyi **：权力驳斥了UOC -MP在亲戚大喊“羞耻”(https://www.ukrinform.ua/rubric-regions/3727734-konflikt-na-hmelniccini-vlada-sprostovue-so-virani-upc-mp-kricali-ganba-rodicam-zagiblogo-voina.html)托马什皮尔斯基地方法院裁定被告犯有《艺术》第1部分犯罪的罪行。 乌克兰的《刑法》第125条，对轻微的身体伤害处以惩罚。 Mpsuud UOC的牧师是以45个不可征用的公民收入最低罚款的形式，即765 UAH。</text:p>
      <text:p text:style-name="P4">
法院还部分满足了由PCU的牧师犯罪犯罪造成的非金钱损害的民事要求，这有义务支付5000名HRYVNIA的受害者的高位造成的非金钱损害。</text:p>
      <text:p text:style-name="P4">
<text:span text:style-name="T4">
另请阅读：</text:span>
 <text:a xlink:type="simple" xlink:href="https://www.ukrinform.ua/rubric-regions/3727775-na-kirovogradsini-se-odna-parafia-perejsla-do-pcu.html" text:style-name="Internet_20_link" text:visited-style-name="Visited_20_Internet_20_Link">
在Kirovohrad地区，另一个教区去了PCU</text:a>
除非已提起诉讼，否则法院应在上诉上诉届满后生效。</text:p>
      <text:p text:style-name="P4">
正如乌克林福姆报道的SBU <text:a xlink:type="simple" xlink:href="https://www.ukrinform.ua/rubric-regions/3732741-vidkrili-spravu-proti-nastoatela-hramu-upc-mp-akij-dopomagav-deportuvati-ukrainciv-u-bilorus.html" text:style-name="Internet_20_link" text:visited-style-name="Visited_20_Internet_20_Link">
</text:a>
<text:a xlink:type="simple" xlink:href="https://www.ukrinform.ua/rubric-regions/3732741-vidkrili-spravu-proti-nastoatela-hramu-upc-mp-akij-dopomagav-deportuvati-ukrainciv-u-bilorus.html" text:style-name="Internet_20_link" text:visited-style-name="Visited_20_Internet_20_Link">
开放刑事诉讼</text:a>
至于UOC寺的校长(MP)在临时扣押基辅地区Borodyanka村时，与俄罗斯入侵者合作。</text:p>
      <text:p text:style-name="P4">
News Source: <text:a xlink:type="simple" xlink:href="https://www.ukrinform.ua/rubric-regions/3732880-sud-ostrafuvav-svasennika-upc-mp-akij-na-pohoroni-vijskovogo-hrestom-pobiv-oponenta-z-pcu.html" text:style-name="Internet_20_link" text:visited-style-name="Visited_20_Internet_20_Link">
https://www.ukrinform.ua/rubric-regions/3732880-sud-ostrafuvav-svasennika-upc-mp-akij-na-pohoroni-vijskovogo-hrestom-pobiv-oponenta-z-pcu.html</text:a>
</text:p>
      <!--NEWS-->
      <text:h text:style-name="P10" text:outline-level="1">
<text:span text:style-name="T4">
政府批准了EIB的吸引力。</text:span>
</text:h>
      <text:p text:style-name="P4">
作者: Ukrinform (Person)</text:p>
      <text:p text:style-name="P4">
出版商: Укринформ (Organization)</text:p>
      <text:p text:style-name="P4">
出版时间: 2023-07-07T17:50:29+03:00</text:p>
      <text:p text:style-name="P4">
修改时间: 2023-07-07T17:50:29+03:00</text:p>
      <text:p text:style-name="P4">
描述: 部长的内阁做出决定，可以吸引与欧洲投资银行地区开发的两个重要项目相关的两个重要项目。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ЄІБ', 'Уряд', 'Відбудова', 'Відновлення України']</text:p>
      <text:p text:style-name="P4">
类型: Article</text:p>
      <!--METADATA-->
      <text:p text:style-name="P4">
<draw:frame draw:style-name="fr1" draw:name="Image136" text:anchor-type="as-char" svg:width="6.9236in" svg:height="3.956343in" draw:z-index="0">
<draw:image xlink:href="../Images/yкринформ/2023-07-07T17-50-29-03-00/630_360_1664184137-668.jpg" xlink:type="simple" xlink:show="embed" xlink:actuate="onLoad" draw:mime-type="image/jpeg"/>
</draw:frame>
内阁部长做出决定，将允许吸引与欧洲投资银行地区发展的两个重要项目的11亿个重要项目。</text:p>
      <text:p text:style-name="P4">
总理丹尼斯·施米加尔(Denis Shmigal)表示<text:a xlink:type="simple" xlink:href="https://t.me/Denys_Smyhal/5573" text:style-name="Internet_20_link" text:visited-style-name="Visited_20_Internet_20_Link">
在一次政府会议上</text:a>
，报道乌克林福姆。</text:p>
      <text:p text:style-name="P4">
Shmigal说：“我们做出的决定将允许从欧洲投资银行的两个项目吸引另外11亿个UAH，这将有助于乌克兰地区的发展。”</text:p>
      <text:p text:style-name="P4">
据他介绍，第一个项目涉及公共交通的更新，该公共交通提供了购买新的手推车，电车，维修基础设施和数字系统开发的公共交通工具。</text:p>
      <text:p text:style-name="P4">
该国负责人指出，第二个项目涉及市政基础设施的发展，包括水和热供应系统的维修成本和现代化的成本。</text:p>
      <text:p text:style-name="P4">
正如乌克林福姆报道的那样，乌克兰与合作伙伴一起管理<text:a xlink:type="simple" xlink:href="https://www.ukrinform.ua/rubric-vidbudova/3732234-na-miscevi-ta-regionalni-proekti-vidnovlenna-spramuvali-22-milardi.html" text:style-name="Internet_20_link" text:visited-style-name="Visited_20_Internet_20_Link">
吸引22Mlrd UAH以实施本地和区域更新项目</text:a>
; 特别是，在基金的范围内，基金消除了社区武装侵略的后果，该地区将持有UAH 66亿美元。</text:p>
      <text:p text:style-name="P4">
News Source: <text:a xlink:type="simple" xlink:href="https://www.ukrinform.ua/rubric-vidbudova/3732884-urad-shvaliv-zalucenna-vid-eib-dodatkovih-11-milarda-na-proekti-z-rozvitku-ta-vidnovlenna-regioniv.html" text:style-name="Internet_20_link" text:visited-style-name="Visited_20_Internet_20_Link">
https://www.ukrinform.ua/rubric-vidbudova/3732884-urad-shvaliv-zalucenna-vid-eib-dodatkovih-11-milarda-na-proekti-z-rozvitku-ta-vidnovlenna-regioniv.html</text:a>
</text:p>
      <!--NEWS-->
      <text:h text:style-name="P10" text:outline-level="1">
<text:span text:style-name="T4">
Kyiv Camerall合奏由Bohdan Pivnenko领导</text:span>
</text:h>
      <text:p text:style-name="P4">
作者: Ukrinform (Person)</text:p>
      <text:p text:style-name="P4">
出版商: Укринформ (Organization)</text:p>
      <text:p text:style-name="P4">
出版时间: 2023-07-07T17:53:00+03:00</text:p>
      <text:p text:style-name="P4">
修改时间: 2023-07-07T17:53:00+03:00</text:p>
      <text:p text:style-name="P4">
描述: 乌克兰Bohdan Pivnenko的人民艺术家被任命为代理总监 - 独奏家“ Kyiv Camera”国家合奏团的艺术总监。  - 乌克林。</text:p>
      <text:p text:style-name="P4">
图片: ['<text:a xlink:type="simple" xlink:href="https://static.ukrinform.com/photos/2023_07/thumb_files/630_360_1688741790-367.jpg" text:style-name="Internet_20_link" text:visited-style-name="Visited_20_Internet_20_Link">
630_360_16887...</text:a>
']</text:p>
      <text:p text:style-name="P4">
标签: ['Музика', 'Київ', 'МКІП ']</text:p>
      <text:p text:style-name="P4">
类型: Article</text:p>
      <!--METADATA-->
      <text:p text:style-name="P4">
<draw:frame draw:style-name="fr1" draw:name="Image137" text:anchor-type="as-char" svg:width="6.9236in" svg:height="3.956343in" draw:z-index="0">
<draw:image xlink:href="../Images/yкринформ/2023-07-07T17-53-00-03-00/630_360_1688741790-367.jpg" xlink:type="simple" xlink:show="embed" xlink:actuate="onLoad" draw:mime-type="image/jpeg"/>
</draw:frame>
乌克兰人民艺术家Bohdan Pivnenko被任命为Kyivskamerat国家全国合奏独奏家的代理总监 - 艺术总监。</text:p>
      <text:p text:style-name="P4">
正如乌克林福姆报道的那样，它报告了<text:a xlink:type="simple" xlink:href="https://mkip.gov.ua/news/9450.html" text:style-name="Internet_20_link" text:visited-style-name="Visited_20_Internet_20_Link">
新闻服务</text:a>
 <text:a xlink:type="simple" xlink:href="https://mkip.gov.ua/news/9450.html" text:style-name="Internet_20_link" text:visited-style-name="Visited_20_Internet_20_Link">
 </text:a>
文化和信息政策部。</text:p>
      <text:p text:style-name="P4">
<text:span text:style-name="T5">
foto：mkip</text:span>
</text:p>
      <text:p text:style-name="P4">
“ 7月7日，她受到任命的欢迎，并将集体作为乌克兰Rostislavkarandyev文化与信息政策副部长的新主管。</text:p>
      <text:p text:style-name="P4">
全国独奏家“基夫斯卡梅拉塔”国家合奏团的Bohdan Pivnenko-Soloist，国际比赛获得者，2016  -  2023年小提琴系主任，乌克兰国家音乐学院教授。 P. Tchaikovsky。 她还由音频准备的制片人和独奏家演出“当代乌克兰人[音乐]选集(https://www.ukrinform.ua/tag-muzika)”。</text:p>
      <text:p text:style-name="P4">
<text:span text:style-name="T4">
另请阅读：</text:span>
 <text:a xlink:type="simple" xlink:href="https://www.ukrinform.ua/rubric-diaspora/3731675-u-parizi-za-ucasti-kanadskih-ta-ukrainskih-muzikantiv-vidbuvsa-koncert-pamati-vasila-slipaka.html" text:style-name="Internet_20_link" text:visited-style-name="Visited_20_Internet_20_Link">
在巴黎，加拿大和乌克兰音乐家放弃<text:span text:style-name="T4">
音乐会的参与</text:span>
 vasyl Slipak的记忆</text:a>
多年来，Pivnenko积极宣传了乌克兰和国外的最新乌克兰音乐家，特别是在霍尔斯，因为柏林爱乐乐团，Weill Hall Carnegie Hall，Palau de la Musica Catalana等。</text:p>
      <text:p text:style-name="P4">
此外，这位艺术家一再参加现代乌克兰作曲家作品的首映式。 她积极与英雄乌克兰罗斯拉夫·斯科里克(Roslav Skoryk)，瓦伦丁·西尔维斯特(Valentin Sylvestrov)和瓦莱里·马蒂克(Valery Matyukhin)合作。 从一开始就为乌克兰提供了许多慈善音乐会。</text:p>
      <text:p text:style-name="P4">
*!(https://www.ukrinform.ua/rubric-culture/3731320-na-doneccini-vidbuvsa-koncert-artistiv-nacionalnoi-filarmonii.html)作为国家合奏“ Kyiv Camera”的前身和艺术总监，以及其创始人是乌克兰Valery Matyukhin的人民艺术家，他于2023年5月去世。</text:p>
      <text:p text:style-name="P4">
<text:span text:style-name="T5">
foto：uk.wikipedia.org</text:span>
</text:p>
      <text:p text:style-name="P4">
News Source: <text:a xlink:type="simple" xlink:href="https://www.ukrinform.ua/rubric-culture/3732889-ansambl-kiivska-kamerata-ocolila-bogdana-pivnenko.html" text:style-name="Internet_20_link" text:visited-style-name="Visited_20_Internet_20_Link">
https://www.ukrinform.ua/rubric-culture/3732889-ansambl-kiivska-kamerata-ocolila-bogdana-pivnenko.html</text:a>
</text:p>
      <!--NEWS-->
      <text:h text:style-name="P10" text:outline-level="1">
<text:span text:style-name="T4">
卡利尼娜（Kalinina）在温网上给安德烈斯克（Andreesk）</text:span>
</text:h>
      <text:p text:style-name="P4">
作者: Ukrinform (Person)</text:p>
      <text:p text:style-name="P4">
出版商: Укринформ (Organization)</text:p>
      <text:p text:style-name="P4">
出版时间: 2023-07-07T17:58:00+03:00</text:p>
      <text:p text:style-name="P4">
修改时间: 2023-07-07T17:58:00+03:00</text:p>
      <text:p text:style-name="P4">
描述: 比赛持续了2小时48分钟。  - 乌克林。</text:p>
      <text:p text:style-name="P4">
图片: ['<text:a xlink:type="simple" xlink:href="https://static.ukrinform.com/photos/2023_07/thumb_files/630_360_1688741826-967.jpeg" text:style-name="Internet_20_link" text:visited-style-name="Visited_20_Internet_20_Link">
630_360_16887...</text:a>
']</text:p>
      <text:p text:style-name="P4">
标签: ['Теніс', 'Вімблдон', 'Ангеліна Калініна']</text:p>
      <text:p text:style-name="P4">
类型: Article</text:p>
      <!--METADATA-->
      <text:p text:style-name="P4">
<draw:frame draw:style-name="fr1" draw:name="Image139" text:anchor-type="as-char" svg:width="6.9236in" svg:height="3.956343in" draw:z-index="0">
<draw:image xlink:href="../Images/yкринформ/2023-07-07T17-58-00-03-00/630_360_1688741826-967.jpeg" xlink:type="simple" xlink:show="embed" xlink:actuate="onLoad" draw:mime-type="image/jpeg"/>
</draw:frame>
比赛是2小时48分钟。</text:p>
      <text:p text:style-name="P4">
安吉丽娜·卡利娜(Angelina Kalinina(10：7)，报道乌克林福姆。</text:p>
      <text:p text:style-name="P4">
对于网球运动员来说，这是法庭上的第一次会议。 比赛持续了2个小时48分钟。安吉丽娜在第一盘比赛中承认，但能够在第二个党派中重返比赛。 在第三盘中，乌克兰人跑5：2，但加拿大人能够将比赛均衡并将其转化为Taibreik，实际上，她赢了。</text:p>
      <text:p text:style-name="P4">
在安德烈斯克(Andreesk)的第三个赛季中，将与一对Onc Zaber的获胜者一起比赛(突尼斯)-Zhuosuan很富有(中国).</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text:span text:style-name="T4">
Костюк</text:span>
 вийшла до третього кола Вімблдона післявідмови іспанки </text:a>
正如乌克林福姆报道的那样，玛塔·科斯蒂克(Marta Kostyuk)在温网锦标赛的1/16上出版。</text:p>
      <text:p text:style-name="P4">
照片：盖蒂图像</text:p>
      <text:p text:style-name="P4">
News Source: <text:a xlink:type="simple" xlink:href="https://www.ukrinform.ua/rubric-sports/3732887-kalinina-postupilas-andreesku-ta-zaversila-vistupi-na-vimbldoni.html" text:style-name="Internet_20_link" text:visited-style-name="Visited_20_Internet_20_Link">
https://www.ukrinform.ua/rubric-sports/3732887-kalinina-postupilas-andreesku-ta-zaversila-vistupi-na-vimbldoni.html</text:a>
</text:p>
      <!--NEWS-->
      <text:h text:style-name="P10" text:outline-level="1">
<text:span text:style-name="T4">
Volodymyr Zelenskyy和Peter Pavel与捷克共和国接受治疗的乌克兰男孩会面</text:span>
</text:h>
      <text:p text:style-name="P4">
作者: ['АРМІЯINFORM']</text:p>
      <text:p text:style-name="P4">
时间: 2023-07-07T18:00:00-04:00</text:p>
      <text:p text:style-name="P4">
描述: 在最前沿，乌克兰总统沃罗迪米尔·泽伦斯基（Volodymyr Zelensky I I Resbubbleki peter Pavel ...与乌克兰2022年的战争，与乌克兰的最新消息，今天与乌克兰的新闻战争，今天与乌克兰2022年的最新新闻，今天，乌克兰和俄罗斯之间的战争将是何时，何时，乌克兰的新闻，与乌克兰的战争将是不久的</text:p>
      <text:p text:style-name="P4">
图片: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标签: ['STOPRUSSIA', 'ВОЛОДИМИР ЗЕЛЕНСЬКИЙ', 'ПЕТР ПАВЕЛ', 'ПРЕЗИДЕНТ УКРАЇНИ', 'ЧЕХІЯ']</text:p>
      <text:p text:style-name="P4">
类别: News</text:p>
      <!--METADATA-->
      <text:p text:style-name="P4">
<draw:frame draw:style-name="fr1" draw:name="Image140" text:anchor-type="as-char" svg:width="6.9236in" svg:height="4.617948in" draw:z-index="0">
<draw:image xlink:href="../Images/AРМІЯINFORM/2023-07-07T18-00-00-04-00/1-2.jpeg" xlink:type="simple" xlink:show="embed" xlink:actuate="onLoad" draw:mime-type="image/jpeg"/>
</draw:frame>
在布拉格，乌克兰沃迪米尔·泽伦斯基总统和捷克共和国帕维尔的总裁与来自博里斯拉夫利夫市的14岁乌克兰安东·科茨(Anton Kotsk)会面。</text:p>
      <text:p text:style-name="P4">
关于它<text:a xlink:type="simple" xlink:href="https://www.president.gov.ua/news/u-prazi-volodimir-zelenskij-i-petr-pavel-zustrilisya-z-ukray-84125" text:style-name="Internet_20_link" text:visited-style-name="Visited_20_Internet_20_Link">
写作</text:a>
乌克兰代表的官方网站。</text:p>
      <text:p text:style-name="P4">
自2022年3月以来，Anton Kotsko就一直在接受治疗。 这个男孩与乌克兰总统做梦，甚至向他录制了视频地址。 国家元首还记录了对安东的呼吁。</text:p>
      <text:p text:style-name="P4">
Volodymyr Zelensky问了男孩的事务，并给了他一个带有“ Patron”的品牌，标语“更强大”。</text:p>
      <text:p text:style-name="P4">
<draw:frame draw:style-name="fr1" draw:name="Image141" text:anchor-type="as-char" svg:width="6.9236in" svg:height="4.617948in" draw:z-index="0">
<draw:image xlink:href="../Images/AРМІЯINFORM/2023-07-07T18-00-00-04-00/2-1.jpeg" xlink:type="simple" xlink:show="embed" xlink:actuate="onLoad" draw:mime-type="image/jpeg"/>
</draw:frame>
总统说：“我希望你胜利，并感谢你的坚强信仰。”</text:p>
      <text:p text:style-name="P4">
男孩说：“总统先生，我很高兴我们今天见面，这是一个更加渴望的渴望。”</text:p>
      <text:p text:style-name="P4">
安东·科茨科(Anton Kotsko)在乌克兰总统的绘画中介绍了T恤，这是“我们在一起的力量”，以心脏形式的纪念品以及皇家女神的形象。</text:p>
      <text:p text:style-name="P4">
“非常感谢您带领乌克兰取得了胜利。 我想给予司法女神，以便在乌克兰，乌克兰的诚实将得到信任，任何邪恶都将受到正确的惩罚。 我在这个女神中看到您每天都会向世界展示。 我为您和整个乌克兰感到骄傲!”  - 安东说。</text:p>
      <text:p text:style-name="P4">
<draw:frame draw:style-name="fr1" draw:name="Image142" text:anchor-type="as-char" svg:width="6.9236in" svg:height="4.617948in" draw:z-index="0">
<draw:image xlink:href="../Images/AРМІЯINFORM/2023-07-07T18-00-00-04-00/3-3.jpeg" xlink:type="simple" xlink:show="embed" xlink:actuate="onLoad" draw:mime-type="image/jpeg"/>
</draw:frame>
“非常感谢您，Antone!这是非常重要的 - 团结一致，在一起。 我认为所有礼物!”  -  Volodymyr Zelenskyy回答。</text:p>
      <text:p text:style-name="P4">
安东·科茨科(Anton Kotsko)还赠送了彼得·帕维尔(Peter Pavel)的礼物，并感谢他的Zeala。</text:p>
      <text:p text:style-name="P4">
News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在基辅，一个紧急数字112完全工作</text:span>
</text:h>
      <text:p text:style-name="P4">
作者: Ukrinform (Person)</text:p>
      <text:p text:style-name="P4">
出版商: Укринформ (Organization)</text:p>
      <text:p text:style-name="P4">
出版时间: 2023-07-07T18:01:00+03:00</text:p>
      <text:p text:style-name="P4">
修改时间: 2023-07-07T18:01:00+03:00</text:p>
      <text:p text:style-name="P4">
描述: 在基辅，所有紧急情况的单个电话号码都是完全正常工作的-112。  - 乌克林。</text:p>
      <text:p text:style-name="P4">
图片: ['<text:a xlink:type="simple" xlink:href="https://static.ukrinform.com/photos/2016_03/thumb_files/630_360_1459179784-9220.jpg" text:style-name="Internet_20_link" text:visited-style-name="Visited_20_Internet_20_Link">
630_360_14591...</text:a>
']</text:p>
      <text:p text:style-name="P4">
标签: ['Клименко', 'МВС', 'Київ']</text:p>
      <text:p text:style-name="P4">
类型: Article</text:p>
      <!--METADATA-->
      <text:p text:style-name="P4">
<draw:frame draw:style-name="fr1" draw:name="Image143" text:anchor-type="as-char" svg:width="6.9236in" svg:height="3.956343in" draw:z-index="0">
<draw:image xlink:href="../Images/yкринформ/2023-07-07T18-01-00-03-00/630_360_1459179784-9220.jpg" xlink:type="simple" xlink:show="embed" xlink:actuate="onLoad" draw:mime-type="image/jpeg"/>
</draw:frame>
在基辅，所有紧急情况下的电话号码 - 启动了112次服务。</text:p>
      <text:p text:style-name="P4">
根据乌克林福姆的说法，内政大臣伊戈尔·克里姆伦科(Igor Klimenko)[Telegrams。 这是给出的(https://t.me/Klymenko_MVS/112)“<text:a xlink:type="simple" xlink:href="https://www.ukrinform.ua/tag-mvs" text:style-name="Internet_20_link" text:visited-style-name="Visited_20_Internet_20_Link">
内政部</text:a>
112 UKIEV服务已完全实施 - 所有紧急情况的唯一数字。 通讯中心112投入并涵盖了首都。”他说。</text:p>
      <text:p text:style-name="P4">
因此，当接受公民的电话时，“ 112”的运营商指导了相应反应的必要单位的审讯。</text:p>
      <text:p text:style-name="P4">
在操作员中，有手语的人。 他们将通过视频通话与申请人进行沟通。 为此，请将SMS发送到数字“ 112”，并期望与连接的链接。</text:p>
      <text:p text:style-name="P4">
<text:span text:style-name="T4">
另请阅读：</text:span>
 <text:a xlink:type="simple" xlink:href="https://www.ukrinform.ua/rubric-society/3728920-prezident-viznaciv-pat-napramiv-dla-stvorenna-vnutrisnoi-bezpeki-v-derzavi.html" text:style-name="Internet_20_link" text:visited-style-name="Visited_20_Internet_20_Link">
总统已经确定了五个方向以在该州建立内部安全性</text:a>
克里曼科(Klimenko)补充说：“我们承诺将在7月初推出该服务，并随之而来的话。我们在所有百万富翁城市中首先在以下步骤到达112中，然后在该州的整个领土上。”</text:p>
      <text:p text:style-name="P4">
据乌克林福姆报道，2022年9月，国会议员批准了被提供的天秤座-pro -prosekt，他提供的数字“ 112”是唯一向公民提供挤出援助的人。 这是给出的(https://www.ukrinform.ua/rubric-society/3566363-rada-proponue-stvoriti-edinij-nomer-telefonu-112-dla-nadanna-ekstrenoi-dopomogi.html)</text:p>
      <text:p text:style-name="P4">
News Source: <text:a xlink:type="simple" xlink:href="https://www.ukrinform.ua/rubric-kyiv/3732867-u-kievi-povnocinno-zapracuvav-edinij-ekstrenij-nomer-112.html" text:style-name="Internet_20_link" text:visited-style-name="Visited_20_Internet_20_Link">
https://www.ukrinform.ua/rubric-kyiv/3732867-u-kievi-povnocinno-zapracuvav-edinij-ekstrenij-nomer-112.html</text:a>
</text:p>
      <!--NEWS-->
      <text:h text:style-name="P10" text:outline-level="1">
<text:span text:style-name="T4">
Zelensky：Pro -russian的观点是专业人士的立场</text:span>
</text:h>
      <text:p text:style-name="P4">
作者: Ukrinform (Person)</text:p>
      <text:p text:style-name="P4">
出版商: Укринформ (Organization)</text:p>
      <text:p text:style-name="P4">
出版时间: 2023-07-07T18:02:00+03:00</text:p>
      <text:p text:style-name="P4">
修改时间: 2023-07-07T18:02:00+03:00</text:p>
      <text:p text:style-name="P4">
描述: 沃迪米尔·泽伦斯基（Volodymyr Zelensky）总统坚信，亲乌克兰的观点是欧洲的观点，而俄罗斯观点的观点则支持妓女的立场。  - 乌克林。</text:p>
      <text:p text:style-name="P4">
图片: ['<text:a xlink:type="simple" xlink:href="https://static.ukrinform.com/photos/2023_07/thumb_files/630_360_1688740817-234.jpg" text:style-name="Internet_20_link" text:visited-style-name="Visited_20_Internet_20_Link">
630_360_16887...</text:a>
']</text:p>
      <text:p text:style-name="P4">
标签: ['Україна', 'Росія', 'Війна з Росією']</text:p>
      <text:p text:style-name="P4">
类型: Article</text:p>
      <!--METADATA-->
      <text:p text:style-name="P4">
<draw:frame draw:style-name="fr1" draw:name="Image144" text:anchor-type="as-char" svg:width="6.9236in" svg:height="3.956343in" draw:z-index="0">
<draw:image xlink:href="../Images/yкринформ/2023-07-07T18-02-00-03-00/630_360_1688740817-234.jpg" xlink:type="simple" xlink:show="embed" xlink:actuate="onLoad" draw:mime-type="image/jpeg"/>
</draw:frame>
总统的洛德米尔·泽伦斯基(Lordimir Zelensky)坚信，亲乌克兰的观点是欧洲的观点，而那些对俄罗斯观点的观点则支持恐怖主义者的立场。</text:p>
      <text:p text:style-name="P4">
他在斯洛伐克的一名联合主席与在布拉迪斯拉发的斯洛伐克新闻发布会主席的联合总裁中说，</text:p>
      <text:p text:style-name="P4">
“成为-Ukrainian意味着什么？ Pro -ukrainian将成为Pro -eurepean ...什么是俄罗斯观点？ 他们(俄罗斯人 -  ed。)这是一个侵略者，他们来到了地上，袭击了我们，被杀，强奸，折磨的人。 您如何获得这样的观点？ 每个人都有选择，但是如果某人想在自己的国家边界看到俄罗斯，那么这样的支票是多少？!”  - 说明<text:a xlink:type="simple" xlink:href="https://www.ukrinform.ua/tag-zelenskij" text:style-name="Internet_20_link" text:visited-style-name="Visited_20_Internet_20_Link">
Zelensky。</text:a>
据他说，现在亲俄罗斯的立场是临时立场。</text:p>
      <text:p text:style-name="P4">
<text:span text:style-name="T4">
另请阅读：</text:span>
 <text:a xlink:type="simple" xlink:href="https://www.ukrinform.ua/rubric-polytics/3732871-zelenskij-pro-samit-nato-rosia-duze-rozrahovue-na-slabkist-i-rozednanist-v-alansi.html" text:style-name="Internet_20_link" text:visited-style-name="Visited_20_Internet_20_Link">
<text:span text:style-name="T4">
 Zelensky </text:span>
  - 关于北约峰会：俄罗斯非常计算联盟中的毛度和分离</text:a>
“谁真的想检查它？ 那是什么？ 在乌克兰有俄罗斯的效果是否还不够，是他们在我们领土上存在的结果吗？有人喜欢这种“俄罗斯轮盘”吗？  - 国家负责人强调。</text:p>
      <text:p text:style-name="P4">
Zelensky指出，他仍然没有看到美国人或欧洲人在俄罗斯寻求的寻求。</text:p>
      <text:p text:style-name="P4">
“您看到来自美国的人搬到俄罗斯吗？ 您看到从欧洲到移民到俄罗斯的人吗？ 您是否从俄罗斯汽车中看到它们并坐在苏联汽车上？ 总统说，我只是看不到这段时间!</text:p>
      <text:p text:style-name="P4">
据报道，总统弗拉基米尔(Zelensky周五到达斯洛伐克)(https://www.ukrinform.ua/rubric-polytics/3732743-zelenskij-vidvidue-slovaccinu.html)。 早些时候，7月6日至7日，他访问了捷克共和国和保加利亚。</text:p>
      <text:p text:style-name="P4">
_foto：op _</text:p>
      <text:p text:style-name="P4">
News Source: <text:a xlink:type="simple" xlink:href="https://www.ukrinform.ua/rubric-polytics/3732882-zelenskij-prorosijski-pogladi-ce-proteroristicna-pozicia.html" text:style-name="Internet_20_link" text:visited-style-name="Visited_20_Internet_20_Link">
https://www.ukrinform.ua/rubric-polytics/3732882-zelenskij-prorosijski-pogladi-ce-proteroristicna-pozicia.html</text:a>
</text:p>
      <!--NEWS-->
      <text:h text:style-name="P10" text:outline-level="1">
<text:span text:style-name="T4">
Eurovision-2024将在瑞典Malme举行</text:span>
</text:h>
      <text:p text:style-name="P4">
作者: Ukrinform (Person)</text:p>
      <text:p text:style-name="P4">
出版商: Укринформ (Organization)</text:p>
      <text:p text:style-name="P4">
出版时间: 2023-07-07T18:03:01+03:00</text:p>
      <text:p text:style-name="P4">
修改时间: 2023-07-07T18:03:01+03:00</text:p>
      <text:p text:style-name="P4">
描述: 欧洲电视网大赛将于明年在瑞典的第三大城市举行。  - 乌克林。</text:p>
      <text:p text:style-name="P4">
图片: ['<text:a xlink:type="simple" xlink:href="https://static.ukrinform.com/photos/2023_07/thumb_files/630_360_1688742029-724.png" text:style-name="Internet_20_link" text:visited-style-name="Visited_20_Internet_20_Link">
630_360_16887...</text:a>
']</text:p>
      <text:p text:style-name="P4">
标签: ['Євробачення', 'Конкурс', 'Швеція']</text:p>
      <text:p text:style-name="P4">
类型: Article</text:p>
      <!--METADATA-->
      <text:p text:style-name="P4">
<draw:frame draw:style-name="fr1" draw:name="Image145" text:anchor-type="as-char" svg:width="6.9236in" svg:height="3.956343in" draw:z-index="0">
<draw:image xlink:href="../Images/yкринформ/2023-07-07T18-03-01-03-00/630_360_1688742029-724.png" xlink:type="simple" xlink:show="embed" xlink:actuate="onLoad" draw:mime-type="image/png"/>
</draw:frame>
欧洲电视网大赛将于明年在瑞典第三大城市举行。</text:p>
      <text:p text:style-name="P4">
关于它报告<text:a xlink:type="simple" xlink:href="http://www.bbc.com/news/entertainment-arts-66130777" text:style-name="Internet_20_link" text:visited-style-name="Visited_20_Internet_20_Link">
BBC</text:a>
，报道乌克林福姆。</text:p>
      <text:p text:style-name="P4">
根据组织者的说法，在“城市对话”之后，选择了沿海马尔姆。</text:p>
      <text:p text:style-name="P4">
比赛的半决赛将于2024年5月7日和9日在Malme-Arena举行，决赛将于5月11日举行。</text:p>
      <text:p text:style-name="P4">
瑞典将接受国际音乐竞赛的粉丝，第三次举行AU Malme  -  <text:a xlink:type="simple" xlink:href="https://www.ukrinform.ua/tag-evrobacenna" text:style-name="Internet_20_link" text:visited-style-name="Visited_20_Internet_20_Link">
Eurovision</text:a>
它已经在1992年和2013年在这个城市举行。</text:p>
      <text:p text:style-name="P4">
<text:span text:style-name="T4">
另请阅读：</text:span>
 <text:a xlink:type="simple" xlink:href="https://www.ukrinform.ua/rubric-culture/3709860-tkacenko-cogoricne-evrobacenna-bulo-odnim-iz-najkrasih-za-vsu-istoriu-konkursu.html" text:style-name="Internet_20_link" text:visited-style-name="Visited_20_Internet_20_Link">
Tkachenko：今年的“ <text:span text:style-name="T4">
 eurovision </text:span>
”是比赛历史上最好的之一</text:a>
正如乌克林福姆(Ukrinform)报道的那样，第67届欧洲歌唱大赛的获胜者是瑞典歌手洛伦(Loren)和纹身的歌曲。</text:p>
      <text:p text:style-name="P4">
<text:span text:style-name="T5">
foto：PA Media</text:span>
</text:p>
      <text:p text:style-name="P4">
News Source: <text:a xlink:type="simple" xlink:href="https://www.ukrinform.ua/rubric-culture/3732888-evrobacenna2024-prohoditime-u-svedskomu-malme.html" text:style-name="Internet_20_link" text:visited-style-name="Visited_20_Internet_20_Link">
https://www.ukrinform.ua/rubric-culture/3732888-evrobacenna2024-prohoditime-u-svedskomu-malme.html</text:a>
</text:p>
      <!--NEWS-->
      <text:h text:style-name="P10" text:outline-level="1">
<text:span text:style-name="T4">
政府允许将20,000吨糖出口到罗马尼亚</text:span>
</text:h>
      <text:p text:style-name="P4">
作者: Ukrinform (Person)</text:p>
      <text:p text:style-name="P4">
出版商: Укринформ (Organization)</text:p>
      <text:p text:style-name="P4">
出版时间: 2023-07-07T18:11:01+03:00</text:p>
      <text:p text:style-name="P4">
修改时间: 2023-07-07T18:11:01+03:00</text:p>
      <text:p text:style-name="P4">
描述: 7月7日，部长的内阁设定了20,000吨糖的配额，可以在2023年9月15日出口到罗马尼亚。  - 乌克林。</text:p>
      <text:p text:style-name="P4">
图片: ['<text:a xlink:type="simple" xlink:href="https://static.ukrinform.com/photos/2017_08/thumb_files/630_360_1502109722-3407.jpg" text:style-name="Internet_20_link" text:visited-style-name="Visited_20_Internet_20_Link">
630_360_15021...</text:a>
']</text:p>
      <text:p text:style-name="P4">
标签: ['Цукор', 'Румунія', 'Уряд']</text:p>
      <text:p text:style-name="P4">
类型: Article</text:p>
      <!--METADATA-->
      <text:p text:style-name="P4">
<draw:frame draw:style-name="fr1" draw:name="Image146" text:anchor-type="as-char" svg:width="6.9236in" svg:height="3.956343in" draw:z-index="0">
<draw:image xlink:href="../Images/yкринформ/2023-07-07T18-11-01-03-00/630_360_1502109722-3407.jpg" xlink:type="simple" xlink:show="embed" xlink:actuate="onLoad" draw:mime-type="image/jpeg"/>
</draw:frame>
在7月7日的一次会议上，部长的内阁设定了20,000吨糖的配额，可以在2023年9月15日出口到罗马尼亚。</text:p>
      <text:p text:style-name="P4">
根据乌克林福姆(Ukrinform(http://t.me/tmelnychuk/2679)“出口的定义配额<text:a xlink:type="simple" xlink:href="https://www.ukrinform.ua/tag-cukor" text:style-name="Internet_20_link" text:visited-style-name="Visited_20_Internet_20_Link">
糖</text:a>
乌克兰的开头解开20.09.2023的untacts untacts untacts untace untace的数量为20,000吨，并规定，将根据在不涉及外国经济活动的问题的情况下，按照信息间交换的命令来进行截止日期，以确定许可证的审查， “他写了。</text:p>
      <text:p text:style-name="P4">
Melnychuk指出，政府对商品配额的数量进行了适当的更改，该配额的出口额为许可，并于2022年12月27日批准了20022年12月27日的批准，“在批准商品清单，出口和进出口的批准后受许可和2023年的配额约束。</text:p>
      <text:p text:style-name="P4">
<text:span text:style-name="T4">
另请阅读：</text:span>
 <text:a xlink:type="simple" xlink:href="https://www.ukrinform.ua/rubric-economy/3732823-solskij-obgovoriv-z-kolegami-iz-cotiroh-krain-logistiku-eksportu-ukrainskogo-zerna-do-es.html" text:style-name="Internet_20_link" text:visited-style-name="Visited_20_Internet_20_Link">
<text:span text:style-name="T4">
 solsky </text:span>
与来自乌克兰四个国家出口到欧盟的四个国家的同事讨论</text:a>
正如乌克林福姆报道的那样，在2023年5月30日的一次会议上，乌克兰部长的内阁为6月5日至9月15日从乌克兰出口糖的零配额。</text:p>
      <text:p text:style-name="P4">
News Source: <text:a xlink:type="simple" xlink:href="https://www.ukrinform.ua/rubric-economy/3732892-urad-dozvoliv-eksportuvati-20-tisac-tonn-cukru-do-rumunii.html" text:style-name="Internet_20_link" text:visited-style-name="Visited_20_Internet_20_Link">
https://www.ukrinform.ua/rubric-economy/3732892-urad-dozvoliv-eksportuvati-20-tisac-tonn-cukru-do-rumunii.html</text:a>
</text:p>
      <!--NEWS-->
      <text:h text:style-name="P10" text:outline-level="1">
<text:span text:style-name="T4">
荷兰在F -16乌克兰联盟中扮演领导角色之一 - 大使</text:span>
</text:h>
      <text:p text:style-name="P4">
作者: Ukrinform (Person)</text:p>
      <text:p text:style-name="P4">
出版商: Укринформ (Organization)</text:p>
      <text:p text:style-name="P4">
出版时间: 2023-07-07T18:14:34+03:00</text:p>
      <text:p text:style-name="P4">
修改时间: 2023-07-07T18:14:34+03:00</text:p>
      <text:p text:style-name="P4">
描述: 荷兰成为为乌克兰制造F-16的国家之一，而不是梦想，而是“肯定是现实”。  - 乌克林。</text:p>
      <text:p text:style-name="P4">
图片: ['<text:a xlink:type="simple" xlink:href="https://static.ukrinform.com/photos/2023_07/thumb_files/630_360_1688742781-334.jpg" text:style-name="Internet_20_link" text:visited-style-name="Visited_20_Internet_20_Link">
630_360_16887...</text:a>
']</text:p>
      <text:p text:style-name="P4">
标签: ['Нідерланди', 'Посол', 'Україна', 'Війна з Росією', 'F-16']</text:p>
      <text:p text:style-name="P4">
类型: Article</text:p>
      <!--METADATA-->
      <text:p text:style-name="P4">
<draw:frame draw:style-name="fr1" draw:name="Image147" text:anchor-type="as-char" svg:width="6.9236in" svg:height="3.956343in" draw:z-index="0">
<draw:image xlink:href="../Images/yкринформ/2023-07-07T18-14-34-03-00/630_360_1688742781-334.jpg" xlink:type="simple" xlink:show="embed" xlink:actuate="onLoad" draw:mime-type="image/jpeg"/>
</draw:frame>
荷兰是为乌克兰制作F-16的国家之一，而不是梦想，而是“肯定会成为现实”。</text:p>
      <text:p text:style-name="P4">
乌克兰驻荷兰大使亚历山大·卡拉塞维奇(Alexander Karasevich)在评论乌克兰福音的评论中说。</text:p>
      <text:p text:style-name="P4">
“荷兰已经成为那些真正使乌克兰成为梦想的F-16的国家之一，这绝对是一个现实。没有人对此表示怀疑。一年前，我们无法传递美国狙击手步枪从狙击步枪到圣大炮。</text:p>
      <text:p text:style-name="P4">
据他说，<text:a xlink:type="simple" xlink:href="https://www.ukrinform.ua/tag-niderlandi" text:style-name="Internet_20_link" text:visited-style-name="Visited_20_Internet_20_Link">
荷兰</text:a>
开花者并在FI-16联盟组建中发挥了领导作用之一。 “这个国家，议会，政府，总理马克·鲁特(Mark Rutte)的个人角色，沃普克·霍克斯特(Vopke Hucster)外交部长和国防部长凯萨·奥罗格伦(Kaisa Ollogren)的个人角色，因为我们已经特别谈论了这些现代的规定战士，很难高估。”大使。</text:p>
      <text:p text:style-name="P4">
<text:span text:style-name="T4">
另请阅读：</text:span>
 <text:a xlink:type="simple" xlink:href="https://www.ukrinform.ua/rubric-economy/3732469-niderlandi-vze-nadali-ukraini-19-milarda-vijskovoi-dopomogi.html" text:style-name="Internet_20_link" text:visited-style-name="Visited_20_Internet_20_Link">
<text:span text:style-name="T4">
荷兰</text:span>
已经提供给乌克兰190亿欧元的援助</text:a>
卡拉塞维奇(Karasevich)指出，它不仅是指准备乌克兰飞行员的计划，而且还指培训技术人员以在F-16工作。</text:p>
      <text:p text:style-name="P4">
“我们也在谈论培训人员，因为F -16是不寻常的设备。我们不仅需要教飞行员，而且还需要教他们修理他们，关心的人。大使说，要进行重要的实际阶段。</text:p>
      <text:p text:style-name="P4">
<text:span text:style-name="T4">
另请阅读：</text:span>
 <text:a xlink:type="simple" xlink:href="https://www.ukrinform.ua/rubric-ato/3731285-navcanna-ukrainskih-pilotiv-na-f-16-se-ne-rozpocalosa-ignat.html" text:style-name="Internet_20_link" text:visited-style-name="Visited_20_Internet_20_Link">
F -16学习乌克兰飞行员尚未开始-Ignati</text:a>
据乌克林福姆报道，荷兰将于今年夏天在F-16开始在乌克兰飞行员进行培训。</text:p>
      <text:p text:style-name="P4">
News Source: <text:a xlink:type="simple" xlink:href="https://www.ukrinform.ua/rubric-polytics/3732894-niderlandi-vidigrali-odnu-z-liderskih-rolej-u-koalicii-f16-dla-ukraini-posol.html" text:style-name="Internet_20_link" text:visited-style-name="Visited_20_Internet_20_Link">
https://www.ukrinform.ua/rubric-polytics/3732894-niderlandi-vidigrali-odnu-z-liderskih-rolej-u-koalicii-f16-dla-ukraini-posol.html</text:a>
</text:p>
      <!--NEWS-->
      <text:h text:style-name="P10" text:outline-level="1">
<text:span text:style-name="T4">
在佐治亚州，俄罗斯人非法拘留六名公民</text:span>
</text:h>
      <text:p text:style-name="P4">
作者: Ukrinform (Person)</text:p>
      <text:p text:style-name="P4">
出版商: Укринформ (Organization)</text:p>
      <text:p text:style-name="P4">
出版时间: 2023-07-07T18:15:20+03:00</text:p>
      <text:p text:style-name="P4">
修改时间: 2023-07-07T18:15:20+03:00</text:p>
      <text:p text:style-name="P4">
描述: 根据国家安全局的说法，俄罗斯入侵者非法拘留六个格鲁吉亚人，附近的梅兹里希夫村附近。  - 乌克林。</text:p>
      <text:p text:style-name="P4">
图片: ['<text:a xlink:type="simple" xlink:href="https://static.ukrinform.com/photos/2023_06/thumb_files/630_360_1687785283-746.jpg" text:style-name="Internet_20_link" text:visited-style-name="Visited_20_Internet_20_Link">
630_360_16877...</text:a>
']</text:p>
      <text:p text:style-name="P4">
标签: ['Грузія', 'Росія', 'Затримання']</text:p>
      <text:p text:style-name="P4">
类型: Article</text:p>
      <!--METADATA-->
      <text:p text:style-name="P4">
<draw:frame draw:style-name="fr1" draw:name="Image148" text:anchor-type="as-char" svg:width="6.9236in" svg:height="3.956343in" draw:z-index="0">
<draw:image xlink:href="../Images/yкринформ/2023-07-07T18-15-20-03-00/630_360_1687785283-746.jpg" xlink:type="simple" xlink:show="embed" xlink:actuate="onLoad" draw:mime-type="image/jpeg"/>
</draw:frame>
根据国家安全局的说法，俄罗斯入侵者在Medzhvrishev村附近被格鲁吉亚人非法拘留。</text:p>
      <text:p text:style-name="P4">
根据乌克林福姆的报道，它报告了<text:a xlink:type="simple" xlink:href="https://1tv.ge/lang/ru/news/sgb-rossijskie-okkupanty-nezakonno-zaderzhali-shesterykh-grazhdan-gruzii-okolo-sela-medzhvriskhevi/" text:style-name="Internet_20_link" text:visited-style-name="Visited_20_Internet_20_Link">
GEORGIA01的第一个渠道</text:a>
。</text:p>
      <text:p text:style-name="P4">
“俄罗斯入侵者非法拘留六名公民<text:a xlink:type="simple" xlink:href="https://www.ukrinform.ua/tag-gruzia" text:style-name="Internet_20_link" text:visited-style-name="Visited_20_Internet_20_Link">
佐治亚州</text:a>
国家安全局副负责人Oleksi Batiashvili报道说。</text:p>
      <text:p text:style-name="P4">
据他说，人们拘留发生在7月7日(星期五)上午。 他补充说，激活了热线，国际合作伙伴参与了与事件有关的联系。</text:p>
      <text:p text:style-name="P4">
根据宣布的报告，截至去年年底，俄罗斯有9名佐治亚州公民。</text:p>
      <text:p text:style-name="P4">
<text:span text:style-name="T4">
另请阅读：</text:span>
 <text:a xlink:type="simple" xlink:href="https://www.ukrinform.ua/rubric-polytics/3732359-posol-gruzii-zalisiv-kiiv-na-vimogu-kerivnictva-ukraini.html" text:style-name="Internet_20_link" text:visited-style-name="Visited_20_Internet_20_Link">
佐治亚州大使应乌克兰领导的要求离开基辅</text:a>
巴蒂亚斯维利强调说：“出于对佐治亚州中央政府的压力，俄罗斯联邦继续进行非法拘留，进行非法的加工过程和其他损害安全环境的活动。”</text:p>
      <text:p text:style-name="P4">
该报告称，在2022年，朝俄罗斯军队占领的俄罗斯军队的方向非法拘留了44人，而13人则朝着占领的方向。</text:p>
      <text:p text:style-name="P4">
正如乌克林福姆报道的那样，莫斯科市法院拒绝了纳扎维普兹希亚斯(Nazavopzhzhzhias)事件的上诉对俄罗斯的被告在记者《华尔街杂志》埃文·格什科维奇(Evan Gershkovich)的间谍中。</text:p>
      <text:p text:style-name="P4">
News Source: <text:a xlink:type="simple" xlink:href="https://www.ukrinform.ua/rubric-ato/3732895-u-gruzii-rosiani-nezakonno-zatrimali-sistoh-gromadan.html" text:style-name="Internet_20_link" text:visited-style-name="Visited_20_Internet_20_Link">
https://www.ukrinform.ua/rubric-ato/3732895-u-gruzii-rosiani-nezakonno-zatrimali-sistoh-gromadan.html</text:a>
</text:p>
      <!--NEWS-->
      <text:h text:style-name="P10" text:outline-level="1">
<text:span text:style-name="T4">
库普托瓦分享了北约峰会对斯洛伐克和乌克兰的期望</text:span>
</text:h>
      <text:p text:style-name="P4">
作者: Ukrinform (Person)</text:p>
      <text:p text:style-name="P4">
出版商: Укринформ (Organization)</text:p>
      <text:p text:style-name="P4">
出版时间: 2023-07-07T18:24:01+03:00</text:p>
      <text:p text:style-name="P4">
修改时间: 2023-07-07T18:24:01+03:00</text:p>
      <text:p text:style-name="P4">
描述: 斯洛伐克预计，维尔纽斯的北约峰会将加强联盟的东部边界，以及乌克兰加入欧元区社区的前景。  - 乌克林。</text:p>
      <text:p text:style-name="P4">
图片: ['<text:a xlink:type="simple" xlink:href="https://static.ukrinform.com/photos/2023_07/thumb_files/630_360_1688739876-734.jpg" text:style-name="Internet_20_link" text:visited-style-name="Visited_20_Internet_20_Link">
630_360_16887...</text:a>
']</text:p>
      <text:p text:style-name="P4">
标签: ['Україна', 'Словаччина', 'Чапутова']</text:p>
      <text:p text:style-name="P4">
类型: Article</text:p>
      <!--METADATA-->
      <text:p text:style-name="P4">
<draw:frame draw:style-name="fr1" draw:name="Image149" text:anchor-type="as-char" svg:width="6.9236in" svg:height="3.956343in" draw:z-index="0">
<draw:image xlink:href="../Images/yкринформ/2023-07-07T18-24-01-03-00/630_360_1688739876-734.jpg" xlink:type="simple" xlink:show="embed" xlink:actuate="onLoad" draw:mime-type="image/jpeg"/>
</draw:frame>
斯洛夫奇纳(Slovchyna)在维尔纽斯(Vilnius)的决定中广泛揭示了加强东部边界以及乌克兰加入欧洲 - 大西洋社区的前景。</text:p>
      <text:p text:style-name="P4">
据报道，斯洛伐克Zuzan签发总裁在布拉迪斯拉瓦的乌克兰新闻发布会联合挤压中说，这是由斯洛伐克Zuzan的副总裁所说的。</text:p>
      <text:p text:style-name="P4">
查查指出了期望<text:a xlink:type="simple" xlink:href="https://www.ukrinform.ua/tag-slovaccina" text:style-name="Internet_20_link" text:visited-style-name="Visited_20_Internet_20_Link">
斯洛伐克</text:a>
在维尔纽斯的北约峰会上，有两架飞机。 保护自己的国家利益，包括加强联盟东部边界，第二个 - 乌克兰在北约成员的前景是第一和更多。</text:p>
      <text:p text:style-name="P4">
“我们预计将提供协调的防空机制，以便不仅是双边关系的问题。 我们想摆脱维尔纽斯(Vilnius)的主要目标是区域安全，包括斯洛伐克共和国在内的新国防计划。 我们还正在减轻乌克兰加入北大西洋联盟的前景。”斯洛伐克总统说。</text:p>
      <text:p text:style-name="P4">
在这种情况下，她提醒布加勒斯特在2008年说，乌克兰将属于北约。</text:p>
      <text:p text:style-name="P4">
<text:span text:style-name="T4">
另请阅读：</text:span>
 <text:a xlink:type="simple" xlink:href="https://www.ukrinform.ua/rubric-world/3732845-duda-clenstvo-ukraini-zmicnit-vijskovu-mogutnist-nato.html" text:style-name="Internet_20_link" text:visited-style-name="Visited_20_Internet_20_Link">
DUDA：乌克兰成员将加强军事力量<text:span text:style-name="T4">
北约</text:span>
</text:a>
“我们支持那些不是俄罗斯会决定某人参与的想法。 每个国家都必须对其介绍做出决定...乌克兰会决定可以进入，履行了所有这些义务，并在战争结束后履行所有这些义务时，它一定是主格联盟的成员，肖普托瓦说。</text:p>
      <text:p text:style-name="P4">
据报道，7月11日至12日，北约峰会将在维尔纽斯举行，其一个可预测的问题将在其反俄罗斯侵略的斗争中继续为乌克兰提供援助，并采取措施，以进一步加强限制制度和限制系统。辩护联盟。</text:p>
      <text:p text:style-name="P4">
_foto：发布</text:p>
      <text:p text:style-name="P4">
News Source: <text:a xlink:type="simple" xlink:href="https://www.ukrinform.ua/rubric-polytics/3732896-caputova-podililasa-ocikuvannami-vid-samitu-nato-dla-slovaccini-i-ukraini.html" text:style-name="Internet_20_link" text:visited-style-name="Visited_20_Internet_20_Link">
https://www.ukrinform.ua/rubric-polytics/3732896-caputova-podililasa-ocikuvannami-vid-samitu-nato-dla-slovaccini-i-ukraini.html</text:a>
</text:p>
      <!--NEWS-->
      <text:h text:style-name="P10" text:outline-level="1">
<text:span text:style-name="T4">
在Melitopol，占领者想向学生强加俄罗斯版本的历史</text:span>
</text:h>
      <text:p text:style-name="P4">
作者: Ukrinform (Person)</text:p>
      <text:p text:style-name="P4">
出版商: Укринформ (Organization)</text:p>
      <text:p text:style-name="P4">
出版时间: 2023-07-07T18:32:48+03:00</text:p>
      <text:p text:style-name="P4">
修改时间: 2023-07-07T18:32:48+03:00</text:p>
      <text:p text:style-name="P4">
描述: 在Zaporizhhya地区暂时占领的领土上，入侵者希望将其历史强加给学生。  - 乌克林。</text:p>
      <text:p text:style-name="P4">
图片: ['<text:a xlink:type="simple" xlink:href="https://static.ukrinform.com/photos/2019_03/thumb_files/630_360_1552330156-348.jpg" text:style-name="Internet_20_link" text:visited-style-name="Visited_20_Internet_20_Link">
630_360_15523...</text:a>
']</text:p>
      <text:p text:style-name="P4">
标签: ['Мелітополь', 'Окупація', 'Школа', 'Росія']</text:p>
      <text:p text:style-name="P4">
类型: Article</text:p>
      <!--METADATA-->
      <text:p text:style-name="P4">
<draw:frame draw:style-name="fr1" draw:name="Image150" text:anchor-type="as-char" svg:width="6.9236in" svg:height="3.956343in" draw:z-index="0">
<draw:image xlink:href="../Images/yкринформ/2023-07-07T18-32-48-03-00/630_360_1552330156-348.jpg" xlink:type="simple" xlink:show="embed" xlink:actuate="onLoad" draw:mime-type="image/jpeg"/>
</draw:frame>
Zaporizhzhya地区入侵者及时占领领土，希望强加其历史。</text:p>
      <text:p text:style-name="P4">
关于<text:a xlink:type="simple" xlink:href="http://t.me/ivan_fedorov_melitopol/2448" text:style-name="Internet_20_link" text:visited-style-name="Visited_20_Internet_20_Link">
电报</text:a>
乌克林福姆报道，梅利托波尔·伊万·费多罗夫报道。</text:p>
      <text:p text:style-name="P4">
“敌人继续在tot上摧毁所有乌克兰人，然后再次受到打击 - 孩子们。 Fedorov写道，他们想“将儿童弹药 - 磨碎。</text:p>
      <text:p text:style-name="P4">
据他说，入侵者并没有隐藏学校中的所有努力都被指示传达“正确的历史”。</text:p>
      <text:p text:style-name="P4">
<text:span text:style-name="T4">
另请阅读：</text:span>
 <text:a xlink:type="simple" xlink:href="https://www.ukrinform.ua/rubric-regions/3732499-u-melitopoli-zagarbniki-rozselaut-u-vilni-kvartiri-vijskovih-mer.html" text:style-name="Internet_20_link" text:visited-style-name="Visited_20_Internet_20_Link">
在Melitopol，入侵者在“免费” Penry -Menyor中流离失所</text:a>
据报道，在梅利托波尔(Melitopol)的学校里有武装部队。学生每天早晨被迫唱歌<text:a xlink:type="simple" xlink:href="https://www.ukrinform.ua/tag-rosia" text:style-name="Internet_20_link" text:visited-style-name="Visited_20_Internet_20_Link">
俄罗斯</text:a>
。  照片：RIA-M.TV</text:p>
      <text:p text:style-name="P4">
News Source: <text:a xlink:type="simple" xlink:href="https://www.ukrinform.ua/rubric-regions/3732900-v-melitopoli-okupanti-hocut-navazati-skolaram-rosijsku-versiu-istorii.html" text:style-name="Internet_20_link" text:visited-style-name="Visited_20_Internet_20_Link">
https://www.ukrinform.ua/rubric-regions/3732900-v-melitopoli-okupanti-hocut-navazati-skolaram-rosijsku-versiu-istorii.html</text:a>
</text:p>
      <!--NEWS-->
      <text:h text:style-name="P10" text:outline-level="1">
<text:span text:style-name="T4">
瑞典BMP Stridsfordon 90已经在乌克兰-Reznikov</text:span>
</text:h>
      <text:p text:style-name="P4">
作者: Ukrinform (Person)</text:p>
      <text:p text:style-name="P4">
出版商: Укринформ (Organization)</text:p>
      <text:p text:style-name="P4">
出版时间: 2023-07-07T18:39:00+03:00</text:p>
      <text:p text:style-name="P4">
修改时间: 2023-07-07T23:39:00+03:00</text:p>
      <text:p text:style-name="P4">
描述: 斯特里斯福顿（Stridsfordon）90步兵战机加强了武装部队，党派从瑞典来到我们国家。  - 乌克林。</text:p>
      <text:p text:style-name="P4">
图片: ['<text:a xlink:type="simple" xlink:href="https://static.ukrinform.com/photos/2023_07/thumb_files/630_360_1688762352-282.jpg" text:style-name="Internet_20_link" text:visited-style-name="Visited_20_Internet_20_Link">
630_360_16887...</text:a>
']</text:p>
      <text:p text:style-name="P4">
标签: ['Швеція', 'БМП', 'Резніков', 'Війна з Росією']</text:p>
      <text:p text:style-name="P4">
类型: Article</text:p>
      <!--METADATA-->
      <text:p text:style-name="P4">
<draw:frame draw:style-name="fr1" draw:name="Image151" text:anchor-type="as-char" svg:width="6.9236in" svg:height="3.956343in" draw:z-index="0">
<draw:image xlink:href="../Images/yкринформ/2023-07-07T18-39-00-03-00/630_360_1688762352-282.jpg" xlink:type="simple" xlink:show="embed" xlink:actuate="onLoad" draw:mime-type="image/jpeg"/>
</draw:frame>
斯特里斯福顿(Stridsfordon 90)的聚会来自瑞典，被耸了耸肩。</text:p>
      <text:p text:style-name="P4">
国防部长Alexei Reznikov在[Twitter]中报道了这一点(http://twitter.com/oleksiireznikov/status/1677389783918690305)，报道乌克林福姆。</text:p>
      <text:p text:style-name="P4">
“ BMP Stridsfordon 90到达乌克兰，准备战斗。 国防部说。</text:p>
      <text:p text:style-name="P4">
他感谢瑞典国防部长保罗·朱森(Paul Junson)以及该国的所有居民寻求帮助。</text:p>
      <text:p text:style-name="Quotations">

<text:p text:style-name="P4">
STRF 90 IFWS HAVA到达乌克兰，准备战斗。 顶级机器&gt;
顶级士兵。 &gt;
感谢我的朋友<text:a xlink:type="simple" xlink:href="https://twitter.com/PlJonson" text:style-name="Internet_20_link" text:visited-style-name="Visited_20_Internet_20_Link">
@pljonson&gt;
</text:a>
和所有这些瑞典人&gt;
 ifws。 &gt;
我们的常见颜色是蓝色和黄色。 &gt;
我们的共同价值观是自由和民主。 &gt;
我们的共同目标是胜利和…<text:a xlink:type="simple" xlink:href="https://t.co/jb8sTcgsca" text:style-name="Internet_20_link" text:visited-style-name="Visited_20_Internet_20_Link">
pic.twitter.com/jb8stcgsca&gt;
</text:a>
&gt;
&gt;
  -  Oleksiy Reznikov(@oleksireznikov)<text:a xlink:type="simple" xlink:href="https://twitter.com/oleksiireznikov/status/1677389783918690305" text:style-name="Internet_20_link" text:visited-style-name="Visited_20_Internet_20_Link">
2023年7月7日&gt;
</text:a>
“我们的常见颜色是蓝色和黄色。 我们的共同价值观是忠实的自由。 我们的共同目标是胜利和正义。”  -  [Reznikov]说。(https://www.ukrinform.ua/tag-reznikov)。</text:p>

</text:p>
      <text:p text:style-name="P4">
<text:span text:style-name="T4">
另请阅读：</text:span>
 <text:a xlink:type="simple" xlink:href="https://www.ukrinform.ua/rubric-ato/3731010-reznikov-pokazav-ukrainsku-sau-bogdana.html" text:style-name="Internet_20_link" text:visited-style-name="Visited_20_Internet_20_Link">
<text:span text:style-name="T4">
 Rennikov </text:span>
展示了乌克兰Suu“ Bogdan”</text:a>
正如乌克林福姆报道的那样，美国周五宣布了乌克兰分配<text:a xlink:type="simple" xlink:href="http://www.ukrinform.ua/rubric-ato/3732977-pentagon-ogolosiv-pro-novij-paket-dopomogi-ukraini-z-kasetnimi-boepripasami.html" text:style-name="Internet_20_link" text:visited-style-name="Visited_20_Internet_20_Link">
另一个军事援助方案</text:a>
。 它包括炮弹，包括磁带弹药，系统爱国者和Himars的导弹，BMP Bradley，Btr Stryker和其他营地武器。</text:p>
      <text:p text:style-name="P4">
<text:span text:style-name="T5">
foto：jerchr</text:span>
</text:p>
      <text:p text:style-name="P4">
News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摩拉维斯基：俄罗斯将播放Volyn卡，直到澄​​清这场悲剧的一切</text:span>
</text:h>
      <text:p text:style-name="P4">
作者: Ukrinform (Person)</text:p>
      <text:p text:style-name="P4">
出版商: Укринформ (Organization)</text:p>
      <text:p text:style-name="P4">
出版时间: 2023-07-07T18:41:00+03:00</text:p>
      <text:p text:style-name="P4">
修改时间: 2023-07-07T18:41:00+03:00</text:p>
      <text:p text:style-name="P4">
描述: 俄罗斯将试图利用沃林悲剧的事实与乌克兰人和波兰人争吵，直到这些事件的情况已被充分理解为止。  - 乌克林。</text:p>
      <text:p text:style-name="P4">
图片: ['<text:a xlink:type="simple" xlink:href="https://static.ukrinform.com/photos/2023_07/thumb_files/630_360_1688744050-413.jpg" text:style-name="Internet_20_link" text:visited-style-name="Visited_20_Internet_20_Link">
630_360_16887...</text:a>
', '<text:a xlink:type="simple" xlink:href="https://static.ukrinform.com/photos/2023_07/1688744049-195.jpg" text:style-name="Internet_20_link" text:visited-style-name="Visited_20_Internet_20_Link">
1688744049-19...</text:a>
', '<text:a xlink:type="simple" xlink:href="https://static.ukrinform.com/photos/2023_07/1688743979-372.jpg" text:style-name="Internet_20_link" text:visited-style-name="Visited_20_Internet_20_Link">
1688743979-37...</text:a>
', '<text:a xlink:type="simple" xlink:href="https://static.ukrinform.com/photos/2023_07/1688744049-772.jpg" text:style-name="Internet_20_link" text:visited-style-name="Visited_20_Internet_20_Link">
1688744049-77...</text:a>
']</text:p>
      <text:p text:style-name="P4">
标签: ['Ексгумація', 'Росія', 'Моравецький', 'Тернопільщина', 'Волинська трагедія']</text:p>
      <text:p text:style-name="P4">
类型: Article</text:p>
      <!--METADATA-->
      <text:p text:style-name="P4">
<draw:frame draw:style-name="fr1" draw:name="Image152" text:anchor-type="as-char" svg:width="6.9236in" svg:height="3.956343in" draw:z-index="0">
<draw:image xlink:href="../Images/yкринформ/2023-07-07T18-41-00-03-00/630_360_1688744050-413.jpg" xlink:type="simple" xlink:show="embed" xlink:actuate="onLoad" draw:mime-type="image/jpeg"/>
</draw:frame>
将建议俄罗斯人利用弗洛林悲剧的事实与一半的乌克兰人争吵，直到完全理解这些事件的情况为止。</text:p>
      <text:p text:style-name="P4">
波兰Mateusz Moravtsky的总理在Pluzhnik Ternopil地区强调了这一点，在那里搜查和挖掘工作是在沃尔沃尔(Volyn)悲剧的波兰受害者所在地进行的。</text:p>
      <text:p text:style-name="P4">
莫拉维茨基说：“我们需要意识到，沃利尼犯罪的历史将不会完全确定和记录，俄罗斯将始终使用“ volyn卡”，以放弃波兰人和乌克兰人之间的楔子。”</text:p>
      <text:p text:style-name="P4">
<draw:frame draw:style-name="fr1" draw:name="Image153" text:anchor-type="as-char" svg:width="6.9236in" svg:height="4.615733in" draw:z-index="0">
<draw:image xlink:href="../Images/yкринформ/2023-07-07T18-41-00-03-00/1688744049-195.jpg" xlink:type="simple" xlink:show="embed" xlink:actuate="onLoad" draw:mime-type="image/jpeg"/>
</draw:frame>
</text:p>
      <text:p text:style-name="P4">
<draw:frame draw:style-name="fr1" draw:name="Image154" text:anchor-type="as-char" svg:width="6.9236in" svg:height="4.615733in" draw:z-index="0">
<draw:image xlink:href="../Images/yкринформ/2023-07-07T18-41-00-03-00/1688743979-372.jpg" xlink:type="simple" xlink:show="embed" xlink:actuate="onLoad" draw:mime-type="image/jpeg"/>
</draw:frame>
据他说，这是不允许的，尤其是在乌克兰以其自由，独立性和生命权以提供的时期。</text:p>
      <text:p text:style-name="P4">
“乌克兰也在争夺波兰和欧洲。 她正在为我们的安全而战。 每天，乌克兰士兵在与野蛮的俄罗斯入侵的斗争中死亡，我们对他们表示感谢。”波兰政府负责人强调。</text:p>
      <text:p text:style-name="P4">
他指出，根据乌克兰和波兰政府之间的协议，普鲁兹尼基(Pluzhniki)的搜索和挖掘工作继续持续数周，1945年2月12日至13日，约有100杆被杀。</text:p>
      <text:p text:style-name="P4">
<draw:frame draw:style-name="fr1" draw:name="Image155" text:anchor-type="as-char" svg:width="6.9236in" svg:height="4.615733in" draw:z-index="0">
<draw:image xlink:href="../Images/yкринформ/2023-07-07T18-41-00-03-00/1688744049-772.jpg" xlink:type="simple" xlink:show="embed" xlink:actuate="onLoad" draw:mime-type="image/jpeg"/>
</draw:frame>
<text:span text:style-name="T4">
另请阅读：</text:span>
 [DUDA：有些国家非常喜欢爆炸(https://www.ukrinform.ua/rubric-polytics/3729770-duda-e-kraini-aki-duze-hotili-b-vibuhu-nenavisti-miz-ukraincami-i-polakami.html)摩拉维茨基强调，沃林悲剧是历史学家人民的“未造成的伤口”，应该对真理进行对待，“记住谁是猫和受害者”。 他认为，这应该以“不会破坏波兰 - 乌克兰的团结”的方式完成。</text:p>
      <text:p text:style-name="P4">
<text:span text:style-name="T4">
另请阅读：</text:span>
 <text:a xlink:type="simple" xlink:href="https://www.ukrinform.ua/rubric-polytics/3731394-kvasnevskij-vislovivsa-pro-rol-volinskoi-tragedii-dla-ukraini-j-polsi.html" text:style-name="Internet_20_link" text:visited-style-name="Visited_20_Internet_20_Link">
Kvasnevsky谈到了<text:span text:style-name="T4">
 Volyn </text:span>
<text:span text:style-name="T4">
悲剧</text:span>
在乌克兰和波兰的角色</text:a>
</text:p>
      <text:p text:style-name="P4">
俄罗斯人的主题是俄罗斯人的主题<text:a xlink:type="simple" xlink:href="https://www.ukrinform.ua/tag-propaganda" text:style-name="Internet_20_link" text:visited-style-name="Visited_20_Internet_20_Link">
宣传</text:a>
。</text:p>
      <text:p text:style-name="P4">
<text:span text:style-name="T5">
photo：twitter.com/morawieckim</text:span>
</text:p>
      <text:p text:style-name="P4">
News Source: <text:a xlink:type="simple" xlink:href="https://www.ukrinform.ua/rubric-polytics/3732902-rosia-rozigruvatime-volinsku-kartu-poki-ne-bude-zasovano-vse-pro-tragediu-moraveckij.html" text:style-name="Internet_20_link" text:visited-style-name="Visited_20_Internet_20_Link">
https://www.ukrinform.ua/rubric-polytics/3732902-rosia-rozigruvatime-volinsku-kartu-poki-ne-bude-zasovano-vse-pro-tragediu-moraveckij.html</text:a>
</text:p>
      <!--NEWS-->
      <text:h text:style-name="P10" text:outline-level="1">
<text:span text:style-name="T4">
政府已批准建立平民参与保护的程序的程序</text:span>
</text:h>
      <text:p text:style-name="P4">
作者: Ukrinform (Person)</text:p>
      <text:p text:style-name="P4">
出版商: Укринформ (Organization)</text:p>
      <text:p text:style-name="P4">
出版时间: 2023-07-07T18:42:00+03:00</text:p>
      <text:p text:style-name="P4">
修改时间: 2023-07-07T18:42:00+03:00</text:p>
      <text:p text:style-name="P4">
描述: 部长的内阁在周五的一次会议上批准了建立平民直接参与捍卫乌克兰以授予他们适当身份的程序。  - 乌克林。</text:p>
      <text:p text:style-name="P4">
图片: ['<text:a xlink:type="simple" xlink:href="https://static.ukrinform.com/photos/2019_09/thumb_files/630_360_1567497060-680.jpg" text:style-name="Internet_20_link" text:visited-style-name="Visited_20_Internet_20_Link">
630_360_15674...</text:a>
']</text:p>
      <text:p text:style-name="P4">
标签: ['Уряд', 'ЗСУ', 'Міністерство у справах ветеранів', 'Війна з Росією']</text:p>
      <text:p text:style-name="P4">
类型: Article</text:p>
      <!--METADATA-->
      <text:p text:style-name="P4">
<draw:frame draw:style-name="fr1" draw:name="Image156" text:anchor-type="as-char" svg:width="6.9236in" svg:height="3.956343in" draw:z-index="0">
<draw:image xlink:href="../Images/yкринформ/2023-07-07T18-42-00-03-00/630_360_1567497060-680.jpg" xlink:type="simple" xlink:show="embed" xlink:actuate="onLoad" draw:mime-type="image/jpeg"/>
</draw:frame>
在周五的会议上，部长的内阁批准了建立平民参与乌克兰的事实参与的程序，以提供适当的地位。</text:p>
      <text:p text:style-name="P4">
关于它报告<text:a xlink:type="simple" xlink:href="https://mva.gov.ua/ua/news/za-iniciativi-minveteraniv-uryad-zatverdiv-poryadok-vstanovlennya-faktu-bezposerednoyi-uchasti-civilnih-osib-u-zahisti-ukrayini-dlya-nadannya-vidpovidnih-statusiv" text:style-name="Internet_20_link" text:visited-style-name="Visited_20_Internet_20_Link">
新闻服务</text:a>
乌克林福姆报道，退伍军人事务部。</text:p>
      <text:p text:style-name="P4">
如前所述，自2022年2月24日的平民以来，它是建立直接捍卫乌克兰的事实的程序，这些事实并非部分由乌克兰执法机构组成。</text:p>
      <text:p text:style-name="P4">
退伍军人部指出，由于受伤，伤害，伤害或疾病在直接参与该国防御居民的防御期间，许多这样的平民成为残疾人或死亡(死了).Законом № 2864 таких осіб віднесено до осіб з інвалідністю внаслідок війни, арідних осіб, що загинули, – до членів сімей загиблих захисників і захисницьУкраїни.</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роботу помічників ветеранів виділили понад ₴50мільйонів </text:a>
“多亏了通过该项目，退伍军人部将能够组织和协调参与者参与活动的事实，以确保捍卫乌克兰，保护国家人口的安全和国家利益随着俄罗斯联邦对乌克兰的军事侵略，”</text:p>
      <text:p text:style-name="P4">
退伍军人室内机构委员会对既定样本的适用和军事部门指挥官证明的基础的乌克兰的直接参与的决定； 在缺席的情况下，由该人所在的单位指挥官大会认证的两个证词。</text:p>
      <text:p text:style-name="P4">
根据退伍军人部的考虑结果，它将签发该决定中提到的人，这将是社会保护机构进一步建立的理由之一(死者)乌克兰的后卫或捍卫者。在不久的将来，退伍军人部将举行许多工作会议，由乌克兰志愿人员组成的代表，吊坠志愿者的家庭成员讨论可能的方法，以协助他们收集必要数量以加速程序，以加速该程序。委员会的考虑并提供相关地位。</text:p>
      <text:p text:style-name="P4">
据报道，部长的内阁分配了退伍军人事务部2亿633.87千名HRYVNIA，以重建鲍迪尼人口社会和心理康复中心。</text:p>
      <text:p text:style-name="P4">
News Source: <text:a xlink:type="simple" xlink:href="https://www.ukrinform.ua/rubric-society/3732903-urad-zatverdiv-poradok-vstanovlenna-faktu-ucasti-civilnih-u-zahisti-ukraini.html" text:style-name="Internet_20_link" text:visited-style-name="Visited_20_Internet_20_Link">
https://www.ukrinform.ua/rubric-society/3732903-urad-zatverdiv-poradok-vstanovlenna-faktu-ucasti-civilnih-u-zahisti-ukraini.html</text:a>
</text:p>
      <!--NEWS-->
      <text:h text:style-name="P10" text:outline-level="1">
<text:span text:style-name="T4">
在喀尔巴阡地区，五十人从被洪水淹没的地区撤离</text:span>
</text:h>
      <text:p text:style-name="P4">
作者: Ukrinform (Person)</text:p>
      <text:p text:style-name="P4">
出版商: Укринформ (Organization)</text:p>
      <text:p text:style-name="P4">
出版时间: 2023-07-07T18:49:00+03:00</text:p>
      <text:p text:style-name="P4">
修改时间: 2023-07-07T18:49:00+03:00</text:p>
      <text:p text:style-name="P4">
描述: 在喀尔巴阡地区，有55人从被洪水淹没的地区撤离，其中12人是儿童。 14人被保存。  - 乌克林。</text:p>
      <text:p text:style-name="P4">
图片: ['<text:a xlink:type="simple" xlink:href="https://static.ukrinform.com/photos/2023_07/thumb_files/630_360_1688744655-319.jpg" text:style-name="Internet_20_link" text:visited-style-name="Visited_20_Internet_20_Link">
630_360_16887...</text:a>
']</text:p>
      <text:p text:style-name="P4">
标签: ['Дощ', 'МВС', 'Повінь', 'Прикарпаття']</text:p>
      <text:p text:style-name="P4">
类型: Article</text:p>
      <!--METADATA-->
      <text:p text:style-name="P4">
<draw:frame draw:style-name="fr1" draw:name="Image157" text:anchor-type="as-char" svg:width="6.9236in" svg:height="3.956343in" draw:z-index="0">
<draw:image xlink:href="../Images/yкринформ/2023-07-07T18-49-00-03-00/630_360_1688744655-319.jpg" xlink:type="simple" xlink:show="embed" xlink:actuate="onLoad" draw:mime-type="image/jpeg"/>
</draw:frame>
救援人员撤离了55人从洪水淹没的地区，其中12人是儿童。 14人被保存。</text:p>
      <text:p text:style-name="P4">
关于<text:a xlink:type="simple" xlink:href="https://t.me/mvs_ukraine/27137" text:style-name="Internet_20_link" text:visited-style-name="Visited_20_Internet_20_Link">
电报</text:a>
乌克兰福姆报道说，乌克兰内政部报道。</text:p>
      <text:p text:style-name="P4">
“ <text:a xlink:type="simple" xlink:href="https://www.ukrinform.ua/tag-prikarpatta" text:style-name="Internet_20_link" text:visited-style-name="Visited_20_Internet_20_Link">
Prykarpattya</text:a>
。 救出了14人，其中包括2名儿童，撤离了55人，其中12人被撤离。”  - 报道。</text:p>
      <text:p text:style-name="P4">
根据他们的信息，由于大雨，有605个农场，地下室，开放区域和当地道路被淹没了。</text:p>
      <text:p text:style-name="P4">
部长补充说：“救援人员从5个地下室的住宅建筑和7个农场抽水，并清除了19棵倒下的树木。”</text:p>
      <text:p text:style-name="P4">
<text:span text:style-name="T4">
另请阅读：</text:span>
 <text:a xlink:type="simple" xlink:href="https://www.ukrinform.ua/rubric-regions/3732714-v-ukraini-cerez-negodu-bez-svitla-710-naselenih-punktiv.html" text:style-name="Internet_20_link" text:visited-style-name="Visited_20_Internet_20_Link">
在乌克兰，因为没有光线的恶劣天气710定居点</text:a>
据乌克林福姆报道，由于伊万诺 - 弗兰基夫斯克地区的大雨降雨，在科洛利亚，科西夫，卡卢加和纳德维尔纳地区洪水泛滥，洪水泛滥。</text:p>
      <text:p text:style-name="P4">
该地区宣布了风暴警告。</text:p>
      <text:p text:style-name="P4">
_foto：乌克兰内政部</text:p>
      <text:p text:style-name="P4">
News Source: <text:a xlink:type="simple" xlink:href="https://www.ukrinform.ua/rubric-regions/3732904-na-prikarpatti-z-pidtoplenih-teritorij-evakuuvali-pivsotni-ludej.html" text:style-name="Internet_20_link" text:visited-style-name="Visited_20_Internet_20_Link">
https://www.ukrinform.ua/rubric-regions/3732904-na-prikarpatti-z-pidtoplenih-teritorij-evakuuvali-pivsotni-ludej.html</text:a>
</text:p>
      <!--NEWS-->
      <text:h text:style-name="P10" text:outline-level="1">
<text:span text:style-name="T4">
由于谷物出口的减少，乌克兰每月可能损失高达8亿美元-IMF</text:span>
</text:h>
      <text:p text:style-name="P4">
作者: Ukrinform (Person)</text:p>
      <text:p text:style-name="P4">
出版商: Укринформ (Organization)</text:p>
      <text:p text:style-name="P4">
出版时间: 2023-07-07T18:52:04+03:00</text:p>
      <text:p text:style-name="P4">
修改时间: 2023-07-07T18:52:04+03:00</text:p>
      <text:p text:style-name="P4">
描述: 国际货币基金组织预计，由于产量较低并取代了领域，乌克兰的谷物出口将减少谷物出口。 据他说，“谷物倡议”可能会中断，以及对欧盟对乌克兰产品的进口限制，威胁到该国，损失高达8亿美元。 每月。  - 乌克林。</text:p>
      <text:p text:style-name="P4">
图片: ['<text:a xlink:type="simple" xlink:href="https://static.ukrinform.com/photos/2022_09/thumb_files/630_360_1663312554-918.jpeg" text:style-name="Internet_20_link" text:visited-style-name="Visited_20_Internet_20_Link">
630_360_16633...</text:a>
']</text:p>
      <text:p text:style-name="P4">
标签: ['Експорт', 'МВФ', 'Україна', 'Зерно', 'зерновий коридор']</text:p>
      <text:p text:style-name="P4">
类型: Article</text:p>
      <!--METADATA-->
      <text:p text:style-name="P4">
<draw:frame draw:style-name="fr1" draw:name="Image159" text:anchor-type="as-char" svg:width="6.9236in" svg:height="3.956343in" draw:z-index="0">
<draw:image xlink:href="../Images/yкринформ/2023-07-07T18-52-04-03-00/630_360_1663312554-918.jpeg" xlink:type="simple" xlink:show="embed" xlink:actuate="onLoad" draw:mime-type="image/jpeg"/>
</draw:frame>
国际货币基金组织预计，通过非高收益和替代领域，乌克兰的谷物出口减少。 据他说，“谷物计划”可能会中断，以及对乌克兰产品的欧盟进口限制，使该国损失了高达8亿美元。 每月。</text:p>
      <text:p text:style-name="P4">
这是在星期五的[文件]周五发布的(https://www.imf.org/-/media/Files/Publications/CR/2023/English/1UKREA2023002.ashx)在首次查看扩展融资计划之后的IMF(eff)乌克林福姆报道，乌克兰。</text:p>
      <text:p text:style-name="P4">
“贸易的进一步中断将影响GDP的增长和出口，具体取决于规模和持续时间。 已经预计放牧的出口将是由于股票和收获的减少，但是根据NBU的说法，“谷物走廊”的终止将导致额外的地下通道出口收入为2.9亿美元。 每月，”暴力。</text:p>
      <text:p text:style-name="P4">
同时，根据国际货币基金组织的数据，农产品的总出口总计约20亿美元。 自今年年初以来一个月和23亿美元。 2021年的每月。</text:p>
      <text:p text:style-name="P4">
<text:span text:style-name="T4">
另请阅读：</text:span>
 <text:a xlink:type="simple" xlink:href="https://www.ukrinform.ua/rubric-economy/3732879-mvf-pokrasiv-ekonomicni-prognozi-sodo-ukraini.html" text:style-name="Internet_20_link" text:visited-style-name="Visited_20_Internet_20_Link">
<text:span text:style-name="T4">
 imf </text:span>
改善了乌克兰的经济预测</text:a>
根据国际货币基金组织(IMF)的说法，在欧盟个别乌克兰人提出的进一步进口限制的情况下，即使保存过境，贸易重新定向也会变得复杂。 因此，对出口谷物罐产品的负面影响约为1.7亿美元。 每月至19日中期将增加高达2.7亿美元。 每月 - 如果您限制新作物开始到达时的行动。</text:p>
      <text:p text:style-name="P4">
此外，UFFF指出，与其他存储设施的需求相关的风险(UFFF都超出了乌克兰的控制之外)。</text:p>
      <text:p text:style-name="P4">
“如果进口禁令延长并且谷物走廊被损坏，则与相应的物流问题的复杂效果可能导致损失将超过8亿美元。 每月。”基金说。</text:p>
      <text:p text:style-name="P4">
<text:span text:style-name="T4">
另请阅读：</text:span>
 <text:a xlink:type="simple" xlink:href="https://www.ukrinform.ua/rubric-economy/3732821-minfin-prognozue-cogoric-zrostanna-vvp-do-3.html" text:style-name="Internet_20_link" text:visited-style-name="Visited_20_Internet_20_Link">
财政部预测GDP今年的增长最多3％</text:a>
因此，在不久的将来的优先级是增强和多样化的交易渠道，而长期恢复将需要解决农业衰落的方法。乌克兰农业政策部在这方面指出，阿农人将应对这一刺激性，将面积减少了20-30％。 此外，向其他农作物(例如菜籽，大豆和向日葵)的过渡将加速。 相反，农民可能需要更多的财政支持。</text:p>
      <text:p text:style-name="P4">
<text:span text:style-name="T4">
另请阅读：</text:span>
 <text:a xlink:type="simple" xlink:href="https://www.ukrinform.ua/rubric-economy/3732726-ukraina-vidilila-20-milardiv-dla-garantii-finansovoi-bezpeki-suden-zernovogo-koridoru.html" text:style-name="Internet_20_link" text:visited-style-name="Visited_20_Internet_20_Link">
乌克兰已分配了200亿张，以保证船舶的财务安全“ <text:span text:style-name="T4">
谷物</text:span>
那个走廊”</text:a>
在这种情况下<text:a xlink:type="simple" xlink:href="https://www.ukrinform.ua/tag-mvf" text:style-name="Internet_20_link" text:visited-style-name="Visited_20_Internet_20_Link">
IMF</text:a>
他向最近的欧盟表示祝贺，以恢复20124年6月的乌克兰临时贸易自由化。</text:p>
      <text:p text:style-name="P4">
该基金强调说：“鉴于剩余供应的风险将影响邻国的制造商的价格，应加强努力来加强贸易渠道。”</text:p>
      <text:p text:style-name="P4">
从长远来看，恢复也将取决于劳动密集型的脱粒</text:p>
      <text:p text:style-name="P4">
根据乌克林福姆的说法，IMF在星期五更新了<text:a xlink:type="simple" xlink:href="https://www.ukrinform.ua/rubric-economy/3732879-mvf-pokrasiv-ekonomicni-prognozi-sodo-ukraini.html" text:style-name="Internet_20_link" text:visited-style-name="Visited_20_Internet_20_Link">
经济预测</text:a>
在乌克兰，表明可持续增长的趋势。</text:p>
      <text:p text:style-name="P4">
News Source: <text:a xlink:type="simple" xlink:href="https://www.ukrinform.ua/rubric-economy/3732906-ukraina-moze-vtracati-do-800-miljoniv-somisaca-cerez-skorocenna-eksportu-zerna-mvf.html" text:style-name="Internet_20_link" text:visited-style-name="Visited_20_Internet_20_Link">
https://www.ukrinform.ua/rubric-economy/3732906-ukraina-moze-vtracati-do-800-miljoniv-somisaca-cerez-skorocenna-eksportu-zerna-mvf.html</text:a>
</text:p>
      <!--NEWS-->
      <text:h text:style-name="P10" text:outline-level="1">
<text:span text:style-name="T4">
DBR了解了爆炸物是如何进入基辅Shevchenkivsky地方法院的</text:span>
</text:h>
      <text:p text:style-name="P4">
作者: Ukrinform (Person)</text:p>
      <text:p text:style-name="P4">
出版商: Укринформ (Organization)</text:p>
      <text:p text:style-name="P4">
出版时间: 2023-07-07T18:55:00+03:00</text:p>
      <text:p text:style-name="P4">
修改时间: 2023-07-07T18:55:00+03:00</text:p>
      <text:p text:style-name="P4">
描述: 州调查局的雇员调查了刑事诉讼，就基夫舍夫奇夫斯基地方法院爆炸的情况以及导致悲剧的原因。  - 乌克林。</text:p>
      <text:p text:style-name="P4">
图片: ['<text:a xlink:type="simple" xlink:href="https://static.ukrinform.com/photos/2023_07/thumb_files/630_360_1688744943-802.jpg" text:style-name="Internet_20_link" text:visited-style-name="Visited_20_Internet_20_Link">
630_360_16887...</text:a>
']</text:p>
      <text:p text:style-name="P4">
标签: ['Вибух', 'Держбюро розслідувань', 'Київ']</text:p>
      <text:p text:style-name="P4">
类型: Article</text:p>
      <!--METADATA-->
      <text:p text:style-name="P4">
<draw:frame draw:style-name="fr1" draw:name="Image160" text:anchor-type="as-char" svg:width="6.9236in" svg:height="3.956343in" draw:z-index="0">
<draw:image xlink:href="../Images/yкринформ/2023-07-07T18-55-00-03-00/630_360_1688744943-802.jpg" xlink:type="simple" xlink:show="embed" xlink:actuate="onLoad" draw:mime-type="image/jpeg"/>
</draw:frame>
州调查局的雇员对基夫郡舍维奇夫斯基地方法院图书馆的情况进行了刑事诉讼，以及导致doragedisy的原因。</text:p>
      <text:p text:style-name="P4">
关于IT报告<text:a xlink:type="simple" xlink:href="http://dbr.gov.ua/news/dbr-vivchae-obstavini-shho-prizveli-do-vibuhiv-u-shevchenkivskomu-rajonnomu-sudi-mista-kieva" text:style-name="Internet_20_link" text:visited-style-name="Visited_20_Internet_20_Link">
部门的新闻服务，</text:a>
他报告了乌克林福姆。</text:p>
      <text:p text:style-name="P4">
消息写道：“最佳调查人员已连接，以快速，公正地澄清活动的所有事件。”</text:p>
      <text:p text:style-name="P4">
正如所指出的那样，执法人员找出了如何为对执法人员的企图做出贡献的热情法院，以及国民警卫队和基辅审判前拘留中心官员的绩效质量。</text:p>
      <text:p text:style-name="P4">
在[dbr]中(https://www.ukrinform.ua/tag-derzburo-rozsliduvan)他们规定，根据《艺术》第3部分进行了刑事诉讼。 15(未遂刑事犯罪)。 5(同伙类型)， 艺术。 348(侵占执法人员的生活，保护社会秩序和国家边界或服务员的公共成员)，第4页P.426(无所作为)和艺术的第2部分。 367(服务粗心)CCU。</text:p>
      <text:p text:style-name="P4">
<text:span text:style-name="T4">
另请阅读：</text:span>
 <text:a xlink:type="simple" xlink:href="https://www.ukrinform.ua/rubric-society/3732222-vibuh-u-sudi-kieva-rada-suddiv-iniciue-perevirku-rozgladu-sprav-trivalistu-ponad-pat-rokiv.html" text:style-name="Internet_20_link" text:visited-style-name="Visited_20_Internet_20_Link">
<text:span text:style-name="T4">
爆炸</text:span>
在<text:span text:style-name="T4">
法院</text:span>
 <text:span text:style-name="T4">
 </text:span>
 <text:span text:style-name="T4">
基辅</text:span>
：<text:span text:style-name="T4">
理事会</text:span>
 <text:span text:style-name="T4">
 </text:span>
 <text:span text:style-name="T4">
法官</text:span>
<text:span text:style-name="T4">
启动</text:span>
 <text:span text:style-name="T4">
 </text:span>
 <text:span text:style-name="T4">
 </text:span>
检查<text:span text:style-name="T5">
 </text:span>
<text:span text:style-name="T4">
考虑</text:span>
 <text:span text:style-name="T4">
案例</text:span>
 <text:span text:style-name="T4">
持续时间</text:span>
 <text:span text:style-name="T4">
 </text:span>
 n'<text:span text:style-name="T4">
 yat </text:span>
 <text:span text:style-name="T4">
 </text:span>
 <text:span text:style-name="T4">
 </text:span>
年**</text:a>
据报道，7月5日在基辅的舍维奇夫斯基地方法院<text:a xlink:type="simple" xlink:href="https://www.ukrinform.ua/rubric-kyiv/3731914-u-kievi-v-primisenni-sudu-prolunav-vibuh.html" text:style-name="Internet_20_link" text:visited-style-name="Visited_20_Internet_20_Link">
发生爆炸</text:a>
结果，一个人被杀，另外两人受伤。</text:p>
      <text:p text:style-name="P4">
爆炸中的犯罪嫌疑人是富丽堂皇的伊戈尔·洪尼克(Igor Humeniuk)的前战斗机，被指控破坏了2015年8月31日在Verkhovna Rada附近的手榴弹。 他于2015年在预审拘留中心处，当天，法院举行了常规会议。 Humeniuk在法庭活动中去世。</text:p>
      <text:p text:style-name="P4">
News Source: <text:a xlink:type="simple" xlink:href="https://www.ukrinform.ua/rubric-kyiv/3732908-dbr-zasovue-akim-cinom-do-sevcenkivskogo-rajsudu-kieva-potrapila-vibuhika.html" text:style-name="Internet_20_link" text:visited-style-name="Visited_20_Internet_20_Link">
https://www.ukrinform.ua/rubric-kyiv/3732908-dbr-zasovue-akim-cinom-do-sevcenkivskogo-rajsudu-kieva-potrapila-vibuhika.html</text:a>
</text:p>
      <!--NEWS-->
      <text:h text:style-name="P10" text:outline-level="1">
<text:span text:style-name="T4">
樱花被种植在Vinnitsa，以纪念导弹大火</text:span>
</text:h>
      <text:p text:style-name="P4">
作者: Ukrinform (Person)</text:p>
      <text:p text:style-name="P4">
出版商: Укринформ (Organization)</text:p>
      <text:p text:style-name="P4">
出版时间: 2023-07-07T18:59:16+03:00</text:p>
      <text:p text:style-name="P4">
修改时间: 2023-07-07T18:59:16+03:00</text:p>
      <text:p text:style-name="P4">
描述: 2022年7月14日，在温尼察（Vinnitsa），萨卡尔（Sacars）在胜利广场上种植，这是2022年7月14日发生敌对火箭袭击的标志。  - 乌克林。</text:p>
      <text:p text:style-name="P4">
图片: ['<text:a xlink:type="simple" xlink:href="https://static.ukrinform.com/photos/2023_07/thumb_files/630_360_1688744360-6346.jpeg" text:style-name="Internet_20_link" text:visited-style-name="Visited_20_Internet_20_Link">
630_360_16887...</text:a>
']</text:p>
      <text:p text:style-name="P4">
标签: ["Пам'ять", 'Вінниця', 'Сакура', 'Дерево', 'Ракетний удар']</text:p>
      <text:p text:style-name="P4">
类型: Article</text:p>
      <!--METADATA-->
      <text:p text:style-name="P4">
<draw:frame draw:style-name="fr1" draw:name="Image161" text:anchor-type="as-char" svg:width="6.9236in" svg:height="3.956343in" draw:z-index="0">
<draw:image xlink:href="../Images/yкринформ/2023-07-07T18-59-16-03-00/630_360_1688744360-6346.jpeg" xlink:type="simple" xlink:show="embed" xlink:actuate="onLoad" draw:mime-type="image/jpeg"/>
</draw:frame>
由于2022年7月14日在胜利广场上发生了敌对的火箭袭击，人群是为了纪念死者的纪念。</text:p>
      <text:p text:style-name="P4">
关于它报告<text:a xlink:type="simple" xlink:href="https://vmr.gov.ua/rozkvitnut-v-pam-iat-pro-zahyblykh-14-lypnia-u-vinnytsi-rodyny-zahyblykh-vnaslidok-teraktu-vysadyly-sakury-na-ploshchi-peremohy" text:style-name="Internet_20_link" text:visited-style-name="Visited_20_Internet_20_Link">
Vinnytsia市议会</text:a>
，报道乌克林福姆。</text:p>
      <text:p text:style-name="P4">
</text:p>
      <text:p text:style-name="P4">
<text:a xlink:type="simple" xlink:href="https://static.ukrinform.com/photos/2023_07/1688744360-7111.jpeg" text:style-name="Internet_20_link" text:visited-style-name="Visited_20_Internet_20_Link">
 </text:a>
 <text:a xlink:type="simple" xlink:href="https://static.ukrinform.com/photos/2023_07/1688744359-5611.jpeg" text:style-name="Internet_20_link" text:visited-style-name="Visited_20_Internet_20_Link">
</text:a>
 <text:a xlink:type="simple" xlink:href="https://static.ukrinform.com/photos/2023_07/1688744359-9123.jpeg" text:style-name="Internet_20_link" text:visited-style-name="Visited_20_Internet_20_Link">
</text:a>
 <text:a xlink:type="simple" xlink:href="https://static.ukrinform.com/photos/2023_07/1688744360-9333.jpeg" text:style-name="Internet_20_link" text:visited-style-name="Visited_20_Internet_20_Link">
</text:a>
 <text:a xlink:type="simple" xlink:href="https://static.ukrinform.com/photos/2023_07/1688744360-6346.jpeg" text:style-name="Internet_20_link" text:visited-style-name="Visited_20_Internet_20_Link">
<draw:frame draw:style-name="fr1" draw:name="Image167" text:anchor-type="as-char" svg:width="6.9236in" svg:height="3.956343in" draw:z-index="0">
<draw:image xlink:href="../Images/yкринформ/2023-07-07T18-59-16-03-00/630_360_1688744360-6346.jpeg" xlink:type="simple" xlink:show="embed" xlink:actuate="onLoad" draw:mime-type="image/jpeg"/>
</draw:frame>
</text:a>
 <text:a xlink:type="simple" xlink:href="https://static.ukrinform.com/photos/2023_07/1688744360-2172.jpeg" text:style-name="Internet_20_link" text:visited-style-name="Visited_20_Internet_20_Link">
</text:a>
 <text:a xlink:type="simple" xlink:href="https://static.ukrinform.com/photos/2023_07/1688744360-8668.jpeg" text:style-name="Internet_20_link" text:visited-style-name="Visited_20_Internet_20_Link">
</text:a>
 <text:a xlink:type="simple" xlink:href="https://static.ukrinform.com/photos/2023_07/1688744360-6160.jpeg" text:style-name="Internet_20_link" text:visited-style-name="Visited_20_Internet_20_Link">
</text:a>
 <text:a xlink:type="simple" xlink:href="https://static.ukrinform.com/photos/2023_07/1688744360-2710.jpeg" text:style-name="Internet_20_link" text:visited-style-name="Visited_20_Internet_20_Link">
</text:a>
 <text:a xlink:type="simple" xlink:href="https://static.ukrinform.com/photos/2023_07/1688744360-1044.jpeg" text:style-name="Internet_20_link" text:visited-style-name="Visited_20_Internet_20_Link">
</text:a>
 <text:a xlink:type="simple" xlink:href="https://static.ukrinform.com/photos/2023_07/1688744361-7427.jpeg" text:style-name="Internet_20_link" text:visited-style-name="Visited_20_Internet_20_Link">
</text:a>
“今天，在胜利广场上种植了29个樱花 - 这是[Vinnytsia]中间被人们杀害的人数(https://www.ukrinform.ua/tag-vinnica)2022年7月14日。 演讲说：“悲剧现场的树木是由受害者的亲戚种植的 - 记住那些因愤世嫉俗的俄罗斯打击而迷失的人。”<text:span text:style-name="T4">
另请阅读：</text:span>
 [在Vinnitsa中(https://www.ukrinform.ua/rubric-regions/3732378-u-vinnici-vijsli-na-marsruti-persi-12-svejcarskih-tramvaiv-tram-2000.html)据报道，由于敌对的火箭袭击，Vinnytsia市议会于7月14日宣布为死者哀悼死亡。 这是纪念活动为他们的记忆而纪念的。</text:p>
      <text:p text:style-name="P4">
2022年7月14日，敌人用两枚机口径导弹击中了Vinnytsia。 在位于胜利广场的军官房屋中，火箭散发出来。 由于敌对行为，军官房屋的房屋被摧毁，位于“禧年”房屋中的医疗中心被摧毁，数百辆汽车被摧毁和损坏。</text:p>
      <text:p text:style-name="P4">
包括儿童在内的29人被敌人的火箭袭击丧生。 200人受到影响。</text:p>
      <text:p text:style-name="P4">
市议会计划在悲剧场所建立一个纪念广场，竖立了该领土的续约概念和外观。</text:p>
      <text:p text:style-name="P4">
News Source: <text:a xlink:type="simple" xlink:href="https://www.ukrinform.ua/rubric-regions/3732909-u-vinnici-visadili-sakuri-v-pamat-pro-zagiblih-vid-raketnogo-obstrilu.html" text:style-name="Internet_20_link" text:visited-style-name="Visited_20_Internet_20_Link">
https://www.ukrinform.ua/rubric-regions/3732909-u-vinnici-visadili-sakuri-v-pamat-pro-zagiblih-vid-raketnogo-obstrilu.html</text:a>
</text:p>
      <!--NEWS-->
      <text:h text:style-name="P10" text:outline-level="1">
<text:span text:style-name="T4">
Tsurenko去了温布尔登的第四个圈子</text:span>
</text:h>
      <text:p text:style-name="P4">
作者: Ukrinform (Person)</text:p>
      <text:p text:style-name="P4">
出版商: Укринформ (Organization)</text:p>
      <text:p text:style-name="P4">
出版时间: 2023-07-07T19:08:00+03:00</text:p>
      <text:p text:style-name="P4">
修改时间: 2023-07-07T19:08:00+03:00</text:p>
      <text:p text:style-name="P4">
描述: 阿努·博格丹（Anu Bogdan）赢得了乌克兰人。  - 乌克林。</text:p>
      <text:p text:style-name="P4">
图片: ['<text:a xlink:type="simple" xlink:href="https://static.ukrinform.com/photos/2023_07/thumb_files/630_360_1688743841-213.jpg" text:style-name="Internet_20_link" text:visited-style-name="Visited_20_Internet_20_Link">
630_360_16887...</text:a>
']</text:p>
      <text:p text:style-name="P4">
标签: ['Цуренко', 'Теніс', 'Вімблдон']</text:p>
      <text:p text:style-name="P4">
类型: Article</text:p>
      <!--METADATA-->
      <text:p text:style-name="P4">
<draw:frame draw:style-name="fr1" draw:name="Image174" text:anchor-type="as-char" svg:width="6.9236in" svg:height="3.956343in" draw:z-index="0">
<draw:image xlink:href="../Images/yкринформ/2023-07-07T19-08-00-03-00/630_360_1688743841-213.jpg" xlink:type="simple" xlink:show="embed" xlink:actuate="onLoad" draw:mime-type="image/jpeg"/>
</draw:frame>
乌克兰的Anu Bogdan。</text:p>
      <text:p text:style-name="P4">
Lesya Tsurenko在第三个Colivimbledon中从罗马尼亚赢得了Ana Bogdan -4：6、6：3、7：6(20-18)，报道乌克林福姆。</text:p>
      <text:p text:style-name="P4">
乌克兰人让位于第一盘，但在第二次赢得比赛中，并在第三盘比赛中扭转了比赛。 这场比赛发生在高度紧张状态，最终选择了太极拳，乌克兰网球运动员庆祝了胜利。</text:p>
      <text:p text:style-name="P4">
对阵Bogdan的比赛持续了3个小时30分钟。</text:p>
      <text:p text:style-name="P4">
在1/8的决赛中，乌克兰人将抵抗佩格尔对的获胜者 - 科赫托尔托。</text:p>
      <text:p text:style-name="P4">
<text:span text:style-name="T4">
另请阅读：</text:span>
 <text:a xlink:type="simple" xlink:href="https://www.ukrinform.ua/rubric-sports/3732887-kalinina-postupilas-andreesku-ta-zaversila-vistupi-na-vimbldoni.html" text:style-name="Internet_20_link" text:visited-style-name="Visited_20_Internet_20_Link">
Kalinina在Wimbledon上给安德烈斯克(Andreesk)</text:a>
正如乌克林福姆报道的那样，玛塔·科斯蒂克(Marta Kostyuk)在比赛的1/16中发行。</text:p>
      <text:p text:style-name="P4">
照片：btu.org.ua</text:p>
      <text:p text:style-name="P4">
News Source: <text:a xlink:type="simple" xlink:href="https://www.ukrinform.ua/rubric-sports/3732911-curenko-vijsla-do-cetvertogo-kola-vimbldona.html" text:style-name="Internet_20_link" text:visited-style-name="Visited_20_Internet_20_Link">
https://www.ukrinform.ua/rubric-sports/3732911-curenko-vijsla-do-cetvertogo-kola-vimbldona.html</text:a>
</text:p>
      <!--NEWS-->
      <text:h text:style-name="P10" text:outline-level="1">
<text:span text:style-name="T4">
在Iziuma，Polovtsian祖母的保护结构关闭了</text:span>
</text:h>
      <text:p text:style-name="P4">
作者: Ukrinform (Person)</text:p>
      <text:p text:style-name="P4">
出版商: Укринформ (Organization)</text:p>
      <text:p text:style-name="P4">
出版时间: 2023-07-07T19:08:35+03:00</text:p>
      <text:p text:style-name="P4">
修改时间: 2023-07-07T19:08:35+03:00</text:p>
      <text:p text:style-name="P4">
描述: 在哈尔基夫地区的Izium，波洛夫西亚祖母遭到破坏，俄罗斯炮击受到了破坏。  - 乌克林。</text:p>
      <text:p text:style-name="P4">
图片: ['<text:a xlink:type="simple" xlink:href="https://static.ukrinform.com/photos/2023_07/thumb_files/630_360_1688745761-1260.jpeg" text:style-name="Internet_20_link" text:visited-style-name="Visited_20_Internet_20_Link">
630_360_16887...</text:a>
']</text:p>
      <text:p text:style-name="P4">
标签: ['Обстріл', 'Харківщина', 'Війна з Росією', 'Ізюм']</text:p>
      <text:p text:style-name="P4">
类型: Article</text:p>
      <!--METADATA-->
      <text:p text:style-name="P4">
<draw:frame draw:style-name="fr1" draw:name="Image175" text:anchor-type="as-char" svg:width="6.9236in" svg:height="3.956343in" draw:z-index="0">
<draw:image xlink:href="../Images/yкринформ/2023-07-07T19-08-35-03-00/630_360_1688745761-1260.jpeg" xlink:type="simple" xlink:show="embed" xlink:actuate="onLoad" draw:mime-type="image/jpeg"/>
</draw:frame>
在Iziumin，Kharkiv地区由Polovtsian祖母保存，这些祖母被俄罗斯单位损坏。</text:p>
      <text:p text:style-name="P4">
据报道<text:a xlink:type="simple" xlink:href="http://city-izyum.gov.ua/v-iziumi-provely-roboty-z-ubezpechennia-kam-ianykh-polovetskykh-bab/" text:style-name="Internet_20_link" text:visited-style-name="Visited_20_Internet_20_Link">
Izium市议会</text:a>
，报道乌克林福姆。  <draw:frame draw:style-name="fr1" draw:name="Image176" text:anchor-type="as-char" svg:width="6.9236in" svg:height="3.956343in" draw:z-index="0">
<draw:image xlink:href="../Images/yкринформ/2023-07-07T19-08-35-03-00/630_360_1688745761-1260.jpeg" xlink:type="simple" xlink:show="embed" xlink:actuate="onLoad" draw:mime-type="image/jpeg"/>
</draw:frame>
</text:p>
      <text:p text:style-name="P4">
<text:a xlink:type="simple" xlink:href="https://static.ukrinform.com/photos/2023_07/1688745761-1260.jpeg" text:style-name="Internet_20_link" text:visited-style-name="Visited_20_Internet_20_Link">
 <draw:frame draw:style-name="fr1" draw:name="Image177" text:anchor-type="as-char" svg:width="6.9236in" svg:height="3.956343in" draw:z-index="0">
<draw:image xlink:href="../Images/yкринформ/2023-07-07T19-08-35-03-00/630_360_1688745761-1260.jpeg" xlink:type="simple" xlink:show="embed" xlink:actuate="onLoad" draw:mime-type="image/jpeg"/>
</draw:frame>
</text:a>
 <text:a xlink:type="simple" xlink:href="https://static.ukrinform.com/photos/2023_07/1688745759-9883.jpeg" text:style-name="Internet_20_link" text:visited-style-name="Visited_20_Internet_20_Link">
</text:a>
 <text:a xlink:type="simple" xlink:href="https://static.ukrinform.com/photos/2023_07/1688745759-1134.jpeg" text:style-name="Internet_20_link" text:visited-style-name="Visited_20_Internet_20_Link">
</text:a>
 <text:a xlink:type="simple" xlink:href="https://static.ukrinform.com/photos/2023_07/1688745759-2941.jpeg" text:style-name="Internet_20_link" text:visited-style-name="Visited_20_Internet_20_Link">
</text:a>
 <text:a xlink:type="simple" xlink:href="https://static.ukrinform.com/photos/2023_07/1688745761-8772.jpeg" text:style-name="Internet_20_link" text:visited-style-name="Visited_20_Internet_20_Link">
</text:a>
 <text:a xlink:type="simple" xlink:href="https://static.ukrinform.com/photos/2023_07/1688745762-2388.jpeg" text:style-name="Internet_20_link" text:visited-style-name="Visited_20_Internet_20_Link">
</text:a>
 <text:a xlink:type="simple" xlink:href="https://static.ukrinform.com/photos/2023_07/1688745762-5889.jpeg" text:style-name="Internet_20_link" text:visited-style-name="Visited_20_Internet_20_Link">
</text:a>
 <text:a xlink:type="simple" xlink:href="https://static.ukrinform.com/photos/2023_07/1688745762-6940.jpeg" text:style-name="Internet_20_link" text:visited-style-name="Visited_20_Internet_20_Link">
</text:a>
“为了保护戒严的条件，国家研究中央研究中央塞尔盖(Sergey)Omelnyk和Svetlana Yefanov的专家，以及以MF Sumtsov命名的Kharkiv历史博物馆主任Olga Soshnikov命名为Izuim 。</text:p>
      <text:p text:style-name="P4">
值得注意的是，专家为当地公用事业提供了帮助。</text:p>
      <text:p text:style-name="P4">
*!(https://www.ukrinform.ua/rubric-culture/3637574-u-cernigovi-zakonservuvali-zrujnovanij-budinok-mecenata-tarnovskogo.html)</text:p>
      <text:p text:style-name="P4">
<text:span text:style-name="T4">
另请阅读：</text:span>
 <text:a xlink:type="simple" xlink:href="https://www.ukrinform.ua/rubric-regions/3725506-na-hortici-cerez-padinna-rivna-vodi-arheologi-znahodat-ulamki-keramiki-dobi-eneolitu.html" text:style-name="Internet_20_link" text:visited-style-name="Visited_20_Internet_20_Link">
由于水位的衰落，考古学家发现了共石邻岩的大部分陶瓷</text:a>
伊兹(Izium)下的石波洛维斯(Stone Polovtsian)祖母 - 独特的历史纪念碑，历史悠久的纪念碑，历史悠久的纪念碑，它是ix -xiii世纪的独特纪念碑，它是这座城市的名片。</text:p>
      <text:p text:style-name="P4">
News Source: <text:a xlink:type="simple" xlink:href="https://www.ukrinform.ua/rubric-regions/3732912-v-izumi-zakrili-zahisnimi-konstrukciami-poloveckih-bab.html" text:style-name="Internet_20_link" text:visited-style-name="Visited_20_Internet_20_Link">
https://www.ukrinform.ua/rubric-regions/3732912-v-izumi-zakrili-zahisnimi-konstrukciami-poloveckih-bab.html</text:a>
</text:p>
      <!--NEWS-->
      <text:h text:style-name="P10" text:outline-level="1">
<text:span text:style-name="T4">
在首都，有21％的收容所需要维修-Klitschko</text:span>
</text:h>
      <text:p text:style-name="P4">
作者: Ukrinform (Person)</text:p>
      <text:p text:style-name="P4">
出版商: Укринформ (Organization)</text:p>
      <text:p text:style-name="P4">
出版时间: 2023-07-07T19:09:00+03:00</text:p>
      <text:p text:style-name="P4">
修改时间: 2023-07-07T19:09:00+03:00</text:p>
      <text:p text:style-name="P4">
描述: 在基辅，有21％的庇护所需要额外维修。  - 乌克林。</text:p>
      <text:p text:style-name="P4">
图片: ['<text:a xlink:type="simple" xlink:href="https://static.ukrinform.com/photos/2023_06/thumb_files/630_360_1686303753-448.jpg" text:style-name="Internet_20_link" text:visited-style-name="Visited_20_Internet_20_Link">
630_360_16863...</text:a>
']</text:p>
      <text:p text:style-name="P4">
标签: ['Віталій Кличко', 'Київ', 'Ремонт', 'Укриття']</text:p>
      <text:p text:style-name="P4">
类型: Article</text:p>
      <!--METADATA-->
      <text:p text:style-name="P4">
<draw:frame draw:style-name="fr1" draw:name="Image185" text:anchor-type="as-char" svg:width="6.9236in" svg:height="3.956343in" draw:z-index="0">
<draw:image xlink:href="../Images/yкринформ/2023-07-07T19-09-00-03-00/630_360_1686303753-448.jpg" xlink:type="simple" xlink:show="embed" xlink:actuate="onLoad" draw:mime-type="image/jpeg"/>
</draw:frame>
在基辅，有21％的庇护所需要额外维修。</text:p>
      <text:p text:style-name="P4">
在[以太]中(https://www.youtube.com/watch?v=VBXeXj7DAcs)据报道，首都维塔利·克里奇科(Vitaliy Klitschko)的市长向城市市长通报了首都。</text:p>
      <text:p text:style-name="P4">
“根据检查的结果4655 <text:a xlink:type="simple" xlink:href="https://www.ukrinform.ua/tag-ukritta" text:style-name="Internet_20_link" text:visited-style-name="Visited_20_Internet_20_Link">
庇护所</text:a>
65％适合基辅。 不幸的是，21％的避难所需要额外维修。 14％的人不符合庇护所的标准。”市长说。</text:p>
      <text:p text:style-name="P4">
他指出，这14％的不合适的物体从庇护所图中删除。</text:p>
      <text:p text:style-name="P4">
<text:span text:style-name="T4">
另请阅读：</text:span>
 <text:a xlink:type="simple" xlink:href="https://www.ukrinform.ua/rubric-kyiv/3731418-z-obliku-ta-mapi-ukrittiv-u-kievi-znali-blizko-tisaci-obektiv.html" text:style-name="Internet_20_link" text:visited-style-name="Visited_20_Internet_20_Link">
来自基辅的会计和庇护所图，已删除了大约一千个物体</text:a>
据乌克林福姆(Ukrinform)报道，在基辅，计划逐步引入[自动开放庇护所的系统。 这是给出的(https://www.ukrinform.ua/rubric-kyiv/3730400-sistemu-avtomatizovanogo-vidkritta-shovis-planuut-zaprovaditi-po-vsomu-kievu-kmva.html)</text:p>
      <text:p text:style-name="P4">
News Source: <text:a xlink:type="simple" xlink:href="https://www.ukrinform.ua/rubric-kyiv/3732915-u-stolici-21-ukrittiv-potrebuut-remontu-klicko.html" text:style-name="Internet_20_link" text:visited-style-name="Visited_20_Internet_20_Link">
https://www.ukrinform.ua/rubric-kyiv/3732915-u-stolici-21-ukrittiv-potrebuut-remontu-klicko.html</text:a>
</text:p>
      <!--NEWS-->
      <text:h text:style-name="P10" text:outline-level="1">
<text:span text:style-name="T4">
Zelensky与斯洛伐克议员讨论了和平的公式</text:span>
</text:h>
      <text:p text:style-name="P4">
作者: Ukrinform (Person)</text:p>
      <text:p text:style-name="P4">
出版商: Укринформ (Organization)</text:p>
      <text:p text:style-name="P4">
出版时间: 2023-07-07T19:10:00+03:00</text:p>
      <text:p text:style-name="P4">
修改时间: 2023-07-07T19:10:00+03:00</text:p>
      <text:p text:style-name="P4">
描述: 乌克兰沃罗迪米尔·泽伦斯基（Volodymyr Zelensky）总统与斯洛伐克议会主席和乌克兰欧洲和欧洲 - 大西洋愿望的公式讨论了该国的参与。  - 乌克林。</text:p>
      <text:p text:style-name="P4">
图片: ['<text:a xlink:type="simple" xlink:href="https://static.ukrinform.com/photos/2023_07/thumb_files/630_360_1688745989-844.jpg" text:style-name="Internet_20_link" text:visited-style-name="Visited_20_Internet_20_Link">
630_360_16887...</text:a>
']</text:p>
      <text:p text:style-name="P4">
标签: ['НАТО', 'Парламент', 'Словаччина', 'Зеленський', 'Війна з Росією', 'Формула миру']</text:p>
      <text:p text:style-name="P4">
类型: Article</text:p>
      <!--METADATA-->
      <text:p text:style-name="P4">
<draw:frame draw:style-name="fr1" draw:name="Image186" text:anchor-type="as-char" svg:width="6.9236in" svg:height="3.956343in" draw:z-index="0">
<draw:image xlink:href="../Images/yкринформ/2023-07-07T19-10-00-03-00/630_360_1688745989-844.jpg" xlink:type="simple" xlink:show="embed" xlink:actuate="onLoad" draw:mime-type="image/jpeg"/>
</draw:frame>
Volodymyr Zelenskyy总统乌克兰人讨论了该国和欧洲 - 大西洋在乌克兰的参与与议会主席和议会议员。</text:p>
      <text:p text:style-name="P4">
国家元首在[电报]中报告了这一点(https://t.me/V_Zelenskiy_official/6892)，报道乌克林福姆。</text:p>
      <text:p text:style-name="P4">
“他会见了斯洛士鲍里斯·塔斯洛夫斯基议员国民议会议会主席。 斯洛伐克的乌克兰和平与欧洲 - 大西洋愿望的参与受到斯洛伐克的参与。” [Zelensky]说。(https://www.ukrinform.ua/tag-zelenskij)。</text:p>
      <text:p text:style-name="P4">
他感谢康罗尔和斯洛伐克代表们为支持乌克兰的许多决定，尤其是关于认可俄罗斯政权恐怖分子和俄罗斯的决定，这是一个支持恐怖主义的国家。</text:p>
      <text:p text:style-name="P4">
<text:span text:style-name="T4">
另请阅读：</text:span>
 <text:a xlink:type="simple" xlink:href="https://www.ukrinform.ua/rubric-ato/3732843-ukraina-otrimae-vid-slovaccini-se-16-gaubic-zuzana-2.html" text:style-name="Internet_20_link" text:visited-style-name="Visited_20_Internet_20_Link">
乌克兰将从<text:span text:style-name="T4">
斯洛伐克收到</text:span>
另外16 howitzes Zuzana 2</text:a>
此前，总统沃罗迪米尔·泽伦斯基(Volodymyr Zelenskyy)与斯洛伐克·查普托瓦(Slovakia Chaputova)总统举行了会议。</text:p>
      <text:p text:style-name="P4">
据报道，沃迪米尔Zelenskyy总统于周五访问了斯洛伐克。 他曾经去过捷克共和国和保加利亚。</text:p>
      <text:p text:style-name="P4">
<text:span text:style-name="T5">
foto：Volodymyr Zelenskyy，Facebook</text:span>
</text:p>
      <text:p text:style-name="P4">
News Source: <text:a xlink:type="simple" xlink:href="https://www.ukrinform.ua/rubric-polytics/3732913-zelenskij-obgovoriv-zi-slovackimi-parlamentariami-formulu-miru.html" text:style-name="Internet_20_link" text:visited-style-name="Visited_20_Internet_20_Link">
https://www.ukrinform.ua/rubric-polytics/3732913-zelenskij-obgovoriv-zi-slovackimi-parlamentariami-formulu-miru.html</text:a>
</text:p>
      <!--NEWS-->
      <text:h text:style-name="P10" text:outline-level="1">
<text:span text:style-name="T4">
维尔纽斯的北约峰会不应成为敞开的门政策的另一个延续 - 大使</text:span>
</text:h>
      <text:p text:style-name="P4">
作者: Ukrinform (Person)</text:p>
      <text:p text:style-name="P4">
出版商: Укринформ (Organization)</text:p>
      <text:p text:style-name="P4">
出版时间: 2023-07-07T19:14:00+03:00</text:p>
      <text:p text:style-name="P4">
修改时间: 2023-07-07T19:14:00+03:00</text:p>
      <text:p text:style-name="P4">
描述: 维尔纽斯举行的北约峰会不应是敞开的门政策的下一个延伸，这已经花费了10多年。  - 乌克林。</text:p>
      <text:p text:style-name="P4">
图片: ['<text:a xlink:type="simple" xlink:href="https://static.ukrinform.com/photos/2016_08/thumb_files/630_360_1472144389-4562.jpg" text:style-name="Internet_20_link" text:visited-style-name="Visited_20_Internet_20_Link">
630_360_14721...</text:a>
']</text:p>
      <text:p text:style-name="P4">
标签: ['НАТО', 'Нідерланди', 'Посол', 'Україна']</text:p>
      <text:p text:style-name="P4">
类型: Article</text:p>
      <!--METADATA-->
      <text:p text:style-name="P4">
<draw:frame draw:style-name="fr1" draw:name="Image188" text:anchor-type="as-char" svg:width="6.9236in" svg:height="3.956343in" draw:z-index="0">
<draw:image xlink:href="../Images/yкринформ/2023-07-07T19-14-00-03-00/630_360_1472144389-4562.jpg" xlink:type="simple" xlink:show="embed" xlink:actuate="onLoad" draw:mime-type="image/jpeg"/>
</draw:frame>
维尔纽斯(Vilnius)的Samital不应是开放式驱动政策的下一个延续，该政策已经花费了10多年。</text:p>
      <text:p text:style-name="P4">
乌克兰驻荷兰大使亚历山大·卡拉塞维奇(Alexander Karasevich)在海牙的乌克林传闻通讯员的独家评论中说。</text:p>
      <text:p text:style-name="P4">
“维尔纽斯峰会对峰会的期望确实很高，我非常计算结果，结果将满足这些期望。我们努力获得有关我们未来在联盟的未来会员资格的非常清晰，具体的信号。<text:a xlink:type="simple" xlink:href="https://www.ukrinform.ua/tag-samit-nato" text:style-name="Internet_20_link" text:visited-style-name="Visited_20_Internet_20_Link">
Summit</text:a>
它不应成为敞开的门开门的另一个延续，该门已经花了10年以上的时间超过10年。 我们希望邀请通过简化的过程进入联盟。 实现这一目标的工作是由总统办公室主任安德里·耶尔马克(Andriy Yermak)负责人弗拉基米尔·泽伦斯基(Vladimir Zelensky)主动进行的，每日与伴侣进行了每日谈判。 一旦允许安全局势，我们会尽力在维尔纽斯的维尔纽斯发出明显的信号。”</text:p>
      <text:p text:style-name="P4">
他还指出，荷兰在各个方向都支持乌克兰。”荷兰不仅是一个可靠的合作伙伴，他积极支持乌克兰以重要的曲目为基础。荷兰也是巩固合作伙伴的领导者之一。政府和亲自总理马克·鲁特先生。</text:p>
      <text:p text:style-name="P4">
<text:span text:style-name="T4">
另请阅读：</text:span>
 <text:a xlink:type="simple" xlink:href="https://www.ukrinform.ua/rubric-polytics/3732894-niderlandi-vidigrali-odnu-z-liderskih-rolej-u-koalicii-f16-dla-ukraini-posol.html" text:style-name="Internet_20_link" text:visited-style-name="Visited_20_Internet_20_Link">
<text:span text:style-name="T4">
荷兰</text:span>
扮演F -16乌克兰联盟的领导角色之一 - 大使</text:a>
正如乌克林福姆(Ukrinform)报道的，2023年6月27日，星期二，在荷兰海牙(Dutch Hague)举行了一次会议，以准备北约峰会(Nato Summit)的框架。 立陶宛总统吉塔纳斯·纳达达(Gitanas Nauseda)，罗马尼亚总统克劳斯·约翰尼斯(Klaus Johannis)，挪威乔纳斯·乔纳斯(Norway Jonas Gar)总理，总理，总理，总理，总理，总理，罗马尼亚总统克劳斯·约翰尼斯(Klaus Johannis)，总理，罗马尼亚总统克劳斯·约翰尼斯(Klaus Johannis)，总理，总理。</text:p>
      <text:p text:style-name="P4">
下届北约峰会将于7月11日至12日在维尔纽斯举行，它将考虑乌克兰在反俄罗斯侵略的斗争中为乌克兰提供援助。</text:p>
      <text:p text:style-name="P4">
News Source: <text:a xlink:type="simple" xlink:href="https://www.ukrinform.ua/rubric-polytics/3732916-samit-nato-u-vilnusi-ne-mae-stati-cergovim-prodovzennam-politiki-vidkritih-dverej-posol.html" text:style-name="Internet_20_link" text:visited-style-name="Visited_20_Internet_20_Link">
https://www.ukrinform.ua/rubric-polytics/3732916-samit-nato-u-vilnusi-ne-mae-stati-cergovim-prodovzennam-politiki-vidkritih-dverej-posol.html</text:a>
</text:p>
      <!--NEWS-->
      <text:h text:style-name="P10" text:outline-level="1">
<text:span text:style-name="T4">
英国外交部在Zaporozhye NPP的恐怖袭击中警告俄罗斯</text:span>
</text:h>
      <text:p text:style-name="P4">
作者: Ukrinform (Person)</text:p>
      <text:p text:style-name="P4">
出版商: Укринформ (Organization)</text:p>
      <text:p text:style-name="P4">
出版时间: 2023-07-07T19:25:00+03:00</text:p>
      <text:p text:style-name="P4">
修改时间: 2023-07-07T19:25:00+03:00</text:p>
      <text:p text:style-name="P4">
描述: 英国外交政策负责人詹姆斯·克莱维利（James Kleverli）表示，俄罗斯不应威胁扎波罗兹核电站的安全。  - 乌克林。</text:p>
      <text:p text:style-name="P4">
图片: ['<text:a xlink:type="simple" xlink:href="https://static.ukrinform.com/photos/2023_01/thumb_files/630_360_1673921224-587.jpeg" text:style-name="Internet_20_link" text:visited-style-name="Visited_20_Internet_20_Link">
630_360_16739...</text:a>
']</text:p>
      <text:p text:style-name="P4">
标签: ['Британія', 'Теракт', 'Росія', 'Запорізька АЕС']</text:p>
      <text:p text:style-name="P4">
类型: Article</text:p>
      <!--METADATA-->
      <text:p text:style-name="P4">
<draw:frame draw:style-name="fr1" draw:name="Image189" text:anchor-type="as-char" svg:width="6.9236in" svg:height="3.956343in" draw:z-index="0">
<draw:image xlink:href="../Images/yкринформ/2023-07-07T19-25-00-03-00/630_360_1673921224-587.jpeg" xlink:type="simple" xlink:show="embed" xlink:actuate="onLoad" draw:mime-type="image/jpeg"/>
</draw:frame>
英国的格拉瓦佐 - 政治办公室詹姆斯·克莱维利(James Kleverli)表示，俄罗斯不应威胁扎波罗兹里核电站的安全。</text:p>
      <text:p text:style-name="P4">
英国外交部的负责人在<text:a xlink:type="simple" xlink:href="https://twitter.com/JamesCleverly/status/1677324160903553026" text:style-name="Internet_20_link" text:visited-style-name="Visited_20_Internet_20_Link">
Twitter</text:a>
，报道乌克林福姆。  “<text:a xlink:type="simple" xlink:href="https://www.ukrinform.ua/tag-rosia" text:style-name="Internet_20_link" text:visited-style-name="Visited_20_Internet_20_Link">
俄罗斯</text:a>
它不应危害zaporizhhya npp。 国际原子能机构应获得全面的检查和保证核安全。”克莱维利说。</text:p>
      <text:p text:style-name="P4">
正如乌克林福姆报道的，7月7日，星期五，IAEA的首席执行官<text:a xlink:type="simple" xlink:href="https://www.ukrinform.ua/rubric-economy/3732658-magate-oglanuli-kilka-dilanok-zaporizkoi-aes-do-dahu-poki-dostupu-ne-otrimali-grossi.html" text:style-name="Internet_20_link" text:visited-style-name="Visited_20_Internet_20_Link">
Rafaelmariana Grosssey所说</text:a>
该组织的专家检查了Zaporizhhya NPP的几次跌倒，但没有获得到车站的范围。</text:p>
      <text:p text:style-name="P4">
<text:span text:style-name="T4">
另请阅读：</text:span>
 <text:a xlink:type="simple" xlink:href="https://www.ukrinform.ua/rubric-ato/3732546-britania-gotova-spivpracuvati-z-aponieu-nad-zborom-dokaziv-voennih-zlociniv-rosian-v-ukraini.html" text:style-name="Internet_20_link" text:visited-style-name="Visited_20_Internet_20_Link">
<text:span text:style-name="T4">
英国</text:span>
准备与日本合作就乌克兰的俄罗斯战争罪收集</text:a>
他们在武装部队的总参谋部之前说，自去年3月以来，俄罗斯恐怖分子占领的乌克兰领土可能会准备挑衅。 在7月4日，在第三和第四能量块的屋顶上，俄罗斯人放置了类似于爆炸装置的异物。</text:p>
      <text:p text:style-name="P4">
<text:span text:style-name="T5">
foto：wikipedia</text:span>
</text:p>
      <text:p text:style-name="P4">
News Source: <text:a xlink:type="simple" xlink:href="https://www.ukrinform.ua/rubric-world/3732919-u-mzs-britanii-zasteregli-rosiu-vid-teraktu-na-zaporizkij-aes.html" text:style-name="Internet_20_link" text:visited-style-name="Visited_20_Internet_20_Link">
https://www.ukrinform.ua/rubric-world/3732919-u-mzs-britanii-zasteregli-rosiu-vid-teraktu-na-zaporizkij-aes.html</text:a>
</text:p>
      <!--NEWS-->
      <text:h text:style-name="P10" text:outline-level="1">
<text:span text:style-name="T4">
在中国，互联网公司被罚款超过9.8亿美元</text:span>
</text:h>
      <text:p text:style-name="P4">
作者: Ukrinform (Person)</text:p>
      <text:p text:style-name="P4">
出版商: Укринформ (Organization)</text:p>
      <text:p text:style-name="P4">
出版时间: 2023-07-07T19:26:25+03:00</text:p>
      <text:p text:style-name="P4">
修改时间: 2023-07-07T19:26:25+03:00</text:p>
      <text:p text:style-name="P4">
描述: 周五，中国宣布了一个价值71亿元人民币（9.84亿美元）的蚂蚁罚款。  - 乌克林。</text:p>
      <text:p text:style-name="P4">
图片: ['<text:a xlink:type="simple" xlink:href="https://static.ukrinform.com/photos/2023_07/thumb_files/630_360_1688746869-968.jpeg" text:style-name="Internet_20_link" text:visited-style-name="Visited_20_Internet_20_Link">
630_360_16887...</text:a>
']</text:p>
      <text:p text:style-name="P4">
标签: ['Інтернет', 'Китай', 'Штраф']</text:p>
      <text:p text:style-name="P4">
类型: Article</text:p>
      <!--METADATA-->
      <text:p text:style-name="P4">
<draw:frame draw:style-name="fr1" draw:name="Image190" text:anchor-type="as-char" svg:width="6.9236in" svg:height="3.956343in" draw:z-index="0">
<draw:image xlink:href="../Images/yкринформ/2023-07-07T19-26-25-03-00/630_360_1688746869-968.jpeg" xlink:type="simple" xlink:show="embed" xlink:actuate="onLoad" draw:mime-type="image/jpeg"/>
</draw:frame>
中国弗拉德(Vlad)宣布一个价值710万元人民币的蚂蚁集团(9.84亿美元).</text:p>
      <text:p text:style-name="P4">
Як передає Укрінформ, про це повідомляє <text:a xlink:type="simple" xlink:href="http://www.reuters.com/technology/china-end-ant-groups-regulatory-revamp-with-fine-least-11-bln-sources-2023-07-07/" text:style-name="Internet_20_link" text:visited-style-name="Visited_20_Internet_20_Link">
 Reuters</text:a>
。</text:p>
      <text:p text:style-name="P4">
该出版物强调，这标志着金融科技公司长期监管测试的完成，并已成为该国镇压尽头的主要一步。</text:p>
      <text:p text:style-name="P4">
应中央银行[中国]的要求(https://www.ukrinform.ua/tag-kitaj)，除了支付71亿元人民币的罚款外，蚂蚁还应停止其对用户的活动的活动，并向用户支付赔偿。</text:p>
      <text:p text:style-name="P4">
消息传出：“这种惩罚是中国互联网公司最大的处罚之一。”</text:p>
      <text:p text:style-name="P4">
还报道说，蚂蚁及其子公司违反了中国人民银行报道的有关金融消费者的公司管理和保护以及提供银行和保险服务的法律。</text:p>
      <text:p text:style-name="P4">
相反，该公司表示校正已完成。 材料中指出的武士服务于2021年关闭。</text:p>
      <text:p text:style-name="P4">
除了蚂蚁集团外，中国政府的处罚还涉及Ping An邮政节省和腾讯控股银行以及PICC财产和伤亡。</text:p>
      <text:p text:style-name="P4">
中国人民银行表示，进一步的金融监管机构致力于提高金融业务公司的“归一化”监督水平，并将监督所有类型的金融活动。</text:p>
      <text:p text:style-name="P4">
<text:span text:style-name="T4">
另请阅读：</text:span>
 <text:a xlink:type="simple" xlink:href="https://www.ukrinform.ua/rubric-technology/3712598-regulator-es-ostrafuvav-meta-na-rekordni-12-milarda.html" text:style-name="Internet_20_link" text:visited-style-name="Visited_20_Internet_20_Link">
<text:span text:style-name="T4">
调节器</text:span>
 eu <text:span text:style-name="T4">
完成</text:span>
 <text:span text:style-name="T4">
元</text:span>
 <text:span text:style-name="T4">
记录</text:span>
€1.2 <text:span text:style-name="T4">
亿美元</text:span>
 **</text:a>
正如乌克林福姆(Ukrinform)报道的，微软公司<text:a xlink:type="simple" xlink:href="https://www.ukrinform.ua/rubric-technology/3718798-microsoft-splatit-20-miljoniv-strafu-za-nezakonnij-zbir-informacii-pro-ditej.html" text:style-name="Internet_20_link" text:visited-style-name="Visited_20_Internet_20_Link">
支付2000万美元</text:a>
规范美国联邦贸易委员会的指控(ftc)在未经父母同意的未经父母同意的非法收集中。  <text:span text:style-name="T5">
foto：efe</text:span>
</text:p>
      <text:p text:style-name="P4">
News Source: <text:a xlink:type="simple" xlink:href="https://www.ukrinform.ua/rubric-world/3732920-u-kitai-internetkompaniu-ostrafuvali-na-ponad-980-miljoniv.html" text:style-name="Internet_20_link" text:visited-style-name="Visited_20_Internet_20_Link">
https://www.ukrinform.ua/rubric-world/3732920-u-kitai-internetkompaniu-ostrafuvali-na-ponad-980-miljoniv.html</text:a>
</text:p>
      <!--NEWS-->
      <text:h text:style-name="P10" text:outline-level="1">
<text:span text:style-name="T4">
NAPC开始测试该门户的腐败爆炸器</text:span>
</text:h>
      <text:p text:style-name="P4">
作者: Ukrinform (Person)</text:p>
      <text:p text:style-name="P4">
出版商: Укринформ (Organization)</text:p>
      <text:p text:style-name="P4">
出版时间: 2023-07-07T19:28:00+03:00</text:p>
      <text:p text:style-name="P4">
修改时间: 2023-07-07T19:28:00+03:00</text:p>
      <text:p text:style-name="P4">
描述: 国家反腐败机构已开始在美国国际开发署互动（SACI）的支持下对单个记者开发的单一门户进行测试。  - 乌克林。</text:p>
      <text:p text:style-name="P4">
图片: ['<text:a xlink:type="simple" xlink:href="https://static.ukrinform.com/photos/2018_08/thumb_files/630_360_1535355075-1804.jpg" text:style-name="Internet_20_link" text:visited-style-name="Visited_20_Internet_20_Link">
630_360_15353...</text:a>
']</text:p>
      <text:p text:style-name="P4">
标签: ['НАЗК', 'Корупція', 'Новіков']</text:p>
      <text:p text:style-name="P4">
类型: Article</text:p>
      <!--METADATA-->
      <text:p text:style-name="P4">
<draw:frame draw:style-name="fr1" draw:name="Image191" text:anchor-type="as-char" svg:width="6.9236in" svg:height="3.956343in" draw:z-index="0">
<draw:image xlink:href="../Images/yкринформ/2023-07-07T19-28-00-03-00/630_360_1535355075-1804.jpg" xlink:type="simple" xlink:show="embed" xlink:actuate="onLoad" draw:mime-type="image/jpeg"/>
</draw:frame>
国家反腐败机构已开始在美国国际开发署的支持下，为开发的消息的报告门户的一位成员进行测试(解雇)”。</text:p>
      <text:p text:style-name="P4">
NAPC主席亚历山大·诺维科夫(Alexander Novikov)报道了这一点，乌克林福姆向[网站]报告(https://nazk.gov.ua/uk/novyny/nazk-rozpochalo-testuvannya-portalu-dlya-vykryvachiv-koruptsiyi-oleksandr-novikov/)办公室。</text:p>
      <text:p text:style-name="P4">
如图所述，有10个当局参与了测试。 总共约有90,000个当局和地方自治，法律实体将与该门户相连。</text:p>
      <text:p text:style-name="P4">
“计划在接下来的几个月内发布铅笔宣布的门户网站。 它将有助于告知公民事实<text:a xlink:type="simple" xlink:href="https://www.ukrinform.ua/tag-korupcia" text:style-name="Internet_20_link" text:visited-style-name="Visited_20_Internet_20_Link">
腐败</text:a>
，包括匿名。 此外，提供有关将限制乌克兰安全部门安全服务限制的信息的信息提供的信息，这一点非常重要。”诺维科夫说。</text:p>
      <text:p text:style-name="P4">
照片：NAPC</text:p>
      <text:p text:style-name="P4">
此外，计划加强对军事人员的保护，确保其法律保护并在适当水平上提供适当的心理帮助。 不断的社会定期教育活动也很重要，这将有助于形成对腐败指控者的尊重。</text:p>
      <text:p text:style-name="P4">
*!(https://www.ukrinform.ua/rubric-society/3732735-u-nazk-spodivautsa-najblizcim-casom-vperse-viplatiti-10-vinagorodi-vikrivacu.html)根据NAPC的负责人的说法，欧盟和经合组织的实践证明，这项工作习惯并暴露了腐败，这是建立安全和富有的社会社区的基础。</text:p>
      <text:p text:style-name="P4">
腐败表明非常重要，因为与法治不同，它们可以直接访问信息。 这将有助于建立乌克兰的负责公民的文化，这是启示者。”诺维科夫说。</text:p>
      <text:p text:style-name="P4">
据报道，2022年，NAPC是69个法院案件的参与者，这些案件受到创建者的约束。 在这一年中，法院做出了14项决定公职人员的裁决。</text:p>
      <text:p text:style-name="P4">
News Source: <text:a xlink:type="simple" xlink:href="https://www.ukrinform.ua/rubric-society/3732925-nazk-rozpocalo-testuvanna-portalu-dla-vikrivaciv-korupcii.html" text:style-name="Internet_20_link" text:visited-style-name="Visited_20_Internet_20_Link">
https://www.ukrinform.ua/rubric-society/3732925-nazk-rozpocalo-testuvanna-portalu-dla-vikrivaciv-korupcii.html</text:a>
</text:p>
      <!--NEWS-->
      <text:h text:style-name="P10" text:outline-level="1">
<text:span text:style-name="T4">
敌人专注于五个方向，有激烈的战斗</text:span>
</text:h>
      <text:p text:style-name="P4">
作者: Ukrinform (Person)</text:p>
      <text:p text:style-name="P4">
出版商: Укринформ (Organization)</text:p>
      <text:p text:style-name="P4">
出版时间: 2023-07-07T19:28:34+03:00</text:p>
      <text:p text:style-name="P4">
修改时间: 2023-07-07T19:28:34+03:00</text:p>
      <text:p text:style-name="P4">
描述: 20场战斗发生在库平，莱曼，巴赫穆特，巴赫穆特，阿夫迪夫斯基和玛丽斯基阵线。  - 乌克林。</text:p>
      <text:p text:style-name="P4">
图片: ['<text:a xlink:type="simple" xlink:href="https://static.ukrinform.com/photos/2023_07/thumb_files/630_360_1688747051-694.jpg" text:style-name="Internet_20_link" text:visited-style-name="Visited_20_Internet_20_Link">
630_360_16887...</text:a>
']</text:p>
      <text:p text:style-name="P4">
标签: ['Генштаб', 'Обстріл', 'Війна з Росією']</text:p>
      <text:p text:style-name="P4">
类型: Article</text:p>
      <!--METADATA-->
      <text:p text:style-name="P4">
<draw:frame draw:style-name="fr1" draw:name="Image193" text:anchor-type="as-char" svg:width="6.9236in" svg:height="3.956343in" draw:z-index="0">
<draw:image xlink:href="../Images/yкринформ/2023-07-07T19-28-34-03-00/630_360_1688747051-694.jpg" xlink:type="simple" xlink:show="embed" xlink:actuate="onLoad" draw:mime-type="image/jpeg"/>
</draw:frame>
Nakupyansky，Lyman，Bakhmut，Avdiivsky和Marinskaya Front在白天举行。</text:p>
      <text:p text:style-name="P4">
乌克兰武装部队的总人员在[Facebook]上报告了这一点(https://www.facebook.com/GeneralStaff.ua/posts/pfbid02iWiZ4agapeUsmhLqrghqA1MNvWaaj4PszwqKmoLZxopumnANxKpYHyqyPitY4aS2l)，报道乌克林福姆。</text:p>
      <text:p text:style-name="P4">
正如所指出的那样，在白天，敌人击中了42架飞机罢工，在我们的军事和定居点的位置上了30架射击火箭发射器的炮击。</text:p>
      <text:p text:style-name="P4">
整个乌克兰的火箭和航空罢工的可能性很高。</text:p>
      <text:p text:style-name="P4">
<text:span text:style-name="T4">
另请阅读：</text:span>
 <text:a xlink:type="simple" xlink:href="https://www.ukrinform.ua/rubric-ato/3732742-na-tavrijskomu-napramku-vorog-18-raziv-atakuvav-pozicii-zsu-perevazno-bila-marinki.html" text:style-name="Internet_20_link" text:visited-style-name="Visited_20_Internet_20_Link">
在塔夫里伊斯克(Tavriysk)的方向上，敌人攻击了敌人的位置，主要是在Marinka附近</text:a>
Ugenstba报道：“敌人在库平，利曼，巴赫穆特，阿夫迪夫斯基和玛丽斯基的方向上集中了重大努力。</text:p>
      <text:p text:style-name="P4">
<text:span text:style-name="T4">
在Volyn和Polissya的指示中</text:span>
操作情况没有重大变化。</text:p>
      <text:p text:style-name="P4">
<text:span text:style-name="T4">
在Siversky和Slobozhansky的指示中</text:span>
敌人保留了军事降水。 白天，他在Vilshanokhakiv地区进行了航空罢工。 制作迫击炮和炮兵<text:a xlink:type="simple" xlink:href="https://www.ukrinform.ua/tag-obstril" text:style-name="Internet_20_link" text:visited-style-name="Visited_20_Internet_20_Link">
炮击</text:a>
超过15个定居点，尤其是Zpoopivka，Chernihiv地区； Sumy地区的Krasnopillya和Okip，Neskachny，Vovchansk，Budarki，在Kharkiv地区切碎。</text:p>
      <text:p text:style-name="P4">
<text:span text:style-name="T4">
在Kupyansk方向</text:span>
敌人试图在卢汉斯克地区的Navoselivsky和Stelmachivka地区前进。 我们的战士保持辩护，反映了敌人的所有攻击。 井，两年，西方，Masutivka，Kupyansk和Kislivka的炮兵和迫击炮炮击遭受了炮击。</text:p>
      <text:p text:style-name="P4">
<text:span text:style-name="T4">
在利马方向</text:span>
白天，敌人领导了塔纳玛(Tanamaggager)的袭击行动，使我们的部队从布雷斯特西北部卢汉斯(Brest Luhansk)地区的职位上毫无成功。 他在卢汉斯克地区的Bigorivka地区引起了航空危险，并在顿涅茨克地区引起了争议。炮弹遭受了10多个定居点，尤其是Nevskoye，Bigorivka，Bigorivka，Luhansk地区和Vesele地区和Vesele，Rozdolivka，Rozdolivka，Donetsk地区的Rozdolivka。<text:span text:style-name="T4">
在Avdeevsky方向上</text:span>
在航空的支持下，敌人在Novokalinov，Avdiivka和Nevelsky Donetsk地区进行了连续的连续行动。 同时，敌人对15多个绘画点进行了炮击，特别是陶瓷，Zhalane，Avdiivka，Severne，Karlovka，Pervomaisk和Neuelsk Donetsk地区受伤。</text:p>
      <text:p text:style-name="P4">
<text:span text:style-name="T4">
在马林斯基的方向</text:span>
，在炮兵的敌对大火下，我们的捍卫者反映了马林卡市的所有袭击。 敌人击中了顿涅茨克地区克拉斯诺格里夫卡的航空击球。 他在定居点Krasnogorovka，Marinka和Donetsk地区的胜利中被解雇。</text:p>
      <text:p text:style-name="P4">
<text:span text:style-name="T5">
!(https://www.ukrinform.ua/rubric-ato/3732733-na-bahmutskomu-napramku-zsu-prosunulisa-i-povernuli-ranise-zahopleni-teritorii-sirskij.html)</text:span>
<text:span text:style-name="T5">
在矿物方向</text:span>
*敌人在顿涅茨克地区进行了不成功的进攻行动。 他在大公爵附近击中了一条兴趣。 他解雇了15多个定居点，包括-novomikhailivka，Elizabeth，Bogoyavlenka，Village，Golden Niva和Severdenets地区。</text:p>
      <text:p text:style-name="P4">
<text:span text:style-name="T4">
在Zaporizhzhya和Kherson的指示</text:span>
敌人将主要资产集中在预防进一步晋升我们的部队上。 执行了20多个定居点的炮击，其中包括Novodarivka，Levadne，Malynivka，Gulyaypole，Railway，Zaporizhzhya地区； LVIV，Tokarivka，Antonovka，Giant，Kizomis，Kherson地区和Citysharson。 乌克兰的国防部队继续进行Tselitopol和Berdyansk指示的进攻行动，是基于成就的，在确定的目的上造成了火炮造成火灾损失，并采取了反击措施。</text:p>
      <text:p text:style-name="P4">
总参谋部报告说，在乌克兰国防军的成功战斗的背景下，以及敌人在活力的敌人中失去了敌人的损失，拒绝参加敌对行动的人数增加了俄罗斯任务对预测的单位。 之后，他们被拘留并移至建筑区法院。此外，国防军每天的航空在敌人人员的地区六次中风，两辆在反式导弹综合大楼上在敌人的管理点上一名。 我们的捍卫者还摧毁了手术时期的侦察无人机。</text:p>
      <text:p text:style-name="P4">
导弹和​​炮兵的细分被办公室击中，七炮站在火姿势和敌方广播中。</text:p>
      <text:p text:style-name="P4">
据报道，<text:a xlink:type="simple" xlink:href="https://www.ukrinform.ua/rubric-ato/3732555-sili-oboroni-znisili-vze-232-810-rosian.html" text:style-name="Internet_20_link" text:visited-style-name="Visited_20_Internet_20_Link">
从2022年2月24日至2023年7月7日，据报道约有232,000 810个俄罗斯入侵者</text:a>
，还有另外510人 - 在最后一天。</text:p>
      <text:p text:style-name="P4">
<text:span text:style-name="T5">
foto：konstantin liber</text:span>
</text:p>
      <text:p text:style-name="P4">
News Source: <text:a xlink:type="simple" xlink:href="https://www.ukrinform.ua/rubric-ato/3732921-vorog-zoserediv-zusilla-na-pati-napramkah-jdut-vazki-boi.html" text:style-name="Internet_20_link" text:visited-style-name="Visited_20_Internet_20_Link">
https://www.ukrinform.ua/rubric-ato/3732921-vorog-zoserediv-zusilla-na-pati-napramkah-jdut-vazki-boi.html</text:a>
</text:p>
      <!--NEWS-->
      <text:h text:style-name="P10" text:outline-level="1">
<text:span text:style-name="T4">
政府已向赫森地区教师分配了额外的8500万美元的薪水</text:span>
</text:h>
      <text:p text:style-name="P4">
作者: Ukrinform (Person)</text:p>
      <text:p text:style-name="P4">
出版商: Укринформ (Organization)</text:p>
      <text:p text:style-name="P4">
出版时间: 2023-07-07T19:37:19+03:00</text:p>
      <text:p text:style-name="P4">
修改时间: 2023-07-07T19:37:19+03:00</text:p>
      <text:p text:style-name="P4">
描述: 部长的内阁已重新分配了1.07亿的教育补贴，其中约有8500万卢比将转交给赫尔森地区教师的付款。  - 乌克林。</text:p>
      <text:p text:style-name="P4">
图片: ['<text:a xlink:type="simple" xlink:href="https://static.ukrinform.com/photos/2019_05/thumb_files/630_360_1557325097-157.jpg" text:style-name="Internet_20_link" text:visited-style-name="Visited_20_Internet_20_Link">
630_360_15573...</text:a>
']</text:p>
      <text:p text:style-name="P4">
标签: ['Херсонщина', 'Зарплата', 'Вчитель', 'Шмигаль']</text:p>
      <text:p text:style-name="P4">
类型: Article</text:p>
      <!--METADATA-->
      <text:p text:style-name="P4">
<draw:frame draw:style-name="fr1" draw:name="Image194" text:anchor-type="as-char" svg:width="6.9236in" svg:height="3.956343in" draw:z-index="0">
<draw:image xlink:href="../Images/yкринформ/2023-07-07T19-37-19-03-00/630_360_1557325097-157.jpg" xlink:type="simple" xlink:show="embed" xlink:actuate="onLoad" draw:mime-type="image/jpeg"/>
</draw:frame>
内阁部长已经重新分配了1.07亿的教育补贴，其中约8500万将送给吉尔森地区教师的付款。</text:p>
      <text:p text:style-name="P4">
关于这位总理丹尼斯·施米加尔<text:a xlink:type="simple" xlink:href="https://t.me/Denys_Smyhal/5573" text:style-name="Internet_20_link" text:visited-style-name="Visited_20_Internet_20_Link">
</text:a>
<text:a xlink:type="simple" xlink:href="https://t.me/Denys_Smyhal/5573" text:style-name="Internet_20_link" text:visited-style-name="Visited_20_Internet_20_Link">
陈述</text:a>
乌克兰报道，在一次政府会议上。</text:p>
      <text:p text:style-name="P4">
“如今，政府正在重新分配1.07亿的教育补贴。 Shmigal说：“约有8500万将要支付给霍森地区教师的付款。”</text:p>
      <text:p text:style-name="P4">
他说，此外，部长的内阁批准了一份文件，该文件将有助于维持CNAP中的犯罪记录证书，以及参加获得驾驶执照所需的理论考试的服务。</text:p>
      <text:p text:style-name="P4">
<text:span text:style-name="T4">
另请阅读：</text:span>
 <text:a xlink:type="simple" xlink:href="https://www.ukrinform.ua/rubric-society/3730676-na-zarplati-vcitelam-cogoric-iz-budzetu-peredbaceno-na-205-milarda-mense-niz-torik-lisovij.html" text:style-name="Internet_20_link" text:visited-style-name="Visited_20_Internet_20_Link">
对于今年的预算薪水而言，与去年相比，预算的200亿少于205亿美元 - 森林</text:a>
据报道，6月，Shmigal在会议上讨论了Uherson地区的问题问题。 它们与洪水和债务付款的后果有关。 然后，Shmigal指示教育和科学部和财政部为向教育工作者付款的所有必要管理准备。</text:p>
      <text:p text:style-name="P4">
News Source: <text:a xlink:type="simple" xlink:href="https://www.ukrinform.ua/rubric-regions/3732926-urad-vidiliv-dodatkovo-85-miljoniv-na-zarplati-vcitelam-hersonsini.html" text:style-name="Internet_20_link" text:visited-style-name="Visited_20_Internet_20_Link">
https://www.ukrinform.ua/rubric-regions/3732926-urad-vidiliv-dodatkovo-85-miljoniv-na-zarplati-vcitelam-hersonsini.html</text:a>
</text:p>
      <!--NEWS-->
      <text:h text:style-name="P10" text:outline-level="1">
<text:span text:style-name="T4">
基辅电力计划在几个月内开设Podilsky-Resurretch桥</text:span>
</text:h>
      <text:p text:style-name="P4">
作者: Ukrinform (Person)</text:p>
      <text:p text:style-name="P4">
出版商: Укринформ (Organization)</text:p>
      <text:p text:style-name="P4">
出版时间: 2023-07-07T19:39:00+03:00</text:p>
      <text:p text:style-name="P4">
修改时间: 2023-07-07T19:39:00+03:00</text:p>
      <text:p text:style-name="P4">
描述: 基辅市长Vitaliy Klitschko承诺将在几个月内推出Podilsky-Resurrection桥的工作。  - 乌克林。</text:p>
      <text:p text:style-name="P4">
图片: ['<text:a xlink:type="simple" xlink:href="https://static.ukrinform.com/photos/2023_05/thumb_files/630_360_1684501863-599.jpg" text:style-name="Internet_20_link" text:visited-style-name="Visited_20_Internet_20_Link">
630_360_16845...</text:a>
']</text:p>
      <text:p text:style-name="P4">
标签: ['Віталій Кличко', 'Київ', 'Подільський міст']</text:p>
      <text:p text:style-name="P4">
类型: Article</text:p>
      <!--METADATA-->
      <text:p text:style-name="P4">
<draw:frame draw:style-name="fr1" draw:name="Image195" text:anchor-type="as-char" svg:width="6.9236in" svg:height="3.956343in" draw:z-index="0">
<draw:image xlink:href="../Images/yкринформ/2023-07-07T19-39-00-03-00/630_360_1684501863-599.jpg" xlink:type="simple" xlink:show="embed" xlink:actuate="onLoad" draw:mime-type="image/jpeg"/>
</draw:frame>
基辅市董事长Vitaliy Klitschko承诺在几个月内推出Podilsky-Resurrection Bridge的工作。</text:p>
      <text:p text:style-name="P4">
他在[空气]中说了这一点(https://www.youtube.com/watch?v=VBXeXj7DAcs)基辅电视频道，报道乌克林福姆。</text:p>
      <text:p text:style-name="P4">
市长保证说：“如果我们没有不可抗力或情况，那么几次，我们将发起Podilsky Bridge的工作。”</text:p>
      <text:p text:style-name="P4">
据报道<text:a xlink:type="simple" xlink:href="https://www.ukrinform.ua/tag-podilskij-mist" text:style-name="Internet_20_link" text:visited-style-name="Visited_20_Internet_20_Link">
Podilsky-Resurrection Bridge</text:a>
DNIEPER于2003年开始建造Wash，由于缺乏资金而休息。</text:p>
      <text:p text:style-name="P4">
<text:span text:style-name="T4">
另请阅读：</text:span>
 <text:a xlink:type="simple" xlink:href="https://www.ukrinform.ua/rubric-kyiv/3724883-miljonni-rozkradanna-na-budivnictvi-podilskogo-mostu-se-trom-posadovcam-ogolosili-pidozru.html" text:style-name="Internet_20_link" text:visited-style-name="Visited_20_Internet_20_Link">
<text:span text:style-name="T4">
百万</text:span>
 <text:span text:style-name="T4">
 </text:span>
盗窃<text:span text:style-name="T4">
在</text:span>
建筑<text:span text:style-name="T4">
 podilsky </text:span>
 <text:span text:style-name="T4">
桥</text:span>
桥<text:span text:style-name="T4">
：更多</text:span>
三<text:span text:style-name="T4">
 </text:span>
 <text:span text:style-name="T4">
 </text:span>
 <text:span text:style-name="T4">
 </text:span>
 <text:span text:style-name="T4">
<text:span text:style-name="T5">
 </text:span>
</text:span>
 <text:span text:style-name="T4">
 </text:span>
 <text:span text:style-name="T4">
*怀疑</text:span>
</text:a>
计划在2021年底推出，但计划在Podilsky-Resurrection桥上的Dniep​​er左下岸之间的汽车连接，但失败了。 Podilskyi桥建造完成的原因是建筑商<text:a xlink:type="simple" xlink:href="https://www.ukrinform.ua/rubric-kyiv/3389110-komunalniki-poasnili-comu-zabuksuvalo-budivnictvo-podilskogo-mostu.html" text:style-name="Internet_20_link" text:visited-style-name="Visited_20_Internet_20_Link">
称为</text:a>
冠状病毒大流行，调整角落的左岸部分的项目，以及鲁萨纳花园居民的抵抗力。</text:p>
      <text:p text:style-name="P4">
News Source: <text:a xlink:type="simple" xlink:href="https://www.ukrinform.ua/rubric-kyiv/3732927-vlada-kieva-planue-vidkriti-podilskovoskresenskij-mist-za-kilka-misaciv.html" text:style-name="Internet_20_link" text:visited-style-name="Visited_20_Internet_20_Link">
https://www.ukrinform.ua/rubric-kyiv/3732927-vlada-kieva-planue-vidkriti-podilskovoskresenskij-mist-za-kilka-misaciv.html</text:a>
</text:p>
      <!--NEWS-->
      <text:h text:style-name="P10" text:outline-level="1">
<text:span text:style-name="T4">
克里奇科（Klitschko）明年在葡萄园宣布了地铁站</text:span>
</text:h>
      <text:p text:style-name="P4">
作者: Ukrinform (Person)</text:p>
      <text:p text:style-name="P4">
出版商: Укринформ (Organization)</text:p>
      <text:p text:style-name="P4">
出版时间: 2023-07-07T19:46:00+03:00</text:p>
      <text:p text:style-name="P4">
修改时间: 2023-07-07T19:46:00+03:00</text:p>
      <text:p text:style-name="P4">
描述: 自从明年春季以来，他们计划在Vynohradar开设地铁站。  - 乌克林。</text:p>
      <text:p text:style-name="P4">
图片: ['<text:a xlink:type="simple" xlink:href="https://static.ukrinform.com/photos/2019_06/thumb_files/630_360_1561052872-738.jpg" text:style-name="Internet_20_link" text:visited-style-name="Visited_20_Internet_20_Link">
630_360_15610...</text:a>
']</text:p>
      <text:p text:style-name="P4">
标签: ['Метро', 'Віталій Кличко', 'Виноградар']</text:p>
      <text:p text:style-name="P4">
类型: Article</text:p>
      <!--METADATA-->
      <text:p text:style-name="P4">
<draw:frame draw:style-name="fr1" draw:name="Image196" text:anchor-type="as-char" svg:width="6.9236in" svg:height="3.956343in" draw:z-index="0">
<draw:image xlink:href="../Images/yкринформ/2023-07-07T19-46-00-03-00/630_360_1561052872-738.jpg" xlink:type="simple" xlink:show="embed" xlink:actuate="onLoad" draw:mime-type="image/jpeg"/>
</draw:frame>
在明年的春季首都，他们计划在Vynohradar开设地铁站。</text:p>
      <text:p text:style-name="P4">
在[以太]中(https://www.youtube.com/watch?v=VBXeXj7DAcs)基辅市长Vitaliy Klitschko告知Kyiv频道。</text:p>
      <text:p text:style-name="P4">
“如果我们没有不可抗力或环境，我们计划自明年春季以来开设车站[地铁]。(https://www.ukrinform.ua/tag-metro)在葡萄园里，”克里奇科说。</text:p>
      <text:p text:style-name="P4">
他强调，这种情况很困难，因为没有足够的公用事业公司，司机等的劳动工人。</text:p>
      <text:p text:style-name="P4">
<text:span text:style-name="T4">
另请阅读：</text:span>
 <text:a xlink:type="simple" xlink:href="https://www.ukrinform.ua/rubric-kyiv/3732785-kiiv-otrimav-se-sist-vagoniv-metro-iz-polsi.html" text:style-name="Internet_20_link" text:visited-style-name="Visited_20_Internet_20_Link">
Kiev再收到六辆车<text:span text:style-name="T4">
地铁</text:span>
来自波兰</text:a>
正如乌克林福姆(Ukrinform(https://www.ukrinform.ua/rubric-kyiv/3732785-kiiv-otrimav-se-sist-vagoniv-metro-iz-polsi.html)作为华沙同事的协助的一部分。</text:p>
      <text:p text:style-name="P4">
News Source: <text:a xlink:type="simple" xlink:href="https://www.ukrinform.ua/rubric-kyiv/3732930-klicko-anonsuvav-zapusk-stancii-metro-na-vinogradar-nastupnogo-roku.html" text:style-name="Internet_20_link" text:visited-style-name="Visited_20_Internet_20_Link">
https://www.ukrinform.ua/rubric-kyiv/3732930-klicko-anonsuvav-zapusk-stancii-metro-na-vinogradar-nastupnogo-roku.html</text:a>
</text:p>
      <!--NEWS-->
      <text:h text:style-name="P10" text:outline-level="1">
<text:span text:style-name="T4">
CEC宣布暂时捕获的领土上的“选举”非法性</text:span>
</text:h>
      <text:p text:style-name="P4">
作者: Ukrinform (Person)</text:p>
      <text:p text:style-name="P4">
出版商: Укринформ (Organization)</text:p>
      <text:p text:style-name="P4">
出版时间: 2023-07-07T19:46:15+03:00</text:p>
      <text:p text:style-name="P4">
修改时间: 2023-07-07T19:46:15+03:00</text:p>
      <text:p text:style-name="P4">
描述: 在7月7日（星期五）的会议上，中央选举委员会批准了一项决议，该决议强调了在乌克兰暂时征服的领土上进行准备和举行任何“选举”的非法性。  - 乌克林。</text:p>
      <text:p text:style-name="P4">
图片: ['<text:a xlink:type="simple" xlink:href="https://static.ukrinform.com/photos/2019_07/thumb_files/630_360_1562132340-242.jpg" text:style-name="Internet_20_link" text:visited-style-name="Visited_20_Internet_20_Link">
630_360_15621...</text:a>
']</text:p>
      <text:p text:style-name="P4">
标签: ['ЦВК', 'Окупація', 'Вибори', 'Росія']</text:p>
      <text:p text:style-name="P4">
类型: Article</text:p>
      <!--METADATA-->
      <text:p text:style-name="P4">
<draw:frame draw:style-name="fr1" draw:name="Image197" text:anchor-type="as-char" svg:width="6.9236in" svg:height="3.956343in" draw:z-index="0">
<draw:image xlink:href="../Images/yкринформ/2023-07-07T19-46-15-03-00/630_360_1562132340-242.jpg" xlink:type="simple" xlink:show="embed" xlink:actuate="onLoad" draw:mime-type="image/jpeg"/>
</draw:frame>
在7月7日星期五的会议上，中央科学委员会通过了一项决议，该决议强调了组织的非合法性，并在乌克兰暂时征服的领土上举行了任何“选举”的俄罗斯联合会。</text:p>
      <text:p text:style-name="P4">
关于它<text:a xlink:type="simple" xlink:href="https://cvk.gov.ua/novini/tsvk-zayavlyaie-pro-nelegitimnist-organizatsii-pidgotovki-ta-provedennya-rf-bud-yakih-viboriv-na-timchasovo-okupovanih-teritoriyah-ukraini.html" text:style-name="Internet_20_link" text:visited-style-name="Visited_20_Internet_20_Link">
报告</text:a>
报道说，CEC秘书处的新闻服务。</text:p>
      <text:p text:style-name="P4">
作为乌克兰的主要选举管理机构，中央选举委员会宣布，俄罗斯CEC的决定就唐内茨克，卢甘斯克，赫尔森，赫尔森和Zaporizhhehhya的命名地区的众所周知的选举不仅在占领的辛菲诺族中不仅是严重违反了俄罗斯联邦及其政治领导的不可撤销的证据。”</text:p>
      <text:p text:style-name="P4">
“试图在乌克兰暂时占领的乌克兰地区暂时占领和举行这些选举的尝试是俄罗斯对乌克兰构成的国家体系的愤世嫉俗的侵占 - 乌克兰的国家隔离和领土完整性，”这是给出的(https://www.ukrinform.ua/tag-cvk)。</text:p>
      <text:p text:style-name="P4">
人们强调的是，鉴于俄罗斯缺乏主权权力，前乌克兰地区的领土，法律选举的入侵者是不可能的。 所有这些人都是由侵略司法管辖区以外的侵略者国家任命的，因为违反了主权，乌克兰的产诚信的政治独立性，先验的选举是非法的。</text:p>
      <text:p text:style-name="P4">
该委员会警告说，当地自治的国家机构和机构，其土地和官员，媒体领域的实体，塔格拉协会的政党，企业，机构，机构和所有形式的机构和组织，以及乌克兰公民对犯罪责任的公民组织和举行非法选举的参与，以呼吁其对侵略者国家的行为和援助。</text:p>
      <text:p text:style-name="P4">
CEC敦促居住在上述领土上的乌克兰人敦促在与选举有关的任何“选举”中被驱逐出境。CEC强调，实际上，侵略者国家的犯罪行为的同谋。 在这方面，委员会呼吁相关的国际任务不要参与“投票”的观察。</text:p>
      <text:p text:style-name="P4">
谴责州杜马州杜马(Duma)的非法行动和决定，俄罗斯联合会的总统和CEC，以及入侵的政府在准备组织和乌克兰的乌克兰选举方面，该委员会敦促敦促外国，选举管理和国际组织的适当步骤。</text:p>
      <text:p text:style-name="P4">
<text:span text:style-name="T4">
另请阅读：</text:span>
 <text:a xlink:type="simple" xlink:href="https://www.ukrinform.ua/rubric-polytics/3724226-es-zasudiv-namir-rosii-provesti-vibori-na-timcasovo-okupovanij-teritorii-ukraini.html" text:style-name="Internet_20_link" text:visited-style-name="Visited_20_Internet_20_Link">
ec <text:span text:style-name="T4">
谴责</text:span>
 <text:span text:style-name="T4">
意图</text:span>
 <text:span text:style-name="T4">
 </text:span>
 <text:span text:style-name="T4">
 </text:span>
 <text:span text:style-name="T4">
 </text:span>
 <text:span text:style-name="T4">
 </text:span>
 <text:span text:style-name="T4">
 </text:span>
“ <text:span text:style-name="T4">
选举</text:span>
” <text:span text:style-name="T4">
暂时</text:span>
 <text:span text:style-name="T4">
 </text:span>
 <text:span text:style-name="T4">
 </text:span>
 <text:span text:style-name="T4">
占领</text:span>
 <text:span text:style-name="T4">
领土</text:span>
 <text:span text:style-name="T4">
乌克兰</text:span>
</text:a>
据报道，9月10日，俄罗斯联邦中央选举委员会任命了此类选举，该选举在顿涅茨克，卢甘斯克，扎波里兹希里亚和赫尔森地区的临时征服领土上任命。</text:p>
      <text:p text:style-name="P4">
据计划，伪公开的居民“ DNR”和“ LNR”将由被称为人民理事会的代表选举。 在Zaporizhhya地区，立法议会议员将举行“选举”，以及杜马代表的Kherson地区。</text:p>
      <text:p text:style-name="P4">
俄罗斯人暂时俘虏的乌克兰领土的居民也将“选择”代表机构的代表。</text:p>
      <text:p text:style-name="P4">
在9月10日非法形成的选区合并之一中，临时占领的辛菲罗波尔(Simforopol)计划在俄罗斯联邦状况中进行“额外选举”。</text:p>
      <text:p text:style-name="P4">
News Source: <text:a xlink:type="simple" xlink:href="https://www.ukrinform.ua/rubric-polytics/3732929-cvk-zaavila-pro-nelegitimnist-viboriv-na-timcasovo-zahoplenih-rosieu-teritoriah.html" text:style-name="Internet_20_link" text:visited-style-name="Visited_20_Internet_20_Link">
https://www.ukrinform.ua/rubric-polytics/3732929-cvk-zaavila-pro-nelegitimnist-viboriv-na-timcasovo-zahoplenih-rosieu-teritoriah.html</text:a>
</text:p>
      <!--NEWS-->
      <text:h text:style-name="P10" text:outline-level="1">
<text:span text:style-name="T4">
如果对基辅水电站的敌意攻击，则行动算法已经完全解决 - 警方</text:span>
</text:h>
      <text:p text:style-name="P4">
作者: Ukrinform (Person)</text:p>
      <text:p text:style-name="P4">
出版商: Укринформ (Organization)</text:p>
      <text:p text:style-name="P4">
出版时间: 2023-07-07T19:59:00+03:00</text:p>
      <text:p text:style-name="P4">
修改时间: 2023-07-07T19:59:00+03:00</text:p>
      <text:p text:style-name="P4">
描述: 军方和警察正在采取所有措施，以防止基辅水力发电站的入侵者，乌克兰关键基础设施的所有物体都在24小时的保护范围内。  - 乌克林。</text:p>
      <text:p text:style-name="P4">
图片: ['<text:a xlink:type="simple" xlink:href="https://static.ukrinform.com/photos/2022_09/thumb_files/630_360_1663602581-921.jpg" text:style-name="Internet_20_link" text:visited-style-name="Visited_20_Internet_20_Link">
630_360_16636...</text:a>
']</text:p>
      <text:p text:style-name="P4">
标签: ['Поліція', 'Військові', 'Київська ГЕС', 'Андрій Нєбитов']</text:p>
      <text:p text:style-name="P4">
类型: Article</text:p>
      <!--METADATA-->
      <text:p text:style-name="P4">
<draw:frame draw:style-name="fr1" draw:name="Image198" text:anchor-type="as-char" svg:width="6.9236in" svg:height="3.952746in" draw:z-index="0">
<draw:image xlink:href="../Images/yкринформ/2023-07-07T19-59-00-03-00/630_360_1663602581-921.jpg" xlink:type="simple" xlink:show="embed" xlink:actuate="onLoad" draw:mime-type="image/jpeg"/>
</draw:frame>
宪兵正在采取所有措施，以防止赫吉夫水力发电厂的入侵者，乌克兰关键基础设施的所有物体都是以下保护的保护。</text:p>
      <text:p text:style-name="P4">
这说明了(https://interfax.com.ua/news/interview/921458.html?fbclid=IwAR37oISBJZ4IIjHslLAV87-CY6NtdUKgwacnPaVKJFN89-bS0NuCZ4Q7280)，报道乌克林福姆。</text:p>
      <text:p text:style-name="P4">
“……建造了HPP，因此无法用火箭中风摧毁它们。卡科夫斯克水力发电站通过铺设大量数量从内部摧毁了。在完整的战争期间，我们所有的关键基础设施，不是只有HEP受武装部队，国民警卫队和部分警察的保护。</text:p>
      <text:p text:style-name="P4">
他指出，在恐怖袭击在卡科夫斯卡亚水力发电站发生恐怖袭击之后，警察派出了基辅水电站巡逻。</text:p>
      <text:p text:style-name="P4">
此外，借助相关的国家结构，地方政府，在大坝[基辅水力发电站(Kyiv Hydreelectric Power Station)时，制定了一系列行动。 这是给出的(https://www.ukrinform.ua/tag-kiivska-ges)“他们计算了船只和所有可用的飞船，考虑一下我们将在必要时进行操作。了解赫尔森地区的经历，他们如何奏效和手段，甚至考虑我们可以使用哪些商业结构来拯救人，动物。” ， - 内比托夫说。</text:p>
      <text:p text:style-name="P4">
他强调，紧急算法已完全运行，但是此信息有限制。</text:p>
      <text:p text:style-name="P4">
<text:span text:style-name="T4">
另请阅读：</text:span>
 <text:a xlink:type="simple" xlink:href="https://www.ukrinform.ua/rubric-ato/3721819-u-minoboroni-rozpovili-pro-zahist-kiivskoi-ges-vid-rosian.html" text:style-name="Internet_20_link" text:visited-style-name="Visited_20_Internet_20_Link">
在国防部讲述了对基辅水电站的保护</text:a>
内迪托夫说：“军方和警察正在竭尽全力防止基辅水力发电站的爆炸，但这会发生，然后拯救人们并尽快消除后果。”照片：乌克里德诺戈</text:p>
      <text:p text:style-name="P4">
News Source: <text:a xlink:type="simple" xlink:href="https://www.ukrinform.ua/rubric-kyiv/3732935-algoritm-dij-na-vipadok-vorozoi-ataki-na-kiivsku-ges-povnistu-vidpracovanij-policia.html" text:style-name="Internet_20_link" text:visited-style-name="Visited_20_Internet_20_Link">
https://www.ukrinform.ua/rubric-kyiv/3732935-algoritm-dij-na-vipadok-vorozoi-ataki-na-kiivsku-ges-povnistu-vidpracovanij-policia.html</text:a>
</text:p>
      <!--NEWS-->
      <text:h text:style-name="P10" text:outline-level="1">
<text:span text:style-name="T4">
在乌克兰，大型空气警报 - 米加飞行在俄罗斯</text:span>
</text:h>
      <text:p text:style-name="P4">
作者: Ukrinform (Person)</text:p>
      <text:p text:style-name="P4">
出版商: Укринформ (Organization)</text:p>
      <text:p text:style-name="P4">
出版时间: 2023-07-07T1:21:00+03:00</text:p>
      <text:p text:style-name="P4">
修改时间: 2023-07-07T21:21:00+03:00</text:p>
      <text:p text:style-name="P4">
描述: 由于三名战斗机的兴起，乌克兰在整个乌克兰宣布空气警报，这是高超音速导弹“匕首”的载体。  - 乌克林。</text:p>
      <text:p text:style-name="P4">
图片: ['<text:a xlink:type="simple" xlink:href="https://static.ukrinform.com/photos/2023_02/thumb_files/630_360_1676041139-227.jpg" text:style-name="Internet_20_link" text:visited-style-name="Visited_20_Internet_20_Link">
630_360_16760...</text:a>
']</text:p>
      <text:p text:style-name="P4">
标签: ['Україна', 'Війна з Росією', 'Повітряна тривога']</text:p>
      <text:p text:style-name="P4">
类型: Article</text:p>
      <!--METADATA-->
      <text:p text:style-name="P4">
<draw:frame draw:style-name="fr1" draw:name="Image199" text:anchor-type="as-char" svg:width="6.9236in" svg:height="3.956343in" draw:z-index="0">
<draw:image xlink:href="../Images/yкринформ/2023-07-07T1-21-00-03-00/630_360_1676041139-227.jpg" xlink:type="simple" xlink:show="embed" xlink:actuate="onLoad" draw:mime-type="image/jpeg"/>
</draw:frame>
通过三名战斗机的崛起，在整个乌克兰宣布了空气警报，这些战斗机是高音导弹“匕首”的载体。</text:p>
      <text:p text:style-name="P4">
根据乌克林福姆的说法，武装部队的空军在[Telegram]中报道。(https://l.facebook.com/l.php?u=https%3A%2F%2Ft.me%2Fkpszsu%2F3137%3Ffbclid%3DIwAR1-oDG7W3bLPC9sv8ux12ucoLWnZn4j-wXgD11gk7S_YFPsZEvCFsY3RtM&amp;h=AT00N1h_uFqnULqXBD_agN2ydJeYuYalO0_6LeCn-xxrXNvDEzw0cehZCvz32n-tIyEDYmJRlmQY74IvMZhYXt2u54HFjdwzr62acJq_muKWAV5O6OGirkSrq6KQ4optIAts-tJcG51zTJg)该消息是在消息中记录的。</text:p>
      <text:p text:style-name="P4">
<text:span text:style-name="T4">
另请阅读：</text:span>
 [在黑海 - 一个带有四个“ <text:span text:style-name="T4">
口径</text:span>
妈妈”的敌方火箭载体]](https://www.ukrinform.ua/rubric-ato/3732566-u-cornomu-mori-odin-vorozij-raketonosij-z-cotirma-kalibrami.html)据报道，<text:a xlink:type="simple" xlink:href="https://www.ukrinform.ua/rubric-ato/3732595-dla-atak-na-ukrainski-mista-rosiani-somisaca-zastosovuut-do-sotni-raket-ignat.html" text:style-name="Internet_20_link" text:visited-style-name="Visited_20_Internet_20_Link">
俄罗斯军队每月附有乌克兰城市和村庄</text:a>
平均而言，近一百种不同类型的火箭。</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6月，重返社会部将UAH 4210万转移给了囚犯的家庭</text:span>
</text:h>
      <text:p text:style-name="P4">
作者: ['АРМІЯINFORM']</text:p>
      <text:p text:style-name="P4">
时间: 2023-07-07T20:00:00-04:00</text:p>
      <text:p text:style-name="P4">
描述: 乌克兰乌克兰人的Zwan Rementegraita Timchasovo Terrix的Min thevosty ...与乌克兰2022年与乌克兰的战争，今天与乌克兰的最新新闻，今天与乌克兰的新闻战争，今天与乌克兰的新闻战争上次，乌克兰和俄罗斯之间的战争将在20222年之间发生战争他们说，是否在不久的将来会与乌克兰发动战争</text:p>
      <text:p text:style-name="P4">
图片: ['<text:a xlink:type="simple" xlink:href="https://armyinform.com.ua/wp-content/uploads/2023/07/2022-09-28-tryvayut-peremovyny-shhodo-obminu.jpg" text:style-name="Internet_20_link" text:visited-style-name="Visited_20_Internet_20_Link">
2022-09-28-tryvayut-peremovyny-shhodo-obminu.jpg</text:a>
']</text:p>
      <text:p text:style-name="P4">
标签: ['STOPRUSSIA', 'АГРЕСІЯ РФ', 'ВІЙСЬКОВОПОЛОНЕНІ', 'ВТОРГНЕННЯ РФ', 'ДЕРЖАВНА ДОПОМОГА', 'МІНРЕІНТЕГРАЦІЇ']</text:p>
      <text:p text:style-name="P4">
类别: News</text:p>
      <!--METADATA-->
      <text:p text:style-name="P4">
<draw:frame draw:style-name="fr1" draw:name="Image200" text:anchor-type="as-char" svg:width="6.9236in" svg:height="3.957991in" draw:z-index="0">
<draw:image xlink:href="../Images/AРМІЯINFORM/2023-07-07T20-00-00-04-00/2022-09-28-tryvayut-peremovyny-shhodo-obminu.jpg" xlink:type="simple" xlink:show="embed" xlink:actuate="onLoad" draw:mime-type="image/jpeg"/>
</draw:frame>
乌克兰暂时占领领土的重新融入部，旨在支付国家财政援助，以确立由于反对乌克兰的武装侵略而确立了剥夺自由事实的人的利益。</text:p>
      <text:p text:style-name="P4">
在重返社会部的官方网站上<text:a xlink:type="simple" xlink:href="https://minre.gov.ua/2023/07/06/u-chervni-minreintegracziyi-pererahuvalo-421-mln-gryven-simyam-polonenyh/" text:style-name="Internet_20_link" text:visited-style-name="Visited_20_Internet_20_Link">
参考</text:a>
6月，它在俄罗斯联邦非法拘留的乌克兰公民家族的银行账户中向UAH喷洒了4210万个事实。</text:p>
      <text:p text:style-name="P4">
因此，另外243家政治犯，平民和战俘的家庭收到了每年被囚禁的UAH 100,000的国家援助。 此外，其中许多人 - 在几年的自由场所退化。</text:p>
      <text:p text:style-name="P4">
Renoctration部指出，自年初以来，它已从被囚禁中支付给州的毒性，而俘虏的家属总额为1.244亿UAH。</text:p>
      <text:p text:style-name="P4">
News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乌克兰在维尔纽斯的峰会上可以指望比布加勒斯特更强大的信号 - 美国大使</text:span>
</text:h>
      <text:p text:style-name="P4">
作者: Ukrinform (Person)</text:p>
      <text:p text:style-name="P4">
出版商: Укринформ (Organization)</text:p>
      <text:p text:style-name="P4">
出版时间: 2023-07-07T20:04:49+03:00</text:p>
      <text:p text:style-name="P4">
修改时间: 2023-07-07T20:04:49+03:00</text:p>
      <text:p text:style-name="P4">
描述: 维尔纽斯的北约峰会委员会将包含对乌克兰对联盟的渴望的回应，这与2008年布加勒斯特峰会声明不同，乌克兰将成为乌克兰曾经成为北大西洋社区的一部分。  - 乌克林。</text:p>
      <text:p text:style-name="P4">
图片: ['<text:a xlink:type="simple" xlink:href="https://static.ukrinform.com/photos/2022_02/thumb_files/630_360_1644941057-361.jpg" text:style-name="Internet_20_link" text:visited-style-name="Visited_20_Internet_20_Link">
630_360_16449...</text:a>
']</text:p>
      <text:p text:style-name="P4">
标签: ['Саміт НАТО', 'США', 'Україна']</text:p>
      <text:p text:style-name="P4">
类型: Article</text:p>
      <!--METADATA-->
      <text:p text:style-name="P4">
<draw:frame draw:style-name="fr1" draw:name="Image201" text:anchor-type="as-char" svg:width="6.9236in" svg:height="3.956343in" draw:z-index="0">
<draw:image xlink:href="../Images/yкринформ/2023-07-07T20-04-49-03-00/630_360_1644941057-361.jpg" xlink:type="simple" xlink:show="embed" xlink:actuate="onLoad" draw:mime-type="image/jpeg"/>
</draw:frame>
维尔纽斯(Vilnius)的北约通讯将包含对乌克兰对联盟的愿望的回应，这将与2008年布加勒斯特峰会不同。</text:p>
      <text:p text:style-name="P4">
乌克林福音通讯员报道，美国永久代表朱利安·史密斯(Natoposle Julian Smith)在电话简报上指出了这一点。</text:p>
      <text:p text:style-name="P4">
“在公报中，我们将提出乌克兰对会员资格的愿望，北约盟友为此做出了努力。 但这不仅会重复ubukharrest的陈述，而且会与我们在2008年所说的不同。”(https://www.ukrinform.ua/tag-ssa)。</text:p>
      <text:p text:style-name="P4">
由于文档仍在工作，因此没有详细介绍有关公报的内容。 但是，根据她的说法，如果总统弗拉基米尔·泽伦斯基(Vladimir Zelensky)来到峰会，他将看到对尤克兰(Iukraine)联盟与一系列具体结果之间的关系的大力支持，这将“证明北约逐步对乌克兰的奉献。 “</text:p>
      <text:p text:style-name="P4">
总的来说，根据外交官的说法，乌克兰的支持将是峰会的重点之一。 在这种情况下，她说，在武装部队的长期协助的背景下，特别是在军事现代化和操作兼容性的情况下，都可以预期“一揽子特定结果”。此外，共同工作预计政治关系领域。</text:p>
      <text:p text:style-name="P4">
在这方面，史密斯提醒北约乌克兰理事会的创建，将放置互动的重要组成部分。</text:p>
      <text:p text:style-name="P4">
<text:span text:style-name="T4">
另请阅读：</text:span>
 <text:a xlink:type="simple" xlink:href="https://www.ukrinform.ua/rubric-polytics/3732853-gensek-nato-ukraina-na-moment-zaversenna-vijni-mae-otrimati-zapobizniki-vid-povtorenna-ataki-rf.html" text:style-name="Internet_20_link" text:visited-style-name="Visited_20_Internet_20_Link">
秘书 - 一般<text:span text:style-name="T4">
北约</text:span>
：战争时乌克兰应保持保险丝，以重复俄罗斯联邦的袭击</text:a>
据乌克林福姆报道，北约将于7月11日至12日在维尔纽斯举行。</text:p>
      <text:p text:style-name="P4">
<text:span text:style-name="T5">
foto：epa</text:span>
</text:p>
      <text:p text:style-name="P4">
News Source: <text:a xlink:type="simple" xlink:href="https://www.ukrinform.ua/rubric-polytics/3732938-ukraina-na-samiti-u-vilnusi-moze-rozrahovuvati-na-potuznisij-signal-niz-u-buharesti-posol-ssa.html" text:style-name="Internet_20_link" text:visited-style-name="Visited_20_Internet_20_Link">
https://www.ukrinform.ua/rubric-polytics/3732938-ukraina-na-samiti-u-vilnusi-moze-rozrahovuvati-na-potuznisij-signal-niz-u-buharesti-posol-ssa.html</text:a>
</text:p>
      <!--NEWS-->
      <text:h text:style-name="P10" text:outline-level="1">
<text:span text:style-name="T4">
去年Mondelez，Mars和Pepsico在俄罗斯进行了“疯狂的销售”  - 媒体</text:span>
</text:h>
      <text:p text:style-name="P4">
作者: Ukrinform (Person)</text:p>
      <text:p text:style-name="P4">
出版商: Укринформ (Organization)</text:p>
      <text:p text:style-name="P4">
出版时间: 2023-07-07T20:09:00+03:00</text:p>
      <text:p text:style-name="P4">
修改时间: 2023-07-07T20:09:00+03:00</text:p>
      <text:p text:style-name="P4">
描述: Mondelez，Mars Inc.公司 和百事可乐公司 在2022年申请减少侵略者国家的商品销售后，他们在俄罗斯进行了“疯狂的销售”。  - 乌克林。</text:p>
      <text:p text:style-name="P4">
图片: ['<text:a xlink:type="simple" xlink:href="https://static.ukrinform.com/photos/2023_05/thumb_files/630_360_1685023311-424.jpg" text:style-name="Internet_20_link" text:visited-style-name="Visited_20_Internet_20_Link">
630_360_16850...</text:a>
']</text:p>
      <text:p text:style-name="P4">
标签: ['Бізнес', 'PepsiCo', 'Росія']</text:p>
      <text:p text:style-name="P4">
类型: Article</text:p>
      <!--METADATA-->
      <text:p text:style-name="P4">
<draw:frame draw:style-name="fr1" draw:name="Image202" text:anchor-type="as-char" svg:width="6.9236in" svg:height="3.956343in" draw:z-index="0">
<draw:image xlink:href="../Images/yкринформ/2023-07-07T20-09-00-03-00/630_360_1685023311-424.jpg" xlink:type="simple" xlink:show="embed" xlink:actuate="onLoad" draw:mime-type="image/jpeg"/>
</draw:frame>
火星公司，火星公司 和百事可乐公司 在2022年申请减少侵略者国家的商品销售后，他们在俄罗斯进行了“疯狂的销售”。</text:p>
      <text:p text:style-name="P4">
正如乌克林福姆报道的那样，它报告了[彭博。(https://www.bloomberg.com/news/articles/2023-07-07/pepsico-mars-see-business-boom-in-russia-after-staying-behind)该出版物是指俄罗斯联邦税务服务的数据，根据该数据，蒙德莱斯·鲁斯(Mondelez Rus)的数量去年增加了38％，达到了11亿美元。与2021年相比，该公司的总利润增加了两倍以上，根据出版物。</text:p>
      <text:p text:style-name="P4">
在年度报告中，蒙德莱兹(Mondelez)表示，利润的增长与估计值，量增加和广告停学有关，并补充说，俄罗斯占公司合并利润的4％。</text:p>
      <text:p text:style-name="P4">
去年的火星记录了俄罗斯市场的销售额增长14％(1770亿卢布)尽管利润增加了将近60％，达到270亿卢布。</text:p>
      <text:p text:style-name="P4">
<text:span text:style-name="T4">
另请阅读：</text:span>
 <text:a xlink:type="simple" xlink:href="https://www.ukrinform.ua/rubric-economy/3708492-unilever-prodovzue-zaroblati-grosi-v-rosii-na-mili-ta-izi.html" text:style-name="Internet_20_link" text:visited-style-name="Visited_20_Internet_20_Link">
<text:span text:style-name="T4">
 unilever </text:span>
继续在俄罗斯赚钱</text:a>
俄罗斯联邦的百事可乐收入增长了16％，该公司的利润增加了。 给定的含糖饮料，俄罗斯的销售额占2022年合并清洁收入的5％，一年前赚了4％。</text:p>
      <text:p text:style-name="P4">
报纸指出，美国公司没有离开俄罗斯市场，因为它们不同时承担所有三个公司的规定，他们只会出售“必要的”产品。</text:p>
      <text:p text:style-name="P4">
CEO(https://www.ukrinform.ua/tag-pepsico)9月，拉蒙·拉格塔塔萨耶(Ramon Lagarthatasayae)于9月暂停了国际品牌，其中包括俄罗斯的7UP Tapepsi。</text:p>
      <text:p text:style-name="P4">
蒙德莱兹(Mondelez)在6月表示，减少活动，停止新资本，推出新产品和俄罗斯广告费用。</text:p>
      <text:p text:style-name="P4">
火星弗林利全球总统安德鲁·克拉克(Andrew Clark)还表示，火星将在俄罗斯的活动降至最低。</text:p>
      <text:p text:style-name="P4">
正如乌克林福姆报道的[Raiffeisen Bank International(RBI)他推迟了俄罗斯。 这是给出的(https://www.ukrinform.ua/rubric-economy/3732372-rajffajzen-bank-vidklav-plani-vihodu-z-rosii-reuters.html)</text:p>
      <text:p text:style-name="P4">
News Source: <text:a xlink:type="simple" xlink:href="https://www.ukrinform.ua/rubric-world/3732940-mondelez-mars-i-pepsico-torik-mali-saleni-prodazi-u-rosii-zmi.html" text:style-name="Internet_20_link" text:visited-style-name="Visited_20_Internet_20_Link">
https://www.ukrinform.ua/rubric-world/3732940-mondelez-mars-i-pepsico-torik-mali-saleni-prodazi-u-rosii-zmi.html</text:a>
</text:p>
      <!--NEWS-->
      <text:h text:style-name="P10" text:outline-level="1">
<text:span text:style-name="T4">
拉脱维亚音乐节上的“达达里克”与15,000个合唱团一起演出了乌克兰国歌</text:span>
</text:h>
      <text:p text:style-name="P4">
作者: Ukrinform (Person)</text:p>
      <text:p text:style-name="P4">
出版商: Укринформ (Organization)</text:p>
      <text:p text:style-name="P4">
出版时间: 2023-07-07T20:15:00+03:00</text:p>
      <text:p text:style-name="P4">
修改时间: 2023-07-07T20:15:00+03:00</text:p>
      <text:p text:style-name="P4">
描述: LVIV国家学术男子合唱教堂“ Dudaryk”参加了在拉脱维亚（拉脱维亚）举行的150个合唱节。 乌克兰队演出了15,000个合唱团的乌克兰国歌。  - 乌克林。</text:p>
      <text:p text:style-name="P4">
图片: ['<text:a xlink:type="simple" xlink:href="https://static.ukrinform.com/photos/2023_07/thumb_files/630_360_1688749688-958.jpg" text:style-name="Internet_20_link" text:visited-style-name="Visited_20_Internet_20_Link">
630_360_16887...</text:a>
']</text:p>
      <text:p text:style-name="P4">
标签: ['Гімн', 'Латвія', 'Музика', 'Україна', 'Капела']</text:p>
      <text:p text:style-name="P4">
类型: Article</text:p>
      <!--METADATA-->
      <text:p text:style-name="P4">
<draw:frame draw:style-name="fr1" draw:name="Image203" text:anchor-type="as-char" svg:width="6.9236in" svg:height="3.956343in" draw:z-index="0">
<draw:image xlink:href="../Images/yкринформ/2023-07-07T20-15-00-03-00/630_360_1688749688-958.jpg" xlink:type="simple" xlink:show="embed" xlink:actuate="onLoad" draw:mime-type="image/jpeg"/>
</draw:frame>
LVIV学术男子合唱教堂“ Dudaryk”涉及(拉脱维亚).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text:span text:style-name="T5">
<text:span text:style-name="T4">
Відео</text:span>
 : <text:a xlink:type="simple" xlink:href="https://www.youtube.com/watch" text:style-name="Internet_20_link" text:visited-style-name="Visited_20_Internet_20_Link">
 DudarykLviv </text:a>
</text:span>
</text:p>
      <text:p text:style-name="P4">
“节日吸引了本周所有拉脱维亚和世界公众的关注。 这是今年表达的主要内容(信息)乌克兰人民在为争取独立和存在的斗争中宣布了支持。这样，拉脱维亚对整个文明的世界进行了讲话 - 建立乌克兰的胜利!” Dudaryk。</text:p>
      <text:p text:style-name="P4">
<text:span text:style-name="T5">
foto：lviv oblrad</text:span>
</text:p>
      <text:p text:style-name="P4">
达达里克(Dudaryk)是唯一被邀请参加此次活动的外国球队。 这个节日与世界上最大的合唱活动一致。 此外，他是人类口腔无形遗产的杰作。 自1873年以来，所有的歌曲和舞蹈节就一直在每五年以来举行。</text:p>
      <text:p text:style-name="P4">
同时，有40,000多名表演者聚集在音乐节上。</text:p>
      <text:p text:style-name="P4">
<text:span text:style-name="T4">
另请阅读：</text:span>
 <text:a xlink:type="simple" xlink:href="https://www.ukrinform.ua/rubric-culture/3731927-u-pidzemelli-medzibizkogo-zamku-znali-klip-u-vikonanni-vosmiricnoi-skolarki.html" text:style-name="Internet_20_link" text:visited-style-name="Visited_20_Internet_20_Link">
在Medzibiza Castle的地牢中被拆除<text:span text:style-name="T4">
剪辑</text:span>
执行八年级的女生</text:a>
在节日曲目中 - 民间和经典合唱<text:a xlink:type="simple" xlink:href="https://www.ukrinform.ua/tag-pisna" text:style-name="Internet_20_link" text:visited-style-name="Visited_20_Internet_20_Link">
歌曲</text:a>
曲目中还包括了甲ap的表现，有时是当代流行歌曲。</text:p>
      <text:p text:style-name="P4">
正如乌克林福姆报道的<text:a xlink:type="simple" xlink:href="https://www.ukrinform.ua/rubric-culture/3602117-nacionalna-kapela-dudarik-zibrala-kosti-na-bezpilotnik-dla-vijskovih.html" text:style-name="Internet_20_link" text:visited-style-name="Visited_20_Internet_20_Link">
国家教堂“ Dudaryk”</text:a>
多亏了慈善马拉松比赛，她完成了以丹尼尔(Daniel)命名的24个OMB的无人机筹集资金。</text:p>
      <text:p text:style-name="P4">
<text:span text:style-name="T5">
foto：lviv ova</text:span>
</text:p>
      <text:p text:style-name="P4">
News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Zelensky到达土耳其与Erdogan进行会谈</text:span>
</text:h>
      <text:p text:style-name="P4">
作者: Ukrinform (Person)</text:p>
      <text:p text:style-name="P4">
出版商: Укринформ (Organization)</text:p>
      <text:p text:style-name="P4">
出版时间: 2023-07-07T20:20:00+03:00</text:p>
      <text:p text:style-name="P4">
修改时间: 2023-07-07T20:20:00+03:00</text:p>
      <text:p text:style-name="P4">
描述: 乌克兰沃迪米尔·泽伦斯基（Ukraine Volodymyr Zelensky）总统抵达土耳其，他将与总统雷切普·泰伊普·埃尔多安（Recep Taiip Erdogan）进行谈判。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Ердоган', 'Туреччина', 'Зеленський']</text:p>
      <text:p text:style-name="P4">
类型: Article</text:p>
      <!--METADATA-->
      <text:p text:style-name="P4">
<draw:frame draw:style-name="fr1" draw:name="Image205" text:anchor-type="as-char" svg:width="6.9236in" svg:height="3.956343in" draw:z-index="0">
<draw:image xlink:href="../Images/yкринформ/2023-07-07T20-20-00-03-00/630_360_1685119271-129.jpeg" xlink:type="simple" xlink:show="embed" xlink:actuate="onLoad" draw:mime-type="image/jpeg"/>
</draw:frame>
乌克兰沃迪米尔·Zelenskyy总统抵达土耳其，在那里他将与总统Rezhemptogan Erdogan进行谈判。</text:p>
      <text:p text:style-name="P4">
他在[电报]中写了有关它的文章(https://t.me/V_Zelenskiy_official/6893)，报道乌克林福姆。</text:p>
      <text:p text:style-name="P4">
“我们在土耳其完成了忙碌的一天。 与总统埃尔多安(Erdogan)的谈判。 配方，北约峰会，担保和谷物倡议的职位协调。 乌克兰重建，国际企业的国防合同。”</text:p>
      <text:p text:style-name="P4">
<text:span text:style-name="T4">
另请阅读：</text:span>
 [<text:span text:style-name="T4">
 Zelensky </text:span>
和<text:span text:style-name="T4">
 Erdogan </text:span>
 <text:span text:style-name="T4">
 </text:span>
 <text:span text:style-name="T4">
今天会遇到</text:span>
<text:span text:style-name="T4">
 </text:span>
在<text:span text:style-name="T4">
 istanbul </text:span>
 **(https://www.ukrinform.ua/rubric-polytics/3732568-zelenskij-ta-erdogan-zustrinutsa-sogodni-v-stambuli.html)在伊斯坦布尔会议结束时，预计将举行新闻发布会。</text:p>
      <text:p text:style-name="P4">
正如乌克林福姆报道的那样，星期五总统弗拉基米尔<text:a xlink:type="simple" xlink:href="http://www.ukrinform.ua/rubric-polytics/3732767-zelenskij-zustrivsa-z-prezidentkou-slovaccini.html" text:style-name="Internet_20_link" text:visited-style-name="Visited_20_Internet_20_Link">
Zelensky与斯洛伐克总统一起</text:a>
Zuzanuyuchal，因为他在下午来访斯洛伐克。</text:p>
      <text:p text:style-name="P4">
早些时候，他访问了<text:a xlink:type="simple" xlink:href="https://www.ukrinform.ua/rubric-polytics/3732479-zelenskij-zustricaetsa-z-prezidentom-cehii-pavelom.html" text:style-name="Internet_20_link" text:visited-style-name="Visited_20_Internet_20_Link">
捷克共和国</text:a>
Tabolgaria。</text:p>
      <text:p text:style-name="P4">
_foto：op _</text:p>
      <text:p text:style-name="P4">
News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美国将在前往北约 - 白宫的途中支持乌克兰的改革</text:span>
</text:h>
      <text:p text:style-name="P4">
作者: Ukrinform (Person)</text:p>
      <text:p text:style-name="P4">
出版商: Укринформ (Organization)</text:p>
      <text:p text:style-name="P4">
出版时间: 2023-07-07T20:22:00+03:00</text:p>
      <text:p text:style-name="P4">
修改时间: 2023-07-07T20:22:00+03:00</text:p>
      <text:p text:style-name="P4">
描述: 美国认为，乌克兰必须在会员资格之前符合北约所有标准，并旨在继续与乌克兰方面进行互动，以便为此目的完成所有必要的改革。  - 乌克林。</text:p>
      <text:p text:style-name="P4">
图片: ['<text:a xlink:type="simple" xlink:href="https://static.ukrinform.com/photos/2018_02/thumb_files/630_360_1519207950-5134.jpg" text:style-name="Internet_20_link" text:visited-style-name="Visited_20_Internet_20_Link">
630_360_15192...</text:a>
']</text:p>
      <text:p text:style-name="P4">
标签: ['НАТО', 'США', 'Україна']</text:p>
      <text:p text:style-name="P4">
类型: Article</text:p>
      <!--METADATA-->
      <text:p text:style-name="P4">
<draw:frame draw:style-name="fr1" draw:name="Image206" text:anchor-type="as-char" svg:width="6.9236in" svg:height="3.956343in" draw:z-index="0">
<draw:image xlink:href="../Images/yкринформ/2023-07-07T20-22-00-03-00/630_360_1519207950-5134.jpg" xlink:type="simple" xlink:show="embed" xlink:actuate="onLoad" draw:mime-type="image/jpeg"/>
</draw:frame>
该组合坚持认为，乌克兰必须在收购之前符合所有会员资格，并旨在继续与乌克兰页面进行互动，以便它可以实现所有必要的改革。</text:p>
      <text:p text:style-name="P4">
乌克利福德通讯员报告说，这是在Bigoid国家安全委员会高级主任阿曼达·斯洛特(Amanda Sloat)的在线简报上所述。</text:p>
      <text:p text:style-name="P4">
“总统(拜登 -  ed。)他很直接地讲话，并说乌克兰人将在加入之前与其他北约国家相同的标准进行改革。”斯洛特说。</text:p>
      <text:p text:style-name="P4">
据她说，有一些标准<text:a xlink:type="simple" xlink:href="https://www.ukrinform.ua/tag-nato" text:style-name="Internet_20_link" text:visited-style-name="Visited_20_Internet_20_Link">
联盟</text:a>
它为所有成员建立，乌克兰必须实现这一目标。</text:p>
      <text:p text:style-name="P4">
Slash说：“当然，我们现在继续做的事情并在将来做的事情，我们将与乌克兰合作，以确保他们能够做到这一点。”</text:p>
      <text:p text:style-name="P4">
*!(https://www.ukrinform.ua/rubric-polytics/3729165-es-ne-mae-znizuvati-planku-sodo-clenstva-dla-ukraini-mzs-danii.html)此外，美国政府报告说，在战争结束后，与基辅以及盟友和合作伙伴进行了积极的间隔，以确定乌克兰的安全性。 在这方面，她强调说，美国致力于继续乌克兰人需要的支持。</text:p>
      <text:p text:style-name="P4">
<text:span text:style-name="T4">
另请阅读：</text:span>
 [在白宫对谈判的评论(https://www.ukrinform.ua/rubric-world/3732798-u-bilomu-domi-prokomentuvali-peregovori-ekscinovnikiv-ssa-z-rosieu-pro-ukrainu.html)白宫代表说：“这就是为什么我们与他们讨论结构和格式，以便能够有效地做到这一点。”</text:p>
      <text:p text:style-name="P4">
乌克林福姆(Ukrinform)表示，根据北约的美国常设代表，史密斯史密斯(Smith -Smith)人员配备了<text:a xlink:type="simple" xlink:href="https://www.ukrinform.ua/rubric-polytics/3732938-ukraina-na-samiti-u-vilnusi-moze-rozrahovuvati-na-potuznisij-signal-niz-u-buharesti-posol-ssa.html" text:style-name="Internet_20_link" text:visited-style-name="Visited_20_Internet_20_Link">
乌克兰在维尔纽斯(Vilnius)的一次峰会上，可以指望联盟的更强大信号</text:a>
比2008年在布加勒斯特的一次会议上。</text:p>
      <text:p text:style-name="P4">
News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在巴赫穆特（Bakhmut）的国防军方向上，南部向前迈进了一公里以上 - 画家</text:span>
</text:h>
      <text:p text:style-name="P4">
作者: Ukrinform (Person)</text:p>
      <text:p text:style-name="P4">
出版商: Укринформ (Organization)</text:p>
      <text:p text:style-name="P4">
出版时间: 2023-07-07T20:23:00+03:00</text:p>
      <text:p text:style-name="P4">
修改时间: 2023-07-07T20:23:00+03:00</text:p>
      <text:p text:style-name="P4">
描述: 在南侧的Bakhmut方向上，有几个部分超过一公里。 在北部的侧面 - 战斗而没有改变规定。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Міноборони', 'ЗСУ', 'Війна з Росією', 'Ганна Маляр']</text:p>
      <text:p text:style-name="P4">
类型: Article</text:p>
      <!--METADATA-->
      <text:p text:style-name="P4">
<draw:frame draw:style-name="fr1" draw:name="Image207" text:anchor-type="as-char" svg:width="6.9236in" svg:height="3.956343in" draw:z-index="0">
<draw:image xlink:href="../Images/yкринформ/2023-07-07T20-23-00-03-00/630_360_1648629925-771.jpg" xlink:type="simple" xlink:show="embed" xlink:actuate="onLoad" draw:mime-type="image/jpeg"/>
</draw:frame>
南侧的Nabakhmut方向是促进多个部分 - 超过一公里。 在北部的侧面 - 战斗而没有改变规定。</text:p>
      <text:p text:style-name="P4">
根据乌克林福姆的说法，国防部副部长安娜·马里亚尔(Anna Malyar)在[电报]中报道(https://t.me/annamaliar/917)。</text:p>
      <text:p text:style-name="P4">
代表[国防部]说：“在巴赫穆特，敌人实际上被困。(https://www.ukrinform.ua/tag-minoboroni)。</text:p>
      <text:p text:style-name="P4">
双方的炮击仍在继续。</text:p>
      <text:p text:style-name="P4">
此外，国防力量继续在Melitopol Taredansk的方向上进攻行动，“热战”在任何地方继续进行。</text:p>
      <text:p text:style-name="P4">
*!(https://www.ukrinform.ua/rubric-ato/3732733-na-bahmutskomu-napramku-zsu-prosunulisa-i-povernuli-ranise-zahopleni-teritorii-sirskij.html)乌克兰的防守者固定在达到的边界上，进行了巡回斗争的措施。</text:p>
      <text:p text:style-name="P4">
副部长补充说：“此外，我们的后卫实际上现在要磨削设备和武器，摧毁武器的仓库，影响着俄罗斯军队的紧凑地点，从而减少了敌人的进攻和防御能力。”</text:p>
      <text:p text:style-name="P4">
根据画家的说法，在南部，由于生命力的巨大损失，一些俄罗斯单位拒绝参加战斗。</text:p>
      <text:p text:style-name="P4">
“南部 -  1至5.3的不可逆转损失的比例。也就是说，敌人的命中率是军人半天的半天，比我们高5.3倍。”</text:p>
      <text:p text:style-name="P4">
<text:span text:style-name="T4">
另请阅读：</text:span>
 <text:a xlink:type="simple" xlink:href="https://www.ukrinform.ua/rubric-ato/3732844-sili-oboroni-prosuvautsa-na-tavrijskomu-napramku-rosiani-za-dobu-vtratili-majze-dvi-roti.html" text:style-name="Internet_20_link" text:visited-style-name="Visited_20_Internet_20_Link">
<text:span text:style-name="T4">
力量</text:span>
 <text:span text:style-name="T4">
防御</text:span>
在塔夫里斯卡亚(Tavriyskaya)上移动，俄罗斯人每天失去近两只嘴巴</text:a>
画家补充说，在东方，入侵者继续踏上Avdiivsky，Maryinsky，Kupyansky，Lyman和Swatt的指示，并未成功地通过防御。 热战继续在无需更改规定的情况下继续进行。</text:p>
      <text:p text:style-name="P4">
正如乌克林福姆报道的俄罗斯入侵者<text:a xlink:type="simple" xlink:href="https://www.ukrinform.ua/rubric-ato/3732921-vorog-zoserediv-zusilla-na-pati-napramkah-jdut-vazki-boi.html" text:style-name="Internet_20_link" text:visited-style-name="Visited_20_Internet_20_Link">
集中努力</text:a>
在五个方向上，有激烈的战斗。</text:p>
      <text:p text:style-name="P4">
News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巴基斯坦的抗议活动发生在瑞典的古兰经燃烧之后</text:span>
</text:h>
      <text:p text:style-name="P4">
作者: Ukrinform (Person)</text:p>
      <text:p text:style-name="P4">
出版商: Укринформ (Organization)</text:p>
      <text:p text:style-name="P4">
出版时间: 2023-07-07T20:39:00+03:00</text:p>
      <text:p text:style-name="P4">
修改时间: 2023-07-07T20:39:00+03:00</text:p>
      <text:p text:style-name="P4">
描述: 巴基斯坦的信徒周五在古兰经的圣洁之日，在燃烧欧洲国家的穆斯林圣书后举行了反盘的集会。  - 乌克林。</text:p>
      <text:p text:style-name="P4">
图片: ['<text:a xlink:type="simple" xlink:href="https://static.ukrinform.com/photos/2023_07/thumb_files/630_360_1688740670-839.jpg" text:style-name="Internet_20_link" text:visited-style-name="Visited_20_Internet_20_Link">
630_360_16887...</text:a>
']</text:p>
      <text:p text:style-name="P4">
标签: ['Пакистан', 'Протест', 'Швеція', 'Коран']</text:p>
      <text:p text:style-name="P4">
类型: Article</text:p>
      <!--METADATA-->
      <text:p text:style-name="P4">
<draw:frame draw:style-name="fr1" draw:name="Image208" text:anchor-type="as-char" svg:width="6.9236in" svg:height="3.956343in" draw:z-index="0">
<draw:image xlink:href="../Images/yкринформ/2023-07-07T20-39-00-03-00/630_360_1688740670-839.jpg" xlink:type="simple" xlink:show="embed" xlink:actuate="onLoad" draw:mime-type="image/jpeg"/>
</draw:frame>
在欧洲国家的《穆斯林圣书》烧毁了《古兰经》的星期五，即《古兰经》那天的星期五。</text:p>
      <text:p text:style-name="P4">
根据乌克林福姆的报道，它报告了[美联社]。(https://apnews.com/article/pakistan-protest-quran-burning-sweden-sharif-muslim-741c64e2500220f740e6ac17d7eb21f3)预计在拉合尔和卡拉奇举行的最大抗议活动。</text:p>
      <text:p text:style-name="P4">
在伊斯兰堡的首都，拥有副本的律师<text:a xlink:type="simple" xlink:href="https://www.ukrinform.ua/tag-koran" text:style-name="Internet_20_link" text:visited-style-name="Visited_20_Internet_20_Link">
Koran</text:a>
他们在最高法院抗议，而信徒们在清真寺附近进行了小小的维度，要求与瑞典进行外交关系。</text:p>
      <text:p text:style-name="P4">
巴基斯坦西北部的一群基督教少数民也进行了集会，以谴责对古兰经的燃烧。</text:p>
      <text:p text:style-name="P4">
<text:span text:style-name="T4">
另请阅读：</text:span>
 [在欧盟谴责燃烧的动作<text:span text:style-name="T4">
 Qur'an </text:span>
在瑞典(https://www.ukrinform.ua/rubric-world/3730223-u-es-zasudili-akciu-zi-spalennam-koranu-u-svecii.html)巴基斯坦主要激进和伊斯兰政党“ Jamat-i-Islam Bakistan”的支持者在该国诸如Llahor，Karachi，Peshavar和Quett等国家大城市进行了大规模集会。</text:p>
      <text:p text:style-name="P4">
据报道，瑞典当局于6月28日在穆斯林假期的库兰 - 迪林(Kurban-Bayram-Diring)假日的那天，瑞典当局允许在佐斯兰清真寺举行示威游行，该假期被烧毁了古兰经的副本。</text:p>
      <text:p text:style-name="P4">
截至7月7日，已经知道<text:a xlink:type="simple" xlink:href="https://www.ukrinform.ua/rubric-world/3732529-vlada-svecii-moze-zaboroniti-publicni-spalenna-koranu.html" text:style-name="Internet_20_link" text:visited-style-name="Visited_20_Internet_20_Link">
瑞典政府正在考虑公开燃烧圣书的可能性</text:a>
自最近发生的此类事件以来，这对国家的安全有害。</text:p>
      <text:p text:style-name="P4">
<text:span text:style-name="T5">
foto：shutterstock</text:span>
</text:p>
      <text:p text:style-name="P4">
News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NBU在6月应用了30家银行机构的制裁</text:span>
</text:h>
      <text:p text:style-name="P4">
作者: Ukrinform (Person)</text:p>
      <text:p text:style-name="P4">
出版商: Укринформ (Organization)</text:p>
      <text:p text:style-name="P4">
出版时间: 2023-07-07T20:39:28+03:00</text:p>
      <text:p text:style-name="P4">
修改时间: 2023-07-07T20:39:28+03:00</text:p>
      <text:p text:style-name="P4">
描述: 6月，国家银行最多申请了30个非银行金融机构的影响力，以违反财务监测和货币立法。  - 乌克林。</text:p>
      <text:p text:style-name="P4">
图片: ['<text:a xlink:type="simple" xlink:href="https://static.ukrinform.com/photos/2016_10/thumb_files/630_360_1477322592-6903.jpg" text:style-name="Internet_20_link" text:visited-style-name="Visited_20_Internet_20_Link">
630_360_14773...</text:a>
']</text:p>
      <text:p text:style-name="P4">
标签: ['Банк', 'Нацбанк', 'Штраф']</text:p>
      <text:p text:style-name="P4">
类型: Article</text:p>
      <!--METADATA-->
      <text:p text:style-name="P4">
<draw:frame draw:style-name="fr1" draw:name="Image209" text:anchor-type="as-char" svg:width="6.9236in" svg:height="3.956343in" draw:z-index="0">
<draw:image xlink:href="../Images/yкринформ/2023-07-07T20-39-28-03-00/630_360_1477322592-6903.jpg" xlink:type="simple" xlink:show="embed" xlink:actuate="onLoad" draw:mime-type="image/jpeg"/>
</draw:frame>
6月，国家银行在资金和货币立法领域申请了30个非银行金融机构的影响力机​​构。</text:p>
      <text:p text:style-name="P4">
这是由新闻服务[NBU]报道的(https://bank.gov.ua/ua/news/all/natsionalniy-bank-u-chervni-zastosuvav-do-tridtsyati--nebankivskih-finansovih-ustanov-zahodi-vplivu-za-porushennya-u-sferi-finmonitoringu-ta-valyutnogo-zakonodavstva)，报道乌克林福姆。</text:p>
      <text:p text:style-name="P4">
如前所述，这是预防合法化合法化领域的立法(洗钱)犯罪收益，恐怖主义的融资和大规模杀伤性武器分配的融资以及货币立法的要求。</text:p>
      <text:p text:style-name="P4">
特别是，FC LLC是UAH 1 266 096的罚款(洗钱)犯罪收益，恐怖主义的融资以及大规模杀伤性武器销量的融资部分未能履行确保正确组织和进行主要财务监控的义务。</text:p>
      <text:p text:style-name="P4">
在JSC“ FC”上，罚款50万因违反要求立法而被征收。</text:p>
      <text:p text:style-name="P4">
<text:span text:style-name="T4">
另请阅读：</text:span>
 <text:a xlink:type="simple" xlink:href="https://www.ukrinform.ua/rubric-economy/3732706-nacbank-fiksue-podalse-zrostanna-stavok-za-grivnevimi-depozitami.html" text:style-name="Internet_20_link" text:visited-style-name="Visited_20_Internet_20_Link">
国家银行捕获Hryvnia -Deposits的进一步上升</text:a>
为了及时及时地履行义务的不当履行义务，并向领域领域监督所需的信息监管机构(洗钱)收入，罚款3.91千。 UAH被强加于PJSC“ IC” Kievan Rus，等等。</text:p>
      <text:p text:style-name="P4">
据报道<text:a xlink:type="simple" xlink:href="https://www.ukrinform.ua/tag-nacbank" text:style-name="Internet_20_link" text:visited-style-name="Visited_20_Internet_20_Link">
国家银行</text:a>
将罚款适用于乌克堡有限责任公司<text:a xlink:type="simple" xlink:href="https://www.ukrinform.ua/rubric-economy/3684997-nacbank-ostrafuvav-kolektorsku-kompaniu-za-neeticnu-povedinku.html" text:style-name="Internet_20_link" text:visited-style-name="Visited_20_Internet_20_Link">
5.1,000的UAH数量</text:a>
违反道德行为的要求。</text:p>
      <text:p text:style-name="P4">
News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由于天气恶劣，在基辅地区，已经停用了50个定居点</text:span>
</text:h>
      <text:p text:style-name="P4">
作者: Ukrinform (Person)</text:p>
      <text:p text:style-name="P4">
出版商: Укринформ (Organization)</text:p>
      <text:p text:style-name="P4">
出版时间: 2023-07-07T20:44:00+03:00</text:p>
      <text:p text:style-name="P4">
修改时间: 2023-07-07T20:44:00+03:00</text:p>
      <text:p text:style-name="P4">
描述: 由于天气恶劣，在基辅地区，有50个定居点断开了，其中12个完全是完全的。  - 乌克林。</text:p>
      <text:p text:style-name="P4">
图片: ['<text:a xlink:type="simple" xlink:href="https://static.ukrinform.com/photos/2022_11/thumb_files/630_360_1667456465-704.jpg" text:style-name="Internet_20_link" text:visited-style-name="Visited_20_Internet_20_Link">
630_360_16674...</text:a>
']</text:p>
      <text:p text:style-name="P4">
标签: ['Електроенергія', 'Київщина', 'Негода']</text:p>
      <text:p text:style-name="P4">
类型: Article</text:p>
      <!--METADATA-->
      <text:p text:style-name="P4">
<draw:frame draw:style-name="fr1" draw:name="Image210" text:anchor-type="as-char" svg:width="6.9236in" svg:height="3.956343in" draw:z-index="0">
<draw:image xlink:href="../Images/yкринформ/2023-07-07T20-44-00-03-00/630_360_1667456465-704.jpg" xlink:type="simple" xlink:show="embed" xlink:actuate="onLoad" draw:mime-type="image/jpeg"/>
</draw:frame>
UKIV地区由于天气恶劣，停用了50个定居点，其中12个完全是完全的。</text:p>
      <text:p text:style-name="P4">
据报道(https://www.facebook.com/dtekkrem/posts/pfbid0yTdQfpJqVYSkfEiThdderjTPnwq5Ez5SncxHVb1SS5igaXNR5RhchytBjhL4omaBl?<text:span text:style-name="T4">
cft</text:span>
[0]=AZWn_hlz8WB105a4_6jm-jJV-uZ3e6LprX-4J5i6riF_pii0IceWZEcCinoi7s9HnSr4Tirpy-WR8xpOmt1FB3hCrlJmAe609rCDrrQAb_ajDjYFHOJmtfnyE-PIAkJtsbXtyCdxoH7xH7MWEURX3D7r9I4ZlxxuYfJQ1j_K3ItD-FuEsrZuGX-WQ0fbht5fAVE&amp;<text:span text:style-name="T4">
tn</text:span>
=%2CO%2CP-R)，报道乌克林福姆。</text:p>
      <text:p text:style-name="P4">
“不幸的是，在7月7日晚上，在该地区通过新的恶劣天气，记录了紧急关机。没有<text:a xlink:type="simple" xlink:href="https://www.ukrinform.ua/tag-elektroenergia" text:style-name="Internet_20_link" text:visited-style-name="Visited_20_Internet_20_Link">
光</text:a>
目前，有12个定居点已完全，其中38个部分是“它将在消息中。</text:p>
      <text:p text:style-name="P4">
According to the operator, 27 air lines and 7222222222222222222222222222222222222222222222222222222222222222222222222222222222</text:p>
      <text:p text:style-name="P4">
该公司表示：“由于树木的大量倒塌，有许多网络的阵风。在布坎，奥布克霍夫，维斯戈罗德和博里斯皮尔地区受损最严重的线路。”</text:p>
      <text:p text:style-name="P4">
<text:span text:style-name="T4">
另请阅读：</text:span>
 <text:a xlink:type="simple" xlink:href="https://www.ukrinform.ua/rubric-regions/3732755-negoda-na-prikarpatti-pidtopleni-400-dvoriv-ratuvalniki-evakuuvali-ponad-30-ludej.html" text:style-name="Internet_20_link" text:visited-style-name="Visited_20_Internet_20_Link">
喀尔巴阡地区的恶劣天气淹没了数百栋房屋，救援人员撤离了30多人</text:a>
运营商说，消除恶劣天气的后果涉及152个黑猩猩和200多个特殊设备的500多名专家。</text:p>
      <text:p text:style-name="P4">
根据能源部的说法，由于11个地区的一场大规模放牧风暴，乌克兰的产生了710个定居点。</text:p>
      <text:p text:style-name="P4">
News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俄罗斯侵略乌克兰的特别论坛应在海牙 - 大使</text:span>
</text:h>
      <text:p text:style-name="P4">
作者: Ukrinform (Person)</text:p>
      <text:p text:style-name="P4">
出版商: Укринформ (Organization)</text:p>
      <text:p text:style-name="P4">
出版时间: 2023-07-07T20:46:36+03:00</text:p>
      <text:p text:style-name="P4">
修改时间: 2023-07-07T20:46:36+03:00</text:p>
      <text:p text:style-name="P4">
描述: 俄罗斯对乌克兰侵略的特别法庭应该在海牙。  - 乌克林。</text:p>
      <text:p text:style-name="P4">
图片: ['<text:a xlink:type="simple" xlink:href="https://static.ukrinform.com/photos/2023_07/thumb_files/630_360_1688742781-334.jpg" text:style-name="Internet_20_link" text:visited-style-name="Visited_20_Internet_20_Link">
630_360_16887...</text:a>
']</text:p>
      <text:p text:style-name="P4">
标签: ['Гаага', 'Трибунал', 'Україна', 'Агресія РФ', 'Воєнні злочини']</text:p>
      <text:p text:style-name="P4">
类型: Article</text:p>
      <!--METADATA-->
      <text:p text:style-name="P4">
<draw:frame draw:style-name="fr1" draw:name="Image211" text:anchor-type="as-char" svg:width="6.9236in" svg:height="3.956343in" draw:z-index="0">
<draw:image xlink:href="../Images/yкринформ/2023-07-07T20-46-36-03-00/630_360_1688742781-334.jpg" xlink:type="simple" xlink:show="embed" xlink:actuate="onLoad" draw:mime-type="image/jpeg"/>
</draw:frame>
俄罗斯对乌克兰的侵略的特别法庭应该是Vgaaz。</text:p>
      <text:p text:style-name="P4">
乌克兰驻荷兰大使亚历山大·卡拉塞维奇(Alexander Karasevich)在海牙的乌克林传闻通讯员的独家评论中说。</text:p>
      <text:p text:style-name="P4">
“我们希望<text:a xlink:type="simple" xlink:href="https://www.ukrinform.ua/tag-tribunal" text:style-name="Internet_20_link" text:visited-style-name="Visited_20_Internet_20_Link">
特别法庭</text:a>
将放置在海牙。 我们从荷兰政府那里获得了明确的信号支持。 这并不是巧合，因为正是荷兰宣传俄罗斯联邦司法的轨道，这是和平总统弗拉基米尔·泽伦斯基(Vladimir Zelensky)的轨道。 荷兰已经做了很多事情，我相信还有更多的事情会做。”卡拉塞维奇说。</text:p>
      <text:p text:style-name="P4">
他还指出，海牙已经建立了一个新的国际组织，这是俄罗斯侵略造成的国际损失登记册。</text:p>
      <text:p text:style-name="P4">
“荷兰已经采用了损失登记册，现在正在开始他们的工作。 这种机制是在欧洲理事会中创建的，是责任追踪的一种镇静组成部分。 当我们谈论登记册时，我们将介绍有关当前正在建立的损失的赔偿机制。 Irouga组成部分是对所有有罪的Uzllochni的起诉，从俄罗斯联邦的最高政治领导人 - 侵略者的状态。 我们在这里谈论法庭。 与俄罗斯联邦的皮肤运动的最终结果。 现在，我们自信地与合作伙伴一起移动。” Karasevich强调。</text:p>
      <text:p text:style-name="P4">
*!(https://www.ukrinform.ua/rubric-polytics/3731031-miznarodnij-centr-u-gaazi-e-persim-dievim-krokom-do-tribunalu-nad-putinim-pravozahisniki.html)卡拉塞维奇还指出，2023年7月3日，海牙正式在国际追求乌克兰的侵略中心举行了一个研讨会(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核心组)关于建立法庭的国家已经有30多个州。“这些州的代表，专家定期收集和发展时尚性，未来将在其中建立该法庭的未来框架。 这些会议定期在不同的国家 /地区。 因此，工作非常活跃。</text:p>
      <text:p text:style-name="P4">
这位大使还强调，过去俄罗斯罪行的有罪不罚导致乌克兰的残酷情况。</text:p>
      <text:p text:style-name="P4">
“对以前的犯罪的有罪不罚会产生新的犯罪。 这是工作的目的 - 使俄罗斯 - 国家 - 竞争者最终责任。 对于未来的潜在侵略者，也要了解每种犯罪都是不可避免的。 有必要证明国际法有效。 并且有有效的侵略犯罪的有效机制。”大使说。</text:p>
      <text:p text:style-name="P4">
<text:span text:style-name="T4">
另请阅读：</text:span>
 <text:a xlink:type="simple" xlink:href="https://www.ukrinform.ua/rubric-ato/3731206-kostin-ta-prokurori-icpa-viznacili-prioriteti-dla-pritagnenna-putina-do-vidpovidalnosti.html" text:style-name="Internet_20_link" text:visited-style-name="Visited_20_Internet_20_Link">
Kostin和ICPA检察官已确定普京的优先事项要负责</text:a>
正如国际犯罪侵略中心针对乌克兰的乌克林福姆报道的(ICPA)7月3日<text:a xlink:type="simple" xlink:href="https://www.ukrinform.ua/rubric-polytics/3730789-u-gaazi-vidkrili-miznarodnij-centr-iz-peresliduvanna-za-zlocin-agresii-proti-ukraini.html" text:style-name="Internet_20_link" text:visited-style-name="Visited_20_Internet_20_Link">
正式开始工作</text:a>
它将根据欧洲进行。 ICPA将支持和协调对侵略犯罪的培训，保持关键证据并促进早期案件发展的过程。 这是第二次世界大战后国际支持调查侵略罪的第一个案例。</text:p>
      <text:p text:style-name="P4">
News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乌克兰承诺根据IMF计划执行更多结构性信标</text:span>
</text:h>
      <text:p text:style-name="P4">
作者: Ukrinform (Person)</text:p>
      <text:p text:style-name="P4">
出版商: Укринформ (Organization)</text:p>
      <text:p text:style-name="P4">
出版时间: 2023-07-07T20:58:00+03:00</text:p>
      <text:p text:style-name="P4">
修改时间: 2023-07-07T20:58:00+03:00</text:p>
      <text:p text:style-name="P4">
描述: 由于首次审查，在更新的备忘录中，IMF扩展融资计划下的结构信标数量从19升至23。  - 乌克林。</text:p>
      <text:p text:style-name="P4">
图片: ['<text:a xlink:type="simple" xlink:href="https://static.ukrinform.com/photos/2023_04/thumb_files/630_360_1680538218-164.jpg" text:style-name="Internet_20_link" text:visited-style-name="Visited_20_Internet_20_Link">
630_360_16805...</text:a>
']</text:p>
      <text:p text:style-name="P4">
标签: ['МВФ', 'Україна']</text:p>
      <text:p text:style-name="P4">
类型: Article</text:p>
      <!--METADATA-->
      <text:p text:style-name="P4">
<draw:frame draw:style-name="fr1" draw:name="Image212" text:anchor-type="as-char" svg:width="6.9236in" svg:height="3.956343in" draw:z-index="0">
<draw:image xlink:href="../Images/yкринформ/2023-07-07T20-58-00-03-00/630_360_1680538218-164.jpg" xlink:type="simple" xlink:show="embed" xlink:actuate="onLoad" draw:mime-type="image/jpeg"/>
</draw:frame>
在第一次审查中，IMF下扩展的融资计划下的结构信标数量从19个增加到23。</text:p>
      <text:p text:style-name="P4">
这是在星期五的公共基金中指出的<text:a xlink:type="simple" xlink:href="https://www.imf.org/-/media/Files/Publications/CR/2023/English/1UKREA2023002.ashx" text:style-name="Internet_20_link" text:visited-style-name="Visited_20_Internet_20_Link">
文件</text:a>
，报道乌克林福姆。</text:p>
      <text:p text:style-name="P4">
值得注意的是，乌克兰页面提出的信标数量的增加是“面对战争时要维护宏观经济和金融稳定，并支持改革的冲动”。</text:p>
      <text:p text:style-name="P4">
此外，除了先前的要求外，乌克兰还于2023年9月底进行了预算法规的生效，这使您可以准备中期预算，制定债务策略并限制保证。</text:p>
      <text:p text:style-name="P4">
到同一个学期，乌克兰方面还应制定5-7-9％的贷款计划的概念记录。 该文件必须包含有关中小型企业的建议，并逐步废除参与公司，并加强监测并提供足够的保证。</text:p>
      <text:p text:style-name="P4">
另一个新的结构信标涉及财政，税收和海关服务部为关键领域改革的短期和长期行动计划的准备。 此要求的截止日期是在今年10月底之前确定的。</text:p>
      <text:p text:style-name="P4">
*!(https://www.ukrinform.ua/rubric-economy/3731433-ukraina-cogoric-uze-otrimala-236-milarda-makrofinansovoi-dopomogi.html)到同一个学期，乌克兰承诺任命经营者监督委员会。</text:p>
      <text:p text:style-name="P4">
并行<text:a xlink:type="simple" xlink:href="https://www.ukrinform.ua/tag-mvf" text:style-name="Internet_20_link" text:visited-style-name="Visited_20_Internet_20_Link">
IMF</text:a>
同意搬到月球(到7月底)先前要求之一的时机是批准税收变更和管理的法案，并在先前的信标清单中进行修正案。</text:p>
      <text:p text:style-name="P4">
值得注意的是，乌克兰已经实现了在扩大资金计划开始时确定的五个结构性地标(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News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乌克兰划船者在2023年青年世界杯开始时赢得了“黄金”和“银”</text:span>
</text:h>
      <text:p text:style-name="P4">
作者: Ukrinform (Person)</text:p>
      <text:p text:style-name="P4">
出版商: Укринформ (Organization)</text:p>
      <text:p text:style-name="P4">
出版时间: 2023-07-07T21:00:03+03:00</text:p>
      <text:p text:style-name="P4">
修改时间: 2023-07-07T21:00:03+03:00</text:p>
      <text:p text:style-name="P4">
描述: 两枚奖牌在世界皮划艇的决赛的第一天带来了乌克兰国家队，并在23岁以下的大三学生和独木舟锦标赛中赢得了独木舟锦标赛，这是在意大利奥伦佐举行的。  - 乌克林。</text:p>
      <text:p text:style-name="P4">
图片: ['<text:a xlink:type="simple" xlink:href="https://static.ukrinform.com/photos/2023_07/thumb_files/630_360_1688752651-864.jpg" text:style-name="Internet_20_link" text:visited-style-name="Visited_20_Internet_20_Link">
630_360_16887...</text:a>
']</text:p>
      <text:p text:style-name="P4">
标签: ['Чемпіонат світу', 'Веслування на байдарках і каное', 'Молодь']</text:p>
      <text:p text:style-name="P4">
类型: Article</text:p>
      <!--METADATA-->
      <text:p text:style-name="P4">
<draw:frame draw:style-name="fr1" draw:name="Image213" text:anchor-type="as-char" svg:width="6.9236in" svg:height="3.956343in" draw:z-index="0">
<draw:image xlink:href="../Images/yкринформ/2023-07-07T21-00-03-03-00/630_360_1688752651-864.jpg" xlink:type="simple" xlink:show="embed" xlink:actuate="onLoad" draw:mime-type="image/jpeg"/>
</draw:frame>
在23岁以下的大三和运动员中，在世界划船锦标赛和独木舟的第一天，两次奖牌乌克兰国家队在23岁以下的比赛中进行了奖牌。</text:p>
      <text:p text:style-name="P4">
如<text:a xlink:type="simple" xlink:href="https://www.facebook.com/olympicua/posts/pfbid02AZCmY8xiNXDuxk5aajZYz41YTZf9jrdHCK9q1pXhQTLNgozD1cSVmWWeMydjFLhpl" text:style-name="Internet_20_link" text:visited-style-name="Visited_20_Internet_20_Link">
新闻服务</text:a>
乌克兰国家奥林匹克委员会(诺)乌克林福姆报道，乌克兰夫人的乌克兰人是乌克兰人的乌克兰人和维塔利·普赖斯泰(Vitaliy Prystay)，在独木舟两中的大三学生的获胜者。</text:p>
      <text:p text:style-name="P4">
在同一学科 - 在青年中 - “银”赢得了Artem星期四Tapavlo Borsuk。</text:p>
      <text:p text:style-name="P4">
<text:span text:style-name="T4">
另请阅读：</text:span>
 <text:a xlink:type="simple" xlink:href="https://www.ukrinform.ua/rubric-sports/3718351-ukrainski-vesluvalniki-vigrali-medalnij-zalik-kubka-svitu-u-bolgarii.html" text:style-name="Internet_20_link" text:visited-style-name="Visited_20_Internet_20_Link">
乌克兰划船者赢得了保加利亚的Cubcasvist奖牌教室</text:a>
比赛将持续到7月9日。</text:p>
      <text:p text:style-name="P4">
照片：NOC。</text:p>
      <text:p text:style-name="P4">
News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五角大楼宣布了带有盒式弹药的新援助套餐</text:span>
</text:h>
      <text:p text:style-name="P4">
作者: Ukrinform (Person)</text:p>
      <text:p text:style-name="P4">
出版商: Укринформ (Organization)</text:p>
      <text:p text:style-name="P4">
出版时间: 2023-07-07T21:06:00+03:00</text:p>
      <text:p text:style-name="P4">
修改时间: 2023-07-07T22:06:00+03:00</text:p>
      <text:p text:style-name="P4">
描述: 美国国防部已正式宣布将新的军事援助计划分配给乌克兰，总计8亿美元。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Боєприпаси', 'Війна з Росією']</text:p>
      <text:p text:style-name="P4">
类型: Article</text:p>
      <!--METADATA-->
      <text:p text:style-name="P4">
<draw:frame draw:style-name="fr1" draw:name="Image214" text:anchor-type="as-char" svg:width="6.9236in" svg:height="3.956343in" draw:z-index="0">
<draw:image xlink:href="../Images/yкринформ/2023-07-07T21-06-00-03-00/630_360_1467320804-6747.jpg" xlink:type="simple" xlink:show="embed" xlink:actuate="onLoad" draw:mime-type="image/jpeg"/>
</draw:frame>
美国国防部已正式宣布向乌克兰分配新的包装援助，总计8亿美元。</text:p>
      <text:p text:style-name="P4">
该声明是由美国国防部副部长关于政治问题科林·科尔(Colin Col)的报道，他报告了自己的乌克林通讯员。</text:p>
      <text:p text:style-name="P4">
该包装包含盒式弹药，以及ZSU的其他类型的武器和弹药。</text:p>
      <text:p text:style-name="P4">
五角大楼代表说：“今天，美国继续证明其对乌克兰的奉献精神不变，以提供新的军事援助分配，以提供保护乌克兰所必需的税收弹药，武器和设备。”</text:p>
      <text:p text:style-name="P4">
<text:span text:style-name="T4">
另请阅读：</text:span>
 [在五角大楼中相信<text:span text:style-name="T4">
盒式盒子</text:span>
贝壳被烘烤以破坏(https://www.ukrinform.ua/rubric-ato/3726566-u-pentagoni-vvazaut-so-kasetni-snaradi-buli-b-efektivnimi-dla-znisenna-vijsk-rf.html)他强调，美国总统的权力分配了援助(总统缩减)也就是说，武器将不会从制造商那里购买，将立即从五角大楼仓库获得批准。</text:p>
      <text:p text:style-name="P4">
“今天的8亿美元套餐中的一些机会包括155毫米口径的炮弹，包括DPICMS(美国生产的纸牌弹药 - 编辑。)和105毫米的炮弹。”他说。</text:p>
      <text:p text:style-name="P4">
<text:span text:style-name="T4">
另请阅读：</text:span>
 <text:a xlink:type="simple" xlink:href="https://www.ukrinform.ua/rubric-ato/3732875-kraini-nato-okremo-mozut-virisuvati-ci-davati-ukraini-kasetni-boepripasi-stoltenberg.html" text:style-name="Internet_20_link" text:visited-style-name="Visited_20_Internet_20_Link">
北约国家可以单独决定是否给乌克兰<text:span text:style-name="T4">
盒式录音</text:span>
弹药-Stoltenberg</text:a>
此外，新的援助批次将进入其他<text:a xlink:type="simple" xlink:href="https://www.ukrinform.ua/tag-raketa" text:style-name="Internet_20_link" text:visited-style-name="Visited_20_Internet_20_Link">
导弹</text:a>
对于爱国者和Himars Sprs，高级iabombs以及Bradley BMP和APC Stryker。 新软件包将包括爆炸弹药和障碍系统，以及各种停靠站和设备。</text:p>
      <text:p text:style-name="P4">
从2022年2月24日全面入侵俄罗斯以来，美国总共分配了超过413亿美元的军事援助。</text:p>
      <text:p text:style-name="P4">
News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乌克林形式在线程上！</text:span>
</text:h>
      <text:p text:style-name="P4">
作者: Ukrinform (Person)</text:p>
      <text:p text:style-name="P4">
出版商: Укринформ (Organization)</text:p>
      <text:p text:style-name="P4">
出版时间: 2023-07-07T21:15:00+03:00</text:p>
      <text:p text:style-name="P4">
修改时间: 2023-07-07T21:15:00+03:00</text:p>
      <text:p text:style-name="P4">
描述: 乌克林福姆始终是新闻的脉动。 加入线程并订阅Ukrinform -Ukrinform。</text:p>
      <text:p text:style-name="P4">
图片: ['<text:a xlink:type="simple" xlink:href="https://static.ukrinform.com/photos/2023_07/thumb_files/630_360_1688644765-383.jpg" text:style-name="Internet_20_link" text:visited-style-name="Visited_20_Internet_20_Link">
630_360_16886...</text:a>
']</text:p>
      <text:p text:style-name="P4">
标签: ['Соцмережі', 'Meta']</text:p>
      <text:p text:style-name="P4">
类型: Article</text:p>
      <!--METADATA-->
      <text:p text:style-name="P4">
<draw:frame draw:style-name="fr1" draw:name="Image215" text:anchor-type="as-char" svg:width="6.9236in" svg:height="3.956343in" draw:z-index="0">
<draw:image xlink:href="../Images/yкринформ/2023-07-07T21-15-00-03-00/630_360_1688644765-383.jpg" xlink:type="simple" xlink:show="embed" xlink:actuate="onLoad" draw:mime-type="image/jpeg"/>
</draw:frame>
乌克(Ukrin)在新闻的脉搏上。 加入线程并订阅乌克林福姆</text:p>
      <text:p text:style-name="P4">
<text:span text:style-name="T4">
什么是线程？ 这是Twitter的类似物[启动元]。(https://www.ukrinform.ua/rubric-technology/3732218-meta-zapustila-svij-analog-tvitteru.html)</text:span>
</text:p>
      <text:p text:style-name="P4">
为了开始使用线程，可以在Instagram帐户的协助下授权用户。 该应用程序最多可以发布500个字符，以及最多5分钟的照片和视频。 线程的出版也可以在葡萄酒图的历史中共享。</text:p>
      <text:p text:style-name="P4">
Ukrinform在推出后立即在该服务上注册。 在线程中的“ @ukrinform”页面上阅读开朗的[]。(https://www.threads.net/@ukrinform)</text:p>
      <text:p text:style-name="P4">
&gt;
🎊乌克林形式在线程上!订阅<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text:a>
&gt;
&gt;
什么是线程？ 这是由Meta推出的Twitter的类似物。 &gt;
&gt;
为了开始使用线程，可以使用Instagram帐户授权用户。 在应用程序中，您可以…<text:a xlink:type="simple" xlink:href="https://t.co/RPZW7VFwiq" text:style-name="Internet_20_link" text:visited-style-name="Visited_20_Internet_20_Link">
&gt;
 pic.twitter.com/rpzw7vfwiq</text:a>
&gt;
&gt;
  - 乌克林(@ukrinform)<text:a xlink:type="simple" xlink:href="https://twitter.com/UKRINFORM/status/1676917900114788352" text:style-name="Internet_20_link" text:visited-style-name="Visited_20_Internet_20_Link">
2023年7月6日&gt;
</text:a>
安装线程应用程序以查看[ukrinform]的更多内容(https://www.threads.net/@ukrinform)。 该程序可用于加载亲爱的<text:a xlink:type="simple" xlink:href="https://apps.apple.com/us/app/threads-an-instagram-app/id6446901002" text:style-name="Internet_20_link" text:visited-style-name="Visited_20_Internet_20_Link">
App Store</text:a>
c <text:a xlink:type="simple" xlink:href="https://play.google.com/store/apps/details" text:style-name="Internet_20_link" text:visited-style-name="Visited_20_Internet_20_Link">
Google Play</text:a>
在100多个国家。</text:p>
      <text:p text:style-name="P4">
News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在乌克兰，大型空气警报 - 米加飞行在俄罗斯</text:span>
</text:h>
      <text:p text:style-name="P4">
作者: Ukrinform (Person)</text:p>
      <text:p text:style-name="P4">
出版商: Укринформ (Organization)</text:p>
      <text:p text:style-name="P4">
出版时间: 2023-07-07T21:21:00+03:00</text:p>
      <text:p text:style-name="P4">
修改时间: 2023-07-07T21:21:00+03:00</text:p>
      <text:p text:style-name="P4">
描述: 由于三名战斗机的兴起，乌克兰在整个乌克兰宣布空气警报，这是高超音速导弹“匕首”的载体。  - 乌克林。</text:p>
      <text:p text:style-name="P4">
图片: ['<text:a xlink:type="simple" xlink:href="https://static.ukrinform.com/photos/2023_02/thumb_files/630_360_1676041139-227.jpg" text:style-name="Internet_20_link" text:visited-style-name="Visited_20_Internet_20_Link">
630_360_16760...</text:a>
']</text:p>
      <text:p text:style-name="P4">
标签: ['Україна', 'Війна з Росією', 'Повітряна тривога']</text:p>
      <text:p text:style-name="P4">
类型: Article</text:p>
      <!--METADATA-->
      <text:p text:style-name="P4">
<draw:frame draw:style-name="fr1" draw:name="Image217" text:anchor-type="as-char" svg:width="6.9236in" svg:height="3.956343in" draw:z-index="0">
<draw:image xlink:href="../Images/yкринформ/2023-07-07T21-21-00-03-00/630_360_1676041139-227.jpg" xlink:type="simple" xlink:show="embed" xlink:actuate="onLoad" draw:mime-type="image/jpeg"/>
</draw:frame>
通过三名战斗机的崛起，在整个乌克兰宣布了空气警报，这些战斗机是高音导弹“匕首”的载体。</text:p>
      <text:p text:style-name="P4">
根据乌克林福姆的说法，武装部队的空军在[Telegram]中报道。(https://l.facebook.com/l.php?u=https%3A%2F%2Ft.me%2Fkpszsu%2F3137%3Ffbclid%3DIwAR1-oDG7W3bLPC9sv8ux12ucoLWnZn4j-wXgD11gk7S_YFPsZEvCFsY3RtM&amp;h=AT00N1h_uFqnULqXBD_agN2ydJeYuYalO0_6LeCn-xxrXNvDEzw0cehZCvz32n-tIyEDYmJRlmQY74IvMZhYXt2u54HFjdwzr62acJq_muKWAV5O6OGirkSrq6KQ4optIAts-tJcG51zTJg)该消息是在消息中记录的。</text:p>
      <text:p text:style-name="P4">
<text:span text:style-name="T4">
另请阅读：</text:span>
 [在黑海 - 一个带有四个“ <text:span text:style-name="T4">
口径</text:span>
妈妈”的敌方火箭载体]](https://www.ukrinform.ua/rubric-ato/3732566-u-cornomu-mori-odin-vorozij-raketonosij-z-cotirma-kalibrami.html)据报道，<text:a xlink:type="simple" xlink:href="https://www.ukrinform.ua/rubric-ato/3732595-dla-atak-na-ukrainski-mista-rosiani-somisaca-zastosovuut-do-sotni-raket-ignat.html" text:style-name="Internet_20_link" text:visited-style-name="Visited_20_Internet_20_Link">
俄罗斯军队每月附有乌克兰城市和村庄</text:a>
平均而言，近一百种不同类型的火箭。</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美国城市阿尔巴克（Albukerke）已将两辆汽车送去武装部队</text:span>
</text:h>
      <text:p text:style-name="P4">
作者: Ukrinform (Person)</text:p>
      <text:p text:style-name="P4">
出版商: Укринформ (Organization)</text:p>
      <text:p text:style-name="P4">
出版时间: 2023-07-07T21:31:17+03:00</text:p>
      <text:p text:style-name="P4">
修改时间: 2023-07-07T21:31:17+03:00</text:p>
      <text:p text:style-name="P4">
描述: 哈尔基夫（Kharkiv）从美国双胞胎城市阿尔巴克克（Albukerke）的居民和一个非政府组织的锡克教徒（NGO Sikhs）收到了所有两辆交给武装部队的汽车。  - 乌克林。</text:p>
      <text:p text:style-name="P4">
图片: ['<text:a xlink:type="simple" xlink:href="https://static.ukrinform.com/photos/2023_07/thumb_files/630_360_1688754667-261.jpg" text:style-name="Internet_20_link" text:visited-style-name="Visited_20_Internet_20_Link">
630_360_16887...</text:a>
']</text:p>
      <text:p text:style-name="P4">
标签: ['Автомобіль', 'США', 'ЗСУ', 'Харків', 'Війна з Росією']</text:p>
      <text:p text:style-name="P4">
类型: Article</text:p>
      <!--METADATA-->
      <text:p text:style-name="P4">
<draw:frame draw:style-name="fr1" draw:name="Image218" text:anchor-type="as-char" svg:width="6.9236in" svg:height="3.956343in" draw:z-index="0">
<draw:image xlink:href="../Images/yкринформ/2023-07-07T21-31-17-03-00/630_360_1688754667-261.jpg" xlink:type="simple" xlink:show="embed" xlink:actuate="onLoad" draw:mime-type="image/jpeg"/>
</draw:frame>
哈尔基夫(Kharkiv)收到了美国双胞胎城市阿尔巴克克(Albukerke)的居民和锡克教徒的社会组织，用于将所有两辆交给武装部队移交给武装部队的汽车。</text:p>
      <text:p text:style-name="P4">
根据乌克林福姆的说法，哈尔基夫市议会在[Telegram]中报道了这一点(https://t.me/citykharkivua/34632) <text:a xlink:type="simple" xlink:href="https://t.me/citykharkivua/34632" text:style-name="Internet_20_link" text:visited-style-name="Visited_20_Internet_20_Link">
 . </text:a>
“哈尔基夫从双胞胎城市阿尔巴克克的居民那里收到(<text:a xlink:type="simple" xlink:href="https://www.ukrinform.ua/tag-ssa" text:style-name="Internet_20_link" text:visited-style-name="Visited_20_Internet_20_Link">
美国</text:a>
 )和非政府组织的锡克教徒为Allvv Vedov汽车移交给了乌克兰的武装部队。今天，7月7日，人道主义援助被转移到军事部队。 防守者需要汽车执行战斗任务，”邮件中的行动。</text:p>
      <text:p text:style-name="P4">
正如所指出的那样，来自阿尔巴克克市的代表团抵达哈尔基夫，签署了建立兄弟的备忘录。 在一次访问中，美国合作伙伴会见了卡尔基夫市的ID，商业，教育机构和公共组织的代表。</text:p>
      <text:p text:style-name="P4">
<text:span text:style-name="T4">
另请阅读：</text:span>
 <text:a xlink:type="simple" xlink:href="https://www.ukrinform.ua/rubric-ato/3732660-novij-paket-vijskovoi-dopomogi-ssa-dla-ukraini-stanovitime-blizko-800-miljoniv-ap.html" text:style-name="Internet_20_link" text:visited-style-name="Visited_20_Internet_20_Link">
新的军事援助套餐<text:span text:style-name="T4">
美国</text:span>
乌克兰将建立约8亿美元 -  AP</text:a>
如报道<text:a xlink:type="simple" xlink:href="https://www.ukrinform.ua/rubric-regions/3699598-vinnica-ta-nimecke-karlsrue-stali-mistamipobratimami.html" text:style-name="Internet_20_link" text:visited-style-name="Visited_20_Internet_20_Link">
</text:a>
乌克林福姆，<text:a xlink:type="simple" xlink:href="https://www.ukrinform.ua/rubric-regions/3699598-vinnica-ta-nimecke-karlsrue-stali-mistamipobratimami.html" text:style-name="Internet_20_link" text:visited-style-name="Visited_20_Internet_20_Link">
vinnytsia tanimetsky carlsrue</text:a>
成为双子城。</text:p>
      <text:p text:style-name="P4">
<text:span text:style-name="T5">
foto：Kharkiv市议会，电报</text:span>
</text:p>
      <text:p text:style-name="P4">
News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白宫证实愿意给乌克兰磁带弹药</text:span>
</text:h>
      <text:p text:style-name="P4">
作者: Ukrinform (Person)</text:p>
      <text:p text:style-name="P4">
出版商: Укринформ (Organization)</text:p>
      <text:p text:style-name="P4">
出版时间: 2023-07-07T21:33:00+03:00</text:p>
      <text:p text:style-name="P4">
修改时间: 2023-07-07T21:33:00+03:00</text:p>
      <text:p text:style-name="P4">
描述: 美国准备将盒式弹药移交给乌克兰以保护主权领土，但重要的是保护平民免受使用后不会被打破的指控。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США', 'Зброя', 'Боєприпаси', 'Війна з Росією']</text:p>
      <text:p text:style-name="P4">
类型: Article</text:p>
      <!--METADATA-->
      <text:p text:style-name="P4">
<draw:frame draw:style-name="fr1" draw:name="Image219" text:anchor-type="as-char" svg:width="6.9236in" svg:height="3.956343in" draw:z-index="0">
<draw:image xlink:href="../Images/yкринформ/2023-07-07T21-33-00-03-00/630_360_1644169650-867.jpg" xlink:type="simple" xlink:show="embed" xlink:actuate="onLoad" draw:mime-type="image/jpeg"/>
</draw:frame>
美国准备将盒式弹药传递给乌克兰，以保护主权领土，但重要的是要保护平民免受使用后不会被打破的指控。</text:p>
      <text:p text:style-name="P4">
乌克林福音通讯员报告说，这是在美国总统顾问杰克·沙利文(Jake Sullivan)在华盛顿举行的一场紧迫期间所说的。</text:p>
      <text:p text:style-name="P4">
沙利文说：“我们正在按照乌克兰的直接要求建立对安全援助的决定，乌克兰需要炮兵来支持其复杂和国防的行动。”</text:p>
      <text:p text:style-name="P4">
他指出，美国给乌克兰提供了普通火炮弹并增加产量的“历史性”。 贝洛特(Bellot)的代表解释说：“但是这个过程需要时间，因此在我们的国内产量增长的同时为乌克兰提供供应桥至关重要。”</text:p>
      <text:p text:style-name="P4">
<text:span text:style-name="T4">
另请阅读：</text:span>
 [在五角大楼中相信<text:span text:style-name="T4">
盒式盒子</text:span>
贝壳被烘烤以破坏(https://www.ukrinform.ua/rubric-ato/3726566-u-pentagoni-vvazaut-so-kasetni-snaradi-buli-b-efektivnimi-dla-znisenna-vijsk-rf.html)沙利文强调，俄罗斯从全面入侵开始时使用盒式弹药，其过时的变体，具有高水平的法律或失败 - 从30％到40％。</text:p>
      <text:p text:style-name="P4">
“在这种背景下，乌克兰要求录音带弹药保护其主权丙酸。 我们可以提供的盒式弹药的拒绝指标比俄罗斯低得多 - 不超过2.5％。”他说。</text:p>
      <text:p text:style-name="P4">
在这方面，沙利文证实，美国正在与乌克兰合作，乌克兰“在冲突后努力减少对平民的任何潜在损害”。 贝登的助手说，这将需要做到。</text:p>
      <text:p text:style-name="P4">
<text:span text:style-name="T4">
另请阅读：</text:span>
 <text:a xlink:type="simple" xlink:href="https://www.ukrinform.ua/rubric-ato/3732875-kraini-nato-okremo-mozut-virisuvati-ci-davati-ukraini-kasetni-boepripasi-stoltenberg.html" text:style-name="Internet_20_link" text:visited-style-name="Visited_20_Internet_20_Link">
北约国家可以单独决定是否给乌克兰<text:span text:style-name="T4">
盒式录音</text:span>
弹药-Stoltenberg</text:a>
他强调说：“由于俄罗斯对盒式弹药的广泛使用，我们将不得不帮助乌克兰进行我的努力。”据媒体报道，新的军事援助计划将高达8亿美元。</text:p>
      <text:p text:style-name="P4">
News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利沃夫当局已分配了1亿次消除火箭火的后果</text:span>
</text:h>
      <text:p text:style-name="P4">
作者: Ukrinform (Person)</text:p>
      <text:p text:style-name="P4">
出版商: Укринформ (Organization)</text:p>
      <text:p text:style-name="P4">
出版时间: 2023-07-07T21:47:00+03:00</text:p>
      <text:p text:style-name="P4">
修改时间: 2023-07-07T21:47:00+03:00</text:p>
      <text:p text:style-name="P4">
描述: 在LVIV中，消除了火箭射击的后果。 该市已为主要需求分配了1亿HRYVNIA。  - 乌克林。</text:p>
      <text:p text:style-name="P4">
图片: ['<text:a xlink:type="simple" xlink:href="https://static.ukrinform.com/photos/2023_07/thumb_files/630_360_1688627447-8405.jpeg" text:style-name="Internet_20_link" text:visited-style-name="Visited_20_Internet_20_Link">
630_360_16886...</text:a>
']</text:p>
      <text:p text:style-name="P4">
标签: ['Львів', 'Садовий', 'Війна з Росією', 'Ракетний удар']</text:p>
      <text:p text:style-name="P4">
类型: Article</text:p>
      <!--METADATA-->
      <text:p text:style-name="P4">
<draw:frame draw:style-name="fr1" draw:name="Image220" text:anchor-type="as-char" svg:width="6.9236in" svg:height="3.956343in" draw:z-index="0">
<draw:image xlink:href="../Images/yкринформ/2023-07-07T21-47-00-03-00/630_360_1688627447-8405.jpeg" xlink:type="simple" xlink:show="embed" xlink:actuate="onLoad" draw:mime-type="image/jpeg"/>
</draw:frame>
在LVIV中，消除了火箭射击的后果。 永远需要这座城市分配了1亿个UAH。</text:p>
      <text:p text:style-name="P4">
根据乌克林福姆的说法，利维夫市长安德里·萨德维(Andriy Sadovy)在<text:a xlink:type="simple" xlink:href="https://www.facebook.com/andriy.sadovyi/videos/942492633486034/" text:style-name="Internet_20_link" text:visited-style-name="Visited_20_Internet_20_Link">
Facebook</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除三个房屋以外的所有房屋都恢复了电力和供水，这是最有害的。</text:p>
      <text:p text:style-name="P4">
执法机构将保护已损坏的房屋，以防止事故和抢劫。</text:p>
      <text:p text:style-name="P4">
正如乌克林福姆报道的<text:a xlink:type="simple" xlink:href="https://www.ukrinform.ua/tag-lviv" text:style-name="Internet_20_link" text:visited-style-name="Visited_20_Internet_20_Link">
LVIV</text:a>
由于俄罗斯火箭袭击，大约有60个家庭失去了家。</text:p>
      <text:p text:style-name="P4">
News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政府已更改了向Kakhovskaya Hydroment的受害者支付援助的顺序</text:span>
</text:h>
      <text:p text:style-name="P4">
作者: Ukrinform (Person)</text:p>
      <text:p text:style-name="P4">
出版商: Укринформ (Organization)</text:p>
      <text:p text:style-name="P4">
出版时间: 2023-07-07T21:49:00+03:00</text:p>
      <text:p text:style-name="P4">
修改时间: 2023-07-07T21:49:00+03:00</text:p>
      <text:p text:style-name="P4">
描述: 部长的内阁批准了该程序的更改，该程序是由于俄罗斯俄罗斯联合会（Kakhovska Hydroe Hydroe Hydroe Hydroe）公共水力发电联合会（Hydroe Public Hydreelectric Federation）爆炸而为受伤人口提供一项财政援助的程序。  - 乌克林。</text:p>
      <text:p text:style-name="P4">
图片: ['<text:a xlink:type="simple" xlink:href="https://static.ukrinform.com/photos/2023_06/thumb_files/630_360_1686738079-808.jpg" text:style-name="Internet_20_link" text:visited-style-name="Visited_20_Internet_20_Link">
630_360_16867...</text:a>
']</text:p>
      <text:p text:style-name="P4">
标签: ['Кабмін', 'Переселенці', 'Гроші', 'допомога', 'Каховська ГЕС']</text:p>
      <text:p text:style-name="P4">
类型: Article</text:p>
      <!--METADATA-->
      <text:p text:style-name="P4">
<draw:frame draw:style-name="fr1" draw:name="Image221" text:anchor-type="as-char" svg:width="6.9236in" svg:height="3.956343in" draw:z-index="0">
<draw:image xlink:href="../Images/yкринформ/2023-07-07T21-49-00-03-00/630_360_1686738079-808.jpg" xlink:type="simple" xlink:show="embed" xlink:actuate="onLoad" draw:mime-type="image/jpeg"/>
</draw:frame>
部长的内阁批准了该程序的更改，该程序是因为排除了俄罗斯俄罗斯水力发电联合会的俄罗斯联合会，向受害者提供了一项时间的物质资金。</text:p>
      <text:p text:style-name="P4">
正如乌克林福姆报道的那样，在[电报]中(http://t.me/tmelnychuk/2679)据报道，Verkhovna Rada Taras Melnychuk的部长内阁的永久代表报道。</text:p>
      <text:p text:style-name="P4">
“由于俄罗斯俄罗斯联合会GreblyKakhov水力发电厂的爆炸，已对该程序进行了修正案，以向人口提供一项时间的财政援助。 提供物质援助，不管是宗教委员会的居住援助，”  - 消息写道。</text:p>
      <text:p text:style-name="P4">
还可以确定，申请任命此类援助的人将检查社会领域统一信息系统的手段。</text:p>
      <text:p text:style-name="P4">
如果建立了截至2023年6月5日，国外居住的事实已连续30多个天数，则不会分配物料货币援助。</text:p>
      <text:p text:style-name="P4">
*!(https://www.ukrinform.ua/rubric-economy/3731931-cerez-pidriv-kahovskoi-ges-ukraina-vtratila-ponad-10-kubicnih-kilometriv-vodi.html)在一次政府会议上，批准，由于俄罗斯俄罗斯联合会的卡科夫卡水力发电厂的俄罗斯军队而导致的洪水受害者的付款，无论该人是否以IDPS的价格支付，都将获得水力发电厂。</text:p>
      <text:p text:style-name="P4">
“这是关于由于沃罗兹霍夫斯基水力发电厂的爆炸而向受洪水影响的人支付财政援助。 早些时候，获得此类援助的权利不是人，质量是2023年6月5日，他们被注册为对内部流离失所者的援助。”  -  <text:a xlink:type="simple" xlink:href="http://minre.gov.ua/2023/07/07/vyplaty-postrazhdalym-vid-pidtoplennya-zdijsnyuvatymutsya-nezalezhno-vid-togo-chy-otrymuye-osoba-vyplaty-vpo/" text:style-name="Internet_20_link" text:visited-style-name="Visited_20_Internet_20_Link">
解释</text:a>
了解临时占领领土的重新融入</text:p>
      <text:p text:style-name="P4">
在卡克霍夫斯卡雅时代居住的所有公民都居住在该州(已注册/声明)在里程碑和赫尔森地区的定居点中。据报道，在6月6日晚上，俄罗斯军队炸毁了Kakhovskaya Hins，造成了大规模的洪水。 许多人居住的笔在水下<text:a xlink:type="simple" xlink:href="https://www.ukrinform.ua/tag-hersonsina" text:style-name="Internet_20_link" text:visited-style-name="Visited_20_Internet_20_Link">
赫森地区</text:a>
。 地下也受到尼古拉地区领土的影响。</text:p>
      <text:p text:style-name="P4">
部长的内阁决定，由于Kakhovsky Gesnasted of Kherson和Mykolaiv地区的爆炸，向洪水居民支付了一项时间的财政援助，以5000个UAH的规模为5000个。</text:p>
      <text:p text:style-name="P4">
<text:span text:style-name="T5">
foto：kherson ova</text:span>
</text:p>
      <text:p text:style-name="P4">
News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篮球青年队在欧洲2023年开始击败佐治亚州</text:span>
</text:h>
      <text:p text:style-name="P4">
作者: Ukrinform (Person)</text:p>
      <text:p text:style-name="P4">
出版商: Укринформ (Organization)</text:p>
      <text:p text:style-name="P4">
出版时间: 2023-07-07T21:54:45+03:00</text:p>
      <text:p text:style-name="P4">
修改时间: 2023-07-07T21:54:45+03:00</text:p>
      <text:p text:style-name="P4">
描述: 篮球青年队（20岁以下的球员）在2023年的欧洲锦标赛（北马其顿北部）的一部分开始了表演。  - 乌克林。</text:p>
      <text:p text:style-name="P4">
图片: ['<text:a xlink:type="simple" xlink:href="https://static.ukrinform.com/photos/2023_07/thumb_files/630_360_1688754796-779.jpg" text:style-name="Internet_20_link" text:visited-style-name="Visited_20_Internet_20_Link">
630_360_16887...</text:a>
']</text:p>
      <text:p text:style-name="P4">
标签: ['Баскетбол']</text:p>
      <text:p text:style-name="P4">
类型: Article</text:p>
      <!--METADATA-->
      <text:p text:style-name="P4">
<draw:frame draw:style-name="fr1" draw:name="Image222" text:anchor-type="as-char" svg:width="6.9236in" svg:height="3.956343in" draw:z-index="0">
<draw:image xlink:href="../Images/yкринформ/2023-07-07T21-54-45-03-00/630_360_1688754796-779.jpg" xlink:type="simple" xlink:show="embed" xlink:actuate="onLoad" draw:mime-type="image/jpeg"/>
</draw:frame>
篮球青年队(20岁以下的球员)胜利从2023年的欧洲锦标赛开始(马其顿北部).</text:p>
      <text:p text:style-name="P4">
У першому турі групи С «синьо-жовті» завдади нищівної поразки одноліткам зГрузії - 82:55 (25：11，12：17，22：12，23：15)，报道乌克林福姆。</text:p>
      <text:p text:style-name="P4">
7月8日，乌克兰将于7月9日与瑞典一起比赛 -  7月12日 -  Zkosovo对阵阿塞拜疆。</text:p>
      <text:p text:style-name="P4">
<text:span text:style-name="T4">
另请阅读：</text:span>
 <text:a xlink:type="simple" xlink:href="https://www.ukrinform.ua/rubric-sports/3732801-prometej-diznavsa-supernikiv-u-evrokubku-sezonu-202324.html" text:style-name="Internet_20_link" text:visited-style-name="Visited_20_Internet_20_Link">
Prometheus在2023/24赛季的欧洲杯中学习的竞争对手</text:a>
由于欧洲在比赛的三个四重奏组的三个最佳球队中的欧洲冠军 - 决赛入围者和第三名的获胜者 - 他们将在课堂上增加，并将在A分区中攀升。</text:p>
      <text:p text:style-name="P4">
照片：FBU。</text:p>
      <text:p text:style-name="P4">
News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敌人加强了他在赫森地区的宣传</text:span>
</text:h>
      <text:p text:style-name="P4">
作者: ['АРМІЯINFORM']</text:p>
      <text:p text:style-name="P4">
时间: 2023-07-07T22:00:00-04:00</text:p>
      <text:p text:style-name="P4">
描述: Timchasovo Partniy Khersonsko Verazo的Analiza a antariza the the the timchasovo partniy of ...与乌克兰2022年的战争，与乌克兰的最新新闻，今天与乌克兰2022年的新闻战争，今天上次与乌克兰2022年战争，乌克兰和俄罗斯之间的战争将与乌克兰之间的战争，当他们说，2022年，是否会在不久的将来与乌克兰进行战争</text:p>
      <text:p text:style-name="P4">
图片: ['<text:a xlink:type="simple" xlink:href="https://armyinform.com.ua/wp-content/uploads/2023/07/vgtrk-1280x640-1-1160x580-1.jpeg" text:style-name="Internet_20_link" text:visited-style-name="Visited_20_Internet_20_Link">
vgtrk-1280x640-1-1160x580-1.jpeg</text:a>
']</text:p>
      <text:p text:style-name="P4">
标签: ['АГРЕСІЯ РФ', 'ХЕРСОНЩИНА']</text:p>
      <text:p text:style-name="P4">
类别: News</text:p>
      <!--METADATA-->
      <text:p text:style-name="P4">
<draw:frame draw:style-name="fr1" draw:name="Image223" text:anchor-type="as-char" svg:width="6.9236in" svg:height="3.4618in" draw:z-index="0">
<draw:image xlink:href="../Images/AРМІЯINFORM/2023-07-07T22-00-00-04-00/vgtrk-1280x640-1-1160x580-1.jpeg" xlink:type="simple" xlink:show="embed" xlink:actuate="onLoad" draw:mime-type="image/jpeg"/>
</draw:frame>
对赫尔森地区暂时占据部分的信息空间的分析表明，俄罗斯军事政治领导层增加了旨在忠于占领管理的宣传内容的材料数量。</text:p>
      <text:p text:style-name="P4">
关于它<text:a xlink:type="simple" xlink:href="https://sprotyv.mod.gov.ua/posylennya-propagandy-protyvnyka-na-hersonshhyni/" text:style-name="Internet_20_link" text:visited-style-name="Visited_20_Internet_20_Link">
报告</text:a>
国家抵抗中心。</text:p>
      <text:p text:style-name="P4">
因此，以下叙述在印刷出版物和受控社区中普遍存在：</text:p>
      <text:p text:style-name="P4">
<text:span text:style-name="T5">
“俄罗斯领导层为提高该地区居民的生活水平做出了贡献”； </text:span>
“圣彼得堡的经济论坛已经证明了赫森地区的优势，并将促进该地区在俄罗斯联邦的密切融合”； <text:span text:style-name="T5">
“俄罗斯高等教育机构已准备好接受科尔森的参赛者”； </text:span>
“乌克兰放弃了历史过去，忽略了“祖父母”的荣耀。</text:p>
      <text:p text:style-name="P4">
上述论文旨在实现霍森地区的公众思想的影响和改变，尤其是鼓励年轻人参加克里姆林宫的地区参与克里姆林宫的区域参与，以及融入俄罗斯的社会和文化领域作为进入俄罗斯或受控大学的机会。</text:p>
      <text:p text:style-name="P4">
中枢神经系统提醒该信息是对敌人的反对者信息和心理影响的一部分，其中包含逻辑上的矛盾，并导致了乌克兰公民的迷失方向和错误信息。</text:p>
      <text:p text:style-name="P4">
News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斯维托利纳（Svitolina</text:span>
</text:h>
      <text:p text:style-name="P4">
作者: Ukrinform (Person)</text:p>
      <text:p text:style-name="P4">
出版商: Укринформ (Organization)</text:p>
      <text:p text:style-name="P4">
出版时间: 2023-07-07T22:06:00+03:00</text:p>
      <text:p text:style-name="P4">
修改时间: 2023-07-07T22:06:00+03:00</text:p>
      <text:p text:style-name="P4">
描述: 乌克兰埃利娜·斯维托利纳（Elina Svitolina）进入了温网网球锦标赛的第四节，该锦标赛持续在伦敦（英国）。  - 乌克林。</text:p>
      <text:p text:style-name="P4">
图片: ['<text:a xlink:type="simple" xlink:href="https://static.ukrinform.com/photos/2023_07/thumb_files/630_360_1688755463-629.jpg" text:style-name="Internet_20_link" text:visited-style-name="Visited_20_Internet_20_Link">
630_360_16887...</text:a>
']</text:p>
      <text:p text:style-name="P4">
标签: ['Світоліна', 'Теніс', 'Вімблдон']</text:p>
      <text:p text:style-name="P4">
类型: Article</text:p>
      <!--METADATA-->
      <text:p text:style-name="P4">
<draw:frame draw:style-name="fr1" draw:name="Image224" text:anchor-type="as-char" svg:width="6.9236in" svg:height="3.956343in" draw:z-index="0">
<draw:image xlink:href="../Images/yкринформ/2023-07-07T22-06-00-03-00/630_360_1688755463-629.jpg" xlink:type="simple" xlink:show="embed" xlink:actuate="onLoad" draw:mime-type="image/jpeg"/>
</draw:frame>
乌克兰Elina Svitolina使她的第四个温布尔登网球锦标赛持续在伦敦(英国).</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6：2，报道乌克林福姆。</text:p>
      <text:p text:style-name="P4">
比赛的四分之一决赛的许可证，斯维托利纳(Svitolina)的比赛与维多利亚·阿扎伦科(Victoria Azarenko)的第19个数字播放，这是俄罗斯·达里亚·卡萨特基纳(Daria Kasatkina)的山上。(6：2，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温网锦标赛将持续到7月16日。</text:p>
      <text:p text:style-name="P4">
照片：乌克兰的Getty Images/Global Images。 Elina Svitolina。</text:p>
      <text:p text:style-name="P4">
News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在Zaporizhhya，恶劣的天气损坏了电源线，这是一座桥梁倒塌的桥梁</text:span>
</text:h>
      <text:p text:style-name="P4">
作者: Ukrinform (Person)</text:p>
      <text:p text:style-name="P4">
出版商: Укринформ (Organization)</text:p>
      <text:p text:style-name="P4">
出版时间: 2023-07-07T22:16:00+03:00</text:p>
      <text:p text:style-name="P4">
修改时间: 2023-07-07T22:16:00+03:00</text:p>
      <text:p text:style-name="P4">
描述: 星期五晚上在Zaporozhye，下雨了，伴随着强风。 城市中有许多倒下的树木和损坏的电源线。 同时，一部分行人桥在伊万诺 - 弗兰基夫斯克（Ivano-Frankivsk）倒塌。  - 乌克林。</text:p>
      <text:p text:style-name="P4">
图片: ['<text:a xlink:type="simple" xlink:href="https://static.ukrinform.com/photos/2023_07/thumb_files/630_360_1688757246-771.jpg" text:style-name="Internet_20_link" text:visited-style-name="Visited_20_Internet_20_Link">
630_360_16887...</text:a>
']</text:p>
      <text:p text:style-name="P4">
标签: ['Івано-Франківськ', 'Електропостачання', 'Міст', 'Негода', 'Запоріжжя']</text:p>
      <text:p text:style-name="P4">
类型: Article</text:p>
      <!--METADATA-->
      <text:p text:style-name="P4">
<draw:frame draw:style-name="fr1" draw:name="Image225" text:anchor-type="as-char" svg:width="6.9236in" svg:height="3.956343in" draw:z-index="0">
<draw:image xlink:href="../Images/yкринформ/2023-07-07T22-16-00-03-00/630_360_1688757246-771.jpg" xlink:type="simple" xlink:show="embed" xlink:actuate="onLoad" draw:mime-type="image/jpeg"/>
</draw:frame>
周五晚上的乌兹罗兹(Uzrozhi)下雨，伴随着一个强人。 城市中有许多倒下的树木和传输线受损。与此同时，由于天气恶劣，伊万诺·弗兰基夫斯克(Ivano-Frankivsk)的行人gbey的一部分崩溃了。</text:p>
      <text:p text:style-name="P4">
关于<text:a xlink:type="simple" xlink:href="https://t.me/kurtievofficial/12079" text:style-name="Internet_20_link" text:visited-style-name="Visited_20_Internet_20_Link">
电报</text:a>
乌克林福姆报道，Zaporozhye负责人Anatoliy Kurtov报道。</text:p>
      <text:p text:style-name="P4">
“公用事业正在努力消除当今[恶劣天气]的后果(https://www.ukrinform.ua/tag-negoda)。 城市专业救援服务，市政急诊服务，埃鲁斯，泽伦布德，泰坦和Zaporizhmyskvitlo的工作参与了这项工作。 公用事业检查雨水的植物并将其从碎屑中清理干净，这些碎屑在那段时间到达那里，清洁和喷洒在路线或照明线上的树木。 能量开始恢复被破坏的电网，”库尔特夫写道。</text:p>
      <text:p text:style-name="P4">
所有工作都将持续到宵禁的开始，明天将继续。</text:p>
      <text:p text:style-name="P4">
在城市的某些地区，冰雹跌倒了，强风折断了树木，推翻了他们的汽车和道路。 没有关于受害者的信息。 目前，在城市天气中。</text:p>
      <text:p text:style-name="P4">
同时，一部分行人聚会在伊万诺·弗兰基夫斯克(Ivano-Frankivsk)倒塌。</text:p>
      <text:p text:style-name="P4">
_ <text:span text:style-name="T4">
视频</text:span>
：<text:a xlink:type="simple" xlink:href="https://www.facebook.com/ruslan.martsinkiv/videos/1398253010726921" text:style-name="Internet_20_link" text:visited-style-name="Visited_20_Internet_20_Link">
Ruslan Markinkov</text:a>
_</text:p>
      <text:p text:style-name="P4">
市长Ruslan Martsinkov在[Facebook]中说：“大水已经切断了德国湖的一部分，以及滨水区的行人桥的刀具。现在，桥被封锁了。没有通道。”(https://www.facebook.com/watch/live/?ref=watch_permalink&amp;v=1398253010726921)，，，，</text:p>
      <text:p text:style-name="P4">
*!(https://www.ukrinform.ua/rubric-regions/3732952-na-kiivsini-vnaslidok-negodi-znestrumleni-50-naselenih-punktiv.html)据他介绍，有狂热主义者公共服务的代表。 没有人员伤亡。</text:p>
      <text:p text:style-name="P4">
Martsinkov指出，现在的水位很高，因此桥梁损坏的部分的工作将在经济衰退后进行。 水仍在水。</text:p>
      <text:p text:style-name="P4">
据报道，在喀尔巴阡地区，雷暴造成了大约300个农场，开放区和当地道路的洪水。</text:p>
      <text:p text:style-name="P4">
<text:span text:style-name="T5">
foto：Anatoly Kurtev，Telegram</text:span>
</text:p>
      <text:p text:style-name="P4">
News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Zelensky会见Erdogan</text:span>
</text:h>
      <text:p text:style-name="P4">
作者: Ukrinform (Person)</text:p>
      <text:p text:style-name="P4">
出版商: Укринформ (Organization)</text:p>
      <text:p text:style-name="P4">
出版时间: 2023-07-07T22:19:00+03:00</text:p>
      <text:p text:style-name="P4">
修改时间: 2023-07-07T22:19:00+03:00</text:p>
      <text:p text:style-name="P4">
描述: 乌克兰沃迪米尔Zelensky总统与他的土耳其同事雷德·泰伊普·埃尔多安（Recep Taiip Erdogan）会面。  - 乌克林。</text:p>
      <text:p text:style-name="P4">
图片: ['<text:a xlink:type="simple" xlink:href="https://static.ukrinform.com/photos/2023_07/thumb_files/630_360_1688758028-881.jpg" text:style-name="Internet_20_link" text:visited-style-name="Visited_20_Internet_20_Link">
630_360_16887...</text:a>
']</text:p>
      <text:p text:style-name="P4">
标签: ['Ердоган', 'Візит', 'Туреччина', 'Зеленський']</text:p>
      <text:p text:style-name="P4">
类型: Article</text:p>
      <!--METADATA-->
      <text:p text:style-name="P4">
<draw:frame draw:style-name="fr1" draw:name="Image226" text:anchor-type="as-char" svg:width="6.9236in" svg:height="3.956343in" draw:z-index="0">
<draw:image xlink:href="../Images/yкринформ/2023-07-07T22-19-00-03-00/630_360_1688758028-881.jpg" xlink:type="simple" xlink:show="embed" xlink:actuate="onLoad" draw:mime-type="image/jpeg"/>
</draw:frame>
乌克兰沃迪米尔·泽伦斯基(Ukraine Volodymyr Zelensky)的总统与他的土耳其同种群泰伊普·埃尔多安(Taiip Erdogan)举行了一次会议。</text:p>
      <text:p text:style-name="P4">
国家元首在[电报]中报告了这一点(http://t.me/V_Zelenskiy_official/6894)，报道乌克林福姆。</text:p>
      <text:p text:style-name="P4">
“火鸡。 与总统瑞普·泰伊普·埃尔多安会面。 非常重要的间隔。 安全 - 无论是在我们的黑海地区还是在欧洲，都在支持乌克兰的领土完整性和主权的疲劳。公式和平。 保护我们的国家，我们的人民和我们的利益。 维尔纽斯峰会的注意力。”泽伦斯基说。</text:p>
      <text:p text:style-name="P4">
<text:span text:style-name="T5">
video：<text:a xlink:type="simple" xlink:href="https://www.president.gov.ua/" text:style-name="Internet_20_link" text:visited-style-name="Visited_20_Internet_20_Link">
总统办公室</text:a>
</text:span>
</text:p>
      <text:p text:style-name="P4">
总统认为，将分别讨论黑海种族计划的保护和发展和进一步的粮食安全努力。</text:p>
      <text:p text:style-name="P4">
“世界必须受到任何恐怖的保护，”  - 强调<text:a xlink:type="simple" xlink:href="https://www.ukrinform.ua/tag-zelenskij" text:style-name="Internet_20_link" text:visited-style-name="Visited_20_Internet_20_Link">
Zelensky</text:a>
。</text:p>
      <text:p text:style-name="P4">
<text:span text:style-name="T4">
另请阅读：</text:span>
 [<text:span text:style-name="T4">
 Zelensky </text:span>
到达土耳其谈话(https://www.ukrinform.ua/rubric-polytics/3732945-zelenskij-pribuv-u-tureccinu-na-peregovori-z-erdoganom.html)据报道，据报道，周五晚上，泽伦斯基访问了土耳其。那个国家元首访问了保加利亚，捷克共和国和斯洛伐克。</text:p>
      <text:p text:style-name="P4">
<text:span text:style-name="T5">
foto：twitter.com/zelenskyyua</text:span>
</text:p>
      <text:p text:style-name="P4">
News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Zaluzhny和Shaplla参观了Khortytsia和Tavriya部队</text:span>
</text:h>
      <text:p text:style-name="P4">
作者: Ukrinform (Person)</text:p>
      <text:p text:style-name="P4">
出版商: Укринформ (Organization)</text:p>
      <text:p text:style-name="P4">
出版时间: 2023-07-07T22:35:00+03:00</text:p>
      <text:p text:style-name="P4">
修改时间: 2023-07-07T22:35:00+03:00</text:p>
      <text:p text:style-name="P4">
描述: 武装部队的总司令Valery Zaluzhny与总参谋长Sergei Shaptal一起参观了Khortytsa和Tavriya部队的运营和战略团体。  - 乌克林。</text:p>
      <text:p text:style-name="P4">
图片: ['<text:a xlink:type="simple" xlink:href="https://static.ukrinform.com/photos/2023_07/thumb_files/630_360_1688760223-735.png" text:style-name="Internet_20_link" text:visited-style-name="Visited_20_Internet_20_Link">
630_360_16887...</text:a>
']</text:p>
      <text:p text:style-name="P4">
标签: ['Генштаб', 'ЗСУ', 'Валерій Залужний', 'Війна з Росією', '#stoprussia']</text:p>
      <text:p text:style-name="P4">
类型: Article</text:p>
      <!--METADATA-->
      <text:p text:style-name="P4">
<draw:frame draw:style-name="fr1" draw:name="Image227" text:anchor-type="as-char" svg:width="6.9236in" svg:height="3.956343in" draw:z-index="0">
<draw:image xlink:href="../Images/yкринформ/2023-07-07T22-35-00-03-00/630_360_1688760223-735.png" xlink:type="simple" xlink:show="embed" xlink:actuate="onLoad" draw:mime-type="image/png"/>
</draw:frame>
武装部队的总司令Valery Zaluzhny与总参谋长一起访问了Khortytsia和Tavriya部队的手术战略团体。</text:p>
      <text:p text:style-name="P4">
这在[电报频道]上报道了(https://t.me/CinCAFU/529)乌克林福姆报道说，头部负责人。</text:p>
      <text:p text:style-name="P4">
_ <text:span text:style-name="T4">
视频</text:span>
：<text:a xlink:type="simple" xlink:href="https://www.youtube.com/watch" text:style-name="Internet_20_link" text:visited-style-name="Visited_20_Internet_20_Link">
Valery Zaluzhny，电报</text:a>
_</text:p>
      <text:p text:style-name="P4">
“总参谋长谢尔盖·夏普拉(Sergei Shaptala)在运营战略团体[部队]工作(https://www.ukrinform.ua/tag-zsu)Khortytsia和Tavriya。 感谢所有捍卫我们土地的人。” Zalzhuzhny说。</text:p>
      <text:p text:style-name="P4">
<text:span text:style-name="T4">
另请阅读：</text:span>
 <text:a xlink:type="simple" xlink:href="https://www.ukrinform.ua/rubric-ato/3732455-vijskovi-prodovzuut-aktivni-nastupalni-dii-iniciativa-perebuvae-na-boci-zsu-zaluznij.html" text:style-name="Internet_20_link" text:visited-style-name="Visited_20_Internet_20_Link">
军事继续积极进攻行动，在武装部队方面主动 -  <text:span text:style-name="T4">
 Zaluzhni </text:span>
</text:a>
在关于指挥官 - 司令的旅行中发布的视频的简短评论中，他还说：“一切都很正常，一切都会好起来，一切都按照计划，伙计们很好。”</text:p>
      <text:p text:style-name="P4">
<text:span text:style-name="T5">
foto：总统办公室</text:span>
</text:p>
      <text:p text:style-name="P4">
News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Kalinina将在温网锦标赛配对的第二个圈子中踢球</text:span>
</text:h>
      <text:p text:style-name="P4">
作者: Ukrinform (Person)</text:p>
      <text:p text:style-name="P4">
出版商: Укринформ (Organization)</text:p>
      <text:p text:style-name="P4">
出版时间: 2023-07-07T22:49:31+03:00</text:p>
      <text:p text:style-name="P4">
修改时间: 2023-07-07T22:49:31+03:00</text:p>
      <text:p text:style-name="P4">
描述: 乌克兰安吉丽娜·卡利尼娜（Angelina Kalinina）的第一个“球拍”继续在大满贯 - 温网系列锦标赛的第三季演出，该锦标赛持续在伦敦（英国）。  - 乌克林。</text:p>
      <text:p text:style-name="P4">
图片: ['<text:a xlink:type="simple" xlink:href="https://static.ukrinform.com/photos/2023_06/thumb_files/630_360_1687951435-330.jpg" text:style-name="Internet_20_link" text:visited-style-name="Visited_20_Internet_20_Link">
630_360_16879...</text:a>
']</text:p>
      <text:p text:style-name="P4">
标签: ['Теніс', 'Вімблдон', 'Ангеліна Калініна']</text:p>
      <text:p text:style-name="P4">
类型: Article</text:p>
      <!--METADATA-->
      <text:p text:style-name="P4">
<draw:frame draw:style-name="fr1" draw:name="Image228" text:anchor-type="as-char" svg:width="6.9236in" svg:height="3.956343in" draw:z-index="0">
<draw:image xlink:href="../Images/yкринформ/2023-07-07T22-49-31-03-00/630_360_1687951435-330.jpg" xlink:type="simple" xlink:show="embed" xlink:actuate="onLoad" draw:mime-type="image/jpeg"/>
</draw:frame>
乌克兰安吉丽娜·卡利尼娜(Angelina Kalinina(英国).</text:p>
      <text:p text:style-name="P4">
У стартовому матчі парного розряду дует Ангеліна Калініна - Ірина-Камелія Бегу(罗马尼亚)赢得了对智利的自愿胜利-novozaland串联亚历克斯·瓜拉奇-Erin Ruthlylif -6：7(2：7)，7：6(8：6)，6：2，报道乌克林福姆。</text:p>
      <text:p text:style-name="P4">
对抗持续了2.5小时。</text:p>
      <text:p text:style-name="P4">
第三澳大利亚风暴猎人和比利时的伊丽莎梅尔斯(Belgian Elizamertens)播放了卡利宁和乞bot的第三个圈的许可证。</text:p>
      <text:p text:style-name="P4">
<text:span text:style-name="T4">
另请阅读：</text:span>
 <text:a xlink:type="simple" xlink:href="https://www.ukrinform.ua/rubric-sports/3732887-kalinina-postupilas-andreesku-ta-zaversila-vistupi-na-vimbldoni.html" text:style-name="Internet_20_link" text:visited-style-name="Visited_20_Internet_20_Link">
Kalinina在Wimbledon上给安德烈斯克(Andreesk)</text:a>
温网锦标赛将持续到7月16日。</text:p>
      <text:p text:style-name="P4">
照片：btu.org.ua。</text:p>
      <text:p text:style-name="P4">
News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荷兰政府联盟因移民政策的差异而分手 - 媒体</text:span>
</text:h>
      <text:p text:style-name="P4">
作者: Ukrinform (Person)</text:p>
      <text:p text:style-name="P4">
出版商: Укринформ (Organization)</text:p>
      <text:p text:style-name="P4">
出版时间: 2023-07-07T22:54:00+03:00</text:p>
      <text:p text:style-name="P4">
修改时间: 2023-07-07T22:54:00+03:00</text:p>
      <text:p text:style-name="P4">
描述: 荷兰政府联盟无法达成移民政策协议。 这实际上意味着由马克·鲁特（Mark Rutte）领导的办公室退休。  - 乌克林。</text:p>
      <text:p text:style-name="P4">
图片: ['<text:a xlink:type="simple" xlink:href="https://static.ukrinform.com/photos/2020_05/thumb_files/630_360_1588618462-137.jpg" text:style-name="Internet_20_link" text:visited-style-name="Visited_20_Internet_20_Link">
630_360_15886...</text:a>
']</text:p>
      <text:p text:style-name="P4">
标签: None</text:p>
      <text:p text:style-name="P4">
类型: Article</text:p>
      <!--METADATA-->
      <text:p text:style-name="P4">
<draw:frame draw:style-name="fr1" draw:name="Image229" text:anchor-type="as-char" svg:width="6.9236in" svg:height="3.956343in" draw:z-index="0">
<draw:image xlink:href="../Images/yкринформ/2023-07-07T22-54-00-03-00/630_360_1588618462-137.jpg" xlink:type="simple" xlink:show="embed" xlink:actuate="onLoad" draw:mime-type="image/jpeg"/>
</draw:frame>
荷兰党联盟无法就信函政策达成协议。 实际上，这意味着马克·鲁塔德(Mark Ruttaide)领导的内阁辞职。</text:p>
      <text:p text:style-name="P4">
关于它报告了乌克林福称<text:a xlink:type="simple" xlink:href="http://nos.nl/liveblog/2481941-oppositie-wil-snel-tweede-kamerverkiezingen-was-geen-gelukkig-huwelijk" text:style-name="Internet_20_link" text:visited-style-name="Visited_20_Internet_20_Link">
NOS</text:a>
。</text:p>
      <text:p text:style-name="P4">
“鲁特的第四次办公室在一年零178天内下降。 这是VVD领导人Rutte领导人的第三个办公室，该办公室没有达到终点线。 当事方无法制定有关移民政策的协议。”消息写道。</text:p>
      <text:p text:style-name="P4">
我们将提醒，乌克兰驻荷兰的大使亚历山大·卡拉塞维奇(Alexander Karasevich)在评论中说，这个国家成为为我们的国家制作F-16的人之一，而不是梦想，而是“肯定会成为现实”。</text:p>
      <text:p text:style-name="P4">
*!(https://www.ukrinform.ua/rubric-economy/3732469-niderlandi-vze-nadali-ukraini-19-milarda-vijskovoi-dopomogi.html)据他说，<text:a xlink:type="simple" xlink:href="https://www.ukrinform.ua/tag-niderlandi" text:style-name="Internet_20_link" text:visited-style-name="Visited_20_Internet_20_Link">
荷兰</text:a>
主教并在F-16联盟组建中扮演了领导角色之一。特别是，它是为了提供乌克兰人。</text:p>
      <text:p text:style-name="P4">
据报道，荷兰将于今年夏天开始在F-16上开始在乌克兰飞行员进行培训。</text:p>
      <text:p text:style-name="P4">
News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及时，大规模且非常需要”：Zelensky感谢美国提供了新的防守套餐</text:span>
</text:h>
      <text:p text:style-name="P4">
作者: Ukrinform (Person)</text:p>
      <text:p text:style-name="P4">
出版商: Укринформ (Organization)</text:p>
      <text:p text:style-name="P4">
出版时间: 2023-07-07T23:02:00+03:00</text:p>
      <text:p text:style-name="P4">
修改时间: 2023-07-07T23:02:00+03:00</text:p>
      <text:p text:style-name="P4">
描述: Volodymyr Zelenskyy对人民和Joe Biden表示感谢，为乌克兰提供了新的军事援助计划，称其为及时，大规模且非常必要。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США', 'Зброя', 'Боєприпаси', 'допомога', 'Зеленський', 'Війна з Росією']</text:p>
      <text:p text:style-name="P4">
类型: Article</text:p>
      <!--METADATA-->
      <text:p text:style-name="P4">
<draw:frame draw:style-name="fr1" draw:name="Image230" text:anchor-type="as-char" svg:width="6.9236in" svg:height="3.956343in" draw:z-index="0">
<draw:image xlink:href="../Images/yкринформ/2023-07-07T23-02-00-03-00/630_360_1652263772-452.jpeg" xlink:type="simple" xlink:show="embed" xlink:actuate="onLoad" draw:mime-type="image/jpeg"/>
</draw:frame>
Volodymyrzelensky对人民和乔·拜登(Joe Biden)为乌克兰提供新的包装援助表示感谢，称其为及时，大规模且非常需要。</text:p>
      <text:p text:style-name="P4">
Zelensky在<text:a xlink:type="simple" xlink:href="http://twitter.com/ZelenskyyUa/status/1677403517768671238" text:style-name="Internet_20_link" text:visited-style-name="Visited_20_Internet_20_Link">
Twitter</text:a>
，报道乌克林福姆。</text:p>
      <text:p text:style-name="P4">
“及时，大规模和非常需要的防御能力。 乌克兰防守能力的扩展将为新工具提供<text:a xlink:type="simple" xlink:href="https://www.ukrinform.ua/tag-deokupacia" text:style-name="Internet_20_link" text:visited-style-name="Visited_20_Internet_20_Link">
启用</text:a>
我们对和平的制品之地。”国家元首强调。</text:p>
      <text:p text:style-name="Quotations">

<text:p text:style-name="P4">
及时，大规模且非常需要的防御援助计划。(https://twitter.com/POTUS?ref_src=twsrc%5Etfw)为了使乌克兰更接近击败敌人和民主的果断步骤，以击败独裁统治。 防守的扩展…&gt;
&gt;
  -  Volodymyr Zelenskyy(@zelenskyyua)<text:a xlink:type="simple" xlink:href="https://twitter.com/ZelenskyyUa/status/1677403517768671238" text:style-name="Internet_20_link" text:visited-style-name="Visited_20_Internet_20_Link">
2023年7月7日&gt;
</text:a>
<text:span text:style-name="T4">
另请阅读：</text:span>
 [在五角大楼中相信<text:span text:style-name="T4">
盒式盒子</text:span>
贝壳被烘烤以破坏(https://www.ukrinform.ua/rubric-ato/3726566-u-pentagoni-vvazaut-so-kasetni-snaradi-buli-b-efektivnimi-dla-znisenna-vijsk-rf.html)7月7日，美国国防部于7月7日正式宣布了<text:a xlink:type="simple" xlink:href="http://www.ukrinform.ua/rubric-ato/3732977-pentagon-ogolosiv-pro-novij-paket-dopomogi-ukraini-z-kasetnimi-boepripasami.html" text:style-name="Internet_20_link" text:visited-style-name="Visited_20_Internet_20_Link">
乌克兰的新军事援助计划</text:a>
总计8亿美元。 该包装包含盒式弹药，以及武装部队的Taamunia的其他类型的武器。</text:p>

</text:p>
      <text:p text:style-name="P4">
_foto：op _</text:p>
      <text:p text:style-name="P4">
News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在叙利亚，“瓦格纳”在普里戈宁期间被阻止 - 路透社</text:span>
</text:h>
      <text:p text:style-name="P4">
作者: Ukrinform (Person)</text:p>
      <text:p text:style-name="P4">
出版商: Укринформ (Organization)</text:p>
      <text:p text:style-name="P4">
出版时间: 2023-07-07T23:21:00+03:00</text:p>
      <text:p text:style-name="P4">
修改时间: 2023-07-07T23:21:00+03:00</text:p>
      <text:p text:style-name="P4">
描述: 叙利亚当局与叛乱期间的俄罗斯军事司令部一起采取了许多迅速措施，以阻止该国的瓦格纳PEC战斗机。  - 乌克林。</text:p>
      <text:p text:style-name="P4">
图片: ['<text:a xlink:type="simple" xlink:href="https://static.ukrinform.com/photos/2018_09/thumb_files/630_360_1536050716-3359.jpg" text:style-name="Internet_20_link" text:visited-style-name="Visited_20_Internet_20_Link">
630_360_15360...</text:a>
']</text:p>
      <text:p text:style-name="P4">
标签: ['Сирія', 'Російські військові', 'ПВК "Вагнера"', 'Пригожин']</text:p>
      <text:p text:style-name="P4">
类型: Article</text:p>
      <!--METADATA-->
      <text:p text:style-name="P4">
<draw:frame draw:style-name="fr1" draw:name="Image231" text:anchor-type="as-char" svg:width="6.9236in" svg:height="3.956343in" draw:z-index="0">
<draw:image xlink:href="../Images/yкринформ/2023-07-07T23-21-00-03-00/630_360_1536050716-3359.jpg" xlink:type="simple" xlink:show="embed" xlink:actuate="onLoad" draw:mime-type="image/jpeg"/>
</draw:frame>
弗拉达西里(Vladasiri)与叛乱期间的俄罗斯军事司令部一起采取了许多迅速的措施，阻止了乌克兰PEC“瓦格纳”的战斗机。</text:p>
      <text:p text:style-name="P4">
正如乌克林福姆报道的那样，它报告了<text:a xlink:type="simple" xlink:href="http://www.reuters.com/world/syria-brought-wagner-group-fighters-heel-mutiny-unfolded-russia-2023-07-07/" text:style-name="Internet_20_link" text:visited-style-name="Visited_20_Internet_20_Link">
路透</text:a>
参考知情来源。</text:p>
      <text:p text:style-name="P4">
在封锁电话中，尚未报告的措施被纳入了塔纳卡兹俄罗斯军事基地的电话，与俄罗斯联邦国防部或叙利亚联邦国防部签订了新合同。</text:p>
      <text:p text:style-name="P4">
根据两个叙利亚的消息来源，叙利亚当局已采取了这样的步骤，因为俄罗斯是阿萨德政权的主要军事伙伴 - “分散家里的事件”。</text:p>
      <text:p text:style-name="P4">
叙利亚消息人士称，叙利亚领土上有250至450人，属于恐怖分子俄罗斯PEC。 该国“ Wagnerians”数量没有官方数据。</text:p>
      <text:p text:style-name="P4">
<text:span text:style-name="T4">
另请阅读：</text:span>
 <text:a xlink:type="simple" xlink:href="https://www.ukrinform.ua/rubric-world/3732184-lukasenko-zaaviv-so-prigozin-povernuvsa-do-rosii.html" text:style-name="Internet_20_link" text:visited-style-name="Visited_20_Internet_20_Link">
Lukashenko说Prigogine已回到俄罗斯</text:a>
瓦格纳集团(Wagner Group)于2015年由俄罗斯部署在叙利亚，部署了军队来帮助巴沙尔·阿萨德(Bashar Assad)参加同行战争。</text:p>
      <text:p text:style-name="P4">
据叙利亚共和党卫队的一名高级军官称，叙利亚军方于6月23日至24日私下表达了俄罗斯事件，并担心普里戈金的叛乱会使该国俄罗斯联邦无效。</text:p>
      <text:p text:style-name="P4">
叙利亚政府，俄罗斯联邦国防部和<text:a xlink:type="simple" xlink:href="https://www.ukrinform.ua/tag-pvk-vagnera" text:style-name="Internet_20_link" text:visited-style-name="Visited_20_Internet_20_Link">
PVC“瓦格纳”</text:a>
路透社指出，他们没有回答有关有关措施的评论的疑问。 早些时候，官方的大马士革没有对纳扎科尔·普里戈宁做出回应。</text:p>
      <text:p text:style-name="P4">
<text:span text:style-name="T4">
另请阅读：</text:span>
 <text:a xlink:type="simple" xlink:href="https://www.ukrinform.ua/rubric-ato/3731792-u-rosii-pisla-zakolotu-vagnerivciv-zrosla-nedovira-do-vladi-malar.html" text:style-name="Internet_20_link" text:visited-style-name="Visited_20_Internet_20_Link">
在叛乱之后的俄罗斯“ <text:span text:style-name="T4">
瓦格纳</text:span>
 ivtsi”成熟到权力 - 画家</text:a>
正如乌克林福姆报道的那样，6月23日，瓦格纳·佩克(Wagner Pec)的“瓦格纳(Wagner)”负责人于6月23日对俄罗斯军事领导层进行了辩护，并搬到了莫斯科。</text:p>
      <text:p text:style-name="P4">
<text:span text:style-name="T5">
foto：sbu</text:span>
</text:p>
      <text:p text:style-name="P4">
News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瑞典BMP Stridsfordon 90已经在乌克兰-Reznikov</text:span>
</text:h>
      <text:p text:style-name="P4">
作者: Ukrinform (Person)</text:p>
      <text:p text:style-name="P4">
出版商: Укринформ (Organization)</text:p>
      <text:p text:style-name="P4">
出版时间: 2023-07-07T23:39:00+03:00</text:p>
      <text:p text:style-name="P4">
修改时间: 2023-07-07T23:39:00+03:00</text:p>
      <text:p text:style-name="P4">
描述: 斯特里斯福顿（Stridsfordon）90步兵战机加强了武装部队，党派从瑞典来到我们国家。  - 乌克林。</text:p>
      <text:p text:style-name="P4">
图片: ['<text:a xlink:type="simple" xlink:href="https://static.ukrinform.com/photos/2023_07/thumb_files/630_360_1688762352-282.jpg" text:style-name="Internet_20_link" text:visited-style-name="Visited_20_Internet_20_Link">
630_360_16887...</text:a>
']</text:p>
      <text:p text:style-name="P4">
标签: ['Швеція', 'БМП', 'Резніков', 'Війна з Росією']</text:p>
      <text:p text:style-name="P4">
类型: Article</text:p>
      <!--METADATA-->
      <text:p text:style-name="P4">
<draw:frame draw:style-name="fr1" draw:name="Image232" text:anchor-type="as-char" svg:width="6.9236in" svg:height="3.956343in" draw:z-index="0">
<draw:image xlink:href="../Images/yкринформ/2023-07-07T23-39-00-03-00/630_360_1688762352-282.jpg" xlink:type="simple" xlink:show="embed" xlink:actuate="onLoad" draw:mime-type="image/jpeg"/>
</draw:frame>
斯特里斯福顿(Stridsfordon 90)的聚会来自瑞典，被耸了耸肩。</text:p>
      <text:p text:style-name="P4">
国防部长Alexei Reznikov在[Twitter]中报道了这一点(http://twitter.com/oleksiireznikov/status/1677389783918690305)，报道乌克林福姆。</text:p>
      <text:p text:style-name="P4">
“ BMP Stridsfordon 90到达乌克兰，准备战斗。 国防部说。</text:p>
      <text:p text:style-name="P4">
他感谢瑞典国防部长保罗·朱森(Paul Junson)以及该国的所有居民寻求帮助。</text:p>
      <text:p text:style-name="Quotations">

<text:p text:style-name="P4">
STRF 90 IFWS HAVA到达乌克兰，准备战斗。 顶级机器&gt;
顶级士兵。 &gt;
感谢我的朋友<text:a xlink:type="simple" xlink:href="https://twitter.com/PlJonson" text:style-name="Internet_20_link" text:visited-style-name="Visited_20_Internet_20_Link">
@pljonson&gt;
</text:a>
和所有这些瑞典人&gt;
 ifws。 &gt;
我们的常见颜色是蓝色和黄色。 &gt;
我们的共同价值观是自由和民主。 &gt;
我们的共同目标是胜利和…<text:a xlink:type="simple" xlink:href="https://t.co/jb8sTcgsca" text:style-name="Internet_20_link" text:visited-style-name="Visited_20_Internet_20_Link">
pic.twitter.com/jb8stcgsca&gt;
</text:a>
&gt;
&gt;
  -  Oleksiy Reznikov(@oleksireznikov)<text:a xlink:type="simple" xlink:href="https://twitter.com/oleksiireznikov/status/1677389783918690305" text:style-name="Internet_20_link" text:visited-style-name="Visited_20_Internet_20_Link">
2023年7月7日&gt;
</text:a>
“我们的常见颜色是蓝色和黄色。 我们的共同价值观是忠实的自由。 我们的共同目标是胜利和正义。”  -  [Reznikov]说。(https://www.ukrinform.ua/tag-reznikov)。</text:p>

</text:p>
      <text:p text:style-name="P4">
<text:span text:style-name="T4">
另请阅读：</text:span>
 <text:a xlink:type="simple" xlink:href="https://www.ukrinform.ua/rubric-ato/3731010-reznikov-pokazav-ukrainsku-sau-bogdana.html" text:style-name="Internet_20_link" text:visited-style-name="Visited_20_Internet_20_Link">
<text:span text:style-name="T4">
 Rennikov </text:span>
展示了乌克兰Suu“ Bogdan”</text:a>
正如乌克林福姆报道的那样，美国周五宣布了乌克兰分配<text:a xlink:type="simple" xlink:href="http://www.ukrinform.ua/rubric-ato/3732977-pentagon-ogolosiv-pro-novij-paket-dopomogi-ukraini-z-kasetnimi-boepripasami.html" text:style-name="Internet_20_link" text:visited-style-name="Visited_20_Internet_20_Link">
另一个军事援助方案</text:a>
。 它包括炮弹，包括磁带弹药，系统爱国者和Himars的导弹，BMP Bradley，Btr Stryker和其他营地武器。</text:p>
      <text:p text:style-name="P4">
<text:span text:style-name="T5">
foto：jerchr</text:span>
</text:p>
      <text:p text:style-name="P4">
News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乌克兰的周末会很热，地方 - 雷暴</text:span>
</text:h>
      <text:p text:style-name="P4">
作者: Ukrinform (Person)</text:p>
      <text:p text:style-name="P4">
出版商: Укринформ (Organization)</text:p>
      <text:p text:style-name="P4">
出版时间: 2023-07-07T23:58:00+03:00</text:p>
      <text:p text:style-name="P4">
修改时间: 2023-07-07T23:58:00+03:00</text:p>
      <text:p text:style-name="P4">
描述: 7月8日至9日周末在乌克兰许多地区的天气将是真正的夏季，热火和雷暴。 新的一周将以短期降雨和雷暴的几乎整个乌克兰开始，气温将略有下降。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Гроза', 'Погода', 'Спека', 'Літо']</text:p>
      <text:p text:style-name="P4">
类型: Article</text:p>
      <!--METADATA-->
      <text:p text:style-name="P4">
<draw:frame draw:style-name="fr1" draw:name="Image233" text:anchor-type="as-char" svg:width="6.9236in" svg:height="3.956343in" draw:z-index="0">
<draw:image xlink:href="../Images/yкринформ/2023-07-07T23-58-00-03-00/630_360_1655207823-384.jpeg" xlink:type="simple" xlink:show="embed" xlink:actuate="onLoad" draw:mime-type="image/jpeg"/>
</draw:frame>
7月8日至9日在乌克兰许多地区发光的天气将是真正的夏季炎热和雷暴。 新的一周将从整个乌克兰的短期降雨和雷暴开始，气温将略有下降。</text:p>
      <text:p text:style-name="P4">
乌克兰福姆在sinoptik.ua中报道。</text:p>
      <text:p text:style-name="P4">
因此，周六在顿涅茨克，卢甘斯克，Zaporizhia，Dnipropetrovsk，<text:a xlink:type="simple" xlink:href="http://ua.sinoptik.ua/%D0%BF%D0%BE%D0%B3%D0%BE%D0%B4%D0%B0-%D1%85%D0%B0%D1%80%D0%BA%D1%96%D0%B2" text:style-name="Internet_20_link" text:visited-style-name="Visited_20_Internet_20_Link">
Kharkiv</text:a>
和Kherson区域，温度计将上升到+31 ... +33°C。 最后，该国的领土将更加舒适：在大多数西部北部地区，它是跨汽车和Sumy地区的中心 -  +24…+26°C- +20…+23°C。</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 -  <text:span text:style-name="T4">
气候学家</text:span>
和</text:a>
在东部，南部，波尔塔瓦，基洛沃拉德和切尔加斯加地区，周六将多云，下雨和雷暴。</text:p>
      <text:p text:style-name="P4">
在周日，几乎乌克兰的整个乌克兰都会多云，但没有降水。 <text:a xlink:type="simple" xlink:href="https://www.ukrinform.ua/tag-dos" text:style-name="Internet_20_link" text:visited-style-name="Visited_20_Internet_20_Link">
雨</text:a>
但是只有在南部，东南和东部才有可能。 在Sumy区域，温度计将显示 +22…+24°C，在<text:a xlink:type="simple" xlink:href="http://ua.sinoptik.ua/%D0%BF%D0%BE%D0%B3%D0%BE%D0%B4%D0%B0-%D0%BE%D0%B4%D0%B5%D1%81%D0%B0" text:style-name="Internet_20_link" text:visited-style-name="Visited_20_Internet_20_Link">
敖德萨</text:a>
，Mykolaiv和Transcarpathian区域 - +28…+29°C，在其余地区 - +25…+27°C。</text:p>
      <text:p text:style-name="P4">
<text:span text:style-name="T4">
另请阅读：</text:span>
 <text:a xlink:type="simple" xlink:href="https://www.ukrinform.ua/rubric-world/3732304-rekordna-speka-na-planeti-trimaetsa-vze-tretij-den-pospil.html" text:style-name="Internet_20_link" text:visited-style-name="Visited_20_Internet_20_Link">
地球上的记录热量是第三天的</text:a>
新的一周将从整个乌克兰的短期降雨和雷暴开始，除了当天和Zaporizhzhya地区。 在北部，周一的空气温度将为 +20…+22°C，在西部，东部和中心 -  +23…+25°C。最奇特的天气将在南部和跨汽车 - 最高 + + + 28°C。</text:p>
      <text:p text:style-name="P4">
News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15个乌克兰地区将在赫尔森地区重建26个定居点</text:span>
</text:h>
      <text:p text:style-name="P4">
作者: ['АРМІЯINFORM']</text:p>
      <text:p text:style-name="P4">
时间: 2023-07-07T24:00:00-04:00</text:p>
      <text:p text:style-name="P4">
描述: -Araitsyuvati plich-o-o-plich to Rewind vidbodovy-those，Who Who，与乌克兰2022年的战争，与乌克兰最新新闻的战争，与乌克兰2022年的新闻战争，乌克兰和俄罗斯，俄罗斯以及俄罗斯以及俄罗斯以及俄罗斯以及俄罗斯以及俄罗斯以及俄罗斯以及俄罗斯以及俄罗斯以及俄罗斯以及俄罗斯以及俄罗斯以及俄罗斯以及俄罗斯以及俄罗斯以及俄罗斯以及俄罗斯和俄罗斯在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标签: ['ВІДБУДОВА', 'ОЛЕКСІЙ КУЛЕБА', 'ХЕРСОНЩИНА']</text:p>
      <text:p text:style-name="P4">
类别: News</text:p>
      <!--METADATA-->
      <text:p text:style-name="P4">
<draw:frame draw:style-name="fr1" draw:name="Image234" text:anchor-type="as-char" svg:width="6.9236in" svg:height="3.932388in" draw:z-index="0">
<draw:image xlink:href="../Images/AРМІЯINFORM/2023-07-07T24-00-00-04-00/photo_2023-07-06_19-53-49.jpg" xlink:type="simple" xlink:show="embed" xlink:actuate="onLoad" draw:mime-type="image/jpeg"/>
</draw:frame>
 - 乌克兰需要并排工作以赢得重建和恢复工作。 这是我们的团结公式，我们已经证明了将近500天的全尺度战争 -  <text:a xlink:type="simple" xlink:href="https://t.me/OleksiyKuleba/3523" text:style-name="Internet_20_link" text:visited-style-name="Visited_20_Internet_20_Link">
报告</text:a>
办公室副主席Alexei Kuleb电报。</text:p>
      <ul>
        <li>
从现在开始，“并排”是泰洛夫地区社区与受ED俄罗斯入侵最受影响的不同地区的城市和村庄之间合作的新页面。 乌克兰的能力社区是在他们在赫尔森地区的赞助下占据的。 该地区成为飞行员。 他强调，15个地区将在右岸重建26个插图点。</li>
      </ul>
      <text:p text:style-name="P4">
<text:a xlink:type="simple" xlink:href="https://armyinform.com.ua/wp-content/uploads/2023/07/photo_2023-07-06_19-55-11.jpg" text:style-name="Internet_20_link" text:visited-style-name="Visited_20_Internet_20_Link">
!(Images/AРМІЯINFORM/2023-07-07T24-00-00-04-00/photo_2023-07-06_19-55-11-150x150.jpg)</text:a>
</text:p>
      <text:p text:style-name="P4">
<text:a xlink:type="simple" xlink:href="https://armyinform.com.ua/wp-content/uploads/2023/07/photo_2023-07-06_19-53-53.jpg" text:style-name="Internet_20_link" text:visited-style-name="Visited_20_Internet_20_Link">
<draw:frame draw:style-name="fr1" draw:name="Image235" text:anchor-type="as-char" svg:width="6.9236in" svg:height="6.9236in" draw:z-index="0">
<draw:image xlink:href="../Images/AРМІЯINFORM/2023-07-07T24-00-00-04-00/photo_2023-07-06_19-53-53-150x150.jpg" xlink:type="simple" xlink:show="embed" xlink:actuate="onLoad" draw:mime-type="image/jpeg"/>
</draw:frame>
</text:a>
据他说，其他地区以及乌克兰人与自治之间的伙伴关系，团结，援助和联系的加强。</text:p>
      <text:p text:style-name="P4">
News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俄罗斯入侵者在利维夫的火箭罢工导致的死亡人数增加了</text:span>
</text:h>
      <text:p text:style-name="P4">
作者: ['АРМІЯINFORM']</text:p>
      <text:p text:style-name="P4">
时间: 2023-07-07T26:00:00-04:00</text:p>
      <text:p text:style-name="P4">
描述: 在澄清的Danimi，Kilkiy，Rosieki Policus的导弹罢工的弯曲之后...与乌克兰2022年的战争，与乌克兰的最新新闻，今天与乌克兰的新闻，乌克兰2022年上次与乌克兰进行战争，乌克兰，俄罗斯，俄罗斯，俄罗斯，俄罗斯，俄罗斯，俄罗斯，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7/photo_2023-07-06_21-13-21.jpg" text:style-name="Internet_20_link" text:visited-style-name="Visited_20_Internet_20_Link">
photo_2023-07-06_21-13-21.jpg</text:a>
']</text:p>
      <text:p text:style-name="P4">
标签: ['АГРЕСІЯ РФ', 'КРИЛАТІ РАКЕТИ', 'ЛЬВІВ']</text:p>
      <text:p text:style-name="P4">
类别: News</text:p>
      <!--METADATA-->
      <text:p text:style-name="P4">
<draw:frame draw:style-name="fr1" draw:name="Image236" text:anchor-type="as-char" svg:width="6.9236in" svg:height="4.61393in" draw:z-index="0">
<draw:image xlink:href="../Images/AРМІЯINFORM/2023-07-07T26-00-00-04-00/photo_2023-07-06_21-13-21.jpg" xlink:type="simple" xlink:show="embed" xlink:actuate="onLoad" draw:mime-type="image/jpeg"/>
</draw:frame>
根据指定的数据，俄罗斯火箭袭击杀死的人数(https://armyinform.com.ua/2023/07/06/raketnyj-udar-po-lvovu-ye-zagybli-ta-poraneni/?utm_source=mainnews&amp;utm_medium=article&amp;utm_campaign=traficsource)7月6日，星期四，它增加到9人。 此外，有42人死亡(他们三个孩子)不同程度的严重程度。</text:p>
      <text:p text:style-name="P4">
关于它<text:a xlink:type="simple" xlink:href="https://t.me/mvs_ukraine/27111" text:style-name="Internet_20_link" text:visited-style-name="Visited_20_Internet_20_Link">
报告</text:a>
在乌克兰内政部电报中。</text:p>
      <text:p text:style-name="P4">
超过35套房屋，250多个公寓，10个小屋，一个儿童房屋和其他民事基础设施已损坏和摧毁。</text:p>
      <text:p text:style-name="P4">
News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乌克兰防守者每天消除了500多名入侵者，摧毁了20个手工艺系统和12 bbm</text:span>
</text:h>
      <text:p text:style-name="P4">
作者: ['АРМІЯINFORM']</text:p>
      <text:p text:style-name="P4">
时间: 2023-07-07T28:00:00-04:00</text:p>
      <text:p text:style-name="P4">
描述: Zagalni Boyov，将敌人于02.24.22至07.07.23 Orintovo成为：...与乌克兰2022的战争，与乌克兰与乌克兰的最新新闻，今天与乌克兰的新闻战争，今天与乌克兰2022年的新闻战争，乌克兰和俄罗斯之间的战争将会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photo_5276302018614514635_w-scaled.jpg" text:style-name="Internet_20_link" text:visited-style-name="Visited_20_Internet_20_Link">
photo_5276302018614514635_w-scaled.jpg</text:a>
']</text:p>
      <text:p text:style-name="P4">
标签: ['ВІЙНА', 'ВТРАТИ ВОРОГА', 'ГЕНЕРАЛЬНИЙ ШТАБ ЗС УКРАЇНИ']</text:p>
      <text:p text:style-name="P4">
类别: News</text:p>
      <!--METADATA-->
      <text:p text:style-name="P4">
<draw:frame draw:style-name="fr1" draw:name="Image237" text:anchor-type="as-char" svg:width="6.9236in" svg:height="6.975527in" draw:z-index="0">
<draw:image xlink:href="../Images/AРМІЯINFORM/2023-07-07T28-00-00-04-00/photo_5276302018614514635_w-scaled.jpg" xlink:type="simple" xlink:show="embed" xlink:actuate="onLoad" draw:mime-type="image/jpeg"/>
</draw:frame>
从24.02.22到07.07.23的敌人的总损失将是指向的：</text:p>
      <text:p text:style-name="P4">
<text:span text:style-name="T4">
<text:span text:style-name="T5">
人员 -  </text:span>
* 232810(+510)淘汰的人</text:span>
<text:span text:style-name="T5">
坦克 -  </text:span>
<text:span text:style-name="T5">
 4070(+2)</text:span>
<text:span text:style-name="T4">
战斗装甲车 -  </text:span>
 7944(+12)<text:span text:style-name="T4">
<text:span text:style-name="T5">
炮兵系统 -  </text:span>
<text:span text:style-name="T5">
 4330(+20)</text:span>
 </text:span>
 rszv- <text:span text:style-name="T4">
 658(+1)</text:span>
<text:span text:style-name="T5">
防空 -  </text:span>
<text:span text:style-name="T5">
 408(+4)</text:span>
<text:span text:style-name="T4">
飞机 -  </text:span>
 315(0)<text:span text:style-name="T4">
<text:span text:style-name="T5">
直升机 -  </text:span>
* 309(0)</text:span>
<text:span text:style-name="T5">
无人机手术级别 -  </text:span>
<text:span text:style-name="T5">
 3652(+17)</text:span>
<text:span text:style-name="T4">
有翼的导弹 -  </text:span>
 1271(+7)<text:span text:style-name="T4">
<text:span text:style-name="T5">
船 /船 -  </text:span>
* 18(0)</text:span>
<text:span text:style-name="T5">
汽车设备和坦克 -  </text:span>
<text:span text:style-name="T5">
 6898(+10)</text:span>
<text:span text:style-name="T4">
特殊技术 -  </text:span>
 612(+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7.23。</text:p>
      <text:p text:style-name="P4">
News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美国城市阿尔巴克（Albukerke）已将两辆汽车送去武装部队</text:span>
</text:h>
      <text:p text:style-name="P4">
作者: Ukrinform (Person)</text:p>
      <text:p text:style-name="P4">
出版商: Укринформ (Organization)</text:p>
      <text:p text:style-name="P4">
出版时间: 2023-07-07T2:31:17+03:00</text:p>
      <text:p text:style-name="P4">
修改时间: 2023-07-07T21:31:17+03:00</text:p>
      <text:p text:style-name="P4">
描述: 哈尔基夫（Kharkiv）从美国双胞胎城市阿尔巴克克（Albukerke）的居民和一个非政府组织的锡克教徒（NGO Sikhs）收到了所有两辆交给武装部队的汽车。  - 乌克林。</text:p>
      <text:p text:style-name="P4">
图片: ['<text:a xlink:type="simple" xlink:href="https://static.ukrinform.com/photos/2023_07/thumb_files/630_360_1688754667-261.jpg" text:style-name="Internet_20_link" text:visited-style-name="Visited_20_Internet_20_Link">
630_360_16887...</text:a>
']</text:p>
      <text:p text:style-name="P4">
标签: ['Автомобіль', 'США', 'ЗСУ', 'Харків', 'Війна з Росією']</text:p>
      <text:p text:style-name="P4">
类型: Article</text:p>
      <!--METADATA-->
      <text:p text:style-name="P4">
<draw:frame draw:style-name="fr1" draw:name="Image238" text:anchor-type="as-char" svg:width="6.9236in" svg:height="3.956343in" draw:z-index="0">
<draw:image xlink:href="../Images/yкринформ/2023-07-07T2-31-17-03-00/630_360_1688754667-261.jpg" xlink:type="simple" xlink:show="embed" xlink:actuate="onLoad" draw:mime-type="image/jpeg"/>
</draw:frame>
哈尔基夫(Kharkiv)收到了美国双胞胎城市阿尔巴克克(Albukerke)的居民和锡克教徒的社会组织，用于将所有两辆交给武装部队移交给武装部队的汽车。</text:p>
      <text:p text:style-name="P4">
根据乌克林福姆的说法，哈尔基夫市议会在[Telegram]中报道了这一点(https://t.me/citykharkivua/34632) <text:a xlink:type="simple" xlink:href="https://t.me/citykharkivua/34632" text:style-name="Internet_20_link" text:visited-style-name="Visited_20_Internet_20_Link">
 . </text:a>
“哈尔基夫从双胞胎城市阿尔巴克克的居民那里收到(<text:a xlink:type="simple" xlink:href="https://www.ukrinform.ua/tag-ssa" text:style-name="Internet_20_link" text:visited-style-name="Visited_20_Internet_20_Link">
美国</text:a>
 )和非政府组织的锡克教徒为Allvv Vedov汽车移交给了乌克兰的武装部队。今天，7月7日，人道主义援助被转移到军事部队。 防守者需要汽车执行战斗任务，”邮件中的行动。</text:p>
      <text:p text:style-name="P4">
正如所指出的那样，来自阿尔巴克克市的代表团抵达哈尔基夫，签署了建立兄弟的备忘录。 在一次访问中，美国合作伙伴会见了卡尔基夫市的ID，商业，教育机构和公共组织的代表。</text:p>
      <text:p text:style-name="P4">
<text:span text:style-name="T4">
另请阅读：</text:span>
 <text:a xlink:type="simple" xlink:href="https://www.ukrinform.ua/rubric-ato/3732660-novij-paket-vijskovoi-dopomogi-ssa-dla-ukraini-stanovitime-blizko-800-miljoniv-ap.html" text:style-name="Internet_20_link" text:visited-style-name="Visited_20_Internet_20_Link">
新的军事援助套餐<text:span text:style-name="T4">
美国</text:span>
乌克兰将建立约8亿美元 -  AP</text:a>
如报道<text:a xlink:type="simple" xlink:href="https://www.ukrinform.ua/rubric-regions/3699598-vinnica-ta-nimecke-karlsrue-stali-mistamipobratimami.html" text:style-name="Internet_20_link" text:visited-style-name="Visited_20_Internet_20_Link">
</text:a>
乌克林福姆，<text:a xlink:type="simple" xlink:href="https://www.ukrinform.ua/rubric-regions/3699598-vinnica-ta-nimecke-karlsrue-stali-mistamipobratimami.html" text:style-name="Internet_20_link" text:visited-style-name="Visited_20_Internet_20_Link">
vinnytsia tanimetsky carlsrue</text:a>
成为双子城。</text:p>
      <text:p text:style-name="P4">
<text:span text:style-name="T5">
foto：Kharkiv市议会，电报</text:span>
</text:p>
      <text:p text:style-name="P4">
News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Shahaneda夜间袭击乌克兰：空中国防军在18个冲击无人机中摧毁了12人</text:span>
</text:h>
      <text:p text:style-name="P4">
作者: ['АРМІЯINFORM']</text:p>
      <text:p text:style-name="P4">
时间: 2023-07-07T30:00:00-04:00</text:p>
      <text:p text:style-name="P4">
描述: 在尼克（Nich）在7 Lipnya的Nich，Rosiyski pervatzInt vissyska遭到乌克兰冲击的袭击...与乌克兰2022年的战争，与乌克兰的最新消息，今天与乌克兰的新闻，乌克兰2022年的新闻战争，今天，乌克兰和俄罗斯和俄罗斯之间以及何时及时会发生战争与乌克兰与乌克兰的战争将是不可行</text:p>
      <text:p text:style-name="P4">
图片: ['<text:a xlink:type="simple" xlink:href="https://armyinform.com.ua/wp-content/uploads/2023/07/646f0598c5206-screenshot_1164_768.webp" text:style-name="Internet_20_link" text:visited-style-name="Visited_20_Internet_20_Link">
646f0598c5206-screenshot_1164_768.webp</text:a>
']</text:p>
      <text:p text:style-name="P4">
标签: ['АТАКА ДРОНІВ', 'ВІЙНА', 'ПОВІТРЯНІ СИЛИ ЗБРОЙНИХ СИЛ УКРАЇНИ']</text:p>
      <text:p text:style-name="P4">
类别: News</text:p>
      <!--METADATA-->
      <text:p text:style-name="P4">
<draw:frame draw:style-name="fr1" draw:name="Image239" text:anchor-type="as-char" svg:width="6.9236in" svg:height="5.1927in" draw:z-index="0">
<draw:image xlink:href="../ConvertedIMGs/AРМІЯINFORM/2023-07-07T30-00-00-04-00/646f0598c5206-screenshot_1164_768.png" xlink:type="simple" xlink:show="embed" xlink:actuate="onLoad" draw:mime-type="image/png"/>
</draw:frame>
7月7日晚上，俄罗斯占领部队袭击了伊朗的Shahd-136/131的伊朗冲击无人机。</text:p>
      <text:p text:style-name="P4">
关于它<text:a xlink:type="simple" xlink:href="https://t.me/kpszsu/3128" text:style-name="Internet_20_link" text:visited-style-name="Visited_20_Internet_20_Link">
报告</text:a>
武装部队司令部。</text:p>
      <text:p text:style-name="P4">
总共从东南方向记录了18个“ Shahmed”发射(Primorsko-Akhtarsk，Krasnodar领土).</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News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欧盟已经达成了一项协议，以增加弹药的生产，以喂养乌克兰并补充您的股票</text:span>
</text:h>
      <text:p text:style-name="P4">
作者: ['АРМІЯINFORM']</text:p>
      <text:p text:style-name="P4">
时间: 2023-07-07T32:00:00-04:00</text:p>
      <text:p text:style-name="P4">
描述: Vropeiska很高兴对Zbilshennya Vobritnitsa的土地拥抱了vrophya议会……与乌克兰2022年的战争，与乌克兰的战争是今天的最新新闻，这是与乌克兰2022年的新闻战争，今天将在乌克兰与乌克兰之间进行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asap.jpg" text:style-name="Internet_20_link" text:visited-style-name="Visited_20_Internet_20_Link">
asap.jpg</text:a>
']</text:p>
      <text:p text:style-name="P4">
标签: ['STOPRUSSIA', 'YES', 'ВИРОБНИЦТВО БОЄПРИПАСІВ', 'ВТОРГНЕННЯ РФ', 'ДОПОМОГА ПАРТНЕРІВ', 'СВІТ ПІДТРИМУЄ УКРАЇНУ']</text:p>
      <text:p text:style-name="P4">
类别: News</text:p>
      <!--METADATA-->
      <text:p text:style-name="P4">
<draw:frame draw:style-name="fr1" draw:name="Image240" text:anchor-type="as-char" svg:width="6.9236in" svg:height="3.894525in" draw:z-index="0">
<draw:image xlink:href="../Images/AРМІЯINFORM/2023-07-07T32-00-00-04-00/asap.jpg" xlink:type="simple" xlink:show="embed" xlink:actuate="onLoad" draw:mime-type="image/jpeg"/>
</draw:frame>
欧洲理事会和欧洲议会达成了一项协议，以增加欧盟弹药和导弹的生产。 这是欧洲议会的初步同意<text:a xlink:type="simple" xlink:href="https://armyinform.com.ua/2023/06/02/yevroparlament-shvalyv-zbilshennya-vyrobnycztva-boyeprypasiv-dlya-ukrayiny/" text:style-name="Internet_20_link" text:visited-style-name="Visited_20_Internet_20_Link">
支持生产支持法</text:a>
 (尽快).</text:p>
      <text:p text:style-name="P4">
Про це <text:a xlink:type="simple" xlink:href="https://www.consilium.europa.eu/en/press/press-releases/2023/07/07/asap-council-and-european-parliament-strike-a-deal-on-boosting-the-production-of-ammunition-and-missiles-in-the-eu/" text:style-name="Internet_20_link" text:visited-style-name="Visited_20_Internet_20_Link">
повідомила</text:a>
处方。</text:p>
      <text:p text:style-name="P4">
商定的立场迫切地从欧盟的预算中动员了5亿欧盟，以支持弹药类型“地球地球”，炮兵弹药以及火箭的生产能力的提高。</text:p>
      <text:p text:style-name="P4">
这将确保欧洲的长期生产增长，而乌克兰和欧盟成员国有利。</text:p>
      <text:p text:style-name="P4">
“由于ASAP协议的短期期，欧盟将加强自己的弹药和导弹生产。 西班牙国防部长玛格丽特·罗布尔斯(Margarit Robles)表示：“这是支持欧盟支持乌克兰，加强国防和技术和欧盟工业基础的另一个证据奉献，并最终确保欧盟公民的骨盆保护的长期安全。”</text:p>
      <text:p text:style-name="P4">
协调的规则介绍了某种工具，通过该工具将支持在整个供应和成本链中增强欧盟工业生产和导弹的能力。 这种财政支持将以赠款的形式给予，这将有助于欧洲国防工业的努力，以提高检测到的狭窄地点的侵犯性。</text:p>
      <text:p text:style-name="P4">
此外，新规定将通过特定基金促进欧盟弹药和导弹公司获得资金，该基金旨在促进生产弹药和导弹的公司，获得州和私人资金，以加速生产能力所需的投资。 。</text:p>
      <text:p text:style-name="P4">
“我祝贺政治协议尽快。 有关工业用品支持的法律将提高欧盟的生产能力并补充储量。 它将在这个负责任的阶段长大向乌克兰的弹药长大。”  -  <text:a xlink:type="simple" xlink:href="https://twitter.com/vonderleyen/status/1677170313228853248" text:style-name="Internet_20_link" text:visited-style-name="Visited_20_Internet_20_Link">
强调</text:a>
欧盟委员会主席Ursula von der Lien。<text:span text:style-name="T5">
准备的Vitaliy Lytvyn</text:span>
</text:p>
      <text:p text:style-name="P4">
News Source: <text:a xlink:type="simple" xlink:href="https://armyinform.com.ua/2023/07/07/u-yes-dosyagly-ugody-shhodo-zbilshennya-vyrobnycztva-boyeprypasiv-aby-doozbroyity-ukrayinu-ta-popovnyty-zapasy/" text:style-name="Internet_20_link" text:visited-style-name="Visited_20_Internet_20_Link">
https://armyinform.com.ua/2023/07/07/u-yes-dosyagly-ugody-shhodo-zbilshennya-vyrobnycztva-boyeprypasiv-aby-doozbroyity-ukrayinu-ta-popovnyty-zapasy/</text:a>
</text:p>
      <!--NEWS-->
      <text:h text:style-name="P10" text:outline-level="1">
<text:span text:style-name="T4">
荷兰的众议院以乌克兰人的种族灭绝认可了holodomor</text:span>
</text:h>
      <text:p text:style-name="P4">
作者: ['АРМІЯINFORM']</text:p>
      <text:p text:style-name="P4">
时间: 2023-07-07T34:00:00-04:00</text:p>
      <text:p text:style-name="P4">
描述: Nisdlandiv的众议院编织的Holodomor 1932– 1933年与乌克兰种族灭绝的岩石...与乌克兰2022年的战争，与乌克兰的最新消息，今天与乌克兰的新闻，今天与乌克兰2022年的新闻战争，乌克兰和俄罗斯和俄罗斯之间以及乌克兰和俄罗斯之间的战争将会，他们在2022年与乌克兰与乌克兰的战争，无论是否将在不久</text:p>
      <text:p text:style-name="P4">
图片: ['<text:a xlink:type="simple" xlink:href="https://armyinform.com.ua/wp-content/uploads/2019/11/golodomor.jpg" text:style-name="Internet_20_link" text:visited-style-name="Visited_20_Internet_20_Link">
golodomor.jpg</text:a>
']</text:p>
      <text:p text:style-name="P4">
标签: ['ГОЛОДОМОР', 'НІДЕРЛАНДИ', 'ПРЕЗИДЕНТ УКРАЇНИ']</text:p>
      <text:p text:style-name="P4">
类别: News</text:p>
      <!--METADATA-->
      <text:p text:style-name="P4">
<draw:frame draw:style-name="fr1" draw:name="Image241" text:anchor-type="as-char" svg:width="6.9236in" svg:height="4.110888in" draw:z-index="0">
<draw:image xlink:href="../Images/AРМІЯINFORM/2023-07-07T34-00-00-04-00/golodomor.jpg" xlink:type="simple" xlink:show="embed" xlink:actuate="onLoad" draw:mime-type="image/jpeg"/>
</draw:frame>
荷兰的众议院被种群中的人民公认为1932  -  1933年的holodomor。</text:p>
      <text:p text:style-name="P4">
关于它<text:a xlink:type="simple" xlink:href="https://twitter.com/ZelenskyyUa/status/1677195447960469504" text:style-name="Internet_20_link" text:visited-style-name="Visited_20_Internet_20_Link">
报告</text:a>
Twitter上的乌克兰沃迪米尔·泽伦斯基总裁。</text:p>
      <text:p text:style-name="P4">
“我祝贺荷兰的Holodomor。</text:p>
      <text:p text:style-name="P4">
国家元首指出，他感谢荷兰在乌克兰为其未来和整个自由世界的斗争中的强烈而全面的支持。</text:p>
      <text:p text:style-name="P4">
“这是建立历史真理的重要一步。 我感谢荷兰批准对过去和现在的日期责任的立场。” <text:a xlink:type="simple" xlink:href="https://twitter.com/DmytroKuleba/status/1677199612187234304" text:style-name="Internet_20_link" text:visited-style-name="Visited_20_Internet_20_Link">
说</text:a>
乌克兰Dmytro Kuleba外交部长。</text:p>
      <text:p text:style-name="P4">
早些时候，克罗地亚的议会<text:a xlink:type="simple" xlink:href="https://armyinform.com.ua/2023/06/28/horvatiya-vyznala-golodomor-genoczydom-ukrayinskogo-narodu/" text:style-name="Internet_20_link" text:visited-style-name="Visited_20_Internet_20_Link">
认可</text:a>
乌克兰人民种族灭绝的1932  -  1933年态度。</text:p>
      <text:p text:style-name="P4">
News Source: <text:a xlink:type="simple" xlink:href="https://armyinform.com.ua/2023/07/07/palata-predstavnykiv-niderlandiv-vyznala-golodomor-genoczydom-ukrayincziv/" text:style-name="Internet_20_link" text:visited-style-name="Visited_20_Internet_20_Link">
https://armyinform.com.ua/2023/07/07/palata-predstavnykiv-niderlandiv-vyznala-golodomor-genoczydom-ukrayincziv/</text:a>
</text:p>
      <!--NEWS-->
      <text:h text:style-name="P10" text:outline-level="1">
<text:span text:style-name="T4">
敌人向Dniep​​er右岸的C-300导弹定居点开火</text:span>
</text:h>
      <text:p text:style-name="P4">
作者: ['Володимир Віват']</text:p>
      <text:p text:style-name="P4">
时间: 2023-07-07T36:00:00-04:00</text:p>
      <text:p text:style-name="P4">
描述: Netipovy Osb中的TSI-NYT VOROG Znov在上演了S-300导弹，打破了人口...与乌克兰2022年的战争，与乌克兰的最新新闻，今天与乌克兰的新闻战争，与乌克兰2022年的新闻战争最后一次，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标签: ['ЄДИНІ НОВИНИ', 'НАТАЛІЯ ГУМЕНЮК', 'РАКЕТНІ ОБСТРІЛИ', 'С-300']</text:p>
      <text:p text:style-name="P4">
类别: News</text:p>
      <!--METADATA-->
      <text:p text:style-name="P4">
<draw:frame draw:style-name="fr1" draw:name="Image242" text:anchor-type="as-char" svg:width="6.9236in" svg:height="4.615733in" draw:z-index="0">
<draw:image xlink:href="../Images/AРМІЯINFORM/2023-07-07T36-00-00-04-00/2022-08-24-rankovi-obstrily-mist-ukrayiny-24-serpnya.jpg" xlink:type="simple" xlink:show="embed" xlink:actuate="onLoad" draw:mime-type="image/jpeg"/>
</draw:frame>
说明性照片</text:p>
      <text:p text:style-name="P4">
今晚，敌人再次使用了C-300导弹，在DNIEPER的右岸发射了缝纫点。 住房，学校，幼儿园，高中和亚历山德罗夫卡受到了打击。 这些是非真实领土，它们位于距连词线相当远的地方。 有破坏，有关受害者的信息尚未收到。</text:p>
      <text:p text:style-name="P4">
联合新闻的负责人纳塔利娅·汉尼库克(Natalia Humeniuk)表示，联合国负责人说。</text:p>
      <ul>
        <li>
在我们今晚责任的区域内的防空防空是SHAHD-136/131的十次罢工无人驾驶设备，其中七个，其中三个，其中三个，三个在Kryvyi rih区，萨迪亚·纳塔利亚·洪尼克(Natalia Humeniuk)。  - 尤其是在奥查科夫市的娱乐区打入娱乐区，没有收到信息。 在Kryvorizhzh，入侵者亲吻了一家私人企业，我们的消防员扑灭了火灾。 幸运的是，人们没有受伤。</li>
      </ul>
      <text:p text:style-name="P4">
该官员还报告说，黑海的火箭架数量正在逐渐减少，现在有一艘潜艇。 这是四枚机口径导弹。 火箭危险的水平仍在威胁，因为海底发射更难发现。</text:p>
      <text:p text:style-name="P4">
News Source: <text:a xlink:type="simple" xlink:href="https://armyinform.com.ua/2023/07/07/vorog-obstrilyav-raketamy-s-300-naseleni-punkty-na-pravomu-berezi-dnipra/" text:style-name="Internet_20_link" text:visited-style-name="Visited_20_Internet_20_Link">
https://armyinform.com.ua/2023/07/07/vorog-obstrilyav-raketamy-s-300-naseleni-punkty-na-pravomu-berezi-dnipra/</text:a>
</text:p>
      <!--NEWS-->
      <text:h text:style-name="P10" text:outline-level="1">
<text:span text:style-name="T4">
10人死亡和45人受伤：LVIV的搜救工作已完成</text:span>
</text:h>
      <text:p text:style-name="P4">
作者: ['АРМІЯINFORM']</text:p>
      <text:p text:style-name="P4">
时间: 2023-07-07T38:00:00-04:00</text:p>
      <text:p text:style-name="P4">
描述: 库迪（Kudi）的lviv的bagatatokvartirnoye budinka在库迪（Kudi）的张 - 罗伯蒂（Zhukovo-Roboti）与罗西斯克（Rosiskis）的同时...与乌克兰2022年的战争，与乌克兰与乌克兰的最新新闻，今天与乌克兰2022年的新闻战争，今天与乌克兰2022年的新闻战争，乌克兰和俄罗斯和俄罗斯和俄罗斯和俄罗斯之间的战争将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photo_5275978289749544168_y.jpg" text:style-name="Internet_20_link" text:visited-style-name="Visited_20_Internet_20_Link">
photo_5275978289749544168_y.jpg</text:a>
', '<text:a xlink:type="simple" xlink:href="https://armyinform.com.ua/wp-content/uploads/2023/07/photo_5275978289749544166_y-150x150.jpg" text:style-name="Internet_20_link" text:visited-style-name="Visited_20_Internet_20_Link">
photo_5275978289749544166_y-150x150.jpg</text:a>
', '<text:a xlink:type="simple" xlink:href="https://armyinform.com.ua/wp-content/uploads/2023/07/photo_5275978289749544167_y-150x150.jpg" text:style-name="Internet_20_link" text:visited-style-name="Visited_20_Internet_20_Link">
photo_5275978289749544167_y-150x150.jpg</text:a>
']</text:p>
      <text:p text:style-name="P4">
标签: ['STOPRUSSIA', 'АГРЕСІЯ РФ', 'ВІЙНА', 'ДСНС УКРАЇНИ', 'ЛЬВІВ', 'ХАРКІВСЬКИЙ ТРИБУНАЛ']</text:p>
      <text:p text:style-name="P4">
类别: News</text:p>
      <!--METADATA-->
      <text:p text:style-name="P4">
<draw:frame draw:style-name="fr1" draw:name="Image243" text:anchor-type="as-char" svg:width="6.9236in" svg:height="4.624748in" draw:z-index="0">
<draw:image xlink:href="../Images/AРМІЯINFORM/2023-07-07T38-00-00-04-00/photo_5275978289749544168_y.jpg" xlink:type="simple" xlink:show="embed" xlink:actuate="onLoad" draw:mime-type="image/jpeg"/>
</draw:frame>
在利维夫的一栋公寓楼中进行搜索和救援工作，在那里载有导弹的火箭已经完成。</text:p>
      <text:p text:style-name="P4">
关于它<text:a xlink:type="simple" xlink:href="https://t.me/dsns_telegram/18498" text:style-name="Internet_20_link" text:visited-style-name="Visited_20_Internet_20_Link">
报告</text:a>
紧急情况下的乌克兰国家服务。</text:p>
      <text:p text:style-name="P4">
“由于俄罗斯对高层建筑的打击<text:span text:style-name="T4">
被杀了10人。</text:span>
<text:span text:style-name="T4">
 45人受伤*，其中</text:span>
  -  **三个孩子。”</text:p>
      <text:p text:style-name="P4">
<text:a xlink:type="simple" xlink:href="https://armyinform.com.ua/wp-content/uploads/2023/07/photo_5275978289749544166_y.jpg" text:style-name="Internet_20_link" text:visited-style-name="Visited_20_Internet_20_Link">
!(Images/AРМІЯINFORM/2023-07-07T38-00-00-04-00/photo_5275978289749544166_y-150x150.jpg)</text:a>
</text:p>
      <text:p text:style-name="P4">
<text:a xlink:type="simple" xlink:href="https://armyinform.com.ua/wp-content/uploads/2023/07/photo_5275978289749544167_y.jpg" text:style-name="Internet_20_link" text:visited-style-name="Visited_20_Internet_20_Link">
<draw:frame draw:style-name="fr1" draw:name="Image244" text:anchor-type="as-char" svg:width="6.9236in" svg:height="6.9236in" draw:z-index="0">
<draw:image xlink:href="../Images/AРМІЯINFORM/2023-07-07T38-00-00-04-00/photo_5275978289749544167_y-150x150.jpg" xlink:type="simple" xlink:show="embed" xlink:actuate="onLoad" draw:mime-type="image/jpeg"/>
</draw:frame>
</text:a>
早些时候也有报道说破坏了<text:a xlink:type="simple" xlink:href="https://armyinform.com.ua/2023/07/06/kilkist-postrazhdalyh-vid-raketnoyi-ataky-u-lvovi-zbilshylasya-do-37-chetvero-zagyblyh/" text:style-name="Internet_20_link" text:visited-style-name="Visited_20_Internet_20_Link">
遭受的</text:a>
超过30座建筑物，250多个公寓，10家旅馆，一所儿童房屋，两所更高的塔萨族学校。</text:p>
      <text:p text:style-name="P4">
News Source: <text:a xlink:type="simple" xlink:href="https://armyinform.com.ua/2023/07/07/10-zagyblyh-ta-45-poranenyh-poshukovo-ryatuvalni-roboty-u-lvovi-zaversheno/" text:style-name="Internet_20_link" text:visited-style-name="Visited_20_Internet_20_Link">
https://armyinform.com.ua/2023/07/07/10-zagyblyh-ta-45-poranenyh-poshukovo-ryatuvalni-roboty-u-lvovi-zaversheno/</text:a>
</text:p>
      <!--NEWS-->
      <text:h text:style-name="P10" text:outline-level="1">
<text:span text:style-name="T4">
白宫证实愿意给乌克兰磁带弹药</text:span>
</text:h>
      <text:p text:style-name="P4">
作者: Ukrinform (Person)</text:p>
      <text:p text:style-name="P4">
出版商: Укринформ (Organization)</text:p>
      <text:p text:style-name="P4">
出版时间: 2023-07-07T3:33:00+03:00</text:p>
      <text:p text:style-name="P4">
修改时间: 2023-07-07T21:33:00+03:00</text:p>
      <text:p text:style-name="P4">
描述: 美国准备将盒式弹药移交给乌克兰以保护主权领土，但重要的是保护平民免受使用后不会被打破的指控。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США', 'Зброя', 'Боєприпаси', 'Війна з Росією']</text:p>
      <text:p text:style-name="P4">
类型: Article</text:p>
      <!--METADATA-->
      <text:p text:style-name="P4">
<draw:frame draw:style-name="fr1" draw:name="Image245" text:anchor-type="as-char" svg:width="6.9236in" svg:height="3.956343in" draw:z-index="0">
<draw:image xlink:href="../Images/yкринформ/2023-07-07T3-33-00-03-00/630_360_1644169650-867.jpg" xlink:type="simple" xlink:show="embed" xlink:actuate="onLoad" draw:mime-type="image/jpeg"/>
</draw:frame>
美国准备将盒式弹药传递给乌克兰，以保护主权领土，但重要的是要保护平民免受使用后不会被打破的指控。</text:p>
      <text:p text:style-name="P4">
乌克林福音通讯员报告说，这是在美国总统顾问杰克·沙利文(Jake Sullivan)在华盛顿举行的一场紧迫期间所说的。</text:p>
      <text:p text:style-name="P4">
沙利文说：“我们正在按照乌克兰的直接要求建立对安全援助的决定，乌克兰需要炮兵来支持其复杂和国防的行动。”</text:p>
      <text:p text:style-name="P4">
他指出，美国给乌克兰提供了普通火炮弹并增加产量的“历史性”。 贝洛特(Bellot)的代表解释说：“但是这个过程需要时间，因此在我们的国内产量增长的同时为乌克兰提供供应桥至关重要。”</text:p>
      <text:p text:style-name="P4">
<text:span text:style-name="T4">
另请阅读：</text:span>
 [在五角大楼中相信<text:span text:style-name="T4">
盒式盒子</text:span>
贝壳被烘烤以破坏(https://www.ukrinform.ua/rubric-ato/3726566-u-pentagoni-vvazaut-so-kasetni-snaradi-buli-b-efektivnimi-dla-znisenna-vijsk-rf.html)沙利文强调，俄罗斯从全面入侵开始时使用盒式弹药，其过时的变体，具有高水平的法律或失败 - 从30％到40％。</text:p>
      <text:p text:style-name="P4">
“在这种背景下，乌克兰要求录音带弹药保护其主权丙酸。 我们可以提供的盒式弹药的拒绝指标比俄罗斯低得多 - 不超过2.5％。”他说。</text:p>
      <text:p text:style-name="P4">
在这方面，沙利文证实，美国正在与乌克兰合作，乌克兰“在冲突后努力减少对平民的任何潜在损害”。 贝登的助手说，这将需要做到。</text:p>
      <text:p text:style-name="P4">
<text:span text:style-name="T4">
另请阅读：</text:span>
 <text:a xlink:type="simple" xlink:href="https://www.ukrinform.ua/rubric-ato/3732875-kraini-nato-okremo-mozut-virisuvati-ci-davati-ukraini-kasetni-boepripasi-stoltenberg.html" text:style-name="Internet_20_link" text:visited-style-name="Visited_20_Internet_20_Link">
北约国家可以单独决定是否给乌克兰<text:span text:style-name="T4">
盒式录音</text:span>
弹药-Stoltenberg</text:a>
他强调说：“由于俄罗斯对盒式弹药的广泛使用，我们将不得不帮助乌克兰进行我的努力。”据媒体报道，新的军事援助计划将高达8亿美元。</text:p>
      <text:p text:style-name="P4">
News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乌克兰总统 - 北约成员：明确的邀请将是联盟勇敢的演示</text:span>
</text:h>
      <text:p text:style-name="P4">
作者: ['АРМІЯINFORM']</text:p>
      <text:p text:style-name="P4">
时间: 2023-07-07T40:00:00-04:00</text:p>
      <text:p text:style-name="P4">
描述: 乌克兰总统沃罗迪米尔·泽伦斯基（Volodymyr Zelensky），奇特卡（Chitka）要求乌克兰人……与乌克兰2022年的战争，与乌克兰的最新新闻战争，今天与乌克兰2022年的新闻战争，乌克兰和俄罗斯之间的战争将在乌克兰和俄罗斯之间发动战争，以及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7/zelenskyj-2.jpg" text:style-name="Internet_20_link" text:visited-style-name="Visited_20_Internet_20_Link">
zelenskyj-2.jpg</text:a>
']</text:p>
      <text:p text:style-name="P4">
标签: ['STOPRUSSIA', 'АГРЕСІЯ РФ', 'ВІЛЬНЮСЬКИЙ САМІТ', 'ВОЛОДИМИР ЗЕЛЕНСЬКИЙ', 'ВТОРГНЕННЯ РФ', 'НАТО']</text:p>
      <text:p text:style-name="P4">
类别: News</text:p>
      <!--METADATA-->
      <text:p text:style-name="P4">
<draw:frame draw:style-name="fr1" draw:name="Image246" text:anchor-type="as-char" svg:width="6.9236in" svg:height="3.894525in" draw:z-index="0">
<draw:image xlink:href="../Images/AРМІЯINFORM/2023-07-07T40-00-00-04-00/zelenskyj-2.jpg" xlink:type="simple" xlink:show="embed" xlink:actuate="onLoad" draw:mime-type="image/jpeg"/>
</draw:frame>
乌克兰沃迪米尔·泽伦斯基(Volodymyr Zelensky)总统坚信，乌克兰明确邀请乌克兰在[Vilnius Samite]的未来北约会员资格(https://armyinform.com.ua/2022/11/09/nastupnyj-samit-nato-vidbudetsya-vlitku-2023-roku-v-lytvi/)这将是勇气和力量的重要证明。</text:p>
      <text:p text:style-name="P4">
乌克兰的负责人<text:a xlink:type="simple" xlink:href="https://www.president.gov.ua/news/chitke-zaproshennya-ukrayini-do-chlenstva-v-nato-prodemonstr-84133" text:style-name="Internet_20_link" text:visited-style-name="Visited_20_Internet_20_Link">
陈述</text:a>
在与捷克同事彼得·帕维尔(Peter Pavel Uprazi)谈判后与媒体代表会面。</text:p>
      <text:p text:style-name="P4">
“只是需要邀请。 我们了解到，更多的表述可能会遇到困难，以获得所有Saliza合作伙伴的综合支持。 有人仍然看着莫斯科，有人害怕俄罗斯。 尽管我相信这是一个如此的时刻 - 一个很好的机会来展示整个Alleyman的勇气和力量，” Volodymyr Zelenskyy说。</text:p>
      <text:p text:style-name="P4">
总统强调，乌克兰期望有特定的信号邀请多纳托。</text:p>
      <text:p text:style-name="P4">
“我们需要这种动机。 我们需要诚实的关系，”乌克兰总统解释说。</text:p>
      <text:p text:style-name="P4">
根据国家元首的说法，今天的北大西洋联盟也需要赢家 - 成功的行动将证明其力量和团结。</text:p>
      <text:p text:style-name="P4">
“联盟尚未发现瑞典的共同信号，因此瑞典仍在北约。 而且没有关于瑞典会员资格的决定。 乌克兰也没有这种形式的邀请。 那联盟的成功是什么？ 最小化的是，世界，其人民和俄罗斯也需要展示联盟和团结，” Volodymyr Zelenskyy坚信。</text:p>
      <text:p text:style-name="P4">
我们将提醒，早些时候，乌克兰Alexei Reznikov国防部长<text:a xlink:type="simple" xlink:href="https://armyinform.com.ua/2023/07/06/oboronni-potreby-ukrayiny-nato-konczepcziya-armiyi-majbutnogo-oleksij-reznikov-zustrivsya-z-predstavnykamy-yevropejskoyi-rady-z-mizhnarodnyh-vidnosyn/" text:style-name="Internet_20_link" text:visited-style-name="Visited_20_Internet_20_Link">
宣布</text:a>
乌克兰在联盟中的成员是北约的绝对利益，因为乌克兰军队是世界上唯一在阻止和反映俄罗斯军队方面拥有丰富战斗经验的人。</text:p>
      <text:p text:style-name="P4">
News Source: <text:a xlink:type="simple" xlink:href="https://armyinform.com.ua/2023/07/07/prezydent-ukrayiny-pro-chlenstvo-v-nato-chitke-zaproshennya-stane-demonstracziyeyu-smilyvosti-alyansu/" text:style-name="Internet_20_link" text:visited-style-name="Visited_20_Internet_20_Link">
https://armyinform.com.ua/2023/07/07/prezydent-ukrayiny-pro-chlenstvo-v-nato-chitke-zaproshennya-stane-demonstracziyeyu-smilyvosti-alyansu/</text:a>
</text:p>
      <!--NEWS-->
      <text:h text:style-name="P10" text:outline-level="1">
<text:span text:style-name="T4">
Alexei Reznikov：乌克兰OPC应该成为经济司机之一</text:span>
</text:h>
      <text:p text:style-name="P4">
作者: ['АРМІЯINFORM']</text:p>
      <text:p text:style-name="P4">
时间: 2023-07-07T42:00:00-04:00</text:p>
      <text:p text:style-name="P4">
描述: 知识繁殖的乌克兰国防促销综合大楼洛科莫蒂夫...与乌克兰2022年的战争，与乌克兰与乌克兰的最新新闻，今天与乌克兰2022年的新闻战争，乌克兰和俄罗斯之间的战争将发生战争，何时在一场战争他们在2022年与乌克兰有一年</text:p>
      <text:p text:style-name="P4">
图片: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标签: ['ОЛЕКСІЙ РЕЗНІКОВ', 'ОПК', 'ОФІЦІЙНО']</text:p>
      <text:p text:style-name="P4">
类别: News</text:p>
      <!--METADATA-->
      <text:p text:style-name="P4">
<draw:frame draw:style-name="fr1" draw:name="Image247" text:anchor-type="as-char" svg:width="6.9236in" svg:height="4.596485in" draw:z-index="0">
<draw:image xlink:href="../Images/AРМІЯINFORM/2023-07-07T42-00-00-04-00/ukraine-tests-new-bogdana-truck-mounted-artillery-3.jpg" xlink:type="simple" xlink:show="embed" xlink:actuate="onLoad" draw:mime-type="image/jpeg"/>
</draw:frame>
说明性照片</text:p>
      <text:p text:style-name="P4">
乌克兰国防工业综合体的高度盈利，应该成为实现“ GDP-1万亿美元”目标的恶意面具。</text:p>
      <text:p text:style-name="P4">
在这个<text:a xlink:type="simple" xlink:href="https://interfax.com.ua/news/blog/921329.html" text:style-name="Internet_20_link" text:visited-style-name="Visited_20_Internet_20_Link">
强调</text:a>
乌克兰Alexei Reznikov部在作者“ Interfax-Ikraine”作者专栏中。</text:p>
      <text:p text:style-name="P4">
“我反复说出了我的立场 - 在OWT提供的自给自足是真正主权的组成部分。 我们必须生产他们能够有能力的一切。”乌克兰国防部长晋升。</text:p>
      <text:p text:style-name="P4">
根据Alexei Reznikov的说法，我们有一个优势 - 武器作战的经验。 强大的制造商准备与乌克兰建立合作伙伴关系。 因此，这应该利用这一点。</text:p>
      <text:p text:style-name="P4">
“为此，乌克兰需要一项新的发展发展策略，该战略应考虑影响创造的世界趋势和经济因素。 有必要放弃苏联模式，程序化的兔子和资源消费。</text:p>
      <text:p text:style-name="P4">
乌克兰国防工业应成为经济驱动力之一。 这意味着 - 能够在全球市场中遵守世界规则，以产生成本。 我们的道路不是孤立，而是合作。”他说。</text:p>
      <text:p text:style-name="P4">
同时，Alexei Reznikov认为可以快速移动，这是在该领域制定和实施政策的单一中心，具有非常灵活的研发工具，生产能力开发等。</text:p>
      <text:p text:style-name="P4">
“采购系统的变化是在与预算计划同步的角度，并拒绝批准以模糊的责任和缺乏软件计划方法的国防购买计划。 我们已经在准备它们 - 国防部发起了新的北约支持计划(检查及时购买)这将体现在NSPA中，”乌克兰亚历克西(Alexei Reznikov)部总结说。</text:p>
      <text:p text:style-name="P4">
News Source: <text:a xlink:type="simple" xlink:href="https://armyinform.com.ua/2023/07/07/oleksij-reznikov-ukrayinskyj-opk-maye-staty-odnym-z-drajveriv-ekonomiky/" text:style-name="Internet_20_link" text:visited-style-name="Visited_20_Internet_20_Link">
https://armyinform.com.ua/2023/07/07/oleksij-reznikov-ukrayinskyj-opk-maye-staty-odnym-z-drajveriv-ekonomiky/</text:a>
</text:p>
      <!--NEWS-->
      <text:h text:style-name="P10" text:outline-level="1">
<text:span text:style-name="T4">
乌克兰国防部准备了国防部门转型的概念-Alexey Reznikov</text:span>
</text:h>
      <text:p text:style-name="P4">
作者: ['АРМІЯINFORM']</text:p>
      <text:p text:style-name="P4">
时间: 2023-07-07T44:00:00-04:00</text:p>
      <text:p text:style-name="P4">
描述: 乌克兰无防御性的vidnate被赋予了向国防部门转型的概念。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252558.jpg" text:style-name="Internet_20_link" text:visited-style-name="Visited_20_Internet_20_Link">
252558.jpg</text:a>
']</text:p>
      <text:p text:style-name="P4">
标签: ['STOPRUSSIA', 'ВТОРГНЕННЯ РФ', 'ОЛЕКСІЙ РЕЗНІКОВ', 'ОФІЦІЙНО', 'ТРАНСФОРМАЦІЯ СЕКТОРУ ОБОРОНИ']</text:p>
      <text:p text:style-name="P4">
类别: News</text:p>
      <!--METADATA-->
      <text:p text:style-name="P4">
<draw:frame draw:style-name="fr1" draw:name="Image248" text:anchor-type="as-char" svg:width="6.9236in" svg:height="3.623351in" draw:z-index="0">
<draw:image xlink:href="../Images/AРМІЯINFORM/2023-07-07T44-00-00-04-00/252558.jpg" xlink:type="simple" xlink:show="embed" xlink:actuate="onLoad" draw:mime-type="image/jpeg"/>
</draw:frame>
乌克兰国防部已经准备了转型的概念。</text:p>
      <text:p text:style-name="P4">
在作者的“ Interfax-Aukraine”的作者专栏中<text:a xlink:type="simple" xlink:href="https://interfax.com.ua/news/blog/921329.html" text:style-name="Internet_20_link" text:visited-style-name="Visited_20_Internet_20_Link">
写</text:a>
国防部长Alexei Reznikov。</text:p>
      <text:p text:style-name="P4">
“我们开始为一年前未来军队的形成做准备 -  2022年，我签署了一项命令，以检查乌克兰装甲部队的能力。 评估能力的评估 - 即塔雷尔(Tarelny)回答这些能力的挑战的平衡 - 是北约原则的国防计划的基本要素。 评论已完成。 根据对该材料的分析以及对战争经验的全面评估，国防部准备了乌克兰国防部门转型的概念。 6月初，他将此文件提交给乌克兰丹尼斯·施米加尔(Denis Shmigal)总理，”乌克兰国防部负责人。</text:p>
      <text:p text:style-name="P4">
Alexei Reznikov强调，许多必要的决定都具有机构间特征，需要对立法进行更改，并涉及矿山，退伍军人部，教育和科学部，教育和科学部，青年部，财政部，财政部，部，部，部，部，部，部，部，部，部。金融等等。 从一开始，确保机构间协同作用实际上是成功的。 政府负责人特别注意它。</text:p>
      <text:p text:style-name="P4">
“ 7月5日，总理丹尼斯·施米加尔(Denis Shmigal)就安全与国防部门改革与国防改革计划的实施介绍了“ <text:a xlink:type="simple" xlink:href="https://armyinform.com.ua/2023/07/06/v-uryadi-obgovoryly-pytannya-shhodo-reformy-bezpeky-ta-oborony-ukrayiny/" text:style-name="Internet_20_link" text:visited-style-name="Visited_20_Internet_20_Link">
乌克兰盾牌</text:a>
»，在此期间，介绍了国防部关于必要转变的愿景。 与同事发布我们的联合建议将成为有关[乌克兰学说]的讨论的一部分(https://armyinform.com.ua/2023/06/29/volodymyr-zelenskyj-zaproponuvav-osnovni-napryamy-transformacziyi-yaku-ukrayina-maye-zdijsnyty-za-desyatyrichchya/)，由乌克兰沃罗德米尔塞尔斯基(Volodymyrzelensky)主席发起。”</text:p>
      <text:p text:style-name="P4">
乌克兰国防部长坚持认为：敌人已经证明了国防部是一种非债务和投资。 防御能力将产生资源。</text:p>
      <text:p text:style-name="P4">
“海军的加强是苏联和阿佐夫海的安全导航的保证，这是我们从贸易​​中获得的收入。 无法访问的防御是抵抗任何恢复的保险丝，这是保存废墟的可靠保证。我们必须证明这些决定中这些关系的意识。” Oleksireznikov解释说。“面对高度的不确定性，我们开始计划和设计国防转型。 我们知道战争将以我们的方式结束，但我们不知道何时确定。 例如，这阻止了武器“动物园”的系统优化，我们将驱除占领者。 Adengam需要更快更快的所有可能的武器。 我们不知道何时准确解决了合作伙伴对我们国家完整整合的决定。 这是从根本上讲。 乌克兰国防军作为集体防御的一部分的改革是一回事。 它与合作伙伴功能，能力，计划资源，访问Tatechnology的信息等相一致。 仅靠部分支持支持仅仅是防御能力的形成是另一个。 这就是为什么我对合作伙伴的主要要求之一是有必要尽快对乌克兰的加入做出决定。 那么对我们来说将更容易，对我们来说更容易。 或者，如果我们不希望在不久的将来做出这样的决定，那么乌克兰需要包括乌克兰的纳德维奇合作伙伴的防御计划(许多)第三方基础。 考虑到高度的不确定性，是防御性转换的灵活柔性矩阵，这将允许指定步骤移动时的放大倍数。” Alexei Reznikov总结说。</text:p>
      <text:p text:style-name="P4">
News Source: <text:a xlink:type="simple" xlink:href="https://armyinform.com.ua/2023/07/07/ministerstvo-oborony-ukrayiny-pidgotuvalo-konczepcziyu-transformacziyi-sektoru-oborony-oleksij-reznikov/" text:style-name="Internet_20_link" text:visited-style-name="Visited_20_Internet_20_Link">
https://armyinform.com.ua/2023/07/07/ministerstvo-oborony-ukrayiny-pidgotuvalo-konczepcziyu-transformacziyi-sektoru-oborony-oleksij-reznikov/</text:a>
</text:p>
      <!--NEWS-->
      <text:h text:style-name="P10" text:outline-level="1">
<text:span text:style-name="T4">
烟火每天被中和500多个爆炸性物品</text:span>
</text:h>
      <text:p text:style-name="P4">
作者: ['АРМІЯINFORM']</text:p>
      <text:p text:style-name="P4">
时间: 2023-07-07T46:00:00-04:00</text:p>
      <text:p text:style-name="P4">
描述: DSNS的pidrodriloms在Le -kvisdatsiya naslidkiv obrailiv上达到了217 Viyzdiv的健康...与乌克兰2022年的战争，今天与乌克兰的最新消息，今天与乌克兰的最新消息，与乌克兰的战争，与乌克兰的2022年战争，今天与乌克兰和俄罗斯之间的战争，乌克兰和俄罗斯之间的战争，乌克兰和俄罗斯之间的战争， ，他们在2022年与乌克兰与乌克兰的战争，无论是否将在不久</text:p>
      <text:p text:style-name="P4">
图片: ['<text:a xlink:type="simple" xlink:href="https://armyinform.com.ua/wp-content/uploads/2023/01/ost-ukraine-minen-warnschild.jpg" text:style-name="Internet_20_link" text:visited-style-name="Visited_20_Internet_20_Link">
ost-ukraine-minen-warnschild.jpg</text:a>
']</text:p>
      <text:p text:style-name="P4">
标签: ['ВИБУХОНЕБЕЗПЕЧНІ ПРЕДМЕТИ', 'ДСНС УКРАЇНИ', 'ПІРОТЕХНІКИ']</text:p>
      <text:p text:style-name="P4">
类别: News</text:p>
      <!--METADATA-->
      <text:p text:style-name="P4">
<draw:frame draw:style-name="fr1" draw:name="Image249" text:anchor-type="as-char" svg:width="6.9236in" svg:height="5.189974in" draw:z-index="0">
<draw:image xlink:href="../Images/AРМІЯINFORM/2023-07-07T46-00-00-04-00/ost-ukraine-minen-warnschild.jpg" xlink:type="simple" xlink:show="embed" xlink:actuate="onLoad" draw:mime-type="image/jpeg"/>
</draw:frame>
说明性照片</text:p>
      <text:p text:style-name="P4">
一天中的SES单位进行了217次旅行，以消除定居点和基础设施的居民的后果。 消除了16次火灾。 为63人提供了心理帮助。</text:p>
      <text:p text:style-name="P4">
关于这个<text:a xlink:type="simple" xlink:href="https://www.kmu.gov.ua/news/operatyvna-informatsiia-dsns-shchodo-naslidkiv-vedennia-boiovykh-dii-rosiiskoiu-federatsiieiu-ta-roboty-pirotekhnichnykh-pidrozdiliv-sluzhby-7-7-23" text:style-name="Internet_20_link" text:visited-style-name="Visited_20_Internet_20_Link">
告知</text:a>
政府门户。</text:p>
      <text:p text:style-name="P4">
自战争开始以来，消除了后果的10.110次出发，消除了15,00068次大火，救出了4,00029人，提供了22.1,000835人。</text:p>
      <text:p text:style-name="P4">
SES的烟火单位在白天涉及166次，抓住并处置了564个单位。 爆炸物，48公顷。</text:p>
      <text:p text:style-name="P4">
大多数烟火单元运行着：</text:p>
      <text:p text:style-name="P4">
在哈尔基夫地区20,000 200次，</text:p>
      <text:p text:style-name="P4">
<text:span text:style-name="T5">
基辅地区-8000 136， </text:span>
顿涅茨克地区-6,0004， * Mykolaiv地区-5000 360， * Kherson地区-6,000 092， * Chernihiv地区-4000 757， * Sumy地区-2000 247， * Cherkasy区域。-100044。</text:p>
      <text:p text:style-name="P4">
从大规模的军事入侵俄罗斯联邦开始，乌克兰领土已被处置为40.8万272个单位。 爆炸物2,000千克爆炸物，包括3,000个单位。 航空炸弹。 调查了90万公顷超过954公顷的领土。</text:p>
      <text:p text:style-name="P4">
News Source: <text:a xlink:type="simple" xlink:href="https://armyinform.com.ua/2023/07/07/pirotehniky-za-dobu-zneshkodyly-ponad-500-vybuhonebezpechnyh-predmetiv/" text:style-name="Internet_20_link" text:visited-style-name="Visited_20_Internet_20_Link">
https://armyinform.com.ua/2023/07/07/pirotehniky-za-dobu-zneshkodyly-ponad-500-vybuhonebezpechnyh-predmetiv/</text:a>
</text:p>
      <!--NEWS-->
      <text:h text:style-name="P10" text:outline-level="1">
<text:span text:style-name="T4">
美国国务卿关于利维夫的导弹袭击：克里姆林宫残酷的另一个例子</text:span>
</text:h>
      <text:p text:style-name="P4">
作者: ['АРМІЯINFORM']</text:p>
      <text:p text:style-name="P4">
时间: 2023-07-07T48:00:00-04:00</text:p>
      <text:p text:style-name="P4">
描述: 火箭罢工在lviv上，尼克·特拉斯特（Nich Trast）6 lipnya的扎夫达尼（Zavdani）何时，何时，何时，何时，何时，何时，何时，何时，何时，何时，何时与乌克兰在2022年进行战争，是否会在不久的将来与乌克兰进行战争，与乌克兰的战争，今天的乌克兰的战争，今天的新闻，今天乌克兰新闻在俄罗斯的乌克兰媒体</text:p>
      <text:p text:style-name="P4">
图片: ['<text:a xlink:type="simple" xlink:href="https://armyinform.com.ua/wp-content/uploads/2022/11/c1_4384621.jpg" text:style-name="Internet_20_link" text:visited-style-name="Visited_20_Internet_20_Link">
c1_4384621.jpg</text:a>
']</text:p>
      <text:p text:style-name="P4">
标签: ['ДЕРЖАВНИЙ СЕКРЕТАР США ЕНТОНІ\xa0БЛІНКЕН', 'ЛЬВІВ', 'ПІДТРИМКА УКРАЇНИ', 'РАКЕТНИЙ УДАР']</text:p>
      <text:p text:style-name="P4">
类别: News</text:p>
      <!--METADATA-->
      <text:p text:style-name="P4">
<draw:frame draw:style-name="fr1" draw:name="Image250" text:anchor-type="as-char" svg:width="6.9236in" svg:height="4.579673in" draw:z-index="0">
<draw:image xlink:href="../Images/AРМІЯINFORM/2023-07-07T48-00-00-04-00/c1_4384621.jpg" xlink:type="simple" xlink:show="embed" xlink:actuate="onLoad" draw:mime-type="image/jpeg"/>
</draw:frame>
Bangkokpost.com的照片</text:p>
      <text:p text:style-name="P4">
在7月6日晚上，在利沃夫(Lviv)造成的导弹中风是俄罗斯联邦对乌克兰的侵略性政治政治领导的另一个例子。</text:p>
      <text:p text:style-name="P4">
美国国务卿安东尼·眨眼<text:a xlink:type="simple" xlink:href="https://twitter.com/SecBlinken/status/1677037785419595776" text:style-name="Internet_20_link" text:visited-style-name="Visited_20_Internet_20_Link">
写道</text:a>
在yourtwitter上。</text:p>
      <text:p text:style-name="P4">
他还谴责了俄罗斯对乌克兰和平城市的袭击。 Anthoniblinken还确认了美国打算向乌克兰提供进一步的支持和援助，这反映了俄罗斯大规模的军事侵略。</text:p>
      <text:p text:style-name="P4">
“俄罗斯对西部乌克兰城市利维夫的袭击是残酷的克雷姆的另一个例子，这就是为什么支持乌克兰保护克里姆林宫侵略至关重要的原因。 美国对乌克兰的承诺是坚定的。”他的帖子写道。</text:p>
      <text:p text:style-name="P4">
早些时候，俄罗斯在利维夫的火箭袭击<text:a xlink:type="simple" xlink:href="https://armyinform.com.ua/2023/07/06/gensek-rady-yevropy-pro-raketnu-ataku-po-lvovu-dlya-tyh-hto-skoyiv-czi-zhahlyvi-diyi-nastane-vidpovidalnist/" text:style-name="Internet_20_link" text:visited-style-name="Visited_20_Internet_20_Link">
反应</text:a>
欧洲委员会秘书长玛丽亚·佩奇诺维奇·鲍里奇·坦恩(Maria Peychinovich-Burich Tann)描绘了“那些犯下这些恐怖家的人的责任日”。</text:p>
      <text:p text:style-name="P4">
美国驻乌克兰布里奇特·布林克(Bridget Brinka)的大使也<text:a xlink:type="simple" xlink:href="https://armyinform.com.ua/2023/07/06/posol-ssha-pro-terorystychni-obstrily-lvova-rosiyeyu-my-prodovzhuvatymemo-zmicznyuvaty-zdatnist-ukrayiny-zahyshhatysya/" text:style-name="Internet_20_link" text:visited-style-name="Visited_20_Internet_20_Link">
被判刑</text:a>
俄罗斯在利维夫和纳索利亚的火箭袭击，即美国将远离并继续增强乌克兰捍卫自己的能力。</text:p>
      <text:p text:style-name="P4">
我们将提醒，2023年7月6日晚上，俄罗斯火箭袭击了Lviv的Vagagotoktoktokttor House，导致10人死亡。</text:p>
      <text:p text:style-name="P4">
News Source: <text:a xlink:type="simple" xlink:href="https://armyinform.com.ua/2023/07/07/derzhsekretar-ssha-pro-raketnu-ataku-po-lvovu-shhe-odyn-pryklad-zhorstokosti-kremlya/" text:style-name="Internet_20_link" text:visited-style-name="Visited_20_Internet_20_Link">
https://armyinform.com.ua/2023/07/07/derzhsekretar-ssha-pro-raketnu-ataku-po-lvovu-shhe-odyn-pryklad-zhorstokosti-kremlya/</text:a>
</text:p>
      <!--NEWS-->
      <text:h text:style-name="P10" text:outline-level="1">
<text:span text:style-name="T4">
利沃夫当局已分配了1亿次消除火箭火的后果</text:span>
</text:h>
      <text:p text:style-name="P4">
作者: Ukrinform (Person)</text:p>
      <text:p text:style-name="P4">
出版商: Укринформ (Organization)</text:p>
      <text:p text:style-name="P4">
出版时间: 2023-07-07T4:47:00+03:00</text:p>
      <text:p text:style-name="P4">
修改时间: 2023-07-07T21:47:00+03:00</text:p>
      <text:p text:style-name="P4">
描述: 在LVIV中，消除了火箭射击的后果。 该市已为主要需求分配了1亿HRYVNIA。  - 乌克林。</text:p>
      <text:p text:style-name="P4">
图片: ['<text:a xlink:type="simple" xlink:href="https://static.ukrinform.com/photos/2023_07/thumb_files/630_360_1688627447-8405.jpeg" text:style-name="Internet_20_link" text:visited-style-name="Visited_20_Internet_20_Link">
630_360_16886...</text:a>
']</text:p>
      <text:p text:style-name="P4">
标签: ['Львів', 'Садовий', 'Війна з Росією', 'Ракетний удар']</text:p>
      <text:p text:style-name="P4">
类型: Article</text:p>
      <!--METADATA-->
      <text:p text:style-name="P4">
<draw:frame draw:style-name="fr1" draw:name="Image251" text:anchor-type="as-char" svg:width="6.9236in" svg:height="3.956343in" draw:z-index="0">
<draw:image xlink:href="../Images/yкринформ/2023-07-07T4-47-00-03-00/630_360_1688627447-8405.jpeg" xlink:type="simple" xlink:show="embed" xlink:actuate="onLoad" draw:mime-type="image/jpeg"/>
</draw:frame>
在LVIV中，消除了火箭射击的后果。 永远需要这座城市分配了1亿个UAH。</text:p>
      <text:p text:style-name="P4">
根据乌克林福姆的说法，利维夫市长安德里·萨德维(Andriy Sadovy)在<text:a xlink:type="simple" xlink:href="https://www.facebook.com/andriy.sadovyi/videos/942492633486034/" text:style-name="Internet_20_link" text:visited-style-name="Visited_20_Internet_20_Link">
Facebook</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除三个房屋以外的所有房屋都恢复了电力和供水，这是最有害的。</text:p>
      <text:p text:style-name="P4">
执法机构将保护已损坏的房屋，以防止事故和抢劫。</text:p>
      <text:p text:style-name="P4">
正如乌克林福姆报道的<text:a xlink:type="simple" xlink:href="https://www.ukrinform.ua/tag-lviv" text:style-name="Internet_20_link" text:visited-style-name="Visited_20_Internet_20_Link">
LVIV</text:a>
由于俄罗斯火箭袭击，大约有60个家庭失去了家。</text:p>
      <text:p text:style-name="P4">
News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乌克兰的120个定居点在过去的一天解雇了Rosarmia</text:span>
</text:h>
      <text:p text:style-name="P4">
作者: ['АРМІЯINFORM']</text:p>
      <text:p text:style-name="P4">
时间: 2023-07-07T50:00:00-04:00</text:p>
      <text:p text:style-name="P4">
描述: Rosiyski Vissyka在乌克兰9个地区的盛宴上开火。 关于一般军事...与乌克兰2022年的战争，与乌克兰的战争是今天的最新消息，与乌克兰2022年战争的消息是今天的最后一场新闻，乌克兰和俄罗斯之间的战争是否会发生战争与乌克兰在2022年的关系与否，在不久的将来会与乌克兰进行战争，这是与乌克兰的战争，今天的乌克兰新闻，乌克兰的新闻，乌克兰媒体在俄罗斯的乌克兰新闻</text:p>
      <text:p text:style-name="P4">
图片: ['<text:a xlink:type="simple" xlink:href="https://armyinform.com.ua/wp-content/uploads/2023/07/photo_5278670091782836090_y.jpg" text:style-name="Internet_20_link" text:visited-style-name="Visited_20_Internet_20_Link">
photo_5278670091782836090_y.jpg</text:a>
']</text:p>
      <text:p text:style-name="P4">
标签: ['ВОРОЖІ ОБСТРІЛИ', 'КРАЇНА-ТЕРОРИСТ РФ', 'ХАРКІВСЬКИЙ ТРИБУНАЛ']</text:p>
      <text:p text:style-name="P4">
类别: News</text:p>
      <!--METADATA-->
      <text:p text:style-name="P4">
<draw:frame draw:style-name="fr1" draw:name="Image252" text:anchor-type="as-char" svg:width="6.9236in" svg:height="5.530605in" draw:z-index="0">
<draw:image xlink:href="../Images/AРМІЯINFORM/2023-07-07T50-00-00-04-00/photo_5278670091782836090_y.jpg" xlink:type="simple" xlink:show="embed" xlink:actuate="onLoad" draw:mime-type="image/jpeg"/>
</draw:frame>
俄罗斯军队向乌克兰9个地区的领土开火。</text:p>
      <text:p text:style-name="P4">
关于它<text:a xlink:type="simple" xlink:href="https://t.me/militarymediacenter/2458" text:style-name="Internet_20_link" text:visited-style-name="Visited_20_Internet_20_Link">
报告</text:a>
军事媒体中心。</text:p>
      <text:p text:style-name="P4">
声明说：“从不同类型的武器 - 带有棺材弹药的迫击炮，枪管和喷气火炮，SCR，无人机，战术航空 - 受到120个绘画点和79个基础设施对象的攻击。”</text:p>
      <text:p text:style-name="P4">
平民中有杀害和受伤，受害者人数被澄清。</text:p>
      <text:p text:style-name="P4">
News Source: <text:a xlink:type="simple" xlink:href="https://armyinform.com.ua/2023/07/07/120-naselenyh-punktiv-ukrayiny-obstrilyala-rosarmiya-za-mynulu-dobu-2/" text:style-name="Internet_20_link" text:visited-style-name="Visited_20_Internet_20_Link">
https://armyinform.com.ua/2023/07/07/120-naselenyh-punktiv-ukrayiny-obstrilyala-rosarmiya-za-mynulu-dobu-2/</text:a>
</text:p>
      <!--NEWS-->
      <text:h text:style-name="P10" text:outline-level="1">
<text:span text:style-name="T4">
FSB代理商收集了有关维修武装部队的秘密信息，威胁生命监禁</text:span>
</text:h>
      <text:p text:style-name="P4">
作者: ['АРМІЯINFORM']</text:p>
      <text:p text:style-name="P4">
时间: 2023-07-07T52:00:00-04:00</text:p>
      <text:p text:style-name="P4">
描述: FSB经纪人拒绝了Zavdannya的战争 - 辩护...与乌克兰2022年的战争辩护，与乌克兰的战争是今天的最新消息，今天是与乌克兰2022年的新闻战争，今天将在那里，将在那里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7/1879618213e5f3e66bd5fabc5843dab1.jpeg" text:style-name="Internet_20_link" text:visited-style-name="Visited_20_Internet_20_Link">
1879618213e5f3e66bd5fabc5843dab1.jpeg</text:a>
']</text:p>
      <text:p text:style-name="P4">
标签: ['АГЕНТ ФСБ', 'СБУ', 'СУД']</text:p>
      <text:p text:style-name="P4">
类别: News</text:p>
      <!--METADATA-->
      <text:p text:style-name="P4">
<draw:frame draw:style-name="fr1" draw:name="Image253" text:anchor-type="as-char" svg:width="6.9236in" svg:height="4.615733in" draw:z-index="0">
<draw:image xlink:href="../Images/AРМІЯINFORM/2023-07-07T52-00-00-04-00/1879618213e5f3e66bd5fabc5843dab1.jpeg" xlink:type="simple" xlink:show="embed" xlink:actuate="onLoad" draw:mime-type="image/jpeg"/>
</draw:frame>
FSB代理人被拘留，他们接受了敌对的任务 - 在基洛维格拉德地区的国防公司定居，并收集有关武装部队维修的秘密信息。</text:p>
      <text:p text:style-name="P4">
关于它<text:a xlink:type="simple" xlink:href="https://ssu.gov.ua/novyny/sbu-zatrymala-ahentakonservu-fsb-yakyi-vlashtuvavsia-do-oboronnoho-zavodu-na-kirovohradshchyni" text:style-name="Internet_20_link" text:visited-style-name="Visited_20_Internet_20_Link">
报告</text:a>
乌克兰的安全服务。</text:p>
      <text:p text:style-name="P4">
“涉及的人设法达到了几个星期的职位。 他几乎立即开始收集有利于俄罗斯联邦的情报，但记录了每个步骤。”</text:p>
      <text:p text:style-name="P4">
敌对的同事是当地的居民，他是由FSB Long -Time招募的大规模入侵俄罗斯联邦。</text:p>
      <text:p text:style-name="P4">
根据调查，该代理商主要试图确定根据乌克兰国防公司维持的确切外国武器数量。</text:p>
      <text:p text:style-name="P4">
“在俄罗斯情报部门的视野中，他在俄罗斯存在的长期存在期间，在俄罗斯工作，在那里他在各个企业工作。 随后，它被转移到“等待政权”，并派往乌克兰，他们在大规模入侵的Novokes之后“激活”了，”在消息中说。</text:p>
      <text:p text:style-name="P4">
在成功完成敌对任务的情况下，俄罗斯特殊服务“保证”他在离开俄罗斯联邦并获得侵略国公民身份的帮助。</text:p>
      <text:p text:style-name="P4">
根据收集的证据，安全部门的调查人员告知了在戒严条件下犯下的州叛国案中的恶意因素。</text:p>
      <text:p text:style-name="P4">
叛徒是通过一项预审措施选择的，无权押金。 正在进行调查以确定犯罪的所有情况。一生受到生命监禁的威胁。</text:p>
      <text:p text:style-name="P4">
News Source: <text:a xlink:type="simple" xlink:href="https://armyinform.com.ua/2023/07/07/agentu-fsb-yakyj-zbyrav-tayemnu-informacziyu-shhodo-remontu-tehniky-zsu-zagrozhuye-dovichne-uvyaznennya/" text:style-name="Internet_20_link" text:visited-style-name="Visited_20_Internet_20_Link">
https://armyinform.com.ua/2023/07/07/agentu-fsb-yakyj-zbyrav-tayemnu-informacziyu-shhodo-remontu-tehniky-zsu-zagrozhuye-dovichne-uvyaznennya/</text:a>
</text:p>
      <!--NEWS-->
      <text:h text:style-name="P10" text:outline-level="1">
<text:span text:style-name="T4">
乌克兰军队是不可能的，但我们需要更多的武器 -  NSDC的秘书</text:span>
</text:h>
      <text:p text:style-name="P4">
作者: ['АРМІЯINFORM']</text:p>
      <text:p text:style-name="P4">
时间: 2023-07-07T54:00:00-04:00</text:p>
      <text:p text:style-name="P4">
描述: 霍德（Hod）是陆军喇嘛喇嘛，韦登尼亚（Vedennya），韦登尼亚（Vedennya）练习...与乌克兰2022年的战争，与乌克兰与乌克兰的最新消息，今天与乌克兰的新闻战争，今天上次与乌克兰的新闻战争，乌克兰和俄罗斯和俄罗斯以及俄罗斯之间以及俄罗斯以及俄罗斯之间的战争，什么时候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7/6453324d1b23f.jpeg" text:style-name="Internet_20_link" text:visited-style-name="Visited_20_Internet_20_Link">
6453324d1b23f.jpeg</text:a>
']</text:p>
      <text:p text:style-name="P4">
标签: ['STOPRUSSIA', 'АГРЕСІЯ РФ', 'ВТОРГНЕННЯ РФ', 'ОЛЕКСІЙ ДАНІЛОВ', 'РНБО']</text:p>
      <text:p text:style-name="P4">
类别: News</text:p>
      <!--METADATA-->
      <text:p text:style-name="P4">
<draw:frame draw:style-name="fr1" draw:name="Image254" text:anchor-type="as-char" svg:width="6.9236in" svg:height="4.32725in" draw:z-index="0">
<draw:image xlink:href="../Images/AРМІЯINFORM/2023-07-07T54-00-00-04-00/6453324d1b23f.jpeg" xlink:type="simple" xlink:show="embed" xlink:actuate="onLoad" draw:mime-type="image/jpeg"/>
</draw:frame>
在积极的战斗过程中，乌克兰军队打破了所有现代战争的既定理论，但是这种可持续性需要持续不断的武器供应。</text:p>
      <text:p text:style-name="P4">
在这个<text:a xlink:type="simple" xlink:href="https://www.facebook.com/danilov.oleksiy/posts/pfbid0maHyY79BwaWdZecRBUp79Xnkw1hfbHzxacXEZuaSWLkqH8X3h4e5k9NJoC1M4VZ1l" text:style-name="Internet_20_link" text:visited-style-name="Visited_20_Internet_20_Link">
强调</text:a>
乌克兰阿列克谢·丹尼洛夫国家安全与国防委员会秘书。</text:p>
      <text:p text:style-name="P4">
“乌克兰辩护的力量成功地完成了进攻的任务，以及平等平等甚至数值少数部队和手段的抗辩。 NSDC秘书说。</text:p>
      <text:p text:style-name="P4">
他补充说，乌克兰士兵在现有车站发起的所有组成部分都在所有组成部分中进行了独特的军事行动。</text:p>
      <text:p text:style-name="P4">
“哪些北约军队有这样的经验和这种熨斗……神经？ 同时，乌克兰的优先事项是我们士兵的生活。 在这方面，我们的进攻和反对性损失要比俄罗斯人要少得多。 但是乌克兰稳定的奇迹需要持续不断的武器供应。 确定性是会议，总统和政府的努力之一。 别忘了：俄罗斯是当下的迦太基，将被摧毁!”  -  Oleksiy Danilov。</text:p>
      <text:p text:style-name="P4">
News Source: <text:a xlink:type="simple" xlink:href="https://armyinform.com.ua/2023/07/07/ukrayinska-armiya-robyt-nemozhlyve-ale-nam-potribno-bilshe-zbroyi-sekretar-rnbo/" text:style-name="Internet_20_link" text:visited-style-name="Visited_20_Internet_20_Link">
https://armyinform.com.ua/2023/07/07/ukrayinska-armiya-robyt-nemozhlyve-ale-nam-potribno-bilshe-zbroyi-sekretar-rnbo/</text:a>
</text:p>
      <!--NEWS-->
      <text:h text:style-name="P10" text:outline-level="1">
<text:span text:style-name="T4">
在乌克兰，将创建针对俄罗斯侵略受害者的康复中心</text:span>
</text:h>
      <text:p text:style-name="P4">
作者: ['АРМІЯINFORM']</text:p>
      <text:p text:style-name="P4">
时间: 2023-07-07T56:00:00-04:00</text:p>
      <text:p text:style-name="P4">
描述: 在维康尼亚（Vikonnya）总统上，总统普拉特苏（Praitseyu）是伟大的重新统治的深处...与乌克兰2022年的战争，与乌克兰的最新新闻，今天与乌克兰2022年的新闻战争，今天将在乌克兰和俄罗斯和俄罗斯和俄罗斯和俄罗斯和俄罗斯与俄罗斯和俄罗斯之间发动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7/358408878_822056782817764_1615523877416970495_n.jpg" text:style-name="Internet_20_link" text:visited-style-name="Visited_20_Internet_20_Link">
358408878_822056782817764_1615523877416970495_n.jpg</text:a>
']</text:p>
      <text:p text:style-name="P4">
标签: ['ДЕНИС ШМИГАЛЬ', 'РЕАБІЛІТАЦІЙНІ ЦЕНТРИ']</text:p>
      <text:p text:style-name="P4">
类别: News</text:p>
      <!--METADATA-->
      <text:p text:style-name="P4">
<draw:frame draw:style-name="fr1" draw:name="Image255" text:anchor-type="as-char" svg:width="6.9236in" svg:height="4.615733in" draw:z-index="0">
<draw:image xlink:href="../Images/AРМІЯINFORM/2023-07-07T56-00-00-04-00/358408878_822056782817764_1615523877416970495_n.jpg" xlink:type="simple" xlink:show="embed" xlink:actuate="onLoad" draw:mime-type="image/jpeg"/>
</draw:frame>
为了完成总统的任务，政府正在致力于建立国家一级的大型康复中心，这将与遭受俄罗斯侵略的任何人结合身体的心理康复。</text:p>
      <text:p text:style-name="P4">
关于它<text:a xlink:type="simple" xlink:href="https://www.facebook.com/dshmyhal/posts/pfbid02i5426xKYf5B5u1uYPtorXfpL58CmeSkv6idyu6himiXw6wYEUutTbRaTcXWDhXWAl" text:style-name="Internet_20_link" text:visited-style-name="Visited_20_Internet_20_Link">
报告</text:a>
乌克兰丹尼斯·史密斯(Denis Shmigal)总理。</text:p>
      <text:p text:style-name="P4">
“在乌克兰，应使用最佳的现代实践来建立康复行业。 乌克兰总统在新的乌克兰杜克里(New Ukrainian Doktry)中表达了这样的愿景。 我们设定了一个政府的目标，以至于每个遭受ED俄罗斯侵略的人都可以重返充实的生活。”演讲写道。</text:p>
      <text:p text:style-name="P4">
他指出，至少有4个这样的中心是建立的计划。</text:p>
      <text:p text:style-name="P4">
据他说，现在有可用的康复thabilitation机构。 特别是国防部制定了一项康复兵役的战略。</text:p>
      <text:p text:style-name="P4">
“多学科团队，包括医生，假肢，社会员工和其他人在医院工作。 这些计划还扩大了与康复有关的专业领域阅读的计划。” Denyshmigal说。</text:p>
      <text:p text:style-name="P4">
他补充说，计划创建国家的“生活中心”。 已经有200多个社区提交了适当的申请。</text:p>
      <text:p text:style-name="P4">
News Source: <text:a xlink:type="simple" xlink:href="https://armyinform.com.ua/2023/07/07/v-ukrayini-stvoryat-reabilitaczijni-czentry-dlya-postrazhdalyh-vid-rosijskoyi-agresiyi/" text:style-name="Internet_20_link" text:visited-style-name="Visited_20_Internet_20_Link">
https://armyinform.com.ua/2023/07/07/v-ukrayini-stvoryat-reabilitaczijni-czentry-dlya-postrazhdalyh-vid-rosijskoyi-agresiyi/</text:a>
</text:p>
      <!--NEWS-->
      <text:h text:style-name="P10" text:outline-level="1">
<text:span text:style-name="T4">
下线。 该倡议现在是-Volodymyr Zelenskyy</text:span>
</text:h>
      <text:p text:style-name="P4">
作者: ['АРМІЯINFORM']</text:p>
      <text:p text:style-name="P4">
时间: 2023-07-07T57:00:00-04:00</text:p>
      <text:p text:style-name="P4">
描述: 乌克兰沃迪米尔Zelensky Pid Hour总裁捷克彼得...与乌克兰2022年的战争，与乌克兰与乌克兰的最新新闻战争，今天与乌克兰2022年的新闻战争，乌克兰和俄罗斯之间的战争以及俄罗斯之间的战争以及何时在俄罗斯之间发生战争他们在2022年与乌克兰有一年</text:p>
      <text:p text:style-name="P4">
图片: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标签: ['STOPRUSSIA', 'АГРЕСІЯ РФ', 'ВІЙНА', 'ВОЛОДИМИР ЗЕЛЕНСЬКИЙ', 'ВТОРГНЕННЯ РФ', 'ПЕТР ПАВЕЛ', 'ЧЕХІЯ']</text:p>
      <text:p text:style-name="P4">
类别: News</text:p>
      <!--METADATA-->
      <text:p text:style-name="P4">
<draw:frame draw:style-name="fr1" draw:name="Image256" text:anchor-type="as-char" svg:width="6.9236in" svg:height="4.330958in" draw:z-index="0">
<draw:image xlink:href="../Images/AРМІЯINFORM/2023-07-07T57-00-00-04-00/355929718_173228845743213_8763579277450913968_n.png" xlink:type="simple" xlink:show="embed" xlink:actuate="onLoad" draw:mime-type="image/png"/>
</draw:frame>
乌克兰沃罗迪米尔·泽伦斯基(Volodymyr Zelensky)总裁在布拉格(Prague)的捷克共和国帕维尔(Pavel Pavel)主席联合时，感谢捷克政府和为了欧洲自由而付诸实践的一切统治和自愿支持的人民：武器的援助：对俄罗斯的制裁，对乌克兰的援助。</text:p>
      <text:p text:style-name="P4">
弗拉基米尔·泽伦斯基(Vladimir Zelensky)与捷克政治，公众和媒体的代表进行的直播<text:a xlink:type="simple" xlink:href="https://www.facebook.com/president.gov.ua/videos/1299959020645480/" text:style-name="Internet_20_link" text:visited-style-name="Visited_20_Internet_20_Link">
放置</text:a>
乌克兰总统办公室在其Facebook页面上。</text:p>
      <text:p text:style-name="P4">
乌克兰国家负责人回答了捷克电视记者有关反攻面性的问题的问题，目前正处于前线时，乌克兰州的负责人说：“至于对比。 下线。 该计划现在是。 进攻不是快速的，头痛。 但是，尽管如此，我们前进，不像俄罗斯人一样向后移动。因此，我看到了这种积极的态度。”</text:p>
      <text:p text:style-name="P4">
Volodymyr Zelenskyy早些时候<text:a xlink:type="simple" xlink:href="https://t.me/V_Zelenskiy_official/6876" text:style-name="Internet_20_link" text:visited-style-name="Visited_20_Internet_20_Link">
宣布</text:a>
在捷克共和国，他还计划与总理Petro Fiala，参议院的负责人和议会议会，Milos Vistrchil和Marquet Bakerova Adamova，政府，议会，媒体代表的成员。</text:p>
      <text:p text:style-name="P4">
News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超过95,000次战争罪记录了乌克兰检察长办公室</text:span>
</text:h>
      <text:p text:style-name="P4">
作者: ['АРМІЯINFORM']</text:p>
      <text:p text:style-name="P4">
时间: 2023-07-07T58:00:00-04:00</text:p>
      <text:p text:style-name="P4">
描述: 乌克兰Posemelas和Coarsenty和Doch的Ofic Officeal ...与乌克兰2022年的战争，与乌克兰的最新新闻，今天与乌克兰2022年的新闻战争，今天将在乌克兰和俄罗斯之间发动战争他们会说，是否会在不久的将来与乌克兰进行战争，他们说，与乌克兰的战争，今天的乌克兰新闻，乌克兰的新闻，乌克兰的新闻</text:p>
      <text:p text:style-name="P4">
图片: ['<text:a xlink:type="simple" xlink:href="https://armyinform.com.ua/wp-content/uploads/2023/07/photo_5276308095993236743_y.jpg" text:style-name="Internet_20_link" text:visited-style-name="Visited_20_Internet_20_Link">
photo_5276308095993236743_y.jpg</text:a>
', '<text:a xlink:type="simple" xlink:href="https://armyinform.com.ua/wp-content/uploads/2023/07/photo_5276308095993236744_y.jpg" text:style-name="Internet_20_link" text:visited-style-name="Visited_20_Internet_20_Link">
photo_5276308095993236744_y.jpg</text:a>
']</text:p>
      <text:p text:style-name="P4">
标签: ['ВОЄННІ ЗЛОЧИНИ', 'ОФІС ГЕНПРОКУРОРА УКРАЇНИ']</text:p>
      <text:p text:style-name="P4">
类别: News</text:p>
      <!--METADATA-->
      <text:p text:style-name="P4">
<draw:frame draw:style-name="fr1" draw:name="Image257" text:anchor-type="as-char" svg:width="6.9236in" svg:height="4.447316in" draw:z-index="0">
<draw:image xlink:href="../Images/AРМІЯINFORM/2023-07-07T58-00-00-04-00/photo_5276308095993236743_y.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7月7日，它已注册：</text:p>
      <ul>
        <li>
97 060军事犯罪， * 17 019针对乌克兰国家安全的罪行。</li>
      </ul>
      <text:p text:style-name="P4">
此外，根据少年检察官的官方数据，1545名儿童受到俄罗斯联邦的侵略的影响，其中包括：</text:p>
      <ul>
        <li>
494-儿童被杀， * 1051-儿童因严重程度不同。</li>
      </ul>
      <text:p text:style-name="P4">
该部门强调，这些数字不是最终的，因为在暂时占据的有形领土上的积极战斗场所的安装中继续进行工作。</text:p>
      <text:p text:style-name="P4">
<draw:frame draw:style-name="fr1" draw:name="Image258" text:anchor-type="as-char" svg:width="6.9236in" svg:height="4.447316in" draw:z-index="0">
<draw:image xlink:href="../Images/AРМІЯINFORM/2023-07-07T58-00-00-04-00/photo_5276308095993236744_y.jpg" xlink:type="simple" xlink:show="embed" xlink:actuate="onLoad" draw:mime-type="image/jpeg"/>
</draw:frame>
</text:p>
      <text:p text:style-name="P4">
News Source: <text:a xlink:type="simple" xlink:href="https://armyinform.com.ua/2023/07/07/ponad-95-tysyach-voyennyh-zlochyniv-zadokumentuvav-ofis-genprokurora-ukrayiny-2/" text:style-name="Internet_20_link" text:visited-style-name="Visited_20_Internet_20_Link">
https://armyinform.com.ua/2023/07/07/ponad-95-tysyach-voyennyh-zlochyniv-zadokumentuvav-ofis-genprokurora-ukrayiny-2/</text:a>
</text:p>
      <!--NEWS-->
      <text:h text:style-name="P10" text:outline-level="1">
<text:span text:style-name="T4">
您的血液可以打架 - 乌克兰卫生部建议如何成为血液的捐助者</text:span>
</text:h>
      <text:p text:style-name="P4">
作者: ['АРМІЯINFORM']</text:p>
      <text:p text:style-name="P4">
时间: 2023-07-07T59:00:00-04:00</text:p>
      <text:p text:style-name="P4">
描述: 一家硫化硫磺的硫磺需要迅速赔偿的需求 - 与乌克兰2022年的战争，与乌克兰的战争是今天的最新新闻，这是与乌克兰2022年的新闻战争，这是今天的最后一场战争，将会发生一场战争他们说，乌克兰和俄罗斯以及2022年与乌克兰的战争是在与乌克兰在不久的将来与乌克兰发生战争的时候在俄罗斯</text:p>
      <text:p text:style-name="P4">
图片: ['<text:a xlink:type="simple" xlink:href="https://armyinform.com.ua/wp-content/uploads/2023/07/donor.jpg" text:style-name="Internet_20_link" text:visited-style-name="Visited_20_Internet_20_Link">
donor.jpg</text:a>
']</text:p>
      <text:p text:style-name="P4">
标签: ['STOPRUSSIA', 'БАНК КРОВІ', 'ДОНОРИ КРОВІ', 'МОЗ УКРАЇНИ']</text:p>
      <text:p text:style-name="P4">
类别: News</text:p>
      <!--METADATA-->
      <text:p text:style-name="P4">
<draw:frame draw:style-name="fr1" draw:name="Image259" text:anchor-type="as-char" svg:width="6.9236in" svg:height="4.615733in" draw:z-index="0">
<draw:image xlink:href="../Images/AРМІЯINFORM/2023-07-07T59-00-00-04-00/donor.jpg" xlink:type="simple" xlink:show="embed" xlink:actuate="onLoad" draw:mime-type="image/jpeg"/>
</draw:frame>
说明性照片</text:p>
      <text:p text:style-name="P4">
严重失血的战士需要及时补偿 - 这样的液体复苏。 还为现代协议医学提供了此过程。</text:p>
      <text:p text:style-name="P4">
在战斗损伤的情况下，全血或其成分的输血是替换失血损失的金标准。 在这种情况下，及时输血至关重要。 特别是在长时间撤离期间。</text:p>
      <text:p text:style-name="P4">
在您的官方网站上有关它<text:a xlink:type="simple" xlink:href="https://moz.gov.ua/article/news/rishennja-urjadu-nablizilo-donorsku-krov-do-frontu" text:style-name="Internet_20_link" text:visited-style-name="Visited_20_Internet_20_Link">
写信</text:a>
乌克兰卫生部。</text:p>
      <text:p text:style-name="P4">
始终需要可靠且稳定的血液及其成分。 您的鲜血不仅可以由军队挽救您的生命，而且还可以受到平民的生命，这些平民受到俄罗斯对乌克兰战争的影响。</text:p>
      <text:p text:style-name="P4">
加入捐赠和捐赠血液非常容易。 选项 - 几个。可以选择最方便的：</text:p>
      <text:p text:style-name="P4">
<text:span text:style-name="T5">
如果您在一个大城市生存 - 致电城市中心并注册某个时间和时间； </text:span>
如果您在一个村庄或小镇中生存，而血液服务中心则是您的血液中心或最接近的地区医院。 您可以找出何时在您所在地区工作的鲜血团队。</text:p>
      <text:p text:style-name="P4">
当前的血液中心手机可以在[现场]上找到(https://utcc.gov.ua/tvoya-krov-mozhe-voyuvaty/)乌克兰世纪教育协调(UCTK).</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News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政府已更改了向Kakhovskaya Hydroment的受害者支付援助的顺序</text:span>
</text:h>
      <text:p text:style-name="P4">
作者: Ukrinform (Person)</text:p>
      <text:p text:style-name="P4">
出版商: Укринформ (Organization)</text:p>
      <text:p text:style-name="P4">
出版时间: 2023-07-07T5:49:00+03:00</text:p>
      <text:p text:style-name="P4">
修改时间: 2023-07-07T21:49:00+03:00</text:p>
      <text:p text:style-name="P4">
描述: 部长的内阁批准了该程序的更改，该程序是由于俄罗斯俄罗斯联合会（Kakhovska Hydroe Hydroe Hydroe Hydroe）公共水力发电联合会（Hydroe Public Hydreelectric Federation）爆炸而为受伤人口提供一项财政援助的程序。  - 乌克林。</text:p>
      <text:p text:style-name="P4">
图片: ['<text:a xlink:type="simple" xlink:href="https://static.ukrinform.com/photos/2023_06/thumb_files/630_360_1686738079-808.jpg" text:style-name="Internet_20_link" text:visited-style-name="Visited_20_Internet_20_Link">
630_360_16867...</text:a>
']</text:p>
      <text:p text:style-name="P4">
标签: ['Кабмін', 'Переселенці', 'Гроші', 'допомога', 'Каховська ГЕС']</text:p>
      <text:p text:style-name="P4">
类型: Article</text:p>
      <!--METADATA-->
      <text:p text:style-name="P4">
<draw:frame draw:style-name="fr1" draw:name="Image260" text:anchor-type="as-char" svg:width="6.9236in" svg:height="3.956343in" draw:z-index="0">
<draw:image xlink:href="../Images/yкринформ/2023-07-07T5-49-00-03-00/630_360_1686738079-808.jpg" xlink:type="simple" xlink:show="embed" xlink:actuate="onLoad" draw:mime-type="image/jpeg"/>
</draw:frame>
部长的内阁批准了该程序的更改，该程序是因为排除了俄罗斯俄罗斯水力发电联合会的俄罗斯联合会，向受害者提供了一项时间的物质资金。</text:p>
      <text:p text:style-name="P4">
正如乌克林福姆报道的那样，在[电报]中(http://t.me/tmelnychuk/2679)据报道，Verkhovna Rada Taras Melnychuk的部长内阁的永久代表报道。</text:p>
      <text:p text:style-name="P4">
“由于俄罗斯俄罗斯联合会GreblyKakhov水力发电厂的爆炸，已对该程序进行了修正案，以向人口提供一项时间的财政援助。 提供物质援助，不管是宗教委员会的居住援助，”  - 消息写道。</text:p>
      <text:p text:style-name="P4">
还可以确定，申请任命此类援助的人将检查社会领域统一信息系统的手段。</text:p>
      <text:p text:style-name="P4">
如果建立了截至2023年6月5日，国外居住的事实已连续30多个天数，则不会分配物料货币援助。</text:p>
      <text:p text:style-name="P4">
*!(https://www.ukrinform.ua/rubric-economy/3731931-cerez-pidriv-kahovskoi-ges-ukraina-vtratila-ponad-10-kubicnih-kilometriv-vodi.html)在一次政府会议上，批准，由于俄罗斯俄罗斯联合会的卡科夫卡水力发电厂的俄罗斯军队而导致的洪水受害者的付款，无论该人是否以IDPS的价格支付，都将获得水力发电厂。</text:p>
      <text:p text:style-name="P4">
“这是关于由于沃罗兹霍夫斯基水力发电厂的爆炸而向受洪水影响的人支付财政援助。 早些时候，获得此类援助的权利不是人，质量是2023年6月5日，他们被注册为对内部流离失所者的援助。”  -  <text:a xlink:type="simple" xlink:href="http://minre.gov.ua/2023/07/07/vyplaty-postrazhdalym-vid-pidtoplennya-zdijsnyuvatymutsya-nezalezhno-vid-togo-chy-otrymuye-osoba-vyplaty-vpo/" text:style-name="Internet_20_link" text:visited-style-name="Visited_20_Internet_20_Link">
解释</text:a>
了解临时占领领土的重新融入</text:p>
      <text:p text:style-name="P4">
在卡克霍夫斯卡雅时代居住的所有公民都居住在该州(已注册/声明)在里程碑和赫尔森地区的定居点中。</text:p>
      <text:p text:style-name="P4">
*!(https://www.ukrinform.ua/rubric-society/3731800-postrazdali-vid-pidrivu-kahovskoi-ges-pocali-otrimuvati-dopomogu-vid-derzavi.html)据报道，在6月6日晚上，俄罗斯军队炸毁了Kakhovskaya Hins，造成了大规模的洪水。 许多人居住的笔在水下<text:a xlink:type="simple" xlink:href="https://www.ukrinform.ua/tag-hersonsina" text:style-name="Internet_20_link" text:visited-style-name="Visited_20_Internet_20_Link">
赫森地区</text:a>
。 地下也受到尼古拉地区领土的影响。</text:p>
      <text:p text:style-name="P4">
部长的内阁决定，由于Kakhovsky Gesnasted of Kherson和Mykolaiv地区的爆炸，向洪水居民支付了一项时间的财政援助，以5000个UAH的规模为5000个。</text:p>
      <text:p text:style-name="P4">
<text:span text:style-name="T5">
foto：kherson ova</text:span>
</text:p>
      <text:p text:style-name="P4">
News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安娜·马利亚（Anna Malyar）使您想起反对意见期间的信息沉默</text:span>
</text:h>
      <text:p text:style-name="P4">
作者: ['АРМІЯINFORM']</text:p>
      <text:p text:style-name="P4">
时间: 2023-07-07T60:00:00-04:00</text:p>
      <text:p text:style-name="P4">
描述: 捍卫乌克兰武装部队的代祷者Ganna Malel Vid Imeni vid Imeni vissikovikh乌克兰辩护的部队...与乌克兰2022年的战争，与乌克兰与乌克兰的最新新闻，与乌克兰的新闻，与乌克兰2022年的新闻战争，今天将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12/5f9a1765.jpg" text:style-name="Internet_20_link" text:visited-style-name="Visited_20_Internet_20_Link">
5f9a1765.jpg</text:a>
']</text:p>
      <text:p text:style-name="P4">
标签: ['STOPRUSSIA', 'АГРЕСІЯ РФ', 'ВТОРГНЕННЯ РФ', 'ГАННА МАЛЯР', 'ІНФОРМАЦІЙНА ТИША']</text:p>
      <text:p text:style-name="P4">
类别: News</text:p>
      <!--METADATA-->
      <text:p text:style-name="P4">
<draw:frame draw:style-name="fr1" draw:name="Image261" text:anchor-type="as-char" svg:width="6.9236in" svg:height="4.61393in" draw:z-index="0">
<draw:image xlink:href="../Images/AРМІЯINFORM/2023-07-07T60-00-00-04-00/5f9a1765.jpg" xlink:type="simple" xlink:show="embed" xlink:actuate="onLoad" draw:mime-type="image/jpeg"/>
</draw:frame>
Gannamaars。 照片：Nazar Voloshin / Armyinform</text:p>
      <text:p text:style-name="P4">
乌克兰国防部副部长代表乌克兰军事Siloboron呼吁所有电报，该电报报告了前面的运营状况，要求信息沉默。</text:p>
      <text:p text:style-name="P4">
她在[电报]中强调了这一点(https://t.me/annamaliar/916).</text:p>
      <text:p text:style-name="P4">
«Не викладайте новин із фронту в онлайн-режимі й день у день — нашихнакривають одразу після цього. Ну така специфіка нашого ворога. Лише післяоприлюднення інформації офіційними спікерами Генштабу ЗСУ, ОСУВів, Міноборони.Ми всі узгоджуємо інформацію перед оприлюдненням з підрозділами безпекиоперацій та безпосередньо з командуваннями на місцях», — заявила Ганна Маляр.</text:p>
      <text:p text:style-name="P4">
News Source: <text:a xlink:type="simple" xlink:href="https://armyinform.com.ua/2023/07/07/ganna-malyar-nagaduye-pro-informaczijnu-tyshu-pid-chas-kontrnastupu/" text:style-name="Internet_20_link" text:visited-style-name="Visited_20_Internet_20_Link">
https://armyinform.com.ua/2023/07/07/ganna-malyar-nagaduye-pro-informaczijnu-tyshu-pid-chas-kontrnastupu/</text:a>
</text:p>
      <!--NEWS-->
      <text:h text:style-name="P10" text:outline-level="1">
<text:span text:style-name="T4">
乌克兰Kraken Gro的特殊部门为Kharkiv地区的居民提供人道主义援助</text:span>
</text:h>
      <text:p text:style-name="P4">
作者: ['АРМІЯINFORM']</text:p>
      <text:p text:style-name="P4">
时间: 2023-07-07T61:00:00-04:00</text:p>
      <text:p text:style-name="P4">
描述: 特殊Prodrodil Gur Kraken Kraken Kraken持续了3个Mysytsi志愿者...与乌克兰2022年的战争，与乌克兰的最新新闻战争，今天与乌克兰的新闻战争，今天与乌克兰2022年的新闻战，乌克兰和俄罗斯之间的战争是否会发生战争他们说，与否，他们会在不久的将来与乌克兰发动战争，他们说与乌克兰的战争，今天的乌克兰新闻，乌克兰的新闻，乌克兰的新闻</text:p>
      <text:p text:style-name="P4">
图片: ['<text:a xlink:type="simple" xlink:href="https://armyinform.com.ua/wp-content/uploads/2023/07/20230706-02-06.jpg" text:style-name="Internet_20_link" text:visited-style-name="Visited_20_Internet_20_Link">
20230706-02-06.jpg</text:a>
']</text:p>
      <text:p text:style-name="P4">
标签: ['KRAKEN', 'ГУР МО УКРАЇНИ', 'ХАРКІВЩИНА']</text:p>
      <text:p text:style-name="P4">
类别: News</text:p>
      <!--METADATA-->
      <text:p text:style-name="P4">
<draw:frame draw:style-name="fr1" draw:name="Image262" text:anchor-type="as-char" svg:width="6.9236in" svg:height="4.529188in" draw:z-index="0">
<draw:image xlink:href="../Images/AРМІЯINFORM/2023-07-07T61-00-00-04-00/20230706-02-06.jpg" xlink:type="simple" xlink:show="embed" xlink:actuate="onLoad" draw:mime-type="image/jpeg"/>
</draw:frame>
在过去的三个月中，在过去的三个月中，乌克兰·克雷肯国防部的特别部门向哈尔基夫居民提供了2500多套人道主义援助。</text:p>
      <text:p text:style-name="P4">
关于它<text:a xlink:type="simple" xlink:href="https://gur.gov.ua/content/spetspidrozdil-hur-mo-ukrainy-kraken-nadaie-humanitarnu-dopomohu-meshkantsiam-kharkivshchyny.html" text:style-name="Internet_20_link" text:visited-style-name="Visited_20_Internet_20_Link">
报告</text:a>
古尔·穆克兰(Gur Munukrain)。</text:p>
      <text:p text:style-name="P4">
在4月，5月和6月，Kraken国防部情报部特别部门的代表与Kharkiv慈善基金会的人道主义中心交付给了Kharkiv地区的俄罗斯居民的居民。</text:p>
      <text:p text:style-name="P4">
这些食物套装提供了5500多名公民，这些公民现在位于工业村庄：Borisovka，Musty，Lukikhanka，Morokhovets，Morokhovets，Red，Sagittar Lisogirka，Novopavlivka，Savinka，Savinka，Savinka，savovenkove，Yakovenkove，Yakovenkove，Yakovenkove，Yakovenkove，donetsk，donetsk，donetsk，topolsk，mala komishuvaka，kamianuianka，kamamishaka，dd. Osinovo，Senkovo，Brigadyrivka，Blessed，Grushivka，Nechalodivka，RSTM“ Novolypetsky”以及Kupyansk和Izum的城市。</text:p>
      <text:p text:style-name="P4">
此外，作为一个单独的项目的一部分，他们参观了在哈尔基夫地区被占领的领土上的家庭住宅，并由乌克兰武装部队的反官方行动的入口释放。 家庭被带到食品人文和许多礼物上。</text:p>
      <text:p text:style-name="P4">
News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在塔夫里伊斯克（Tavriysk）方向上，我们的后卫用弹药摧毁了6个敌人仓库-Valery Shershn</text:span>
</text:h>
      <text:p text:style-name="P4">
作者: ['АРМІЯINFORM']</text:p>
      <text:p text:style-name="P4">
时间: 2023-07-07T62:00:00-04:00</text:p>
      <text:p text:style-name="P4">
描述: 在Zoni Vidpovydalnosti，Tavriya Vorog我在Vedenni上做了Zoservilu Zuillya ...与乌克兰2022年的战争，与乌克兰的最新新闻，《与乌克兰2022年的新闻战争》，今天是乌克兰和俄罗斯之间的最后一场战争，当时将在乌克兰和俄罗斯之间进行战争。 ，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7/valerij-shershen.jpg" text:style-name="Internet_20_link" text:visited-style-name="Visited_20_Internet_20_Link">
valerij-shershen.jpg</text:a>
']</text:p>
      <text:p text:style-name="P4">
标签: ['ВАЛЕРІЙ ШЕРШЕНЬ', 'ЄДИНІ НОВИНИ', 'ОСУВ «ТАВРІЯ»', 'ТАВРІЙСЬКИЙ НАПРЯМОК']</text:p>
      <text:p text:style-name="P4">
类别: News</text:p>
      <!--METADATA-->
      <text:p text:style-name="P4">
<draw:frame draw:style-name="fr1" draw:name="Image263" text:anchor-type="as-char" svg:width="6.9236in" svg:height="4.615733in" draw:z-index="0">
<draw:image xlink:href="../Images/AРМІЯINFORM/2023-07-07T62-00-00-04-00/valerij-shershen.jpg" xlink:type="simple" xlink:show="embed" xlink:actuate="onLoad" draw:mime-type="image/jpeg"/>
</draw:frame>
在“ Tavriya”群体的责任领域，敌人继续集中在Avdeevsky和Marinsky指示中的进攻行动的努力。 并向蒂米波尔(Timitopol)和伯迪斯克(Berdyansk)指示入侵者成为积极辩护的主要任务。 在这里，俄罗斯人通过注意到我们部队的促进来集中许多军事阵型。</text:p>
      <text:p text:style-name="P4">
瓦莱里郡少校在电视马拉松“一新闻”中报道了这一点。</text:p>
      <ul>
        <li>
在Avdeev-Marin的方向上，俄罗斯军队袭击了我们的访问18次。 在Marinka附近发生了13次战斗碰撞，占领者在Avdiivka的郊区进攻5次。 发言人说，敌人对切割火炮系统，射击火和坦克的喷气系统进行了炮击。与此同时，入侵者的航空在Novokalinovo Tamista Avdiivka村附近引起了空袭。 -Avdiivka在Kamikadze Udar上也受到了造成的罪行。</li>
      </ul>
      <text:p text:style-name="P4">
Valery Shershen说，俄罗斯航空在Krasnogorivka和Village附近进行了空袭，并在Lancet UAV的帮助下在这里袭击了这里。 Urny Novomikhailivka没有成功的占领者的进攻行动。</text:p>
      <text:p text:style-name="P4">
在Zaporizhhya附近，敌人的主要努力专注于维护公共汽车，并阻止了我们的突击单位的晋升。 在这里，沿着整个碰撞线记录了敌方炮弹。</text:p>
      <text:p text:style-name="P4">
该官员强调，乌克兰军队继续摧毁占领者。 平均任务是减少战斗潜力和物流的破坏。</text:p>
      <text:p text:style-name="P4">
特别是，火箭部队的部队和塔夫里斯基(Tavriysky)指示的炮兵是收购1247个火灾任务。 入侵者的人员丧生是156人丧生，135人受伤，一名俄罗斯联邦的军人占据了VPOLON。 俄罗斯的28架武器和军事装备被摧毁：6辆坦克，5辆Boyev装甲车，6辆炮兵系统和迫击炮，Nona-C，Sau“ Acacia”和7个特殊设备的单元，包括敌对观察综合体“ MUR-M” 。 还用弹药摧毁了6个敌人的仓库。</text:p>
      <text:p text:style-name="P4">
News Source: <text:a xlink:type="simple" xlink:href="https://armyinform.com.ua/2023/07/07/na-tavrijskomu-napryamku-nashi-zahysnyky-znyshhyly-6-vorozhyh-skladiv-iz-boyeprypasamy-valerij-shershen/" text:style-name="Internet_20_link" text:visited-style-name="Visited_20_Internet_20_Link">
https://armyinform.com.ua/2023/07/07/na-tavrijskomu-napryamku-nashi-zahysnyky-znyshhyly-6-vorozhyh-skladiv-iz-boyeprypasamy-valerij-shershen/</text:a>
</text:p>
      <!--NEWS-->
      <text:h text:style-name="P10" text:outline-level="1">
<text:span text:style-name="T4">
占用者将精力集中在四个方向上，每天发生30次战斗冲突</text:span>
</text:h>
      <text:p text:style-name="P4">
作者: ['АРМІЯINFORM']</text:p>
      <text:p text:style-name="P4">
时间: 2023-07-07T63:00:00-04:00</text:p>
      <text:p text:style-name="P4">
描述:  - 我在巴赫穆特斯基（Bakhmutsky）的利曼斯基（Limansky）做的Zoservilu的敌人……与乌克兰2022年的战争，与乌克兰的战争是今天的最新消息，与乌克兰2022年的新闻战是今天的最后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7/nastup.jpg" text:style-name="Internet_20_link" text:visited-style-name="Visited_20_Internet_20_Link">
nastup.jpg</text:a>
']</text:p>
      <text:p text:style-name="P4">
标签: ['STOPRUSSIA', 'АГРЕСІЯ РФ', 'ГШ ЗСУ']</text:p>
      <text:p text:style-name="P4">
类别: News</text:p>
      <!--METADATA-->
      <text:p text:style-name="P4">
<draw:frame draw:style-name="fr1" draw:name="Image264" text:anchor-type="as-char" svg:width="6.9236in" svg:height="3.894525in" draw:z-index="0">
<draw:image xlink:href="../Images/AРМІЯINFORM/2023-07-07T63-00-00-04-00/nastup.jpg" xlink:type="simple" xlink:show="embed" xlink:actuate="onLoad" draw:mime-type="image/jpeg"/>
</draw:frame>
**🔥i</text:p>
      <ul>
        <li>
敌人继续将主要努力集中在利曼，巴赫穆特，阿夫迪夫和马林斯克的指示上 - 在最后一天，发生了30次战斗 - 关于<text:a xlink:type="simple" xlink:href="https://www.facebook.com/GeneralStaff.ua/" text:style-name="Internet_20_link" text:visited-style-name="Visited_20_Internet_20_Link">
报告</text:a>
乌克兰总参谋部。</li>
      </ul>
      <text:p text:style-name="P4">
<text:span text:style-name="T4">
在Volyn和Polissya的指示中</text:span>
操作情况没有重大变化。 没有发现敌人进攻群体形成的迹象。 白俄罗斯武装部队的定义部队在与乌克兰边境地区执行任务。</text:p>
      <text:p text:style-name="P4">
<text:span text:style-name="T4">
在Siversky和Slobozhansky的指示中</text:span>
敌人在Kharkiv地区Gatyshche地区撞了一架飞机脚手架。 白天，他制作了15多个定居点的迫击炮tartil。</text:p>
      <text:p text:style-name="P4">
<text:span text:style-name="T4">
在库皮斯克方向</text:span>
我们的战士继续防守。</text:p>
      <text:p text:style-name="P4">
**在白天，在航空的支持下，敌人设法使我们的部队摆脱了卢汉斯克地区西部 -  examsinivka地区的位置，没有成功。</text:p>
      <text:p text:style-name="P4">
<text:span text:style-name="T4">
在Bakhmut方向</text:span>
，在密集的航空火灾和炮兵下，我们的捍卫者成功地反映了顿涅茨克地区伯基夫卡地区的敌人的袭击。 敌人被伊万诺夫斯基的航空罢工击中。 同时，我们的勇士继续领导进攻和巴赫穆特以北，他们固定在达到的边界上。</text:p>
      <text:p text:style-name="P4">
<text:span text:style-name="T4">
在Avdeevsky的方向</text:span>
国防军继续限制Pervomaisky Donetsk地区的Nastprostian部队。 敌人在诺茨克地区的诺瓦卡利诺夫地区和阿夫迪夫卡地区给予了道达。</text:p>
      <text:p text:style-name="P4">
<text:span text:style-name="T4">
在马林斯基(Mariinsky)的方向上</text:span>
在炮兵的敌对大火下，我们的捍卫者反映了马林卡(Marinka)地区的所有敌对袭击。 敌人将飞机送往Krasnogorivka附近的飞机。 敌人以10多个人口射击。</text:p>
      <text:p text:style-name="P4">
<text:span text:style-name="T4">
在矿物方向</text:span>
敌人在顿涅茨克地区的里夫米夫卡夫卡(Rivmivkaivka)进行了不成功的进攻行动。 在煤炭附近引起了航空罢工。开火了15多个定居点。</text:p>
      <text:p text:style-name="P4">
<text:span text:style-name="T4">
在Zaporizhzhya和Kherson的指示</text:span>
敌人将主要资产集中在防止我们部队晋升上。 乌克兰的力量定义了梅利托波尔和贝迪安斯克的进攻行动，固定在实现的边界上，进行了巡回斗争的措施。在最后一天，火箭部队和炮兵部门受到敌人的生命力，武器和军事设备的1人的影响，1个储藏室，6个在火灾位置的炮兵设施和3个占领者的放射性斗争的站点。</text:p>
      <text:p text:style-name="P4">
News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国防军中和4,000多个爆炸性物品中和</text:span>
</text:h>
      <text:p text:style-name="P4">
作者: ['Володимир Загребельний']</text:p>
      <text:p text:style-name="P4">
时间: 2023-07-07T64:00:00-04:00</text:p>
      <text:p text:style-name="P4">
描述: 少蒂兹尼亚（Tizhnya），有30个蠕虫为06 lipnya，他们是picodrodrosti（Pirotechnic ...与乌克兰2022年的战争，与乌克兰的最新新闻，《与乌克兰的新闻战》 2022年的战争是今天的最后一场战争，乌克兰和乌克兰之间的战争将会发生。俄罗斯以及何时，何时，何时，何时，何时，何时，何时，何时，何时，何时，何时，何时，何时，何时，何时，何时，何时，与乌克兰在2022年与乌克兰进行战争，将与乌克兰发生战争未来，与乌克兰的战争，乌克兰今天的新闻，乌克兰媒体的乌克兰新闻在俄罗斯</text:p>
      <text:p text:style-name="P4">
图片: ['<text:a xlink:type="simple" xlink:href="https://armyinform.com.ua/wp-content/uploads/2023/01/miny1.jpeg" text:style-name="Internet_20_link" text:visited-style-name="Visited_20_Internet_20_Link">
miny1.jpeg</text:a>
']</text:p>
      <text:p text:style-name="P4">
标签: []</text:p>
      <text:p text:style-name="P4">
类别: News</text:p>
      <!--METADATA-->
      <text:p text:style-name="P4">
<draw:frame draw:style-name="fr1" draw:name="Image265" text:anchor-type="as-char" svg:width="6.9236in" svg:height="4.32725in" draw:z-index="0">
<draw:image xlink:href="../Images/AРМІЯINFORM/2023-07-07T64-00-00-04-00/miny1.jpeg" xlink:type="simple" xlink:show="embed" xlink:actuate="onLoad" draw:mime-type="image/jpeg"/>
</draw:frame>
说明性照片</text:p>
      <text:p text:style-name="P4">
在过去的一周(6月30日至7月6日)中，Demining单位(烟火单元)乌克兰领土上的国防军被证明，占领和中和<text:span text:style-name="T4">
 4196爆炸物</text:span>
，特别是：</text:p>
      <text:p text:style-name="P4">
<text:span text:style-name="T5">
乌克兰武装部队-2528； </text:span>
州特殊运输服务-916; <text:span text:style-name="T5">
乌克兰国家服务处于紧急情况-163； </text:span>
乌克兰国民警卫队-63； *国家警察-526。</text:p>
      <text:p text:style-name="P4">
陆军国际企业在乌克兰国防部的安全和矿山活动中进行了有关此事的报道。 科学委托国家秘书处的秘书处的秘书处。</text:p>
      <text:p text:style-name="P4">
交换(检查)面积<text:span text:style-name="T4">
 2666,67公顷</text:span>
，其中：</text:p>
      <text:p text:style-name="P4">
<text:span text:style-name="T5">
乌克兰武装力量-1517,03； </text:span>
乌克兰国防部的DSSTU -256,14； * SES -154,79; <text:span text:style-name="T5">
国民警卫队-629,01； </text:span>
国家警察-109.7。</text:p>
      <text:p text:style-name="P4">
从俄罗斯联邦的大规模侵略开始，总共发现，占领和处置了乌克兰的国防部(检查)面积<text:span text:style-name="T4">
 169977,73公顷</text:span>
。</text:p>
      <text:p text:style-name="P4">
在本周中，乌克兰国防军不同单位的200多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text:span text:style-name="T5">
不要移动物体，不要试图将它们拆卸，将它们带入房屋，将它们埋在地上，将它们扔进储层等。 </text:span>
不要在互联网上拍照或张贴图片； <text:span text:style-name="T5">
标记发现的位置； </text:span>
尽可能离开可疑物品。</text:p>
      <text:p text:style-name="P4">
立即在警察警察的电话号码101中立即报告SES单元的发现-102。请务必等待专家到达并指出可疑发现的位置。</text:p>
      <text:p text:style-name="P4">
News Source: <text:a xlink:type="simple" xlink:href="https://armyinform.com.ua/2023/07/07/syly-oborony-za-tyzhden-zneshkodyly-ponad-4-tysyachi-vybuhonebezpechnyh-predmetiv/" text:style-name="Internet_20_link" text:visited-style-name="Visited_20_Internet_20_Link">
https://armyinform.com.ua/2023/07/07/syly-oborony-za-tyzhden-zneshkodyly-ponad-4-tysyachi-vybuhonebezpechnyh-predmetiv/</text:a>
</text:p>
      <!--NEWS-->
      <text:h text:style-name="P10" text:outline-level="1">
<text:span text:style-name="T4">
在乌克兰沉默的时刻</text:span>
</text:h>
      <text:p text:style-name="P4">
作者: ['АРМІЯINFORM']</text:p>
      <text:p text:style-name="P4">
时间: 2023-07-07T65: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7/candle.gif" text:style-name="Internet_20_link" text:visited-style-name="Visited_20_Internet_20_Link">
candle.gif</text:a>
']</text:p>
      <text:p text:style-name="P4">
标签: ['STOPRUSSIA', 'АГРЕСІЯ РФ', 'ВІЙНА', 'ВТОРГНЕННЯ РФ', 'УКАЗ ПРЕЗИДЕНТА УКРАЇНИ', 'ХВИЛИНА МОВЧАННЯ']</text:p>
      <text:p text:style-name="P4">
类别: News</text:p>
      <!--METADATA-->
      <text:p text:style-name="P4">
<draw:frame draw:style-name="fr1" draw:name="Image266" text:anchor-type="as-char" svg:width="6.9236in" svg:height="3.895992in" draw:z-index="0">
<draw:image xlink:href="../Images/AРМІЯINFORM/2023-07-07T65-00-00-04-00/candle.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07/v-ukrayini-hvylyna-movchannya-2/" text:style-name="Internet_20_link" text:visited-style-name="Visited_20_Internet_20_Link">
https://armyinform.com.ua/2023/07/07/v-ukrayini-hvylyna-movchannya-2/</text:a>
</text:p>
      <!--NEWS-->
      <text:h text:style-name="P10" text:outline-level="1">
<text:span text:style-name="T4">
直到俄罗斯侵略者 - 西里尔·布达马诺夫（Cyril Budanov），灾难对ZPP的威胁才被完全消除</text:span>
</text:h>
      <text:p text:style-name="P4">
作者: ['АРМІЯINFORM']</text:p>
      <text:p text:style-name="P4">
时间: 2023-07-07T66:00:00-04:00</text:p>
      <text:p text:style-name="P4">
描述: Zaporizkiye Elektrostanistye Netonestya Nesnyat在那里的灾难性泥土，那里的码头...与乌克兰2022年的战争，与乌克兰的《今日新闻》，《与乌克兰的新闻》（News News）战争，今天与乌克兰2022年的新闻战争今天上次与乌克兰和俄罗斯之间的战争，乌克兰和乌克兰的战争，在不久的将来，是否会与乌克兰进行战争，与乌克兰的战争，今天的乌克兰新闻，乌克兰新闻在俄罗斯的乌克兰新闻</text:p>
      <text:p text:style-name="P4">
图片: ['<text:a xlink:type="simple" xlink:href="https://armyinform.com.ua/wp-content/uploads/2023/06/zaes.webp" text:style-name="Internet_20_link" text:visited-style-name="Visited_20_Internet_20_Link">
zaes.webp</text:a>
']</text:p>
      <text:p text:style-name="P4">
标签: ['ГУР МО УКРАЇНИ', 'ЗАПОРІЗЬКА АЕС', 'РОЗВІДКА']</text:p>
      <text:p text:style-name="P4">
类别: News</text:p>
      <!--METADATA-->
      <text:p text:style-name="P4">
<draw:frame draw:style-name="fr1" draw:name="Image267" text:anchor-type="as-char" svg:width="6.9236in" svg:height="3.894525in" draw:z-index="0">
<draw:image xlink:href="../ConvertedIMGs/AРМІЯINFORM/2023-07-07T66-00-00-04-00/zaes.png" xlink:type="simple" xlink:show="embed" xlink:actuate="onLoad" draw:mime-type="image/png"/>
</draw:frame>
照片：ICTV事实</text:p>
      <text:p text:style-name="P4">
直到俄罗斯入侵者在那里，Zaporozhye核电站的灾难威胁才被完全消除。</text:p>
      <text:p text:style-name="P4">
关于它<text:a xlink:type="simple" xlink:href="https://gur.gov.ua/content/zahroza-katastrofy-na-zaes-povnistiu-ne-zniata-doky-tam-rosiiski-okupanty.html" text:style-name="Internet_20_link" text:visited-style-name="Visited_20_Internet_20_Link">
陈述</text:a>
路透社采访期间，乌克兰基里尔·布达塔诺夫国防部智力部主要管理部门负责人。</text:p>
      <text:p text:style-name="P4">
Gur Mou的负责人证实，由于采取某些动作，Zaporozhye NPP下降的技术灾难水平。</text:p>
      <text:p text:style-name="P4">
“我不能说最近发生了什么，但事实是威胁。 这意味着我们所有人的共同努力至少延迟了技术灾难。</text:p>
      <text:p text:style-name="P4">
同时，他指出，由于俄罗斯入侵者继续受到控制，现在已经说出了完全消除核电站的风险。</text:p>
      <text:p text:style-name="P4">
乌克兰军事情报部门负责人说：“当该车站被[俄罗斯军队]占领时，如果愿意的话，它可以随时重复。”</text:p>
      <text:p text:style-name="P4">
基里尔·布·巴塔夫(Kirill Budanov)还评论了乌克兰在线的进攻行动。</text:p>
      <text:p text:style-name="P4">
“反对意见继续。 成功将是，但以后。 我想提醒其中的著名历史：俄罗斯人袭击了它超过10个月。 我们的任务比Bakhmut要多一些，但我们的时间比10个月要少一些。”乌克兰国防部负责人总结道。</text:p>
      <text:p text:style-name="P4">
News Source: <text:a xlink:type="simple" xlink:href="https://armyinform.com.ua/2023/07/07/zagroza-katastrofy-na-zaes-povnistyu-ne-znyata-doky-tam-rosijski-okupanty-kyrylo-budanov/" text:style-name="Internet_20_link" text:visited-style-name="Visited_20_Internet_20_Link">
https://armyinform.com.ua/2023/07/07/zagroza-katastrofy-na-zaes-povnistyu-ne-znyata-doky-tam-rosijski-okupanty-kyrylo-budanov/</text:a>
</text:p>
      <!--NEWS-->
      <text:h text:style-name="P10" text:outline-level="1">
<text:span text:style-name="T4">
每月一次攻击我们的城市和村庄的居民使用多达数百枚不同类型的导弹-Yuri Ignat</text:span>
</text:h>
      <text:p text:style-name="P4">
作者: ['Григорій Мазур']</text:p>
      <text:p text:style-name="P4">
时间: 2023-07-07T67:00:00-04:00</text:p>
      <text:p text:style-name="P4">
描述: Unoch Vorog攻击乌克兰18-Hustle非奔跑的Aparas Shahed-136/131 W ...与乌克兰2022年战争，与乌克兰的最新新闻，今天与乌克兰的新闻战争，今天与乌克兰2022年上次与乌克兰战争，乌克兰和俄罗斯和俄罗斯和俄罗斯和俄罗斯与俄罗斯和俄罗斯和俄罗斯之间的战争将会何时，何时，何时，何时，何时，何时，何时，何时，何时，与乌克兰在2022年都将在不久俄罗斯的乌克兰媒体</text:p>
      <text:p text:style-name="P4">
图片: ['<text:a xlink:type="simple" xlink:href="https://armyinform.com.ua/wp-content/uploads/2023/03/shahed-5447.jpg" text:style-name="Internet_20_link" text:visited-style-name="Visited_20_Internet_20_Link">
shahed-5447.jpg</text:a>
']</text:p>
      <text:p text:style-name="P4">
标签: ['ЮРІЙ ІГНАТ']</text:p>
      <text:p text:style-name="P4">
类别: News</text:p>
      <!--METADATA-->
      <text:p text:style-name="P4">
<draw:frame draw:style-name="fr1" draw:name="Image268" text:anchor-type="as-char" svg:width="6.9236in" svg:height="3.4618in" draw:z-index="0">
<draw:image xlink:href="../Images/AРМІЯINFORM/2023-07-07T67-00-00-04-00/shahed-5447.jpg" xlink:type="simple" xlink:show="embed" xlink:actuate="onLoad" draw:mime-type="image/jpeg"/>
</draw:frame>
到了晚上，敌人从Primorsky-Akhtar的方向袭击了乌克兰的18个震惊无人机的设备136/131。 在东南方向上，我们的防空队以及空军的战斗机航空摧毁了12个敌人无人机。 这是由乌克兰尤里·伊格纳特空军的空军在埃弗鲁斯产妇“统一新闻”中宣布的。</text:p>
      <text:p text:style-name="P4">
同时，据该官员称，俄罗斯军队的火箭发射器最近减少了。 这与联邦联邦生产有翼导弹的能力直接相关。</text:p>
      <ul>
        <li>
尤里·伊格纳特(Yuri Ignat)说，据乌克兰武装部队的总参谋部称，俄罗斯有机会每月准备三十个“口径”。  - 因此，我们认为这些导弹的使用量是Winged Rocket Launcher X-101和X-555的三倍。 因此，俄罗斯口径攻击发生在10-15火箭上。</li>
      </ul>
      <text:p text:style-name="P4">
此外，根据尤里·伊格纳特(Yuri Ignat)的说法，平均而言，占领者平均攻击了我们的城市和村庄多达100枚不同类型的导弹。 在前线领土上，他们继续使用C-300防空导弹综合体。</text:p>
      <text:p text:style-name="P4">
News Source: <text:a xlink:type="simple" xlink:href="https://armyinform.com.ua/2023/07/07/shhomisyaczya-dlya-atak-na-nashi-mista-ta-sela-okupanty-zastosovuyut-do-sotni-raket-riznyh-typiv-yurij-ignat/" text:style-name="Internet_20_link" text:visited-style-name="Visited_20_Internet_20_Link">
https://armyinform.com.ua/2023/07/07/shhomisyaczya-dlya-atak-na-nashi-mista-ta-sela-okupanty-zastosovuyut-do-sotni-raket-riznyh-typiv-yurij-ignat/</text:a>
</text:p>
      <!--NEWS-->
      <text:h text:style-name="P10" text:outline-level="1">
<text:span text:style-name="T4">
乌克兰南部的居民将上法庭 - 告知敌人，武装部队在南乌克兰NPP附近的位置</text:span>
</text:h>
      <text:p text:style-name="P4">
作者: ['АРМІЯINFORM']</text:p>
      <text:p text:style-name="P4">
时间: 2023-07-07T68:00:00-04:00</text:p>
      <text:p text:style-name="P4">
描述: 在法庭上，斯托斯诺永久薄雾南部乌克兰人的指控被关闭了。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7/yuzhnoukrayinsk-1.jpg" text:style-name="Internet_20_link" text:visited-style-name="Visited_20_Internet_20_Link">
yuzhnoukrayinsk-1.jpg</text:a>
']</text:p>
      <text:p text:style-name="P4">
标签: ['STOPRUSSIA', 'АГРЕСІЯ РФ', 'ВТОРГНЕННЯ РФ', 'КОЛАБОРАНТ', 'ЮЖНОУКРАЇНСЬК']</text:p>
      <text:p text:style-name="P4">
类别: News</text:p>
      <!--METADATA-->
      <text:p text:style-name="P4">
<draw:frame draw:style-name="fr1" draw:name="Image269" text:anchor-type="as-char" svg:width="6.9236in" svg:height="3.894525in" draw:z-index="0">
<draw:image xlink:href="../Images/AРМІЯINFORM/2023-07-07T68-00-00-04-00/yuzhnoukrayinsk-1.jpg" xlink:type="simple" xlink:show="embed" xlink:actuate="onLoad" draw:mime-type="image/jpeg"/>
</draw:frame>
起诉书已被宣布，以巩固未经授权的有关乌克兰武装部队位置的信息的信息，以宣布Yuzhnoukrainsk市的居民。</text:p>
      <text:p text:style-name="P4">
关于它<text:a xlink:type="simple" xlink:href="https://www.gp.gov.ua/ua/posts/posiryuvav-dani-pro-roztasuvannya-zsu-yaki-zaxishhayut-yuznoukrayinsku-aes-suditimut-poplicnika-agresora" text:style-name="Internet_20_link" text:visited-style-name="Visited_20_Internet_20_Link">
报告</text:a>
乌克兰检察长办公室的新闻服务。</text:p>
      <text:p text:style-name="P4">
调查发现，被告通过电报，通过电报传播有关气味的位置以及乌克兰武装部队的南部乌克兰武装部队的位置的信息，被认为是对南部的保护的信息。乌克兰核电站。 它提供了他将资金收到银行帐户的资产坐标。</text:p>
      <text:p text:style-name="P4">
执法人员在武装部队人员临时位置的照片和视频记录后立即执行以下一名被告拘留了被告。</text:p>
      <text:p text:style-name="P4">
被告现在被拘留。</text:p>
      <text:p text:style-name="P4">
News Source: <text:a xlink:type="simple" xlink:href="https://armyinform.com.ua/2023/07/07/zhytel-yuzhnoukrayinska-pide-pid-sud-informuvav-voroga-shhodo-roztashuvannya-zsu-bilya-pivdennoukrayinskoyi-aes/" text:style-name="Internet_20_link" text:visited-style-name="Visited_20_Internet_20_Link">
https://armyinform.com.ua/2023/07/07/zhytel-yuzhnoukrayinska-pide-pid-sud-informuvav-voroga-shhodo-roztashuvannya-zsu-bilya-pivdennoukrayinskoyi-aes/</text:a>
</text:p>
      <!--NEWS-->
      <text:h text:style-name="P10" text:outline-level="1">
<text:span text:style-name="T4">
在巴赫穆特（Bakhmut）的方向上，国防军继续保持主动性并在侧面前进-Sergey Cherevaty</text:span>
</text:h>
      <text:p text:style-name="P4">
作者: ['Григорій Мазур']</text:p>
      <text:p text:style-name="P4">
时间: 2023-07-07T69:00:00-04:00</text:p>
      <text:p text:style-name="P4">
描述: 防御的辩护是要在敌人在活泼的敌人中通过敌人的通过。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1/07/garmata3.jpg" text:style-name="Internet_20_link" text:visited-style-name="Visited_20_Internet_20_Link">
garmata3.jpg</text:a>
']</text:p>
      <text:p text:style-name="P4">
标签: ['ОБОРОНА УКРАЇНИ', 'СЕРГІЙ ЧЕРЕВАТИЙ', 'ХРОНІКА ОБОРОНИ']</text:p>
      <text:p text:style-name="P4">
类别: News</text:p>
      <!--METADATA-->
      <text:p text:style-name="P4">
<draw:frame draw:style-name="fr1" draw:name="Image270" text:anchor-type="as-char" svg:width="6.9236in" svg:height="4.615733in" draw:z-index="0">
<draw:image xlink:href="../Images/AРМІЯINFORM/2023-07-07T69-00-00-04-00/garmata3.jpg" xlink:type="simple" xlink:show="embed" xlink:actuate="onLoad" draw:mime-type="image/jpeg"/>
</draw:frame>
尽管权力和技术的敌人优势，国防军仍在进攻行动。 Sergey Cherevaty上校是由武装部队武装部队的武装部队武装部队的武装部队的武装部队武装部队报道的。</text:p>
      <ul>
        <li>
在巴赫穆特(Bakhmut)的方向上，国防部队继续保持主动行动，采取攻击行动并向北部和南部的侧面移动。此外，在最后一天，我们的捍卫者在一公里的距离上向前迈进， - Sergei Cherevaty说。  -  RF部队产生了强大的抵抗。乘员向我们召集了318次炮兵和RSZV，他们制作了3个aulyts。 总共有7场战斗冲突，在此期间，有61人被摧毁，116人受伤，5人被俘虏。 还摧毁了敌人的BMP，APC，着陆机，RSSV，两个自行式风信子装置，两支枪，两个雷达站，五个弹药仓库和反坦克建筑群。</li>
      </ul>
      <text:p text:style-name="P4">
该官员还报告说，在利马诺·库比山(Limano-Kubyansk)的方向上，敌人被剥夺了6次，以采取进攻行动。 入侵者造成了578名炮兵经理，制造了19架飞机。 在反射袭击期间，摧毁了35名入侵者，82人受伤，2人被捕。 我们的战士摧毁了敌人的BMP，迫击炮计算和5个无人机。</text:p>
      <text:p text:style-name="P4">
回答工作室的研究，以了解敌方乌克兰捍卫者的日常破坏是否会受到战斗本质的影响。 他称独特的同时经验在使用苏联模式的Warrilille系统与北约国家的炮兵妈妈结合在一起。</text:p>
      <text:p text:style-name="P4">
News Source: <text:a xlink:type="simple" xlink:href="https://armyinform.com.ua/2023/07/07/na-bahmutskomu-napryamku-syly-oborony-prodovzhuyut-utrymuvaty-inicziatyvu-ta-prosuvayutsya-na-flangah-sergij-cherevatyj/" text:style-name="Internet_20_link" text:visited-style-name="Visited_20_Internet_20_Link">
https://armyinform.com.ua/2023/07/07/na-bahmutskomu-napryamku-syly-oborony-prodovzhuyut-utrymuvaty-inicziatyvu-ta-prosuvayutsya-na-flangah-sergij-cherevatyj/</text:a>
</text:p>
      <!--NEWS-->
      <text:h text:style-name="P10" text:outline-level="1">
<text:span text:style-name="T4">
篮球青年队在欧洲2023年开始击败佐治亚州</text:span>
</text:h>
      <text:p text:style-name="P4">
作者: Ukrinform (Person)</text:p>
      <text:p text:style-name="P4">
出版商: Укринформ (Organization)</text:p>
      <text:p text:style-name="P4">
出版时间: 2023-07-07T6:54:45+03:00</text:p>
      <text:p text:style-name="P4">
修改时间: 2023-07-07T21:54:45+03:00</text:p>
      <text:p text:style-name="P4">
描述: 篮球青年队（20岁以下的球员）在2023年的欧洲锦标赛（北马其顿北部）的一部分开始了表演。  - 乌克林。</text:p>
      <text:p text:style-name="P4">
图片: ['<text:a xlink:type="simple" xlink:href="https://static.ukrinform.com/photos/2023_07/thumb_files/630_360_1688754796-779.jpg" text:style-name="Internet_20_link" text:visited-style-name="Visited_20_Internet_20_Link">
630_360_16887...</text:a>
']</text:p>
      <text:p text:style-name="P4">
标签: ['Баскетбол']</text:p>
      <text:p text:style-name="P4">
类型: Article</text:p>
      <!--METADATA-->
      <text:p text:style-name="P4">
<draw:frame draw:style-name="fr1" draw:name="Image271" text:anchor-type="as-char" svg:width="6.9236in" svg:height="3.956343in" draw:z-index="0">
<draw:image xlink:href="../Images/yкринформ/2023-07-07T6-54-45-03-00/630_360_1688754796-779.jpg" xlink:type="simple" xlink:show="embed" xlink:actuate="onLoad" draw:mime-type="image/jpeg"/>
</draw:frame>
篮球青年队(20岁以下的球员)胜利从2023年的欧洲锦标赛开始(马其顿北部).</text:p>
      <text:p text:style-name="P4">
У першому турі групи С «синьо-жовті» завдади нищівної поразки одноліткам зГрузії - 82:55 (25：11，12：17，22：12，23：15)，报道乌克林福姆。</text:p>
      <text:p text:style-name="P4">
7月8日，乌克兰将于7月9日与瑞典一起比赛 -  7月12日 -  Zkosovo对阵阿塞拜疆。</text:p>
      <text:p text:style-name="P4">
<text:span text:style-name="T4">
另请阅读：</text:span>
 <text:a xlink:type="simple" xlink:href="https://www.ukrinform.ua/rubric-sports/3732801-prometej-diznavsa-supernikiv-u-evrokubku-sezonu-202324.html" text:style-name="Internet_20_link" text:visited-style-name="Visited_20_Internet_20_Link">
Prometheus在2023/24赛季的欧洲杯中学习的竞争对手</text:a>
由于欧洲在比赛的三个四重奏组的三个最佳球队中的欧洲冠军 - 决赛入围者和第三名的获胜者 - 他们将在课堂上增加，并将在A分区中攀升。</text:p>
      <text:p text:style-name="P4">
照片：FBU。</text:p>
      <text:p text:style-name="P4">
News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Volodymyr Zelenskyy在布拉格会见了捷克政治机构 - 感谢乌克兰的可持续支持</text:span>
</text:h>
      <text:p text:style-name="P4">
作者: ['АРМІЯINFORM']</text:p>
      <text:p text:style-name="P4">
时间: 2023-07-07T70:00:00-04:00</text:p>
      <text:p text:style-name="P4">
描述: 乌克兰沃罗迪米尔·泽伦斯基（Ukraine Volodymyr Zelensky）总统在捷克人渴望之前的奥菲西亚（Ofitsia Vizits）框架中……与乌克兰2022年的战争，与乌克兰的战争是今天的最新消息，今天与乌克兰的新闻战争是2022年的新闻战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7/czechia.jpg" text:style-name="Internet_20_link" text:visited-style-name="Visited_20_Internet_20_Link">
czechia.jpg</text:a>
']</text:p>
      <text:p text:style-name="P4">
标签: ['STOPRUSSIA', 'ВТОРГНЕННЯ РФ', 'ДОПОМОГА ПАРТНЕРІВ', 'НАТО', 'СВІТ ПІДТРИМУЄ УКРАЇНУ', 'УКРАЇНА - ЧЕХІЯ']</text:p>
      <text:p text:style-name="P4">
类别: News</text:p>
      <!--METADATA-->
      <text:p text:style-name="P4">
<draw:frame draw:style-name="fr1" draw:name="Image272" text:anchor-type="as-char" svg:width="6.9236in" svg:height="3.894525in" draw:z-index="0">
<draw:image xlink:href="../Images/AРМІЯINFORM/2023-07-07T70-00-00-04-00/czechia.jpg" xlink:type="simple" xlink:show="embed" xlink:actuate="onLoad" draw:mime-type="image/jpeg"/>
</draw:frame>
作为捷克共和国的正式访问的一部分，乌克兰沃迪米尔·泽伦斯基(Ukraine Volodymyr Zelensky)总统与米洛斯议会参议院总统，捷克议会代表Marketa Maketa Maketa Maketa Pekarova Adamova Adamova的Taprchyl Tap，Taprchyl Tap。</text:p>
      <text:p text:style-name="P4">
关于它<text:a xlink:type="simple" xlink:href="https://president.gov.ua/news/u-prazi-glava-derzhavi-zustrivsya-z-prezidentami-senatu-j-pa-84149" text:style-name="Internet_20_link" text:visited-style-name="Visited_20_Internet_20_Link">
报告</text:a>
乌克兰总统办公室。</text:p>
      <text:p text:style-name="P4">
该办公室说：“沃迪米尔·泽伦斯基(Volodymyr Zelensky)对参议院总统和捷克人民的职位以及乌克兰的有效支持表示感谢，并在调和俄罗斯联邦的武装侵略方面，并在协助的协助下为暂时流离失所的乌克兰公民。”</text:p>
      <text:p text:style-name="P4">
乌克兰总统指出，通过乌克兰纳罗德(Ukrainian Narod)种族灭绝的乌克兰认识到参议院对乌克兰犯罪的决议的重要性](https://armyinform.com.ua/2022/05/12/senat-chehiyi-vyznav-genoczydom-ukrayinskogo-narodu-zlochyny-rosarmiyi-v-ukrayini/)并支持<text:a xlink:type="simple" xlink:href="https://armyinform.com.ua/2022/09/18/chehiya-zaklykala-stvoryty-mizhnarodnyj-trybunal-cherez-zlochyny-rf-v-izyumi/" text:style-name="Internet_20_link" text:visited-style-name="Visited_20_Internet_20_Link">
建立一个关于侵略乌克兰罪的特别法庭</text:a>
，这表明了捷克的明确政治立场。</text:p>
      <text:p text:style-name="P4">
正如乌克兰总统在办公室中强调的那样，特别注意讨论乌克兰和平公式的全球峰会问题，并尽快在北约和欧盟收购乌克兰。</text:p>
      <text:p text:style-name="P4">
Volodymyr Zelensky还感谢Milosh Vstrchil的捷克共和国和乌克兰重要倡议的积极地位。</text:p>
      <text:p text:style-name="P4">
“十月在布拉格举行的克里米亚平台的第二次议会峰会将使它更接近一个共同的目标 - 塔夫西克(Tavsikh)暂时占领乌克兰领土的克里米亚半岛的占领。”</text:p>
      <text:p text:style-name="P4">
Milosh Posstrchil为弗拉基米尔·泽伦斯基(Vladimir Zelensky)提供了Senatuchya的象征性钥匙。</text:p>
      <text:p text:style-name="P4">
“我们尊重的最大朋友，我们将钥匙传达给捷克七人。 由于您将拥有捷克参议院的钥匙，因此参议院和梅斯特的门将始终开放。”</text:p>
      <text:p text:style-name="P4">
乌克兰总统感谢捷克参议院的礼物。</text:p>
      <text:p text:style-name="P4">
“我认为这是我们人民应得的关键。 得益于认识到我们国家实力的迹象以及为我们的陈述而奋斗。 我要感谢您在俄罗斯入侵开始时打开我们的大门。 他们没有任何条件开业，庇护我们的人民。” Volodymyr Zelenskyy说。在与捷克议会主席的会议上，弗拉基米尔塞伦斯基(Vladimirzelensky)感谢乌克兰的支持和下班党的重要决定。</text:p>
      <text:p text:style-name="P4">
对话者强调需要对冰上和其他国际组织内部俄罗斯的批准压力，以及当事方在乌克兰欧盟和北约的全部成员实施方面的互动。 在这种情况下，乌克兰总统对捷克议会问题上最积极的立场表示了希望。</text:p>
      <text:p text:style-name="P4">
Volodymyr Zelensky还感谢提供人道主义援助以及捷克和捷克共和国的乌克兰重建。</text:p>
      <text:p text:style-name="P4">
News Source: <text:a xlink:type="simple" xlink:href="https://armyinform.com.ua/2023/07/07/volodymyr-zelenskyj-u-prazi-zustrivsya-z-politychnym-isteblishmentom-chehiyi-podyakuvav-za-stalu-pidtrymku-ukrayiny/" text:style-name="Internet_20_link" text:visited-style-name="Visited_20_Internet_20_Link">
https://armyinform.com.ua/2023/07/07/volodymyr-zelenskyj-u-prazi-zustrivsya-z-politychnym-isteblishmentom-chehiyi-podyakuvav-za-stalu-pidtrymku-ukrayiny/</text:a>
</text:p>
      <!--NEWS-->
      <text:h text:style-name="P10" text:outline-level="1">
<text:span text:style-name="T4">
Volodymyr Zelenskyy宣布与Recep Erdogan举行会议。 将讨论囚犯和谷物倡议的交换</text:span>
</text:h>
      <text:p text:style-name="P4">
作者: ['АРМІЯINFORM']</text:p>
      <text:p text:style-name="P4">
时间: 2023-07-07T71:00:00-04:00</text:p>
      <text:p text:style-name="P4">
描述: 乌克兰沃迪米尔Zelensky PID的总裁Zusti Iz捷克IZ总裁...与乌克兰2022年的战争，与乌克兰的最新新闻，今天与乌克兰的新闻，乌克兰2022年的新闻战争，乌克兰和俄罗斯和俄罗斯和俄罗斯和俄罗斯和俄罗斯和俄罗斯和俄罗斯之间的战争将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7/volodymyr-zelenskyj.jpg" text:style-name="Internet_20_link" text:visited-style-name="Visited_20_Internet_20_Link">
volodymyr-zelenskyj.jpg</text:a>
']</text:p>
      <text:p text:style-name="P4">
标签: ['ВОЛОДИМИР ЗЕЛЕНСЬКИЙ', 'РЕДЖЕП ТАЇП ЕРДОГАН', 'ТУРЕЧЧИНА']</text:p>
      <text:p text:style-name="P4">
类别: News</text:p>
      <!--METADATA-->
      <text:p text:style-name="P4">
<draw:frame draw:style-name="fr1" draw:name="Image273" text:anchor-type="as-char" svg:width="6.9236in" svg:height="3.894525in" draw:z-index="0">
<draw:image xlink:href="../Images/AРМІЯINFORM/2023-07-07T71-00-00-04-00/volodymyr-zelenskyj.jpg" xlink:type="simple" xlink:show="embed" xlink:actuate="onLoad" draw:mime-type="image/jpeg"/>
</draw:frame>
乌克兰沃迪米尔·泽伦斯基总裁<text:a xlink:type="simple" xlink:href="https://armyinform.com.ua/2023/07/07/volodymyr-zelenskyj-i-petr-pavel-zustrilysya-z-ukrayinskym-hlopchykom-yakyj-likuyetsya-v-chehiyi/" text:style-name="Internet_20_link" text:visited-style-name="Visited_20_Internet_20_Link">
官方Zoom</text:a>
捷克捷克共和国在布拉格被记者询问他或她对土耳其的商业访问时，他指出，今天有必要集结北约成员国，以便在政治上一起对俄罗斯进行政治责任。</text:p>
      <text:p text:style-name="P4">
这在[消息]中说明了(https://www.president.gov.ua/news/chitke-zaproshennya-ukrayini-do-chlenstva-v-nato-prodemonstr-84133)总统办公室。</text:p>
      <text:p text:style-name="P4">
“我们有一些问题。 谷物倡议。 北约支持乌克兰非常重要。 卡特尔。 伊维里(Iviri)，我们将与土耳其总统达成协议，我们将谈论的许多事情。”</text:p>
      <text:p text:style-name="P4">
News Source: <text:a xlink:type="simple" xlink:href="https://armyinform.com.ua/2023/07/07/volodymyr-zelenskyj-anonsuvav-zustriv-iz-redzhepom-erdoganom-obgovoryuvatymut-obmin-polonenymy-ta-zernovu-inicziatyvu/" text:style-name="Internet_20_link" text:visited-style-name="Visited_20_Internet_20_Link">
https://armyinform.com.ua/2023/07/07/volodymyr-zelenskyj-anonsuvav-zustriv-iz-redzhepom-erdoganom-obgovoryuvatymut-obmin-polonenymy-ta-zernovu-inicziatyvu/</text:a>
</text:p>
      <!--NEWS-->
      <text:h text:style-name="P10" text:outline-level="1">
<text:span text:style-name="T4">
乌克兰总统今天将访问斯洛伐克</text:span>
</text:h>
      <text:p text:style-name="P4">
作者: ['АРМІЯINFORM']</text:p>
      <text:p text:style-name="P4">
时间: 2023-07-07T72:00:00-04:00</text:p>
      <text:p text:style-name="P4">
描述: 乌克兰总统沃罗迪米尔·泽伦斯基·索科德（Volodymyr Zelensky Sogodn），7 lipnya，健康的人。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7/th.jpg" text:style-name="Internet_20_link" text:visited-style-name="Visited_20_Internet_20_Link">
th.jpg</text:a>
']</text:p>
      <text:p text:style-name="P4">
标签: ['ВОЛОДИМИР ЗЕЛЕНСЬКИЙ', 'ПРЕЗИДЕНТ УКРАЇНИ', 'СЛОВАЧЧИНА']</text:p>
      <text:p text:style-name="P4">
类别: News</text:p>
      <!--METADATA-->
      <text:p text:style-name="P4">
<draw:frame draw:style-name="fr1" draw:name="Image274" text:anchor-type="as-char" svg:width="6.9236in" svg:height="4.352812in" draw:z-index="0">
<draw:image xlink:href="../Images/AРМІЯINFORM/2023-07-07T72-00-00-04-00/th.jpg" xlink:type="simple" xlink:show="embed" xlink:actuate="onLoad" draw:mime-type="image/jpeg"/>
</draw:frame>
今日7月7日，乌克兰Volodymyr Zelensky总裁将参观这项研究。</text:p>
      <text:p text:style-name="P4">
国家元首<text:a xlink:type="simple" xlink:href="https://t.me/V_Zelenskiy_official/6886" text:style-name="Internet_20_link" text:visited-style-name="Visited_20_Internet_20_Link">
报告</text:a>
我可以有电报。</text:p>
      <text:p text:style-name="P4">
他说：“在布拉迪斯拉瓦(Bratislava)举行的重要会议与祖萨纳·查普托瓦(Zuzana Chaputova)总统，总理路易斯·奥德尔(Louis Odor)，国家委员会鲍里斯·柯洛(Boris Collero)主席。”</text:p>
      <text:p text:style-name="P4">
在会议期间，Volodymyr Zelenskyy计划讨论乌克兰，北约峰会和和平，双边合作，能源安全的特定国防支持和欧洲 - 大西洋融合。</text:p>
      <text:p text:style-name="P4">
众所周知，乌克兰总统于7月6日<text:a xlink:type="simple" xlink:href="https://armyinform.com.ua/2023/07/06/prezydent-ukrayiny-u-bolgariyi-zustrivsya-z-premyerom-krayiny-oboronna-spivpraczya-sered-priorytetnyh-pytan/" text:style-name="Internet_20_link" text:visited-style-name="Visited_20_Internet_20_Link">
访问</text:a>
保加利亚，然后他<text:a xlink:type="simple" xlink:href="https://armyinform.com.ua/2023/07/07/prezydent-ukrayiny-pro-chlenstvo-v-nato-chitke-zaproshennya-stane-demonstracziyeyu-smilyvosti-alyansu/" text:style-name="Internet_20_link" text:visited-style-name="Visited_20_Internet_20_Link">
到达</text:a>
到捷克共和国。</text:p>
      <text:p text:style-name="P4">
News Source: <text:a xlink:type="simple" xlink:href="https://armyinform.com.ua/2023/07/07/prezydent-ukrayiny-sogodni-zdijsnyt-vizyt-do-slovachchyny/" text:style-name="Internet_20_link" text:visited-style-name="Visited_20_Internet_20_Link">
https://armyinform.com.ua/2023/07/07/prezydent-ukrayiny-sogodni-zdijsnyt-vizyt-do-slovachchyny/</text:a>
</text:p>
      <!--NEWS-->
      <text:h text:style-name="P10" text:outline-level="1">
<text:span text:style-name="T4">
捷克共和国为乌克兰提供了冲击直升机和数十万个大型弹药</text:span>
</text:h>
      <text:p text:style-name="P4">
作者: ['АРМІЯINFORM']</text:p>
      <text:p text:style-name="P4">
时间: 2023-07-07T73:00:00-04:00</text:p>
      <text:p text:style-name="P4">
描述: 捷克传播乌克兰的震撼凝胶蛋白那艘船。 克里姆（Krim to），伊塞纳（Ofitsina）...与乌克兰2022年的战争，与乌克兰的最新新闻战争，今天与乌克兰2022年的新闻战争，乌克兰和俄罗斯之间的最后一场战争以及2022年与乌克兰的战争将是或不是，无论是，还是不是，都会在不久的将来与乌克兰的战争说，今天与乌克兰的战争，今天的乌克兰新闻，乌克兰的新闻，乌克兰媒体在俄罗斯的乌克兰新闻</text:p>
      <text:p text:style-name="P4">
图片: ['<text:a xlink:type="simple" xlink:href="https://armyinform.com.ua/wp-content/uploads/2023/07/zelenskyj_fiala.jpg" text:style-name="Internet_20_link" text:visited-style-name="Visited_20_Internet_20_Link">
zelenskyj_fiala.jpg</text:a>
']</text:p>
      <text:p text:style-name="P4">
标签: ['ВОЛОДИМИР ЗЕЛЕНСЬКИЙ', 'ОЗБРОЄННЯ ТА ТЕХНІКА', 'СВІТ ПІДТРИМУЄ УКРАЇНУ', 'ЧЕХІЯ']</text:p>
      <text:p text:style-name="P4">
类别: News</text:p>
      <!--METADATA-->
      <text:p text:style-name="P4">
<draw:frame draw:style-name="fr1" draw:name="Image275" text:anchor-type="as-char" svg:width="6.9236in" svg:height="3.894525in" draw:z-index="0">
<draw:image xlink:href="../Images/AРМІЯINFORM/2023-07-07T73-00-00-04-00/zelenskyj_fiala.jpg" xlink:type="simple" xlink:show="embed" xlink:actuate="onLoad" draw:mime-type="image/jpeg"/>
</draw:frame>
捷克共和国将把更多的冲击直升机和弹药传输到乌克兰。 此外，官方布拉格将有助于准备飞行员并供应航空公司。</text:p>
      <text:p text:style-name="P4">
关于它<text:a xlink:type="simple" xlink:href="https://www.youtube.com/watch" text:style-name="Internet_20_link" text:visited-style-name="Visited_20_Internet_20_Link">
报告</text:a>
捷克总理彼得·菲亚尔(Petr Fial)在与乌克兰沃罗迪·米尔泽伦斯基(Ukraine Volodymyrzelensky)总统的会面上。</text:p>
      <text:p text:style-name="P4">
“乌克兰的支持是捷克政府的优先事项，它将在各个领域继续进行。 乌克兰为我们而战，为欧洲的安全而战。” Peta Phal说。</text:p>
      <text:p text:style-name="P4">
捷克总理说，沃迪米尔·泽伦斯基(Volodymyr Zelenskyy)亲自将在维尔纽斯(Vilnius)举行未来的北约峰会。</text:p>
      <text:p text:style-name="P4">
“我希望所有北约盟友都会在其申请中显然支持乌克兰。 乌克兰可以指望捷克的声音，”捷克总理强调。</text:p>
      <text:p text:style-name="P4">
他还报告说，捷克共和国将有助于飞行员准备。</text:p>
      <text:p text:style-name="P4">
Petal说：“我们还将在乌克兰进行模拟器。”</text:p>
      <text:p text:style-name="P4">
_ paded vitaliy lytvyn._</text:p>
      <text:p text:style-name="P4">
News Source: <text:a xlink:type="simple" xlink:href="https://armyinform.com.ua/2023/07/07/chehiya-nadaye-ukrayini-udarni-vertoloty-ta-sotni-tysyach-velykokalibernyh-boyeprypasiv/" text:style-name="Internet_20_link" text:visited-style-name="Visited_20_Internet_20_Link">
https://armyinform.com.ua/2023/07/07/chehiya-nadaye-ukrayini-udarni-vertoloty-ta-sotni-tysyach-velykokalibernyh-boyeprypasiv/</text:a>
</text:p>
      <!--NEWS-->
      <text:h text:style-name="P10" text:outline-level="1">
<text:span text:style-name="T4">
偷走并将霍森送往俄罗斯酷刑的合作者将持续8年</text:span>
</text:h>
      <text:p text:style-name="P4">
作者: ['АРМІЯINFORM']</text:p>
      <text:p text:style-name="P4">
时间: 2023-07-07T74:00:00-04:00</text:p>
      <text:p text:style-name="P4">
描述: 在Vidpovesdalosti之前，它被一名投资回报的一位成员的刷子吸引到了“头……与乌克兰2022年的战争，与乌克兰的最新新闻，今天与乌克兰2022年的新闻战争，今天将在今天进行战争，乌克兰和俄罗斯以及2022年与乌克兰的战争将于2022年，他们是否会在不久的将来与乌克兰进行战争，他们说，与乌克兰的战争，今天的乌克兰新闻，乌克兰媒体新闻，乌克兰媒体新闻在俄罗斯</text:p>
      <text:p text:style-name="P4">
图片: ['<text:a xlink:type="simple" xlink:href="https://armyinform.com.ua/wp-content/uploads/2023/07/bez-nazvanyya-3.jpg" text:style-name="Internet_20_link" text:visited-style-name="Visited_20_Internet_20_Link">
bez-nazvanyya-3.jpg</text:a>
']</text:p>
      <text:p text:style-name="P4">
标签: ['STOPRUSSIA', 'АГРЕСІЯ РФ', 'ВТОРГНЕННЯ РФ', 'СБУ']</text:p>
      <text:p text:style-name="P4">
类别: News</text:p>
      <!--METADATA-->
      <text:p text:style-name="P4">
<draw:frame draw:style-name="fr1" draw:name="Image276" text:anchor-type="as-char" svg:width="6.9236in" svg:height="4.615733in" draw:z-index="0">
<draw:image xlink:href="../Images/AРМІЯINFORM/2023-07-07T74-00-00-04-00/bez-nazvanyya-3.jpg" xlink:type="simple" xlink:show="embed" xlink:actuate="onLoad" draw:mime-type="image/jpeg"/>
</draw:frame>
有可能吸引另一名职业的参与者“赫森地区内政部的主要局”。 被拘留者是当地居民，他在占领城市期间自愿进行合作，并加入了俄罗斯惩罚性尸体。 他现在将花8年。</text:p>
      <text:p text:style-name="P4">
SBU通知了这一点。</text:p>
      <text:p text:style-name="P4">
合作者被招募在“霍尔森巡逻队的单独营”中，他得到了武器和俄罗斯样本的形式。 在“职位”时，他守护了被俘虏的行政大楼，那里的种族主义者是由地方工业当局安排的。</text:p>
      <text:p text:style-name="P4">
此外，他参加了休息的霍森的绑架，然后被带到俄罗斯酷刑。</text:p>
      <text:p text:style-name="P4">
考虑到调查的协助，法院任命他为8年监狱，剥夺了在执法部门和州当局担任职务的权利，为期15年。</text:p>
      <text:p text:style-name="P4">
News Source: <text:a xlink:type="simple" xlink:href="https://armyinform.com.ua/2023/07/07/kolaborant-yakyj-vykradav-ta-dopravlyav-hersoncziv-do-rosijskyh-kativen-provede-za-gratamy-8-rokiv/" text:style-name="Internet_20_link" text:visited-style-name="Visited_20_Internet_20_Link">
https://armyinform.com.ua/2023/07/07/kolaborant-yakyj-vykradav-ta-dopravlyav-hersoncziv-do-rosijskyh-kativen-provede-za-gratamy-8-rokiv/</text:a>
</text:p>
      <!--NEWS-->
      <text:h text:style-name="P10" text:outline-level="1">
<text:span text:style-name="T4">
乌克兰和捷克共和国在军事技术合作领域签署了一份备忘录</text:span>
</text:h>
      <text:p text:style-name="P4">
作者: ['АРМІЯINFORM']</text:p>
      <text:p text:style-name="P4">
时间: 2023-07-07T75:00:00-04:00</text:p>
      <text:p text:style-name="P4">
描述: 在Robochitu Vizit总统Volodymyr Zelensky的胆怯中，捷克是捷克...与乌克兰2022年的战争，与乌克兰的战争是今天的最新消息，《与乌克兰2022年的新闻战》，乌克兰之间的战争会在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7/1cd0e88f5840fa464f8743076a4bac0e_1688720414_extra_large.jpeg" text:style-name="Internet_20_link" text:visited-style-name="Visited_20_Internet_20_Link">
1cd0e88f5840fa464f8743076a4bac0e_1688720414_extra_large.jpeg</text:a>
']</text:p>
      <text:p text:style-name="P4">
标签: ['ВІЙНА', 'МЕМОРАНДУМ', 'ОФІС ПРЕЗИДЕНТА УКРАЇНИ', 'ЧЕХІЯ']</text:p>
      <text:p text:style-name="P4">
类别: News</text:p>
      <!--METADATA-->
      <text:p text:style-name="P4">
<draw:frame draw:style-name="fr1" draw:name="Image277" text:anchor-type="as-char" svg:width="6.9236in" svg:height="4.617948in" draw:z-index="0">
<draw:image xlink:href="../Images/AРМІЯINFORM/2023-07-07T75-00-00-04-00/1cd0e88f5840fa464f8743076a4bac0e_1688720414_extra_large.jpeg" xlink:type="simple" xlink:show="embed" xlink:actuate="onLoad" draw:mime-type="image/jpeg"/>
</draw:frame>
在乌克兰沃罗迪米尔·泽伦斯基总统对捷克共和国的工作访问中，签署了乌克兰战略工业部与捷克共和国国防部之间的理解备忘录。</text:p>
      <text:p text:style-name="P4">
关于它<text:a xlink:type="simple" xlink:href="https://president.gov.ua/news/u-prisutnosti-prezidenta-ukrayini-ta-premyer-ministra-chehiy-84137" text:style-name="Internet_20_link" text:visited-style-name="Visited_20_Internet_20_Link">
报告</text:a>
乌克兰总统办公室。</text:p>
      <text:p text:style-name="P4">
“这份备忘录的目的是支持军事技术合作，从而使工作支持武器和弹药和其他国防工业项目的项目，这些项目由乌克兰和捷克共和国的国防公司通过各种形式的国防公司实施伙伴关系，”  - 说。</text:p>
      <text:p text:style-name="P4">
根据该文件，参与者同意支持国防工业计算机的联合项目。</text:p>
      <text:p text:style-name="P4">
此外，备忘录规定了两个州的主题间单独合同的结论。</text:p>
      <text:p text:style-name="P4">
该文件由乌克兰Oleksandr Kamyshin战略工业部长和捷克共和国Frankish Schultz的第一任国防部副部长签署。</text:p>
      <text:p text:style-name="P4">
乌克兰总统办公室补充说，在不久的将来，乌克兰毗邻捷克共和国，达到了乌克兰流苏之间达成的协议的发展。</text:p>
      <text:p text:style-name="P4">
News Source: <text:a xlink:type="simple" xlink:href="https://armyinform.com.ua/2023/07/07/ukrayina-ta-chehiya-pidpysaly-memorandum-u-sferi-vijskovo-tehnichnogo-spivrobitnycztva/" text:style-name="Internet_20_link" text:visited-style-name="Visited_20_Internet_20_Link">
https://armyinform.com.ua/2023/07/07/ukrayina-ta-chehiya-pidpysaly-memorandum-u-sferi-vijskovo-tehnichnogo-spivrobitnycztva/</text:a>
</text:p>
      <!--NEWS-->
      <text:h text:style-name="P10" text:outline-level="1">
<text:span text:style-name="T4">
白俄罗斯破坏了欧洲 - 大西洋领域的安全：立陶宛，拉脱维亚和波兰的头部警告北约秘书长的一封信</text:span>
</text:h>
      <text:p text:style-name="P4">
作者: ['АРМІЯINFORM']</text:p>
      <text:p text:style-name="P4">
时间: 2023-07-07T76:00:00-04:00</text:p>
      <text:p text:style-name="P4">
描述: Spivrotytnitsra Mizh Rosiyu Bilorussyu Pidrivah不是Lashen Baltek Baltichica，而是...与乌克兰2022年的战争，与乌克兰与乌克兰的最新新闻，今天与乌克兰2022年进行战争，今天与乌克兰战争，今天将在乌克兰和俄罗斯和俄罗斯战争之间发动一场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7/stoltenberg-1.jpg" text:style-name="Internet_20_link" text:visited-style-name="Visited_20_Internet_20_Link">
stoltenberg-1.jpg</text:a>
']</text:p>
      <text:p text:style-name="P4">
标签: ['ГІТАНАС НАУСЄДА', 'ЄВРОАТЛАНТИЧНА ІНТЕГРАЦІЯ', 'ЛИТВА']</text:p>
      <text:p text:style-name="P4">
类别: News</text:p>
      <!--METADATA-->
      <text:p text:style-name="P4">
<draw:frame draw:style-name="fr1" draw:name="Image278" text:anchor-type="as-char" svg:width="6.9236in" svg:height="3.894525in" draw:z-index="0">
<draw:image xlink:href="../Images/AРМІЯINFORM/2023-07-07T76-00-00-04-00/stoltenberg-1.jpg" xlink:type="simple" xlink:show="embed" xlink:actuate="onLoad" draw:mime-type="image/jpeg"/>
</draw:frame>
俄罗斯和白俄罗斯之间的合作不仅破坏了波罗的海地区的安全，而且会破坏欧元区 - 大西洋领域的安全。 在北约秘书长斯托尔滕贝格(Stoltenberg)执导的一封著作中，立陶宛吉塔纳斯·纳塞达(Gitanas Naudeda)的总统，波兰·安德烈·杜达(Poland Andrzej Duda)和拉脱维亚·埃吉尔斯(Latvia Egils)引起了人们的注意。</text:p>
      <text:p text:style-name="P4">
关于它<text:a xlink:type="simple" xlink:href="https://www.lrp.lt/ru/glavy-litvy-polsi-i-latvii-v-svoem-pisme-preduprezdajut-nato-ob-ugroze-kotoruju-predstavljajut-sobytija-v-belarusi/40789" text:style-name="Internet_20_link" text:visited-style-name="Visited_20_Internet_20_Link">
报告</text:a>
立陶宛总统服务。</text:p>
      <text:p text:style-name="P4">
“白俄罗斯的领土和资源被俄罗斯用来残酷地对乌克兰进行非法积极战争，这证明了两国的紧密性。 最后的表现是在白俄罗斯的战术核武器的放置，这加剧了乌克兰战争背景下的局势，并对我们社会的安全构成了直接威胁。 这是北约基本法案 - 俄罗斯的另一个凹槽，它清楚地表明了这种有效性。</text:p>
      <text:p text:style-name="P4">
总统还指出，俄罗斯瓦格纳·纳曼(Wagner Nanman)及其领导人耶夫根·普里戈(Yevgeny Prigogine)向白俄罗斯(Berarus)的行动是这个国家的政治稳定，并威胁到控制对普通和核武器的控制的潜力。</text:p>
      <text:p text:style-name="P4">
根据立陶宛，波兰和拉脱维亚的总统的说法，普里戈宁提到的群体到达白俄罗斯之后<text:a xlink:type="simple" xlink:href="https://armyinform.com.ua/2023/07/05/ganna-malyar-marsh-spravedlyvosti-najmancziv-prygozhyna-zminyv-stavlennya-rosiyan-do-kerivnycztva-yihnoyi-derzhavy/" text:style-name="Internet_20_link" text:visited-style-name="Visited_20_Internet_20_Link">
美容的叛乱</text:a>
白俄罗斯也可能激励恢复他们在欧盟边界组织新的大规模移民和人道主义危机的努力。</text:p>
      <text:p text:style-name="P4">
“在北约峰会的前夕](https://armyinform.com.ua/2022/11/09/nastupnyj-samit-nato-vidbudetsya-vlitku-2023-roku-v-lytvi/)我们需要团结和团结，以便我们可以承受360度方法的所有威胁。 这些威胁带来了白俄罗斯的最新活动。 我们必须向俄罗斯表明，我们看到了这些威胁并理解，并且我们准备采取所有可能的措施来抵消它们。<text:span text:style-name="T5">
修订核约束及其对新现实的适应； </text:span>
在联盟的军事适应过程中包括白俄罗斯的共同威胁； <text:span text:style-name="T5">
早期将弹药和武器放在联盟的东部侧面； </text:span>
国防成本增加了GDP的2％以上，并将此过程与北约优先级联系起来； *在立陶宛，波兰和拉脱维亚总统的一封联合信中说：“增加了盟国对混合动力威胁的韧性。”</text:p>
      <text:p text:style-name="P4">
News Source: <text:a xlink:type="simple" xlink:href="https://armyinform.com.ua/2023/07/07/bilorus-pidryvaye-bezpeku-yevroatlantychnogo-prostoru-glavy-lytvy-latviyi-ta-polshhi-poperedyly-lystom-genseka-nato/" text:style-name="Internet_20_link" text:visited-style-name="Visited_20_Internet_20_Link">
https://armyinform.com.ua/2023/07/07/bilorus-pidryvaye-bezpeku-yevroatlantychnogo-prostoru-glavy-lytvy-latviyi-ta-polshhi-poperedyly-lystom-genseka-nato/</text:a>
</text:p>
      <!--NEWS-->
      <text:h text:style-name="P10" text:outline-level="1">
<text:span text:style-name="T4">
俄罗斯不允许红十字国际委员会到乌克兰战俘来控制其维护条件</text:span>
</text:h>
      <text:p text:style-name="P4">
作者: ['АРМІЯINFORM']</text:p>
      <text:p text:style-name="P4">
时间: 2023-07-07T77:00:00-04:00</text:p>
      <text:p text:style-name="P4">
描述: Chervonnoye他妈的Mandat的IMT人物在Vidvendandanea utromann小姐...与乌克兰2022年的战争，与乌克兰与乌克兰的最新消息，今天与乌克兰的新闻，乌克兰2022年上次与乌克兰的新闻战争，乌克兰和俄罗斯与俄罗斯之间以及俄罗斯和俄罗斯之间的战争，他们说，乌克兰在2022年将是与乌克兰的战争</text:p>
      <text:p text:style-name="P4">
图片: ['<text:a xlink:type="simple" xlink:href="https://armyinform.com.ua/wp-content/uploads/2023/07/photo_5278562666060825812_w.jpg" text:style-name="Internet_20_link" text:visited-style-name="Visited_20_Internet_20_Link">
photo_5278562666060825812_w.jpg</text:a>
']</text:p>
      <text:p text:style-name="P4">
标签: ['ВІЙСЬКОВОПОЛОНЕНІ', 'КООРДИНАЦІЙНИЙ ШТАБ З ПИТАНЬ ПОВОДЖЕННЯ З ВІЙСЬКОВОПОЛОНЕНИМИ', 'МКЧХ']</text:p>
      <text:p text:style-name="P4">
类别: News</text:p>
      <!--METADATA-->
      <text:p text:style-name="P4">
<draw:frame draw:style-name="fr1" draw:name="Image279" text:anchor-type="as-char" svg:width="6.9236in" svg:height="3.882986in" draw:z-index="0">
<draw:image xlink:href="../Images/AРМІЯINFORM/2023-07-07T77-00-00-04-00/photo_5278562666060825812_w.jpg" xlink:type="simple" xlink:show="embed" xlink:actuate="onLoad" draw:mime-type="image/jpeg"/>
</draw:frame>
红十字国际委员会的任务是拜访战俘，但俄罗斯阻碍了红十字国际委员会的工作。</text:p>
      <text:p text:style-name="P4">
关于这个<text:a xlink:type="simple" xlink:href="https://t.me/Koord_shtab/1494" text:style-name="Internet_20_link" text:visited-style-name="Visited_20_Internet_20_Link">
一个正在说话</text:a>
在与协调总部的第一独立坦克士兵旅的战斗机合并期间。</text:p>
      <text:p text:style-name="P4">
工作人员的代表与重返社会和职业后部与囚犯和失踪的捍卫者的家人进行了沟通。</text:p>
      <text:p text:style-name="P4">
声明说：“侵略国绝大部分阻碍了红十字国际委员会的工作，使得不可能根据苛刻的公约来控制我们的俘虏的维护。”</text:p>
      <text:p text:style-name="P4">
总部还指出，在注册信息局进入的乌克兰战俘处于协调员的视野中，所有可能的资源都用于释放它们。</text:p>
      <text:p text:style-name="P4">
News Source: <text:a xlink:type="simple" xlink:href="https://armyinform.com.ua/2023/07/07/rosiya-ne-daye-mkchh-kontrolyuvaty-umovy-utrymannya-ukrayinskyh-vijskovolonenyh/" text:style-name="Internet_20_link" text:visited-style-name="Visited_20_Internet_20_Link">
https://armyinform.com.ua/2023/07/07/rosiya-ne-daye-mkchh-kontrolyuvaty-umovy-utrymannya-ukrayinskyh-vijskovolonenyh/</text:a>
</text:p>
      <!--NEWS-->
      <text:h text:style-name="P10" text:outline-level="1">
<text:span text:style-name="T4">
作为恢复项目的一部分，为乌克兰捍卫者开设了一个新的康复中心</text:span>
</text:h>
      <text:p text:style-name="P4">
作者: ['Анатолій Бальчос']</text:p>
      <text:p text:style-name="P4">
时间: 2023-07-07T78:00:00-04:00</text:p>
      <text:p text:style-name="P4">
描述: 乌克兰的几天，维斯科维克（Viiskovikh）被Viddislennya Reabilitats的瓷砖震惊。...与乌克兰2022年的战争，今天与乌克兰最新新闻的战争，《与乌克兰2022年的新闻战》，乌克兰和俄罗斯的最后一场战争，何时何时何时，以及何时何时，以及，何时，，，，，，以及，，乌克兰的最后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7/01-reabilitaczijnyj-czentr-golovna.jpg" text:style-name="Internet_20_link" text:visited-style-name="Visited_20_Internet_20_Link">
01-reabilitaczijnyj-czentr-golovna.jpg</text:a>
', '<text:a xlink:type="simple" xlink:href="https://armyinform.com.ua/wp-content/uploads/2023/07/02-reabilitaczijnyj-czentr-150x150.jpg" text:style-name="Internet_20_link" text:visited-style-name="Visited_20_Internet_20_Link">
02-reabilitaczijnyj-czentr-150x150.jpg</text:a>
', '<text:a xlink:type="simple" xlink:href="https://armyinform.com.ua/wp-content/uploads/2023/07/03-reabilitaczijnyj-czentr-150x150.jpg" text:style-name="Internet_20_link" text:visited-style-name="Visited_20_Internet_20_Link">
03-reabilitaczijnyj-czentr-150x150.jpg</text:a>
', '<text:a xlink:type="simple" xlink:href="https://armyinform.com.ua/wp-content/uploads/2023/07/04-reabilitaczijnyj-czentr-150x150.jpg" text:style-name="Internet_20_link" text:visited-style-name="Visited_20_Internet_20_Link">
04-reabilitaczijnyj-czentr-150x150.jpg</text:a>
', '<text:a xlink:type="simple" xlink:href="https://armyinform.com.ua/wp-content/uploads/2023/07/05-reabilitaczijnyj-czentr-150x150.jpg" text:style-name="Internet_20_link" text:visited-style-name="Visited_20_Internet_20_Link">
05-reabilitaczijnyj-czentr-150x150.jpg</text:a>
', '<text:a xlink:type="simple" xlink:href="https://armyinform.com.ua/wp-content/uploads/2023/07/06-reabilitaczijnyj-czentr-150x150.jpg" text:style-name="Internet_20_link" text:visited-style-name="Visited_20_Internet_20_Link">
06-reabilitaczijnyj-czentr-150x150.jpg</text:a>
', '<text:a xlink:type="simple" xlink:href="https://armyinform.com.ua/wp-content/uploads/2023/07/07-reabilitaczijnyj-czentr-150x150.jpg" text:style-name="Internet_20_link" text:visited-style-name="Visited_20_Internet_20_Link">
07-reabilitaczijnyj-czentr-150x150.jpg</text:a>
', '<text:a xlink:type="simple" xlink:href="https://armyinform.com.ua/wp-content/uploads/2023/07/08-yaroslav-dobryanskyj-150x150.jpg" text:style-name="Internet_20_link" text:visited-style-name="Visited_20_Internet_20_Link">
08-yaroslav-dobryanskyj-150x150.jpg</text:a>
', '<text:a xlink:type="simple" xlink:href="https://armyinform.com.ua/wp-content/uploads/2023/07/09-kolektyv-czentru-150x150.jpg" text:style-name="Internet_20_link" text:visited-style-name="Visited_20_Internet_20_Link">
09-kolektyv-czentru-150x150.jpg</text:a>
', '<text:a xlink:type="simple" xlink:href="https://armyinform.com.ua/wp-content/uploads/2023/07/10-mariya-kiselova.jpg" text:style-name="Internet_20_link" text:visited-style-name="Visited_20_Internet_20_Link">
10-mariya-kiselova.jpg</text:a>
', '<text:a xlink:type="simple" xlink:href="https://armyinform.com.ua/wp-content/uploads/2023/07/11-vijskovyj-zsu-oleksandr.jpg" text:style-name="Internet_20_link" text:visited-style-name="Visited_20_Internet_20_Link">
11-vijskovyj-zsu-oleksandr.jpg</text:a>
', '<text:a xlink:type="simple" xlink:href="https://armyinform.com.ua/wp-content/uploads/2023/07/12-reabilitaczijnyj-czentr-rostyslav-andrusenko.jpg" text:style-name="Internet_20_link" text:visited-style-name="Visited_20_Internet_20_Link">
12-reabilitaczijnyj-czentr-rostyslav-andrusenko.jpg</text:a>
']</text:p>
      <text:p text:style-name="P4">
标签: ['РЕАБІЛІТАЦІЯ']</text:p>
      <text:p text:style-name="P4">
类别: News</text:p>
      <!--METADATA-->
      <text:p text:style-name="P4">
<draw:frame draw:style-name="fr1" draw:name="Image280" text:anchor-type="as-char" svg:width="6.9236in" svg:height="4.615733in" draw:z-index="0">
<draw:image xlink:href="../Images/AРМІЯINFORM/2023-07-07T78-00-00-04-00/01-reabilitaczijnyj-czentr-golovna.jpg" xlink:type="simple" xlink:show="embed" xlink:actuate="onLoad" draw:mime-type="image/jpeg"/>
</draw:frame>
<text:span text:style-name="T4">
乌克兰军队的一天一直在建立一个国家的康复状态。 陆军通讯员访问了医疗机构的介绍，与目前正在恢复失落的民族与乌克兰卫生战争的军队进行交流。</text:span>
 **</text:p>
      <text:p text:style-name="P4">
基辅地区医学中心主管中心的介绍，基辅地区理事会主席的媒体塔卡德媒体由现在的基辅地区中心医院的长期校长和长期康复负责人进行。康复医学Rostislav Andrusenko。 他报告说，乌克兰商人的财政支持的财政支持被设法及时修复医院场所，为其提供现代医疗设备和其他确保其包容性的设备。</text:p>
      <text:p text:style-name="P4">
<text:a xlink:type="simple" xlink:href="https://armyinform.com.ua/wp-content/uploads/2023/07/02-reabilitaczijnyj-czentr.jpg" text:style-name="Internet_20_link" text:visited-style-name="Visited_20_Internet_20_Link">
!(Images/AРМІЯINFORM/2023-07-07T78-00-00-04-00/02-reabilitaczijnyj-czentr-150x150.jpg)</text:a>
</text:p>
      <text:p text:style-name="P4">
<text:a xlink:type="simple" xlink:href="https://armyinform.com.ua/wp-content/uploads/2023/07/03-reabilitaczijnyj-czentr.jpg" text:style-name="Internet_20_link" text:visited-style-name="Visited_20_Internet_20_Link">
<draw:frame draw:style-name="fr1" draw:name="Image281" text:anchor-type="as-char" svg:width="6.9236in" svg:height="6.9236in" draw:z-index="0">
<draw:image xlink:href="../Images/AРМІЯINFORM/2023-07-07T78-00-00-04-00/03-reabilitaczijnyj-czentr-150x150.jpg" xlink:type="simple" xlink:show="embed" xlink:actuate="onLoad" draw:mime-type="image/jpeg"/>
</draw:frame>
</text:a>
</text:p>
      <text:p text:style-name="P4">
<text:a xlink:type="simple" xlink:href="https://armyinform.com.ua/wp-content/uploads/2023/07/04-reabilitaczijnyj-czentr.jpg" text:style-name="Internet_20_link" text:visited-style-name="Visited_20_Internet_20_Link">
<draw:frame draw:style-name="fr1" draw:name="Image282" text:anchor-type="as-char" svg:width="6.9236in" svg:height="6.9236in" draw:z-index="0">
<draw:image xlink:href="../Images/AРМІЯINFORM/2023-07-07T78-00-00-04-00/04-reabilitaczijnyj-czentr-150x150.jpg" xlink:type="simple" xlink:show="embed" xlink:actuate="onLoad" draw:mime-type="image/jpeg"/>
</draw:frame>
</text:a>
根据Rostislav Andrusenko的说法，康复服务是在前地区医院的欧洲领先中心级别创建的。恢复乌克兰军事装备的康复部现代可用现代进口医疗设备，模拟器可恢复失去的体力。 医院有可能长期进行营养和满足卫生和卫生需求。</text:p>
      <text:p text:style-name="P4">
<text:a xlink:type="simple" xlink:href="https://armyinform.com.ua/wp-content/uploads/2023/07/05-reabilitaczijnyj-czentr.jpg" text:style-name="Internet_20_link" text:visited-style-name="Visited_20_Internet_20_Link">
!(Images/AРМІЯINFORM/2023-07-07T78-00-00-04-00/05-reabilitaczijnyj-czentr-150x150.jpg)</text:a>
</text:p>
      <text:p text:style-name="P4">
<text:a xlink:type="simple" xlink:href="https://armyinform.com.ua/wp-content/uploads/2023/07/06-reabilitaczijnyj-czentr.jpg" text:style-name="Internet_20_link" text:visited-style-name="Visited_20_Internet_20_Link">
<draw:frame draw:style-name="fr1" draw:name="Image283" text:anchor-type="as-char" svg:width="6.9236in" svg:height="6.9236in" draw:z-index="0">
<draw:image xlink:href="../Images/AРМІЯINFORM/2023-07-07T78-00-00-04-00/06-reabilitaczijnyj-czentr-150x150.jpg" xlink:type="simple" xlink:show="embed" xlink:actuate="onLoad" draw:mime-type="image/jpeg"/>
</draw:frame>
</text:a>
</text:p>
      <text:p text:style-name="P4">
<text:a xlink:type="simple" xlink:href="https://armyinform.com.ua/wp-content/uploads/2023/07/07-reabilitaczijnyj-czentr.jpg" text:style-name="Internet_20_link" text:visited-style-name="Visited_20_Internet_20_Link">
<draw:frame draw:style-name="fr1" draw:name="Image284" text:anchor-type="as-char" svg:width="6.9236in" svg:height="6.9236in" draw:z-index="0">
<draw:image xlink:href="../Images/AРМІЯINFORM/2023-07-07T78-00-00-04-00/07-reabilitaczijnyj-czentr-150x150.jpg" xlink:type="simple" xlink:show="embed" xlink:actuate="onLoad" draw:mime-type="image/jpeg"/>
</draw:frame>
</text:a>
</text:p>
      <text:p text:style-name="P4">
<text:a xlink:type="simple" xlink:href="https://armyinform.com.ua/wp-content/uploads/2023/07/08-yaroslav-dobryanskyj.jpg" text:style-name="Internet_20_link" text:visited-style-name="Visited_20_Internet_20_Link">
<draw:frame draw:style-name="fr1" draw:name="Image285" text:anchor-type="as-char" svg:width="6.9236in" svg:height="6.9236in" draw:z-index="0">
<draw:image xlink:href="../Images/AРМІЯINFORM/2023-07-07T78-00-00-04-00/08-yaroslav-dobryanskyj-150x150.jpg" xlink:type="simple" xlink:show="embed" xlink:actuate="onLoad" draw:mime-type="image/jpeg"/>
</draw:frame>
</text:a>
Yaroslav Dobryansky</text:p>
      <text:p text:style-name="P4">
<text:a xlink:type="simple" xlink:href="https://armyinform.com.ua/wp-content/uploads/2023/07/09-kolektyv-czentru.jpg" text:style-name="Internet_20_link" text:visited-style-name="Visited_20_Internet_20_Link">
!(Images/AРМІЯINFORM/2023-07-07T78-00-00-04-00/09-kolektyv-czentru-150x150.jpg)</text:a>
中心工作人员</text:p>
      <ul>
        <li>
直到一段时间内，乌克兰卫生部将这种奥萨克拉德视为康复领先的中心。 根据所有要求，特别是材料等，它符合一般州标准， - 基辅地区委员会代理主席Yaroslav Dobryansky说。  - 该医疗机构是由Chornobyl灾难影响的人们的待遇创建的。 如今，根据传统，医务人员的经验和紧急宣传，他们决定在基辅地区中央康复医学下重新建立医院。</li>
      </ul>
      <text:p text:style-name="P4">
建立首都地区的一个国家的康复中心已经有可能考虑公共和公共部门的协同作用。 在中心的国家项目恢复维克多(Victor)和埃琳娜·佩奇克(Elena Pinchuk)的支持下，除了对严重受伤的治疗和康复之外，计划实施假肢计划。 基辅康复医学区域中心代理总监玛丽亚·基塞利娃(Maria Kiselyova)在该中心的演讲中告诉了这一点。</text:p>
      <text:p text:style-name="P4">
<draw:frame draw:style-name="fr1" draw:name="Image286" text:anchor-type="as-char" svg:width="6.9236in" svg:height="4.615733in" draw:z-index="0">
<draw:image xlink:href="../Images/AРМІЯINFORM/2023-07-07T78-00-00-04-00/10-mariya-kiselova.jpg" xlink:type="simple" xlink:show="embed" xlink:actuate="onLoad" draw:mime-type="image/jpeg"/>
</draw:frame>
玛丽亚·基塞列夫(Maria Kiselev)</text:p>
      <text:p text:style-name="P4">
Mariatsylyova说，如果没有神经科医生，外科医生，心脏病学家和其他医院的其他人，则无法康复。  - 我们的军事患者不稳定，需要对所有员工的不断支持，我们非常感谢。 我们正在研究脊柱部门中心的处置问题。 至于多诊所，我认为这是与保险公司合作的强大工具，该工具应该为中心带来额外的资金。 目前，我们记得财务状况不令人满意的，因此我们也朝这个方向工作。</text:p>
      <text:p text:style-name="P4">
<draw:frame draw:style-name="fr1" draw:name="Image287" text:anchor-type="as-char" svg:width="6.9236in" svg:height="4.615733in" draw:z-index="0">
<draw:image xlink:href="../Images/AРМІЯINFORM/2023-07-07T78-00-00-04-00/11-vijskovyj-zsu-oleksandr.jpg" xlink:type="simple" xlink:show="embed" xlink:actuate="onLoad" draw:mime-type="image/jpeg"/>
</draw:frame>
亚历山大的军队</text:p>
      <text:p text:style-name="P4">
<draw:frame draw:style-name="fr1" draw:name="Image288" text:anchor-type="as-char" svg:width="6.9236in" svg:height="4.615733in" draw:z-index="0">
<draw:image xlink:href="../Images/AРМІЯINFORM/2023-07-07T78-00-00-04-00/12-reabilitaczijnyj-czentr-rostyslav-andrusenko.jpg" xlink:type="simple" xlink:show="embed" xlink:actuate="onLoad" draw:mime-type="image/jpeg"/>
</draw:frame>
Rostislav Andrusenko</text:p>
      <text:p text:style-name="P4">
基辅康复医学区域中心已成为国家康复计划中12个计划的康复机构中的第六个，该机构清楚地证明了乌克兰捍卫者乌克兰捍卫者的统一性，这是乌克兰军队的统一。</text:p>
      <text:p text:style-name="P4">
<text:span text:style-name="T5">
foto：dmitry Yurchenko</text:span>
</text:p>
      <text:p text:style-name="P4">
News Source: <text:a xlink:type="simple" xlink:href="https://armyinform.com.ua/2023/07/07/dlya-ukrayinskyh-zahysnykiv-zapraczyuvav-novyj-reabilitaczijnyj-czentr-u-ramkah-proyektu-recovery/" text:style-name="Internet_20_link" text:visited-style-name="Visited_20_Internet_20_Link">
https://armyinform.com.ua/2023/07/07/dlya-ukrayinskyh-zahysnykiv-zapraczyuvav-novyj-reabilitaczijnyj-czentr-u-ramkah-proyektu-recovery/</text:a>
</text:p>
      <!--NEWS-->
      <text:h text:style-name="P10" text:outline-level="1">
<text:span text:style-name="T4">
有利于国防部，法院从罪犯的罚款中指控UAH 390万</text:span>
</text:h>
      <text:p text:style-name="P4">
作者: ['АРМІЯINFORM']</text:p>
      <text:p text:style-name="P4">
时间: 2023-07-07T79:00:00-04:00</text:p>
      <text:p text:style-name="P4">
描述: 教育部奇瓦（Kiwa）的Mrilomar法院借用了检察官检察官检察官办公室的呼吁...与乌克兰2022年的战争，与乌克兰的最新新闻，今天与乌克兰2022年的新闻战争，今天将在今天进行战争，将在乌克兰和俄罗斯以及2022年与乌克兰的战争将于2022年，他们是否会在不久的将来与乌克兰进行战争，他们说，与乌克兰的战争，今天的乌克兰新闻，乌克兰媒体新闻，乌克兰媒体新闻在俄罗斯</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МОУ', 'СУД', 'ШТРАФНІ САНКЦІЇ']</text:p>
      <text:p text:style-name="P4">
类别: News</text:p>
      <!--METADATA-->
      <text:p text:style-name="P4">
<draw:frame draw:style-name="fr1" draw:name="Image289" text:anchor-type="as-char" svg:width="6.9236in" svg:height="4.486493in" draw:z-index="0">
<draw:image xlink:href="../ConvertedIMGs/AРМІЯINFORM/2023-07-07T79-00-00-04-00/l3yeyi-c17x11x50px50p-c17x11x50px50p-36059dd0fa5ff9e3037f437e7e135b04.png" xlink:type="simple" xlink:show="embed" xlink:actuate="onLoad" draw:mime-type="image/png"/>
</draw:frame>
说明性照片</text:p>
      <text:p text:style-name="P4">
基辅商业法院为乌克兰国防部的国家利益而满足了中央地区国防俄勒拉郡辩护办公室的主张。 根据法院的裁决，罪犯公司有义务以390万UAH的金额支付IOU罚款。</text:p>
      <text:p text:style-name="P4">
关于它<text:a xlink:type="simple" xlink:href="https://vppnr.gp.gov.ua/ua/news.html" text:style-name="Internet_20_link" text:visited-style-name="Visited_20_Internet_20_Link">
报告</text:a>
中央地区国防领域的专业检察官办公室的新闻服务。</text:p>
      <text:p text:style-name="P4">
已经确定，在2020年9月，乌克兰的国防部与该州拥有的一家企业之一，就公共资金购买服务达成了一份合同。 缔结合同的承包商，承包商违反了产品交付的截止日期，由合同确定。</text:p>
      <text:p text:style-name="P4">
在行使检察官权力时，该地区的专业检察官办公室已提交了一项诉讼，该诉讼是为了该州利益，以从罚款的同伴中恢复，以免履行合同条款。</text:p>
      <text:p text:style-name="P4">
今年7月3日，基辅商业法院完全支持检察官的立场，并完全满足了这一要求。</text:p>
      <text:p text:style-name="P4">
News Source: <text:a xlink:type="simple" xlink:href="https://armyinform.com.ua/2023/07/07/na-koryst-minoborony-sud-styagnuv-z-pidpryyemstva-porushnyka-39-mln-grn-shtrafnyh-sankczij/" text:style-name="Internet_20_link" text:visited-style-name="Visited_20_Internet_20_Link">
https://armyinform.com.ua/2023/07/07/na-koryst-minoborony-sud-styagnuv-z-pidpryyemstva-porushnyka-39-mln-grn-shtrafnyh-sankczij/</text:a>
</text:p>
      <!--NEWS-->
      <text:h text:style-name="P10" text:outline-level="1">
<text:span text:style-name="T4">
Volodymyr Zelenskyy会见了斯洛伐克总统：讨论的防御合作</text:span>
</text:h>
      <text:p text:style-name="P4">
作者: ['АРМІЯINFORM']</text:p>
      <text:p text:style-name="P4">
时间: 2023-07-07T80:00:00-04:00</text:p>
      <text:p text:style-name="P4">
描述: 乌克兰沃罗迪米尔·泽伦斯基（Iz Slovichini）的乌克兰总统，伊兹（Iz）总统...与乌克兰2022年的战争，与乌克兰的最新新闻，今天与乌克兰的新闻，乌克兰2022年最后一次战争，乌克兰和俄罗斯之间以及俄罗斯和俄罗斯之间的战争将发生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630_360_1688739875-564.jpg" text:style-name="Internet_20_link" text:visited-style-name="Visited_20_Internet_20_Link">
630_360_1688739875-564.jpg</text:a>
']</text:p>
      <text:p text:style-name="P4">
标签: ['ВОЛОДИМИР ЗЕЛЕНСЬКИЙ', 'ОБОРОННА СПІВПРАЦЯ', 'ПРЕЗИДЕНТ', 'СЛОВАЧЧИНА']</text:p>
      <text:p text:style-name="P4">
类别: News</text:p>
      <!--METADATA-->
      <text:p text:style-name="P4">
<draw:frame draw:style-name="fr1" draw:name="Image290" text:anchor-type="as-char" svg:width="6.9236in" svg:height="3.956343in" draw:z-index="0">
<draw:image xlink:href="../Images/AРМІЯINFORM/2023-07-07T80-00-00-04-00/630_360_1688739875-564.jpg" xlink:type="simple" xlink:show="embed" xlink:actuate="onLoad" draw:mime-type="image/jpeg"/>
</draw:frame>
乌克兰沃迪米尔Zelensky总统在斯洛伐克会见了乌克兰Zuzana Chaputova总统。</text:p>
      <text:p text:style-name="P4">
国家元首<text:a xlink:type="simple" xlink:href="https://t.me/V_Zelenskiy_official/6891" text:style-name="Internet_20_link" text:visited-style-name="Visited_20_Internet_20_Link">
报告</text:a>
我可以有电报。</text:p>
      <text:p text:style-name="P4">
消息写道：“我们已经与总统祖萨纳·查普托瓦(Zuzana Chaputova)讨论了我们的防御性外交政策合作：非常具体的项目，非常具体的事情，这些事情现在确实有所帮助。”</text:p>
      <text:p text:style-name="P4">
他强调，在斯洛伐克，他们为其人民的利益而努力。</text:p>
      <text:p text:style-name="P4">
“当然，当然，首要任务是安全，保护我们欧洲创造的共同价值观。 乌克兰和斯洛伐克今天更加准确。” Volodymyr Zelenskyy写道。</text:p>
      <text:p text:style-name="P4">
News Source: <text:a xlink:type="simple" xlink:href="https://armyinform.com.ua/2023/07/07/volodymyr-zelenskyj-zustrivsya-iz-prezydentkoyu-slovachchyny-obgovoryly-oboronnu-spivpraczyu/" text:style-name="Internet_20_link" text:visited-style-name="Visited_20_Internet_20_Link">
https://armyinform.com.ua/2023/07/07/volodymyr-zelenskyj-zustrivsya-iz-prezydentkoyu-slovachchyny-obgovoryly-oboronnu-spivpraczyu/</text:a>
</text:p>
      <!--NEWS-->
      <text:h text:style-name="P10" text:outline-level="1">
<text:span text:style-name="T4">
俄罗斯将黑海的火箭载体数量减少到一个</text:span>
</text:h>
      <text:p text:style-name="P4">
作者: ['АРМІЯINFORM']</text:p>
      <text:p text:style-name="P4">
时间: 2023-07-07T81:00:00-04:00</text:p>
      <text:p text:style-name="P4">
描述: 在Boyal Cherguvanni的Chorny Morce上，女孩的Rosyyki Klabeliv，Yanged的Maed ...与2022年与乌克兰的战争，与乌克兰的战争是今天的最新消息，这是与乌克兰的新闻，与乌克兰的新闻战争，与乌克兰2022年的新闻战争，今天是今天的最后一场新闻。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2/10/2022-10-27-u-chornomu-mori-perebuvayut-2.jpg" text:style-name="Internet_20_link" text:visited-style-name="Visited_20_Internet_20_Link">
2022-10-27-u-chornomu-mori-perebuvayut-2.jpg</text:a>
']</text:p>
      <text:p text:style-name="P4">
标签: ['ВМС', 'РАКЕТИ «КАЛІБР»', 'ЧОРНЕ МОРЕ']</text:p>
      <text:p text:style-name="P4">
类别: News</text:p>
      <!--METADATA-->
      <text:p text:style-name="P4">
<draw:frame draw:style-name="fr1" draw:name="Image291" text:anchor-type="as-char" svg:width="6.9236in" svg:height="3.893007in" draw:z-index="0">
<draw:image xlink:href="../Images/AРМІЯINFORM/2023-07-07T81-00-00-04-00/2022-10-27-u-chornomu-mori-perebuvayut-2.jpg" xlink:type="simple" xlink:show="embed" xlink:actuate="onLoad" draw:mime-type="image/jpeg"/>
</draw:frame>
说明性照片</text:p>
      <text:p text:style-name="P4">
黑海有9艘俄罗斯船，其中包括一辆带有四个小口径的马车马车。</text:p>
      <text:p text:style-name="P4">
关于它<text:a xlink:type="simple" xlink:href="https://t.me/ukrainian_navy/3596" text:style-name="Internet_20_link" text:visited-style-name="Visited_20_Internet_20_Link">
报告</text:a>
武装部队海军的新闻服务。</text:p>
      <text:p text:style-name="P4">
阿佐夫海有一艘敌方船。</text:p>
      <text:p text:style-name="P4">
在地中海中，战斗义务有八艘敌船，其中包括一艘具有16个“口径”的火箭架。</text:p>
      <text:p text:style-name="P4">
武装部队的海军补充说，俄罗斯联邦继续违反《 1974年海洋保护生命国际公约》。(Solas)通过关闭自动识别系统(AIS)，在亚佐夫海的民用船上。</text:p>
      <text:p text:style-name="P4">
News Source: <text:a xlink:type="simple" xlink:href="https://armyinform.com.ua/2023/07/07/rosiya-zmenshyla-kilkist-raketonosiyiv-u-chornomu-mori-do-odnogo-2/" text:style-name="Internet_20_link" text:visited-style-name="Visited_20_Internet_20_Link">
https://armyinform.com.ua/2023/07/07/rosiya-zmenshyla-kilkist-raketonosiyiv-u-chornomu-mori-do-odnogo-2/</text:a>
</text:p>
      <!--NEWS-->
      <text:h text:style-name="P10" text:outline-level="1">
<text:span text:style-name="T4">
敌人未能成功地踏上五个8217；</text:span>
</text:h>
      <text:p text:style-name="P4">
作者: ['АРМІЯINFORM']</text:p>
      <text:p text:style-name="P4">
时间: 2023-07-07T82:00:00-04:00</text:p>
      <text:p text:style-name="P4">
描述: Rosarmii的最后一次是由Zseredhuvati Basic Zuill渴望的...与乌克兰2022年的战争，这是与乌克兰最新新闻的战争，今天与乌克兰2022年的新闻战争，乌克兰和俄罗斯之间以及俄罗斯之间以及何时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630_360_1687059570-296.jpg" text:style-name="Internet_20_link" text:visited-style-name="Visited_20_Internet_20_Link">
630_360_1687059570-296.jpg</text:a>
']</text:p>
      <text:p text:style-name="P4">
标签: ['ГЕНШТАБ ЗС УКРАЇНИ', 'ОПЕРАТИВНА ІНФОРМАЦІЯ']</text:p>
      <text:p text:style-name="P4">
类别: News</text:p>
      <!--METADATA-->
      <text:p text:style-name="P4">
<draw:frame draw:style-name="fr1" draw:name="Image292" text:anchor-type="as-char" svg:width="6.9236in" svg:height="3.956343in" draw:z-index="0">
<draw:image xlink:href="../Images/AРМІЯINFORM/2023-07-07T82-00-00-04-00/630_360_1687059570-296.jpg" xlink:type="simple" xlink:show="embed" xlink:actuate="onLoad" draw:mime-type="image/jpeg"/>
</draw:frame>
在最后一天，Rosarmia的部队继续集中在Kupyansk，Lyman，Bakhmut和Avdiivsky Tamarin的指示中 - 有20场战斗冲突。</text:p>
      <text:p text:style-name="P4">
关于这个<text:a xlink:type="simple" xlink:href="https://www.facebook.com/GeneralStaff.ua/posts/pfbid02iWiZ4agapeUsmhLqrghqA1MNvWaaj4PszwqKmoLZxopumnANxKpYHyqyPitY4aS2l" text:style-name="Internet_20_link" text:visited-style-name="Visited_20_Internet_20_Link">
被引用</text:a>
在Facebook上武装部队总参谋部的运营信息中。</text:p>
      <text:p text:style-name="P4">
<text:span text:style-name="T4">
在Kupyansk方向</text:span>
敌人试图在卢汉斯克地区的Navoselivsky和Stelmachivka地区前进。 我们的战士保持辩护，反映了敌人的所有攻击。</text:p>
      <text:p text:style-name="P4">
<text:span text:style-name="T4">
在利马方向</text:span>
白天，敌人领导了塔纳玛(Tanamaggager)的袭击行动，使我们的部队从布雷斯特西北部卢汉斯(Brest Luhansk)地区的职位上毫无成功。</text:p>
      <text:p text:style-name="P4">
<text:span text:style-name="T4">
在Avdiivsky </text:span>
  - 在航空的支持下，敌人在Novokalinov，Avdiivka和Nevelsky Donetsk地区进行了连续的连续行动。</text:p>
      <text:p text:style-name="P4">
在Marinka地区，我们的后卫击退了所有攻击。</text:p>
      <text:p text:style-name="P4">
<text:span text:style-name="T4">
在矿物方向</text:span>
敌人在顿涅茨克地区进行了不成功的进攻行动</text:p>
      <text:p text:style-name="P4">
<text:span text:style-name="T4">
在Zaporizhzhya和Kherson </text:span>
  - 敌人专注于为进一步前进的主要努力而进行的主要努力。</text:p>
      <text:p text:style-name="P4">
News Source: <text:a xlink:type="simple" xlink:href="https://armyinform.com.ua/2023/07/07/vorog-bezuspishno-namagavsya-nastupaty-na-pyatoh-napryamkah/" text:style-name="Internet_20_link" text:visited-style-name="Visited_20_Internet_20_Link">
https://armyinform.com.ua/2023/07/07/vorog-bezuspishno-namagavsya-nastupaty-na-pyatoh-napryamkah/</text:a>
</text:p>
      <!--NEWS-->
      <text:h text:style-name="P10" text:outline-level="1">
<text:span text:style-name="T4">
乌克兰不仅需要长时间的武器来进攻行动，而且还需要国防部 - 总统</text:span>
</text:h>
      <text:p text:style-name="P4">
作者: ['АРМІЯINFORM']</text:p>
      <text:p text:style-name="P4">
时间: 2023-07-07T83:00:00-04:00</text:p>
      <text:p text:style-name="P4">
描述: 没有遥远的ZBRO乌克兰军队，而没有蒂尔基（Tilki）在一半的战斗中缝合……与乌克兰2022年的战争，与乌克兰的战争是今天的最新消息，与乌克兰2022的新闻战是今天的战争，是否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7/25a24276ae0a42d17eb53ff152cc4c5e_1688720416_extra_large.jpeg" text:style-name="Internet_20_link" text:visited-style-name="Visited_20_Internet_20_Link">
25a24276ae0a42d17eb53ff152cc4c5e_1688720416_extra_large.jpeg</text:a>
']</text:p>
      <text:p text:style-name="P4">
标签: ['ВОЛОДИМИР ЗЕЛЕНСЬКИЙ', 'ПРЕЗИДЕНТ УКРАЇНИ']</text:p>
      <text:p text:style-name="P4">
类别: News</text:p>
      <!--METADATA-->
      <text:p text:style-name="P4">
<draw:frame draw:style-name="fr1" draw:name="Image293" text:anchor-type="as-char" svg:width="6.9236in" svg:height="4.617948in" draw:z-index="0">
<draw:image xlink:href="../Images/AРМІЯINFORM/2023-07-07T83-00-00-04-00/25a24276ae0a42d17eb53ff152cc4c5e_1688720416_extra_large.jpeg" xlink:type="simple" xlink:show="embed" xlink:actuate="onLoad" draw:mime-type="image/jpeg"/>
</draw:frame>
没有长期的武器，不仅很难在多位上移动并从俄罗斯入侵者中释放领土，而且很难进行防御，因为敌人仍然是距离的优势。</text:p>
      <text:p text:style-name="P4">
关于它<text:a xlink:type="simple" xlink:href="https://www.president.gov.ua/news/ukrayina-potrebuye-dalekobijnoyi-zbroyi-ne-lishe-dlya-nastup-84141" text:style-name="Internet_20_link" text:visited-style-name="Visited_20_Internet_20_Link">
陈述</text:a>
乌克兰Volodymyrzelensky总统在与捷克总理彼得·菲亚拉(Peter Fiala)在布拉格举行的谈判中与媒体代表会面。</text:p>
      <text:p text:style-name="P4">
“没有长期武器，不仅很难执行进攻任务，而且很难进行防守行动。 这表明您将击败自己的土地，无法达到摧毁敌人的适当距离。也就是说，敌人具有遥远的优势。 这就是为什么重要的是，我要说的不是出于进攻，而是为了使我们的军队的辩护和光顾。”</text:p>
      <text:p text:style-name="P4">
总统指出，在与合作伙伴的谈判期间，它不断地关注乌克兰在远程武器中的需求。</text:p>
      <text:p text:style-name="P4">
“首先，我们在谈论美国。 今天仅取决于它们。仍然有较长的弹丸。 有点不同。 对于我们拥有的一些系统，是炮兵系统。 我们不仅与美国，而且与其他合作伙伴谈论。” Volodymyr Zelenskyy说。</text:p>
      <text:p text:style-name="P4">
Volodymyr Zelenskyy在<text:a xlink:type="simple" xlink:href="https://armyinform.com.ua/2023/07/07/volodymyr-zelenskyj-i-petr-pavel-zustrilysya-z-ukrayinskym-hlopchykom-yakyj-likuyetsya-v-chehiyi/" text:style-name="Internet_20_link" text:visited-style-name="Visited_20_Internet_20_Link">
官方坐着</text:a>
捷克共和国彼得·帕维尔(Peter Pavel)在布拉格<text:a xlink:type="simple" xlink:href="https://armyinform.com.ua/2023/07/07/volodymyr-zelenskyj-anonsuvav-zustriv-iz-redzhepom-erdoganom-obgovoryuvatymut-obmin-polonenymy-ta-zernovu-inicziatyvu/" text:style-name="Internet_20_link" text:visited-style-name="Visited_20_Internet_20_Link">
宣布</text:a>
与Recep Erdogan会面，他将与他讨论交流和谷物倡议。</text:p>
      <text:p text:style-name="P4">
News Source: <text:a xlink:type="simple" xlink:href="https://armyinform.com.ua/2023/07/07/ukrayina-potrebuye-dalekobijnoyi-zbroyi-ne-lyshe-dlya-nastupalnyh-operaczij-a-j-dlya-oborony-prezydent/" text:style-name="Internet_20_link" text:visited-style-name="Visited_20_Internet_20_Link">
https://armyinform.com.ua/2023/07/07/ukrayina-potrebuye-dalekobijnoyi-zbroyi-ne-lyshe-dlya-nastupalnyh-operaczij-a-j-dlya-oborony-prezydent/</text:a>
</text:p>
      <!--NEWS-->
      <text:h text:style-name="P10" text:outline-level="1">
<text:span text:style-name="T4">
安娜·马利亚（Anna Malyar</text:span>
</text:h>
      <text:p text:style-name="P4">
作者: ['АРМІЯINFORM']</text:p>
      <text:p text:style-name="P4">
时间: 2023-07-07T84:00:00-04:00</text:p>
      <text:p text:style-name="P4">
描述: 在Bakhmuti，Vorog实际上是在Pasttsi中闻名的。 我们的维斯卡（Viiska）尽可能多……与乌克兰2022的战争，与乌克兰的战争是今天的最新消息，与乌克兰2022年的新闻战争今天，乌克兰和俄罗斯之间的战争将在乌克兰和俄罗斯之间发动战争无论是在2022年，将是与乌克兰的战争，无论是在不久的将来与乌克兰的战争，这是与乌克兰的战争，今天与乌克兰的战争，今天的乌克兰新闻，乌克兰新闻，乌克兰媒体在俄罗斯的乌克兰新闻</text:p>
      <text:p text:style-name="P4">
图片: ['<text:a xlink:type="simple" xlink:href="https://armyinform.com.ua/wp-content/uploads/2022/12/5f9a1041.jpg" text:style-name="Internet_20_link" text:visited-style-name="Visited_20_Internet_20_Link">
5f9a1041.jpg</text:a>
']</text:p>
      <text:p text:style-name="P4">
标签: ['БАХМУТ', 'БАХМУТСЬКИЙ НАПРЯМОК', 'ГАННА МАЛЯР', 'СИТУАЦІЯ НА ФРОНТІ']</text:p>
      <text:p text:style-name="P4">
类别: News</text:p>
      <!--METADATA-->
      <text:p text:style-name="P4">
<draw:frame draw:style-name="fr1" draw:name="Image294" text:anchor-type="as-char" svg:width="6.9236in" svg:height="4.61393in" draw:z-index="0">
<draw:image xlink:href="../Images/AРМІЯINFORM/2023-07-07T84-00-00-04-00/5f9a1041.jpg" xlink:type="simple" xlink:show="embed" xlink:actuate="onLoad" draw:mime-type="image/jpeg"/>
</draw:frame>
Gannamaars。 照片：Nazar Voloshin / Armyinform</text:p>
      <text:p text:style-name="P4">
在巴赫穆特(Bakhmut)，敌人实际上被困。 我们的部队充分利用了敌人的运动，并使不可能退出。</text:p>
      <text:p text:style-name="P4">
关于乌克兰国防部副部长安娜·马里亚尔<text:a xlink:type="simple" xlink:href="https://t.me/annamaliar/917" text:style-name="Internet_20_link" text:visited-style-name="Visited_20_Internet_20_Link">
报道</text:a>
在他的电报中。</text:p>
      <text:p text:style-name="P4">
据她说，在南侧的巴赫穆特方向上，有反弹的促销 - 超过一公里。 在战斗的北侧，没有改变规定。 两侧的炮击仍在继续。</text:p>
      <text:p text:style-name="P4">
安娜·马里亚尔(Anna Malyar)补充说，俄罗斯联邦继续踏上Avdiivsky，Maryinsky，Kupyansky，Lyman，Swatt，而未能成功地试图解决我们的防御。</text:p>
      <text:p text:style-name="P4">
她说：“到处都在进行热场战斗。”</text:p>
      <text:p text:style-name="P4">
News Source: <text:a xlink:type="simple" xlink:href="https://armyinform.com.ua/2023/07/07/ganna-malyar-pro-sytuacziyu-u-bahmuti-vorog-u-pastczi-nashi-vijska-prosunulys-na-deyakyh-dilyankah/" text:style-name="Internet_20_link" text:visited-style-name="Visited_20_Internet_20_Link">
https://armyinform.com.ua/2023/07/07/ganna-malyar-pro-sytuacziyu-u-bahmuti-vorog-u-pastczi-nashi-vijska-prosunulys-na-deyakyh-dilyankah/</text:a>
</text:p>
      <!--NEWS-->
      <text:h text:style-name="P10" text:outline-level="1">
<text:span text:style-name="T4">
乌克兰驻阿塞拜疆大使馆组织了一个闪存暴民，以支持军人</text:span>
</text:h>
      <text:p text:style-name="P4">
作者: ['АРМІЯINFORM']</text:p>
      <text:p text:style-name="P4">
时间: 2023-07-07T85:00:00-04:00</text:p>
      <text:p text:style-name="P4">
描述: 乌克兰在阿塞拜疆的大使馆被闪电虫#pirimaisachis激动了。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dytyachyj-malyunok.jpg" text:style-name="Internet_20_link" text:visited-style-name="Visited_20_Internet_20_Link">
dytyachyj-malyunok.jpg</text:a>
']</text:p>
      <text:p text:style-name="P4">
标签: ['ДИТЯЧІ МАЛЮНКИ', 'ПОСОЛЬСТВО АЗЕРБАЙДЖАНУ', 'ФЛЕШМОБ']</text:p>
      <text:p text:style-name="P4">
类别: News</text:p>
      <!--METADATA-->
      <text:p text:style-name="P4">
<draw:frame draw:style-name="fr1" draw:name="Image295" text:anchor-type="as-char" svg:width="6.9236in" svg:height="3.894525in" draw:z-index="0">
<draw:image xlink:href="../Images/AРМІЯINFORM/2023-07-07T85-00-00-04-00/dytyachyj-malyunok.jpg" xlink:type="simple" xlink:show="embed" xlink:actuate="onLoad" draw:mime-type="image/jpeg"/>
</draw:frame>
乌克兰在阿塞拜疆的大使馆宣布了一个Flash暴民<text:a xlink:type="simple" xlink:href="https://www.facebook.com/hashtag/%D0%BF%D1%96%D0%B4%D1%82%D1%80%D0%B8%D0%BC%D0%B0%D0%B9%D0%B7%D0%B0%D1%85%D0%B8%D1%81%D0%BD%D0%B8%D0%BA%D1%96%D0%B2%D1%83%D0%BA%D1%80%D0%B0%D1%97%D0%BD%D0%B8" text:style-name="Internet_20_link" text:visited-style-name="Visited_20_Internet_20_Link">
\ #Support由乌克兰</text:a>
.</text:p>
      <text:p text:style-name="P4">
Про це йдеться у<text:a xlink:type="simple" xlink:href="https://www.facebook.com/azerbaijan.mfa.gov.ua/posts/pfbid035FZFqXhE3abiK4knjdUG3tZwBNFCZB257uqrqvTKNzNuUpoz2Y6sJqBeT8uyX62sl" text:style-name="Internet_20_link" text:visited-style-name="Visited_20_Internet_20_Link">
повідомленні</text:a>
使馆。</text:p>
      <text:p text:style-name="P4">
Flashmob的目的是将儿童图纸转移到前线。</text:p>
      <text:p text:style-name="P4">
声明说：“我们希望分享阿塞拜疆温暖的一部分，并表现出我们的团结，并支持我们的后卫的道德和战斗精神，后者将捍卫乌克兰捍卫乌克兰不懈的夜晚。”</text:p>
      <text:p text:style-name="P4">
图纸的主题不限。 创意方法 - 欢迎。 组织者将在图纸上演奏，描绘婴儿灵魂想要的一切。</text:p>
      <text:p text:style-name="P4">
任何人都可以在2023年7月12日之前将儿童图纸转移到位于以下位置的乌克兰中心，位于：巴库，100s。 带着热烈的愿望和问候的儿童绘画将在最短的时间内向乌克兰捍卫者。</text:p>
      <text:p text:style-name="P4">
News Source: <text:a xlink:type="simple" xlink:href="https://armyinform.com.ua/2023/07/07/ukrayinske-posolstvo-v-azerbajdzhani-organizovuye-fleshmob-dlya-pidtrymky-vijskovosluzhbovcziv/" text:style-name="Internet_20_link" text:visited-style-name="Visited_20_Internet_20_Link">
https://armyinform.com.ua/2023/07/07/ukrayinske-posolstvo-v-azerbajdzhani-organizovuye-fleshmob-dlya-pidtrymky-vijskovosluzhbovcziv/</text:a>
</text:p>
      <!--NEWS-->
      <text:h text:style-name="P10" text:outline-level="1">
<text:span text:style-name="T4">
国防部讲述了在梅利托波尔和伯迪安斯克的指示中失去俄罗斯人</text:span>
</text:h>
      <text:p text:style-name="P4">
作者: ['АРМІЯINFORM']</text:p>
      <text:p text:style-name="P4">
时间: 2023-07-07T86:00:00-04:00</text:p>
      <text:p text:style-name="P4">
描述: 在Pivdni的Vorog，Melitopolsky到Berdyanskoi的Zokrem，猜测...与乌克兰2022年的战争，与乌克兰的战争是今天的最新消息，这是与乌克兰2022年的新闻战争，今天将有一场战争，将会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7/boibzh1478_big.jpg.3a5052b7eb6a7934d7afeb7406464d44.jpg" text:style-name="Internet_20_link" text:visited-style-name="Visited_20_Internet_20_Link">
boibzh1478_big.jpg.3a5052b7eb6a7934d7afeb7406464d44.jpg</text:a>
']</text:p>
      <text:p text:style-name="P4">
标签: ['ГАННА МАЛЯР', 'ПІВДЕНЬ', 'СИТУАЦІЯ НА ФРОНТІ']</text:p>
      <text:p text:style-name="P4">
类别: News</text:p>
      <!--METADATA-->
      <text:p text:style-name="P4">
<draw:frame draw:style-name="fr1" draw:name="Image296" text:anchor-type="as-char" svg:width="6.9236in" svg:height="3.617581in" draw:z-index="0">
<draw:image xlink:href="../Images/AРМІЯINFORM/2023-07-07T86-00-00-04-00/boibzh1478_big.jpg.3a5052b7eb6a7934d7afeb7406464d44.jpg" xlink:type="simple" xlink:show="embed" xlink:actuate="onLoad" draw:mime-type="image/jpeg"/>
</draw:frame>
南方的敌人，尤其是在梅利托波尔和贝迪恩斯克的指示中，是乌克兰军队的死亡5.3倍。</text:p>
      <text:p text:style-name="P4">
关于乌克兰国防部副部长安娜·马里亚尔<text:a xlink:type="simple" xlink:href="https://t.me/annamaliar/917" text:style-name="Internet_20_link" text:visited-style-name="Visited_20_Internet_20_Link">
报道</text:a>
在他的电报中。</text:p>
      <text:p text:style-name="P4">
“乌克兰的防御力量继续在梅利托尔·泰登斯克(Melitopol Taredansk)的方向上采取进攻行动。 热场战斗在任何地方都在继续。 南部的滋养比1至5.3。 也就是说，南方的敌人比我们丧生5.3倍。”她的帖子写道。</text:p>
      <text:p text:style-name="P4">
据安娜·马利亚(Anna Malyar)称，由于敌人在南部的活力中造成了重大损失，敌对的部队拒绝参加战斗。</text:p>
      <text:p text:style-name="P4">
她补充说，乌克兰军队正在南部固定，并采取反击措施。</text:p>
      <text:p text:style-name="P4">
“此外，实际上，我们的后卫现在在那里磨碎了敌人的武器设备，摧毁了武器的仓库，影响了俄罗斯士兵的紧凑座位，从而降低了敌人防御能力的进攻，”安娜·马利尔(Anna Malyar)写道。” 。</text:p>
      <text:p text:style-name="P4">
News Source: <text:a xlink:type="simple" xlink:href="https://armyinform.com.ua/2023/07/07/u-minoborony-rozpovily-pro-vtraty-rosiyan-na-melitopolskomu-ta-berdyanskomu-napryamkah/" text:style-name="Internet_20_link" text:visited-style-name="Visited_20_Internet_20_Link">
https://armyinform.com.ua/2023/07/07/u-minoborony-rozpovily-pro-vtraty-rosiyan-na-melitopolskomu-ta-berdyanskomu-napryamkah/</text:a>
</text:p>
      <!--NEWS-->
      <text:h text:style-name="P10" text:outline-level="1">
<text:span text:style-name="T4">
北约维尔纽斯峰会将使乌克兰更强大 - 联盟秘书长</text:span>
</text:h>
      <text:p text:style-name="P4">
作者: ['АРМІЯINFORM']</text:p>
      <text:p text:style-name="P4">
时间: 2023-07-07T87:00:00-04:00</text:p>
      <text:p text:style-name="P4">
描述: 在萨米塔·皮维尼（Samita Pivni）的前面 - 与秘书长єNS的同盟联盟...与乌克兰2022年的战争，与乌克兰与乌克兰的最新新闻，今天与乌克兰的新闻，乌克兰2022年上次与乌克兰的新闻战争，乌克兰和俄罗斯之间的战争将在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7/stoltenbrg.jpg" text:style-name="Internet_20_link" text:visited-style-name="Visited_20_Internet_20_Link">
stoltenbrg.jpg</text:a>
']</text:p>
      <text:p text:style-name="P4">
标签: ['ЄНС СТОЛТЕНБЕРГ', 'НАТО', 'ПІДТРИМКА УКРАЇНИ', 'САМІТ НАТО']</text:p>
      <text:p text:style-name="P4">
类别: News</text:p>
      <!--METADATA-->
      <text:p text:style-name="P4">
<draw:frame draw:style-name="fr1" draw:name="Image297" text:anchor-type="as-char" svg:width="6.9236in" svg:height="3.894525in" draw:z-index="0">
<draw:image xlink:href="../Images/AРМІЯINFORM/2023-07-07T87-00-00-04-00/stoltenbrg.jpg" xlink:type="simple" xlink:show="embed" xlink:actuate="onLoad" draw:mime-type="image/jpeg"/>
</draw:frame>
在维尔纽斯北大西洋联盟峰会的前夕，秘书长詹斯·斯托尔滕贝格(Jens Stoltenberg)表示，集团领导人的会议将“得到一个明确的信息：北约是唯一的一个，俄罗斯的侵略将没有回报。”</text:p>
      <text:p text:style-name="P4">
关于它<text:a xlink:type="simple" xlink:href="https://www.nato.int/cps/en/natohq/news_216936.htm" text:style-name="Internet_20_link" text:visited-style-name="Visited_20_Internet_20_Link">
报告</text:a>
北约新闻服务。</text:p>
      <text:p text:style-name="P4">
詹斯·斯托尔滕贝格(Jens Stoltenberg)宣布：“我希望联盟领导人同意三个要素，使乌克兰更接近北约。”</text:p>
      <text:p text:style-name="P4">
该计划将包括一项长期的援助计划，以确保效率； Zelensky乌克兰总统在[新的乌克兰 - 乌克兰 - 乌克兰的就职会议上改善政治传播参与(https://armyinform.com.ua/2023/07/06/pivnichnoatlantychnyj-alyans-pryznachyv-datu-pershogo-zasidannya-u-formati-rady-ukrayina-nato/); 确认乌克兰将成为北约的成员，并统一了乌克兰的目的。</text:p>
      <text:p text:style-name="P4">
联盟成员还将采取重要步骤来加强Denova的限制，采用三项新的区域防御计划来抵消对北约的两项头号威胁：俄罗斯和恐怖主义。 这些计划将得到30万士兵的支持，包括世界和海上的大量战斗力。</text:p>
      <text:p text:style-name="P4">
还可以预期，该联盟将批准一项国防生产计划，以“总需求，提高能力和增加劳动力兼容性”，以及更雄心勃勃的承诺每年至少投资2％的国内生产总值。</text:p>
      <text:p text:style-name="P4">
“澳大利亚，新西兰，日本和韩国以及欧盟的领导人也将参加维尔纽斯峰会。 北约秘书长说，这将是芬兰作为北约成员的第一次峰会。”他补充说，该街区正在尽快等待瑞典。</text:p>
      <text:p text:style-name="P4">
在来自土耳其瑞典塔芬兰的高级官员举行的建设性会议之后，斯托尔滕贝格先生将于周四在维尔纽斯与总统雷兹迪波马尔多安和瑞典总理乌尔夫·克里斯特里斯顿会面。</text:p>
      <text:p text:style-name="P4">
News Source: <text:a xlink:type="simple" xlink:href="https://armyinform.com.ua/2023/07/07/vilnyuskyj-samit-nato-zrobyt-ukrayinu-sylnishoyu-gensek-alyansu/" text:style-name="Internet_20_link" text:visited-style-name="Visited_20_Internet_20_Link">
https://armyinform.com.ua/2023/07/07/vilnyuskyj-samit-nato-zrobyt-ukrayinu-sylnishoyu-gensek-alyansu/</text:a>
</text:p>
      <!--NEWS-->
      <text:h text:style-name="P10" text:outline-level="1">
<text:span text:style-name="T4">
今天，成为亲乌克兰人意味着成为欧洲的欧洲人，而俄罗斯的立场是职业人士 - 沃迪米尔·泽伦斯基（Volodymyr Zelenskyy）</text:span>
</text:h>
      <text:p text:style-name="P4">
作者: ['АРМІЯINFORM']</text:p>
      <text:p text:style-name="P4">
时间: 2023-07-07T88:00:00-04:00</text:p>
      <text:p text:style-name="P4">
描述: 乌克兰沃迪米尔Zelensky Nosy总统 -  Shopodni Mati Prokraanka职位...与乌克兰2022年的战争，与乌克兰的最新新闻，今天与乌克兰的新闻，今天与乌克兰的新闻战争，今天将在乌克兰和俄罗斯之间发动战争，以及与乌克兰之间的战争他们说，在2022年，无论是否有一年，是否会在不久的将来与乌克兰进行战争</text:p>
      <text:p text:style-name="P4">
图片: ['<text:a xlink:type="simple" xlink:href="https://armyinform.com.ua/wp-content/uploads/2023/07/e9531eee90bb06d3b662fc6a4d0a5412_1688740237_wysiwyg.jpeg" text:style-name="Internet_20_link" text:visited-style-name="Visited_20_Internet_20_Link">
e9531eee90bb06d3b662fc6a4d0a5412_1688740237_wysiwyg.jpeg</text:a>
']</text:p>
      <text:p text:style-name="P4">
标签: ['ВОЛОДИМИР ЗЕЛЕНСЬКИЙ', 'ПРЕЗИДЕНТ УКРАЇНИ', 'СЛОВАЧЧИНА']</text:p>
      <text:p text:style-name="P4">
类别: News</text:p>
      <!--METADATA-->
      <text:p text:style-name="P4">
<draw:frame draw:style-name="fr1" draw:name="Image298" text:anchor-type="as-char" svg:width="6.9236in" svg:height="4.621503in" draw:z-index="0">
<draw:image xlink:href="../Images/AРМІЯINFORM/2023-07-07T88-00-00-04-00/e9531eee90bb06d3b662fc6a4d0a5412_1688740237_wysiwyg.jpeg" xlink:type="simple" xlink:show="embed" xlink:actuate="onLoad" draw:mime-type="image/jpeg"/>
</draw:frame>
乌克兰沃迪米尔Zelensky总统强调，今天的母亲在 - 乌克兰人的立场意味着分享民主的欧洲价值观，而俄罗斯人则是维持军事侵略和恐怖主义。</text:p>
      <text:p text:style-name="P4">
国家元首<text:a xlink:type="simple" xlink:href="https://www.president.gov.ua/news/volodimir-zelenskij-sogodni-buti-proukrayinskim-oznachaye-bu-84165" text:style-name="Internet_20_link" text:visited-style-name="Visited_20_Internet_20_Link">
陈述</text:a>
在与斯洛伐克总统的Zuzanoyuchapoutova谈判后，在与媒体代表的会面上。</text:p>
      <text:p text:style-name="P4">
“成为-Ukrainian意味着什么？ 这是亲欧洲。 您今天是Uevropi，您是欧洲不可或缺的一部分 - 一种平静，文明的。 什么是预言意见？ 俄罗斯人是来到外国土地的侵略者，他们袭击，杀害，强奸和折磨人民。 如何获得这种观点？ 每个人都有选择。 但是，如果有人想挑衅，在其国家的边界​​上看到俄罗斯，那么这种支票费用是多少？”  - 沃迪米尔·泽伦斯基(Volodymyr Zelenskyy)说，回答了问题记者。</text:p>
      <text:p text:style-name="P4">
乌克兰总统向共享所谓的俄罗斯观点的人们建议，以介绍其国家 /地区的水力发电厂或核电站的威胁，并发现乌克兰电力的三分之一。</text:p>
      <text:p text:style-name="P4">
“你真的很喜欢这个“俄罗斯轮盘”吗？ 什么是俄罗斯的立场？ 今天，这是一个蛋白质的立场。 这是错误的，”  - 他说服了。</text:p>
      <text:p text:style-name="P4">
Volodymyr Zelensky还提请注意以下事实：来自欧洲美国的人们将居住在俄罗斯或从欧洲汽车移植到苏联模式的汽车。</text:p>
      <text:p text:style-name="P4">
News Source: <text:a xlink:type="simple" xlink:href="https://armyinform.com.ua/2023/07/07/sogodni-buty-proukrayinskym-oznachaye-buty-proyevropejskym-a-prorosijska-pozycziya-ye-proterorystychnoyu-volodymyr-zelenskyj/" text:style-name="Internet_20_link" text:visited-style-name="Visited_20_Internet_20_Link">
https://armyinform.com.ua/2023/07/07/sogodni-buty-proukrayinskym-oznachaye-buty-proyevropejskym-a-prorosijska-pozycziya-ye-proterorystychnoyu-volodymyr-zelenskyj/</text:a>
</text:p>
      <!--NEWS-->
      <text:h text:style-name="P10" text:outline-level="1">
<text:span text:style-name="T4">
治疗，康复，假期：有权在2023年获得Mathose</text:span>
</text:h>
      <text:p text:style-name="P4">
作者: ['АРМІЯINFORM']</text:p>
      <text:p text:style-name="P4">
时间: 2023-07-07T89:00:00-04:00</text:p>
      <text:p text:style-name="P4">
描述: nazrai Chimalo Zakhisnikiv I Zakhisnitsy，Kotri遭受了重要伤害，要求...与乌克兰2022年的战争，与乌克兰的最新消息，今天与乌克兰的新闻，今天与乌克兰2022年的最新新闻，今天与乌克兰和俄罗斯之间的战争以及何时战争，以及何时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7/foto-groshi-scaled.jpg" text:style-name="Internet_20_link" text:visited-style-name="Visited_20_Internet_20_Link">
foto-groshi-scaled.jpg</text:a>
']</text:p>
      <text:p text:style-name="P4">
标签: ['СОЦЗАХИСТ', 'СОЦІАЛЬНИЙ ЗАХИСТ']</text:p>
      <text:p text:style-name="P4">
类别: News</text:p>
      <!--METADATA-->
      <text:p text:style-name="P4">
<draw:frame draw:style-name="fr1" draw:name="Image299" text:anchor-type="as-char" svg:width="6.9236in" svg:height="4.615733in" draw:z-index="0">
<draw:image xlink:href="../Images/AРМІЯINFORM/2023-07-07T89-00-00-04-00/foto-groshi-scaled.jpg" xlink:type="simple" xlink:show="embed" xlink:actuate="onLoad" draw:mime-type="image/jpeg"/>
</draw:frame>
目前，有许多捍卫者和后卫遭受了严重伤害或受伤，需要长期康复或休息。 为了在这段时间内支持他们，国家提出了规范，以向他们支付一些重大帮助。 乌克兰国防部社会保障局的专家提供了适当的澄清，以阐明哪种军事人员以及2023年的哪些批量是为解决社会问题提供的实质性援助的：</text:p>
      <text:p text:style-name="P4">
_“支付经济援助以连续停留<text:span text:style-name="T4">
治疗，康复或休假</text:span>
(连续30多天)，由于受伤，神经，心血管系统的疾病，肌肉骨骼系统以及其他需要多阶段手术治疗的器官和系统的疾病(四肢)，内章，器官的移植，个人护理，抗囊性治疗，长期使用昂贵的药物。</text:p>
      <text:p text:style-name="P4">
_ 2023年每月现金<text:span text:style-name="T4">
的经济援助开发，仅在上述地面上与祖国的保护完全相关</text:span>
。”</text:p>
      <text:p text:style-name="P4">
早些时候，军队发布<text:a xlink:type="simple" xlink:href="https://armyinform.com.ua/2023/06/12/yaku-sumu-vyplachuyut-vijskovosluzhbovczyu-v-razi-vstanovlennya-invalidnosti/" text:style-name="Internet_20_link" text:visited-style-name="Visited_20_Internet_20_Link">
澄清</text:a>
在2023年向在戒严令中受伤的军人以及因伤害导致残疾而受伤的军人。</text:p>
      <text:p text:style-name="P4">
<text:span text:style-name="T5">
准备的Sergei Lemekh</text:span>
</text:p>
      <text:p text:style-name="P4">
News Source: <text:a xlink:type="simple" xlink:href="https://armyinform.com.ua/2023/07/07/likuvannya-reabilitacziya-vidpustka-hto-maye-pravo-na-matdopomogu-v-2023-roczi/" text:style-name="Internet_20_link" text:visited-style-name="Visited_20_Internet_20_Link">
https://armyinform.com.ua/2023/07/07/likuvannya-reabilitacziya-vidpustka-hto-maye-pravo-na-matdopomogu-v-2023-roczi/</text:a>
</text:p>
      <!--NEWS-->
      <text:h text:style-name="P10" text:outline-level="1">
<text:span text:style-name="T4">
五角大楼宣布了带有盒式弹药的新援助套餐</text:span>
</text:h>
      <text:p text:style-name="P4">
作者: Ukrinform (Person)</text:p>
      <text:p text:style-name="P4">
出版商: Укринформ (Organization)</text:p>
      <text:p text:style-name="P4">
出版时间: 2023-07-07T8:06:00+03:00</text:p>
      <text:p text:style-name="P4">
修改时间: 2023-07-07T22:06:00+03:00</text:p>
      <text:p text:style-name="P4">
描述: 美国国防部已正式宣布将新的军事援助计划分配给乌克兰，总计8亿美元。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Боєприпаси', 'Війна з Росією']</text:p>
      <text:p text:style-name="P4">
类型: Article</text:p>
      <!--METADATA-->
      <text:p text:style-name="P4">
<draw:frame draw:style-name="fr1" draw:name="Image300" text:anchor-type="as-char" svg:width="6.9236in" svg:height="3.956343in" draw:z-index="0">
<draw:image xlink:href="../Images/yкринформ/2023-07-07T8-06-00-03-00/630_360_1467320804-6747.jpg" xlink:type="simple" xlink:show="embed" xlink:actuate="onLoad" draw:mime-type="image/jpeg"/>
</draw:frame>
美国国防部已正式宣布向乌克兰分配新的包装援助，总计8亿美元。</text:p>
      <text:p text:style-name="P4">
该声明是由美国国防部副部长关于政治问题科林·科尔(Colin Col)的报道，他报告了自己的乌克林通讯员。</text:p>
      <text:p text:style-name="P4">
该包装包含盒式弹药，以及ZSU的其他类型的武器和弹药。</text:p>
      <text:p text:style-name="P4">
五角大楼代表说：“今天，美国继续证明其对乌克兰的奉献精神不变，以提供新的军事援助分配，以提供保护乌克兰所必需的税收弹药，武器和设备。”</text:p>
      <text:p text:style-name="P4">
<text:span text:style-name="T4">
另请阅读：</text:span>
 [在五角大楼中相信<text:span text:style-name="T4">
盒式盒子</text:span>
贝壳被烘烤以破坏(https://www.ukrinform.ua/rubric-ato/3726566-u-pentagoni-vvazaut-so-kasetni-snaradi-buli-b-efektivnimi-dla-znisenna-vijsk-rf.html)他强调，美国总统的权力分配了援助(总统缩减)也就是说，武器将不会从制造商那里购买，将立即从五角大楼仓库获得批准。</text:p>
      <text:p text:style-name="P4">
“今天的8亿美元套餐中的一些机会包括155毫米口径的炮弹，包括DPICMS(美国生产的纸牌弹药 - 编辑。)和105毫米的炮弹。”他说。</text:p>
      <text:p text:style-name="P4">
<text:span text:style-name="T4">
另请阅读：</text:span>
 <text:a xlink:type="simple" xlink:href="https://www.ukrinform.ua/rubric-ato/3732875-kraini-nato-okremo-mozut-virisuvati-ci-davati-ukraini-kasetni-boepripasi-stoltenberg.html" text:style-name="Internet_20_link" text:visited-style-name="Visited_20_Internet_20_Link">
北约国家可以单独决定是否给乌克兰<text:span text:style-name="T4">
盒式录音</text:span>
弹药-Stoltenberg</text:a>
此外，新的援助批次将进入其他<text:a xlink:type="simple" xlink:href="https://www.ukrinform.ua/tag-raketa" text:style-name="Internet_20_link" text:visited-style-name="Visited_20_Internet_20_Link">
导弹</text:a>
对于爱国者和Himars Sprs，高级iabombs以及Bradley BMP和APC Stryker。 新软件包将包括爆炸弹药和障碍系统，以及各种停靠站和设备。</text:p>
      <text:p text:style-name="P4">
从2022年2月24日全面入侵俄罗斯以来，美国总共分配了超过413亿美元的军事援助。</text:p>
      <text:p text:style-name="P4">
News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我们的艺术破坏了管理点，七个Artzobs和Rushist Reb Station</text:span>
</text:h>
      <text:p text:style-name="P4">
作者: ['АРМІЯINFORM']</text:p>
      <text:p text:style-name="P4">
时间: 2023-07-07T90:00:00-04:00</text:p>
      <text:p text:style-name="P4">
描述: 关节火箭发射的Pidrodili，办公室段，7 ...与乌克兰2022年的战争，与乌克兰与乌克兰的最新新闻，今天与乌克兰2022年的新闻战争，乌克兰和俄罗斯之间的战争，以及俄罗斯之间的战争，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oip-2.jpg" text:style-name="Internet_20_link" text:visited-style-name="Visited_20_Internet_20_Link">
oip-2.jpg</text:a>
']</text:p>
      <text:p text:style-name="P4">
标签: ['АРТИЛЕРІЯ', 'ГЕНШТАБ ЗС УКРАЇНИ', 'ОПЕРАТИВНА ОБСТАНОВКА', 'РАКЕТНІ ВІЙСЬКА']</text:p>
      <text:p text:style-name="P4">
类别: News</text:p>
      <!--METADATA-->
      <text:p text:style-name="P4">
<draw:frame draw:style-name="fr1" draw:name="Image301" text:anchor-type="as-char" svg:width="6.9236in" svg:height="4.425846in" draw:z-index="0">
<draw:image xlink:href="../Images/AРМІЯINFORM/2023-07-07T90-00-00-04-00/oip-2.jpg" xlink:type="simple" xlink:show="embed" xlink:actuate="onLoad" draw:mime-type="image/jpeg"/>
</draw:frame>
白天，导弹和炮兵部队的单位被管理层办公室，火灾位置的7炮兵和敌人的电子广播电台击中。</text:p>
      <text:p text:style-name="P4">
关于这个<text:a xlink:type="simple" xlink:href="https://www.facebook.com/GeneralStaff.ua/posts/pfbid02iWiZ4agapeUsmhLqrghqA1MNvWaaj4PszwqKmoLZxopumnANxKpYHyqyPitY4aS2l" text:style-name="Internet_20_link" text:visited-style-name="Visited_20_Internet_20_Link">
被引用</text:a>
在Facebook上武装部队总参谋部的运营信息中。</text:p>
      <text:p text:style-name="P4">
此外，国防军每天的航空在敌人人员的折旧领域中划6杆，在他的SDR上为2个，在管理层上为1。</text:p>
      <text:p text:style-name="P4">
此外，我们的捍卫者摧毁了手术时级的两个侦察无人机。</text:p>
      <text:p text:style-name="P4">
News Source: <text:a xlink:type="simple" xlink:href="https://armyinform.com.ua/2023/07/07/nasha-arta-znyshhyla-punkt-upravlinnya-sim-artzasobiv-ta-stancziyu-reb-rashystiv/" text:style-name="Internet_20_link" text:visited-style-name="Visited_20_Internet_20_Link">
https://armyinform.com.ua/2023/07/07/nasha-arta-znyshhyla-punkt-upravlinnya-sim-artzasobiv-ta-stancziyu-reb-rashystiv/</text:a>
</text:p>
      <!--NEWS-->
      <text:h text:style-name="P10" text:outline-level="1">
<text:span text:style-name="T4">
乌克兰和斯洛伐克签署了生产Zuzana 2的合同</text:span>
</text:h>
      <text:p text:style-name="P4">
作者: ['АРМІЯINFORM']</text:p>
      <text:p text:style-name="P4">
时间: 2023-07-07T91:00:00-04:00</text:p>
      <text:p text:style-name="P4">
描述: Slovchina将由Samokhis Indns炮兵装置Zuzana 2为乌克兰准备。 合同...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66a4bc1ee782226b46b0c1b5ffe81cbd_1688733034_extra_large.jpeg" text:style-name="Internet_20_link" text:visited-style-name="Visited_20_Internet_20_Link">
66a4bc1ee782226b46b0c1b5ffe81cbd_1688733034_extra_large.jpeg</text:a>
', '<text:a xlink:type="simple" xlink:href="https://armyinform.com.ua/wp-content/uploads/2023/07/1-15-1536x1132-1.jpg" text:style-name="Internet_20_link" text:visited-style-name="Visited_20_Internet_20_Link">
1-15-1536x1132-1.jpg</text:a>
']</text:p>
      <text:p text:style-name="P4">
标签: ['ВИРОБНИЦТВО', 'ВІЙНА', 'ЗБРОЯ ДЛЯ УКРАЇНИ', 'КОНТРАКТ', 'САУ ZUZANA 2', 'СЛОВАЧЧИНА']</text:p>
      <text:p text:style-name="P4">
类别: News</text:p>
      <!--METADATA-->
      <text:p text:style-name="P4">
<draw:frame draw:style-name="fr1" draw:name="Image302" text:anchor-type="as-char" svg:width="6.9236in" svg:height="4.617948in" draw:z-index="0">
<draw:image xlink:href="../Images/AРМІЯINFORM/2023-07-07T91-00-00-04-00/66a4bc1ee782226b46b0c1b5ffe81cbd_1688733034_extra_large.jpeg" xlink:type="simple" xlink:show="embed" xlink:actuate="onLoad" draw:mime-type="image/jpeg"/>
</draw:frame>
斯洛伐克将产生自我推广的炮兵环境<text:a xlink:type="simple" xlink:href="https://armyinform.com.ua/2022/06/04/zuzana-2-shho-vidomo-pro-suchasni-slovaczki-sau/" text:style-name="Internet_20_link" text:visited-style-name="Visited_20_Internet_20_Link">
Zuzana2</text:a>
对于乌克兰。 国家之间的合同已经获得批准。</text:p>
      <text:p text:style-name="P4">
关于它<text:a xlink:type="simple" xlink:href="https://www.youtube.com/live/Q4MkwAV7mDg" text:style-name="Internet_20_link" text:visited-style-name="Visited_20_Internet_20_Link">
陈述</text:a>
乌克兰沃罗迪米尔·泽伦斯基(Ukraine Volodymyr Zelensky)总统在与总统斯拉夫·祖萨纳·查普托瓦(Slavic Zuzana Chaputova)的新闻发布会上。</text:p>
      <text:p text:style-name="P4">
“在生产16个自行式howans Zuzana-2的合同前夕还有更多工作，”乌克兰国家负责人说。</text:p>
      <text:p text:style-name="P4">
总统还感谢防御性的支持，即斯洛伐克在几个月的大规模战争中被该国淹没了。</text:p>
      <text:p text:style-name="P4">
陆军较早<text:a xlink:type="simple" xlink:href="https://armyinform.com.ua/2022/06/04/zuzana-2-shho-vidomo-pro-suchasni-slovaczki-sau/" text:style-name="Internet_20_link" text:visited-style-name="Visited_20_Internet_20_Link">
报告</text:a>
将来，来自斯洛伐克的自我基础可以成为155毫米口径的国内火炮公园的良好补充，该公园已经在前线成功使用，特别是：M777，M109，FH70和Caesar。</text:p>
      <text:p text:style-name="P4">
<draw:frame draw:style-name="fr1" draw:name="Image303" text:anchor-type="as-char" svg:width="6.9236in" svg:height="5.100385in" draw:z-index="0">
<draw:image xlink:href="../Images/AРМІЯINFORM/2023-07-07T91-00-00-04-00/1-15-1536x1132-1.jpg" xlink:type="simple" xlink:show="embed" xlink:actuate="onLoad" draw:mime-type="image/jpeg"/>
</draw:frame>
</text:p>
      <text:p text:style-name="P4">
News Source: <text:a xlink:type="simple" xlink:href="https://armyinform.com.ua/2023/07/07/ukrayina-ta-slovachchyna-pidpysaly-kontrakt-na-vyrobnycztvo-sau-zuzana-2/" text:style-name="Internet_20_link" text:visited-style-name="Visited_20_Internet_20_Link">
https://armyinform.com.ua/2023/07/07/ukrayina-ta-slovachchyna-pidpysaly-kontrakt-na-vyrobnycztvo-sau-zuzana-2/</text:a>
</text:p>
      <!--NEWS-->
      <text:h text:style-name="P10" text:outline-level="1">
<text:span text:style-name="T4">
奥尼维卡恐怖袭击：乌克兰设法归还了乌克兰捍卫者的尸体</text:span>
</text:h>
      <text:p text:style-name="P4">
作者: ['АРМІЯINFORM']</text:p>
      <text:p text:style-name="P4">
时间: 2023-07-07T92:00:00-04:00</text:p>
      <text:p text:style-name="P4">
描述: 乌克兰人被蒂拉·扎基斯尼基夫（Tila Zakhisnikiv）旋转，雅基（Yaki）陷入了罗西基（Rosieki）恐怖袭击……与乌克兰2022年的战争，今天与乌克兰的最新消息，今天与乌克兰的新闻战争，今天与乌克兰的新闻战争，今天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photo_5278336712126353634_y.jpg" text:style-name="Internet_20_link" text:visited-style-name="Visited_20_Internet_20_Link">
photo_5278336712126353634_y.jpg</text:a>
']</text:p>
      <text:p text:style-name="P4">
标签: ['ВБИВСТВО В ОЛЕНІВЦІ', 'ДМИТРО ЛУБІНЕЦЬ', 'МКЧХ']</text:p>
      <text:p text:style-name="P4">
类别: News</text:p>
      <!--METADATA-->
      <text:p text:style-name="P4">
<draw:frame draw:style-name="fr1" draw:name="Image304" text:anchor-type="as-char" svg:width="6.9236in" svg:height="5.106155in" draw:z-index="0">
<draw:image xlink:href="../Images/AРМІЯINFORM/2023-07-07T92-00-00-04-00/photo_5278336712126353634_y.jpg" xlink:type="simple" xlink:show="embed" xlink:actuate="onLoad" draw:mime-type="image/jpeg"/>
</draw:frame>
乌克兰归还了卫冕者的尸体，他们因俄罗斯住房在顿涅茨克地区奥利尼维卡村的恐怖袭击而丧生。</text:p>
      <text:p text:style-name="P4">
关于它<text:a xlink:type="simple" xlink:href="https://t.me/dmytro_lubinetzs/2909" text:style-name="Internet_20_link" text:visited-style-name="Visited_20_Internet_20_Link">
报告</text:a>
人权人权局长德米特里·卢宾斯(Dmitry Lubinz)在电报中。</text:p>
      <text:p text:style-name="P4">
“乌克兰设法归还了乌克兰捍卫者的尸体(在Olenivka的恐怖袭击中竞争 -  _ ed。). Більшість з них ідентифіковані», — написавомбудсмен.</text:p>
      <text:p text:style-name="P4">
Він додав, що всі загиблі мали офіційний статус військовополонених, і вонибули верифіковані Міжнародним комітетом Червоного Хреста.</text:p>
      <text:p text:style-name="P4">
News Source: <text:a xlink:type="simple" xlink:href="https://armyinform.com.ua/2023/07/07/terakt-v-olenivczi-ukrayini-vdalosya-povernuty-tila-ukrayinskyh-zahysnykiv/" text:style-name="Internet_20_link" text:visited-style-name="Visited_20_Internet_20_Link">
https://armyinform.com.ua/2023/07/07/terakt-v-olenivczi-ukrayini-vdalosya-povernuty-tila-ukrayinskyh-zahysnykiv/</text:a>
</text:p>
      <!--NEWS-->
      <text:h text:style-name="P10" text:outline-level="1">
<text:span text:style-name="T4">
葡萄干上方是DSHV和Sicheslav旅的旗帜</text:span>
</text:h>
      <text:p text:style-name="P4">
作者: ['Олексій Мазепа']</text:p>
      <text:p text:style-name="P4">
时间: 2023-07-07T93:00:00-04:00</text:p>
      <text:p text:style-name="P4">
描述: Suyogodni-prisoners在伊兹亚玛旗杆的郊区上升，在Yaki Mallorstima上...与2022年乌克兰的战争，与乌克兰的战争是今天的最新消息，今天是与乌克兰2022年的新闻战争，今天是最后一场新闻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7/golovna-10.jpg" text:style-name="Internet_20_link" text:visited-style-name="Visited_20_Internet_20_Link">
golovna-10.jpg</text:a>
', '<text:a xlink:type="simple" xlink:href="https://armyinform.com.ua/wp-content/uploads/2023/07/1-13-150x150.jpg" text:style-name="Internet_20_link" text:visited-style-name="Visited_20_Internet_20_Link">
1-13-150x150.jpg</text:a>
', '<text:a xlink:type="simple" xlink:href="https://armyinform.com.ua/wp-content/uploads/2023/07/2-12-150x150.jpg" text:style-name="Internet_20_link" text:visited-style-name="Visited_20_Internet_20_Link">
2-12-150x150.jpg</text:a>
', '<text:a xlink:type="simple" xlink:href="https://armyinform.com.ua/wp-content/uploads/2023/07/3-13.jpg" text:style-name="Internet_20_link" text:visited-style-name="Visited_20_Internet_20_Link">
3-13.jpg</text:a>
']</text:p>
      <text:p text:style-name="P4">
标签: ['STOPRUSSIA', 'АГРЕСІЯ РФ', 'ВТОРГНЕННЯ РФ']</text:p>
      <text:p text:style-name="P4">
类别: News</text:p>
      <!--METADATA-->
      <text:p text:style-name="P4">
<draw:frame draw:style-name="fr1" draw:name="Image305" text:anchor-type="as-char" svg:width="6.9236in" svg:height="4.615733in" draw:z-index="0">
<draw:image xlink:href="../Images/AРМІЯINFORM/2023-07-07T93-00-00-04-00/golovna-10.jpg" xlink:type="simple" xlink:show="embed" xlink:actuate="onLoad" draw:mime-type="image/jpeg"/>
</draw:frame>
如今，勇士队在伊兹郊区安装了旗杆，乌克兰的旗帜，乌克兰武装部队的登陆和攻击部队以及将安装单独的空中前提人Sicheslav旅。</text:p>
      <text:p text:style-name="P4">
<text:a xlink:type="simple" xlink:href="https://armyinform.com.ua/wp-content/uploads/2023/07/1-13.jpg" text:style-name="Internet_20_link" text:visited-style-name="Visited_20_Internet_20_Link">
!(Images/AРМІЯINFORM/2023-07-07T93-00-00-04-00/1-13-150x150.jpg)</text:a>
</text:p>
      <text:p text:style-name="P4">
<text:a xlink:type="simple" xlink:href="https://armyinform.com.ua/wp-content/uploads/2023/07/2-12.jpg" text:style-name="Internet_20_link" text:visited-style-name="Visited_20_Internet_20_Link">
<draw:frame draw:style-name="fr1" draw:name="Image306" text:anchor-type="as-char" svg:width="6.9236in" svg:height="6.9236in" draw:z-index="0">
<draw:image xlink:href="../Images/AРМІЯINFORM/2023-07-07T93-00-00-04-00/2-12-150x150.jpg" xlink:type="simple" xlink:show="embed" xlink:actuate="onLoad" draw:mime-type="image/jpeg"/>
</draw:frame>
</text:a>
这次活动是为了使我们的伞兵的壮举永存，后者于2022年解放了哈尔基夫地区的被占领领土，其中一个进入了伊齐市。 这种闪电行动是最近历史上进入我们坚不可摧的国家的光荣胜利之一!</text:p>
      <text:p text:style-name="P4">
<draw:frame draw:style-name="fr1" draw:name="Image307" text:anchor-type="as-char" svg:width="6.9236in" svg:height="4.615733in" draw:z-index="0">
<draw:image xlink:href="../Images/AРМІЯINFORM/2023-07-07T93-00-00-04-00/3-13.jpg" xlink:type="simple" xlink:show="embed" xlink:actuate="onLoad" draw:mime-type="image/jpeg"/>
</draw:frame>
 - 我记得人们在伊兹街上是如何受到欢迎的。 我们得到了花朵，试图治疗一些东西。 这些活动的参与者说，我们非常感谢我们的差距发布。  - 我相信，每天我们也都会发布我的本地梅利托波尔。</text:p>
      <text:p text:style-name="P4">
解放Slobozhanshchina的行动已成为乌克兰登陆的决心，勇气和英雄主义的明确证明。</text:p>
      <ul>
        <li>
最主要的是，我们和我们的后代要记住，不要忘记保护乌克兰并将其从俄罗斯部落中释放出来的英雄的剥削，即维克托尔加替纳克上校说，一位独立的空中Sicheslav Brigade的副司令。</li>
      </ul>
      <text:p text:style-name="P4">
<text:span text:style-name="T5">
opto作者</text:span>
</text:p>
      <text:p text:style-name="P4">
Olga Vikarchuk_</text:p>
      <text:p text:style-name="P4">
News Source: <text:a xlink:type="simple" xlink:href="https://armyinform.com.ua/2023/07/07/nad-izyumom-zamajorily-prapory-dshv-ta-sicheslavskoyi-brygady/" text:style-name="Internet_20_link" text:visited-style-name="Visited_20_Internet_20_Link">
https://armyinform.com.ua/2023/07/07/nad-izyumom-zamajorily-prapory-dshv-ta-sicheslavskoyi-brygady/</text:a>
</text:p>
      <!--NEWS-->
      <text:h text:style-name="P10" text:outline-level="1">
<text:span text:style-name="T4">
Ruslan Stefanchuk与乌克兰联邦总裁和欧盟讨论了</text:span>
</text:h>
      <text:p text:style-name="P4">
作者: ['АРМІЯINFORM']</text:p>
      <text:p text:style-name="P4">
时间: 2023-07-07T94:00:00-04:00</text:p>
      <text:p text:style-name="P4">
描述: 为了为乌克兰的鲁斯兰·斯特富库·普罗兹莫夫（Rozmov Rozmov）担任乌克兰总统邦德斯塔格（Bundestag）...与乌克兰2022年的战争，今天与乌克兰的最新新闻，今天与乌克兰2022年的新闻战争，将在乌克兰和俄罗斯和俄罗斯和俄罗斯与俄罗斯和俄罗斯之间发生战争，与乌克兰的最新新闻，今天与乌克兰的最新新闻，与乌克兰的最新新闻，今天与乌克兰的新闻战争，与乌克兰的最新新闻，今天与乌克兰的最新新闻，乌克兰和俄罗斯和俄罗斯和俄罗斯和俄罗斯与俄罗斯和俄罗斯之间的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7/358357842_671172238382162_7266900640102533240_n.jpg" text:style-name="Internet_20_link" text:visited-style-name="Visited_20_Internet_20_Link">
358357842_671172238382162_7266900640102533240_n.jpg</text:a>
']</text:p>
      <text:p text:style-name="P4">
标签: ['ВСТУП УКРАЇНИ ДО ЄС', 'ВСТУП УКРАЇНИ ДО НАТО', 'РУСЛАН СТЕФАНЧУК']</text:p>
      <text:p text:style-name="P4">
类别: News</text:p>
      <!--METADATA-->
      <text:p text:style-name="P4">
<draw:frame draw:style-name="fr1" draw:name="Image308" text:anchor-type="as-char" svg:width="6.9236in" svg:height="4.617987in" draw:z-index="0">
<draw:image xlink:href="../Images/AРМІЯINFORM/2023-07-07T94-00-00-04-00/358357842_671172238382162_7266900640102533240_n.jpg" xlink:type="simple" xlink:show="embed" xlink:actuate="onLoad" draw:mime-type="image/jpeg"/>
</draw:frame>
乌克兰·鲁斯兰·斯特凡库克(Ukraine Ruslan Stefanchuk)的Verkhovna Rada董事长与总统Bundestag Berbel Bass进行了交谈，并讨论了乌克兰的欧洲 - 大西洋融合。</text:p>
      <text:p text:style-name="P4">
关于它<text:a xlink:type="simple" xlink:href="https://www.facebook.com/verkhovna.rada.ukraine/posts/pfbid0UBJTEtnWaRh1nwsZH5eJMob8axKk1pGvJ1BF1f8GEoqH15rzWWn2EDjWaRZ6NLMXl" text:style-name="Internet_20_link" text:visited-style-name="Visited_20_Internet_20_Link">
报告</text:a>
乌克兰的Verkhovna Rada。</text:p>
      <text:p text:style-name="P4">
“乌克兰加入北约是唯一有效的安全保证。 不仅对于乌克兰，而且对于欧洲。 他在与班德斯塔(Bundestag)主席贝尔贝尔·巴斯(Berbel Bass)的格式演讲会议上的一次对话中强调了这一点。 Vilnius Samite应被用来形成联盟的联合愿景，并明确定义了乌克兰在北约加入的时间范围。</text:p>
      <text:p text:style-name="P4">
此外，双方还讨论了乌克兰的武器供应，包括PPPO的手段以及欧盟乌克兰的道路。</text:p>
      <text:p text:style-name="P4">
“我感谢欧盟委员会的中间报告列出了在艰难的战争条件下取得的改革，并确定了进一步努力的特定方向。 我希望欧盟成员国的政治统一将对与乌克兰逆转到2023年底加入欧盟的开始做出重要的积极决定。</text:p>
      <text:p text:style-name="P4">
News Source: <text:a xlink:type="simple" xlink:href="https://armyinform.com.ua/2023/07/07/ruslan-stefanchuk-obgovoryv-z-prezydentkoyu-bundestagu-vstup-ukrayiny-do-nato-ta-yes/" text:style-name="Internet_20_link" text:visited-style-name="Visited_20_Internet_20_Link">
https://armyinform.com.ua/2023/07/07/ruslan-stefanchuk-obgovoryv-z-prezydentkoyu-bundestagu-vstup-ukrayiny-do-nato-ta-yes/</text:a>
</text:p>
      <!--NEWS-->
      <text:h text:style-name="P10" text:outline-level="1">
<text:span text:style-name="T4">
在俄罗斯联邦的军队中，增加了拒绝参与敌对行动的数量</text:span>
</text:h>
      <text:p text:style-name="P4">
作者: ['АРМІЯINFORM']</text:p>
      <text:p text:style-name="P4">
时间: 2023-07-07T95:00:00-04:00</text:p>
      <text:p text:style-name="P4">
描述: 在幸福的战斗部队中，乌克兰国防的力量通过敌人的意义在生活中的意义...与乌克兰2022年的战争，今天与乌克兰的最新消息，今天与乌克兰的新闻战争，今天与乌克兰2022年的新闻战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7/oip-1.jpg" text:style-name="Internet_20_link" text:visited-style-name="Visited_20_Internet_20_Link">
oip-1.jpg</text:a>
']</text:p>
      <text:p text:style-name="P4">
标签: ['ГЕНШТАБ ЗС УКРАЇНИ', 'ОПЕРАТИВНА ОБСТАНОВКА']</text:p>
      <text:p text:style-name="P4">
类别: News</text:p>
      <!--METADATA-->
      <text:p text:style-name="P4">
<draw:frame draw:style-name="fr1" draw:name="Image309" text:anchor-type="as-char" svg:width="6.9236in" svg:height="4.323598in" draw:z-index="0">
<draw:image xlink:href="../Images/AРМІЯINFORM/2023-07-07T95-00-00-04-00/oip-1.jpg" xlink:type="simple" xlink:show="embed" xlink:actuate="onLoad" draw:mime-type="image/jpeg"/>
</draw:frame>
在乌克兰国防军成功战斗的背景下，由于活力的巨大损失，拒绝参加俄罗斯占领军部队的敌对行动的数量。</text:p>
      <text:p text:style-name="P4">
关于这个<text:a xlink:type="simple" xlink:href="https://www.facebook.com/GeneralStaff.ua/posts/pfbid02iWiZ4agapeUsmhLqrghqA1MNvWaaj4PszwqKmoLZxopumnANxKpYHyqyPitY4aS2l" text:style-name="Internet_20_link" text:visited-style-name="Visited_20_Internet_20_Link">
被引用</text:a>
在Facebook上武装部队总参谋部的运营信息中。</text:p>
      <text:p text:style-name="P4">
消息写道：“因此，在后维斯基地区定居的地区，近20名俄罗斯军队拒绝在患病率上执行战斗任务。”</text:p>
      <text:p text:style-name="P4">
在武装部队的总人员中，他们补充说，此后，“拒绝”被拘留并转变为罗齐夫地方法院的建设。</text:p>
      <text:p text:style-name="P4">
News Source: <text:a xlink:type="simple" xlink:href="https://armyinform.com.ua/2023/07/07/sered-vijskovyh-rf-zrostaye-kilkist-vidmov-vid-uchasti-u-bojovyh-diyah/" text:style-name="Internet_20_link" text:visited-style-name="Visited_20_Internet_20_Link">
https://armyinform.com.ua/2023/07/07/sered-vijskovyh-rf-zrostaye-kilkist-vidmov-vid-uchasti-u-bojovyh-diyah/</text:a>
</text:p>
      <!--NEWS-->
      <text:h text:style-name="P10" text:outline-level="1">
<text:span text:style-name="T4">
Volodymyr Zelenskyy在土耳其遇到了Rezhep Erdogan</text:span>
</text:h>
      <text:p text:style-name="P4">
作者: ['АРМІЯINFORM']</text:p>
      <text:p text:style-name="P4">
时间: 2023-07-07T96:00:00-04:00</text:p>
      <text:p text:style-name="P4">
描述: 乌克兰沃迪米尔·泽伦斯基总统被国家总统与国家总统淘汰……与乌克兰2022年的战争，与乌克兰的战争是今天的最新新闻，今天与乌克兰2022年的新闻战争，今天是否会有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7/630_360_1688758028-881.jpg" text:style-name="Internet_20_link" text:visited-style-name="Visited_20_Internet_20_Link">
630_360_1688758028-881.jpg</text:a>
']</text:p>
      <text:p text:style-name="P4">
标签: ['ВОЛОДИМИР ЗЕЛЕНСЬКИЙ', 'ПРЕЗИДЕНТ УКРАЇНИ', 'РЕДЖЕП ТАЇП ЕРДОГАН']</text:p>
      <text:p text:style-name="P4">
类别: News</text:p>
      <!--METADATA-->
      <text:p text:style-name="P4">
<draw:frame draw:style-name="fr1" draw:name="Image310" text:anchor-type="as-char" svg:width="6.9236in" svg:height="3.956343in" draw:z-index="0">
<draw:image xlink:href="../Images/AРМІЯINFORM/2023-07-07T96-00-00-04-00/630_360_1688758028-881.jpg" xlink:type="simple" xlink:show="embed" xlink:actuate="onLoad" draw:mime-type="image/jpeg"/>
</draw:frame>
乌克兰沃迪米尔·泽伦斯基总统在土耳其与乌克兰乌克兰·埃里普·埃尔多安总统见面。</text:p>
      <text:p text:style-name="P4">
国家元首<text:a xlink:type="simple" xlink:href="https://t.me/V_Zelenskiy_official/6894" text:style-name="Internet_20_link" text:visited-style-name="Visited_20_Internet_20_Link">
写</text:a>
我可以有电报。</text:p>
      <text:p text:style-name="P4">
“非常重要的谈判。 安全 - 在我们欧洲的黑海地区。 我感谢支持乌克兰的tasuverty领土完整。 和平的公式。 保护我们的国家，我们的人民和我们的利益。 正在准备的维尔纽斯峰会的注意力。”信息写道。</text:p>
      <text:p text:style-name="P4">
单独的领导人将讨论黑海谷物倡议的保护和发展，以进一步为粮食安全而努力。</text:p>
      <text:p text:style-name="P4">
乌克兰总统说：“世界必须受到任何恐怖的保护。”</text:p>
      <text:p text:style-name="P4">
News Source: <text:a xlink:type="simple" xlink:href="https://armyinform.com.ua/2023/07/07/volodymyr-zelenskyj-zustrivsya-iz-redzhepom-erdoganom-u-turechchyni/" text:style-name="Internet_20_link" text:visited-style-name="Visited_20_Internet_20_Link">
https://armyinform.com.ua/2023/07/07/volodymyr-zelenskyj-zustrivsya-iz-redzhepom-erdoganom-u-turechchyni/</text:a>
</text:p>
      <!--NEWS-->
      <text:h text:style-name="P10" text:outline-level="1">
<text:span text:style-name="T4">
美国宣布了一个新的乌克兰军事援助计划，特别是包括盒式弹药</text:span>
</text:h>
      <text:p text:style-name="P4">
作者: ['АРМІЯINFORM']</text:p>
      <text:p text:style-name="P4">
时间: 2023-07-07T97:00:00-04:00</text:p>
      <text:p text:style-name="P4">
描述: 美国对美国辩护的防御已被偷走了关于渡达特科夫·贝兹佩科夫（Dodatkov Bezpekov）的……与乌克兰2022年的战争，与乌克兰与乌克兰的最新新闻，今天与乌克兰2022年的新闻战争，乌克兰和俄罗斯之间的战争将会发生。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7/630_360_1612256634-724.jpg" text:style-name="Internet_20_link" text:visited-style-name="Visited_20_Internet_20_Link">
630_360_1612256634-724.jpg</text:a>
']</text:p>
      <text:p text:style-name="P4">
标签: ['БІЛИЙ ДІМ', 'ВІЙСЬКОВА ДОПОМОГА УКРАЇНІ', 'ДОПОМОГА ПАРТНЕРІВ', 'СВІТ ПІДТРИМУЄ УКРАЇНУ']</text:p>
      <text:p text:style-name="P4">
类别: News</text:p>
      <!--METADATA-->
      <text:p text:style-name="P4">
<draw:frame draw:style-name="fr1" draw:name="Image311" text:anchor-type="as-char" svg:width="6.9236in" svg:height="3.956343in" draw:z-index="0">
<draw:image xlink:href="../Images/AРМІЯINFORM/2023-07-07T97-00-00-04-00/630_360_1612256634-724.jpg" xlink:type="simple" xlink:show="embed" xlink:actuate="onLoad" draw:mime-type="image/jpeg"/>
</draw:frame>
今天，美国国防部宣布了额外的安全援助，以满足乌克兰安全和国防的关键需求。</text:p>
      <text:p text:style-name="P4">
关于这个<text:a xlink:type="simple" xlink:href="https://www.defense.gov/News/Releases/Release/Article/3451570/biden-administration-announces-additional-security-assistance-for-ukraine/" text:style-name="Internet_20_link" text:visited-style-name="Visited_20_Internet_20_Link">
被引用</text:a>
在网站上。</text:p>
      <text:p text:style-name="P4">
该软件包提供了其他炮兵系统和弹药，包括双点的斗篷盒(DPICM)政府在其上与国会和我们的盟友进行了广泛的磋商。 它还包括防空，装甲车和其他设备的额外弹药，这些弹药将帮助乌克兰保护其国际并承受持续入侵俄罗斯。</text:p>
      <text:p text:style-name="P4">
此包装的功能还包括：</text:p>
      <text:p text:style-name="P4">
<text:span text:style-name="T5">
爱国者防空系统的其他弹药； * AIM-7防空导弹； </text:span>
停止者反射器复合体； <text:span text:style-name="T5">
高机炮兵导弹系统的其他弹药(喜玛尔); * 155毫米榴弹炮； * 155毫米炮弹，包括DPICM和105毫米炮弹； </text:span>
布拉德利步兵战车； * Stryker装甲的人员载体； * Demining设备； <text:span text:style-name="T5">
带有管状发射的火箭，带有连接指导的光学轨道(拖); </text:span>
标枪和其他抗神经系统和导弹； <text:span text:style-name="T5">
高精确航空弹药； </text:span>
无人机“企鹅”； <text:span text:style-name="T5">
用于恢复设备的战术汽车； </text:span>
用于拖曳和运输设备的战术车辆； <text:span text:style-name="T5">
弹药爆炸和障碍清除系统； </text:span>
小武器和超过2800万发子弹； *备件和其他现场设备。</text:p>
      <text:p text:style-name="P4">
News Source: <text:a xlink:type="simple" xlink:href="https://armyinform.com.ua/2023/07/07/ssha-ogolosyly-pro-novyj-paket-vijskovoyi-dopomogy-dlya-ukrayiny-do-yakogo-zokrema-uvijshly-kasetni-boyeprypasy/" text:style-name="Internet_20_link" text:visited-style-name="Visited_20_Internet_20_Link">
https://armyinform.com.ua/2023/07/07/ssha-ogolosyly-pro-novyj-paket-vijskovoyi-dopomogy-dlya-ukrayiny-do-yakogo-zokrema-uvijshly-kasetni-boyeprypasy/</text:a>
</text:p>
      <!--NEWS-->
      <text:h text:style-name="P10" text:outline-level="1">
<text:span text:style-name="T4">
准备战斗：Alexei Reznikov展示了来到乌克兰的瑞典BMP</text:span>
</text:h>
      <text:p text:style-name="P4">
作者: ['АРМІЯINFORM']</text:p>
      <text:p text:style-name="P4">
时间: 2023-07-07T98:00:00-04:00</text:p>
      <text:p text:style-name="P4">
描述: 捍卫Oleksiy Reznikov的防御被瑞典战车推动...与乌克兰2022年的战争，与乌克兰与乌克兰的最新新闻，今天与乌克兰2022年的新闻战争，乌克兰和俄罗斯之间以及俄罗斯之间的战争，何时以及何时，什么时候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oip-3.jpg" text:style-name="Internet_20_link" text:visited-style-name="Visited_20_Internet_20_Link">
oip-3.jpg</text:a>
']</text:p>
      <text:p text:style-name="P4">
标签: ['КОРОЛІВСТВО ШВЕЦІЯ', 'ОЛЕКСІЙ РЕЗНІКОВ', 'ОФІЦІЙНО']</text:p>
      <text:p text:style-name="P4">
类别: News</text:p>
      <!--METADATA-->
      <text:p text:style-name="P4">
<draw:frame draw:style-name="fr1" draw:name="Image312" text:anchor-type="as-char" svg:width="6.9236in" svg:height="4.323598in" draw:z-index="0">
<draw:image xlink:href="../Images/AРМІЯINFORM/2023-07-07T98-00-00-04-00/oip-3.jpg" xlink:type="simple" xlink:show="embed" xlink:actuate="onLoad" draw:mime-type="image/jpeg"/>
</draw:frame>
说明性照片</text:p>
      <text:p text:style-name="P4">
国防部长阿列克谢·雷兹尼科夫(Alexei Reznikov)与瑞典的斯特里斯福顿(Stridsfordon)90分享了一段视频，他们抵达乌克兰。</text:p>
      <text:p text:style-name="P4">
关于它，乌克兰国防部的负责人<text:a xlink:type="simple" xlink:href="https://twitter.com/oleksiireznikov/status/1677389783918690305" text:style-name="Internet_20_link" text:visited-style-name="Visited_20_Internet_20_Link">
写道</text:a>
推特。</text:p>
      <text:p text:style-name="P4">
“ Strf 90已经到达乌克兰并准备战斗。 最好的机器是最好的士兵。 我们常见的颜色是蓝色和黄色。 我们的共同价值观是野蛮和民主。 我们的共同目标是胜利和正义。”他写道。</text:p>
      <text:p text:style-name="Quotations">

<text:p text:style-name="P4">
STRF 90 IFWS HAVA到达乌克兰，准备战斗。 顶级机器&gt;
顶级士兵。 &gt;
谢谢我的朋友&gt;
 <text:a xlink:type="simple" xlink:href="https://twitter.com/PlJonson" text:style-name="Internet_20_link" text:visited-style-name="Visited_20_Internet_20_Link">
@pljonson</text:a>
所有瑞典人&gt;
为这些IFW。 &gt;
我们的常见颜色是蓝色和黄色。 &gt;
我们的共同价值观是自由和民主。 &gt;
我们的共同目标是胜利和…&gt;
 <text:a xlink:type="simple" xlink:href="https://t.co/jb8sTcgsca" text:style-name="Internet_20_link" text:visited-style-name="Visited_20_Internet_20_Link">
pic.twitter.com/jb8stcgsca</text:a>
&gt;
&gt;
  -  Oleksiy Reznikov(@oleksireznikov)<text:a xlink:type="simple" xlink:href="https://twitter.com/oleksiireznikov/status/1677389783918690305" text:style-name="Internet_20_link" text:visited-style-name="Visited_20_Internet_20_Link">
7月7日，&gt;
 2023年</text:a>
Alexei Reznikov还感谢瑞典Field Johnson的国防部长和所有Schwedes的BMP。</text:p>

</text:p>
      <text:p text:style-name="P4">
News Source: <text:a xlink:type="simple" xlink:href="https://armyinform.com.ua/2023/07/07/gotovi-do-boyu-oleksij-reznikov-pokazav-shvedski-bmp-yaki-prybuly-v-ukrayinu/" text:style-name="Internet_20_link" text:visited-style-name="Visited_20_Internet_20_Link">
https://armyinform.com.ua/2023/07/07/gotovi-do-boyu-oleksij-reznikov-pokazav-shvedski-bmp-yaki-prybuly-v-ukrayinu/</text:a>
</text:p>
      <!--NEWS-->
      <text:h text:style-name="P10" text:outline-level="1">
<text:span text:style-name="T4">
短的。 战争。 第499天</text:span>
</text:h>
      <text:p text:style-name="P4">
作者: ['АРМІЯINFORM']</text:p>
      <text:p text:style-name="P4">
时间: 2023-07-0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7/1-1-4.jpg" text:style-name="Internet_20_link" text:visited-style-name="Visited_20_Internet_20_Link">
1-1-4.jpg</text:a>
']</text:p>
      <text:p text:style-name="P4">
标签: ['STOPRUSSIA', 'АГРЕСІЯ РФ', 'ВТОРГНЕННЯ РФ']</text:p>
      <text:p text:style-name="P4">
类别: News</text:p>
      <!--METADATA-->
      <text:p text:style-name="P4">
<draw:frame draw:style-name="fr1" draw:name="Image313" text:anchor-type="as-char" svg:width="6.9236in" svg:height="3.894525in" draw:z-index="0">
<draw:image xlink:href="../Images/AРМІЯINFORM/2023-07-07T99-00-00-04-00/1-1-4.jpg" xlink:type="simple" xlink:show="embed" xlink:actuate="onLoad" draw:mime-type="image/jpeg"/>
</draw:frame>
</text:p>
      <text:p text:style-name="P4">
News Source: <text:a xlink:type="simple" xlink:href="https://armyinform.com.ua/2023/07/07/korotko-vijna-den-499/" text:style-name="Internet_20_link" text:visited-style-name="Visited_20_Internet_20_Link">
https://armyinform.com.ua/2023/07/07/korotko-vijna-den-499/</text:a>
</text:p>
      <!--NEWS-->
      <text:h text:style-name="P10" text:outline-level="1">
<text:span text:style-name="T4">
斯维托利纳（Svitolina</text:span>
</text:h>
      <text:p text:style-name="P4">
作者: Ukrinform (Person)</text:p>
      <text:p text:style-name="P4">
出版商: Укринформ (Organization)</text:p>
      <text:p text:style-name="P4">
出版时间: 2023-07-07T9:06:00+03:00</text:p>
      <text:p text:style-name="P4">
修改时间: 2023-07-07T22:06:00+03:00</text:p>
      <text:p text:style-name="P4">
描述: 乌克兰埃利娜·斯维托利纳（Elina Svitolina）进入了温网网球锦标赛的第四节，该锦标赛持续在伦敦（英国）。  - 乌克林。</text:p>
      <text:p text:style-name="P4">
图片: ['<text:a xlink:type="simple" xlink:href="https://static.ukrinform.com/photos/2023_07/thumb_files/630_360_1688755463-629.jpg" text:style-name="Internet_20_link" text:visited-style-name="Visited_20_Internet_20_Link">
630_360_16887...</text:a>
']</text:p>
      <text:p text:style-name="P4">
标签: ['Світоліна', 'Теніс', 'Вімблдон']</text:p>
      <text:p text:style-name="P4">
类型: Article</text:p>
      <!--METADATA-->
      <text:p text:style-name="P4">
<draw:frame draw:style-name="fr1" draw:name="Image314" text:anchor-type="as-char" svg:width="6.9236in" svg:height="3.956343in" draw:z-index="0">
<draw:image xlink:href="../Images/yкринформ/2023-07-07T9-06-00-03-00/630_360_1688755463-629.jpg" xlink:type="simple" xlink:show="embed" xlink:actuate="onLoad" draw:mime-type="image/jpeg"/>
</draw:frame>
乌克兰Elina Svitolina使她的第四个温布尔登网球锦标赛持续在伦敦(英国).</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6：2，报道乌克林福姆。</text:p>
      <text:p text:style-name="P4">
比赛的四分之一决赛的许可证，斯维托利纳(Svitolina)的比赛与维多利亚·阿扎伦科(Victoria Azarenko)的第19个数字播放，这是俄罗斯·达里亚·卡萨特基纳(Daria Kasatkina)的山上。(6：2，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温网锦标赛将持续到7月16日。</text:p>
      <text:p text:style-name="P4">
照片：乌克兰的Getty Images/Global Images。 Elina Svitolina。</text:p>
      <text:p text:style-name="P4">
News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英国作家花园：乌克兰战争是一个关于世界如何永远改变的故事</text:span>
</text:h>
      <text:p text:style-name="P4">
作者: Ukrinform (Person)</text:p>
      <text:p text:style-name="P4">
出版商: Укринформ (Organization)</text:p>
      <text:p text:style-name="P4">
出版时间: 2023-07-08T-2:14:00+03:00</text:p>
      <text:p text:style-name="P4">
修改时间: 2023-07-08T00:14:00+03:00</text:p>
      <text:p text:style-name="P4">
描述: 英国记者兼作家卢克·加德（Luke Garding）认为，乌克兰的战争已经永远改变了世界，这就是为什么对于世界而言，要知道在俄罗斯联邦的全面入侵期间正在发生的事情很重要。  - 乌克林。</text:p>
      <text:p text:style-name="P4">
图片: ['<text:a xlink:type="simple" xlink:href="https://static.ukrinform.com/photos/2023_05/thumb_files/630_360_1683096542-925.jpg" text:style-name="Internet_20_link" text:visited-style-name="Visited_20_Internet_20_Link">
630_360_16830...</text:a>
']</text:p>
      <text:p text:style-name="P4">
标签: ['Книги', 'Журналіст', 'Письменник', 'Зеленський', 'Війна з Росією']</text:p>
      <text:p text:style-name="P4">
类型: Article</text:p>
      <!--METADATA-->
      <text:p text:style-name="P4">
<draw:frame draw:style-name="fr1" draw:name="Image315" text:anchor-type="as-char" svg:width="6.9236in" svg:height="3.956343in" draw:z-index="0">
<draw:image xlink:href="../Images/yкринформ/2023-07-08T-2-14-00-03-00/630_360_1683096542-925.jpg" xlink:type="simple" xlink:show="embed" xlink:actuate="onLoad" draw:mime-type="image/jpeg"/>
</draw:frame>
英国记者兼作家卢克·加德(Luke Garding)认为，乌克兰人的战争已经永远改变了世界，这就是为什么对于全世界，要知道在俄罗斯联邦的全面入侵期间正在发生的事情很重要。</text:p>
      <text:p text:style-name="P4">
这位记者在乌克兰媒体中心的新闻发布会上表达了这一观点，即乌克林福姆的《入侵》之际。 俄罗斯塔巴尔布乌克兰的血腥战争为生存。”</text:p>
      <text:p text:style-name="P4">
“如果您过去两年，世界上有令人难以置信的事情：德国已成为和平主义的政策，瑞典即将加入北约。 英国脱欧后不想与欧洲社区交谈的大爆破，她再次与欧盟交谈。 传统上不受欢迎的波兰已经接受了数百万乌克兰人。 这次活动已经焕发青春，了解乌克兰的斗争是他们的斗争。”</text:p>
      <text:p text:style-name="P4">
据他说，乌克兰沃迪米尔·泽伦斯基总统是“第二次世界大战以来西方世界上最杰出的领导者”。</text:p>
      <text:p text:style-name="P4">
Garding称Zelensky为“ Winston Churchill搭配iPhone”，因为团队的榛树总统能够向整个世界传达，乌克兰的战争是“冲突并不容易，在这里给予了什么(在乌克兰 - 编辑。)，确定国际体系将是什么。”</text:p>
      <text:p text:style-name="P4">
<text:span text:style-name="T4">
另请阅读：</text:span>
 <text:a xlink:type="simple" xlink:href="https://www.ukrinform.ua/rubric-world/3703966-luk-garding-inozemnij-korespondent-gazeti-guardian.html" text:style-name="Internet_20_link" text:visited-style-name="Visited_20_Internet_20_Link">
Luke <text:span text:style-name="T4">
 Garding </text:span>
，外国监护报纸</text:a>
《卫报》记者补充说，他的新[书]的主要目标之一(https://www.ukrinform.ua/tag-kniga)\  - 向外国读者传达，乌克兰发生的事情可能发生在他们，他们的儿子，姐妹，女儿身上。</text:p>
      <text:p text:style-name="P4">
“乌克兰不是一个曾经是苏联一部分的遥远国家，而是一个现代，繁荣，凉爽的欧洲国家，拥有生动的欧洲 - 韦布。 如果俄罗斯停止了(乌克兰战争 - 编辑。)，图克兰(Tukraine)可能会在五秒钟内变得超级成功。 同时，我们必须制作俄罗斯，”花园总结道。</text:p>
      <text:p text:style-name="P4">
这本书“入侵。 俄罗斯的血腥战争以及乌克兰为生存而奋斗的斗争 - 乌克兰平民，母亲，儿童，儿子，伊迪德斯的祖母的故事集合，他们“参与了这场可怕的冲突”，其中许多人被杀害。变成几种小语言。</text:p>
      <text:p text:style-name="P4">
News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英国作家花园：乌克兰战争是一个关于世界如何永远改变的故事</text:span>
</text:h>
      <text:p text:style-name="P4">
作者: Ukrinform (Person)</text:p>
      <text:p text:style-name="P4">
出版商: Укринформ (Organization)</text:p>
      <text:p text:style-name="P4">
出版时间: 2023-07-08T00:14:00+03:00</text:p>
      <text:p text:style-name="P4">
修改时间: 2023-07-08T00:14:00+03:00</text:p>
      <text:p text:style-name="P4">
描述: 英国记者兼作家卢克·加德（Luke Garding）认为，乌克兰的战争已经永远改变了世界，这就是为什么对于世界而言，要知道在俄罗斯联邦的全面入侵期间正在发生的事情很重要。  - 乌克林。</text:p>
      <text:p text:style-name="P4">
图片: ['<text:a xlink:type="simple" xlink:href="https://static.ukrinform.com/photos/2023_05/thumb_files/630_360_1683096542-925.jpg" text:style-name="Internet_20_link" text:visited-style-name="Visited_20_Internet_20_Link">
630_360_16830...</text:a>
']</text:p>
      <text:p text:style-name="P4">
标签: ['Книги', 'Журналіст', 'Письменник', 'Зеленський', 'Війна з Росією']</text:p>
      <text:p text:style-name="P4">
类型: Article</text:p>
      <!--METADATA-->
      <text:p text:style-name="P4">
<draw:frame draw:style-name="fr1" draw:name="Image316" text:anchor-type="as-char" svg:width="6.9236in" svg:height="3.956343in" draw:z-index="0">
<draw:image xlink:href="../Images/yкринформ/2023-07-08T00-14-00-03-00/630_360_1683096542-925.jpg" xlink:type="simple" xlink:show="embed" xlink:actuate="onLoad" draw:mime-type="image/jpeg"/>
</draw:frame>
英国记者兼作家卢克·加德(Luke Garding)认为，乌克兰人的战争已经永远改变了世界，这就是为什么对于全世界，要知道在俄罗斯联邦的全面入侵期间正在发生的事情很重要。</text:p>
      <text:p text:style-name="P4">
这位记者在乌克兰媒体中心的新闻发布会上表达了这一观点，即乌克林福姆的《入侵》之际。 俄罗斯塔巴尔布乌克兰的血腥战争为生存。”</text:p>
      <text:p text:style-name="P4">
“如果您过去两年，世界上有令人难以置信的事情：德国已成为和平主义的政策，瑞典即将加入北约。 英国脱欧后不想与欧洲社区交谈的大爆破，她再次与欧盟交谈。 传统上不受欢迎的波兰已经接受了数百万乌克兰人。 这次活动已经焕发青春，了解乌克兰的斗争是他们的斗争。”</text:p>
      <text:p text:style-name="P4">
据他说，乌克兰沃迪米尔·泽伦斯基总统是“第二次世界大战以来西方世界上最杰出的领导者”。</text:p>
      <text:p text:style-name="P4">
Garding称Zelensky为“ Winston Churchill搭配iPhone”，因为团队的榛树总统能够向整个世界传达，乌克兰的战争是“冲突并不容易，在这里给予了什么(在乌克兰 - 编辑。)，确定国际体系将是什么。”</text:p>
      <text:p text:style-name="P4">
<text:span text:style-name="T4">
另请阅读：</text:span>
 <text:a xlink:type="simple" xlink:href="https://www.ukrinform.ua/rubric-world/3703966-luk-garding-inozemnij-korespondent-gazeti-guardian.html" text:style-name="Internet_20_link" text:visited-style-name="Visited_20_Internet_20_Link">
Luke <text:span text:style-name="T4">
 Garding </text:span>
，外国监护报纸</text:a>
《卫报》记者补充说，他的新[书]的主要目标之一(https://www.ukrinform.ua/tag-kniga)\  - 向外国读者传达，乌克兰发生的事情可能发生在他们，他们的儿子，姐妹，女儿身上。</text:p>
      <text:p text:style-name="P4">
“乌克兰不是一个曾经是苏联一部分的遥远国家，而是一个现代，繁荣，凉爽的欧洲国家，拥有生动的欧洲 - 韦布。 如果俄罗斯停止了(乌克兰战争 - 编辑。)，图克兰(Tukraine)可能会在五秒钟内变得超级成功。 同时，我们必须制作俄罗斯，”花园总结道。</text:p>
      <text:p text:style-name="P4">
这本书“入侵。 俄罗斯的血腥战争以及乌克兰为生存而奋斗的斗争 - 乌克兰平民，母亲，儿童，儿子，伊迪德斯的祖母的故事集合，他们“参与了这场可怕的冲突”，其中许多人被杀害。变成几种小语言。</text:p>
      <text:p text:style-name="P4">
News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乌克兰和土耳其签署了战略行业的理解备忘录</text:span>
</text:h>
      <text:p text:style-name="P4">
作者: Ukrinform (Person)</text:p>
      <text:p text:style-name="P4">
出版商: Укринформ (Organization)</text:p>
      <text:p text:style-name="P4">
出版时间: 2023-07-08T00:31:00+03:00</text:p>
      <text:p text:style-name="P4">
修改时间: 2023-07-08T00:31:00+03:00</text:p>
      <text:p text:style-name="P4">
描述: 在乌克兰总统对土耳其共和国的工作访问中，在弗拉基米尔·泽伦斯基（Vladimir Zelensky）和瑞普·泰伊普·埃尔多安（Recep Taiip Erdogan）的面前，签署了战略行业领域的谅解备忘录。  - 乌克林。</text:p>
      <text:p text:style-name="P4">
图片: ['<text:a xlink:type="simple" xlink:href="https://static.ukrinform.com/photos/2022_02/thumb_files/630_360_1644258572-643.jpg" text:style-name="Internet_20_link" text:visited-style-name="Visited_20_Internet_20_Link">
630_360_16442...</text:a>
']</text:p>
      <text:p text:style-name="P4">
标签: None</text:p>
      <text:p text:style-name="P4">
类型: Article</text:p>
      <!--METADATA-->
      <text:p text:style-name="P4">
<draw:frame draw:style-name="fr1" draw:name="Image317" text:anchor-type="as-char" svg:width="6.9236in" svg:height="3.956343in" draw:z-index="0">
<draw:image xlink:href="../Images/yкринформ/2023-07-08T00-31-00-03-00/630_360_1644258572-643.jpg" xlink:type="simple" xlink:show="embed" xlink:actuate="onLoad" draw:mime-type="image/jpeg"/>
</draw:frame>
在乌克兰总统在Zelensky和Rezhep Taiip Erdogan在场的工作中，乌克兰共和国的工作访问中，在战略行业领域的一份谅解备忘录被签署了。</text:p>
      <text:p text:style-name="P4">
关于它报告<text:a xlink:type="simple" xlink:href="https://www.president.gov.ua/news/u-prisutnosti-prezidentiv-ukrayini-j-turechchini-pidpisano-m-84173" text:style-name="Internet_20_link" text:visited-style-name="Visited_20_Internet_20_Link">
总统办公室</text:a>
，报道乌克林福姆。</text:p>
      <text:p text:style-name="P4">
该备忘录由乌克兰亚历山大·卡米辛(Alexander Kamyshin)战略工业部长和工业技术部长土耳其·法蒂奇·卡兹希尔(Fatich Kadzhir)签署。</text:p>
      <text:p text:style-name="P4">
如图所述，该文件旨在促进乌克兰和土耳其共和国公司之间战略行业和技术的合作，并支持实施这些领域的现有并启动新预测。</text:p>
      <text:p text:style-name="P4">
合作的方向包括生产工具的能力和能力的发展，尤其是无人驾驶汽车；增加不同类型的无人机的生产； 两国战略行业的行业系统，空间和其他技术部门的研究与发展； 发展战略行业所需的其他技术合作。</text:p>
      <text:p text:style-name="P4">
<text:span text:style-name="T4">
另请阅读：</text:span>
 <text:a xlink:type="simple" xlink:href="https://www.ukrinform.ua/rubric-polytics/3732982-zelenskij-provodit-zustric-z-erdoganom.html" text:style-name="Internet_20_link" text:visited-style-name="Visited_20_Internet_20_Link">
Zelensky会见<text:span text:style-name="T4">
 Erdogan </text:span>
 ohm</text:a>
备忘录将有助于加强国家与发展之间的伙伴关系<text:a xlink:type="simple" xlink:href="https://www.ukrinform.ua/tag-tehnologii" text:style-name="Internet_20_link" text:visited-style-name="Visited_20_Internet_20_Link">
技术</text:a>
以及重要的战略重要性的行业，在Op中强调。</text:p>
      <text:p text:style-name="P4">
据报道，Volodymyr Zelenskyy正在参观土耳其。 他访问了保加利亚，捷克共和国和斯洛伐克。</text:p>
      <text:p text:style-name="P4">
<text:span text:style-name="T5">
foto：aa</text:span>
</text:p>
      <text:p text:style-name="P4">
News Source: <text:a xlink:type="simple" xlink:href="https://www.ukrinform.ua/rubric-economy/3732998-ukraini-j-tureccina-pidpisali-memorandum-pro-vzaemorozuminna-u-strategicnih-galuzah-promislovosti.html" text:style-name="Internet_20_link" text:visited-style-name="Visited_20_Internet_20_Link">
https://www.ukrinform.ua/rubric-economy/3732998-ukraini-j-tureccina-pidpisali-memorandum-pro-vzaemorozuminna-u-strategicnih-galuzah-promislovosti.html</text:a>
</text:p>
      <!--NEWS-->
      <text:h text:style-name="P10" text:outline-level="1">
<text:span text:style-name="T4">
埃尔多安（Erdogan）：乌克兰应得的北约会员资格</text:span>
</text:h>
      <text:p text:style-name="P4">
作者: Ukrinform (Person)</text:p>
      <text:p text:style-name="P4">
出版商: Укринформ (Organization)</text:p>
      <text:p text:style-name="P4">
出版时间: 2023-07-08T00:44:00+03:00</text:p>
      <text:p text:style-name="P4">
修改时间: 2023-07-08T00:44:00+03:00</text:p>
      <text:p text:style-name="P4">
描述: 土耳其支持乌克兰的主权和领土完整，这是北约的成员。 土耳其还准备努力建立公平的和平并积极加入我们的国家。  - 乌克林。</text:p>
      <text:p text:style-name="P4">
图片: ['<text:a xlink:type="simple" xlink:href="https://static.ukrinform.com/photos/2022_08/thumb_files/630_360_1660844665-379.jpg" text:style-name="Internet_20_link" text:visited-style-name="Visited_20_Internet_20_Link">
630_360_16608...</text:a>
']</text:p>
      <text:p text:style-name="P4">
标签: ['Ердоган', 'НАТО', 'Туреччина', 'Зеленський']</text:p>
      <text:p text:style-name="P4">
类型: Article</text:p>
      <!--METADATA-->
      <text:p text:style-name="P4">
<draw:frame draw:style-name="fr1" draw:name="Image318" text:anchor-type="as-char" svg:width="6.9236in" svg:height="3.956343in" draw:z-index="0">
<draw:image xlink:href="../Images/yкринформ/2023-07-08T00-44-00-03-00/630_360_1660844665-379.jpg" xlink:type="simple" xlink:show="embed" xlink:actuate="onLoad" draw:mime-type="image/jpeg"/>
</draw:frame>
土耳其支持乌克兰的主权和领土完整，这是北约成员。 土耳其还准备努力建立公正的和平，并积极参与我们的乌克兰人。</text:p>
      <text:p text:style-name="P4">
土耳其总统雷杰普·塔伊普·埃尔多安(Recep Tayyip Erdogan)表示，这是伊斯坦布尔的弗拉基米尔·泽伦斯基(Vladimir Zelensky)的结果。</text:p>
      <text:p text:style-name="P4">
“乌克兰应得的北约成员。 在您面前，我想公开投票，这是没有人从公正的和平开始就失去的。 我们将为乌克兰提供任何支持，以重新站起来。”埃尔多安说。</text:p>
      <text:p text:style-name="P4">
_ 实现… _</text:p>
      <text:p text:style-name="P4">
News Source: <text:a xlink:type="simple" xlink:href="https://www.ukrinform.ua/rubric-polytics/3732999-ukraina-zaslugovue-na-clenstvo-v-nato-erdogan.html" text:style-name="Internet_20_link" text:visited-style-name="Visited_20_Internet_20_Link">
https://www.ukrinform.ua/rubric-polytics/3732999-ukraina-zaslugovue-na-clenstvo-v-nato-erdogan.html</text:a>
</text:p>
      <!--NEWS-->
      <text:h text:style-name="P10" text:outline-level="1">
<text:span text:style-name="T4">
销售药品Rosarmia：药理学公司在Zhytomyr地区暴露</text:span>
</text:h>
      <text:p text:style-name="P4">
作者: ['АРМІЯINFORM']</text:p>
      <text:p text:style-name="P4">
时间: 2023-07-08T99:00:00-04:00</text:p>
      <text:p text:style-name="P4">
描述: 仅维克里特（Vikrit），Zhitomirskiye的Pidipriyki的Iz Pharmaceuticals在Spivpraci Z上...与乌克兰2022年的战争，与乌克兰与乌克兰的最新新闻，今天与乌克兰2022年的新闻战争，今天与乌克兰2022年的新闻战争，乌克兰和俄罗斯和俄罗斯和俄罗斯之间以及俄罗斯和俄罗斯之间的战争将会他们说，乌克兰在2022年是否会有一年的时间，在不久的将来是否会与乌克兰进行战争</text:p>
      <text:p text:style-name="P4">
图片: ['<text:a xlink:type="simple" xlink:href="https://armyinform.com.ua/wp-content/uploads/2023/07/0a6c720e52b85496aaf1683cdd0a1630.jpeg" text:style-name="Internet_20_link" text:visited-style-name="Visited_20_Internet_20_Link">
0a6c720e52b85496aaf1683cdd0a1630.jpeg</text:a>
']</text:p>
      <text:p text:style-name="P4">
标签: ['АГЕНТ РФ', 'ЗРАДНИКИ УКРАЇНИ', 'СБУ']</text:p>
      <text:p text:style-name="P4">
类别: News</text:p>
      <!--METADATA-->
      <text:p text:style-name="P4">
<draw:frame draw:style-name="fr1" draw:name="Image319" text:anchor-type="as-char" svg:width="6.9236in" svg:height="4.615733in" draw:z-index="0">
<draw:image xlink:href="../Images/AРМІЯINFORM/2023-07-08T99-00-00-04-00/0a6c720e52b85496aaf1683cdd0a1630.jpeg" xlink:type="simple" xlink:show="embed" xlink:actuate="onLoad" draw:mime-type="image/jpeg"/>
</draw:frame>
Zhytomyr地区的一家药物企业是在Rashists的合作中暴露的。</text:p>
      <text:p text:style-name="P4">
关于它<text:a xlink:type="simple" xlink:href="https://ssu.gov.ua/novyny/sbu-vykryla-farmakolohichnu-kompaniiu-na-zhytomyrshchyni-yaka-prodavala-medykamenty-rosiiskii-armii" text:style-name="Internet_20_link" text:visited-style-name="Visited_20_Internet_20_Link">
报告</text:a>
乌克兰的安全服务。</text:p>
      <text:p text:style-name="P4">
“经过大规模的入侵，攻击者为俄罗斯军事医院建立了一项“隐藏”计划。 非法出口的调解人是止痛药，在乌克兰暂时占领领土上，它们是焊接入侵者的待遇。”声明说。</text:p>
      <text:p text:style-name="P4">
到2022年2月，该公司将其产品出口到俄罗斯。 乌克兰公司在俄罗斯联合会的商业伙伴是一家执行俄罗斯国防部国家存在的机构。</text:p>
      <text:p text:style-name="P4">
在开始对克里姆林宫对面进行大规模入侵并引入适当的制裁之后，乌克兰企业的管理发展了一种虔诚的限制机制。</text:p>
      <text:p text:style-name="P4">
“为此，设备的组织者及其俄罗斯同伙涉及对中东和欧盟受控商业结构的控制。 对帐将乌克兰药品送往这些外国公司的地址，然后更改了托运人，并将产品从俄罗斯联合会发送给了实际商品，” SBU指出。</text:p>
      <text:p text:style-name="P4">
乌克兰的安全局已经记录了多齐的非法运输，将近300公斤的医疗产品。</text:p>
      <text:p text:style-name="P4">
在乌克兰制药公司的办公室和生产场所的搜索过程中，具有非法活动证据的计算机，与俄罗斯实际的药品和俄罗斯一致性证书的合同。</text:p>
      <text:p text:style-name="P4">
目前，乌克兰企业主管已被告知涉嫌侵略国的出版。 选择预防措施的问题已经解决 - 拘留。 攻击者面临长达12年的剥夺。</text:p>
      <text:p text:style-name="P4">
News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